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3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'o'" style:apply-style-name="Unbenannt1" style:base-cell-address="Tabelle1.A1"/>
    </style:style>
    <style:style style:name="ce2" style:family="table-cell" style:parent-style-name="Default">
      <style:map style:condition="cell-content()&gt;0.1" style:apply-style-name="Unbenannt1" style:base-cell-address="Tabelle1.E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0.038cm" svg:height="14.901cm" svg:x="7.524cm" svg:y="307.612cm">
            <draw:object draw:notify-on-update-of-ranges="Tabelle1.E1:Tabelle1.E1 Tabelle1.E2:Tabelle1.E69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345673" calcext:value-type="float">
            <text:p>0,345673</text:p>
          </table:table-cell>
          <table:table-cell office:value-type="float" office:value="0.766571" calcext:value-type="float">
            <text:p>0,766571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5459" calcext:value-type="float">
            <text:p>0,345459</text:p>
          </table:table-cell>
          <table:table-cell office:value-type="float" office:value="0.766785" calcext:value-type="float">
            <text:p>0,766785</text:p>
          </table:table-cell>
          <table:table-cell table:formula="of:=SQRT(([.C2]-[.C1])^2+([.D2]-[.D1])^2)" office:value-type="float" office:value="0.000302641702347831" calcext:value-type="float">
            <text:p>0,00030264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8053" calcext:value-type="float">
            <text:p>0,348053</text:p>
          </table:table-cell>
          <table:table-cell office:value-type="float" office:value="0.766418" calcext:value-type="float">
            <text:p>0,766418</text:p>
          </table:table-cell>
          <table:table-cell table:formula="of:=SQRT(([.C3]-[.C2])^2+([.D3]-[.D2])^2)" office:value-type="float" office:value="0.00261983300994552" calcext:value-type="float">
            <text:p>0,0026198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8053" calcext:value-type="float">
            <text:p>0,348053</text:p>
          </table:table-cell>
          <table:table-cell office:value-type="float" office:value="0.766418" calcext:value-type="float">
            <text:p>0,766418</text:p>
          </table:table-cell>
          <table:table-cell table:formula="of:=SQRT(([.C4]-[.C3])^2+([.D4]-[.D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8053" calcext:value-type="float">
            <text:p>0,348053</text:p>
          </table:table-cell>
          <table:table-cell office:value-type="float" office:value="0.766418" calcext:value-type="float">
            <text:p>0,766418</text:p>
          </table:table-cell>
          <table:table-cell table:formula="of:=SQRT(([.C5]-[.C4])^2+([.D5]-[.D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2142" calcext:value-type="float">
            <text:p>0,352142</text:p>
          </table:table-cell>
          <table:table-cell office:value-type="float" office:value="0.766022" calcext:value-type="float">
            <text:p>0,766022</text:p>
          </table:table-cell>
          <table:table-cell table:formula="of:=SQRT(([.C6]-[.C5])^2+([.D6]-[.D5])^2)" office:value-type="float" office:value="0.00410813059675566" calcext:value-type="float">
            <text:p>0,00410813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4675" calcext:value-type="float">
            <text:p>0,354675</text:p>
          </table:table-cell>
          <table:table-cell office:value-type="float" office:value="0.765869" calcext:value-type="float">
            <text:p>0,765869</text:p>
          </table:table-cell>
          <table:table-cell table:formula="of:=SQRT(([.C7]-[.C6])^2+([.D7]-[.D6])^2)" office:value-type="float" office:value="0.00253761659830633" calcext:value-type="float">
            <text:p>0,00253761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4889" calcext:value-type="float">
            <text:p>0,354889</text:p>
          </table:table-cell>
          <table:table-cell office:value-type="float" office:value="0.76593" calcext:value-type="float">
            <text:p>0,76593</text:p>
          </table:table-cell>
          <table:table-cell table:formula="of:=SQRT(([.C8]-[.C7])^2+([.D8]-[.D7])^2)" office:value-type="float" office:value="0.000222524155992208" calcext:value-type="float">
            <text:p>0,00022252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7361" calcext:value-type="float">
            <text:p>0,357361</text:p>
          </table:table-cell>
          <table:table-cell office:value-type="float" office:value="0.765961" calcext:value-type="float">
            <text:p>0,765961</text:p>
          </table:table-cell>
          <table:table-cell table:formula="of:=SQRT(([.C9]-[.C8])^2+([.D9]-[.D8])^2)" office:value-type="float" office:value="0.00247219436938115" calcext:value-type="float">
            <text:p>0,00247219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7361" calcext:value-type="float">
            <text:p>0,357361</text:p>
          </table:table-cell>
          <table:table-cell office:value-type="float" office:value="0.765961" calcext:value-type="float">
            <text:p>0,765961</text:p>
          </table:table-cell>
          <table:table-cell table:formula="of:=SQRT(([.C10]-[.C9])^2+([.D10]-[.D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7361" calcext:value-type="float">
            <text:p>0,357361</text:p>
          </table:table-cell>
          <table:table-cell office:value-type="float" office:value="0.765961" calcext:value-type="float">
            <text:p>0,765961</text:p>
          </table:table-cell>
          <table:table-cell table:formula="of:=SQRT(([.C11]-[.C10])^2+([.D11]-[.D1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357361" calcext:value-type="float">
            <text:p>0,357361</text:p>
          </table:table-cell>
          <table:table-cell office:value-type="float" office:value="0.765961" calcext:value-type="float">
            <text:p>0,765961</text:p>
          </table:table-cell>
          <table:table-cell table:formula="of:=SQRT(([.C12]-[.C11])^2+([.D12]-[.D1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342773" calcext:value-type="float">
            <text:p>0,342773</text:p>
          </table:table-cell>
          <table:table-cell office:value-type="float" office:value="0.8284" calcext:value-type="float">
            <text:p>0,8284</text:p>
          </table:table-cell>
          <table:table-cell table:formula="of:=SQRT(([.C13]-[.C12])^2+([.D13]-[.D12])^2)" office:value-type="float" office:value="0.0641204995691706" calcext:value-type="float">
            <text:p>0,06412049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3475" calcext:value-type="float">
            <text:p>0,343475</text:p>
          </table:table-cell>
          <table:table-cell office:value-type="float" office:value="0.830597" calcext:value-type="float">
            <text:p>0,830597</text:p>
          </table:table-cell>
          <table:table-cell table:formula="of:=SQRT(([.C14]-[.C13])^2+([.D14]-[.D13])^2)" office:value-type="float" office:value="0.00230642862451876" calcext:value-type="float">
            <text:p>0,00230642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3628" calcext:value-type="float">
            <text:p>0,343628</text:p>
          </table:table-cell>
          <table:table-cell office:value-type="float" office:value="0.830841" calcext:value-type="float">
            <text:p>0,830841</text:p>
          </table:table-cell>
          <table:table-cell table:formula="of:=SQRT(([.C15]-[.C14])^2+([.D15]-[.D14])^2)" office:value-type="float" office:value="0.000288001736105905" calcext:value-type="float">
            <text:p>0,00028800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4025" calcext:value-type="float">
            <text:p>0,344025</text:p>
          </table:table-cell>
          <table:table-cell office:value-type="float" office:value="0.832458" calcext:value-type="float">
            <text:p>0,832458</text:p>
          </table:table-cell>
          <table:table-cell table:formula="of:=SQRT(([.C16]-[.C15])^2+([.D16]-[.D15])^2)" office:value-type="float" office:value="0.00166502192177758" calcext:value-type="float">
            <text:p>0,00166502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4025" calcext:value-type="float">
            <text:p>0,344025</text:p>
          </table:table-cell>
          <table:table-cell office:value-type="float" office:value="0.832458" calcext:value-type="float">
            <text:p>0,832458</text:p>
          </table:table-cell>
          <table:table-cell table:formula="of:=SQRT(([.C17]-[.C16])^2+([.D17]-[.D1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4604" calcext:value-type="float">
            <text:p>0,344604</text:p>
          </table:table-cell>
          <table:table-cell office:value-type="float" office:value="0.835785" calcext:value-type="float">
            <text:p>0,835785</text:p>
          </table:table-cell>
          <table:table-cell table:formula="of:=SQRT(([.C18]-[.C17])^2+([.D18]-[.D17])^2)" office:value-type="float" office:value="0.00337700607047138" calcext:value-type="float">
            <text:p>0,00337700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5215" calcext:value-type="float">
            <text:p>0,345215</text:p>
          </table:table-cell>
          <table:table-cell office:value-type="float" office:value="0.838531" calcext:value-type="float">
            <text:p>0,838531</text:p>
          </table:table-cell>
          <table:table-cell table:formula="of:=SQRT(([.C19]-[.C18])^2+([.D19]-[.D18])^2)" office:value-type="float" office:value="0.00281315427945208" calcext:value-type="float">
            <text:p>0,00281315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5337" calcext:value-type="float">
            <text:p>0,345337</text:p>
          </table:table-cell>
          <table:table-cell office:value-type="float" office:value="0.839264" calcext:value-type="float">
            <text:p>0,839264</text:p>
          </table:table-cell>
          <table:table-cell table:formula="of:=SQRT(([.C20]-[.C19])^2+([.D20]-[.D19])^2)" office:value-type="float" office:value="0.000743083440806039" calcext:value-type="float">
            <text:p>0,00074308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5337" calcext:value-type="float">
            <text:p>0,345337</text:p>
          </table:table-cell>
          <table:table-cell office:value-type="float" office:value="0.839264" calcext:value-type="float">
            <text:p>0,839264</text:p>
          </table:table-cell>
          <table:table-cell table:formula="of:=SQRT(([.C21]-[.C20])^2+([.D21]-[.D2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6497" calcext:value-type="float">
            <text:p>0,346497</text:p>
          </table:table-cell>
          <table:table-cell office:value-type="float" office:value="0.843506" calcext:value-type="float">
            <text:p>0,843506</text:p>
          </table:table-cell>
          <table:table-cell table:formula="of:=SQRT(([.C22]-[.C21])^2+([.D22]-[.D21])^2)" office:value-type="float" office:value="0.00439774533141697" calcext:value-type="float">
            <text:p>0,00439774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7839" calcext:value-type="float">
            <text:p>0,347839</text:p>
          </table:table-cell>
          <table:table-cell office:value-type="float" office:value="0.847565" calcext:value-type="float">
            <text:p>0,847565</text:p>
          </table:table-cell>
          <table:table-cell table:formula="of:=SQRT(([.C23]-[.C22])^2+([.D23]-[.D22])^2)" office:value-type="float" office:value="0.00427509590535701" calcext:value-type="float">
            <text:p>0,00427509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8053" calcext:value-type="float">
            <text:p>0,348053</text:p>
          </table:table-cell>
          <table:table-cell office:value-type="float" office:value="0.847961" calcext:value-type="float">
            <text:p>0,847961</text:p>
          </table:table-cell>
          <table:table-cell table:formula="of:=SQRT(([.C24]-[.C23])^2+([.D24]-[.D23])^2)" office:value-type="float" office:value="0.000450124427242022" calcext:value-type="float">
            <text:p>0,00045012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025" calcext:value-type="float">
            <text:p>0,35025</text:p>
          </table:table-cell>
          <table:table-cell office:value-type="float" office:value="0.851349" calcext:value-type="float">
            <text:p>0,851349</text:p>
          </table:table-cell>
          <table:table-cell table:formula="of:=SQRT(([.C25]-[.C24])^2+([.D25]-[.D24])^2)" office:value-type="float" office:value="0.0040379887320298" calcext:value-type="float">
            <text:p>0,00403798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3058" calcext:value-type="float">
            <text:p>0,353058</text:p>
          </table:table-cell>
          <table:table-cell office:value-type="float" office:value="0.852539" calcext:value-type="float">
            <text:p>0,852539</text:p>
          </table:table-cell>
          <table:table-cell table:formula="of:=SQRT(([.C26]-[.C25])^2+([.D26]-[.D25])^2)" office:value-type="float" office:value="0.0030497481863262" calcext:value-type="float">
            <text:p>0,00304974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5774" calcext:value-type="float">
            <text:p>0,355774</text:p>
          </table:table-cell>
          <table:table-cell office:value-type="float" office:value="0.852142" calcext:value-type="float">
            <text:p>0,852142</text:p>
          </table:table-cell>
          <table:table-cell table:formula="of:=SQRT(([.C27]-[.C26])^2+([.D27]-[.D26])^2)" office:value-type="float" office:value="0.00274486156299365" calcext:value-type="float">
            <text:p>0,00274486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8307" calcext:value-type="float">
            <text:p>0,358307</text:p>
          </table:table-cell>
          <table:table-cell office:value-type="float" office:value="0.851807" calcext:value-type="float">
            <text:p>0,851807</text:p>
          </table:table-cell>
          <table:table-cell table:formula="of:=SQRT(([.C28]-[.C27])^2+([.D28]-[.D27])^2)" office:value-type="float" office:value="0.00255505655514707" calcext:value-type="float">
            <text:p>0,00255505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8307" calcext:value-type="float">
            <text:p>0,358307</text:p>
          </table:table-cell>
          <table:table-cell office:value-type="float" office:value="0.851807" calcext:value-type="float">
            <text:p>0,851807</text:p>
          </table:table-cell>
          <table:table-cell table:formula="of:=SQRT(([.C29]-[.C28])^2+([.D29]-[.D2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087" calcext:value-type="float">
            <text:p>0,36087</text:p>
          </table:table-cell>
          <table:table-cell office:value-type="float" office:value="0.85202" calcext:value-type="float">
            <text:p>0,85202</text:p>
          </table:table-cell>
          <table:table-cell table:formula="of:=SQRT(([.C30]-[.C29])^2+([.D30]-[.D29])^2)" office:value-type="float" office:value="0.00257183553128894" calcext:value-type="float">
            <text:p>0,00257183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3464" calcext:value-type="float">
            <text:p>0,363464</text:p>
          </table:table-cell>
          <table:table-cell office:value-type="float" office:value="0.85199" calcext:value-type="float">
            <text:p>0,85199</text:p>
          </table:table-cell>
          <table:table-cell table:formula="of:=SQRT(([.C31]-[.C30])^2+([.D31]-[.D30])^2)" office:value-type="float" office:value="0.00259417347145482" calcext:value-type="float">
            <text:p>0,00259417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6364" calcext:value-type="float">
            <text:p>0,366364</text:p>
          </table:table-cell>
          <table:table-cell office:value-type="float" office:value="0.84967" calcext:value-type="float">
            <text:p>0,84967</text:p>
          </table:table-cell>
          <table:table-cell table:formula="of:=SQRT(([.C32]-[.C31])^2+([.D32]-[.D31])^2)" office:value-type="float" office:value="0.00371381205771101" calcext:value-type="float">
            <text:p>0,00371381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6364" calcext:value-type="float">
            <text:p>0,366364</text:p>
          </table:table-cell>
          <table:table-cell office:value-type="float" office:value="0.84967" calcext:value-type="float">
            <text:p>0,84967</text:p>
          </table:table-cell>
          <table:table-cell table:formula="of:=SQRT(([.C33]-[.C32])^2+([.D33]-[.D3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6364" calcext:value-type="float">
            <text:p>0,366364</text:p>
          </table:table-cell>
          <table:table-cell office:value-type="float" office:value="0.84967" calcext:value-type="float">
            <text:p>0,84967</text:p>
          </table:table-cell>
          <table:table-cell table:formula="of:=SQRT(([.C34]-[.C33])^2+([.D34]-[.D3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7035" calcext:value-type="float">
            <text:p>0,367035</text:p>
          </table:table-cell>
          <table:table-cell office:value-type="float" office:value="0.849243" calcext:value-type="float">
            <text:p>0,849243</text:p>
          </table:table-cell>
          <table:table-cell table:formula="of:=SQRT(([.C35]-[.C34])^2+([.D35]-[.D34])^2)" office:value-type="float" office:value="0.000795342693434786" calcext:value-type="float">
            <text:p>0,00079534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7146" calcext:value-type="float">
            <text:p>0,37146</text:p>
          </table:table-cell>
          <table:table-cell office:value-type="float" office:value="0.844849" calcext:value-type="float">
            <text:p>0,844849</text:p>
          </table:table-cell>
          <table:table-cell table:formula="of:=SQRT(([.C36]-[.C35])^2+([.D36]-[.D35])^2)" office:value-type="float" office:value="0.00623601322962036" calcext:value-type="float">
            <text:p>0,00623601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75549" calcext:value-type="float">
            <text:p>0,375549</text:p>
          </table:table-cell>
          <table:table-cell office:value-type="float" office:value="0.84137" calcext:value-type="float">
            <text:p>0,84137</text:p>
          </table:table-cell>
          <table:table-cell table:formula="of:=SQRT(([.C37]-[.C36])^2+([.D37]-[.D36])^2)" office:value-type="float" office:value="0.00536873933060629" calcext:value-type="float">
            <text:p>0,00536873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79059" calcext:value-type="float">
            <text:p>0,379059</text:p>
          </table:table-cell>
          <table:table-cell office:value-type="float" office:value="0.837799" calcext:value-type="float">
            <text:p>0,837799</text:p>
          </table:table-cell>
          <table:table-cell table:formula="of:=SQRT(([.C38]-[.C37])^2+([.D38]-[.D37])^2)" office:value-type="float" office:value="0.00500720890317159" calcext:value-type="float">
            <text:p>0,00500720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82446" calcext:value-type="float">
            <text:p>0,382446</text:p>
          </table:table-cell>
          <table:table-cell office:value-type="float" office:value="0.833923" calcext:value-type="float">
            <text:p>0,833923</text:p>
          </table:table-cell>
          <table:table-cell table:formula="of:=SQRT(([.C39]-[.C38])^2+([.D39]-[.D38])^2)" office:value-type="float" office:value="0.00514734348960705" calcext:value-type="float">
            <text:p>0,00514734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86017" calcext:value-type="float">
            <text:p>0,386017</text:p>
          </table:table-cell>
          <table:table-cell office:value-type="float" office:value="0.831512" calcext:value-type="float">
            <text:p>0,831512</text:p>
          </table:table-cell>
          <table:table-cell table:formula="of:=SQRT(([.C40]-[.C39])^2+([.D40]-[.D39])^2)" office:value-type="float" office:value="0.00430870769488952" calcext:value-type="float">
            <text:p>0,00430870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89465" calcext:value-type="float">
            <text:p>0,389465</text:p>
          </table:table-cell>
          <table:table-cell office:value-type="float" office:value="0.82843" calcext:value-type="float">
            <text:p>0,82843</text:p>
          </table:table-cell>
          <table:table-cell table:formula="of:=SQRT(([.C41]-[.C40])^2+([.D41]-[.D40])^2)" office:value-type="float" office:value="0.00462465436546331" calcext:value-type="float">
            <text:p>0,00462465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2639" calcext:value-type="float">
            <text:p>0,392639</text:p>
          </table:table-cell>
          <table:table-cell office:value-type="float" office:value="0.822754" calcext:value-type="float">
            <text:p>0,822754</text:p>
          </table:table-cell>
          <table:table-cell table:formula="of:=SQRT(([.C42]-[.C41])^2+([.D42]-[.D41])^2)" office:value-type="float" office:value="0.00650317245657849" calcext:value-type="float">
            <text:p>0,00650317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5538" calcext:value-type="float">
            <text:p>0,395538</text:p>
          </table:table-cell>
          <table:table-cell office:value-type="float" office:value="0.817596" calcext:value-type="float">
            <text:p>0,817596</text:p>
          </table:table-cell>
          <table:table-cell table:formula="of:=SQRT(([.C43]-[.C42])^2+([.D43]-[.D42])^2)" office:value-type="float" office:value="0.00591685431627315" calcext:value-type="float">
            <text:p>0,00591685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5538" calcext:value-type="float">
            <text:p>0,395538</text:p>
          </table:table-cell>
          <table:table-cell office:value-type="float" office:value="0.817596" calcext:value-type="float">
            <text:p>0,817596</text:p>
          </table:table-cell>
          <table:table-cell table:formula="of:=SQRT(([.C44]-[.C43])^2+([.D44]-[.D4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395538" calcext:value-type="float">
            <text:p>0,395538</text:p>
          </table:table-cell>
          <table:table-cell office:value-type="float" office:value="0.817596" calcext:value-type="float">
            <text:p>0,817596</text:p>
          </table:table-cell>
          <table:table-cell table:formula="of:=SQRT(([.C45]-[.C44])^2+([.D45]-[.D4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10733" calcext:value-type="float">
            <text:p>0,10733</text:p>
          </table:table-cell>
          <table:table-cell office:value-type="float" office:value="0.783295" calcext:value-type="float">
            <text:p>0,783295</text:p>
          </table:table-cell>
          <table:table-cell table:formula="of:=SQRT(([.C46]-[.C45])^2+([.D46]-[.D45])^2)" office:value-type="float" office:value="0.290241985014229" calcext:value-type="float">
            <text:p>0,2902419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5103" calcext:value-type="float">
            <text:p>0,105103</text:p>
          </table:table-cell>
          <table:table-cell office:value-type="float" office:value="0.77478" calcext:value-type="float">
            <text:p>0,77478</text:p>
          </table:table-cell>
          <table:table-cell table:formula="of:=SQRT(([.C47]-[.C46])^2+([.D47]-[.D46])^2)" office:value-type="float" office:value="0.00880140636489413" calcext:value-type="float">
            <text:p>0,00880140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5164" calcext:value-type="float">
            <text:p>0,105164</text:p>
          </table:table-cell>
          <table:table-cell office:value-type="float" office:value="0.774536" calcext:value-type="float">
            <text:p>0,774536</text:p>
          </table:table-cell>
          <table:table-cell table:formula="of:=SQRT(([.C48]-[.C47])^2+([.D48]-[.D47])^2)" office:value-type="float" office:value="0.000251509443162697" calcext:value-type="float">
            <text:p>0,00025150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4126" calcext:value-type="float">
            <text:p>0,104126</text:p>
          </table:table-cell>
          <table:table-cell office:value-type="float" office:value="0.769928" calcext:value-type="float">
            <text:p>0,769928</text:p>
          </table:table-cell>
          <table:table-cell table:formula="of:=SQRT(([.C49]-[.C48])^2+([.D49]-[.D48])^2)" office:value-type="float" office:value="0.00472346355971977" calcext:value-type="float">
            <text:p>0,00472346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1959" calcext:value-type="float">
            <text:p>0,101959</text:p>
          </table:table-cell>
          <table:table-cell office:value-type="float" office:value="0.760864" calcext:value-type="float">
            <text:p>0,760864</text:p>
          </table:table-cell>
          <table:table-cell table:formula="of:=SQRT(([.C50]-[.C49])^2+([.D50]-[.D49])^2)" office:value-type="float" office:value="0.00931944123861508" calcext:value-type="float">
            <text:p>0,00931944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96094" calcext:value-type="float">
            <text:p>0,0996094</text:p>
          </table:table-cell>
          <table:table-cell office:value-type="float" office:value="0.752106" calcext:value-type="float">
            <text:p>0,752106</text:p>
          </table:table-cell>
          <table:table-cell table:formula="of:=SQRT(([.C51]-[.C50])^2+([.D51]-[.D50])^2)" office:value-type="float" office:value="0.00906770004797252" calcext:value-type="float">
            <text:p>0,00906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70459" calcext:value-type="float">
            <text:p>0,0970459</text:p>
          </table:table-cell>
          <table:table-cell office:value-type="float" office:value="0.742859" calcext:value-type="float">
            <text:p>0,742859</text:p>
          </table:table-cell>
          <table:table-cell table:formula="of:=SQRT(([.C52]-[.C51])^2+([.D52]-[.D51])^2)" office:value-type="float" office:value="0.00959575641885517" calcext:value-type="float">
            <text:p>0,00959575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45435" calcext:value-type="float">
            <text:p>0,0945435</text:p>
          </table:table-cell>
          <table:table-cell office:value-type="float" office:value="0.733093" calcext:value-type="float">
            <text:p>0,733093</text:p>
          </table:table-cell>
          <table:table-cell table:formula="of:=SQRT(([.C53]-[.C52])^2+([.D53]-[.D52])^2)" office:value-type="float" office:value="0.0100815059271916" calcext:value-type="float">
            <text:p>0,01008150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23767" calcext:value-type="float">
            <text:p>0,0923767</text:p>
          </table:table-cell>
          <table:table-cell office:value-type="float" office:value="0.723236" calcext:value-type="float">
            <text:p>0,723236</text:p>
          </table:table-cell>
          <table:table-cell table:formula="of:=SQRT(([.C54]-[.C53])^2+([.D54]-[.D53])^2)" office:value-type="float" office:value="0.0100923471620828" calcext:value-type="float">
            <text:p>0,01009234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02405" calcext:value-type="float">
            <text:p>0,0902405</text:p>
          </table:table-cell>
          <table:table-cell office:value-type="float" office:value="0.713074" calcext:value-type="float">
            <text:p>0,713074</text:p>
          </table:table-cell>
          <table:table-cell table:formula="of:=SQRT(([.C55]-[.C54])^2+([.D55]-[.D54])^2)" office:value-type="float" office:value="0.0103841029675172" calcext:value-type="float">
            <text:p>0,0103841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02405" calcext:value-type="float">
            <text:p>0,0902405</text:p>
          </table:table-cell>
          <table:table-cell office:value-type="float" office:value="0.713074" calcext:value-type="float">
            <text:p>0,713074</text:p>
          </table:table-cell>
          <table:table-cell table:formula="of:=SQRT(([.C56]-[.C55])^2+([.D56]-[.D5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78601" calcext:value-type="float">
            <text:p>0,0878601</text:p>
          </table:table-cell>
          <table:table-cell office:value-type="float" office:value="0.702881" calcext:value-type="float">
            <text:p>0,702881</text:p>
          </table:table-cell>
          <table:table-cell table:formula="of:=SQRT(([.C57]-[.C56])^2+([.D57]-[.D56])^2)" office:value-type="float" office:value="0.0104672610151845" calcext:value-type="float">
            <text:p>0,0104672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57239" calcext:value-type="float">
            <text:p>0,0857239</text:p>
          </table:table-cell>
          <table:table-cell office:value-type="float" office:value="0.692963" calcext:value-type="float">
            <text:p>0,692963</text:p>
          </table:table-cell>
          <table:table-cell table:formula="of:=SQRT(([.C58]-[.C57])^2+([.D58]-[.D57])^2)" office:value-type="float" office:value="0.0101454459951251" calcext:value-type="float">
            <text:p>0,0101454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39539" calcext:value-type="float">
            <text:p>0,0839539</text:p>
          </table:table-cell>
          <table:table-cell office:value-type="float" office:value="0.683411" calcext:value-type="float">
            <text:p>0,683411</text:p>
          </table:table-cell>
          <table:table-cell table:formula="of:=SQRT(([.C59]-[.C58])^2+([.D59]-[.D58])^2)" office:value-type="float" office:value="0.00971460776356926" calcext:value-type="float">
            <text:p>0,00971460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22449" calcext:value-type="float">
            <text:p>0,0822449</text:p>
          </table:table-cell>
          <table:table-cell office:value-type="float" office:value="0.673462" calcext:value-type="float">
            <text:p>0,673462</text:p>
          </table:table-cell>
          <table:table-cell table:formula="of:=SQRT(([.C60]-[.C59])^2+([.D60]-[.D59])^2)" office:value-type="float" office:value="0.010094715548246" calcext:value-type="float">
            <text:p>0,01009471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78" calcext:value-type="float">
            <text:p>0,08078</text:p>
          </table:table-cell>
          <table:table-cell office:value-type="float" office:value="0.663025" calcext:value-type="float">
            <text:p>0,663025</text:p>
          </table:table-cell>
          <table:table-cell table:formula="of:=SQRT(([.C61]-[.C60])^2+([.D61]-[.D60])^2)" office:value-type="float" office:value="0.0105393026813922" calcext:value-type="float">
            <text:p>0,01053930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7119" calcext:value-type="float">
            <text:p>0,0797119</text:p>
          </table:table-cell>
          <table:table-cell office:value-type="float" office:value="0.653473" calcext:value-type="float">
            <text:p>0,653473</text:p>
          </table:table-cell>
          <table:table-cell table:formula="of:=SQRT(([.C62]-[.C61])^2+([.D62]-[.D61])^2)" office:value-type="float" office:value="0.00961153169947434" calcext:value-type="float">
            <text:p>0,00961153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8949" calcext:value-type="float">
            <text:p>0,078949</text:p>
          </table:table-cell>
          <table:table-cell office:value-type="float" office:value="0.645691" calcext:value-type="float">
            <text:p>0,645691</text:p>
          </table:table-cell>
          <table:table-cell table:formula="of:=SQRT(([.C63]-[.C62])^2+([.D63]-[.D62])^2)" office:value-type="float" office:value="0.00781930562198456" calcext:value-type="float">
            <text:p>0,00781930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81555" calcext:value-type="float">
            <text:p>0,0781555</text:p>
          </table:table-cell>
          <table:table-cell office:value-type="float" office:value="0.637543" calcext:value-type="float">
            <text:p>0,637543</text:p>
          </table:table-cell>
          <table:table-cell table:formula="of:=SQRT(([.C64]-[.C63])^2+([.D64]-[.D63])^2)" office:value-type="float" office:value="0.00818654666205481" calcext:value-type="float">
            <text:p>0,00818654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4231" calcext:value-type="float">
            <text:p>0,0774231</text:p>
          </table:table-cell>
          <table:table-cell office:value-type="float" office:value="0.627686" calcext:value-type="float">
            <text:p>0,627686</text:p>
          </table:table-cell>
          <table:table-cell table:formula="of:=SQRT(([.C65]-[.C64])^2+([.D65]-[.D64])^2)" office:value-type="float" office:value="0.00988417213326438" calcext:value-type="float">
            <text:p>0,00988417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8433" calcext:value-type="float">
            <text:p>0,0768433</text:p>
          </table:table-cell>
          <table:table-cell office:value-type="float" office:value="0.618195" calcext:value-type="float">
            <text:p>0,618195</text:p>
          </table:table-cell>
          <table:table-cell table:formula="of:=SQRT(([.C66]-[.C65])^2+([.D66]-[.D65])^2)" office:value-type="float" office:value="0.0095086933403071" calcext:value-type="float">
            <text:p>0,00950869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2939" calcext:value-type="float">
            <text:p>0,0762939</text:p>
          </table:table-cell>
          <table:table-cell office:value-type="float" office:value="0.609283" calcext:value-type="float">
            <text:p>0,609283</text:p>
          </table:table-cell>
          <table:table-cell table:formula="of:=SQRT(([.C67]-[.C66])^2+([.D67]-[.D66])^2)" office:value-type="float" office:value="0.00892891843170261" calcext:value-type="float">
            <text:p>0,00892891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1719" calcext:value-type="float">
            <text:p>0,0761719</text:p>
          </table:table-cell>
          <table:table-cell office:value-type="float" office:value="0.600098" calcext:value-type="float">
            <text:p>0,600098</text:p>
          </table:table-cell>
          <table:table-cell table:formula="of:=SQRT(([.C68]-[.C67])^2+([.D68]-[.D67])^2)" office:value-type="float" office:value="0.00918581019834396" calcext:value-type="float">
            <text:p>0,00918581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5381" calcext:value-type="float">
            <text:p>0,0765381</text:p>
          </table:table-cell>
          <table:table-cell office:value-type="float" office:value="0.590942" calcext:value-type="float">
            <text:p>0,590942</text:p>
          </table:table-cell>
          <table:table-cell table:formula="of:=SQRT(([.C69]-[.C68])^2+([.D69]-[.D68])^2)" office:value-type="float" office:value="0.00916332027378728" calcext:value-type="float">
            <text:p>0,00916332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9348" calcext:value-type="float">
            <text:p>0,0769348</text:p>
          </table:table-cell>
          <table:table-cell office:value-type="float" office:value="0.581879" calcext:value-type="float">
            <text:p>0,581879</text:p>
          </table:table-cell>
          <table:table-cell table:formula="of:=SQRT(([.C70]-[.C69])^2+([.D70]-[.D69])^2)" office:value-type="float" office:value="0.00907167789827223" calcext:value-type="float">
            <text:p>0,00907167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3926" calcext:value-type="float">
            <text:p>0,0773926</text:p>
          </table:table-cell>
          <table:table-cell office:value-type="float" office:value="0.572388" calcext:value-type="float">
            <text:p>0,572388</text:p>
          </table:table-cell>
          <table:table-cell table:formula="of:=SQRT(([.C71]-[.C70])^2+([.D71]-[.D70])^2)" office:value-type="float" office:value="0.00950203461580721" calcext:value-type="float">
            <text:p>0,00950203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9724" calcext:value-type="float">
            <text:p>0,0779724</text:p>
          </table:table-cell>
          <table:table-cell office:value-type="float" office:value="0.562378" calcext:value-type="float">
            <text:p>0,562378</text:p>
          </table:table-cell>
          <table:table-cell table:formula="of:=SQRT(([.C72]-[.C71])^2+([.D72]-[.D71])^2)" office:value-type="float" office:value="0.0100267775501405" calcext:value-type="float">
            <text:p>0,01002677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84912" calcext:value-type="float">
            <text:p>0,0784912</text:p>
          </table:table-cell>
          <table:table-cell office:value-type="float" office:value="0.553101" calcext:value-type="float">
            <text:p>0,553101</text:p>
          </table:table-cell>
          <table:table-cell table:formula="of:=SQRT(([.C73]-[.C72])^2+([.D73]-[.D72])^2)" office:value-type="float" office:value="0.00929149516708692" calcext:value-type="float">
            <text:p>0,00929149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89795" calcext:value-type="float">
            <text:p>0,0789795</text:p>
          </table:table-cell>
          <table:table-cell office:value-type="float" office:value="0.543854" calcext:value-type="float">
            <text:p>0,543854</text:p>
          </table:table-cell>
          <table:table-cell table:formula="of:=SQRT(([.C74]-[.C73])^2+([.D74]-[.D73])^2)" office:value-type="float" office:value="0.00925988368663452" calcext:value-type="float">
            <text:p>0,00925988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4678" calcext:value-type="float">
            <text:p>0,0794678</text:p>
          </table:table-cell>
          <table:table-cell office:value-type="float" office:value="0.533203" calcext:value-type="float">
            <text:p>0,533203</text:p>
          </table:table-cell>
          <table:table-cell table:formula="of:=SQRT(([.C75]-[.C74])^2+([.D75]-[.D74])^2)" office:value-type="float" office:value="0.0106621872938905" calcext:value-type="float">
            <text:p>0,01066218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834" calcext:value-type="float">
            <text:p>0,079834</text:p>
          </table:table-cell>
          <table:table-cell office:value-type="float" office:value="0.521973" calcext:value-type="float">
            <text:p>0,521973</text:p>
          </table:table-cell>
          <table:table-cell table:formula="of:=SQRT(([.C76]-[.C75])^2+([.D76]-[.D75])^2)" office:value-type="float" office:value="0.011235969136661" calcext:value-type="float">
            <text:p>0,01123596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1392" calcext:value-type="float">
            <text:p>0,0801392</text:p>
          </table:table-cell>
          <table:table-cell office:value-type="float" office:value="0.511383" calcext:value-type="float">
            <text:p>0,511383</text:p>
          </table:table-cell>
          <table:table-cell table:formula="of:=SQRT(([.C77]-[.C76])^2+([.D77]-[.D76])^2)" office:value-type="float" office:value="0.0105943969644336" calcext:value-type="float">
            <text:p>0,0105943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3833" calcext:value-type="float">
            <text:p>0,0803833</text:p>
          </table:table-cell>
          <table:table-cell office:value-type="float" office:value="0.502075" calcext:value-type="float">
            <text:p>0,502075</text:p>
          </table:table-cell>
          <table:table-cell table:formula="of:=SQRT(([.C78]-[.C77])^2+([.D78]-[.D77])^2)" office:value-type="float" office:value="0.00931120018096495" calcext:value-type="float">
            <text:p>0,00931120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5664" calcext:value-type="float">
            <text:p>0,0805664</text:p>
          </table:table-cell>
          <table:table-cell office:value-type="float" office:value="0.492493" calcext:value-type="float">
            <text:p>0,492493</text:p>
          </table:table-cell>
          <table:table-cell table:formula="of:=SQRT(([.C79]-[.C78])^2+([.D79]-[.D78])^2)" office:value-type="float" office:value="0.00958374924598925" calcext:value-type="float">
            <text:p>0,00958374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719" calcext:value-type="float">
            <text:p>0,080719</text:p>
          </table:table-cell>
          <table:table-cell office:value-type="float" office:value="0.482513" calcext:value-type="float">
            <text:p>0,482513</text:p>
          </table:table-cell>
          <table:table-cell table:formula="of:=SQRT(([.C80]-[.C79])^2+([.D80]-[.D79])^2)" office:value-type="float" office:value="0.00998116660315816" calcext:value-type="float">
            <text:p>0,00998116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11462" calcext:value-type="float">
            <text:p>0,0811462</text:p>
          </table:table-cell>
          <table:table-cell office:value-type="float" office:value="0.473572" calcext:value-type="float">
            <text:p>0,473572</text:p>
          </table:table-cell>
          <table:table-cell table:formula="of:=SQRT(([.C81]-[.C80])^2+([.D81]-[.D80])^2)" office:value-type="float" office:value="0.00895119996648492" calcext:value-type="float">
            <text:p>0,00895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16345" calcext:value-type="float">
            <text:p>0,0816345</text:p>
          </table:table-cell>
          <table:table-cell office:value-type="float" office:value="0.465668" calcext:value-type="float">
            <text:p>0,465668</text:p>
          </table:table-cell>
          <table:table-cell table:formula="of:=SQRT(([.C82]-[.C81])^2+([.D82]-[.D81])^2)" office:value-type="float" office:value="0.00791906894085412" calcext:value-type="float">
            <text:p>0,00791906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20923" calcext:value-type="float">
            <text:p>0,0820923</text:p>
          </table:table-cell>
          <table:table-cell office:value-type="float" office:value="0.457245" calcext:value-type="float">
            <text:p>0,457245</text:p>
          </table:table-cell>
          <table:table-cell table:formula="of:=SQRT(([.C83]-[.C82])^2+([.D83]-[.D82])^2)" office:value-type="float" office:value="0.00843543181111674" calcext:value-type="float">
            <text:p>0,00843543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24585" calcext:value-type="float">
            <text:p>0,0824585</text:p>
          </table:table-cell>
          <table:table-cell office:value-type="float" office:value="0.448395" calcext:value-type="float">
            <text:p>0,448395</text:p>
          </table:table-cell>
          <table:table-cell table:formula="of:=SQRT(([.C84]-[.C83])^2+([.D84]-[.D83])^2)" office:value-type="float" office:value="0.00885757316876352" calcext:value-type="float">
            <text:p>0,00885757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23975" calcext:value-type="float">
            <text:p>0,0823975</text:p>
          </table:table-cell>
          <table:table-cell office:value-type="float" office:value="0.441315" calcext:value-type="float">
            <text:p>0,441315</text:p>
          </table:table-cell>
          <table:table-cell table:formula="of:=SQRT(([.C85]-[.C84])^2+([.D85]-[.D84])^2)" office:value-type="float" office:value="0.00708026277760935" calcext:value-type="float">
            <text:p>0,00708026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18176" calcext:value-type="float">
            <text:p>0,0818176</text:p>
          </table:table-cell>
          <table:table-cell office:value-type="float" office:value="0.435089" calcext:value-type="float">
            <text:p>0,435089</text:p>
          </table:table-cell>
          <table:table-cell table:formula="of:=SQRT(([.C86]-[.C85])^2+([.D86]-[.D85])^2)" office:value-type="float" office:value="0.00625294810549387" calcext:value-type="float">
            <text:p>0,00625294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9937" calcext:value-type="float">
            <text:p>0,0809937</text:p>
          </table:table-cell>
          <table:table-cell office:value-type="float" office:value="0.427521" calcext:value-type="float">
            <text:p>0,427521</text:p>
          </table:table-cell>
          <table:table-cell table:formula="of:=SQRT(([.C87]-[.C86])^2+([.D87]-[.D86])^2)" office:value-type="float" office:value="0.00761271536378448" calcext:value-type="float">
            <text:p>0,00761271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6885" calcext:value-type="float">
            <text:p>0,0806885</text:p>
          </table:table-cell>
          <table:table-cell office:value-type="float" office:value="0.419189" calcext:value-type="float">
            <text:p>0,419189</text:p>
          </table:table-cell>
          <table:table-cell table:formula="of:=SQRT(([.C88]-[.C87])^2+([.D88]-[.D87])^2)" office:value-type="float" office:value="0.00833758784301552" calcext:value-type="float">
            <text:p>0,00833758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9631" calcext:value-type="float">
            <text:p>0,0809631</text:p>
          </table:table-cell>
          <table:table-cell office:value-type="float" office:value="0.4104" calcext:value-type="float">
            <text:p>0,4104</text:p>
          </table:table-cell>
          <table:table-cell table:formula="of:=SQRT(([.C89]-[.C88])^2+([.D89]-[.D88])^2)" office:value-type="float" office:value="0.00879328869991193" calcext:value-type="float">
            <text:p>0,00879328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14209" calcext:value-type="float">
            <text:p>0,0814209</text:p>
          </table:table-cell>
          <table:table-cell office:value-type="float" office:value="0.400909" calcext:value-type="float">
            <text:p>0,400909</text:p>
          </table:table-cell>
          <table:table-cell table:formula="of:=SQRT(([.C90]-[.C89])^2+([.D90]-[.D89])^2)" office:value-type="float" office:value="0.00950203461580737" calcext:value-type="float">
            <text:p>0,00950203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20007" calcext:value-type="float">
            <text:p>0,0820007</text:p>
          </table:table-cell>
          <table:table-cell office:value-type="float" office:value="0.391144" calcext:value-type="float">
            <text:p>0,391144</text:p>
          </table:table-cell>
          <table:table-cell table:formula="of:=SQRT(([.C91]-[.C90])^2+([.D91]-[.D90])^2)" office:value-type="float" office:value="0.00978219776123952" calcext:value-type="float">
            <text:p>0,00978219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27332" calcext:value-type="float">
            <text:p>0,0827332</text:p>
          </table:table-cell>
          <table:table-cell office:value-type="float" office:value="0.38147" calcext:value-type="float">
            <text:p>0,38147</text:p>
          </table:table-cell>
          <table:table-cell table:formula="of:=SQRT(([.C92]-[.C91])^2+([.D92]-[.D91])^2)" office:value-type="float" office:value="0.00970169223640903" calcext:value-type="float">
            <text:p>0,00970169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35266" calcext:value-type="float">
            <text:p>0,0835266</text:p>
          </table:table-cell>
          <table:table-cell office:value-type="float" office:value="0.372009" calcext:value-type="float">
            <text:p>0,372009</text:p>
          </table:table-cell>
          <table:table-cell table:formula="of:=SQRT(([.C93]-[.C92])^2+([.D93]-[.D92])^2)" office:value-type="float" office:value="0.00949420900128078" calcext:value-type="float">
            <text:p>0,0094942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45642" calcext:value-type="float">
            <text:p>0,0845642</text:p>
          </table:table-cell>
          <table:table-cell office:value-type="float" office:value="0.362823" calcext:value-type="float">
            <text:p>0,362823</text:p>
          </table:table-cell>
          <table:table-cell table:formula="of:=SQRT(([.C94]-[.C93])^2+([.D94]-[.D93])^2)" office:value-type="float" office:value="0.00924441505775241" calcext:value-type="float">
            <text:p>0,00924441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58154" calcext:value-type="float">
            <text:p>0,0858154</text:p>
          </table:table-cell>
          <table:table-cell office:value-type="float" office:value="0.35321" calcext:value-type="float">
            <text:p>0,35321</text:p>
          </table:table-cell>
          <table:table-cell table:formula="of:=SQRT(([.C95]-[.C94])^2+([.D95]-[.D94])^2)" office:value-type="float" office:value="0.00969408430126331" calcext:value-type="float">
            <text:p>0,00969408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58154" calcext:value-type="float">
            <text:p>0,0858154</text:p>
          </table:table-cell>
          <table:table-cell office:value-type="float" office:value="0.35321" calcext:value-type="float">
            <text:p>0,35321</text:p>
          </table:table-cell>
          <table:table-cell table:formula="of:=SQRT(([.C96]-[.C95])^2+([.D96]-[.D9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74329" calcext:value-type="float">
            <text:p>0,0874329</text:p>
          </table:table-cell>
          <table:table-cell office:value-type="float" office:value="0.342957" calcext:value-type="float">
            <text:p>0,342957</text:p>
          </table:table-cell>
          <table:table-cell table:formula="of:=SQRT(([.C97]-[.C96])^2+([.D97]-[.D96])^2)" office:value-type="float" office:value="0.0103798032375378" calcext:value-type="float">
            <text:p>0,01037980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92944" calcext:value-type="float">
            <text:p>0,0892944</text:p>
          </table:table-cell>
          <table:table-cell office:value-type="float" office:value="0.333038" calcext:value-type="float">
            <text:p>0,333038</text:p>
          </table:table-cell>
          <table:table-cell table:formula="of:=SQRT(([.C98]-[.C97])^2+([.D98]-[.D97])^2)" office:value-type="float" office:value="0.0100921624664885" calcext:value-type="float">
            <text:p>0,01009216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1217" calcext:value-type="float">
            <text:p>0,091217</text:p>
          </table:table-cell>
          <table:table-cell office:value-type="float" office:value="0.323761" calcext:value-type="float">
            <text:p>0,323761</text:p>
          </table:table-cell>
          <table:table-cell table:formula="of:=SQRT(([.C99]-[.C98])^2+([.D99]-[.D98])^2)" office:value-type="float" office:value="0.00947412897104534" calcext:value-type="float">
            <text:p>0,0094741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32312" calcext:value-type="float">
            <text:p>0,0932312</text:p>
          </table:table-cell>
          <table:table-cell office:value-type="float" office:value="0.314728" calcext:value-type="float">
            <text:p>0,314728</text:p>
          </table:table-cell>
          <table:table-cell table:formula="of:=SQRT(([.C100]-[.C99])^2+([.D100]-[.D99])^2)" office:value-type="float" office:value="0.00925484147027918" calcext:value-type="float">
            <text:p>0,00925484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54895" calcext:value-type="float">
            <text:p>0,0954895</text:p>
          </table:table-cell>
          <table:table-cell office:value-type="float" office:value="0.305908" calcext:value-type="float">
            <text:p>0,305908</text:p>
          </table:table-cell>
          <table:table-cell table:formula="of:=SQRT(([.C101]-[.C100])^2+([.D101]-[.D100])^2)" office:value-type="float" office:value="0.00910452189244443" calcext:value-type="float">
            <text:p>0,00910452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82056" calcext:value-type="float">
            <text:p>0,0982056</text:p>
          </table:table-cell>
          <table:table-cell office:value-type="float" office:value="0.297546" calcext:value-type="float">
            <text:p>0,297546</text:p>
          </table:table-cell>
          <table:table-cell table:formula="of:=SQRT(([.C102]-[.C101])^2+([.D102]-[.D101])^2)" office:value-type="float" office:value="0.00879205568738055" calcext:value-type="float">
            <text:p>0,00879205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1074" calcext:value-type="float">
            <text:p>0,101074</text:p>
          </table:table-cell>
          <table:table-cell office:value-type="float" office:value="0.28952" calcext:value-type="float">
            <text:p>0,28952</text:p>
          </table:table-cell>
          <table:table-cell table:formula="of:=SQRT(([.C103]-[.C102])^2+([.D103]-[.D102])^2)" office:value-type="float" office:value="0.00852316810581603" calcext:value-type="float">
            <text:p>0,00852316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379" calcext:value-type="float">
            <text:p>0,10379</text:p>
          </table:table-cell>
          <table:table-cell office:value-type="float" office:value="0.280975" calcext:value-type="float">
            <text:p>0,280975</text:p>
          </table:table-cell>
          <table:table-cell table:formula="of:=SQRT(([.C104]-[.C103])^2+([.D104]-[.D103])^2)" office:value-type="float" office:value="0.0089662523386307" calcext:value-type="float">
            <text:p>0,00896625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6567" calcext:value-type="float">
            <text:p>0,106567</text:p>
          </table:table-cell>
          <table:table-cell office:value-type="float" office:value="0.2724" calcext:value-type="float">
            <text:p>0,2724</text:p>
          </table:table-cell>
          <table:table-cell table:formula="of:=SQRT(([.C105]-[.C104])^2+([.D105]-[.D104])^2)" office:value-type="float" office:value="0.00901345405491141" calcext:value-type="float">
            <text:p>0,00901345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9528" calcext:value-type="float">
            <text:p>0,109528</text:p>
          </table:table-cell>
          <table:table-cell office:value-type="float" office:value="0.264679" calcext:value-type="float">
            <text:p>0,264679</text:p>
          </table:table-cell>
          <table:table-cell table:formula="of:=SQRT(([.C106]-[.C105])^2+([.D106]-[.D105])^2)" office:value-type="float" office:value="0.00826930238895643" calcext:value-type="float">
            <text:p>0,00826930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2488" calcext:value-type="float">
            <text:p>0,112488</text:p>
          </table:table-cell>
          <table:table-cell office:value-type="float" office:value="0.256653" calcext:value-type="float">
            <text:p>0,256653</text:p>
          </table:table-cell>
          <table:table-cell table:formula="of:=SQRT(([.C107]-[.C106])^2+([.D107]-[.D106])^2)" office:value-type="float" office:value="0.00855443019727208" calcext:value-type="float">
            <text:p>0,00855443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5692" calcext:value-type="float">
            <text:p>0,115692</text:p>
          </table:table-cell>
          <table:table-cell office:value-type="float" office:value="0.24826" calcext:value-type="float">
            <text:p>0,24826</text:p>
          </table:table-cell>
          <table:table-cell table:formula="of:=SQRT(([.C108]-[.C107])^2+([.D108]-[.D107])^2)" office:value-type="float" office:value="0.00898376674897558" calcext:value-type="float">
            <text:p>0,00898376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9415" calcext:value-type="float">
            <text:p>0,119415</text:p>
          </table:table-cell>
          <table:table-cell office:value-type="float" office:value="0.240021" calcext:value-type="float">
            <text:p>0,240021</text:p>
          </table:table-cell>
          <table:table-cell table:formula="of:=SQRT(([.C109]-[.C108])^2+([.D109]-[.D108])^2)" office:value-type="float" office:value="0.00904111995274924" calcext:value-type="float">
            <text:p>0,009041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3566" calcext:value-type="float">
            <text:p>0,123566</text:p>
          </table:table-cell>
          <table:table-cell office:value-type="float" office:value="0.231812" calcext:value-type="float">
            <text:p>0,231812</text:p>
          </table:table-cell>
          <table:table-cell table:formula="of:=SQRT(([.C110]-[.C109])^2+([.D110]-[.D109])^2)" office:value-type="float" office:value="0.00919883046914117" calcext:value-type="float">
            <text:p>0,00919883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7777" calcext:value-type="float">
            <text:p>0,127777</text:p>
          </table:table-cell>
          <table:table-cell office:value-type="float" office:value="0.223999" calcext:value-type="float">
            <text:p>0,223999</text:p>
          </table:table-cell>
          <table:table-cell table:formula="of:=SQRT(([.C111]-[.C110])^2+([.D111]-[.D110])^2)" office:value-type="float" office:value="0.00887555575724697" calcext:value-type="float">
            <text:p>0,00887555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31989" calcext:value-type="float">
            <text:p>0,131989</text:p>
          </table:table-cell>
          <table:table-cell office:value-type="float" office:value="0.216217" calcext:value-type="float">
            <text:p>0,216217</text:p>
          </table:table-cell>
          <table:table-cell table:formula="of:=SQRT(([.C112]-[.C111])^2+([.D112]-[.D111])^2)" office:value-type="float" office:value="0.00884875516668871" calcext:value-type="float">
            <text:p>0,00884875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31989" calcext:value-type="float">
            <text:p>0,131989</text:p>
          </table:table-cell>
          <table:table-cell office:value-type="float" office:value="0.216217" calcext:value-type="float">
            <text:p>0,216217</text:p>
          </table:table-cell>
          <table:table-cell table:formula="of:=SQRT(([.C113]-[.C112])^2+([.D113]-[.D11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131989" calcext:value-type="float">
            <text:p>0,131989</text:p>
          </table:table-cell>
          <table:table-cell office:value-type="float" office:value="0.216217" calcext:value-type="float">
            <text:p>0,216217</text:p>
          </table:table-cell>
          <table:table-cell table:formula="of:=SQRT(([.C114]-[.C113])^2+([.D114]-[.D11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0779419" calcext:value-type="float">
            <text:p>0,0779419</text:p>
          </table:table-cell>
          <table:table-cell office:value-type="float" office:value="0.416229" calcext:value-type="float">
            <text:p>0,416229</text:p>
          </table:table-cell>
          <table:table-cell table:formula="of:=SQRT(([.C115]-[.C114])^2+([.D115]-[.D114])^2)" office:value-type="float" office:value="0.207185639373027" calcext:value-type="float">
            <text:p>0,20718563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4138" calcext:value-type="float">
            <text:p>0,0804138</text:p>
          </table:table-cell>
          <table:table-cell office:value-type="float" office:value="0.435486" calcext:value-type="float">
            <text:p>0,435486</text:p>
          </table:table-cell>
          <table:table-cell table:formula="of:=SQRT(([.C116]-[.C115])^2+([.D116]-[.D115])^2)" office:value-type="float" office:value="0.0194150029258303" calcext:value-type="float">
            <text:p>0,01941500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4138" calcext:value-type="float">
            <text:p>0,0804138</text:p>
          </table:table-cell>
          <table:table-cell office:value-type="float" office:value="0.435486" calcext:value-type="float">
            <text:p>0,435486</text:p>
          </table:table-cell>
          <table:table-cell table:formula="of:=SQRT(([.C117]-[.C116])^2+([.D117]-[.D11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0804138" calcext:value-type="float">
            <text:p>0,0804138</text:p>
          </table:table-cell>
          <table:table-cell office:value-type="float" office:value="0.435486" calcext:value-type="float">
            <text:p>0,435486</text:p>
          </table:table-cell>
          <table:table-cell table:formula="of:=SQRT(([.C118]-[.C117])^2+([.D118]-[.D11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100861" calcext:value-type="float">
            <text:p>0,100861</text:p>
          </table:table-cell>
          <table:table-cell office:value-type="float" office:value="0.463257" calcext:value-type="float">
            <text:p>0,463257</text:p>
          </table:table-cell>
          <table:table-cell table:formula="of:=SQRT(([.C119]-[.C118])^2+([.D119]-[.D118])^2)" office:value-type="float" office:value="0.0344864673290843" calcext:value-type="float">
            <text:p>0,03448646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376" calcext:value-type="float">
            <text:p>0,10376</text:p>
          </table:table-cell>
          <table:table-cell office:value-type="float" office:value="0.484314" calcext:value-type="float">
            <text:p>0,484314</text:p>
          </table:table-cell>
          <table:table-cell table:formula="of:=SQRT(([.C120]-[.C119])^2+([.D120]-[.D119])^2)" office:value-type="float" office:value="0.0212556216093531" calcext:value-type="float">
            <text:p>0,02125562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376" calcext:value-type="float">
            <text:p>0,10376</text:p>
          </table:table-cell>
          <table:table-cell office:value-type="float" office:value="0.484314" calcext:value-type="float">
            <text:p>0,484314</text:p>
          </table:table-cell>
          <table:table-cell table:formula="of:=SQRT(([.C121]-[.C120])^2+([.D121]-[.D12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10376" calcext:value-type="float">
            <text:p>0,10376</text:p>
          </table:table-cell>
          <table:table-cell office:value-type="float" office:value="0.484314" calcext:value-type="float">
            <text:p>0,484314</text:p>
          </table:table-cell>
          <table:table-cell table:formula="of:=SQRT(([.C122]-[.C121])^2+([.D122]-[.D12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138947" calcext:value-type="float">
            <text:p>0,138947</text:p>
          </table:table-cell>
          <table:table-cell office:value-type="float" office:value="0.718475" calcext:value-type="float">
            <text:p>0,718475</text:p>
          </table:table-cell>
          <table:table-cell table:formula="of:=SQRT(([.C123]-[.C122])^2+([.D123]-[.D122])^2)" office:value-type="float" office:value="0.236789988998691" calcext:value-type="float">
            <text:p>0,2367899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41602" calcext:value-type="float">
            <text:p>0,141602</text:p>
          </table:table-cell>
          <table:table-cell office:value-type="float" office:value="0.733521" calcext:value-type="float">
            <text:p>0,733521</text:p>
          </table:table-cell>
          <table:table-cell table:formula="of:=SQRT(([.C124]-[.C123])^2+([.D124]-[.D123])^2)" office:value-type="float" office:value="0.0152784534884916" calcext:value-type="float">
            <text:p>0,01527845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42761" calcext:value-type="float">
            <text:p>0,142761</text:p>
          </table:table-cell>
          <table:table-cell office:value-type="float" office:value="0.735565" calcext:value-type="float">
            <text:p>0,735565</text:p>
          </table:table-cell>
          <table:table-cell table:formula="of:=SQRT(([.C125]-[.C124])^2+([.D125]-[.D124])^2)" office:value-type="float" office:value="0.00234972700541993" calcext:value-type="float">
            <text:p>0,0023497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4563" calcext:value-type="float">
            <text:p>0,14563</text:p>
          </table:table-cell>
          <table:table-cell office:value-type="float" office:value="0.745453" calcext:value-type="float">
            <text:p>0,745453</text:p>
          </table:table-cell>
          <table:table-cell table:formula="of:=SQRT(([.C126]-[.C125])^2+([.D126]-[.D125])^2)" office:value-type="float" office:value="0.0102958100701208" calcext:value-type="float">
            <text:p>0,01029581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1428" calcext:value-type="float">
            <text:p>0,151428</text:p>
          </table:table-cell>
          <table:table-cell office:value-type="float" office:value="0.763885" calcext:value-type="float">
            <text:p>0,763885</text:p>
          </table:table-cell>
          <table:table-cell table:formula="of:=SQRT(([.C127]-[.C126])^2+([.D127]-[.D126])^2)" office:value-type="float" office:value="0.019322407406946" calcext:value-type="float">
            <text:p>0,01932240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1428" calcext:value-type="float">
            <text:p>0,151428</text:p>
          </table:table-cell>
          <table:table-cell office:value-type="float" office:value="0.763885" calcext:value-type="float">
            <text:p>0,763885</text:p>
          </table:table-cell>
          <table:table-cell table:formula="of:=SQRT(([.C128]-[.C127])^2+([.D128]-[.D12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7745" calcext:value-type="float">
            <text:p>0,157745</text:p>
          </table:table-cell>
          <table:table-cell office:value-type="float" office:value="0.781189" calcext:value-type="float">
            <text:p>0,781189</text:p>
          </table:table-cell>
          <table:table-cell table:formula="of:=SQRT(([.C129]-[.C128])^2+([.D129]-[.D128])^2)" office:value-type="float" office:value="0.0184209908799717" calcext:value-type="float">
            <text:p>0,01842099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7745" calcext:value-type="float">
            <text:p>0,157745</text:p>
          </table:table-cell>
          <table:table-cell office:value-type="float" office:value="0.781189" calcext:value-type="float">
            <text:p>0,781189</text:p>
          </table:table-cell>
          <table:table-cell table:formula="of:=SQRT(([.C130]-[.C129])^2+([.D130]-[.D12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63483" calcext:value-type="float">
            <text:p>0,163483</text:p>
          </table:table-cell>
          <table:table-cell office:value-type="float" office:value="0.798157" calcext:value-type="float">
            <text:p>0,798157</text:p>
          </table:table-cell>
          <table:table-cell table:formula="of:=SQRT(([.C131]-[.C130])^2+([.D131]-[.D130])^2)" office:value-type="float" office:value="0.0179119420499287" calcext:value-type="float">
            <text:p>0,0179119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63483" calcext:value-type="float">
            <text:p>0,163483</text:p>
          </table:table-cell>
          <table:table-cell office:value-type="float" office:value="0.798157" calcext:value-type="float">
            <text:p>0,798157</text:p>
          </table:table-cell>
          <table:table-cell table:formula="of:=SQRT(([.C132]-[.C131])^2+([.D132]-[.D13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68365" calcext:value-type="float">
            <text:p>0,168365</text:p>
          </table:table-cell>
          <table:table-cell office:value-type="float" office:value="0.812164" calcext:value-type="float">
            <text:p>0,812164</text:p>
          </table:table-cell>
          <table:table-cell table:formula="of:=SQRT(([.C133]-[.C132])^2+([.D133]-[.D132])^2)" office:value-type="float" office:value="0.0148334073294034" calcext:value-type="float">
            <text:p>0,01483340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0563" calcext:value-type="float">
            <text:p>0,170563</text:p>
          </table:table-cell>
          <table:table-cell office:value-type="float" office:value="0.8237" calcext:value-type="float">
            <text:p>0,8237</text:p>
          </table:table-cell>
          <table:table-cell table:formula="of:=SQRT(([.C134]-[.C133])^2+([.D134]-[.D133])^2)" office:value-type="float" office:value="0.0117435301336523" calcext:value-type="float">
            <text:p>0,01174353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0563" calcext:value-type="float">
            <text:p>0,170563</text:p>
          </table:table-cell>
          <table:table-cell office:value-type="float" office:value="0.8237" calcext:value-type="float">
            <text:p>0,8237</text:p>
          </table:table-cell>
          <table:table-cell table:formula="of:=SQRT(([.C135]-[.C134])^2+([.D135]-[.D13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0563" calcext:value-type="float">
            <text:p>0,170563</text:p>
          </table:table-cell>
          <table:table-cell office:value-type="float" office:value="0.8237" calcext:value-type="float">
            <text:p>0,8237</text:p>
          </table:table-cell>
          <table:table-cell table:formula="of:=SQRT(([.C136]-[.C135])^2+([.D136]-[.D13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170563" calcext:value-type="float">
            <text:p>0,170563</text:p>
          </table:table-cell>
          <table:table-cell office:value-type="float" office:value="0.8237" calcext:value-type="float">
            <text:p>0,8237</text:p>
          </table:table-cell>
          <table:table-cell table:formula="of:=SQRT(([.C137]-[.C136])^2+([.D137]-[.D13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0797424" calcext:value-type="float">
            <text:p>0,0797424</text:p>
          </table:table-cell>
          <table:table-cell office:value-type="float" office:value="0.212372" calcext:value-type="float">
            <text:p>0,212372</text:p>
          </table:table-cell>
          <table:table-cell table:formula="of:=SQRT(([.C138]-[.C137])^2+([.D138]-[.D137])^2)" office:value-type="float" office:value="0.61803746243117" calcext:value-type="float">
            <text:p>0,61803746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8127" calcext:value-type="float">
            <text:p>0,0768127</text:p>
          </table:table-cell>
          <table:table-cell office:value-type="float" office:value="0.209686" calcext:value-type="float">
            <text:p>0,209686</text:p>
          </table:table-cell>
          <table:table-cell table:formula="of:=SQRT(([.C139]-[.C138])^2+([.D139]-[.D138])^2)" office:value-type="float" office:value="0.00397463685007825" calcext:value-type="float">
            <text:p>0,00397463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2095" calcext:value-type="float">
            <text:p>0,0772095</text:p>
          </table:table-cell>
          <table:table-cell office:value-type="float" office:value="0.210907" calcext:value-type="float">
            <text:p>0,210907</text:p>
          </table:table-cell>
          <table:table-cell table:formula="of:=SQRT(([.C140]-[.C139])^2+([.D140]-[.D139])^2)" office:value-type="float" office:value="0.00128385795164418" calcext:value-type="float">
            <text:p>0,0012838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8127" calcext:value-type="float">
            <text:p>0,0768127</text:p>
          </table:table-cell>
          <table:table-cell office:value-type="float" office:value="0.211121" calcext:value-type="float">
            <text:p>0,211121</text:p>
          </table:table-cell>
          <table:table-cell table:formula="of:=SQRT(([.C141]-[.C140])^2+([.D141]-[.D140])^2)" office:value-type="float" office:value="0.000450828393072143" calcext:value-type="float">
            <text:p>0,00045082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8433" calcext:value-type="float">
            <text:p>0,0768433</text:p>
          </table:table-cell>
          <table:table-cell office:value-type="float" office:value="0.210632" calcext:value-type="float">
            <text:p>0,210632</text:p>
          </table:table-cell>
          <table:table-cell table:formula="of:=SQRT(([.C142]-[.C141])^2+([.D142]-[.D141])^2)" office:value-type="float" office:value="0.000489956487863991" calcext:value-type="float">
            <text:p>0,00048995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24" calcext:value-type="float">
            <text:p>0,07724</text:p>
          </table:table-cell>
          <table:table-cell office:value-type="float" office:value="0.21051" calcext:value-type="float">
            <text:p>0,21051</text:p>
          </table:table-cell>
          <table:table-cell table:formula="of:=SQRT(([.C143]-[.C142])^2+([.D143]-[.D142])^2)" office:value-type="float" office:value="0.000415036010485824" calcext:value-type="float">
            <text:p>0,0004150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0193" calcext:value-type="float">
            <text:p>0,0760193</text:p>
          </table:table-cell>
          <table:table-cell office:value-type="float" office:value="0.210632" calcext:value-type="float">
            <text:p>0,210632</text:p>
          </table:table-cell>
          <table:table-cell table:formula="of:=SQRT(([.C144]-[.C143])^2+([.D144]-[.D143])^2)" office:value-type="float" office:value="0.00122678135378722" calcext:value-type="float">
            <text:p>0,00122678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44019" calcext:value-type="float">
            <text:p>0,0744019</text:p>
          </table:table-cell>
          <table:table-cell office:value-type="float" office:value="0.210815" calcext:value-type="float">
            <text:p>0,210815</text:p>
          </table:table-cell>
          <table:table-cell table:formula="of:=SQRT(([.C145]-[.C144])^2+([.D145]-[.D144])^2)" office:value-type="float" office:value="0.00162771980389747" calcext:value-type="float">
            <text:p>0,00162771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1106" calcext:value-type="float">
            <text:p>0,071106</text:p>
          </table:table-cell>
          <table:table-cell office:value-type="float" office:value="0.210815" calcext:value-type="float">
            <text:p>0,210815</text:p>
          </table:table-cell>
          <table:table-cell table:formula="of:=SQRT(([.C146]-[.C145])^2+([.D146]-[.D145])^2)" office:value-type="float" office:value="0.00329589999999999" calcext:value-type="float">
            <text:p>0,00329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13196" calcext:value-type="float">
            <text:p>0,0713196</text:p>
          </table:table-cell>
          <table:table-cell office:value-type="float" office:value="0.210815" calcext:value-type="float">
            <text:p>0,210815</text:p>
          </table:table-cell>
          <table:table-cell table:formula="of:=SQRT(([.C147]-[.C146])^2+([.D147]-[.D146])^2)" office:value-type="float" office:value="0.000213599999999994" calcext:value-type="float">
            <text:p>0,00021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3125" calcext:value-type="float">
            <text:p>0,0703125</text:p>
          </table:table-cell>
          <table:table-cell office:value-type="float" office:value="0.210754" calcext:value-type="float">
            <text:p>0,210754</text:p>
          </table:table-cell>
          <table:table-cell table:formula="of:=SQRT(([.C148]-[.C147])^2+([.D148]-[.D147])^2)" office:value-type="float" office:value="0.00100894569229468" calcext:value-type="float">
            <text:p>0,00100894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7021" calcext:value-type="float">
            <text:p>0,0697021</text:p>
          </table:table-cell>
          <table:table-cell office:value-type="float" office:value="0.210724" calcext:value-type="float">
            <text:p>0,210724</text:p>
          </table:table-cell>
          <table:table-cell table:formula="of:=SQRT(([.C149]-[.C148])^2+([.D149]-[.D148])^2)" office:value-type="float" office:value="0.000611136776834774" calcext:value-type="float">
            <text:p>0,00061113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0002" calcext:value-type="float">
            <text:p>0,0690002</text:p>
          </table:table-cell>
          <table:table-cell office:value-type="float" office:value="0.210663" calcext:value-type="float">
            <text:p>0,210663</text:p>
          </table:table-cell>
          <table:table-cell table:formula="of:=SQRT(([.C150]-[.C149])^2+([.D150]-[.D149])^2)" office:value-type="float" office:value="0.000704545676304956" calcext:value-type="float">
            <text:p>0,00070454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81458" calcext:value-type="float">
            <text:p>0,0681458</text:p>
          </table:table-cell>
          <table:table-cell office:value-type="float" office:value="0.210602" calcext:value-type="float">
            <text:p>0,210602</text:p>
          </table:table-cell>
          <table:table-cell table:formula="of:=SQRT(([.C151]-[.C150])^2+([.D151]-[.D150])^2)" office:value-type="float" office:value="0.000856574783658735" calcext:value-type="float">
            <text:p>0,00085657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5979" calcext:value-type="float">
            <text:p>0,065979</text:p>
          </table:table-cell>
          <table:table-cell office:value-type="float" office:value="0.211517" calcext:value-type="float">
            <text:p>0,211517</text:p>
          </table:table-cell>
          <table:table-cell table:formula="of:=SQRT(([.C152]-[.C151])^2+([.D152]-[.D151])^2)" office:value-type="float" office:value="0.00235207296655524" calcext:value-type="float">
            <text:p>0,0023520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5979" calcext:value-type="float">
            <text:p>0,065979</text:p>
          </table:table-cell>
          <table:table-cell office:value-type="float" office:value="0.211517" calcext:value-type="float">
            <text:p>0,211517</text:p>
          </table:table-cell>
          <table:table-cell table:formula="of:=SQRT(([.C153]-[.C152])^2+([.D153]-[.D15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5979" calcext:value-type="float">
            <text:p>0,065979</text:p>
          </table:table-cell>
          <table:table-cell office:value-type="float" office:value="0.211517" calcext:value-type="float">
            <text:p>0,211517</text:p>
          </table:table-cell>
          <table:table-cell table:formula="of:=SQRT(([.C154]-[.C153])^2+([.D154]-[.D15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29578" calcext:value-type="float">
            <text:p>0,0629578</text:p>
          </table:table-cell>
          <table:table-cell office:value-type="float" office:value="0.214417" calcext:value-type="float">
            <text:p>0,214417</text:p>
          </table:table-cell>
          <table:table-cell table:formula="of:=SQRT(([.C155]-[.C154])^2+([.D155]-[.D154])^2)" office:value-type="float" office:value="0.0041877976837474" calcext:value-type="float">
            <text:p>0,00418779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2439" calcext:value-type="float">
            <text:p>0,062439</text:p>
          </table:table-cell>
          <table:table-cell office:value-type="float" office:value="0.215759" calcext:value-type="float">
            <text:p>0,215759</text:p>
          </table:table-cell>
          <table:table-cell table:formula="of:=SQRT(([.C156]-[.C155])^2+([.D156]-[.D155])^2)" office:value-type="float" office:value="0.00143879026963625" calcext:value-type="float">
            <text:p>0,00143879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24695" calcext:value-type="float">
            <text:p>0,0624695</text:p>
          </table:table-cell>
          <table:table-cell office:value-type="float" office:value="0.216309" calcext:value-type="float">
            <text:p>0,216309</text:p>
          </table:table-cell>
          <table:table-cell table:formula="of:=SQRT(([.C157]-[.C156])^2+([.D157]-[.D156])^2)" office:value-type="float" office:value="0.000550845032654398" calcext:value-type="float">
            <text:p>0,0005508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30188" calcext:value-type="float">
            <text:p>0,0630188</text:p>
          </table:table-cell>
          <table:table-cell office:value-type="float" office:value="0.216125" calcext:value-type="float">
            <text:p>0,216125</text:p>
          </table:table-cell>
          <table:table-cell table:formula="of:=SQRT(([.C158]-[.C157])^2+([.D158]-[.D157])^2)" office:value-type="float" office:value="0.000579298273776135" calcext:value-type="float">
            <text:p>0,00057929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54907" calcext:value-type="float">
            <text:p>0,0654907</text:p>
          </table:table-cell>
          <table:table-cell office:value-type="float" office:value="0.214294" calcext:value-type="float">
            <text:p>0,214294</text:p>
          </table:table-cell>
          <table:table-cell table:formula="of:=SQRT(([.C159]-[.C158])^2+([.D159]-[.D158])^2)" office:value-type="float" office:value="0.00307617467156857" calcext:value-type="float">
            <text:p>0,00307617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80237" calcext:value-type="float">
            <text:p>0,0680237</text:p>
          </table:table-cell>
          <table:table-cell office:value-type="float" office:value="0.210999" calcext:value-type="float">
            <text:p>0,210999</text:p>
          </table:table-cell>
          <table:table-cell table:formula="of:=SQRT(([.C160]-[.C159])^2+([.D160]-[.D159])^2)" office:value-type="float" office:value="0.00415609359856102" calcext:value-type="float">
            <text:p>0,00415609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8923" calcext:value-type="float">
            <text:p>0,0708923</text:p>
          </table:table-cell>
          <table:table-cell office:value-type="float" office:value="0.208282" calcext:value-type="float">
            <text:p>0,208282</text:p>
          </table:table-cell>
          <table:table-cell table:formula="of:=SQRT(([.C161]-[.C160])^2+([.D161]-[.D160])^2)" office:value-type="float" office:value="0.00395107010314927" calcext:value-type="float">
            <text:p>0,00395107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14722" calcext:value-type="float">
            <text:p>0,0714722</text:p>
          </table:table-cell>
          <table:table-cell office:value-type="float" office:value="0.207947" calcext:value-type="float">
            <text:p>0,207947</text:p>
          </table:table-cell>
          <table:table-cell table:formula="of:=SQRT(([.C162]-[.C161])^2+([.D162]-[.D161])^2)" office:value-type="float" office:value="0.000669708152854668" calcext:value-type="float">
            <text:p>0,00066970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4646" calcext:value-type="float">
            <text:p>0,074646</text:p>
          </table:table-cell>
          <table:table-cell office:value-type="float" office:value="0.205933" calcext:value-type="float">
            <text:p>0,205933</text:p>
          </table:table-cell>
          <table:table-cell table:formula="of:=SQRT(([.C163]-[.C162])^2+([.D163]-[.D162])^2)" office:value-type="float" office:value="0.00375888313731619" calcext:value-type="float">
            <text:p>0,00375888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4646" calcext:value-type="float">
            <text:p>0,074646</text:p>
          </table:table-cell>
          <table:table-cell office:value-type="float" office:value="0.205933" calcext:value-type="float">
            <text:p>0,205933</text:p>
          </table:table-cell>
          <table:table-cell table:formula="of:=SQRT(([.C164]-[.C163])^2+([.D164]-[.D16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5288" calcext:value-type="float">
            <text:p>0,0795288</text:p>
          </table:table-cell>
          <table:table-cell office:value-type="float" office:value="0.203278" calcext:value-type="float">
            <text:p>0,203278</text:p>
          </table:table-cell>
          <table:table-cell table:formula="of:=SQRT(([.C165]-[.C164])^2+([.D165]-[.D164])^2)" office:value-type="float" office:value="0.00555794573920977" calcext:value-type="float">
            <text:p>0,00555794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37097" calcext:value-type="float">
            <text:p>0,0837097</text:p>
          </table:table-cell>
          <table:table-cell office:value-type="float" office:value="0.201721" calcext:value-type="float">
            <text:p>0,201721</text:p>
          </table:table-cell>
          <table:table-cell table:formula="of:=SQRT(([.C166]-[.C165])^2+([.D166]-[.D165])^2)" office:value-type="float" office:value="0.0044614093972645" calcext:value-type="float">
            <text:p>0,00446140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40759" calcext:value-type="float">
            <text:p>0,0840759</text:p>
          </table:table-cell>
          <table:table-cell office:value-type="float" office:value="0.201294" calcext:value-type="float">
            <text:p>0,201294</text:p>
          </table:table-cell>
          <table:table-cell table:formula="of:=SQRT(([.C167]-[.C166])^2+([.D167]-[.D166])^2)" office:value-type="float" office:value="0.000562522390665459" calcext:value-type="float">
            <text:p>0,00056252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70056" calcext:value-type="float">
            <text:p>0,0870056</text:p>
          </table:table-cell>
          <table:table-cell office:value-type="float" office:value="0.199493" calcext:value-type="float">
            <text:p>0,199493</text:p>
          </table:table-cell>
          <table:table-cell table:formula="of:=SQRT(([.C168]-[.C167])^2+([.D168]-[.D167])^2)" office:value-type="float" office:value="0.00343900321168795" calcext:value-type="float">
            <text:p>0,00343900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72498" calcext:value-type="float">
            <text:p>0,0872498</text:p>
          </table:table-cell>
          <table:table-cell office:value-type="float" office:value="0.199432" calcext:value-type="float">
            <text:p>0,199432</text:p>
          </table:table-cell>
          <table:table-cell table:formula="of:=SQRT(([.C169]-[.C168])^2+([.D169]-[.D168])^2)" office:value-type="float" office:value="0.000251703476336742" calcext:value-type="float">
            <text:p>0,00025170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92029" calcext:value-type="float">
            <text:p>0,0892029</text:p>
          </table:table-cell>
          <table:table-cell office:value-type="float" office:value="0.198059" calcext:value-type="float">
            <text:p>0,198059</text:p>
          </table:table-cell>
          <table:table-cell table:formula="of:=SQRT(([.C170]-[.C169])^2+([.D170]-[.D169])^2)" office:value-type="float" office:value="0.00238741044020504" calcext:value-type="float">
            <text:p>0,00238741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92029" calcext:value-type="float">
            <text:p>0,0892029</text:p>
          </table:table-cell>
          <table:table-cell office:value-type="float" office:value="0.198059" calcext:value-type="float">
            <text:p>0,198059</text:p>
          </table:table-cell>
          <table:table-cell table:formula="of:=SQRT(([.C171]-[.C170])^2+([.D171]-[.D17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99658" calcext:value-type="float">
            <text:p>0,0899658</text:p>
          </table:table-cell>
          <table:table-cell office:value-type="float" office:value="0.197937" calcext:value-type="float">
            <text:p>0,197937</text:p>
          </table:table-cell>
          <table:table-cell table:formula="of:=SQRT(([.C172]-[.C171])^2+([.D172]-[.D171])^2)" office:value-type="float" office:value="0.000772593301808908" calcext:value-type="float">
            <text:p>0,00077259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18274" calcext:value-type="float">
            <text:p>0,0918274</text:p>
          </table:table-cell>
          <table:table-cell office:value-type="float" office:value="0.198151" calcext:value-type="float">
            <text:p>0,198151</text:p>
          </table:table-cell>
          <table:table-cell table:formula="of:=SQRT(([.C173]-[.C172])^2+([.D173]-[.D172])^2)" office:value-type="float" office:value="0.00187385980265333" calcext:value-type="float">
            <text:p>0,00187385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17969" calcext:value-type="float">
            <text:p>0,0917969</text:p>
          </table:table-cell>
          <table:table-cell office:value-type="float" office:value="0.197754" calcext:value-type="float">
            <text:p>0,197754</text:p>
          </table:table-cell>
          <table:table-cell table:formula="of:=SQRT(([.C174]-[.C173])^2+([.D174]-[.D173])^2)" office:value-type="float" office:value="0.000398169875806804" calcext:value-type="float">
            <text:p>0,00039816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35364" calcext:value-type="float">
            <text:p>0,0935364</text:p>
          </table:table-cell>
          <table:table-cell office:value-type="float" office:value="0.195953" calcext:value-type="float">
            <text:p>0,195953</text:p>
          </table:table-cell>
          <table:table-cell table:formula="of:=SQRT(([.C175]-[.C174])^2+([.D175]-[.D174])^2)" office:value-type="float" office:value="0.0025038892247861" calcext:value-type="float">
            <text:p>0,00250388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73816" calcext:value-type="float">
            <text:p>0,0973816</text:p>
          </table:table-cell>
          <table:table-cell office:value-type="float" office:value="0.190918" calcext:value-type="float">
            <text:p>0,190918</text:p>
          </table:table-cell>
          <table:table-cell table:formula="of:=SQRT(([.C176]-[.C175])^2+([.D176]-[.D175])^2)" office:value-type="float" office:value="0.00633536013498837" calcext:value-type="float">
            <text:p>0,00633536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1868" calcext:value-type="float">
            <text:p>0,101868</text:p>
          </table:table-cell>
          <table:table-cell office:value-type="float" office:value="0.1875" calcext:value-type="float">
            <text:p>0,1875</text:p>
          </table:table-cell>
          <table:table-cell table:formula="of:=SQRT(([.C177]-[.C176])^2+([.D177]-[.D176])^2)" office:value-type="float" office:value="0.00564008058098464" calcext:value-type="float">
            <text:p>0,00564008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1868" calcext:value-type="float">
            <text:p>0,101868</text:p>
          </table:table-cell>
          <table:table-cell office:value-type="float" office:value="0.1875" calcext:value-type="float">
            <text:p>0,1875</text:p>
          </table:table-cell>
          <table:table-cell table:formula="of:=SQRT(([.C178]-[.C177])^2+([.D178]-[.D17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101868" calcext:value-type="float">
            <text:p>0,101868</text:p>
          </table:table-cell>
          <table:table-cell office:value-type="float" office:value="0.1875" calcext:value-type="float">
            <text:p>0,1875</text:p>
          </table:table-cell>
          <table:table-cell table:formula="of:=SQRT(([.C179]-[.C178])^2+([.D179]-[.D17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338409" calcext:value-type="float">
            <text:p>0,338409</text:p>
          </table:table-cell>
          <table:table-cell office:value-type="float" office:value="0.821594" calcext:value-type="float">
            <text:p>0,821594</text:p>
          </table:table-cell>
          <table:table-cell table:formula="of:=SQRT(([.C180]-[.C179])^2+([.D180]-[.D179])^2)" office:value-type="float" office:value="0.67677680627885" calcext:value-type="float">
            <text:p>0,67677680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2285" calcext:value-type="float">
            <text:p>0,342285</text:p>
          </table:table-cell>
          <table:table-cell office:value-type="float" office:value="0.822327" calcext:value-type="float">
            <text:p>0,822327</text:p>
          </table:table-cell>
          <table:table-cell table:formula="of:=SQRT(([.C181]-[.C180])^2+([.D181]-[.D180])^2)" office:value-type="float" office:value="0.00394470087585869" calcext:value-type="float">
            <text:p>0,00394470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2072" calcext:value-type="float">
            <text:p>0,342072</text:p>
          </table:table-cell>
          <table:table-cell office:value-type="float" office:value="0.821777" calcext:value-type="float">
            <text:p>0,821777</text:p>
          </table:table-cell>
          <table:table-cell table:formula="of:=SQRT(([.C182]-[.C181])^2+([.D182]-[.D181])^2)" office:value-type="float" office:value="0.000589804204800153" calcext:value-type="float">
            <text:p>0,00058980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3719" calcext:value-type="float">
            <text:p>0,343719</text:p>
          </table:table-cell>
          <table:table-cell office:value-type="float" office:value="0.821594" calcext:value-type="float">
            <text:p>0,821594</text:p>
          </table:table-cell>
          <table:table-cell table:formula="of:=SQRT(([.C183]-[.C182])^2+([.D183]-[.D182])^2)" office:value-type="float" office:value="0.00165713548027916" calcext:value-type="float">
            <text:p>0,00165713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61" calcext:value-type="float">
            <text:p>0,3461</text:p>
          </table:table-cell>
          <table:table-cell office:value-type="float" office:value="0.821655" calcext:value-type="float">
            <text:p>0,821655</text:p>
          </table:table-cell>
          <table:table-cell table:formula="of:=SQRT(([.C184]-[.C183])^2+([.D184]-[.D183])^2)" office:value-type="float" office:value="0.00238178126619555" calcext:value-type="float">
            <text:p>0,00238178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6985" calcext:value-type="float">
            <text:p>0,346985</text:p>
          </table:table-cell>
          <table:table-cell office:value-type="float" office:value="0.821747" calcext:value-type="float">
            <text:p>0,821747</text:p>
          </table:table-cell>
          <table:table-cell table:formula="of:=SQRT(([.C185]-[.C184])^2+([.D185]-[.D184])^2)" office:value-type="float" office:value="0.000889769071163952" calcext:value-type="float">
            <text:p>0,00088976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845" calcext:value-type="float">
            <text:p>0,34845</text:p>
          </table:table-cell>
          <table:table-cell office:value-type="float" office:value="0.821991" calcext:value-type="float">
            <text:p>0,821991</text:p>
          </table:table-cell>
          <table:table-cell table:formula="of:=SQRT(([.C186]-[.C185])^2+([.D186]-[.D185])^2)" office:value-type="float" office:value="0.00148518046041554" calcext:value-type="float">
            <text:p>0,00148518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0159" calcext:value-type="float">
            <text:p>0,350159</text:p>
          </table:table-cell>
          <table:table-cell office:value-type="float" office:value="0.822174" calcext:value-type="float">
            <text:p>0,822174</text:p>
          </table:table-cell>
          <table:table-cell table:formula="of:=SQRT(([.C187]-[.C186])^2+([.D187]-[.D186])^2)" office:value-type="float" office:value="0.00171876990897557" calcext:value-type="float">
            <text:p>0,00171876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49792" calcext:value-type="float">
            <text:p>0,349792</text:p>
          </table:table-cell>
          <table:table-cell office:value-type="float" office:value="0.821625" calcext:value-type="float">
            <text:p>0,821625</text:p>
          </table:table-cell>
          <table:table-cell table:formula="of:=SQRT(([.C188]-[.C187])^2+([.D188]-[.D187])^2)" office:value-type="float" office:value="0.00066037110778715" calcext:value-type="float">
            <text:p>0,00066037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166" calcext:value-type="float">
            <text:p>0,351166</text:p>
          </table:table-cell>
          <table:table-cell office:value-type="float" office:value="0.820618" calcext:value-type="float">
            <text:p>0,820618</text:p>
          </table:table-cell>
          <table:table-cell table:formula="of:=SQRT(([.C189]-[.C188])^2+([.D189]-[.D188])^2)" office:value-type="float" office:value="0.00170350374229114" calcext:value-type="float">
            <text:p>0,00170350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166" calcext:value-type="float">
            <text:p>0,351166</text:p>
          </table:table-cell>
          <table:table-cell office:value-type="float" office:value="0.820618" calcext:value-type="float">
            <text:p>0,820618</text:p>
          </table:table-cell>
          <table:table-cell table:formula="of:=SQRT(([.C190]-[.C189])^2+([.D190]-[.D18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166" calcext:value-type="float">
            <text:p>0,351166</text:p>
          </table:table-cell>
          <table:table-cell office:value-type="float" office:value="0.820618" calcext:value-type="float">
            <text:p>0,820618</text:p>
          </table:table-cell>
          <table:table-cell table:formula="of:=SQRT(([.C191]-[.C190])^2+([.D191]-[.D19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288" calcext:value-type="float">
            <text:p>0,351288</text:p>
          </table:table-cell>
          <table:table-cell office:value-type="float" office:value="0.820648" calcext:value-type="float">
            <text:p>0,820648</text:p>
          </table:table-cell>
          <table:table-cell table:formula="of:=SQRT(([.C192]-[.C191])^2+([.D192]-[.D191])^2)" office:value-type="float" office:value="0.00012563439019632" calcext:value-type="float">
            <text:p>0,00012563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257" calcext:value-type="float">
            <text:p>0,351257</text:p>
          </table:table-cell>
          <table:table-cell office:value-type="float" office:value="0.821198" calcext:value-type="float">
            <text:p>0,821198</text:p>
          </table:table-cell>
          <table:table-cell table:formula="of:=SQRT(([.C193]-[.C192])^2+([.D193]-[.D192])^2)" office:value-type="float" office:value="0.000550872943608647" calcext:value-type="float">
            <text:p>0,00055087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257" calcext:value-type="float">
            <text:p>0,351257</text:p>
          </table:table-cell>
          <table:table-cell office:value-type="float" office:value="0.821198" calcext:value-type="float">
            <text:p>0,821198</text:p>
          </table:table-cell>
          <table:table-cell table:formula="of:=SQRT(([.C194]-[.C193])^2+([.D194]-[.D19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257" calcext:value-type="float">
            <text:p>0,351257</text:p>
          </table:table-cell>
          <table:table-cell office:value-type="float" office:value="0.821198" calcext:value-type="float">
            <text:p>0,821198</text:p>
          </table:table-cell>
          <table:table-cell table:formula="of:=SQRT(([.C195]-[.C194])^2+([.D195]-[.D19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227" calcext:value-type="float">
            <text:p>0,351227</text:p>
          </table:table-cell>
          <table:table-cell office:value-type="float" office:value="0.82135" calcext:value-type="float">
            <text:p>0,82135</text:p>
          </table:table-cell>
          <table:table-cell table:formula="of:=SQRT(([.C196]-[.C195])^2+([.D196]-[.D195])^2)" office:value-type="float" office:value="0.00015493224325495" calcext:value-type="float">
            <text:p>0,00015493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41" calcext:value-type="float">
            <text:p>0,35141</text:p>
          </table:table-cell>
          <table:table-cell office:value-type="float" office:value="0.82074" calcext:value-type="float">
            <text:p>0,82074</text:p>
          </table:table-cell>
          <table:table-cell table:formula="of:=SQRT(([.C197]-[.C196])^2+([.D197]-[.D196])^2)" office:value-type="float" office:value="0.000636858697043556" calcext:value-type="float">
            <text:p>0,00063685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1685" calcext:value-type="float">
            <text:p>0,351685</text:p>
          </table:table-cell>
          <table:table-cell office:value-type="float" office:value="0.821075" calcext:value-type="float">
            <text:p>0,821075</text:p>
          </table:table-cell>
          <table:table-cell table:formula="of:=SQRT(([.C198]-[.C197])^2+([.D198]-[.D197])^2)" office:value-type="float" office:value="0.000433416658655312" calcext:value-type="float">
            <text:p>0,00043341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2203" calcext:value-type="float">
            <text:p>0,352203</text:p>
          </table:table-cell>
          <table:table-cell office:value-type="float" office:value="0.821045" calcext:value-type="float">
            <text:p>0,821045</text:p>
          </table:table-cell>
          <table:table-cell table:formula="of:=SQRT(([.C199]-[.C198])^2+([.D199]-[.D198])^2)" office:value-type="float" office:value="0.000518867998627805" calcext:value-type="float">
            <text:p>0,0005188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437" calcext:value-type="float">
            <text:p>0,35437</text:p>
          </table:table-cell>
          <table:table-cell office:value-type="float" office:value="0.820862" calcext:value-type="float">
            <text:p>0,820862</text:p>
          </table:table-cell>
          <table:table-cell table:formula="of:=SQRT(([.C200]-[.C199])^2+([.D200]-[.D199])^2)" office:value-type="float" office:value="0.00217471331443942" calcext:value-type="float">
            <text:p>0,00217471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6873" calcext:value-type="float">
            <text:p>0,356873</text:p>
          </table:table-cell>
          <table:table-cell office:value-type="float" office:value="0.821686" calcext:value-type="float">
            <text:p>0,821686</text:p>
          </table:table-cell>
          <table:table-cell table:formula="of:=SQRT(([.C201]-[.C200])^2+([.D201]-[.D200])^2)" office:value-type="float" office:value="0.00263514420857755" calcext:value-type="float">
            <text:p>0,00263514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59222" calcext:value-type="float">
            <text:p>0,359222</text:p>
          </table:table-cell>
          <table:table-cell office:value-type="float" office:value="0.822205" calcext:value-type="float">
            <text:p>0,822205</text:p>
          </table:table-cell>
          <table:table-cell table:formula="of:=SQRT(([.C202]-[.C201])^2+([.D202]-[.D201])^2)" office:value-type="float" office:value="0.00240565209454734" calcext:value-type="float">
            <text:p>0,00240565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1847" calcext:value-type="float">
            <text:p>0,361847</text:p>
          </table:table-cell>
          <table:table-cell office:value-type="float" office:value="0.821777" calcext:value-type="float">
            <text:p>0,821777</text:p>
          </table:table-cell>
          <table:table-cell table:formula="of:=SQRT(([.C203]-[.C202])^2+([.D203]-[.D202])^2)" office:value-type="float" office:value="0.00265966332455819" calcext:value-type="float">
            <text:p>0,00265966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3129" calcext:value-type="float">
            <text:p>0,363129</text:p>
          </table:table-cell>
          <table:table-cell office:value-type="float" office:value="0.824524" calcext:value-type="float">
            <text:p>0,824524</text:p>
          </table:table-cell>
          <table:table-cell table:formula="of:=SQRT(([.C204]-[.C203])^2+([.D204]-[.D203])^2)" office:value-type="float" office:value="0.00303142425272341" calcext:value-type="float">
            <text:p>0,00303142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1115" calcext:value-type="float">
            <text:p>0,361115</text:p>
          </table:table-cell>
          <table:table-cell office:value-type="float" office:value="0.833191" calcext:value-type="float">
            <text:p>0,833191</text:p>
          </table:table-cell>
          <table:table-cell table:formula="of:=SQRT(([.C205]-[.C204])^2+([.D205]-[.D204])^2)" office:value-type="float" office:value="0.00889792588191212" calcext:value-type="float">
            <text:p>0,00889792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61115" calcext:value-type="float">
            <text:p>0,361115</text:p>
          </table:table-cell>
          <table:table-cell office:value-type="float" office:value="0.833191" calcext:value-type="float">
            <text:p>0,833191</text:p>
          </table:table-cell>
          <table:table-cell table:formula="of:=SQRT(([.C206]-[.C205])^2+([.D206]-[.D20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361115" calcext:value-type="float">
            <text:p>0,361115</text:p>
          </table:table-cell>
          <table:table-cell office:value-type="float" office:value="0.833191" calcext:value-type="float">
            <text:p>0,833191</text:p>
          </table:table-cell>
          <table:table-cell table:formula="of:=SQRT(([.C207]-[.C206])^2+([.D207]-[.D20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190704" calcext:value-type="float">
            <text:p>0,190704</text:p>
          </table:table-cell>
          <table:table-cell office:value-type="float" office:value="0.797943" calcext:value-type="float">
            <text:p>0,797943</text:p>
          </table:table-cell>
          <table:table-cell table:formula="of:=SQRT(([.C208]-[.C207])^2+([.D208]-[.D207])^2)" office:value-type="float" office:value="0.174018189925651" calcext:value-type="float">
            <text:p>0,17401818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87958" calcext:value-type="float">
            <text:p>0,187958</text:p>
          </table:table-cell>
          <table:table-cell office:value-type="float" office:value="0.794006" calcext:value-type="float">
            <text:p>0,794006</text:p>
          </table:table-cell>
          <table:table-cell table:formula="of:=SQRT(([.C209]-[.C208])^2+([.D209]-[.D208])^2)" office:value-type="float" office:value="0.00480005052056744" calcext:value-type="float">
            <text:p>0,00480005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87958" calcext:value-type="float">
            <text:p>0,187958</text:p>
          </table:table-cell>
          <table:table-cell office:value-type="float" office:value="0.794006" calcext:value-type="float">
            <text:p>0,794006</text:p>
          </table:table-cell>
          <table:table-cell table:formula="of:=SQRT(([.C210]-[.C209])^2+([.D210]-[.D20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88202" calcext:value-type="float">
            <text:p>0,188202</text:p>
          </table:table-cell>
          <table:table-cell office:value-type="float" office:value="0.797638" calcext:value-type="float">
            <text:p>0,797638</text:p>
          </table:table-cell>
          <table:table-cell table:formula="of:=SQRT(([.C211]-[.C210])^2+([.D211]-[.D210])^2)" office:value-type="float" office:value="0.00364018680839319" calcext:value-type="float">
            <text:p>0,00364018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88202" calcext:value-type="float">
            <text:p>0,188202</text:p>
          </table:table-cell>
          <table:table-cell office:value-type="float" office:value="0.797638" calcext:value-type="float">
            <text:p>0,797638</text:p>
          </table:table-cell>
          <table:table-cell table:formula="of:=SQRT(([.C212]-[.C211])^2+([.D212]-[.D21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86981" calcext:value-type="float">
            <text:p>0,186981</text:p>
          </table:table-cell>
          <table:table-cell office:value-type="float" office:value="0.798035" calcext:value-type="float">
            <text:p>0,798035</text:p>
          </table:table-cell>
          <table:table-cell table:formula="of:=SQRT(([.C213]-[.C212])^2+([.D213]-[.D212])^2)" office:value-type="float" office:value="0.00128391977942548" calcext:value-type="float">
            <text:p>0,001283919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387085" calcext:value-type="float">
            <text:p>0,387085</text:p>
          </table:table-cell>
          <table:table-cell office:value-type="float" office:value="0.814758" calcext:value-type="float">
            <text:p>0,814758</text:p>
          </table:table-cell>
          <table:table-cell table:formula="of:=SQRT(([.C214]-[.C213])^2+([.D214]-[.D213])^2)" office:value-type="float" office:value="0.200801567586013" calcext:value-type="float">
            <text:p>0,20080156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84357" calcext:value-type="float">
            <text:p>0,184357</text:p>
          </table:table-cell>
          <table:table-cell office:value-type="float" office:value="0.794464" calcext:value-type="float">
            <text:p>0,794464</text:p>
          </table:table-cell>
          <table:table-cell table:formula="of:=SQRT(([.C215]-[.C214])^2+([.D215]-[.D214])^2)" office:value-type="float" office:value="0.20374122906275" calcext:value-type="float">
            <text:p>0,20374122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3036" calcext:value-type="float">
            <text:p>0,393036</text:p>
          </table:table-cell>
          <table:table-cell office:value-type="float" office:value="0.817261" calcext:value-type="float">
            <text:p>0,817261</text:p>
          </table:table-cell>
          <table:table-cell table:formula="of:=SQRT(([.C216]-[.C215])^2+([.D216]-[.D215])^2)" office:value-type="float" office:value="0.209920528414922" calcext:value-type="float">
            <text:p>0,20992052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84357" calcext:value-type="float">
            <text:p>0,184357</text:p>
          </table:table-cell>
          <table:table-cell office:value-type="float" office:value="0.794464" calcext:value-type="float">
            <text:p>0,794464</text:p>
          </table:table-cell>
          <table:table-cell table:formula="of:=SQRT(([.C217]-[.C216])^2+([.D217]-[.D216])^2)" office:value-type="float" office:value="0.209920528414922" calcext:value-type="float">
            <text:p>0,20992052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3036" calcext:value-type="float">
            <text:p>0,393036</text:p>
          </table:table-cell>
          <table:table-cell office:value-type="float" office:value="0.817261" calcext:value-type="float">
            <text:p>0,817261</text:p>
          </table:table-cell>
          <table:table-cell table:formula="of:=SQRT(([.C218]-[.C217])^2+([.D218]-[.D217])^2)" office:value-type="float" office:value="0.209920528414922" calcext:value-type="float">
            <text:p>0,20992052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81763" calcext:value-type="float">
            <text:p>0,181763</text:p>
          </table:table-cell>
          <table:table-cell office:value-type="float" office:value="0.790161" calcext:value-type="float">
            <text:p>0,790161</text:p>
          </table:table-cell>
          <table:table-cell table:formula="of:=SQRT(([.C219]-[.C218])^2+([.D219]-[.D218])^2)" office:value-type="float" office:value="0.213003968340968" calcext:value-type="float">
            <text:p>0,21300396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3036" calcext:value-type="float">
            <text:p>0,393036</text:p>
          </table:table-cell>
          <table:table-cell office:value-type="float" office:value="0.817261" calcext:value-type="float">
            <text:p>0,817261</text:p>
          </table:table-cell>
          <table:table-cell table:formula="of:=SQRT(([.C220]-[.C219])^2+([.D220]-[.D219])^2)" office:value-type="float" office:value="0.213003968340968" calcext:value-type="float">
            <text:p>0,21300396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81763" calcext:value-type="float">
            <text:p>0,181763</text:p>
          </table:table-cell>
          <table:table-cell office:value-type="float" office:value="0.790161" calcext:value-type="float">
            <text:p>0,790161</text:p>
          </table:table-cell>
          <table:table-cell table:formula="of:=SQRT(([.C221]-[.C220])^2+([.D221]-[.D220])^2)" office:value-type="float" office:value="0.213003968340968" calcext:value-type="float">
            <text:p>0,21300396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2456" calcext:value-type="float">
            <text:p>0,392456</text:p>
          </table:table-cell>
          <table:table-cell office:value-type="float" office:value="0.816071" calcext:value-type="float">
            <text:p>0,816071</text:p>
          </table:table-cell>
          <table:table-cell table:formula="of:=SQRT(([.C222]-[.C221])^2+([.D222]-[.D221])^2)" office:value-type="float" office:value="0.21228016475639" calcext:value-type="float">
            <text:p>0,212280164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181763" calcext:value-type="float">
            <text:p>0,181763</text:p>
          </table:table-cell>
          <table:table-cell office:value-type="float" office:value="0.790161" calcext:value-type="float">
            <text:p>0,790161</text:p>
          </table:table-cell>
          <table:table-cell table:formula="of:=SQRT(([.C223]-[.C222])^2+([.D223]-[.D222])^2)" office:value-type="float" office:value="0.21228016475639" calcext:value-type="float">
            <text:p>0,21228016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2456" calcext:value-type="float">
            <text:p>0,392456</text:p>
          </table:table-cell>
          <table:table-cell office:value-type="float" office:value="0.816071" calcext:value-type="float">
            <text:p>0,816071</text:p>
          </table:table-cell>
          <table:table-cell table:formula="of:=SQRT(([.C224]-[.C223])^2+([.D224]-[.D223])^2)" office:value-type="float" office:value="0.21228016475639" calcext:value-type="float">
            <text:p>0,21228016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3951" calcext:value-type="float">
            <text:p>0,393951</text:p>
          </table:table-cell>
          <table:table-cell office:value-type="float" office:value="0.814636" calcext:value-type="float">
            <text:p>0,814636</text:p>
          </table:table-cell>
          <table:table-cell table:formula="of:=SQRT(([.C225]-[.C224])^2+([.D225]-[.D224])^2)" office:value-type="float" office:value="0.00207225722341612" calcext:value-type="float">
            <text:p>0,00207225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3951" calcext:value-type="float">
            <text:p>0,393951</text:p>
          </table:table-cell>
          <table:table-cell office:value-type="float" office:value="0.814636" calcext:value-type="float">
            <text:p>0,814636</text:p>
          </table:table-cell>
          <table:table-cell table:formula="of:=SQRT(([.C226]-[.C225])^2+([.D226]-[.D22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5996" calcext:value-type="float">
            <text:p>0,395996</text:p>
          </table:table-cell>
          <table:table-cell office:value-type="float" office:value="0.81015" calcext:value-type="float">
            <text:p>0,81015</text:p>
          </table:table-cell>
          <table:table-cell table:formula="of:=SQRT(([.C227]-[.C226])^2+([.D227]-[.D226])^2)" office:value-type="float" office:value="0.00493013397383872" calcext:value-type="float">
            <text:p>0,0049301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7278" calcext:value-type="float">
            <text:p>0,397278</text:p>
          </table:table-cell>
          <table:table-cell office:value-type="float" office:value="0.804657" calcext:value-type="float">
            <text:p>0,804657</text:p>
          </table:table-cell>
          <table:table-cell table:formula="of:=SQRT(([.C228]-[.C227])^2+([.D228]-[.D227])^2)" office:value-type="float" office:value="0.00564061813988511" calcext:value-type="float">
            <text:p>0,00564061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8285" calcext:value-type="float">
            <text:p>0,398285</text:p>
          </table:table-cell>
          <table:table-cell office:value-type="float" office:value="0.80069" calcext:value-type="float">
            <text:p>0,80069</text:p>
          </table:table-cell>
          <table:table-cell table:formula="of:=SQRT(([.C229]-[.C228])^2+([.D229]-[.D228])^2)" office:value-type="float" office:value="0.00409281541240252" calcext:value-type="float">
            <text:p>0,00409281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8834" calcext:value-type="float">
            <text:p>0,398834</text:p>
          </table:table-cell>
          <table:table-cell office:value-type="float" office:value="0.797943" calcext:value-type="float">
            <text:p>0,797943</text:p>
          </table:table-cell>
          <table:table-cell table:formula="of:=SQRT(([.C230]-[.C229])^2+([.D230]-[.D229])^2)" office:value-type="float" office:value="0.00280132290177342" calcext:value-type="float">
            <text:p>0,00280132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9414" calcext:value-type="float">
            <text:p>0,399414</text:p>
          </table:table-cell>
          <table:table-cell office:value-type="float" office:value="0.795319" calcext:value-type="float">
            <text:p>0,795319</text:p>
          </table:table-cell>
          <table:table-cell table:formula="of:=SQRT(([.C231]-[.C230])^2+([.D231]-[.D230])^2)" office:value-type="float" office:value="0.00268733622756808" calcext:value-type="float">
            <text:p>0,00268733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0421" calcext:value-type="float">
            <text:p>0,400421</text:p>
          </table:table-cell>
          <table:table-cell office:value-type="float" office:value="0.791779" calcext:value-type="float">
            <text:p>0,791779</text:p>
          </table:table-cell>
          <table:table-cell table:formula="of:=SQRT(([.C232]-[.C231])^2+([.D232]-[.D231])^2)" office:value-type="float" office:value="0.00368044141374372" calcext:value-type="float">
            <text:p>0,00368044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1642" calcext:value-type="float">
            <text:p>0,401642</text:p>
          </table:table-cell>
          <table:table-cell office:value-type="float" office:value="0.787384" calcext:value-type="float">
            <text:p>0,787384</text:p>
          </table:table-cell>
          <table:table-cell table:formula="of:=SQRT(([.C233]-[.C232])^2+([.D233]-[.D232])^2)" office:value-type="float" office:value="0.00456145437333318" calcext:value-type="float">
            <text:p>0,00456145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2679" calcext:value-type="float">
            <text:p>0,402679</text:p>
          </table:table-cell>
          <table:table-cell office:value-type="float" office:value="0.782898" calcext:value-type="float">
            <text:p>0,782898</text:p>
          </table:table-cell>
          <table:table-cell table:formula="of:=SQRT(([.C234]-[.C233])^2+([.D234]-[.D233])^2)" office:value-type="float" office:value="0.00460429853506481" calcext:value-type="float">
            <text:p>0,00460429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3839" calcext:value-type="float">
            <text:p>0,403839</text:p>
          </table:table-cell>
          <table:table-cell office:value-type="float" office:value="0.77829" calcext:value-type="float">
            <text:p>0,77829</text:p>
          </table:table-cell>
          <table:table-cell table:formula="of:=SQRT(([.C235]-[.C234])^2+([.D235]-[.D234])^2)" office:value-type="float" office:value="0.00475176430391907" calcext:value-type="float">
            <text:p>0,00475176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4724" calcext:value-type="float">
            <text:p>0,404724</text:p>
          </table:table-cell>
          <table:table-cell office:value-type="float" office:value="0.774384" calcext:value-type="float">
            <text:p>0,774384</text:p>
          </table:table-cell>
          <table:table-cell table:formula="of:=SQRT(([.C236]-[.C235])^2+([.D236]-[.D235])^2)" office:value-type="float" office:value="0.00400500449437957" calcext:value-type="float">
            <text:p>0,00400500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4907" calcext:value-type="float">
            <text:p>0,404907</text:p>
          </table:table-cell>
          <table:table-cell office:value-type="float" office:value="0.77359" calcext:value-type="float">
            <text:p>0,77359</text:p>
          </table:table-cell>
          <table:table-cell table:formula="of:=SQRT(([.C237]-[.C236])^2+([.D237]-[.D236])^2)" office:value-type="float" office:value="0.000814815930133769" calcext:value-type="float">
            <text:p>0,0008148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5884" calcext:value-type="float">
            <text:p>0,405884</text:p>
          </table:table-cell>
          <table:table-cell office:value-type="float" office:value="0.768738" calcext:value-type="float">
            <text:p>0,768738</text:p>
          </table:table-cell>
          <table:table-cell table:formula="of:=SQRT(([.C238]-[.C237])^2+([.D238]-[.D237])^2)" office:value-type="float" office:value="0.00494938713377746" calcext:value-type="float">
            <text:p>0,00494938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741" calcext:value-type="float">
            <text:p>0,40741</text:p>
          </table:table-cell>
          <table:table-cell office:value-type="float" office:value="0.763245" calcext:value-type="float">
            <text:p>0,763245</text:p>
          </table:table-cell>
          <table:table-cell table:formula="of:=SQRT(([.C239]-[.C238])^2+([.D239]-[.D238])^2)" office:value-type="float" office:value="0.00570102841599653" calcext:value-type="float">
            <text:p>0,00570102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918" calcext:value-type="float">
            <text:p>0,40918</text:p>
          </table:table-cell>
          <table:table-cell office:value-type="float" office:value="0.757599" calcext:value-type="float">
            <text:p>0,757599</text:p>
          </table:table-cell>
          <table:table-cell table:formula="of:=SQRT(([.C240]-[.C239])^2+([.D240]-[.D239])^2)" office:value-type="float" office:value="0.00591694312969125" calcext:value-type="float">
            <text:p>0,00591694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0645" calcext:value-type="float">
            <text:p>0,410645</text:p>
          </table:table-cell>
          <table:table-cell office:value-type="float" office:value="0.752197" calcext:value-type="float">
            <text:p>0,752197</text:p>
          </table:table-cell>
          <table:table-cell table:formula="of:=SQRT(([.C241]-[.C240])^2+([.D241]-[.D240])^2)" office:value-type="float" office:value="0.00559712685223399" calcext:value-type="float">
            <text:p>0,00559712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2201" calcext:value-type="float">
            <text:p>0,412201</text:p>
          </table:table-cell>
          <table:table-cell office:value-type="float" office:value="0.746185" calcext:value-type="float">
            <text:p>0,746185</text:p>
          </table:table-cell>
          <table:table-cell table:formula="of:=SQRT(([.C242]-[.C241])^2+([.D242]-[.D241])^2)" office:value-type="float" office:value="0.00621009500732478" calcext:value-type="float">
            <text:p>0,0062100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4062" calcext:value-type="float">
            <text:p>0,414062</text:p>
          </table:table-cell>
          <table:table-cell office:value-type="float" office:value="0.740265" calcext:value-type="float">
            <text:p>0,740265</text:p>
          </table:table-cell>
          <table:table-cell table:formula="of:=SQRT(([.C243]-[.C242])^2+([.D243]-[.D242])^2)" office:value-type="float" office:value="0.00620562011405794" calcext:value-type="float">
            <text:p>0,00620562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5771" calcext:value-type="float">
            <text:p>0,415771</text:p>
          </table:table-cell>
          <table:table-cell office:value-type="float" office:value="0.73465" calcext:value-type="float">
            <text:p>0,73465</text:p>
          </table:table-cell>
          <table:table-cell table:formula="of:=SQRT(([.C244]-[.C243])^2+([.D244]-[.D243])^2)" office:value-type="float" office:value="0.00586931904057014" calcext:value-type="float">
            <text:p>0,0058693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7236" calcext:value-type="float">
            <text:p>0,417236</text:p>
          </table:table-cell>
          <table:table-cell office:value-type="float" office:value="0.72879" calcext:value-type="float">
            <text:p>0,72879</text:p>
          </table:table-cell>
          <table:table-cell table:formula="of:=SQRT(([.C245]-[.C244])^2+([.D245]-[.D244])^2)" office:value-type="float" office:value="0.00604034974152985" calcext:value-type="float">
            <text:p>0,00604034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861" calcext:value-type="float">
            <text:p>0,41861</text:p>
          </table:table-cell>
          <table:table-cell office:value-type="float" office:value="0.722687" calcext:value-type="float">
            <text:p>0,722687</text:p>
          </table:table-cell>
          <table:table-cell table:formula="of:=SQRT(([.C246]-[.C245])^2+([.D246]-[.D245])^2)" office:value-type="float" office:value="0.00625575614933967" calcext:value-type="float">
            <text:p>0,00625575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0288" calcext:value-type="float">
            <text:p>0,420288</text:p>
          </table:table-cell>
          <table:table-cell office:value-type="float" office:value="0.715851" calcext:value-type="float">
            <text:p>0,715851</text:p>
          </table:table-cell>
          <table:table-cell table:formula="of:=SQRT(([.C247]-[.C246])^2+([.D247]-[.D246])^2)" office:value-type="float" office:value="0.00703893315780163" calcext:value-type="float">
            <text:p>0,00703893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2302" calcext:value-type="float">
            <text:p>0,422302</text:p>
          </table:table-cell>
          <table:table-cell office:value-type="float" office:value="0.708405" calcext:value-type="float">
            <text:p>0,708405</text:p>
          </table:table-cell>
          <table:table-cell table:formula="of:=SQRT(([.C248]-[.C247])^2+([.D248]-[.D247])^2)" office:value-type="float" office:value="0.00771356674956539" calcext:value-type="float">
            <text:p>0,00771356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4103" calcext:value-type="float">
            <text:p>0,424103</text:p>
          </table:table-cell>
          <table:table-cell office:value-type="float" office:value="0.7005" calcext:value-type="float">
            <text:p>0,7005</text:p>
          </table:table-cell>
          <table:table-cell table:formula="of:=SQRT(([.C249]-[.C248])^2+([.D249]-[.D248])^2)" office:value-type="float" office:value="0.00810756597259617" calcext:value-type="float">
            <text:p>0,0081075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5751" calcext:value-type="float">
            <text:p>0,425751</text:p>
          </table:table-cell>
          <table:table-cell office:value-type="float" office:value="0.692413" calcext:value-type="float">
            <text:p>0,692413</text:p>
          </table:table-cell>
          <table:table-cell table:formula="of:=SQRT(([.C250]-[.C249])^2+([.D250]-[.D249])^2)" office:value-type="float" office:value="0.00825320986041195" calcext:value-type="float">
            <text:p>0,00825320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746" calcext:value-type="float">
            <text:p>0,42746</text:p>
          </table:table-cell>
          <table:table-cell office:value-type="float" office:value="0.684204" calcext:value-type="float">
            <text:p>0,684204</text:p>
          </table:table-cell>
          <table:table-cell table:formula="of:=SQRT(([.C251]-[.C250])^2+([.D251]-[.D250])^2)" office:value-type="float" office:value="0.00838500816934609" calcext:value-type="float">
            <text:p>0,00838500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9382" calcext:value-type="float">
            <text:p>0,429382</text:p>
          </table:table-cell>
          <table:table-cell office:value-type="float" office:value="0.675934" calcext:value-type="float">
            <text:p>0,675934</text:p>
          </table:table-cell>
          <table:table-cell table:formula="of:=SQRT(([.C252]-[.C251])^2+([.D252]-[.D251])^2)" office:value-type="float" office:value="0.00849040540845958" calcext:value-type="float">
            <text:p>0,00849040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1427" calcext:value-type="float">
            <text:p>0,431427</text:p>
          </table:table-cell>
          <table:table-cell office:value-type="float" office:value="0.667023" calcext:value-type="float">
            <text:p>0,667023</text:p>
          </table:table-cell>
          <table:table-cell table:formula="of:=SQRT(([.C253]-[.C252])^2+([.D253]-[.D252])^2)" office:value-type="float" office:value="0.00914264436582765" calcext:value-type="float">
            <text:p>0,00914264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3258" calcext:value-type="float">
            <text:p>0,433258</text:p>
          </table:table-cell>
          <table:table-cell office:value-type="float" office:value="0.657501" calcext:value-type="float">
            <text:p>0,657501</text:p>
          </table:table-cell>
          <table:table-cell table:formula="of:=SQRT(([.C254]-[.C253])^2+([.D254]-[.D253])^2)" office:value-type="float" office:value="0.00969644496709997" calcext:value-type="float">
            <text:p>0,0096964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4692" calcext:value-type="float">
            <text:p>0,434692</text:p>
          </table:table-cell>
          <table:table-cell office:value-type="float" office:value="0.648895" calcext:value-type="float">
            <text:p>0,648895</text:p>
          </table:table-cell>
          <table:table-cell table:formula="of:=SQRT(([.C255]-[.C254])^2+([.D255]-[.D254])^2)" office:value-type="float" office:value="0.00872465426249086" calcext:value-type="float">
            <text:p>0,00872465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5913" calcext:value-type="float">
            <text:p>0,435913</text:p>
          </table:table-cell>
          <table:table-cell office:value-type="float" office:value="0.640839" calcext:value-type="float">
            <text:p>0,640839</text:p>
          </table:table-cell>
          <table:table-cell table:formula="of:=SQRT(([.C256]-[.C255])^2+([.D256]-[.D255])^2)" office:value-type="float" office:value="0.00814800447962574" calcext:value-type="float">
            <text:p>0,00814800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7378" calcext:value-type="float">
            <text:p>0,437378</text:p>
          </table:table-cell>
          <table:table-cell office:value-type="float" office:value="0.631622" calcext:value-type="float">
            <text:p>0,631622</text:p>
          </table:table-cell>
          <table:table-cell table:formula="of:=SQRT(([.C257]-[.C256])^2+([.D257]-[.D256])^2)" office:value-type="float" office:value="0.00933270132383966" calcext:value-type="float">
            <text:p>0,00933270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8995" calcext:value-type="float">
            <text:p>0,438995</text:p>
          </table:table-cell>
          <table:table-cell office:value-type="float" office:value="0.622345" calcext:value-type="float">
            <text:p>0,622345</text:p>
          </table:table-cell>
          <table:table-cell table:formula="of:=SQRT(([.C258]-[.C257])^2+([.D258]-[.D257])^2)" office:value-type="float" office:value="0.00941686880019052" calcext:value-type="float">
            <text:p>0,00941686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0094" calcext:value-type="float">
            <text:p>0,440094</text:p>
          </table:table-cell>
          <table:table-cell office:value-type="float" office:value="0.613983" calcext:value-type="float">
            <text:p>0,613983</text:p>
          </table:table-cell>
          <table:table-cell table:formula="of:=SQRT(([.C259]-[.C258])^2+([.D259]-[.D258])^2)" office:value-type="float" office:value="0.00843391042162529" calcext:value-type="float">
            <text:p>0,00843391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0948" calcext:value-type="float">
            <text:p>0,440948</text:p>
          </table:table-cell>
          <table:table-cell office:value-type="float" office:value="0.605591" calcext:value-type="float">
            <text:p>0,605591</text:p>
          </table:table-cell>
          <table:table-cell table:formula="of:=SQRT(([.C260]-[.C259])^2+([.D260]-[.D259])^2)" office:value-type="float" office:value="0.00843534113121688" calcext:value-type="float">
            <text:p>0,00843534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1772" calcext:value-type="float">
            <text:p>0,441772</text:p>
          </table:table-cell>
          <table:table-cell office:value-type="float" office:value="0.597473" calcext:value-type="float">
            <text:p>0,597473</text:p>
          </table:table-cell>
          <table:table-cell table:formula="of:=SQRT(([.C261]-[.C260])^2+([.D261]-[.D260])^2)" office:value-type="float" office:value="0.0081597120047218" calcext:value-type="float">
            <text:p>0,0081597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2291" calcext:value-type="float">
            <text:p>0,442291</text:p>
          </table:table-cell>
          <table:table-cell office:value-type="float" office:value="0.589874" calcext:value-type="float">
            <text:p>0,589874</text:p>
          </table:table-cell>
          <table:table-cell table:formula="of:=SQRT(([.C262]-[.C261])^2+([.D262]-[.D261])^2)" office:value-type="float" office:value="0.00761670282996512" calcext:value-type="float">
            <text:p>0,00761670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2902" calcext:value-type="float">
            <text:p>0,442902</text:p>
          </table:table-cell>
          <table:table-cell office:value-type="float" office:value="0.582184" calcext:value-type="float">
            <text:p>0,582184</text:p>
          </table:table-cell>
          <table:table-cell table:formula="of:=SQRT(([.C263]-[.C262])^2+([.D263]-[.D262])^2)" office:value-type="float" office:value="0.00771423495882782" calcext:value-type="float">
            <text:p>0,0077142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3787" calcext:value-type="float">
            <text:p>0,443787</text:p>
          </table:table-cell>
          <table:table-cell office:value-type="float" office:value="0.574554" calcext:value-type="float">
            <text:p>0,574554</text:p>
          </table:table-cell>
          <table:table-cell table:formula="of:=SQRT(([.C264]-[.C263])^2+([.D264]-[.D263])^2)" office:value-type="float" office:value="0.00768115388467115" calcext:value-type="float">
            <text:p>0,007681153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0808716" calcext:value-type="float">
            <text:p>0,0808716</text:p>
          </table:table-cell>
          <table:table-cell office:value-type="float" office:value="0.59903" calcext:value-type="float">
            <text:p>0,59903</text:p>
          </table:table-cell>
          <table:table-cell table:formula="of:=SQRT(([.C265]-[.C264])^2+([.D265]-[.D264])^2)" office:value-type="float" office:value="0.363739827532207" calcext:value-type="float">
            <text:p>0,36373982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458" calcext:value-type="float">
            <text:p>0,44458</text:p>
          </table:table-cell>
          <table:table-cell office:value-type="float" office:value="0.566925" calcext:value-type="float">
            <text:p>0,566925</text:p>
          </table:table-cell>
          <table:table-cell table:formula="of:=SQRT(([.C266]-[.C265])^2+([.D266]-[.D265])^2)" office:value-type="float" office:value="0.365122624957096" calcext:value-type="float">
            <text:p>0,3651226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5288" calcext:value-type="float">
            <text:p>0,0795288</text:p>
          </table:table-cell>
          <table:table-cell office:value-type="float" office:value="0.592316" calcext:value-type="float">
            <text:p>0,592316</text:p>
          </table:table-cell>
          <table:table-cell table:formula="of:=SQRT(([.C267]-[.C266])^2+([.D267]-[.D266])^2)" office:value-type="float" office:value="0.365933165349139" calcext:value-type="float">
            <text:p>0,36593316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5374" calcext:value-type="float">
            <text:p>0,445374</text:p>
          </table:table-cell>
          <table:table-cell office:value-type="float" office:value="0.55957" calcext:value-type="float">
            <text:p>0,55957</text:p>
          </table:table-cell>
          <table:table-cell table:formula="of:=SQRT(([.C268]-[.C267])^2+([.D268]-[.D267])^2)" office:value-type="float" office:value="0.367307787664569" calcext:value-type="float">
            <text:p>0,36730778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8645" calcext:value-type="float">
            <text:p>0,0798645</text:p>
          </table:table-cell>
          <table:table-cell office:value-type="float" office:value="0.592926" calcext:value-type="float">
            <text:p>0,592926</text:p>
          </table:table-cell>
          <table:table-cell table:formula="of:=SQRT(([.C269]-[.C268])^2+([.D269]-[.D268])^2)" office:value-type="float" office:value="0.367028360384112" calcext:value-type="float">
            <text:p>0,36702836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6442" calcext:value-type="float">
            <text:p>0,446442</text:p>
          </table:table-cell>
          <table:table-cell office:value-type="float" office:value="0.552277" calcext:value-type="float">
            <text:p>0,552277</text:p>
          </table:table-cell>
          <table:table-cell table:formula="of:=SQRT(([.C270]-[.C269])^2+([.D270]-[.D269])^2)" office:value-type="float" office:value="0.368824354818456" calcext:value-type="float">
            <text:p>0,36882435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5288" calcext:value-type="float">
            <text:p>0,0795288</text:p>
          </table:table-cell>
          <table:table-cell office:value-type="float" office:value="0.589691" calcext:value-type="float">
            <text:p>0,589691</text:p>
          </table:table-cell>
          <table:table-cell table:formula="of:=SQRT(([.C271]-[.C270])^2+([.D271]-[.D270])^2)" office:value-type="float" office:value="0.368815812744302" calcext:value-type="float">
            <text:p>0,36881581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751" calcext:value-type="float">
            <text:p>0,44751</text:p>
          </table:table-cell>
          <table:table-cell office:value-type="float" office:value="0.544678" calcext:value-type="float">
            <text:p>0,544678</text:p>
          </table:table-cell>
          <table:table-cell table:formula="of:=SQRT(([.C272]-[.C271])^2+([.D272]-[.D271])^2)" office:value-type="float" office:value="0.370724066823885" calcext:value-type="float">
            <text:p>0,37072406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87354" calcext:value-type="float">
            <text:p>0,0787354</text:p>
          </table:table-cell>
          <table:table-cell office:value-type="float" office:value="0.582489" calcext:value-type="float">
            <text:p>0,582489</text:p>
          </table:table-cell>
          <table:table-cell table:formula="of:=SQRT(([.C273]-[.C272])^2+([.D273]-[.D272])^2)" office:value-type="float" office:value="0.370707940737935" calcext:value-type="float">
            <text:p>0,37070794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8181" calcext:value-type="float">
            <text:p>0,448181</text:p>
          </table:table-cell>
          <table:table-cell office:value-type="float" office:value="0.537567" calcext:value-type="float">
            <text:p>0,537567</text:p>
          </table:table-cell>
          <table:table-cell table:formula="of:=SQRT(([.C274]-[.C273])^2+([.D274]-[.D273])^2)" office:value-type="float" office:value="0.372166679652222" calcext:value-type="float">
            <text:p>0,37216667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82471" calcext:value-type="float">
            <text:p>0,0782471</text:p>
          </table:table-cell>
          <table:table-cell office:value-type="float" office:value="0.575745" calcext:value-type="float">
            <text:p>0,575745</text:p>
          </table:table-cell>
          <table:table-cell table:formula="of:=SQRT(([.C275]-[.C274])^2+([.D275]-[.D274])^2)" office:value-type="float" office:value="0.371898709399764" calcext:value-type="float">
            <text:p>0,37189870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9036" calcext:value-type="float">
            <text:p>0,449036</text:p>
          </table:table-cell>
          <table:table-cell office:value-type="float" office:value="0.531799" calcext:value-type="float">
            <text:p>0,531799</text:p>
          </table:table-cell>
          <table:table-cell table:formula="of:=SQRT(([.C276]-[.C275])^2+([.D276]-[.D275])^2)" office:value-type="float" office:value="0.373384064040245" calcext:value-type="float">
            <text:p>0,3733840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8198" calcext:value-type="float">
            <text:p>0,0778198</text:p>
          </table:table-cell>
          <table:table-cell office:value-type="float" office:value="0.568817" calcext:value-type="float">
            <text:p>0,568817</text:p>
          </table:table-cell>
          <table:table-cell table:formula="of:=SQRT(([.C277]-[.C276])^2+([.D277]-[.D276])^2)" office:value-type="float" office:value="0.373057367527355" calcext:value-type="float">
            <text:p>0,37305736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9036" calcext:value-type="float">
            <text:p>0,449036</text:p>
          </table:table-cell>
          <table:table-cell office:value-type="float" office:value="0.531799" calcext:value-type="float">
            <text:p>0,531799</text:p>
          </table:table-cell>
          <table:table-cell table:formula="of:=SQRT(([.C278]-[.C277])^2+([.D278]-[.D277])^2)" office:value-type="float" office:value="0.373057367527355" calcext:value-type="float">
            <text:p>0,37305736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8198" calcext:value-type="float">
            <text:p>0,0778198</text:p>
          </table:table-cell>
          <table:table-cell office:value-type="float" office:value="0.568817" calcext:value-type="float">
            <text:p>0,568817</text:p>
          </table:table-cell>
          <table:table-cell table:formula="of:=SQRT(([.C279]-[.C278])^2+([.D279]-[.D278])^2)" office:value-type="float" office:value="0.373057367527355" calcext:value-type="float">
            <text:p>0,37305736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0348" calcext:value-type="float">
            <text:p>0,450348</text:p>
          </table:table-cell>
          <table:table-cell office:value-type="float" office:value="0.528076" calcext:value-type="float">
            <text:p>0,528076</text:p>
          </table:table-cell>
          <table:table-cell table:formula="of:=SQRT(([.C280]-[.C279])^2+([.D280]-[.D279])^2)" office:value-type="float" office:value="0.374749368079841" calcext:value-type="float">
            <text:p>0,37474936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9958" calcext:value-type="float">
            <text:p>0,0769958</text:p>
          </table:table-cell>
          <table:table-cell office:value-type="float" office:value="0.560516" calcext:value-type="float">
            <text:p>0,560516</text:p>
          </table:table-cell>
          <table:table-cell table:formula="of:=SQRT(([.C281]-[.C280])^2+([.D281]-[.D280])^2)" office:value-type="float" office:value="0.37475888094192" calcext:value-type="float">
            <text:p>0,37475888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1477" calcext:value-type="float">
            <text:p>0,451477</text:p>
          </table:table-cell>
          <table:table-cell office:value-type="float" office:value="0.523987" calcext:value-type="float">
            <text:p>0,523987</text:p>
          </table:table-cell>
          <table:table-cell table:formula="of:=SQRT(([.C282]-[.C281])^2+([.D282]-[.D281])^2)" office:value-type="float" office:value="0.376258603880948" calcext:value-type="float">
            <text:p>0,37625860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1719" calcext:value-type="float">
            <text:p>0,0761719</text:p>
          </table:table-cell>
          <table:table-cell office:value-type="float" office:value="0.551056" calcext:value-type="float">
            <text:p>0,551056</text:p>
          </table:table-cell>
          <table:table-cell table:formula="of:=SQRT(([.C283]-[.C282])^2+([.D283]-[.D282])^2)" office:value-type="float" office:value="0.376280013881963" calcext:value-type="float">
            <text:p>0,37628001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393" calcext:value-type="float">
            <text:p>0,452393</text:p>
          </table:table-cell>
          <table:table-cell office:value-type="float" office:value="0.517517" calcext:value-type="float">
            <text:p>0,517517</text:p>
          </table:table-cell>
          <table:table-cell table:formula="of:=SQRT(([.C284]-[.C283])^2+([.D284]-[.D283])^2)" office:value-type="float" office:value="0.377713092976945" calcext:value-type="float">
            <text:p>0,3777130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56531" calcext:value-type="float">
            <text:p>0,0756531</text:p>
          </table:table-cell>
          <table:table-cell office:value-type="float" office:value="0.541595" calcext:value-type="float">
            <text:p>0,541595</text:p>
          </table:table-cell>
          <table:table-cell table:formula="of:=SQRT(([.C285]-[.C284])^2+([.D285]-[.D284])^2)" office:value-type="float" office:value="0.377508546043676" calcext:value-type="float">
            <text:p>0,3775085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972" calcext:value-type="float">
            <text:p>0,452972</text:p>
          </table:table-cell>
          <table:table-cell office:value-type="float" office:value="0.509827" calcext:value-type="float">
            <text:p>0,509827</text:p>
          </table:table-cell>
          <table:table-cell table:formula="of:=SQRT(([.C286]-[.C285])^2+([.D286]-[.D285])^2)" office:value-type="float" office:value="0.378653876411176" calcext:value-type="float">
            <text:p>0,37865387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58667" calcext:value-type="float">
            <text:p>0,0758667</text:p>
          </table:table-cell>
          <table:table-cell office:value-type="float" office:value="0.534119" calcext:value-type="float">
            <text:p>0,534119</text:p>
          </table:table-cell>
          <table:table-cell table:formula="of:=SQRT(([.C287]-[.C286])^2+([.D287]-[.D286])^2)" office:value-type="float" office:value="0.377886899153821" calcext:value-type="float">
            <text:p>0,37788689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3339" calcext:value-type="float">
            <text:p>0,453339</text:p>
          </table:table-cell>
          <table:table-cell office:value-type="float" office:value="0.501953" calcext:value-type="float">
            <text:p>0,501953</text:p>
          </table:table-cell>
          <table:table-cell table:formula="of:=SQRT(([.C288]-[.C287])^2+([.D288]-[.D287])^2)" office:value-type="float" office:value="0.378840321010436" calcext:value-type="float">
            <text:p>0,3788403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3855" calcext:value-type="float">
            <text:p>0,0763855</text:p>
          </table:table-cell>
          <table:table-cell office:value-type="float" office:value="0.527313" calcext:value-type="float">
            <text:p>0,527313</text:p>
          </table:table-cell>
          <table:table-cell table:formula="of:=SQRT(([.C289]-[.C288])^2+([.D289]-[.D288])^2)" office:value-type="float" office:value="0.377805599167416" calcext:value-type="float">
            <text:p>0,37780559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3949" calcext:value-type="float">
            <text:p>0,453949</text:p>
          </table:table-cell>
          <table:table-cell office:value-type="float" office:value="0.494415" calcext:value-type="float">
            <text:p>0,494415</text:p>
          </table:table-cell>
          <table:table-cell table:formula="of:=SQRT(([.C290]-[.C289])^2+([.D290]-[.D289])^2)" office:value-type="float" office:value="0.378994030211889" calcext:value-type="float">
            <text:p>0,37899403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5991" calcext:value-type="float">
            <text:p>0,0765991</text:p>
          </table:table-cell>
          <table:table-cell office:value-type="float" office:value="0.520142" calcext:value-type="float">
            <text:p>0,520142</text:p>
          </table:table-cell>
          <table:table-cell table:formula="of:=SQRT(([.C291]-[.C290])^2+([.D291]-[.D290])^2)" office:value-type="float" office:value="0.378225892237708" calcext:value-type="float">
            <text:p>0,37822589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4498" calcext:value-type="float">
            <text:p>0,454498</text:p>
          </table:table-cell>
          <table:table-cell office:value-type="float" office:value="0.48761" calcext:value-type="float">
            <text:p>0,48761</text:p>
          </table:table-cell>
          <table:table-cell table:formula="of:=SQRT(([.C292]-[.C291])^2+([.D292]-[.D291])^2)" office:value-type="float" office:value="0.379296598515212" calcext:value-type="float">
            <text:p>0,37929659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9043" calcext:value-type="float">
            <text:p>0,0769043</text:p>
          </table:table-cell>
          <table:table-cell office:value-type="float" office:value="0.512177" calcext:value-type="float">
            <text:p>0,512177</text:p>
          </table:table-cell>
          <table:table-cell table:formula="of:=SQRT(([.C293]-[.C292])^2+([.D293]-[.D292])^2)" office:value-type="float" office:value="0.378392045065287" calcext:value-type="float">
            <text:p>0,37839204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52" calcext:value-type="float">
            <text:p>0,4552</text:p>
          </table:table-cell>
          <table:table-cell office:value-type="float" office:value="0.481689" calcext:value-type="float">
            <text:p>0,481689</text:p>
          </table:table-cell>
          <table:table-cell table:formula="of:=SQRT(([.C294]-[.C293])^2+([.D294]-[.D293])^2)" office:value-type="float" office:value="0.379522271787164" calcext:value-type="float">
            <text:p>0,37952227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4231" calcext:value-type="float">
            <text:p>0,0774231</text:p>
          </table:table-cell>
          <table:table-cell office:value-type="float" office:value="0.50473" calcext:value-type="float">
            <text:p>0,50473</text:p>
          </table:table-cell>
          <table:table-cell table:formula="of:=SQRT(([.C295]-[.C294])^2+([.D295]-[.D294])^2)" office:value-type="float" office:value="0.378478894860215" calcext:value-type="float">
            <text:p>0,37847889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055" calcext:value-type="float">
            <text:p>0,456055</text:p>
          </table:table-cell>
          <table:table-cell office:value-type="float" office:value="0.475586" calcext:value-type="float">
            <text:p>0,475586</text:p>
          </table:table-cell>
          <table:table-cell table:formula="of:=SQRT(([.C296]-[.C295])^2+([.D296]-[.D295])^2)" office:value-type="float" office:value="0.379751877458967" calcext:value-type="float">
            <text:p>0,37975187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6367" calcext:value-type="float">
            <text:p>0,0776367</text:p>
          </table:table-cell>
          <table:table-cell office:value-type="float" office:value="0.497711" calcext:value-type="float">
            <text:p>0,497711</text:p>
          </table:table-cell>
          <table:table-cell table:formula="of:=SQRT(([.C297]-[.C296])^2+([.D297]-[.D296])^2)" office:value-type="float" office:value="0.379064539887194" calcext:value-type="float">
            <text:p>0,37906453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451" calcext:value-type="float">
            <text:p>0,456451</text:p>
          </table:table-cell>
          <table:table-cell office:value-type="float" office:value="0.468964" calcext:value-type="float">
            <text:p>0,468964</text:p>
          </table:table-cell>
          <table:table-cell table:formula="of:=SQRT(([.C298]-[.C297])^2+([.D298]-[.D297])^2)" office:value-type="float" office:value="0.379903492868241" calcext:value-type="float">
            <text:p>0,37990349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6062" calcext:value-type="float">
            <text:p>0,0776062</text:p>
          </table:table-cell>
          <table:table-cell office:value-type="float" office:value="0.490906" calcext:value-type="float">
            <text:p>0,490906</text:p>
          </table:table-cell>
          <table:table-cell table:formula="of:=SQRT(([.C299]-[.C298])^2+([.D299]-[.D298])^2)" office:value-type="float" office:value="0.379479688324738" calcext:value-type="float">
            <text:p>0,37947968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604" calcext:value-type="float">
            <text:p>0,456604</text:p>
          </table:table-cell>
          <table:table-cell office:value-type="float" office:value="0.462494" calcext:value-type="float">
            <text:p>0,462494</text:p>
          </table:table-cell>
          <table:table-cell table:formula="of:=SQRT(([.C300]-[.C299])^2+([.D300]-[.D299])^2)" office:value-type="float" office:value="0.380061276834197" calcext:value-type="float">
            <text:p>0,38006127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8198" calcext:value-type="float">
            <text:p>0,0778198</text:p>
          </table:table-cell>
          <table:table-cell office:value-type="float" office:value="0.485413" calcext:value-type="float">
            <text:p>0,485413</text:p>
          </table:table-cell>
          <table:table-cell table:formula="of:=SQRT(([.C301]-[.C300])^2+([.D301]-[.D300])^2)" office:value-type="float" office:value="0.379476943608752" calcext:value-type="float">
            <text:p>0,37947694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36" calcext:value-type="float">
            <text:p>0,45636</text:p>
          </table:table-cell>
          <table:table-cell office:value-type="float" office:value="0.456451" calcext:value-type="float">
            <text:p>0,456451</text:p>
          </table:table-cell>
          <table:table-cell table:formula="of:=SQRT(([.C302]-[.C301])^2+([.D302]-[.D301])^2)" office:value-type="float" office:value="0.379646520410816" calcext:value-type="float">
            <text:p>0,37964652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82471" calcext:value-type="float">
            <text:p>0,0782471</text:p>
          </table:table-cell>
          <table:table-cell office:value-type="float" office:value="0.479553" calcext:value-type="float">
            <text:p>0,479553</text:p>
          </table:table-cell>
          <table:table-cell table:formula="of:=SQRT(([.C303]-[.C302])^2+([.D303]-[.D302])^2)" office:value-type="float" office:value="0.378817987363866" calcext:value-type="float">
            <text:p>0,37881798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5841" calcext:value-type="float">
            <text:p>0,455841</text:p>
          </table:table-cell>
          <table:table-cell office:value-type="float" office:value="0.450531" calcext:value-type="float">
            <text:p>0,450531</text:p>
          </table:table-cell>
          <table:table-cell table:formula="of:=SQRT(([.C304]-[.C303])^2+([.D304]-[.D303])^2)" office:value-type="float" office:value="0.378707578219937" calcext:value-type="float">
            <text:p>0,37870757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3762" calcext:value-type="float">
            <text:p>0,0793762</text:p>
          </table:table-cell>
          <table:table-cell office:value-type="float" office:value="0.473022" calcext:value-type="float">
            <text:p>0,473022</text:p>
          </table:table-cell>
          <table:table-cell table:formula="of:=SQRT(([.C305]-[.C304])^2+([.D305]-[.D304])^2)" office:value-type="float" office:value="0.377136037418913" calcext:value-type="float">
            <text:p>0,37713603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5902" calcext:value-type="float">
            <text:p>0,455902</text:p>
          </table:table-cell>
          <table:table-cell office:value-type="float" office:value="0.444672" calcext:value-type="float">
            <text:p>0,444672</text:p>
          </table:table-cell>
          <table:table-cell table:formula="of:=SQRT(([.C306]-[.C305])^2+([.D306]-[.D305])^2)" office:value-type="float" office:value="0.377591579044925" calcext:value-type="float">
            <text:p>0,3775915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78" calcext:value-type="float">
            <text:p>0,08078</text:p>
          </table:table-cell>
          <table:table-cell office:value-type="float" office:value="0.466766" calcext:value-type="float">
            <text:p>0,466766</text:p>
          </table:table-cell>
          <table:table-cell table:formula="of:=SQRT(([.C307]-[.C306])^2+([.D307]-[.D306])^2)" office:value-type="float" office:value="0.375772084806735" calcext:value-type="float">
            <text:p>0,37577208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116" calcext:value-type="float">
            <text:p>0,456116</text:p>
          </table:table-cell>
          <table:table-cell office:value-type="float" office:value="0.439697" calcext:value-type="float">
            <text:p>0,439697</text:p>
          </table:table-cell>
          <table:table-cell table:formula="of:=SQRT(([.C308]-[.C307])^2+([.D308]-[.D307])^2)" office:value-type="float" office:value="0.376310833828897" calcext:value-type="float">
            <text:p>0,37631083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18481" calcext:value-type="float">
            <text:p>0,0818481</text:p>
          </table:table-cell>
          <table:table-cell office:value-type="float" office:value="0.460907" calcext:value-type="float">
            <text:p>0,460907</text:p>
          </table:table-cell>
          <table:table-cell table:formula="of:=SQRT(([.C309]-[.C308])^2+([.D309]-[.D308])^2)" office:value-type="float" office:value="0.374868410339428" calcext:value-type="float">
            <text:p>0,37486841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207" calcext:value-type="float">
            <text:p>0,456207</text:p>
          </table:table-cell>
          <table:table-cell office:value-type="float" office:value="0.434784" calcext:value-type="float">
            <text:p>0,434784</text:p>
          </table:table-cell>
          <table:table-cell table:formula="of:=SQRT(([.C310]-[.C309])^2+([.D310]-[.D309])^2)" office:value-type="float" office:value="0.375269232869163" calcext:value-type="float">
            <text:p>0,37526923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29163" calcext:value-type="float">
            <text:p>0,0829163</text:p>
          </table:table-cell>
          <table:table-cell office:value-type="float" office:value="0.455505" calcext:value-type="float">
            <text:p>0,455505</text:p>
          </table:table-cell>
          <table:table-cell table:formula="of:=SQRT(([.C311]-[.C310])^2+([.D311]-[.D310])^2)" office:value-type="float" office:value="0.373865358849265" calcext:value-type="float">
            <text:p>0,37386535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329" calcext:value-type="float">
            <text:p>0,456329</text:p>
          </table:table-cell>
          <table:table-cell office:value-type="float" office:value="0.42923" calcext:value-type="float">
            <text:p>0,42923</text:p>
          </table:table-cell>
          <table:table-cell table:formula="of:=SQRT(([.C312]-[.C311])^2+([.D312]-[.D311])^2)" office:value-type="float" office:value="0.374335972284644" calcext:value-type="float">
            <text:p>0,37433597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43811" calcext:value-type="float">
            <text:p>0,0843811</text:p>
          </table:table-cell>
          <table:table-cell office:value-type="float" office:value="0.451141" calcext:value-type="float">
            <text:p>0,451141</text:p>
          </table:table-cell>
          <table:table-cell table:formula="of:=SQRT(([.C313]-[.C312])^2+([.D313]-[.D312])^2)" office:value-type="float" office:value="0.372592716294092" calcext:value-type="float">
            <text:p>0,37259271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238" calcext:value-type="float">
            <text:p>0,456238</text:p>
          </table:table-cell>
          <table:table-cell office:value-type="float" office:value="0.423889" calcext:value-type="float">
            <text:p>0,423889</text:p>
          </table:table-cell>
          <table:table-cell table:formula="of:=SQRT(([.C314]-[.C313])^2+([.D314]-[.D313])^2)" office:value-type="float" office:value="0.372854161277047" calcext:value-type="float">
            <text:p>0,37285416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5907" calcext:value-type="float">
            <text:p>0,085907</text:p>
          </table:table-cell>
          <table:table-cell office:value-type="float" office:value="0.446991" calcext:value-type="float">
            <text:p>0,446991</text:p>
          </table:table-cell>
          <table:table-cell table:formula="of:=SQRT(([.C315]-[.C314])^2+([.D315]-[.D314])^2)" office:value-type="float" office:value="0.371050875170778" calcext:value-type="float">
            <text:p>0,37105087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055" calcext:value-type="float">
            <text:p>0,456055</text:p>
          </table:table-cell>
          <table:table-cell office:value-type="float" office:value="0.418915" calcext:value-type="float">
            <text:p>0,418915</text:p>
          </table:table-cell>
          <table:table-cell table:formula="of:=SQRT(([.C316]-[.C315])^2+([.D316]-[.D315])^2)" office:value-type="float" office:value="0.371211265561809" calcext:value-type="float">
            <text:p>0,37121126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70972" calcext:value-type="float">
            <text:p>0,0870972</text:p>
          </table:table-cell>
          <table:table-cell office:value-type="float" office:value="0.44165" calcext:value-type="float">
            <text:p>0,44165</text:p>
          </table:table-cell>
          <table:table-cell table:formula="of:=SQRT(([.C317]-[.C316])^2+([.D317]-[.D316])^2)" office:value-type="float" office:value="0.369657596169536" calcext:value-type="float">
            <text:p>0,3696575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146" calcext:value-type="float">
            <text:p>0,456146</text:p>
          </table:table-cell>
          <table:table-cell office:value-type="float" office:value="0.414764" calcext:value-type="float">
            <text:p>0,414764</text:p>
          </table:table-cell>
          <table:table-cell table:formula="of:=SQRT(([.C318]-[.C317])^2+([.D318]-[.D317])^2)" office:value-type="float" office:value="0.370026855481383" calcext:value-type="float">
            <text:p>0,37002685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81042" calcext:value-type="float">
            <text:p>0,0881042</text:p>
          </table:table-cell>
          <table:table-cell office:value-type="float" office:value="0.43515" calcext:value-type="float">
            <text:p>0,43515</text:p>
          </table:table-cell>
          <table:table-cell table:formula="of:=SQRT(([.C319]-[.C318])^2+([.D319]-[.D318])^2)" office:value-type="float" office:value="0.368605962435824" calcext:value-type="float">
            <text:p>0,36860596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5963" calcext:value-type="float">
            <text:p>0,455963</text:p>
          </table:table-cell>
          <table:table-cell office:value-type="float" office:value="0.410858" calcext:value-type="float">
            <text:p>0,410858</text:p>
          </table:table-cell>
          <table:table-cell table:formula="of:=SQRT(([.C320]-[.C319])^2+([.D320]-[.D319])^2)" office:value-type="float" office:value="0.368660003256985" calcext:value-type="float">
            <text:p>0,36866000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89893" calcext:value-type="float">
            <text:p>0,0889893</text:p>
          </table:table-cell>
          <table:table-cell office:value-type="float" office:value="0.428741" calcext:value-type="float">
            <text:p>0,428741</text:p>
          </table:table-cell>
          <table:table-cell table:formula="of:=SQRT(([.C321]-[.C320])^2+([.D321]-[.D320])^2)" office:value-type="float" office:value="0.3674091699736" calcext:value-type="float">
            <text:p>0,367409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5048" calcext:value-type="float">
            <text:p>0,455048</text:p>
          </table:table-cell>
          <table:table-cell office:value-type="float" office:value="0.406464" calcext:value-type="float">
            <text:p>0,406464</text:p>
          </table:table-cell>
          <table:table-cell table:formula="of:=SQRT(([.C322]-[.C321])^2+([.D322]-[.D321])^2)" office:value-type="float" office:value="0.366735922122022" calcext:value-type="float">
            <text:p>0,36673592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97217" calcext:value-type="float">
            <text:p>0,0897217</text:p>
          </table:table-cell>
          <table:table-cell office:value-type="float" office:value="0.423157" calcext:value-type="float">
            <text:p>0,423157</text:p>
          </table:table-cell>
          <table:table-cell table:formula="of:=SQRT(([.C323]-[.C322])^2+([.D323]-[.D322])^2)" office:value-type="float" office:value="0.365707481083844" calcext:value-type="float">
            <text:p>0,36570748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4559" calcext:value-type="float">
            <text:p>0,454559</text:p>
          </table:table-cell>
          <table:table-cell office:value-type="float" office:value="0.402313" calcext:value-type="float">
            <text:p>0,402313</text:p>
          </table:table-cell>
          <table:table-cell table:formula="of:=SQRT(([.C324]-[.C323])^2+([.D324]-[.D323])^2)" office:value-type="float" office:value="0.365432247902795" calcext:value-type="float">
            <text:p>0,36543224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04236" calcext:value-type="float">
            <text:p>0,0904236</text:p>
          </table:table-cell>
          <table:table-cell office:value-type="float" office:value="0.41803" calcext:value-type="float">
            <text:p>0,41803</text:p>
          </table:table-cell>
          <table:table-cell table:formula="of:=SQRT(([.C325]-[.C324])^2+([.D325]-[.D324])^2)" office:value-type="float" office:value="0.36447443479915" calcext:value-type="float">
            <text:p>0,36447443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4193" calcext:value-type="float">
            <text:p>0,454193</text:p>
          </table:table-cell>
          <table:table-cell office:value-type="float" office:value="0.398224" calcext:value-type="float">
            <text:p>0,398224</text:p>
          </table:table-cell>
          <table:table-cell table:formula="of:=SQRT(([.C326]-[.C325])^2+([.D326]-[.D325])^2)" office:value-type="float" office:value="0.364308185486354" calcext:value-type="float">
            <text:p>0,36430818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1156" calcext:value-type="float">
            <text:p>0,091156</text:p>
          </table:table-cell>
          <table:table-cell office:value-type="float" office:value="0.413116" calcext:value-type="float">
            <text:p>0,413116</text:p>
          </table:table-cell>
          <table:table-cell table:formula="of:=SQRT(([.C327]-[.C326])^2+([.D327]-[.D326])^2)" office:value-type="float" office:value="0.363342311096575" calcext:value-type="float">
            <text:p>0,36334231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343" calcext:value-type="float">
            <text:p>0,45343</text:p>
          </table:table-cell>
          <table:table-cell office:value-type="float" office:value="0.393799" calcext:value-type="float">
            <text:p>0,393799</text:p>
          </table:table-cell>
          <table:table-cell table:formula="of:=SQRT(([.C328]-[.C327])^2+([.D328]-[.D327])^2)" office:value-type="float" office:value="0.362788640347241" calcext:value-type="float">
            <text:p>0,36278864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17969" calcext:value-type="float">
            <text:p>0,0917969</text:p>
          </table:table-cell>
          <table:table-cell office:value-type="float" office:value="0.408173" calcext:value-type="float">
            <text:p>0,408173</text:p>
          </table:table-cell>
          <table:table-cell table:formula="of:=SQRT(([.C329]-[.C328])^2+([.D329]-[.D328])^2)" office:value-type="float" office:value="0.361918652312381" calcext:value-type="float">
            <text:p>0,36191865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911" calcext:value-type="float">
            <text:p>0,452911</text:p>
          </table:table-cell>
          <table:table-cell office:value-type="float" office:value="0.389252" calcext:value-type="float">
            <text:p>0,389252</text:p>
          </table:table-cell>
          <table:table-cell table:formula="of:=SQRT(([.C330]-[.C329])^2+([.D330]-[.D329])^2)" office:value-type="float" office:value="0.361609454328575" calcext:value-type="float">
            <text:p>0,36160945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23157" calcext:value-type="float">
            <text:p>0,0923157</text:p>
          </table:table-cell>
          <table:table-cell office:value-type="float" office:value="0.403503" calcext:value-type="float">
            <text:p>0,403503</text:p>
          </table:table-cell>
          <table:table-cell table:formula="of:=SQRT(([.C331]-[.C330])^2+([.D331]-[.D330])^2)" office:value-type="float" office:value="0.360876795295971" calcext:value-type="float">
            <text:p>0,36087679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881" calcext:value-type="float">
            <text:p>0,452881</text:p>
          </table:table-cell>
          <table:table-cell office:value-type="float" office:value="0.388824" calcext:value-type="float">
            <text:p>0,388824</text:p>
          </table:table-cell>
          <table:table-cell table:formula="of:=SQRT(([.C332]-[.C331])^2+([.D332]-[.D331])^2)" office:value-type="float" office:value="0.360863975211007" calcext:value-type="float">
            <text:p>0,36086397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2865" calcext:value-type="float">
            <text:p>0,092865</text:p>
          </table:table-cell>
          <table:table-cell office:value-type="float" office:value="0.399506" calcext:value-type="float">
            <text:p>0,399506</text:p>
          </table:table-cell>
          <table:table-cell table:formula="of:=SQRT(([.C333]-[.C332])^2+([.D333]-[.D332])^2)" office:value-type="float" office:value="0.360174437432753" calcext:value-type="float">
            <text:p>0,36017443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454" calcext:value-type="float">
            <text:p>0,452454</text:p>
          </table:table-cell>
          <table:table-cell office:value-type="float" office:value="0.38327" calcext:value-type="float">
            <text:p>0,38327</text:p>
          </table:table-cell>
          <table:table-cell table:formula="of:=SQRT(([.C334]-[.C333])^2+([.D334]-[.D333])^2)" office:value-type="float" office:value="0.359955353644032" calcext:value-type="float">
            <text:p>0,35995535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35364" calcext:value-type="float">
            <text:p>0,0935364</text:p>
          </table:table-cell>
          <table:table-cell office:value-type="float" office:value="0.395905" calcext:value-type="float">
            <text:p>0,395905</text:p>
          </table:table-cell>
          <table:table-cell table:formula="of:=SQRT(([.C335]-[.C334])^2+([.D335]-[.D334])^2)" office:value-type="float" office:value="0.359139926511603" calcext:value-type="float">
            <text:p>0,35913992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24" calcext:value-type="float">
            <text:p>0,45224</text:p>
          </table:table-cell>
          <table:table-cell office:value-type="float" office:value="0.378387" calcext:value-type="float">
            <text:p>0,378387</text:p>
          </table:table-cell>
          <table:table-cell table:formula="of:=SQRT(([.C336]-[.C335])^2+([.D336]-[.D335])^2)" office:value-type="float" office:value="0.359131108339225" calcext:value-type="float">
            <text:p>0,35913110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42383" calcext:value-type="float">
            <text:p>0,0942383</text:p>
          </table:table-cell>
          <table:table-cell office:value-type="float" office:value="0.392181" calcext:value-type="float">
            <text:p>0,392181</text:p>
          </table:table-cell>
          <table:table-cell table:formula="of:=SQRT(([.C337]-[.C336])^2+([.D337]-[.D336])^2)" office:value-type="float" office:value="0.358267346598724" calcext:value-type="float">
            <text:p>0,35826734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1965" calcext:value-type="float">
            <text:p>0,451965</text:p>
          </table:table-cell>
          <table:table-cell office:value-type="float" office:value="0.375214" calcext:value-type="float">
            <text:p>0,375214</text:p>
          </table:table-cell>
          <table:table-cell table:formula="of:=SQRT(([.C338]-[.C337])^2+([.D338]-[.D337])^2)" office:value-type="float" office:value="0.358128846899953" calcext:value-type="float">
            <text:p>0,35812884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49097" calcext:value-type="float">
            <text:p>0,0949097</text:p>
          </table:table-cell>
          <table:table-cell office:value-type="float" office:value="0.388" calcext:value-type="float">
            <text:p>0,388</text:p>
          </table:table-cell>
          <table:table-cell table:formula="of:=SQRT(([.C339]-[.C338])^2+([.D339]-[.D338])^2)" office:value-type="float" office:value="0.357284157295128" calcext:value-type="float">
            <text:p>0,35728415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1874" calcext:value-type="float">
            <text:p>0,451874</text:p>
          </table:table-cell>
          <table:table-cell office:value-type="float" office:value="0.373138" calcext:value-type="float">
            <text:p>0,373138</text:p>
          </table:table-cell>
          <table:table-cell table:formula="of:=SQRT(([.C340]-[.C339])^2+([.D340]-[.D339])^2)" office:value-type="float" office:value="0.357273551383936" calcext:value-type="float">
            <text:p>0,35727355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55505" calcext:value-type="float">
            <text:p>0,0955505</text:p>
          </table:table-cell>
          <table:table-cell office:value-type="float" office:value="0.383453" calcext:value-type="float">
            <text:p>0,383453</text:p>
          </table:table-cell>
          <table:table-cell table:formula="of:=SQRT(([.C341]-[.C340])^2+([.D341]-[.D340])^2)" office:value-type="float" office:value="0.356472770176419" calcext:value-type="float">
            <text:p>0,35647277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1477" calcext:value-type="float">
            <text:p>0,451477</text:p>
          </table:table-cell>
          <table:table-cell office:value-type="float" office:value="0.36731" calcext:value-type="float">
            <text:p>0,36731</text:p>
          </table:table-cell>
          <table:table-cell table:formula="of:=SQRT(([.C342]-[.C341])^2+([.D342]-[.D341])^2)" office:value-type="float" office:value="0.356292393760027" calcext:value-type="float">
            <text:p>0,35629239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60999" calcext:value-type="float">
            <text:p>0,0960999</text:p>
          </table:table-cell>
          <table:table-cell office:value-type="float" office:value="0.37915" calcext:value-type="float">
            <text:p>0,37915</text:p>
          </table:table-cell>
          <table:table-cell table:formula="of:=SQRT(([.C343]-[.C342])^2+([.D343]-[.D342])^2)" office:value-type="float" office:value="0.355574280290926" calcext:value-type="float">
            <text:p>0,35557428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108" calcext:value-type="float">
            <text:p>0,45108</text:p>
          </table:table-cell>
          <table:table-cell office:value-type="float" office:value="0.362244" calcext:value-type="float">
            <text:p>0,362244</text:p>
          </table:table-cell>
          <table:table-cell table:formula="of:=SQRT(([.C344]-[.C343])^2+([.D344]-[.D343])^2)" office:value-type="float" office:value="0.355382447838958" calcext:value-type="float">
            <text:p>0,35538244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66187" calcext:value-type="float">
            <text:p>0,0966187</text:p>
          </table:table-cell>
          <table:table-cell office:value-type="float" office:value="0.375305" calcext:value-type="float">
            <text:p>0,375305</text:p>
          </table:table-cell>
          <table:table-cell table:formula="of:=SQRT(([.C345]-[.C344])^2+([.D345]-[.D344])^2)" office:value-type="float" office:value="0.354701850740435" calcext:value-type="float">
            <text:p>0,35470185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0439" calcext:value-type="float">
            <text:p>0,450439</text:p>
          </table:table-cell>
          <table:table-cell office:value-type="float" office:value="0.3573" calcext:value-type="float">
            <text:p>0,3573</text:p>
          </table:table-cell>
          <table:table-cell table:formula="of:=SQRT(([.C346]-[.C345])^2+([.D346]-[.D345])^2)" office:value-type="float" office:value="0.354278117750857" calcext:value-type="float">
            <text:p>0,35427811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7168" calcext:value-type="float">
            <text:p>0,097168</text:p>
          </table:table-cell>
          <table:table-cell office:value-type="float" office:value="0.371826" calcext:value-type="float">
            <text:p>0,371826</text:p>
          </table:table-cell>
          <table:table-cell table:formula="of:=SQRT(([.C347]-[.C346])^2+([.D347]-[.D346])^2)" office:value-type="float" office:value="0.353569518082371" calcext:value-type="float">
            <text:p>0,35356951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9646" calcext:value-type="float">
            <text:p>0,449646</text:p>
          </table:table-cell>
          <table:table-cell office:value-type="float" office:value="0.351959" calcext:value-type="float">
            <text:p>0,351959</text:p>
          </table:table-cell>
          <table:table-cell table:formula="of:=SQRT(([.C348]-[.C347])^2+([.D348]-[.D347])^2)" office:value-type="float" office:value="0.353037445851003" calcext:value-type="float">
            <text:p>0,35303744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77478" calcext:value-type="float">
            <text:p>0,0977478</text:p>
          </table:table-cell>
          <table:table-cell office:value-type="float" office:value="0.36792" calcext:value-type="float">
            <text:p>0,36792</text:p>
          </table:table-cell>
          <table:table-cell table:formula="of:=SQRT(([.C349]-[.C348])^2+([.D349]-[.D348])^2)" office:value-type="float" office:value="0.352259984506103" calcext:value-type="float">
            <text:p>0,35225998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8608" calcext:value-type="float">
            <text:p>0,448608</text:p>
          </table:table-cell>
          <table:table-cell office:value-type="float" office:value="0.34671" calcext:value-type="float">
            <text:p>0,34671</text:p>
          </table:table-cell>
          <table:table-cell table:formula="of:=SQRT(([.C350]-[.C349])^2+([.D350]-[.D349])^2)" office:value-type="float" office:value="0.351500702764646" calcext:value-type="float">
            <text:p>0,35150070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83276" calcext:value-type="float">
            <text:p>0,0983276</text:p>
          </table:table-cell>
          <table:table-cell office:value-type="float" office:value="0.363068" calcext:value-type="float">
            <text:p>0,363068</text:p>
          </table:table-cell>
          <table:table-cell table:formula="of:=SQRT(([.C351]-[.C350])^2+([.D351]-[.D350])^2)" office:value-type="float" office:value="0.350662149066819" calcext:value-type="float">
            <text:p>0,35066214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7968" calcext:value-type="float">
            <text:p>0,447968</text:p>
          </table:table-cell>
          <table:table-cell office:value-type="float" office:value="0.343201" calcext:value-type="float">
            <text:p>0,343201</text:p>
          </table:table-cell>
          <table:table-cell table:formula="of:=SQRT(([.C352]-[.C351])^2+([.D352]-[.D351])^2)" office:value-type="float" office:value="0.350204378900607" calcext:value-type="float">
            <text:p>0,35020437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91516" calcext:value-type="float">
            <text:p>0,0991516</text:p>
          </table:table-cell>
          <table:table-cell office:value-type="float" office:value="0.358704" calcext:value-type="float">
            <text:p>0,358704</text:p>
          </table:table-cell>
          <table:table-cell table:formula="of:=SQRT(([.C353]-[.C352])^2+([.D353]-[.D352])^2)" office:value-type="float" office:value="0.349160742234805" calcext:value-type="float">
            <text:p>0,34916074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7693" calcext:value-type="float">
            <text:p>0,447693</text:p>
          </table:table-cell>
          <table:table-cell office:value-type="float" office:value="0.341431" calcext:value-type="float">
            <text:p>0,341431</text:p>
          </table:table-cell>
          <table:table-cell table:formula="of:=SQRT(([.C354]-[.C353])^2+([.D354]-[.D353])^2)" office:value-type="float" office:value="0.348969144829396" calcext:value-type="float">
            <text:p>0,34896914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0372" calcext:value-type="float">
            <text:p>0,100372</text:p>
          </table:table-cell>
          <table:table-cell office:value-type="float" office:value="0.355316" calcext:value-type="float">
            <text:p>0,355316</text:p>
          </table:table-cell>
          <table:table-cell table:formula="of:=SQRT(([.C355]-[.C354])^2+([.D355]-[.D354])^2)" office:value-type="float" office:value="0.347598432484958" calcext:value-type="float">
            <text:p>0,34759843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6899" calcext:value-type="float">
            <text:p>0,446899</text:p>
          </table:table-cell>
          <table:table-cell office:value-type="float" office:value="0.335602" calcext:value-type="float">
            <text:p>0,335602</text:p>
          </table:table-cell>
          <table:table-cell table:formula="of:=SQRT(([.C356]-[.C355])^2+([.D356]-[.D355])^2)" office:value-type="float" office:value="0.347087313978774" calcext:value-type="float">
            <text:p>0,3470873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144" calcext:value-type="float">
            <text:p>0,10144</text:p>
          </table:table-cell>
          <table:table-cell office:value-type="float" office:value="0.352112" calcext:value-type="float">
            <text:p>0,352112</text:p>
          </table:table-cell>
          <table:table-cell table:formula="of:=SQRT(([.C357]-[.C356])^2+([.D357]-[.D356])^2)" office:value-type="float" office:value="0.345853293725822" calcext:value-type="float">
            <text:p>0,34585329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6106" calcext:value-type="float">
            <text:p>0,446106</text:p>
          </table:table-cell>
          <table:table-cell office:value-type="float" office:value="0.329681" calcext:value-type="float">
            <text:p>0,329681</text:p>
          </table:table-cell>
          <table:table-cell table:formula="of:=SQRT(([.C358]-[.C357])^2+([.D358]-[.D357])^2)" office:value-type="float" office:value="0.345395137946382" calcext:value-type="float">
            <text:p>0,34539513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2203" calcext:value-type="float">
            <text:p>0,102203</text:p>
          </table:table-cell>
          <table:table-cell office:value-type="float" office:value="0.348267" calcext:value-type="float">
            <text:p>0,348267</text:p>
          </table:table-cell>
          <table:table-cell table:formula="of:=SQRT(([.C359]-[.C358])^2+([.D359]-[.D358])^2)" office:value-type="float" office:value="0.34440486756868" calcext:value-type="float">
            <text:p>0,34440486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516" calcext:value-type="float">
            <text:p>0,44516</text:p>
          </table:table-cell>
          <table:table-cell office:value-type="float" office:value="0.324158" calcext:value-type="float">
            <text:p>0,324158</text:p>
          </table:table-cell>
          <table:table-cell table:formula="of:=SQRT(([.C360]-[.C359])^2+([.D360]-[.D359])^2)" office:value-type="float" office:value="0.343803356193624" calcext:value-type="float">
            <text:p>0,34380335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2844" calcext:value-type="float">
            <text:p>0,102844</text:p>
          </table:table-cell>
          <table:table-cell office:value-type="float" office:value="0.343842" calcext:value-type="float">
            <text:p>0,343842</text:p>
          </table:table-cell>
          <table:table-cell table:formula="of:=SQRT(([.C361]-[.C360])^2+([.D361]-[.D360])^2)" office:value-type="float" office:value="0.342881471812053" calcext:value-type="float">
            <text:p>0,34288147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,444</text:p>
          </table:table-cell>
          <table:table-cell office:value-type="float" office:value="0.319214" calcext:value-type="float">
            <text:p>0,319214</text:p>
          </table:table-cell>
          <table:table-cell table:formula="of:=SQRT(([.C362]-[.C361])^2+([.D362]-[.D361])^2)" office:value-type="float" office:value="0.342043790646753" calcext:value-type="float">
            <text:p>0,34204379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3424" calcext:value-type="float">
            <text:p>0,103424</text:p>
          </table:table-cell>
          <table:table-cell office:value-type="float" office:value="0.339386" calcext:value-type="float">
            <text:p>0,339386</text:p>
          </table:table-cell>
          <table:table-cell table:formula="of:=SQRT(([.C363]-[.C362])^2+([.D363]-[.D362])^2)" office:value-type="float" office:value="0.341172861406062" calcext:value-type="float">
            <text:p>0,34117286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2749" calcext:value-type="float">
            <text:p>0,442749</text:p>
          </table:table-cell>
          <table:table-cell office:value-type="float" office:value="0.314575" calcext:value-type="float">
            <text:p>0,314575</text:p>
          </table:table-cell>
          <table:table-cell table:formula="of:=SQRT(([.C364]-[.C363])^2+([.D364]-[.D363])^2)" office:value-type="float" office:value="0.34023086477567" calcext:value-type="float">
            <text:p>0,34023086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4095" calcext:value-type="float">
            <text:p>0,104095</text:p>
          </table:table-cell>
          <table:table-cell office:value-type="float" office:value="0.335327" calcext:value-type="float">
            <text:p>0,335327</text:p>
          </table:table-cell>
          <table:table-cell table:formula="of:=SQRT(([.C365]-[.C364])^2+([.D365]-[.D364])^2)" office:value-type="float" office:value="0.339289223554182" calcext:value-type="float">
            <text:p>0,33928922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1833" calcext:value-type="float">
            <text:p>0,441833</text:p>
          </table:table-cell>
          <table:table-cell office:value-type="float" office:value="0.310089" calcext:value-type="float">
            <text:p>0,310089</text:p>
          </table:table-cell>
          <table:table-cell table:formula="of:=SQRT(([.C366]-[.C365])^2+([.D366]-[.D365])^2)" office:value-type="float" office:value="0.338679661757242" calcext:value-type="float">
            <text:p>0,33867966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495" calcext:value-type="float">
            <text:p>0,10495</text:p>
          </table:table-cell>
          <table:table-cell office:value-type="float" office:value="0.331604" calcext:value-type="float">
            <text:p>0,331604</text:p>
          </table:table-cell>
          <table:table-cell table:formula="of:=SQRT(([.C367]-[.C366])^2+([.D367]-[.D366])^2)" office:value-type="float" office:value="0.337569327566946" calcext:value-type="float">
            <text:p>0,33756932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1498" calcext:value-type="float">
            <text:p>0,441498</text:p>
          </table:table-cell>
          <table:table-cell office:value-type="float" office:value="0.305847" calcext:value-type="float">
            <text:p>0,305847</text:p>
          </table:table-cell>
          <table:table-cell table:formula="of:=SQRT(([.C368]-[.C367])^2+([.D368]-[.D367])^2)" office:value-type="float" office:value="0.337532190098959" calcext:value-type="float">
            <text:p>0,33753219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5896" calcext:value-type="float">
            <text:p>0,105896</text:p>
          </table:table-cell>
          <table:table-cell office:value-type="float" office:value="0.32782" calcext:value-type="float">
            <text:p>0,32782</text:p>
          </table:table-cell>
          <table:table-cell table:formula="of:=SQRT(([.C369]-[.C368])^2+([.D369]-[.D368])^2)" office:value-type="float" office:value="0.336320554133999" calcext:value-type="float">
            <text:p>0,33632055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1132" calcext:value-type="float">
            <text:p>0,441132</text:p>
          </table:table-cell>
          <table:table-cell office:value-type="float" office:value="0.301758" calcext:value-type="float">
            <text:p>0,301758</text:p>
          </table:table-cell>
          <table:table-cell table:formula="of:=SQRT(([.C370]-[.C369])^2+([.D370]-[.D369])^2)" office:value-type="float" office:value="0.336247533135932" calcext:value-type="float">
            <text:p>0,33624753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6842" calcext:value-type="float">
            <text:p>0,106842</text:p>
          </table:table-cell>
          <table:table-cell office:value-type="float" office:value="0.324127" calcext:value-type="float">
            <text:p>0,324127</text:p>
          </table:table-cell>
          <table:table-cell table:formula="of:=SQRT(([.C371]-[.C370])^2+([.D371]-[.D370])^2)" office:value-type="float" office:value="0.335037574401738" calcext:value-type="float">
            <text:p>0,33503757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9972" calcext:value-type="float">
            <text:p>0,439972</text:p>
          </table:table-cell>
          <table:table-cell office:value-type="float" office:value="0.297424" calcext:value-type="float">
            <text:p>0,297424</text:p>
          </table:table-cell>
          <table:table-cell table:formula="of:=SQRT(([.C372]-[.C371])^2+([.D372]-[.D371])^2)" office:value-type="float" office:value="0.334198514522432" calcext:value-type="float">
            <text:p>0,33419851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791" calcext:value-type="float">
            <text:p>0,10791</text:p>
          </table:table-cell>
          <table:table-cell office:value-type="float" office:value="0.320648" calcext:value-type="float">
            <text:p>0,320648</text:p>
          </table:table-cell>
          <table:table-cell table:formula="of:=SQRT(([.C373]-[.C372])^2+([.D373]-[.D372])^2)" office:value-type="float" office:value="0.332873138027087" calcext:value-type="float">
            <text:p>0,3328731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8507" calcext:value-type="float">
            <text:p>0,438507</text:p>
          </table:table-cell>
          <table:table-cell office:value-type="float" office:value="0.292725" calcext:value-type="float">
            <text:p>0,292725</text:p>
          </table:table-cell>
          <table:table-cell table:formula="of:=SQRT(([.C374]-[.C373])^2+([.D374]-[.D373])^2)" office:value-type="float" office:value="0.331774125479972" calcext:value-type="float">
            <text:p>0,33177412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9192" calcext:value-type="float">
            <text:p>0,109192</text:p>
          </table:table-cell>
          <table:table-cell office:value-type="float" office:value="0.316803" calcext:value-type="float">
            <text:p>0,316803</text:p>
          </table:table-cell>
          <table:table-cell table:formula="of:=SQRT(([.C375]-[.C374])^2+([.D375]-[.D374])^2)" office:value-type="float" office:value="0.330194063103806" calcext:value-type="float">
            <text:p>0,33019406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7347" calcext:value-type="float">
            <text:p>0,437347</text:p>
          </table:table-cell>
          <table:table-cell office:value-type="float" office:value="0.288269" calcext:value-type="float">
            <text:p>0,288269</text:p>
          </table:table-cell>
          <table:table-cell table:formula="of:=SQRT(([.C376]-[.C375])^2+([.D376]-[.D375])^2)" office:value-type="float" office:value="0.329393219694941" calcext:value-type="float">
            <text:p>0,32939321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0168" calcext:value-type="float">
            <text:p>0,110168</text:p>
          </table:table-cell>
          <table:table-cell office:value-type="float" office:value="0.312836" calcext:value-type="float">
            <text:p>0,312836</text:p>
          </table:table-cell>
          <table:table-cell table:formula="of:=SQRT(([.C377]-[.C376])^2+([.D377]-[.D376])^2)" office:value-type="float" office:value="0.328100038905819" calcext:value-type="float">
            <text:p>0,32810003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6401" calcext:value-type="float">
            <text:p>0,436401</text:p>
          </table:table-cell>
          <table:table-cell office:value-type="float" office:value="0.283661" calcext:value-type="float">
            <text:p>0,283661</text:p>
          </table:table-cell>
          <table:table-cell table:formula="of:=SQRT(([.C378]-[.C377])^2+([.D378]-[.D377])^2)" office:value-type="float" office:value="0.327534961361379" calcext:value-type="float">
            <text:p>0,32753496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1023" calcext:value-type="float">
            <text:p>0,111023</text:p>
          </table:table-cell>
          <table:table-cell office:value-type="float" office:value="0.309235" calcext:value-type="float">
            <text:p>0,309235</text:p>
          </table:table-cell>
          <table:table-cell table:formula="of:=SQRT(([.C379]-[.C378])^2+([.D379]-[.D378])^2)" office:value-type="float" office:value="0.326381482869356" calcext:value-type="float">
            <text:p>0,32638148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5425" calcext:value-type="float">
            <text:p>0,435425</text:p>
          </table:table-cell>
          <table:table-cell office:value-type="float" office:value="0.278687" calcext:value-type="float">
            <text:p>0,278687</text:p>
          </table:table-cell>
          <table:table-cell table:formula="of:=SQRT(([.C380]-[.C379])^2+([.D380]-[.D379])^2)" office:value-type="float" office:value="0.325837134022505" calcext:value-type="float">
            <text:p>0,3258371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2305" calcext:value-type="float">
            <text:p>0,112305</text:p>
          </table:table-cell>
          <table:table-cell office:value-type="float" office:value="0.305634" calcext:value-type="float">
            <text:p>0,305634</text:p>
          </table:table-cell>
          <table:table-cell table:formula="of:=SQRT(([.C381]-[.C380])^2+([.D381]-[.D380])^2)" office:value-type="float" office:value="0.324241692582863" calcext:value-type="float">
            <text:p>0,32424169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4448" calcext:value-type="float">
            <text:p>0,434448</text:p>
          </table:table-cell>
          <table:table-cell office:value-type="float" office:value="0.273468" calcext:value-type="float">
            <text:p>0,273468</text:p>
          </table:table-cell>
          <table:table-cell table:formula="of:=SQRT(([.C382]-[.C381])^2+([.D382]-[.D381])^2)" office:value-type="float" office:value="0.323744905759149" calcext:value-type="float">
            <text:p>0,32374490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3708" calcext:value-type="float">
            <text:p>0,113708</text:p>
          </table:table-cell>
          <table:table-cell office:value-type="float" office:value="0.301605" calcext:value-type="float">
            <text:p>0,301605</text:p>
          </table:table-cell>
          <table:table-cell table:formula="of:=SQRT(([.C383]-[.C382])^2+([.D383]-[.D382])^2)" office:value-type="float" office:value="0.321971797474561" calcext:value-type="float">
            <text:p>0,32197179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3167" calcext:value-type="float">
            <text:p>0,433167</text:p>
          </table:table-cell>
          <table:table-cell office:value-type="float" office:value="0.268372" calcext:value-type="float">
            <text:p>0,268372</text:p>
          </table:table-cell>
          <table:table-cell table:formula="of:=SQRT(([.C384]-[.C383])^2+([.D384]-[.D383])^2)" office:value-type="float" office:value="0.321182946262718" calcext:value-type="float">
            <text:p>0,32118294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4899" calcext:value-type="float">
            <text:p>0,114899</text:p>
          </table:table-cell>
          <table:table-cell office:value-type="float" office:value="0.297821" calcext:value-type="float">
            <text:p>0,297821</text:p>
          </table:table-cell>
          <table:table-cell table:formula="of:=SQRT(([.C385]-[.C384])^2+([.D385]-[.D384])^2)" office:value-type="float" office:value="0.319627538589841" calcext:value-type="float">
            <text:p>0,31962753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1885" calcext:value-type="float">
            <text:p>0,431885</text:p>
          </table:table-cell>
          <table:table-cell office:value-type="float" office:value="0.265472" calcext:value-type="float">
            <text:p>0,265472</text:p>
          </table:table-cell>
          <table:table-cell table:formula="of:=SQRT(([.C386]-[.C385])^2+([.D386]-[.D385])^2)" office:value-type="float" office:value="0.318632361816875" calcext:value-type="float">
            <text:p>0,31863236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6394" calcext:value-type="float">
            <text:p>0,116394</text:p>
          </table:table-cell>
          <table:table-cell office:value-type="float" office:value="0.294739" calcext:value-type="float">
            <text:p>0,294739</text:p>
          </table:table-cell>
          <table:table-cell table:formula="of:=SQRT(([.C387]-[.C386])^2+([.D387]-[.D386])^2)" office:value-type="float" office:value="0.316845590737823" calcext:value-type="float">
            <text:p>0,31684559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1183" calcext:value-type="float">
            <text:p>0,431183</text:p>
          </table:table-cell>
          <table:table-cell office:value-type="float" office:value="0.263641" calcext:value-type="float">
            <text:p>0,263641</text:p>
          </table:table-cell>
          <table:table-cell table:formula="of:=SQRT(([.C388]-[.C387])^2+([.D388]-[.D387])^2)" office:value-type="float" office:value="0.316321355783956" calcext:value-type="float">
            <text:p>0,31632135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8103" calcext:value-type="float">
            <text:p>0,118103</text:p>
          </table:table-cell>
          <table:table-cell office:value-type="float" office:value="0.291595" calcext:value-type="float">
            <text:p>0,291595</text:p>
          </table:table-cell>
          <table:table-cell table:formula="of:=SQRT(([.C389]-[.C388])^2+([.D389]-[.D388])^2)" office:value-type="float" office:value="0.314325488174281" calcext:value-type="float">
            <text:p>0,31432548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926" calcext:value-type="float">
            <text:p>0,42926</text:p>
          </table:table-cell>
          <table:table-cell office:value-type="float" office:value="0.258484" calcext:value-type="float">
            <text:p>0,258484</text:p>
          </table:table-cell>
          <table:table-cell table:formula="of:=SQRT(([.C390]-[.C389])^2+([.D390]-[.D389])^2)" office:value-type="float" office:value="0.312913753245203" calcext:value-type="float">
            <text:p>0,31291375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9415" calcext:value-type="float">
            <text:p>0,119415</text:p>
          </table:table-cell>
          <table:table-cell office:value-type="float" office:value="0.287384" calcext:value-type="float">
            <text:p>0,287384</text:p>
          </table:table-cell>
          <table:table-cell table:formula="of:=SQRT(([.C391]-[.C390])^2+([.D391]-[.D390])^2)" office:value-type="float" office:value="0.311189868127161" calcext:value-type="float">
            <text:p>0,31118986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804" calcext:value-type="float">
            <text:p>0,42804</text:p>
          </table:table-cell>
          <table:table-cell office:value-type="float" office:value="0.253113" calcext:value-type="float">
            <text:p>0,253113</text:p>
          </table:table-cell>
          <table:table-cell table:formula="of:=SQRT(([.C392]-[.C391])^2+([.D392]-[.D391])^2)" office:value-type="float" office:value="0.310521967123101" calcext:value-type="float">
            <text:p>0,31052196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0605" calcext:value-type="float">
            <text:p>0,120605</text:p>
          </table:table-cell>
          <table:table-cell office:value-type="float" office:value="0.282074" calcext:value-type="float">
            <text:p>0,282074</text:p>
          </table:table-cell>
          <table:table-cell table:formula="of:=SQRT(([.C393]-[.C392])^2+([.D393]-[.D392])^2)" office:value-type="float" office:value="0.308796079550891" calcext:value-type="float">
            <text:p>0,30879607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7063" calcext:value-type="float">
            <text:p>0,427063</text:p>
          </table:table-cell>
          <table:table-cell office:value-type="float" office:value="0.248291" calcext:value-type="float">
            <text:p>0,248291</text:p>
          </table:table-cell>
          <table:table-cell table:formula="of:=SQRT(([.C394]-[.C393])^2+([.D394]-[.D393])^2)" office:value-type="float" office:value="0.308314444768648" calcext:value-type="float">
            <text:p>0,30831444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2192" calcext:value-type="float">
            <text:p>0,122192</text:p>
          </table:table-cell>
          <table:table-cell office:value-type="float" office:value="0.275757" calcext:value-type="float">
            <text:p>0,275757</text:p>
          </table:table-cell>
          <table:table-cell table:formula="of:=SQRT(([.C395]-[.C394])^2+([.D395]-[.D394])^2)" office:value-type="float" office:value="0.306105713434101" calcext:value-type="float">
            <text:p>0,30610571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6239" calcext:value-type="float">
            <text:p>0,426239</text:p>
          </table:table-cell>
          <table:table-cell office:value-type="float" office:value="0.244141" calcext:value-type="float">
            <text:p>0,244141</text:p>
          </table:table-cell>
          <table:table-cell table:formula="of:=SQRT(([.C396]-[.C395])^2+([.D396]-[.D395])^2)" office:value-type="float" office:value="0.305686358323364" calcext:value-type="float">
            <text:p>0,30568635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384" calcext:value-type="float">
            <text:p>0,12384</text:p>
          </table:table-cell>
          <table:table-cell office:value-type="float" office:value="0.269226" calcext:value-type="float">
            <text:p>0,269226</text:p>
          </table:table-cell>
          <table:table-cell table:formula="of:=SQRT(([.C397]-[.C396])^2+([.D397]-[.D396])^2)" office:value-type="float" office:value="0.303437658219938" calcext:value-type="float">
            <text:p>0,30343765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5171" calcext:value-type="float">
            <text:p>0,425171</text:p>
          </table:table-cell>
          <table:table-cell office:value-type="float" office:value="0.240234" calcext:value-type="float">
            <text:p>0,240234</text:p>
          </table:table-cell>
          <table:table-cell table:formula="of:=SQRT(([.C398]-[.C397])^2+([.D398]-[.D397])^2)" office:value-type="float" office:value="0.302722492763587" calcext:value-type="float">
            <text:p>0,30272249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5366" calcext:value-type="float">
            <text:p>0,125366</text:p>
          </table:table-cell>
          <table:table-cell office:value-type="float" office:value="0.263611" calcext:value-type="float">
            <text:p>0,263611</text:p>
          </table:table-cell>
          <table:table-cell table:formula="of:=SQRT(([.C399]-[.C398])^2+([.D399]-[.D398])^2)" office:value-type="float" office:value="0.30071501817169" calcext:value-type="float">
            <text:p>0,30071501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3431" calcext:value-type="float">
            <text:p>0,423431</text:p>
          </table:table-cell>
          <table:table-cell office:value-type="float" office:value="0.236603" calcext:value-type="float">
            <text:p>0,236603</text:p>
          </table:table-cell>
          <table:table-cell table:formula="of:=SQRT(([.C400]-[.C399])^2+([.D400]-[.D399])^2)" office:value-type="float" office:value="0.299286111086031" calcext:value-type="float">
            <text:p>0,29928611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7167" calcext:value-type="float">
            <text:p>0,127167</text:p>
          </table:table-cell>
          <table:table-cell office:value-type="float" office:value="0.258575" calcext:value-type="float">
            <text:p>0,258575</text:p>
          </table:table-cell>
          <table:table-cell table:formula="of:=SQRT(([.C401]-[.C400])^2+([.D401]-[.D400])^2)" office:value-type="float" office:value="0.297077643857628" calcext:value-type="float">
            <text:p>0,29707764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1844" calcext:value-type="float">
            <text:p>0,421844</text:p>
          </table:table-cell>
          <table:table-cell office:value-type="float" office:value="0.233154" calcext:value-type="float">
            <text:p>0,233154</text:p>
          </table:table-cell>
          <table:table-cell table:formula="of:=SQRT(([.C402]-[.C401])^2+([.D402]-[.D401])^2)" office:value-type="float" office:value="0.295771468485383" calcext:value-type="float">
            <text:p>0,29577146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9059" calcext:value-type="float">
            <text:p>0,129059</text:p>
          </table:table-cell>
          <table:table-cell office:value-type="float" office:value="0.25354" calcext:value-type="float">
            <text:p>0,25354</text:p>
          </table:table-cell>
          <table:table-cell table:formula="of:=SQRT(([.C403]-[.C402])^2+([.D403]-[.D402])^2)" office:value-type="float" office:value="0.29349385891531" calcext:value-type="float">
            <text:p>0,29349385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0746" calcext:value-type="float">
            <text:p>0,420746</text:p>
          </table:table-cell>
          <table:table-cell office:value-type="float" office:value="0.229309" calcext:value-type="float">
            <text:p>0,229309</text:p>
          </table:table-cell>
          <table:table-cell table:formula="of:=SQRT(([.C404]-[.C403])^2+([.D404]-[.D403])^2)" office:value-type="float" office:value="0.292691727471071" calcext:value-type="float">
            <text:p>0,29269172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9059" calcext:value-type="float">
            <text:p>0,129059</text:p>
          </table:table-cell>
          <table:table-cell office:value-type="float" office:value="0.25354" calcext:value-type="float">
            <text:p>0,25354</text:p>
          </table:table-cell>
          <table:table-cell table:formula="of:=SQRT(([.C405]-[.C404])^2+([.D405]-[.D404])^2)" office:value-type="float" office:value="0.292691727471071" calcext:value-type="float">
            <text:p>0,292691727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129059" calcext:value-type="float">
            <text:p>0,129059</text:p>
          </table:table-cell>
          <table:table-cell office:value-type="float" office:value="0.25354" calcext:value-type="float">
            <text:p>0,25354</text:p>
          </table:table-cell>
          <table:table-cell table:formula="of:=SQRT(([.C406]-[.C405])^2+([.D406]-[.D40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0746" calcext:value-type="float">
            <text:p>0,420746</text:p>
          </table:table-cell>
          <table:table-cell office:value-type="float" office:value="0.229309" calcext:value-type="float">
            <text:p>0,229309</text:p>
          </table:table-cell>
          <table:table-cell table:formula="of:=SQRT(([.C407]-[.C406])^2+([.D407]-[.D406])^2)" office:value-type="float" office:value="0.292691727471071" calcext:value-type="float">
            <text:p>0,29269172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9495" calcext:value-type="float">
            <text:p>0,419495</text:p>
          </table:table-cell>
          <table:table-cell office:value-type="float" office:value="0.225403" calcext:value-type="float">
            <text:p>0,225403</text:p>
          </table:table-cell>
          <table:table-cell table:formula="of:=SQRT(([.C408]-[.C407])^2+([.D408]-[.D407])^2)" office:value-type="float" office:value="0.00410144328255308" calcext:value-type="float">
            <text:p>0,00410144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8488" calcext:value-type="float">
            <text:p>0,418488</text:p>
          </table:table-cell>
          <table:table-cell office:value-type="float" office:value="0.222321" calcext:value-type="float">
            <text:p>0,222321</text:p>
          </table:table-cell>
          <table:table-cell table:formula="of:=SQRT(([.C409]-[.C408])^2+([.D409]-[.D408])^2)" office:value-type="float" office:value="0.003242340666864" calcext:value-type="float">
            <text:p>0,00324234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8152" calcext:value-type="float">
            <text:p>0,418152</text:p>
          </table:table-cell>
          <table:table-cell office:value-type="float" office:value="0.221649" calcext:value-type="float">
            <text:p>0,221649</text:p>
          </table:table-cell>
          <table:table-cell table:formula="of:=SQRT(([.C410]-[.C409])^2+([.D410]-[.D409])^2)" office:value-type="float" office:value="0.000751318840439936" calcext:value-type="float">
            <text:p>0,00075131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6595" calcext:value-type="float">
            <text:p>0,416595</text:p>
          </table:table-cell>
          <table:table-cell office:value-type="float" office:value="0.217804" calcext:value-type="float">
            <text:p>0,217804</text:p>
          </table:table-cell>
          <table:table-cell table:formula="of:=SQRT(([.C411]-[.C410])^2+([.D411]-[.D410])^2)" office:value-type="float" office:value="0.00414828567000874" calcext:value-type="float">
            <text:p>0,00414828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5009" calcext:value-type="float">
            <text:p>0,415009</text:p>
          </table:table-cell>
          <table:table-cell office:value-type="float" office:value="0.21344" calcext:value-type="float">
            <text:p>0,21344</text:p>
          </table:table-cell>
          <table:table-cell table:formula="of:=SQRT(([.C412]-[.C411])^2+([.D412]-[.D411])^2)" office:value-type="float" office:value="0.0046432630767597" calcext:value-type="float">
            <text:p>0,00464326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3788" calcext:value-type="float">
            <text:p>0,413788</text:p>
          </table:table-cell>
          <table:table-cell office:value-type="float" office:value="0.20929" calcext:value-type="float">
            <text:p>0,20929</text:p>
          </table:table-cell>
          <table:table-cell table:formula="of:=SQRT(([.C413]-[.C412])^2+([.D413]-[.D412])^2)" office:value-type="float" office:value="0.00432589193115131" calcext:value-type="float">
            <text:p>0,00432589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3605" calcext:value-type="float">
            <text:p>0,413605</text:p>
          </table:table-cell>
          <table:table-cell office:value-type="float" office:value="0.209198" calcext:value-type="float">
            <text:p>0,209198</text:p>
          </table:table-cell>
          <table:table-cell table:formula="of:=SQRT(([.C414]-[.C413])^2+([.D414]-[.D413])^2)" office:value-type="float" office:value="0.000204824314962842" calcext:value-type="float">
            <text:p>0,00020482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2079" calcext:value-type="float">
            <text:p>0,412079</text:p>
          </table:table-cell>
          <table:table-cell office:value-type="float" office:value="0.205505" calcext:value-type="float">
            <text:p>0,205505</text:p>
          </table:table-cell>
          <table:table-cell table:formula="of:=SQRT(([.C415]-[.C414])^2+([.D415]-[.D414])^2)" office:value-type="float" office:value="0.00399586348615666" calcext:value-type="float">
            <text:p>0,00399586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1804" calcext:value-type="float">
            <text:p>0,411804</text:p>
          </table:table-cell>
          <table:table-cell office:value-type="float" office:value="0.204956" calcext:value-type="float">
            <text:p>0,204956</text:p>
          </table:table-cell>
          <table:table-cell table:formula="of:=SQRT(([.C416]-[.C415])^2+([.D416]-[.D415])^2)" office:value-type="float" office:value="0.000614024429481415" calcext:value-type="float">
            <text:p>0,00061402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9637" calcext:value-type="float">
            <text:p>0,409637</text:p>
          </table:table-cell>
          <table:table-cell office:value-type="float" office:value="0.20047" calcext:value-type="float">
            <text:p>0,20047</text:p>
          </table:table-cell>
          <table:table-cell table:formula="of:=SQRT(([.C417]-[.C416])^2+([.D417]-[.D416])^2)" office:value-type="float" office:value="0.0049819760135914" calcext:value-type="float">
            <text:p>0,0049819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8295" calcext:value-type="float">
            <text:p>0,408295</text:p>
          </table:table-cell>
          <table:table-cell office:value-type="float" office:value="0.197266" calcext:value-type="float">
            <text:p>0,197266</text:p>
          </table:table-cell>
          <table:table-cell table:formula="of:=SQRT(([.C418]-[.C417])^2+([.D418]-[.D417])^2)" office:value-type="float" office:value="0.00347369831735574" calcext:value-type="float">
            <text:p>0,00347369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7715" calcext:value-type="float">
            <text:p>0,407715</text:p>
          </table:table-cell>
          <table:table-cell office:value-type="float" office:value="0.196472" calcext:value-type="float">
            <text:p>0,196472</text:p>
          </table:table-cell>
          <table:table-cell table:formula="of:=SQRT(([.C419]-[.C418])^2+([.D419]-[.D418])^2)" office:value-type="float" office:value="0.000983278190544259" calcext:value-type="float">
            <text:p>0,00098327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7196" calcext:value-type="float">
            <text:p>0,407196</text:p>
          </table:table-cell>
          <table:table-cell office:value-type="float" office:value="0.195496" calcext:value-type="float">
            <text:p>0,195496</text:p>
          </table:table-cell>
          <table:table-cell table:formula="of:=SQRT(([.C420]-[.C419])^2+([.D420]-[.D419])^2)" office:value-type="float" office:value="0.00110541259265486" calcext:value-type="float">
            <text:p>0,00110541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5365" calcext:value-type="float">
            <text:p>0,405365</text:p>
          </table:table-cell>
          <table:table-cell office:value-type="float" office:value="0.192749" calcext:value-type="float">
            <text:p>0,192749</text:p>
          </table:table-cell>
          <table:table-cell table:formula="of:=SQRT(([.C421]-[.C420])^2+([.D421]-[.D420])^2)" office:value-type="float" office:value="0.00330129822948489" calcext:value-type="float">
            <text:p>0,00330129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2954" calcext:value-type="float">
            <text:p>0,402954</text:p>
          </table:table-cell>
          <table:table-cell office:value-type="float" office:value="0.18927" calcext:value-type="float">
            <text:p>0,18927</text:p>
          </table:table-cell>
          <table:table-cell table:formula="of:=SQRT(([.C422]-[.C421])^2+([.D422]-[.D421])^2)" office:value-type="float" office:value="0.00423277237753223" calcext:value-type="float">
            <text:p>0,00423277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2832" calcext:value-type="float">
            <text:p>0,402832</text:p>
          </table:table-cell>
          <table:table-cell office:value-type="float" office:value="0.189026" calcext:value-type="float">
            <text:p>0,189026</text:p>
          </table:table-cell>
          <table:table-cell table:formula="of:=SQRT(([.C423]-[.C422])^2+([.D423]-[.D422])^2)" office:value-type="float" office:value="0.000272800293254999" calcext:value-type="float">
            <text:p>0,000272800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175995" calcext:value-type="float">
            <text:p>0,175995</text:p>
          </table:table-cell>
          <table:table-cell office:value-type="float" office:value="0.135132" calcext:value-type="float">
            <text:p>0,135132</text:p>
          </table:table-cell>
          <table:table-cell table:formula="of:=SQRT(([.C424]-[.C423])^2+([.D424]-[.D423])^2)" office:value-type="float" office:value="0.233151426770243" calcext:value-type="float">
            <text:p>0,233151426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154999" calcext:value-type="float">
            <text:p>0,154999</text:p>
          </table:table-cell>
          <table:table-cell office:value-type="float" office:value="0.196533" calcext:value-type="float">
            <text:p>0,196533</text:p>
          </table:table-cell>
          <table:table-cell table:formula="of:=SQRT(([.C425]-[.C424])^2+([.D425]-[.D424])^2)" office:value-type="float" office:value="0.0648915619861319" calcext:value-type="float">
            <text:p>0,0648915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2496" calcext:value-type="float">
            <text:p>0,402496</text:p>
          </table:table-cell>
          <table:table-cell office:value-type="float" office:value="0.188446" calcext:value-type="float">
            <text:p>0,188446</text:p>
          </table:table-cell>
          <table:table-cell table:formula="of:=SQRT(([.C426]-[.C425])^2+([.D426]-[.D425])^2)" office:value-type="float" office:value="0.247629086696212" calcext:value-type="float">
            <text:p>0,24762908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2496" calcext:value-type="float">
            <text:p>0,402496</text:p>
          </table:table-cell>
          <table:table-cell office:value-type="float" office:value="0.188446" calcext:value-type="float">
            <text:p>0,188446</text:p>
          </table:table-cell>
          <table:table-cell table:formula="of:=SQRT(([.C427]-[.C426])^2+([.D427]-[.D42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2496" calcext:value-type="float">
            <text:p>0,402496</text:p>
          </table:table-cell>
          <table:table-cell office:value-type="float" office:value="0.188446" calcext:value-type="float">
            <text:p>0,188446</text:p>
          </table:table-cell>
          <table:table-cell table:formula="of:=SQRT(([.C428]-[.C427])^2+([.D428]-[.D42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2344" calcext:value-type="float">
            <text:p>0,402344</text:p>
          </table:table-cell>
          <table:table-cell office:value-type="float" office:value="0.188202" calcext:value-type="float">
            <text:p>0,188202</text:p>
          </table:table-cell>
          <table:table-cell table:formula="of:=SQRT(([.C429]-[.C428])^2+([.D429]-[.D428])^2)" office:value-type="float" office:value="0.000287471737741306" calcext:value-type="float">
            <text:p>0,00028747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2222" calcext:value-type="float">
            <text:p>0,402222</text:p>
          </table:table-cell>
          <table:table-cell office:value-type="float" office:value="0.187988" calcext:value-type="float">
            <text:p>0,187988</text:p>
          </table:table-cell>
          <table:table-cell table:formula="of:=SQRT(([.C430]-[.C429])^2+([.D430]-[.D429])^2)" office:value-type="float" office:value="0.000246333107803233" calcext:value-type="float">
            <text:p>0,00024633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1794" calcext:value-type="float">
            <text:p>0,401794</text:p>
          </table:table-cell>
          <table:table-cell office:value-type="float" office:value="0.186737" calcext:value-type="float">
            <text:p>0,186737</text:p>
          </table:table-cell>
          <table:table-cell table:formula="of:=SQRT(([.C431]-[.C430])^2+([.D431]-[.D430])^2)" office:value-type="float" office:value="0.00132218947205005" calcext:value-type="float">
            <text:p>0,00132218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6758" calcext:value-type="float">
            <text:p>0,176758</text:p>
          </table:table-cell>
          <table:table-cell office:value-type="float" office:value="0.140442" calcext:value-type="float">
            <text:p>0,140442</text:p>
          </table:table-cell>
          <table:table-cell table:formula="of:=SQRT(([.C432]-[.C431])^2+([.D432]-[.D431])^2)" office:value-type="float" office:value="0.229748619845691" calcext:value-type="float">
            <text:p>0,22974861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2161" calcext:value-type="float">
            <text:p>0,402161</text:p>
          </table:table-cell>
          <table:table-cell office:value-type="float" office:value="0.186188" calcext:value-type="float">
            <text:p>0,186188</text:p>
          </table:table-cell>
          <table:table-cell table:formula="of:=SQRT(([.C433]-[.C432])^2+([.D433]-[.D432])^2)" office:value-type="float" office:value="0.22999828026531" calcext:value-type="float">
            <text:p>0,22999828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6453" calcext:value-type="float">
            <text:p>0,176453</text:p>
          </table:table-cell>
          <table:table-cell office:value-type="float" office:value="0.139832" calcext:value-type="float">
            <text:p>0,139832</text:p>
          </table:table-cell>
          <table:table-cell table:formula="of:=SQRT(([.C434]-[.C433])^2+([.D434]-[.D433])^2)" office:value-type="float" office:value="0.230419139830006" calcext:value-type="float">
            <text:p>0,23041913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3015" calcext:value-type="float">
            <text:p>0,403015</text:p>
          </table:table-cell>
          <table:table-cell office:value-type="float" office:value="0.18692" calcext:value-type="float">
            <text:p>0,18692</text:p>
          </table:table-cell>
          <table:table-cell table:formula="of:=SQRT(([.C435]-[.C434])^2+([.D435]-[.D434])^2)" office:value-type="float" office:value="0.231403585944557" calcext:value-type="float">
            <text:p>0,23140358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6208" calcext:value-type="float">
            <text:p>0,176208</text:p>
          </table:table-cell>
          <table:table-cell office:value-type="float" office:value="0.140839" calcext:value-type="float">
            <text:p>0,140839</text:p>
          </table:table-cell>
          <table:table-cell table:formula="of:=SQRT(([.C436]-[.C435])^2+([.D436]-[.D435])^2)" office:value-type="float" office:value="0.231440864606923" calcext:value-type="float">
            <text:p>0,23144086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7471" calcext:value-type="float">
            <text:p>0,157471</text:p>
          </table:table-cell>
          <table:table-cell office:value-type="float" office:value="0.197021" calcext:value-type="float">
            <text:p>0,197021</text:p>
          </table:table-cell>
          <table:table-cell table:formula="of:=SQRT(([.C437]-[.C436])^2+([.D437]-[.D436])^2)" office:value-type="float" office:value="0.0592240854129467" calcext:value-type="float">
            <text:p>0,05922408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3015" calcext:value-type="float">
            <text:p>0,403015</text:p>
          </table:table-cell>
          <table:table-cell office:value-type="float" office:value="0.18692" calcext:value-type="float">
            <text:p>0,18692</text:p>
          </table:table-cell>
          <table:table-cell table:formula="of:=SQRT(([.C438]-[.C437])^2+([.D438]-[.D437])^2)" office:value-type="float" office:value="0.24575167575624" calcext:value-type="float">
            <text:p>0,24575167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6208" calcext:value-type="float">
            <text:p>0,176208</text:p>
          </table:table-cell>
          <table:table-cell office:value-type="float" office:value="0.140839" calcext:value-type="float">
            <text:p>0,140839</text:p>
          </table:table-cell>
          <table:table-cell table:formula="of:=SQRT(([.C439]-[.C438])^2+([.D439]-[.D438])^2)" office:value-type="float" office:value="0.231440864606923" calcext:value-type="float">
            <text:p>0,23144086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7074" calcext:value-type="float">
            <text:p>0,157074</text:p>
          </table:table-cell>
          <table:table-cell office:value-type="float" office:value="0.197662" calcext:value-type="float">
            <text:p>0,197662</text:p>
          </table:table-cell>
          <table:table-cell table:formula="of:=SQRT(([.C440]-[.C439])^2+([.D440]-[.D439])^2)" office:value-type="float" office:value="0.0599580126838774" calcext:value-type="float">
            <text:p>0,05995801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3015" calcext:value-type="float">
            <text:p>0,403015</text:p>
          </table:table-cell>
          <table:table-cell office:value-type="float" office:value="0.18692" calcext:value-type="float">
            <text:p>0,18692</text:p>
          </table:table-cell>
          <table:table-cell table:formula="of:=SQRT(([.C441]-[.C440])^2+([.D441]-[.D440])^2)" office:value-type="float" office:value="0.246175478155319" calcext:value-type="float">
            <text:p>0,24617547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6208" calcext:value-type="float">
            <text:p>0,176208</text:p>
          </table:table-cell>
          <table:table-cell office:value-type="float" office:value="0.140839" calcext:value-type="float">
            <text:p>0,140839</text:p>
          </table:table-cell>
          <table:table-cell table:formula="of:=SQRT(([.C442]-[.C441])^2+([.D442]-[.D441])^2)" office:value-type="float" office:value="0.231440864606923" calcext:value-type="float">
            <text:p>0,23144086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7623" calcext:value-type="float">
            <text:p>0,157623</text:p>
          </table:table-cell>
          <table:table-cell office:value-type="float" office:value="0.1987" calcext:value-type="float">
            <text:p>0,1987</text:p>
          </table:table-cell>
          <table:table-cell table:formula="of:=SQRT(([.C443]-[.C442])^2+([.D443]-[.D442])^2)" office:value-type="float" office:value="0.0607725064975932" calcext:value-type="float">
            <text:p>0,06077250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741" calcext:value-type="float">
            <text:p>0,15741</text:p>
          </table:table-cell>
          <table:table-cell office:value-type="float" office:value="0.198853" calcext:value-type="float">
            <text:p>0,198853</text:p>
          </table:table-cell>
          <table:table-cell table:formula="of:=SQRT(([.C444]-[.C443])^2+([.D444]-[.D443])^2)" office:value-type="float" office:value="0.000262255600512134" calcext:value-type="float">
            <text:p>0,00026225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7623" calcext:value-type="float">
            <text:p>0,157623</text:p>
          </table:table-cell>
          <table:table-cell office:value-type="float" office:value="0.200317" calcext:value-type="float">
            <text:p>0,200317</text:p>
          </table:table-cell>
          <table:table-cell table:formula="of:=SQRT(([.C445]-[.C444])^2+([.D445]-[.D444])^2)" office:value-type="float" office:value="0.00147941373523432" calcext:value-type="float">
            <text:p>0,00147941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3717" calcext:value-type="float">
            <text:p>0,403717</text:p>
          </table:table-cell>
          <table:table-cell office:value-type="float" office:value="0.187805" calcext:value-type="float">
            <text:p>0,187805</text:p>
          </table:table-cell>
          <table:table-cell table:formula="of:=SQRT(([.C446]-[.C445])^2+([.D446]-[.D445])^2)" office:value-type="float" office:value="0.246411864527664" calcext:value-type="float">
            <text:p>0,24641186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5232" calcext:value-type="float">
            <text:p>0,175232</text:p>
          </table:table-cell>
          <table:table-cell office:value-type="float" office:value="0.142059" calcext:value-type="float">
            <text:p>0,142059</text:p>
          </table:table-cell>
          <table:table-cell table:formula="of:=SQRT(([.C447]-[.C446])^2+([.D447]-[.D446])^2)" office:value-type="float" office:value="0.233019509357049" calcext:value-type="float">
            <text:p>0,23301950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7104" calcext:value-type="float">
            <text:p>0,157104</text:p>
          </table:table-cell>
          <table:table-cell office:value-type="float" office:value="0.201141" calcext:value-type="float">
            <text:p>0,201141</text:p>
          </table:table-cell>
          <table:table-cell table:formula="of:=SQRT(([.C448]-[.C447])^2+([.D448]-[.D447])^2)" office:value-type="float" office:value="0.0618005429425988" calcext:value-type="float">
            <text:p>0,06180054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5762" calcext:value-type="float">
            <text:p>0,405762</text:p>
          </table:table-cell>
          <table:table-cell office:value-type="float" office:value="0.190033" calcext:value-type="float">
            <text:p>0,190033</text:p>
          </table:table-cell>
          <table:table-cell table:formula="of:=SQRT(([.C449]-[.C448])^2+([.D449]-[.D448])^2)" office:value-type="float" office:value="0.248905983511847" calcext:value-type="float">
            <text:p>0,24890598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75232" calcext:value-type="float">
            <text:p>0,175232</text:p>
          </table:table-cell>
          <table:table-cell office:value-type="float" office:value="0.142059" calcext:value-type="float">
            <text:p>0,142059</text:p>
          </table:table-cell>
          <table:table-cell table:formula="of:=SQRT(([.C450]-[.C449])^2+([.D450]-[.D449])^2)" office:value-type="float" office:value="0.23546886328345" calcext:value-type="float">
            <text:p>0,23546886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57104" calcext:value-type="float">
            <text:p>0,157104</text:p>
          </table:table-cell>
          <table:table-cell office:value-type="float" office:value="0.201141" calcext:value-type="float">
            <text:p>0,201141</text:p>
          </table:table-cell>
          <table:table-cell table:formula="of:=SQRT(([.C451]-[.C450])^2+([.D451]-[.D450])^2)" office:value-type="float" office:value="0.0618005429425988" calcext:value-type="float">
            <text:p>0,061800542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175232" calcext:value-type="float">
            <text:p>0,175232</text:p>
          </table:table-cell>
          <table:table-cell office:value-type="float" office:value="0.142059" calcext:value-type="float">
            <text:p>0,142059</text:p>
          </table:table-cell>
          <table:table-cell table:formula="of:=SQRT(([.C452]-[.C451])^2+([.D452]-[.D451])^2)" office:value-type="float" office:value="0.0618005429425988" calcext:value-type="float">
            <text:p>0,061800542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157104" calcext:value-type="float">
            <text:p>0,157104</text:p>
          </table:table-cell>
          <table:table-cell office:value-type="float" office:value="0.201141" calcext:value-type="float">
            <text:p>0,201141</text:p>
          </table:table-cell>
          <table:table-cell table:formula="of:=SQRT(([.C453]-[.C452])^2+([.D453]-[.D452])^2)" office:value-type="float" office:value="0.0618005429425988" calcext:value-type="float">
            <text:p>0,06180054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5762" calcext:value-type="float">
            <text:p>0,405762</text:p>
          </table:table-cell>
          <table:table-cell office:value-type="float" office:value="0.190033" calcext:value-type="float">
            <text:p>0,190033</text:p>
          </table:table-cell>
          <table:table-cell table:formula="of:=SQRT(([.C454]-[.C453])^2+([.D454]-[.D453])^2)" office:value-type="float" office:value="0.248905983511847" calcext:value-type="float">
            <text:p>0,24890598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7898" calcext:value-type="float">
            <text:p>0,407898</text:p>
          </table:table-cell>
          <table:table-cell office:value-type="float" office:value="0.191803" calcext:value-type="float">
            <text:p>0,191803</text:p>
          </table:table-cell>
          <table:table-cell table:formula="of:=SQRT(([.C455]-[.C454])^2+([.D455]-[.D454])^2)" office:value-type="float" office:value="0.00277405767784309" calcext:value-type="float">
            <text:p>0,00277405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7898" calcext:value-type="float">
            <text:p>0,407898</text:p>
          </table:table-cell>
          <table:table-cell office:value-type="float" office:value="0.191803" calcext:value-type="float">
            <text:p>0,191803</text:p>
          </table:table-cell>
          <table:table-cell table:formula="of:=SQRT(([.C456]-[.C455])^2+([.D456]-[.D45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7898" calcext:value-type="float">
            <text:p>0,407898</text:p>
          </table:table-cell>
          <table:table-cell office:value-type="float" office:value="0.191803" calcext:value-type="float">
            <text:p>0,191803</text:p>
          </table:table-cell>
          <table:table-cell table:formula="of:=SQRT(([.C457]-[.C456])^2+([.D457]-[.D45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9912" calcext:value-type="float">
            <text:p>0,409912</text:p>
          </table:table-cell>
          <table:table-cell office:value-type="float" office:value="0.194092" calcext:value-type="float">
            <text:p>0,194092</text:p>
          </table:table-cell>
          <table:table-cell table:formula="of:=SQRT(([.C458]-[.C457])^2+([.D458]-[.D457])^2)" office:value-type="float" office:value="0.00304888783001277" calcext:value-type="float">
            <text:p>0,00304888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1926" calcext:value-type="float">
            <text:p>0,411926</text:p>
          </table:table-cell>
          <table:table-cell office:value-type="float" office:value="0.196655" calcext:value-type="float">
            <text:p>0,196655</text:p>
          </table:table-cell>
          <table:table-cell table:formula="of:=SQRT(([.C459]-[.C458])^2+([.D459]-[.D458])^2)" office:value-type="float" office:value="0.00325962651234768" calcext:value-type="float">
            <text:p>0,00325962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3635" calcext:value-type="float">
            <text:p>0,413635</text:p>
          </table:table-cell>
          <table:table-cell office:value-type="float" office:value="0.199402" calcext:value-type="float">
            <text:p>0,199402</text:p>
          </table:table-cell>
          <table:table-cell table:formula="of:=SQRT(([.C460]-[.C459])^2+([.D460]-[.D459])^2)" office:value-type="float" office:value="0.00323522642175166" calcext:value-type="float">
            <text:p>0,00323522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4978" calcext:value-type="float">
            <text:p>0,414978</text:p>
          </table:table-cell>
          <table:table-cell office:value-type="float" office:value="0.202393" calcext:value-type="float">
            <text:p>0,202393</text:p>
          </table:table-cell>
          <table:table-cell table:formula="of:=SQRT(([.C461]-[.C460])^2+([.D461]-[.D460])^2)" office:value-type="float" office:value="0.00327867808727846" calcext:value-type="float">
            <text:p>0,00327867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684" calcext:value-type="float">
            <text:p>0,41684</text:p>
          </table:table-cell>
          <table:table-cell office:value-type="float" office:value="0.2052" calcext:value-type="float">
            <text:p>0,2052</text:p>
          </table:table-cell>
          <table:table-cell table:formula="of:=SQRT(([.C462]-[.C461])^2+([.D462]-[.D461])^2)" office:value-type="float" office:value="0.00336842589349988" calcext:value-type="float">
            <text:p>0,00336842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8793" calcext:value-type="float">
            <text:p>0,418793</text:p>
          </table:table-cell>
          <table:table-cell office:value-type="float" office:value="0.208862" calcext:value-type="float">
            <text:p>0,208862</text:p>
          </table:table-cell>
          <table:table-cell table:formula="of:=SQRT(([.C463]-[.C462])^2+([.D463]-[.D462])^2)" office:value-type="float" office:value="0.00415023529453446" calcext:value-type="float">
            <text:p>0,00415023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9128" calcext:value-type="float">
            <text:p>0,419128</text:p>
          </table:table-cell>
          <table:table-cell office:value-type="float" office:value="0.209167" calcext:value-type="float">
            <text:p>0,209167</text:p>
          </table:table-cell>
          <table:table-cell table:formula="of:=SQRT(([.C464]-[.C463])^2+([.D464]-[.D463])^2)" office:value-type="float" office:value="0.000453045251602994" calcext:value-type="float">
            <text:p>0,00045304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1844" calcext:value-type="float">
            <text:p>0,421844</text:p>
          </table:table-cell>
          <table:table-cell office:value-type="float" office:value="0.214813" calcext:value-type="float">
            <text:p>0,214813</text:p>
          </table:table-cell>
          <table:table-cell table:formula="of:=SQRT(([.C465]-[.C464])^2+([.D465]-[.D464])^2)" office:value-type="float" office:value="0.00626529903516186" calcext:value-type="float">
            <text:p>0,0062652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4347" calcext:value-type="float">
            <text:p>0,424347</text:p>
          </table:table-cell>
          <table:table-cell office:value-type="float" office:value="0.220612" calcext:value-type="float">
            <text:p>0,220612</text:p>
          </table:table-cell>
          <table:table-cell table:formula="of:=SQRT(([.C466]-[.C465])^2+([.D466]-[.D465])^2)" office:value-type="float" office:value="0.00631612301970124" calcext:value-type="float">
            <text:p>0,0063161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6422" calcext:value-type="float">
            <text:p>0,426422</text:p>
          </table:table-cell>
          <table:table-cell office:value-type="float" office:value="0.225555" calcext:value-type="float">
            <text:p>0,225555</text:p>
          </table:table-cell>
          <table:table-cell table:formula="of:=SQRT(([.C467]-[.C466])^2+([.D467]-[.D466])^2)" office:value-type="float" office:value="0.00536086504213637" calcext:value-type="float">
            <text:p>0,0053608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8436" calcext:value-type="float">
            <text:p>0,428436</text:p>
          </table:table-cell>
          <table:table-cell office:value-type="float" office:value="0.230743" calcext:value-type="float">
            <text:p>0,230743</text:p>
          </table:table-cell>
          <table:table-cell table:formula="of:=SQRT(([.C468]-[.C467])^2+([.D468]-[.D467])^2)" office:value-type="float" office:value="0.00556520799251924" calcext:value-type="float">
            <text:p>0,0055652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0084" calcext:value-type="float">
            <text:p>0,430084</text:p>
          </table:table-cell>
          <table:table-cell office:value-type="float" office:value="0.235657" calcext:value-type="float">
            <text:p>0,235657</text:p>
          </table:table-cell>
          <table:table-cell table:formula="of:=SQRT(([.C469]-[.C468])^2+([.D469]-[.D468])^2)" office:value-type="float" office:value="0.00518298176728415" calcext:value-type="float">
            <text:p>0,00518298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1793" calcext:value-type="float">
            <text:p>0,431793</text:p>
          </table:table-cell>
          <table:table-cell office:value-type="float" office:value="0.238922" calcext:value-type="float">
            <text:p>0,238922</text:p>
          </table:table-cell>
          <table:table-cell table:formula="of:=SQRT(([.C470]-[.C469])^2+([.D470]-[.D469])^2)" office:value-type="float" office:value="0.00368522807978016" calcext:value-type="float">
            <text:p>0,00368522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3502" calcext:value-type="float">
            <text:p>0,433502</text:p>
          </table:table-cell>
          <table:table-cell office:value-type="float" office:value="0.241852" calcext:value-type="float">
            <text:p>0,241852</text:p>
          </table:table-cell>
          <table:table-cell table:formula="of:=SQRT(([.C471]-[.C470])^2+([.D471]-[.D470])^2)" office:value-type="float" office:value="0.00339198776530812" calcext:value-type="float">
            <text:p>0,00339198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4845" calcext:value-type="float">
            <text:p>0,434845</text:p>
          </table:table-cell>
          <table:table-cell office:value-type="float" office:value="0.246002" calcext:value-type="float">
            <text:p>0,246002</text:p>
          </table:table-cell>
          <table:table-cell table:formula="of:=SQRT(([.C472]-[.C471])^2+([.D472]-[.D471])^2)" office:value-type="float" office:value="0.00436189740823877" calcext:value-type="float">
            <text:p>0,00436189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6157" calcext:value-type="float">
            <text:p>0,436157</text:p>
          </table:table-cell>
          <table:table-cell office:value-type="float" office:value="0.250977" calcext:value-type="float">
            <text:p>0,250977</text:p>
          </table:table-cell>
          <table:table-cell table:formula="of:=SQRT(([.C473]-[.C472])^2+([.D473]-[.D472])^2)" office:value-type="float" office:value="0.00514509173873508" calcext:value-type="float">
            <text:p>0,00514509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7988" calcext:value-type="float">
            <text:p>0,437988</text:p>
          </table:table-cell>
          <table:table-cell office:value-type="float" office:value="0.255615" calcext:value-type="float">
            <text:p>0,255615</text:p>
          </table:table-cell>
          <table:table-cell table:formula="of:=SQRT(([.C474]-[.C473])^2+([.D474]-[.D473])^2)" office:value-type="float" office:value="0.0049863418454815" calcext:value-type="float">
            <text:p>0,00498634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985" calcext:value-type="float">
            <text:p>0,43985</text:p>
          </table:table-cell>
          <table:table-cell office:value-type="float" office:value="0.259796" calcext:value-type="float">
            <text:p>0,259796</text:p>
          </table:table-cell>
          <table:table-cell table:formula="of:=SQRT(([.C475]-[.C474])^2+([.D475]-[.D474])^2)" office:value-type="float" office:value="0.00457687721050063" calcext:value-type="float">
            <text:p>0,004576877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126953" calcext:value-type="float">
            <text:p>0,126953</text:p>
          </table:table-cell>
          <table:table-cell office:value-type="float" office:value="0.213654" calcext:value-type="float">
            <text:p>0,213654</text:p>
          </table:table-cell>
          <table:table-cell table:formula="of:=SQRT(([.C476]-[.C475])^2+([.D476]-[.D475])^2)" office:value-type="float" office:value="0.316280914335658" calcext:value-type="float">
            <text:p>0,31628091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1406" calcext:value-type="float">
            <text:p>0,441406</text:p>
          </table:table-cell>
          <table:table-cell office:value-type="float" office:value="0.263428" calcext:value-type="float">
            <text:p>0,263428</text:p>
          </table:table-cell>
          <table:table-cell table:formula="of:=SQRT(([.C477]-[.C476])^2+([.D477]-[.D476])^2)" office:value-type="float" office:value="0.318367932249779" calcext:value-type="float">
            <text:p>0,31836793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2749" calcext:value-type="float">
            <text:p>0,442749</text:p>
          </table:table-cell>
          <table:table-cell office:value-type="float" office:value="0.26709" calcext:value-type="float">
            <text:p>0,26709</text:p>
          </table:table-cell>
          <table:table-cell table:formula="of:=SQRT(([.C478]-[.C477])^2+([.D478]-[.D477])^2)" office:value-type="float" office:value="0.00390049907063192" calcext:value-type="float">
            <text:p>0,00390049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3817" calcext:value-type="float">
            <text:p>0,443817</text:p>
          </table:table-cell>
          <table:table-cell office:value-type="float" office:value="0.272003" calcext:value-type="float">
            <text:p>0,272003</text:p>
          </table:table-cell>
          <table:table-cell table:formula="of:=SQRT(([.C479]-[.C478])^2+([.D479]-[.D478])^2)" office:value-type="float" office:value="0.00502774233627772" calcext:value-type="float">
            <text:p>0,00502774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6526" calcext:value-type="float">
            <text:p>0,126526</text:p>
          </table:table-cell>
          <table:table-cell office:value-type="float" office:value="0.216919" calcext:value-type="float">
            <text:p>0,216919</text:p>
          </table:table-cell>
          <table:table-cell table:formula="of:=SQRT(([.C480]-[.C479])^2+([.D480]-[.D479])^2)" office:value-type="float" office:value="0.322036994360896" calcext:value-type="float">
            <text:p>0,32203699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3817" calcext:value-type="float">
            <text:p>0,443817</text:p>
          </table:table-cell>
          <table:table-cell office:value-type="float" office:value="0.272003" calcext:value-type="float">
            <text:p>0,272003</text:p>
          </table:table-cell>
          <table:table-cell table:formula="of:=SQRT(([.C481]-[.C480])^2+([.D481]-[.D480])^2)" office:value-type="float" office:value="0.322036994360896" calcext:value-type="float">
            <text:p>0,32203699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5885" calcext:value-type="float">
            <text:p>0,125885</text:p>
          </table:table-cell>
          <table:table-cell office:value-type="float" office:value="0.217255" calcext:value-type="float">
            <text:p>0,217255</text:p>
          </table:table-cell>
          <table:table-cell table:formula="of:=SQRT(([.C482]-[.C481])^2+([.D482]-[.D481])^2)" office:value-type="float" office:value="0.322611376315219" calcext:value-type="float">
            <text:p>0,32261137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3817" calcext:value-type="float">
            <text:p>0,443817</text:p>
          </table:table-cell>
          <table:table-cell office:value-type="float" office:value="0.272003" calcext:value-type="float">
            <text:p>0,272003</text:p>
          </table:table-cell>
          <table:table-cell table:formula="of:=SQRT(([.C483]-[.C482])^2+([.D483]-[.D482])^2)" office:value-type="float" office:value="0.322611376315219" calcext:value-type="float">
            <text:p>0,32261137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4939" calcext:value-type="float">
            <text:p>0,124939</text:p>
          </table:table-cell>
          <table:table-cell office:value-type="float" office:value="0.21933" calcext:value-type="float">
            <text:p>0,21933</text:p>
          </table:table-cell>
          <table:table-cell table:formula="of:=SQRT(([.C484]-[.C483])^2+([.D484]-[.D483])^2)" office:value-type="float" office:value="0.323199046739003" calcext:value-type="float">
            <text:p>0,32319904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5007" calcext:value-type="float">
            <text:p>0,445007</text:p>
          </table:table-cell>
          <table:table-cell office:value-type="float" office:value="0.277374" calcext:value-type="float">
            <text:p>0,277374</text:p>
          </table:table-cell>
          <table:table-cell table:formula="of:=SQRT(([.C485]-[.C484])^2+([.D485]-[.D484])^2)" office:value-type="float" office:value="0.325288534319917" calcext:value-type="float">
            <text:p>0,32528853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3169" calcext:value-type="float">
            <text:p>0,123169</text:p>
          </table:table-cell>
          <table:table-cell office:value-type="float" office:value="0.223297" calcext:value-type="float">
            <text:p>0,223297</text:p>
          </table:table-cell>
          <table:table-cell table:formula="of:=SQRT(([.C486]-[.C485])^2+([.D486]-[.D485])^2)" office:value-type="float" office:value="0.326349536805248" calcext:value-type="float">
            <text:p>0,32634953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5618" calcext:value-type="float">
            <text:p>0,445618</text:p>
          </table:table-cell>
          <table:table-cell office:value-type="float" office:value="0.279938" calcext:value-type="float">
            <text:p>0,279938</text:p>
          </table:table-cell>
          <table:table-cell table:formula="of:=SQRT(([.C487]-[.C486])^2+([.D487]-[.D486])^2)" office:value-type="float" office:value="0.327385950343016" calcext:value-type="float">
            <text:p>0,32738595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21399" calcext:value-type="float">
            <text:p>0,121399</text:p>
          </table:table-cell>
          <table:table-cell office:value-type="float" office:value="0.22699" calcext:value-type="float">
            <text:p>0,22699</text:p>
          </table:table-cell>
          <table:table-cell table:formula="of:=SQRT(([.C488]-[.C487])^2+([.D488]-[.D487])^2)" office:value-type="float" office:value="0.328514003757831" calcext:value-type="float">
            <text:p>0,32851400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632" calcext:value-type="float">
            <text:p>0,44632</text:p>
          </table:table-cell>
          <table:table-cell office:value-type="float" office:value="0.28244" calcext:value-type="float">
            <text:p>0,28244</text:p>
          </table:table-cell>
          <table:table-cell table:formula="of:=SQRT(([.C489]-[.C488])^2+([.D489]-[.D488])^2)" office:value-type="float" office:value="0.3296185048522" calcext:value-type="float">
            <text:p>0,32961850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9751" calcext:value-type="float">
            <text:p>0,119751</text:p>
          </table:table-cell>
          <table:table-cell office:value-type="float" office:value="0.230499" calcext:value-type="float">
            <text:p>0,230499</text:p>
          </table:table-cell>
          <table:table-cell table:formula="of:=SQRT(([.C490]-[.C489])^2+([.D490]-[.D489])^2)" office:value-type="float" office:value="0.330673826061271" calcext:value-type="float">
            <text:p>0,33067382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7815" calcext:value-type="float">
            <text:p>0,447815</text:p>
          </table:table-cell>
          <table:table-cell office:value-type="float" office:value="0.28714" calcext:value-type="float">
            <text:p>0,28714</text:p>
          </table:table-cell>
          <table:table-cell table:formula="of:=SQRT(([.C491]-[.C490])^2+([.D491]-[.D490])^2)" office:value-type="float" office:value="0.332917693998081" calcext:value-type="float">
            <text:p>0,3329176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9049" calcext:value-type="float">
            <text:p>0,119049</text:p>
          </table:table-cell>
          <table:table-cell office:value-type="float" office:value="0.231903" calcext:value-type="float">
            <text:p>0,231903</text:p>
          </table:table-cell>
          <table:table-cell table:formula="of:=SQRT(([.C492]-[.C491])^2+([.D492]-[.D491])^2)" office:value-type="float" office:value="0.333373977576235" calcext:value-type="float">
            <text:p>0,33337397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9402" calcext:value-type="float">
            <text:p>0,449402</text:p>
          </table:table-cell>
          <table:table-cell office:value-type="float" office:value="0.291565" calcext:value-type="float">
            <text:p>0,291565</text:p>
          </table:table-cell>
          <table:table-cell table:formula="of:=SQRT(([.C493]-[.C492])^2+([.D493]-[.D492])^2)" office:value-type="float" office:value="0.33569727263265" calcext:value-type="float">
            <text:p>0,33569727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7981" calcext:value-type="float">
            <text:p>0,117981</text:p>
          </table:table-cell>
          <table:table-cell office:value-type="float" office:value="0.233124" calcext:value-type="float">
            <text:p>0,233124</text:p>
          </table:table-cell>
          <table:table-cell table:formula="of:=SQRT(([.C494]-[.C493])^2+([.D494]-[.D493])^2)" office:value-type="float" office:value="0.336534143471357" calcext:value-type="float">
            <text:p>0,33653414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0684" calcext:value-type="float">
            <text:p>0,450684</text:p>
          </table:table-cell>
          <table:table-cell office:value-type="float" office:value="0.296082" calcext:value-type="float">
            <text:p>0,296082</text:p>
          </table:table-cell>
          <table:table-cell table:formula="of:=SQRT(([.C495]-[.C494])^2+([.D495]-[.D494])^2)" office:value-type="float" office:value="0.338607436381719" calcext:value-type="float">
            <text:p>0,33860743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5906" calcext:value-type="float">
            <text:p>0,115906</text:p>
          </table:table-cell>
          <table:table-cell office:value-type="float" office:value="0.234741" calcext:value-type="float">
            <text:p>0,234741</text:p>
          </table:table-cell>
          <table:table-cell table:formula="of:=SQRT(([.C496]-[.C495])^2+([.D496]-[.D495])^2)" office:value-type="float" office:value="0.340351329606629" calcext:value-type="float">
            <text:p>0,34035132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163" calcext:value-type="float">
            <text:p>0,45163</text:p>
          </table:table-cell>
          <table:table-cell office:value-type="float" office:value="0.300293" calcext:value-type="float">
            <text:p>0,300293</text:p>
          </table:table-cell>
          <table:table-cell table:formula="of:=SQRT(([.C497]-[.C496])^2+([.D497]-[.D496])^2)" office:value-type="float" office:value="0.342063837433892" calcext:value-type="float">
            <text:p>0,34206383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4197" calcext:value-type="float">
            <text:p>0,114197</text:p>
          </table:table-cell>
          <table:table-cell office:value-type="float" office:value="0.236572" calcext:value-type="float">
            <text:p>0,236572</text:p>
          </table:table-cell>
          <table:table-cell table:formula="of:=SQRT(([.C498]-[.C497])^2+([.D498]-[.D497])^2)" office:value-type="float" office:value="0.343396848165501" calcext:value-type="float">
            <text:p>0,34339684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545" calcext:value-type="float">
            <text:p>0,452545</text:p>
          </table:table-cell>
          <table:table-cell office:value-type="float" office:value="0.303955" calcext:value-type="float">
            <text:p>0,303955</text:p>
          </table:table-cell>
          <table:table-cell table:formula="of:=SQRT(([.C499]-[.C498])^2+([.D499]-[.D498])^2)" office:value-type="float" office:value="0.344992518459459" calcext:value-type="float">
            <text:p>0,34499251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2854" calcext:value-type="float">
            <text:p>0,112854</text:p>
          </table:table-cell>
          <table:table-cell office:value-type="float" office:value="0.239227" calcext:value-type="float">
            <text:p>0,239227</text:p>
          </table:table-cell>
          <table:table-cell table:formula="of:=SQRT(([.C500]-[.C499])^2+([.D500]-[.D499])^2)" office:value-type="float" office:value="0.345802963354856" calcext:value-type="float">
            <text:p>0,34580296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343" calcext:value-type="float">
            <text:p>0,45343</text:p>
          </table:table-cell>
          <table:table-cell office:value-type="float" office:value="0.307831" calcext:value-type="float">
            <text:p>0,307831</text:p>
          </table:table-cell>
          <table:table-cell table:formula="of:=SQRT(([.C501]-[.C500])^2+([.D501]-[.D500])^2)" office:value-type="float" office:value="0.347416926173726" calcext:value-type="float">
            <text:p>0,34741692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1664" calcext:value-type="float">
            <text:p>0,111664</text:p>
          </table:table-cell>
          <table:table-cell office:value-type="float" office:value="0.242218" calcext:value-type="float">
            <text:p>0,242218</text:p>
          </table:table-cell>
          <table:table-cell table:formula="of:=SQRT(([.C502]-[.C501])^2+([.D502]-[.D501])^2)" office:value-type="float" office:value="0.348007276540305" calcext:value-type="float">
            <text:p>0,34800727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4254" calcext:value-type="float">
            <text:p>0,454254</text:p>
          </table:table-cell>
          <table:table-cell office:value-type="float" office:value="0.311829" calcext:value-type="float">
            <text:p>0,311829</text:p>
          </table:table-cell>
          <table:table-cell table:formula="of:=SQRT(([.C503]-[.C502])^2+([.D503]-[.D502])^2)" office:value-type="float" office:value="0.349590616894962" calcext:value-type="float">
            <text:p>0,34959061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10596" calcext:value-type="float">
            <text:p>0,110596</text:p>
          </table:table-cell>
          <table:table-cell office:value-type="float" office:value="0.245728" calcext:value-type="float">
            <text:p>0,245728</text:p>
          </table:table-cell>
          <table:table-cell table:formula="of:=SQRT(([.C504]-[.C503])^2+([.D504]-[.D503])^2)" office:value-type="float" office:value="0.349957373354241" calcext:value-type="float">
            <text:p>0,34995737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5078" calcext:value-type="float">
            <text:p>0,455078</text:p>
          </table:table-cell>
          <table:table-cell office:value-type="float" office:value="0.315674" calcext:value-type="float">
            <text:p>0,315674</text:p>
          </table:table-cell>
          <table:table-cell table:formula="of:=SQRT(([.C505]-[.C504])^2+([.D505]-[.D504])^2)" office:value-type="float" office:value="0.351511438277618" calcext:value-type="float">
            <text:p>0,35151143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9497" calcext:value-type="float">
            <text:p>0,109497</text:p>
          </table:table-cell>
          <table:table-cell office:value-type="float" office:value="0.249756" calcext:value-type="float">
            <text:p>0,249756</text:p>
          </table:table-cell>
          <table:table-cell table:formula="of:=SQRT(([.C506]-[.C505])^2+([.D506]-[.D505])^2)" office:value-type="float" office:value="0.351811611924621" calcext:value-type="float">
            <text:p>0,35181161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5902" calcext:value-type="float">
            <text:p>0,455902</text:p>
          </table:table-cell>
          <table:table-cell office:value-type="float" office:value="0.31958" calcext:value-type="float">
            <text:p>0,31958</text:p>
          </table:table-cell>
          <table:table-cell table:formula="of:=SQRT(([.C507]-[.C506])^2+([.D507]-[.D506])^2)" office:value-type="float" office:value="0.35337206313035" calcext:value-type="float">
            <text:p>0,35337206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849" calcext:value-type="float">
            <text:p>0,10849</text:p>
          </table:table-cell>
          <table:table-cell office:value-type="float" office:value="0.253754" calcext:value-type="float">
            <text:p>0,253754</text:p>
          </table:table-cell>
          <table:table-cell table:formula="of:=SQRT(([.C508]-[.C507])^2+([.D508]-[.D507])^2)" office:value-type="float" office:value="0.353593212632822" calcext:value-type="float">
            <text:p>0,35359321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543" calcext:value-type="float">
            <text:p>0,456543</text:p>
          </table:table-cell>
          <table:table-cell office:value-type="float" office:value="0.323395" calcext:value-type="float">
            <text:p>0,323395</text:p>
          </table:table-cell>
          <table:table-cell table:formula="of:=SQRT(([.C509]-[.C508])^2+([.D509]-[.D508])^2)" office:value-type="float" office:value="0.354951770935151" calcext:value-type="float">
            <text:p>0,35495177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7483" calcext:value-type="float">
            <text:p>0,107483</text:p>
          </table:table-cell>
          <table:table-cell office:value-type="float" office:value="0.257782" calcext:value-type="float">
            <text:p>0,257782</text:p>
          </table:table-cell>
          <table:table-cell table:formula="of:=SQRT(([.C510]-[.C509])^2+([.D510]-[.D509])^2)" office:value-type="float" office:value="0.355173125910449" calcext:value-type="float">
            <text:p>0,35517312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7062" calcext:value-type="float">
            <text:p>0,457062</text:p>
          </table:table-cell>
          <table:table-cell office:value-type="float" office:value="0.327545" calcext:value-type="float">
            <text:p>0,327545</text:p>
          </table:table-cell>
          <table:table-cell table:formula="of:=SQRT(([.C511]-[.C510])^2+([.D511]-[.D510])^2)" office:value-type="float" office:value="0.356472093451928" calcext:value-type="float">
            <text:p>0,35647209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6354" calcext:value-type="float">
            <text:p>0,106354</text:p>
          </table:table-cell>
          <table:table-cell office:value-type="float" office:value="0.261841" calcext:value-type="float">
            <text:p>0,261841</text:p>
          </table:table-cell>
          <table:table-cell table:formula="of:=SQRT(([.C512]-[.C511])^2+([.D512]-[.D511])^2)" office:value-type="float" office:value="0.356809636753269" calcext:value-type="float">
            <text:p>0,35680963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7672" calcext:value-type="float">
            <text:p>0,457672</text:p>
          </table:table-cell>
          <table:table-cell office:value-type="float" office:value="0.33194" calcext:value-type="float">
            <text:p>0,33194</text:p>
          </table:table-cell>
          <table:table-cell table:formula="of:=SQRT(([.C513]-[.C512])^2+([.D513]-[.D512])^2)" office:value-type="float" office:value="0.358243223138973" calcext:value-type="float">
            <text:p>0,35824322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5255" calcext:value-type="float">
            <text:p>0,105255</text:p>
          </table:table-cell>
          <table:table-cell office:value-type="float" office:value="0.265656" calcext:value-type="float">
            <text:p>0,265656</text:p>
          </table:table-cell>
          <table:table-cell table:formula="of:=SQRT(([.C514]-[.C513])^2+([.D514]-[.D513])^2)" office:value-type="float" office:value="0.358596305816164" calcext:value-type="float">
            <text:p>0,35859630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8344" calcext:value-type="float">
            <text:p>0,458344</text:p>
          </table:table-cell>
          <table:table-cell office:value-type="float" office:value="0.335999" calcext:value-type="float">
            <text:p>0,335999</text:p>
          </table:table-cell>
          <table:table-cell table:formula="of:=SQRT(([.C515]-[.C514])^2+([.D515]-[.D514])^2)" office:value-type="float" office:value="0.360027748333375" calcext:value-type="float">
            <text:p>0,36002774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4279" calcext:value-type="float">
            <text:p>0,104279</text:p>
          </table:table-cell>
          <table:table-cell office:value-type="float" office:value="0.269501" calcext:value-type="float">
            <text:p>0,269501</text:p>
          </table:table-cell>
          <table:table-cell table:formula="of:=SQRT(([.C516]-[.C515])^2+([.D516]-[.D515])^2)" office:value-type="float" office:value="0.360255476334503" calcext:value-type="float">
            <text:p>0,36025547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9015" calcext:value-type="float">
            <text:p>0,459015</text:p>
          </table:table-cell>
          <table:table-cell office:value-type="float" office:value="0.339752" calcext:value-type="float">
            <text:p>0,339752</text:p>
          </table:table-cell>
          <table:table-cell table:formula="of:=SQRT(([.C517]-[.C516])^2+([.D517]-[.D516])^2)" office:value-type="float" office:value="0.361625265567825" calcext:value-type="float">
            <text:p>0,36162526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3394" calcext:value-type="float">
            <text:p>0,103394</text:p>
          </table:table-cell>
          <table:table-cell office:value-type="float" office:value="0.27356" calcext:value-type="float">
            <text:p>0,27356</text:p>
          </table:table-cell>
          <table:table-cell table:formula="of:=SQRT(([.C518]-[.C517])^2+([.D518]-[.D517])^2)" office:value-type="float" office:value="0.361728733314068" calcext:value-type="float">
            <text:p>0,36172873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9717" calcext:value-type="float">
            <text:p>0,459717</text:p>
          </table:table-cell>
          <table:table-cell office:value-type="float" office:value="0.343567" calcext:value-type="float">
            <text:p>0,343567</text:p>
          </table:table-cell>
          <table:table-cell table:formula="of:=SQRT(([.C519]-[.C518])^2+([.D519]-[.D518])^2)" office:value-type="float" office:value="0.363135044271411" calcext:value-type="float">
            <text:p>0,36313504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2661" calcext:value-type="float">
            <text:p>0,102661</text:p>
          </table:table-cell>
          <table:table-cell office:value-type="float" office:value="0.27771" calcext:value-type="float">
            <text:p>0,27771</text:p>
          </table:table-cell>
          <table:table-cell table:formula="of:=SQRT(([.C520]-[.C519])^2+([.D520]-[.D519])^2)" office:value-type="float" office:value="0.363078685115224" calcext:value-type="float">
            <text:p>0,36307868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0236" calcext:value-type="float">
            <text:p>0,460236</text:p>
          </table:table-cell>
          <table:table-cell office:value-type="float" office:value="0.347626" calcext:value-type="float">
            <text:p>0,347626</text:p>
          </table:table-cell>
          <table:table-cell table:formula="of:=SQRT(([.C521]-[.C520])^2+([.D521]-[.D520])^2)" office:value-type="float" office:value="0.364346164630561" calcext:value-type="float">
            <text:p>0,36434616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1959" calcext:value-type="float">
            <text:p>0,101959</text:p>
          </table:table-cell>
          <table:table-cell office:value-type="float" office:value="0.28186" calcext:value-type="float">
            <text:p>0,28186</text:p>
          </table:table-cell>
          <table:table-cell table:formula="of:=SQRT(([.C522]-[.C521])^2+([.D522]-[.D521])^2)" office:value-type="float" office:value="0.364263058084401" calcext:value-type="float">
            <text:p>0,36426305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0236" calcext:value-type="float">
            <text:p>0,460236</text:p>
          </table:table-cell>
          <table:table-cell office:value-type="float" office:value="0.352173" calcext:value-type="float">
            <text:p>0,352173</text:p>
          </table:table-cell>
          <table:table-cell table:formula="of:=SQRT(([.C523]-[.C522])^2+([.D523]-[.D522])^2)" office:value-type="float" office:value="0.365111389438894" calcext:value-type="float">
            <text:p>0,36511138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1318" calcext:value-type="float">
            <text:p>0,101318</text:p>
          </table:table-cell>
          <table:table-cell office:value-type="float" office:value="0.285919" calcext:value-type="float">
            <text:p>0,285919</text:p>
          </table:table-cell>
          <table:table-cell table:formula="of:=SQRT(([.C524]-[.C523])^2+([.D524]-[.D523])^2)" office:value-type="float" office:value="0.364981812204389" calcext:value-type="float">
            <text:p>0,36498181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0297" calcext:value-type="float">
            <text:p>0,460297</text:p>
          </table:table-cell>
          <table:table-cell office:value-type="float" office:value="0.356903" calcext:value-type="float">
            <text:p>0,356903</text:p>
          </table:table-cell>
          <table:table-cell table:formula="of:=SQRT(([.C525]-[.C524])^2+([.D525]-[.D524])^2)" office:value-type="float" office:value="0.365929843955095" calcext:value-type="float">
            <text:p>0,3659298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0739" calcext:value-type="float">
            <text:p>0,100739</text:p>
          </table:table-cell>
          <table:table-cell office:value-type="float" office:value="0.29007" calcext:value-type="float">
            <text:p>0,29007</text:p>
          </table:table-cell>
          <table:table-cell table:formula="of:=SQRT(([.C526]-[.C525])^2+([.D526]-[.D525])^2)" office:value-type="float" office:value="0.365716564094382" calcext:value-type="float">
            <text:p>0,36571656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0663" calcext:value-type="float">
            <text:p>0,460663</text:p>
          </table:table-cell>
          <table:table-cell office:value-type="float" office:value="0.361115" calcext:value-type="float">
            <text:p>0,361115</text:p>
          </table:table-cell>
          <table:table-cell table:formula="of:=SQRT(([.C527]-[.C526])^2+([.D527]-[.D526])^2)" office:value-type="float" office:value="0.366868747375679" calcext:value-type="float">
            <text:p>0,36686874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100006" calcext:value-type="float">
            <text:p>0,100006</text:p>
          </table:table-cell>
          <table:table-cell office:value-type="float" office:value="0.294189" calcext:value-type="float">
            <text:p>0,294189</text:p>
          </table:table-cell>
          <table:table-cell table:formula="of:=SQRT(([.C528]-[.C527])^2+([.D528]-[.D527])^2)" office:value-type="float" office:value="0.3668140688755" calcext:value-type="float">
            <text:p>0,36681406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1182" calcext:value-type="float">
            <text:p>0,461182</text:p>
          </table:table-cell>
          <table:table-cell office:value-type="float" office:value="0.365234" calcext:value-type="float">
            <text:p>0,365234</text:p>
          </table:table-cell>
          <table:table-cell table:formula="of:=SQRT(([.C529]-[.C528])^2+([.D529]-[.D528])^2)" office:value-type="float" office:value="0.368097127129512" calcext:value-type="float">
            <text:p>0,36809712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89685" calcext:value-type="float">
            <text:p>0,0989685</text:p>
          </table:table-cell>
          <table:table-cell office:value-type="float" office:value="0.298126" calcext:value-type="float">
            <text:p>0,298126</text:p>
          </table:table-cell>
          <table:table-cell table:formula="of:=SQRT(([.C530]-[.C529])^2+([.D530]-[.D529])^2)" office:value-type="float" office:value="0.368377663880765" calcext:value-type="float">
            <text:p>0,36837766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1884" calcext:value-type="float">
            <text:p>0,461884</text:p>
          </table:table-cell>
          <table:table-cell office:value-type="float" office:value="0.369446" calcext:value-type="float">
            <text:p>0,369446</text:p>
          </table:table-cell>
          <table:table-cell table:formula="of:=SQRT(([.C531]-[.C530])^2+([.D531]-[.D530])^2)" office:value-type="float" office:value="0.369857002827106" calcext:value-type="float">
            <text:p>0,36985700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79309" calcext:value-type="float">
            <text:p>0,0979309</text:p>
          </table:table-cell>
          <table:table-cell office:value-type="float" office:value="0.302307" calcext:value-type="float">
            <text:p>0,302307</text:p>
          </table:table-cell>
          <table:table-cell table:formula="of:=SQRT(([.C532]-[.C531])^2+([.D532]-[.D531])^2)" office:value-type="float" office:value="0.370093912839174" calcext:value-type="float">
            <text:p>0,37009391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2402" calcext:value-type="float">
            <text:p>0,462402</text:p>
          </table:table-cell>
          <table:table-cell office:value-type="float" office:value="0.373169" calcext:value-type="float">
            <text:p>0,373169</text:p>
          </table:table-cell>
          <table:table-cell table:formula="of:=SQRT(([.C533]-[.C532])^2+([.D533]-[.D532])^2)" office:value-type="float" office:value="0.371295846703421" calcext:value-type="float">
            <text:p>0,37129584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69238" calcext:value-type="float">
            <text:p>0,0969238</text:p>
          </table:table-cell>
          <table:table-cell office:value-type="float" office:value="0.306854" calcext:value-type="float">
            <text:p>0,306854</text:p>
          </table:table-cell>
          <table:table-cell table:formula="of:=SQRT(([.C534]-[.C533])^2+([.D534]-[.D533])^2)" office:value-type="float" office:value="0.371445815564316" calcext:value-type="float">
            <text:p>0,37144581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2494" calcext:value-type="float">
            <text:p>0,462494</text:p>
          </table:table-cell>
          <table:table-cell office:value-type="float" office:value="0.376709" calcext:value-type="float">
            <text:p>0,376709</text:p>
          </table:table-cell>
          <table:table-cell table:formula="of:=SQRT(([.C535]-[.C534])^2+([.D535]-[.D534])^2)" office:value-type="float" office:value="0.372184486717327" calcext:value-type="float">
            <text:p>0,37218448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57947" calcext:value-type="float">
            <text:p>0,0957947</text:p>
          </table:table-cell>
          <table:table-cell office:value-type="float" office:value="0.31134" calcext:value-type="float">
            <text:p>0,31134</text:p>
          </table:table-cell>
          <table:table-cell table:formula="of:=SQRT(([.C536]-[.C535])^2+([.D536]-[.D535])^2)" office:value-type="float" office:value="0.372480177702774" calcext:value-type="float">
            <text:p>0,37248017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2341" calcext:value-type="float">
            <text:p>0,462341</text:p>
          </table:table-cell>
          <table:table-cell office:value-type="float" office:value="0.381256" calcext:value-type="float">
            <text:p>0,381256</text:p>
          </table:table-cell>
          <table:table-cell table:formula="of:=SQRT(([.C537]-[.C536])^2+([.D537]-[.D536])^2)" office:value-type="float" office:value="0.373154709336074" calcext:value-type="float">
            <text:p>0,37315470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47266" calcext:value-type="float">
            <text:p>0,0947266</text:p>
          </table:table-cell>
          <table:table-cell office:value-type="float" office:value="0.315857" calcext:value-type="float">
            <text:p>0,315857</text:p>
          </table:table-cell>
          <table:table-cell table:formula="of:=SQRT(([.C538]-[.C537])^2+([.D538]-[.D537])^2)" office:value-type="float" office:value="0.373386363286556" calcext:value-type="float">
            <text:p>0,37338636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2463" calcext:value-type="float">
            <text:p>0,462463</text:p>
          </table:table-cell>
          <table:table-cell office:value-type="float" office:value="0.385895" calcext:value-type="float">
            <text:p>0,385895</text:p>
          </table:table-cell>
          <table:table-cell table:formula="of:=SQRT(([.C539]-[.C538])^2+([.D539]-[.D538])^2)" office:value-type="float" office:value="0.374346605873434" calcext:value-type="float">
            <text:p>0,37434660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39636" calcext:value-type="float">
            <text:p>0,0939636</text:p>
          </table:table-cell>
          <table:table-cell office:value-type="float" office:value="0.320648" calcext:value-type="float">
            <text:p>0,320648</text:p>
          </table:table-cell>
          <table:table-cell table:formula="of:=SQRT(([.C540]-[.C539])^2+([.D540]-[.D539])^2)" office:value-type="float" office:value="0.374231183641022" calcext:value-type="float">
            <text:p>0,37423118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2921" calcext:value-type="float">
            <text:p>0,462921</text:p>
          </table:table-cell>
          <table:table-cell office:value-type="float" office:value="0.389709" calcext:value-type="float">
            <text:p>0,389709</text:p>
          </table:table-cell>
          <table:table-cell table:formula="of:=SQRT(([.C541]-[.C540])^2+([.D541]-[.D540])^2)" office:value-type="float" office:value="0.375365135216045" calcext:value-type="float">
            <text:p>0,37536513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31091" calcext:value-type="float">
            <text:p>0,0931091</text:p>
          </table:table-cell>
          <table:table-cell office:value-type="float" office:value="0.32547" calcext:value-type="float">
            <text:p>0,32547</text:p>
          </table:table-cell>
          <table:table-cell table:formula="of:=SQRT(([.C542]-[.C541])^2+([.D542]-[.D541])^2)" office:value-type="float" office:value="0.375349824167549" calcext:value-type="float">
            <text:p>0,37534982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165" calcext:value-type="float">
            <text:p>0,463165</text:p>
          </table:table-cell>
          <table:table-cell office:value-type="float" office:value="0.393585" calcext:value-type="float">
            <text:p>0,393585</text:p>
          </table:table-cell>
          <table:table-cell table:formula="of:=SQRT(([.C543]-[.C542])^2+([.D543]-[.D542])^2)" office:value-type="float" office:value="0.3762725373314" calcext:value-type="float">
            <text:p>0,37627253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21326" calcext:value-type="float">
            <text:p>0,0921326</text:p>
          </table:table-cell>
          <table:table-cell office:value-type="float" office:value="0.330109" calcext:value-type="float">
            <text:p>0,330109</text:p>
          </table:table-cell>
          <table:table-cell table:formula="of:=SQRT(([.C544]-[.C543])^2+([.D544]-[.D543])^2)" office:value-type="float" office:value="0.376422959482761" calcext:value-type="float">
            <text:p>0,37642295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165" calcext:value-type="float">
            <text:p>0,463165</text:p>
          </table:table-cell>
          <table:table-cell office:value-type="float" office:value="0.39798" calcext:value-type="float">
            <text:p>0,39798</text:p>
          </table:table-cell>
          <table:table-cell table:formula="of:=SQRT(([.C545]-[.C544])^2+([.D545]-[.D544])^2)" office:value-type="float" office:value="0.377188963903718" calcext:value-type="float">
            <text:p>0,37718896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13696" calcext:value-type="float">
            <text:p>0,0913696</text:p>
          </table:table-cell>
          <table:table-cell office:value-type="float" office:value="0.33432" calcext:value-type="float">
            <text:p>0,33432</text:p>
          </table:table-cell>
          <table:table-cell table:formula="of:=SQRT(([.C546]-[.C545])^2+([.D546]-[.D545])^2)" office:value-type="float" office:value="0.377206064454378" calcext:value-type="float">
            <text:p>0,37720606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196" calcext:value-type="float">
            <text:p>0,463196</text:p>
          </table:table-cell>
          <table:table-cell office:value-type="float" office:value="0.40213" calcext:value-type="float">
            <text:p>0,40213</text:p>
          </table:table-cell>
          <table:table-cell table:formula="of:=SQRT(([.C547]-[.C546])^2+([.D547]-[.D546])^2)" office:value-type="float" office:value="0.377959082225788" calcext:value-type="float">
            <text:p>0,37795908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905762" calcext:value-type="float">
            <text:p>0,0905762</text:p>
          </table:table-cell>
          <table:table-cell office:value-type="float" office:value="0.338379" calcext:value-type="float">
            <text:p>0,338379</text:p>
          </table:table-cell>
          <table:table-cell table:formula="of:=SQRT(([.C548]-[.C547])^2+([.D548]-[.D547])^2)" office:value-type="float" office:value="0.378034000260612" calcext:value-type="float">
            <text:p>0,37803400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348" calcext:value-type="float">
            <text:p>0,463348</text:p>
          </table:table-cell>
          <table:table-cell office:value-type="float" office:value="0.404388" calcext:value-type="float">
            <text:p>0,404388</text:p>
          </table:table-cell>
          <table:table-cell table:formula="of:=SQRT(([.C549]-[.C548])^2+([.D549]-[.D548])^2)" office:value-type="float" office:value="0.378571001208809" calcext:value-type="float">
            <text:p>0,37857100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95691" calcext:value-type="float">
            <text:p>0,0895691</text:p>
          </table:table-cell>
          <table:table-cell office:value-type="float" office:value="0.342529" calcext:value-type="float">
            <text:p>0,342529</text:p>
          </table:table-cell>
          <table:table-cell table:formula="of:=SQRT(([.C550]-[.C549])^2+([.D550]-[.D549])^2)" office:value-type="float" office:value="0.378863038532673" calcext:value-type="float">
            <text:p>0,37886303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531" calcext:value-type="float">
            <text:p>0,463531</text:p>
          </table:table-cell>
          <table:table-cell office:value-type="float" office:value="0.405914" calcext:value-type="float">
            <text:p>0,405914</text:p>
          </table:table-cell>
          <table:table-cell table:formula="of:=SQRT(([.C551]-[.C550])^2+([.D551]-[.D550])^2)" office:value-type="float" office:value="0.379295611465002" calcext:value-type="float">
            <text:p>0,37929561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8501" calcext:value-type="float">
            <text:p>0,088501</text:p>
          </table:table-cell>
          <table:table-cell office:value-type="float" office:value="0.347046" calcext:value-type="float">
            <text:p>0,347046</text:p>
          </table:table-cell>
          <table:table-cell table:formula="of:=SQRT(([.C552]-[.C551])^2+([.D552]-[.D551])^2)" office:value-type="float" office:value="0.379622104630381" calcext:value-type="float">
            <text:p>0,37962210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867" calcext:value-type="float">
            <text:p>0,463867</text:p>
          </table:table-cell>
          <table:table-cell office:value-type="float" office:value="0.410522" calcext:value-type="float">
            <text:p>0,410522</text:p>
          </table:table-cell>
          <table:table-cell table:formula="of:=SQRT(([.C553]-[.C552])^2+([.D553]-[.D552])^2)" office:value-type="float" office:value="0.3806952016141" calcext:value-type="float">
            <text:p>0,38069520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74023" calcext:value-type="float">
            <text:p>0,0874023</text:p>
          </table:table-cell>
          <table:table-cell office:value-type="float" office:value="0.351685" calcext:value-type="float">
            <text:p>0,351685</text:p>
          </table:table-cell>
          <table:table-cell table:formula="of:=SQRT(([.C554]-[.C553])^2+([.D554]-[.D553])^2)" office:value-type="float" office:value="0.381034726652427" calcext:value-type="float">
            <text:p>0,38103472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654" calcext:value-type="float">
            <text:p>0,463654</text:p>
          </table:table-cell>
          <table:table-cell office:value-type="float" office:value="0.414185" calcext:value-type="float">
            <text:p>0,414185</text:p>
          </table:table-cell>
          <table:table-cell table:formula="of:=SQRT(([.C555]-[.C554])^2+([.D555]-[.D554])^2)" office:value-type="float" office:value="0.381407382929185" calcext:value-type="float">
            <text:p>0,38140738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61511" calcext:value-type="float">
            <text:p>0,0861511</text:p>
          </table:table-cell>
          <table:table-cell office:value-type="float" office:value="0.355988" calcext:value-type="float">
            <text:p>0,355988</text:p>
          </table:table-cell>
          <table:table-cell table:formula="of:=SQRT(([.C556]-[.C555])^2+([.D556]-[.D555])^2)" office:value-type="float" office:value="0.381962472394095" calcext:value-type="float">
            <text:p>0,38196247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654" calcext:value-type="float">
            <text:p>0,463654</text:p>
          </table:table-cell>
          <table:table-cell office:value-type="float" office:value="0.416016" calcext:value-type="float">
            <text:p>0,416016</text:p>
          </table:table-cell>
          <table:table-cell table:formula="of:=SQRT(([.C557]-[.C556])^2+([.D557]-[.D556])^2)" office:value-type="float" office:value="0.382245732863573" calcext:value-type="float">
            <text:p>0,38224573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49304" calcext:value-type="float">
            <text:p>0,0849304</text:p>
          </table:table-cell>
          <table:table-cell office:value-type="float" office:value="0.36026" calcext:value-type="float">
            <text:p>0,36026</text:p>
          </table:table-cell>
          <table:table-cell table:formula="of:=SQRT(([.C558]-[.C557])^2+([.D558]-[.D557])^2)" office:value-type="float" office:value="0.382805821184788" calcext:value-type="float">
            <text:p>0,38280582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684" calcext:value-type="float">
            <text:p>0,463684</text:p>
          </table:table-cell>
          <table:table-cell office:value-type="float" office:value="0.421204" calcext:value-type="float">
            <text:p>0,421204</text:p>
          </table:table-cell>
          <table:table-cell table:formula="of:=SQRT(([.C559]-[.C558])^2+([.D559]-[.D558])^2)" office:value-type="float" office:value="0.383625417104967" calcext:value-type="float">
            <text:p>0,38362541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37097" calcext:value-type="float">
            <text:p>0,0837097</text:p>
          </table:table-cell>
          <table:table-cell office:value-type="float" office:value="0.364471" calcext:value-type="float">
            <text:p>0,364471</text:p>
          </table:table-cell>
          <table:table-cell table:formula="of:=SQRT(([.C560]-[.C559])^2+([.D560]-[.D559])^2)" office:value-type="float" office:value="0.384186285478139" calcext:value-type="float">
            <text:p>0,38418628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4203" calcext:value-type="float">
            <text:p>0,464203</text:p>
          </table:table-cell>
          <table:table-cell office:value-type="float" office:value="0.424927" calcext:value-type="float">
            <text:p>0,424927</text:p>
          </table:table-cell>
          <table:table-cell table:formula="of:=SQRT(([.C561]-[.C560])^2+([.D561]-[.D560])^2)" office:value-type="float" office:value="0.385266244668398" calcext:value-type="float">
            <text:p>0,38526624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27637" calcext:value-type="float">
            <text:p>0,0827637</text:p>
          </table:table-cell>
          <table:table-cell office:value-type="float" office:value="0.368408" calcext:value-type="float">
            <text:p>0,368408</text:p>
          </table:table-cell>
          <table:table-cell table:formula="of:=SQRT(([.C562]-[.C561])^2+([.D562]-[.D561])^2)" office:value-type="float" office:value="0.385603860127839" calcext:value-type="float">
            <text:p>0,38560386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4447" calcext:value-type="float">
            <text:p>0,464447</text:p>
          </table:table-cell>
          <table:table-cell office:value-type="float" office:value="0.427795" calcext:value-type="float">
            <text:p>0,427795</text:p>
          </table:table-cell>
          <table:table-cell table:formula="of:=SQRT(([.C563]-[.C562])^2+([.D563]-[.D562])^2)" office:value-type="float" office:value="0.386275752886316" calcext:value-type="float">
            <text:p>0,38627575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22144" calcext:value-type="float">
            <text:p>0,0822144</text:p>
          </table:table-cell>
          <table:table-cell office:value-type="float" office:value="0.372131" calcext:value-type="float">
            <text:p>0,372131</text:p>
          </table:table-cell>
          <table:table-cell table:formula="of:=SQRT(([.C564]-[.C563])^2+([.D564]-[.D563])^2)" office:value-type="float" office:value="0.386264470795283" calcext:value-type="float">
            <text:p>0,38626447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4111" calcext:value-type="float">
            <text:p>0,464111</text:p>
          </table:table-cell>
          <table:table-cell office:value-type="float" office:value="0.431091" calcext:value-type="float">
            <text:p>0,431091</text:p>
          </table:table-cell>
          <table:table-cell table:formula="of:=SQRT(([.C565]-[.C564])^2+([.D565]-[.D564])^2)" office:value-type="float" office:value="0.386421136445148" calcext:value-type="float">
            <text:p>0,38642113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17566" calcext:value-type="float">
            <text:p>0,0817566</text:p>
          </table:table-cell>
          <table:table-cell office:value-type="float" office:value="0.376038" calcext:value-type="float">
            <text:p>0,376038</text:p>
          </table:table-cell>
          <table:table-cell table:formula="of:=SQRT(([.C566]-[.C565])^2+([.D566]-[.D565])^2)" office:value-type="float" office:value="0.386297450170668" calcext:value-type="float">
            <text:p>0,38629745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531" calcext:value-type="float">
            <text:p>0,463531</text:p>
          </table:table-cell>
          <table:table-cell office:value-type="float" office:value="0.433655" calcext:value-type="float">
            <text:p>0,433655</text:p>
          </table:table-cell>
          <table:table-cell table:formula="of:=SQRT(([.C567]-[.C566])^2+([.D567]-[.D566])^2)" office:value-type="float" office:value="0.386097670524389" calcext:value-type="float">
            <text:p>0,38609767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12988" calcext:value-type="float">
            <text:p>0,0812988</text:p>
          </table:table-cell>
          <table:table-cell office:value-type="float" office:value="0.38028" calcext:value-type="float">
            <text:p>0,38028</text:p>
          </table:table-cell>
          <table:table-cell table:formula="of:=SQRT(([.C568]-[.C567])^2+([.D568]-[.D567])^2)" office:value-type="float" office:value="0.385940857310858" calcext:value-type="float">
            <text:p>0,38594085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3348" calcext:value-type="float">
            <text:p>0,463348</text:p>
          </table:table-cell>
          <table:table-cell office:value-type="float" office:value="0.434601" calcext:value-type="float">
            <text:p>0,434601</text:p>
          </table:table-cell>
          <table:table-cell table:formula="of:=SQRT(([.C569]-[.C568])^2+([.D569]-[.D568])^2)" office:value-type="float" office:value="0.385891645752587" calcext:value-type="float">
            <text:p>0,38589164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04443" calcext:value-type="float">
            <text:p>0,0804443</text:p>
          </table:table-cell>
          <table:table-cell office:value-type="float" office:value="0.384369" calcext:value-type="float">
            <text:p>0,384369</text:p>
          </table:table-cell>
          <table:table-cell table:formula="of:=SQRT(([.C570]-[.C569])^2+([.D570]-[.D569])^2)" office:value-type="float" office:value="0.386184537880131" calcext:value-type="float">
            <text:p>0,38618453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2708" calcext:value-type="float">
            <text:p>0,462708</text:p>
          </table:table-cell>
          <table:table-cell office:value-type="float" office:value="0.438263" calcext:value-type="float">
            <text:p>0,438263</text:p>
          </table:table-cell>
          <table:table-cell table:formula="of:=SQRT(([.C571]-[.C570])^2+([.D571]-[.D570])^2)" office:value-type="float" office:value="0.386044167905293" calcext:value-type="float">
            <text:p>0,38604416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5593" calcext:value-type="float">
            <text:p>0,0795593</text:p>
          </table:table-cell>
          <table:table-cell office:value-type="float" office:value="0.388306" calcext:value-type="float">
            <text:p>0,388306</text:p>
          </table:table-cell>
          <table:table-cell table:formula="of:=SQRT(([.C572]-[.C571])^2+([.D572]-[.D571])^2)" office:value-type="float" office:value="0.386391806539282" calcext:value-type="float">
            <text:p>0,38639180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2433" calcext:value-type="float">
            <text:p>0,462433</text:p>
          </table:table-cell>
          <table:table-cell office:value-type="float" office:value="0.441833" calcext:value-type="float">
            <text:p>0,441833</text:p>
          </table:table-cell>
          <table:table-cell table:formula="of:=SQRT(([.C573]-[.C572])^2+([.D573]-[.D572])^2)" office:value-type="float" office:value="0.386597219183855" calcext:value-type="float">
            <text:p>0,38659721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901" calcext:value-type="float">
            <text:p>0,07901</text:p>
          </table:table-cell>
          <table:table-cell office:value-type="float" office:value="0.392212" calcext:value-type="float">
            <text:p>0,392212</text:p>
          </table:table-cell>
          <table:table-cell table:formula="of:=SQRT(([.C574]-[.C573])^2+([.D574]-[.D573])^2)" office:value-type="float" office:value="0.386620538215444" calcext:value-type="float">
            <text:p>0,38662053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2097" calcext:value-type="float">
            <text:p>0,462097</text:p>
          </table:table-cell>
          <table:table-cell office:value-type="float" office:value="0.444855" calcext:value-type="float">
            <text:p>0,444855</text:p>
          </table:table-cell>
          <table:table-cell table:formula="of:=SQRT(([.C575]-[.C574])^2+([.D575]-[.D574])^2)" office:value-type="float" office:value="0.386687128073847" calcext:value-type="float">
            <text:p>0,38668712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85828" calcext:value-type="float">
            <text:p>0,0785828</text:p>
          </table:table-cell>
          <table:table-cell office:value-type="float" office:value="0.396301" calcext:value-type="float">
            <text:p>0,396301</text:p>
          </table:table-cell>
          <table:table-cell table:formula="of:=SQRT(([.C576]-[.C575])^2+([.D576]-[.D575])^2)" office:value-type="float" office:value="0.38657551981164" calcext:value-type="float">
            <text:p>0,38657551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1578" calcext:value-type="float">
            <text:p>0,461578</text:p>
          </table:table-cell>
          <table:table-cell office:value-type="float" office:value="0.447174" calcext:value-type="float">
            <text:p>0,447174</text:p>
          </table:table-cell>
          <table:table-cell table:formula="of:=SQRT(([.C577]-[.C576])^2+([.D577]-[.D576])^2)" office:value-type="float" office:value="0.386359140375946" calcext:value-type="float">
            <text:p>0,38635914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8503" calcext:value-type="float">
            <text:p>0,0778503</text:p>
          </table:table-cell>
          <table:table-cell office:value-type="float" office:value="0.40036" calcext:value-type="float">
            <text:p>0,40036</text:p>
          </table:table-cell>
          <table:table-cell table:formula="of:=SQRT(([.C578]-[.C577])^2+([.D578]-[.D577])^2)" office:value-type="float" office:value="0.386572759442889" calcext:value-type="float">
            <text:p>0,38657275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1426" calcext:value-type="float">
            <text:p>0,461426</text:p>
          </table:table-cell>
          <table:table-cell office:value-type="float" office:value="0.448303" calcext:value-type="float">
            <text:p>0,448303</text:p>
          </table:table-cell>
          <table:table-cell table:formula="of:=SQRT(([.C579]-[.C578])^2+([.D579]-[.D578])^2)" office:value-type="float" office:value="0.386560278455366" calcext:value-type="float">
            <text:p>0,38656027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70264" calcext:value-type="float">
            <text:p>0,0770264</text:p>
          </table:table-cell>
          <table:table-cell office:value-type="float" office:value="0.404449" calcext:value-type="float">
            <text:p>0,404449</text:p>
          </table:table-cell>
          <table:table-cell table:formula="of:=SQRT(([.C580]-[.C579])^2+([.D580]-[.D579])^2)" office:value-type="float" office:value="0.386893041803752" calcext:value-type="float">
            <text:p>0,38689304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0724" calcext:value-type="float">
            <text:p>0,460724</text:p>
          </table:table-cell>
          <table:table-cell office:value-type="float" office:value="0.452454" calcext:value-type="float">
            <text:p>0,452454</text:p>
          </table:table-cell>
          <table:table-cell table:formula="of:=SQRT(([.C581]-[.C580])^2+([.D581]-[.D580])^2)" office:value-type="float" office:value="0.386688929594267" calcext:value-type="float">
            <text:p>0,38668892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4771" calcext:value-type="float">
            <text:p>0,0764771</text:p>
          </table:table-cell>
          <table:table-cell office:value-type="float" office:value="0.408783" calcext:value-type="float">
            <text:p>0,408783</text:p>
          </table:table-cell>
          <table:table-cell table:formula="of:=SQRT(([.C582]-[.C581])^2+([.D582]-[.D581])^2)" office:value-type="float" office:value="0.386720618018499" calcext:value-type="float">
            <text:p>0,3867206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60144" calcext:value-type="float">
            <text:p>0,460144</text:p>
          </table:table-cell>
          <table:table-cell office:value-type="float" office:value="0.456268" calcext:value-type="float">
            <text:p>0,456268</text:p>
          </table:table-cell>
          <table:table-cell table:formula="of:=SQRT(([.C583]-[.C582])^2+([.D583]-[.D582])^2)" office:value-type="float" office:value="0.38659425161351" calcext:value-type="float">
            <text:p>0,38659425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2024" calcext:value-type="float">
            <text:p>0,0762024</text:p>
          </table:table-cell>
          <table:table-cell office:value-type="float" office:value="0.41333" calcext:value-type="float">
            <text:p>0,41333</text:p>
          </table:table-cell>
          <table:table-cell table:formula="of:=SQRT(([.C584]-[.C583])^2+([.D584]-[.D583])^2)" office:value-type="float" office:value="0.386335118847045" calcext:value-type="float">
            <text:p>0,38633511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9747" calcext:value-type="float">
            <text:p>0,459747</text:p>
          </table:table-cell>
          <table:table-cell office:value-type="float" office:value="0.459656" calcext:value-type="float">
            <text:p>0,459656</text:p>
          </table:table-cell>
          <table:table-cell table:formula="of:=SQRT(([.C585]-[.C584])^2+([.D585]-[.D584])^2)" office:value-type="float" office:value="0.386332186680271" calcext:value-type="float">
            <text:p>0,38633218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60803" calcext:value-type="float">
            <text:p>0,0760803</text:p>
          </table:table-cell>
          <table:table-cell office:value-type="float" office:value="0.418121" calcext:value-type="float">
            <text:p>0,418121</text:p>
          </table:table-cell>
          <table:table-cell table:formula="of:=SQRT(([.C586]-[.C585])^2+([.D586]-[.D585])^2)" office:value-type="float" office:value="0.385908399641534" calcext:value-type="float">
            <text:p>0,38590839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9351" calcext:value-type="float">
            <text:p>0,459351</text:p>
          </table:table-cell>
          <table:table-cell office:value-type="float" office:value="0.462982" calcext:value-type="float">
            <text:p>0,462982</text:p>
          </table:table-cell>
          <table:table-cell table:formula="of:=SQRT(([.C587]-[.C586])^2+([.D587]-[.D586])^2)" office:value-type="float" office:value="0.385887209945458" calcext:value-type="float">
            <text:p>0,38588720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59888" calcext:value-type="float">
            <text:p>0,0759888</text:p>
          </table:table-cell>
          <table:table-cell office:value-type="float" office:value="0.423218" calcext:value-type="float">
            <text:p>0,423218</text:p>
          </table:table-cell>
          <table:table-cell table:formula="of:=SQRT(([.C588]-[.C587])^2+([.D588]-[.D587])^2)" office:value-type="float" office:value="0.385418930625936" calcext:value-type="float">
            <text:p>0,38541893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8801" calcext:value-type="float">
            <text:p>0,458801</text:p>
          </table:table-cell>
          <table:table-cell office:value-type="float" office:value="0.466034" calcext:value-type="float">
            <text:p>0,466034</text:p>
          </table:table-cell>
          <table:table-cell table:formula="of:=SQRT(([.C589]-[.C588])^2+([.D589]-[.D588])^2)" office:value-type="float" office:value="0.385199156703179" calcext:value-type="float">
            <text:p>0,38519915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5531" calcext:value-type="float">
            <text:p>0,075531</text:p>
          </table:table-cell>
          <table:table-cell office:value-type="float" office:value="0.428467" calcext:value-type="float">
            <text:p>0,428467</text:p>
          </table:table-cell>
          <table:table-cell table:formula="of:=SQRT(([.C590]-[.C589])^2+([.D590]-[.D589])^2)" office:value-type="float" office:value="0.385106702602019" calcext:value-type="float">
            <text:p>0,38510670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8038" calcext:value-type="float">
            <text:p>0,458038</text:p>
          </table:table-cell>
          <table:table-cell office:value-type="float" office:value="0.469452" calcext:value-type="float">
            <text:p>0,469452</text:p>
          </table:table-cell>
          <table:table-cell table:formula="of:=SQRT(([.C591]-[.C590])^2+([.D591]-[.D590])^2)" office:value-type="float" office:value="0.38469647161626" calcext:value-type="float">
            <text:p>0,38469647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47681" calcext:value-type="float">
            <text:p>0,0747681</text:p>
          </table:table-cell>
          <table:table-cell office:value-type="float" office:value="0.433746" calcext:value-type="float">
            <text:p>0,433746</text:p>
          </table:table-cell>
          <table:table-cell table:formula="of:=SQRT(([.C592]-[.C591])^2+([.D592]-[.D591])^2)" office:value-type="float" office:value="0.384929519109681" calcext:value-type="float">
            <text:p>0,38492951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7031" calcext:value-type="float">
            <text:p>0,457031</text:p>
          </table:table-cell>
          <table:table-cell office:value-type="float" office:value="0.473053" calcext:value-type="float">
            <text:p>0,473053</text:p>
          </table:table-cell>
          <table:table-cell table:formula="of:=SQRT(([.C593]-[.C592])^2+([.D593]-[.D592])^2)" office:value-type="float" office:value="0.384278499223428" calcext:value-type="float">
            <text:p>0,38427849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40356" calcext:value-type="float">
            <text:p>0,0740356</text:p>
          </table:table-cell>
          <table:table-cell office:value-type="float" office:value="0.439117" calcext:value-type="float">
            <text:p>0,439117</text:p>
          </table:table-cell>
          <table:table-cell table:formula="of:=SQRT(([.C594]-[.C593])^2+([.D594]-[.D593])^2)" office:value-type="float" office:value="0.384495940833138" calcext:value-type="float">
            <text:p>0,38449594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6268" calcext:value-type="float">
            <text:p>0,456268</text:p>
          </table:table-cell>
          <table:table-cell office:value-type="float" office:value="0.47702" calcext:value-type="float">
            <text:p>0,47702</text:p>
          </table:table-cell>
          <table:table-cell table:formula="of:=SQRT(([.C595]-[.C594])^2+([.D595]-[.D594])^2)" office:value-type="float" office:value="0.384107074939736" calcext:value-type="float">
            <text:p>0,38410707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34253" calcext:value-type="float">
            <text:p>0,0734253</text:p>
          </table:table-cell>
          <table:table-cell office:value-type="float" office:value="0.44458" calcext:value-type="float">
            <text:p>0,44458</text:p>
          </table:table-cell>
          <table:table-cell table:formula="of:=SQRT(([.C596]-[.C595])^2+([.D596]-[.D595])^2)" office:value-type="float" office:value="0.384214636034717" calcext:value-type="float">
            <text:p>0,3842146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5872" calcext:value-type="float">
            <text:p>0,455872</text:p>
          </table:table-cell>
          <table:table-cell office:value-type="float" office:value="0.481537" calcext:value-type="float">
            <text:p>0,481537</text:p>
          </table:table-cell>
          <table:table-cell table:formula="of:=SQRT(([.C597]-[.C596])^2+([.D597]-[.D596])^2)" office:value-type="float" office:value="0.384228185053999" calcext:value-type="float">
            <text:p>0,38422818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2937" calcext:value-type="float">
            <text:p>0,072937</text:p>
          </table:table-cell>
          <table:table-cell office:value-type="float" office:value="0.450134" calcext:value-type="float">
            <text:p>0,450134</text:p>
          </table:table-cell>
          <table:table-cell table:formula="of:=SQRT(([.C598]-[.C597])^2+([.D598]-[.D597])^2)" office:value-type="float" office:value="0.384220460977809" calcext:value-type="float">
            <text:p>0,3842204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5658" calcext:value-type="float">
            <text:p>0,455658</text:p>
          </table:table-cell>
          <table:table-cell office:value-type="float" office:value="0.482239" calcext:value-type="float">
            <text:p>0,482239</text:p>
          </table:table-cell>
          <table:table-cell table:formula="of:=SQRT(([.C599]-[.C598])^2+([.D599]-[.D598])^2)" office:value-type="float" office:value="0.384065222151134" calcext:value-type="float">
            <text:p>0,38406522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25098" calcext:value-type="float">
            <text:p>0,0725098</text:p>
          </table:table-cell>
          <table:table-cell office:value-type="float" office:value="0.45578" calcext:value-type="float">
            <text:p>0,45578</text:p>
          </table:table-cell>
          <table:table-cell table:formula="of:=SQRT(([.C600]-[.C599])^2+([.D600]-[.D599])^2)" office:value-type="float" office:value="0.384060700728726" calcext:value-type="float">
            <text:p>0,38406070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4651" calcext:value-type="float">
            <text:p>0,454651</text:p>
          </table:table-cell>
          <table:table-cell office:value-type="float" office:value="0.488373" calcext:value-type="float">
            <text:p>0,488373</text:p>
          </table:table-cell>
          <table:table-cell table:formula="of:=SQRT(([.C601]-[.C600])^2+([.D601]-[.D600])^2)" office:value-type="float" office:value="0.38352861742827" calcext:value-type="float">
            <text:p>0,38352861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22656" calcext:value-type="float">
            <text:p>0,0722656</text:p>
          </table:table-cell>
          <table:table-cell office:value-type="float" office:value="0.461487" calcext:value-type="float">
            <text:p>0,461487</text:p>
          </table:table-cell>
          <table:table-cell table:formula="of:=SQRT(([.C602]-[.C601])^2+([.D602]-[.D601])^2)" office:value-type="float" office:value="0.383329428989166" calcext:value-type="float">
            <text:p>0,3833294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3735" calcext:value-type="float">
            <text:p>0,453735</text:p>
          </table:table-cell>
          <table:table-cell office:value-type="float" office:value="0.493744" calcext:value-type="float">
            <text:p>0,493744</text:p>
          </table:table-cell>
          <table:table-cell table:formula="of:=SQRT(([.C603]-[.C602])^2+([.D603]-[.D602])^2)" office:value-type="float" office:value="0.382830794458022" calcext:value-type="float">
            <text:p>0,38283079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2113" calcext:value-type="float">
            <text:p>0,072113</text:p>
          </table:table-cell>
          <table:table-cell office:value-type="float" office:value="0.467133" calcext:value-type="float">
            <text:p>0,467133</text:p>
          </table:table-cell>
          <table:table-cell table:formula="of:=SQRT(([.C604]-[.C603])^2+([.D604]-[.D603])^2)" office:value-type="float" office:value="0.382548684751366" calcext:value-type="float">
            <text:p>0,38254868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3003" calcext:value-type="float">
            <text:p>0,453003</text:p>
          </table:table-cell>
          <table:table-cell office:value-type="float" office:value="0.497894" calcext:value-type="float">
            <text:p>0,497894</text:p>
          </table:table-cell>
          <table:table-cell table:formula="of:=SQRT(([.C605]-[.C604])^2+([.D605]-[.D604])^2)" office:value-type="float" office:value="0.382130123414787" calcext:value-type="float">
            <text:p>0,38213012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18689" calcext:value-type="float">
            <text:p>0,0718689</text:p>
          </table:table-cell>
          <table:table-cell office:value-type="float" office:value="0.472656" calcext:value-type="float">
            <text:p>0,472656</text:p>
          </table:table-cell>
          <table:table-cell table:formula="of:=SQRT(([.C606]-[.C605])^2+([.D606]-[.D605])^2)" office:value-type="float" office:value="0.381968793001221" calcext:value-type="float">
            <text:p>0,381968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301" calcext:value-type="float">
            <text:p>0,452301</text:p>
          </table:table-cell>
          <table:table-cell office:value-type="float" office:value="0.501892" calcext:value-type="float">
            <text:p>0,501892</text:p>
          </table:table-cell>
          <table:table-cell table:formula="of:=SQRT(([.C607]-[.C606])^2+([.D607]-[.D606])^2)" office:value-type="float" office:value="0.381553831597076" calcext:value-type="float">
            <text:p>0,38155383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15027" calcext:value-type="float">
            <text:p>0,0715027</text:p>
          </table:table-cell>
          <table:table-cell office:value-type="float" office:value="0.478149" calcext:value-type="float">
            <text:p>0,478149</text:p>
          </table:table-cell>
          <table:table-cell table:formula="of:=SQRT(([.C608]-[.C607])^2+([.D608]-[.D607])^2)" office:value-type="float" office:value="0.381537777070489" calcext:value-type="float">
            <text:p>0,38153777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1752" calcext:value-type="float">
            <text:p>0,451752</text:p>
          </table:table-cell>
          <table:table-cell office:value-type="float" office:value="0.506683" calcext:value-type="float">
            <text:p>0,506683</text:p>
          </table:table-cell>
          <table:table-cell table:formula="of:=SQRT(([.C609]-[.C608])^2+([.D609]-[.D608])^2)" office:value-type="float" office:value="0.381318396234026" calcext:value-type="float">
            <text:p>0,3813183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11975" calcext:value-type="float">
            <text:p>0,0711975</text:p>
          </table:table-cell>
          <table:table-cell office:value-type="float" office:value="0.483673" calcext:value-type="float">
            <text:p>0,483673</text:p>
          </table:table-cell>
          <table:table-cell table:formula="of:=SQRT(([.C610]-[.C609])^2+([.D610]-[.D609])^2)" office:value-type="float" office:value="0.381249508288535" calcext:value-type="float">
            <text:p>0,38124950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108" calcext:value-type="float">
            <text:p>0,45108</text:p>
          </table:table-cell>
          <table:table-cell office:value-type="float" office:value="0.510925" calcext:value-type="float">
            <text:p>0,510925</text:p>
          </table:table-cell>
          <table:table-cell table:formula="of:=SQRT(([.C611]-[.C610])^2+([.D611]-[.D610])^2)" office:value-type="float" office:value="0.380858747188836" calcext:value-type="float">
            <text:p>0,38085874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9534" calcext:value-type="float">
            <text:p>0,0709534</text:p>
          </table:table-cell>
          <table:table-cell office:value-type="float" office:value="0.489258" calcext:value-type="float">
            <text:p>0,489258</text:p>
          </table:table-cell>
          <table:table-cell table:formula="of:=SQRT(([.C612]-[.C611])^2+([.D612]-[.D611])^2)" office:value-type="float" office:value="0.380743602594397" calcext:value-type="float">
            <text:p>0,38074360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9829" calcext:value-type="float">
            <text:p>0,449829</text:p>
          </table:table-cell>
          <table:table-cell office:value-type="float" office:value="0.512146" calcext:value-type="float">
            <text:p>0,512146</text:p>
          </table:table-cell>
          <table:table-cell table:formula="of:=SQRT(([.C613]-[.C612])^2+([.D613]-[.D612])^2)" office:value-type="float" office:value="0.379566306222457" calcext:value-type="float">
            <text:p>0,37956630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8618" calcext:value-type="float">
            <text:p>0,0708618</text:p>
          </table:table-cell>
          <table:table-cell office:value-type="float" office:value="0.494995" calcext:value-type="float">
            <text:p>0,494995</text:p>
          </table:table-cell>
          <table:table-cell table:formula="of:=SQRT(([.C614]-[.C613])^2+([.D614]-[.D613])^2)" office:value-type="float" office:value="0.379355104719628" calcext:value-type="float">
            <text:p>0,379355104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452911" calcext:value-type="float">
            <text:p>0,452911</text:p>
          </table:table-cell>
          <table:table-cell office:value-type="float" office:value="0.563263" calcext:value-type="float">
            <text:p>0,563263</text:p>
          </table:table-cell>
          <table:table-cell table:formula="of:=SQRT(([.C615]-[.C614])^2+([.D615]-[.D614])^2)" office:value-type="float" office:value="0.388100645509177" calcext:value-type="float">
            <text:p>0,38810064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8669" calcext:value-type="float">
            <text:p>0,448669</text:p>
          </table:table-cell>
          <table:table-cell office:value-type="float" office:value="0.513367" calcext:value-type="float">
            <text:p>0,513367</text:p>
          </table:table-cell>
          <table:table-cell table:formula="of:=SQRT(([.C616]-[.C615])^2+([.D616]-[.D615])^2)" office:value-type="float" office:value="0.0500759960460098" calcext:value-type="float">
            <text:p>0,0500759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6482" calcext:value-type="float">
            <text:p>0,0706482</text:p>
          </table:table-cell>
          <table:table-cell office:value-type="float" office:value="0.500763" calcext:value-type="float">
            <text:p>0,500763</text:p>
          </table:table-cell>
          <table:table-cell table:formula="of:=SQRT(([.C617]-[.C616])^2+([.D617]-[.D616])^2)" office:value-type="float" office:value="0.378230863426876" calcext:value-type="float">
            <text:p>0,37823086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606" calcext:value-type="float">
            <text:p>0,452606</text:p>
          </table:table-cell>
          <table:table-cell office:value-type="float" office:value="0.569458" calcext:value-type="float">
            <text:p>0,569458</text:p>
          </table:table-cell>
          <table:table-cell table:formula="of:=SQRT(([.C618]-[.C617])^2+([.D618]-[.D617])^2)" office:value-type="float" office:value="0.388086026553186" calcext:value-type="float">
            <text:p>0,38808602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7998" calcext:value-type="float">
            <text:p>0,447998</text:p>
          </table:table-cell>
          <table:table-cell office:value-type="float" office:value="0.517548" calcext:value-type="float">
            <text:p>0,517548</text:p>
          </table:table-cell>
          <table:table-cell table:formula="of:=SQRT(([.C619]-[.C618])^2+([.D619]-[.D618])^2)" office:value-type="float" office:value="0.0521141225005276" calcext:value-type="float">
            <text:p>0,05211412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3125" calcext:value-type="float">
            <text:p>0,0703125</text:p>
          </table:table-cell>
          <table:table-cell office:value-type="float" office:value="0.506409" calcext:value-type="float">
            <text:p>0,506409</text:p>
          </table:table-cell>
          <table:table-cell table:formula="of:=SQRT(([.C620]-[.C619])^2+([.D620]-[.D619])^2)" office:value-type="float" office:value="0.377849724402771" calcext:value-type="float">
            <text:p>0,37784972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667" calcext:value-type="float">
            <text:p>0,452667</text:p>
          </table:table-cell>
          <table:table-cell office:value-type="float" office:value="0.570038" calcext:value-type="float">
            <text:p>0,570038</text:p>
          </table:table-cell>
          <table:table-cell table:formula="of:=SQRT(([.C621]-[.C620])^2+([.D621]-[.D620])^2)" office:value-type="float" office:value="0.387612710461422" calcext:value-type="float">
            <text:p>0,38761271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7418" calcext:value-type="float">
            <text:p>0,447418</text:p>
          </table:table-cell>
          <table:table-cell office:value-type="float" office:value="0.52298" calcext:value-type="float">
            <text:p>0,52298</text:p>
          </table:table-cell>
          <table:table-cell table:formula="of:=SQRT(([.C622]-[.C621])^2+([.D622]-[.D621])^2)" office:value-type="float" office:value="0.0473498401792445" calcext:value-type="float">
            <text:p>0,04734984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9158" calcext:value-type="float">
            <text:p>0,0699158</text:p>
          </table:table-cell>
          <table:table-cell office:value-type="float" office:value="0.512085" calcext:value-type="float">
            <text:p>0,512085</text:p>
          </table:table-cell>
          <table:table-cell table:formula="of:=SQRT(([.C623]-[.C622])^2+([.D623]-[.D622])^2)" office:value-type="float" office:value="0.377659386259418" calcext:value-type="float">
            <text:p>0,37765938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52667" calcext:value-type="float">
            <text:p>0,452667</text:p>
          </table:table-cell>
          <table:table-cell office:value-type="float" office:value="0.570038" calcext:value-type="float">
            <text:p>0,570038</text:p>
          </table:table-cell>
          <table:table-cell table:formula="of:=SQRT(([.C624]-[.C623])^2+([.D624]-[.D623])^2)" office:value-type="float" office:value="0.387113718835228" calcext:value-type="float">
            <text:p>0,387113718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452667" calcext:value-type="float">
            <text:p>0,452667</text:p>
          </table:table-cell>
          <table:table-cell office:value-type="float" office:value="0.570038" calcext:value-type="float">
            <text:p>0,570038</text:p>
          </table:table-cell>
          <table:table-cell table:formula="of:=SQRT(([.C625]-[.C624])^2+([.D625]-[.D62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7418" calcext:value-type="float">
            <text:p>0,447418</text:p>
          </table:table-cell>
          <table:table-cell office:value-type="float" office:value="0.52298" calcext:value-type="float">
            <text:p>0,52298</text:p>
          </table:table-cell>
          <table:table-cell table:formula="of:=SQRT(([.C626]-[.C625])^2+([.D626]-[.D625])^2)" office:value-type="float" office:value="0.0473498401792445" calcext:value-type="float">
            <text:p>0,04734984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9158" calcext:value-type="float">
            <text:p>0,0699158</text:p>
          </table:table-cell>
          <table:table-cell office:value-type="float" office:value="0.512085" calcext:value-type="float">
            <text:p>0,512085</text:p>
          </table:table-cell>
          <table:table-cell table:formula="of:=SQRT(([.C627]-[.C626])^2+([.D627]-[.D626])^2)" office:value-type="float" office:value="0.377659386259418" calcext:value-type="float">
            <text:p>0,37765938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6991" calcext:value-type="float">
            <text:p>0,446991</text:p>
          </table:table-cell>
          <table:table-cell office:value-type="float" office:value="0.528564" calcext:value-type="float">
            <text:p>0,528564</text:p>
          </table:table-cell>
          <table:table-cell table:formula="of:=SQRT(([.C628]-[.C627])^2+([.D628]-[.D627])^2)" office:value-type="float" office:value="0.377435112166369" calcext:value-type="float">
            <text:p>0,37743511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5801" calcext:value-type="float">
            <text:p>0,0695801</text:p>
          </table:table-cell>
          <table:table-cell office:value-type="float" office:value="0.517944" calcext:value-type="float">
            <text:p>0,517944</text:p>
          </table:table-cell>
          <table:table-cell table:formula="of:=SQRT(([.C629]-[.C628])^2+([.D629]-[.D628])^2)" office:value-type="float" office:value="0.37756028901198" calcext:value-type="float">
            <text:p>0,3775602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6472" calcext:value-type="float">
            <text:p>0,446472</text:p>
          </table:table-cell>
          <table:table-cell office:value-type="float" office:value="0.534302" calcext:value-type="float">
            <text:p>0,534302</text:p>
          </table:table-cell>
          <table:table-cell table:formula="of:=SQRT(([.C630]-[.C629])^2+([.D630]-[.D629])^2)" office:value-type="float" office:value="0.377246720926253" calcext:value-type="float">
            <text:p>0,37724672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4275" calcext:value-type="float">
            <text:p>0,0694275</text:p>
          </table:table-cell>
          <table:table-cell office:value-type="float" office:value="0.523926" calcext:value-type="float">
            <text:p>0,523926</text:p>
          </table:table-cell>
          <table:table-cell table:formula="of:=SQRT(([.C631]-[.C630])^2+([.D631]-[.D630])^2)" office:value-type="float" office:value="0.377187243098504" calcext:value-type="float">
            <text:p>0,37718724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6045" calcext:value-type="float">
            <text:p>0,446045</text:p>
          </table:table-cell>
          <table:table-cell office:value-type="float" office:value="0.540619" calcext:value-type="float">
            <text:p>0,540619</text:p>
          </table:table-cell>
          <table:table-cell table:formula="of:=SQRT(([.C632]-[.C631])^2+([.D632]-[.D631])^2)" office:value-type="float" office:value="0.376987264447023" calcext:value-type="float">
            <text:p>0,37698726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4885" calcext:value-type="float">
            <text:p>0,0694885</text:p>
          </table:table-cell>
          <table:table-cell office:value-type="float" office:value="0.53006" calcext:value-type="float">
            <text:p>0,53006</text:p>
          </table:table-cell>
          <table:table-cell table:formula="of:=SQRT(([.C633]-[.C632])^2+([.D633]-[.D632])^2)" office:value-type="float" office:value="0.37670451307789" calcext:value-type="float">
            <text:p>0,37670451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5496" calcext:value-type="float">
            <text:p>0,445496</text:p>
          </table:table-cell>
          <table:table-cell office:value-type="float" office:value="0.54715" calcext:value-type="float">
            <text:p>0,54715</text:p>
          </table:table-cell>
          <table:table-cell table:formula="of:=SQRT(([.C634]-[.C633])^2+([.D634]-[.D633])^2)" office:value-type="float" office:value="0.376395680310295" calcext:value-type="float">
            <text:p>0,37639568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5496" calcext:value-type="float">
            <text:p>0,0695496</text:p>
          </table:table-cell>
          <table:table-cell office:value-type="float" office:value="0.536896" calcext:value-type="float">
            <text:p>0,536896</text:p>
          </table:table-cell>
          <table:table-cell table:formula="of:=SQRT(([.C635]-[.C634])^2+([.D635]-[.D634])^2)" office:value-type="float" office:value="0.37608621377147" calcext:value-type="float">
            <text:p>0,37608621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4489" calcext:value-type="float">
            <text:p>0,444489</text:p>
          </table:table-cell>
          <table:table-cell office:value-type="float" office:value="0.553375" calcext:value-type="float">
            <text:p>0,553375</text:p>
          </table:table-cell>
          <table:table-cell table:formula="of:=SQRT(([.C636]-[.C635])^2+([.D636]-[.D635])^2)" office:value-type="float" office:value="0.375301360393697" calcext:value-type="float">
            <text:p>0,37530136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6106" calcext:value-type="float">
            <text:p>0,0696106</text:p>
          </table:table-cell>
          <table:table-cell office:value-type="float" office:value="0.543945" calcext:value-type="float">
            <text:p>0,543945</text:p>
          </table:table-cell>
          <table:table-cell table:formula="of:=SQRT(([.C637]-[.C636])^2+([.D637]-[.D636])^2)" office:value-type="float" office:value="0.374996986236636" calcext:value-type="float">
            <text:p>0,37499698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3481" calcext:value-type="float">
            <text:p>0,443481</text:p>
          </table:table-cell>
          <table:table-cell office:value-type="float" office:value="0.559937" calcext:value-type="float">
            <text:p>0,559937</text:p>
          </table:table-cell>
          <table:table-cell table:formula="of:=SQRT(([.C638]-[.C637])^2+([.D638]-[.D637])^2)" office:value-type="float" office:value="0.374212266047173" calcext:value-type="float">
            <text:p>0,3742122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6716" calcext:value-type="float">
            <text:p>0,0696716</text:p>
          </table:table-cell>
          <table:table-cell office:value-type="float" office:value="0.550537" calcext:value-type="float">
            <text:p>0,550537</text:p>
          </table:table-cell>
          <table:table-cell table:formula="of:=SQRT(([.C639]-[.C638])^2+([.D639]-[.D638])^2)" office:value-type="float" office:value="0.373927569896043" calcext:value-type="float">
            <text:p>0,37392756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2719" calcext:value-type="float">
            <text:p>0,442719</text:p>
          </table:table-cell>
          <table:table-cell office:value-type="float" office:value="0.566925" calcext:value-type="float">
            <text:p>0,566925</text:p>
          </table:table-cell>
          <table:table-cell table:formula="of:=SQRT(([.C640]-[.C639])^2+([.D640]-[.D639])^2)" office:value-type="float" office:value="0.373407189527411" calcext:value-type="float">
            <text:p>0,37340718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7327" calcext:value-type="float">
            <text:p>0,0697327</text:p>
          </table:table-cell>
          <table:table-cell office:value-type="float" office:value="0.556915" calcext:value-type="float">
            <text:p>0,556915</text:p>
          </table:table-cell>
          <table:table-cell table:formula="of:=SQRT(([.C641]-[.C640])^2+([.D641]-[.D640])^2)" office:value-type="float" office:value="0.373120597243961" calcext:value-type="float">
            <text:p>0,37312059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2047" calcext:value-type="float">
            <text:p>0,442047</text:p>
          </table:table-cell>
          <table:table-cell office:value-type="float" office:value="0.573517" calcext:value-type="float">
            <text:p>0,573517</text:p>
          </table:table-cell>
          <table:table-cell table:formula="of:=SQRT(([.C642]-[.C641])^2+([.D642]-[.D641])^2)" office:value-type="float" office:value="0.372684269038136" calcext:value-type="float">
            <text:p>0,3726842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7632" calcext:value-type="float">
            <text:p>0,0697632</text:p>
          </table:table-cell>
          <table:table-cell office:value-type="float" office:value="0.563477" calcext:value-type="float">
            <text:p>0,563477</text:p>
          </table:table-cell>
          <table:table-cell table:formula="of:=SQRT(([.C643]-[.C642])^2+([.D643]-[.D642])^2)" office:value-type="float" office:value="0.372419158130244" calcext:value-type="float">
            <text:p>0,37241915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4104" calcext:value-type="float">
            <text:p>0,44104</text:p>
          </table:table-cell>
          <table:table-cell office:value-type="float" office:value="0.580017" calcext:value-type="float">
            <text:p>0,580017</text:p>
          </table:table-cell>
          <table:table-cell table:formula="of:=SQRT(([.C644]-[.C643])^2+([.D644]-[.D643])^2)" office:value-type="float" office:value="0.371645037392187" calcext:value-type="float">
            <text:p>0,37164503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7937" calcext:value-type="float">
            <text:p>0,0697937</text:p>
          </table:table-cell>
          <table:table-cell office:value-type="float" office:value="0.570618" calcext:value-type="float">
            <text:p>0,570618</text:p>
          </table:table-cell>
          <table:table-cell table:formula="of:=SQRT(([.C645]-[.C644])^2+([.D645]-[.D644])^2)" office:value-type="float" office:value="0.371365260174791" calcext:value-type="float">
            <text:p>0,37136526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9758" calcext:value-type="float">
            <text:p>0,439758</text:p>
          </table:table-cell>
          <table:table-cell office:value-type="float" office:value="0.586853" calcext:value-type="float">
            <text:p>0,586853</text:p>
          </table:table-cell>
          <table:table-cell table:formula="of:=SQRT(([.C646]-[.C645])^2+([.D646]-[.D645])^2)" office:value-type="float" office:value="0.370320345781176" calcext:value-type="float">
            <text:p>0,37032034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8242" calcext:value-type="float">
            <text:p>0,0698242</text:p>
          </table:table-cell>
          <table:table-cell office:value-type="float" office:value="0.578003" calcext:value-type="float">
            <text:p>0,578003</text:p>
          </table:table-cell>
          <table:table-cell table:formula="of:=SQRT(([.C647]-[.C646])^2+([.D647]-[.D646])^2)" office:value-type="float" office:value="0.370039645014477" calcext:value-type="float">
            <text:p>0,3700396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8416" calcext:value-type="float">
            <text:p>0,438416</text:p>
          </table:table-cell>
          <table:table-cell office:value-type="float" office:value="0.59317" calcext:value-type="float">
            <text:p>0,59317</text:p>
          </table:table-cell>
          <table:table-cell table:formula="of:=SQRT(([.C648]-[.C647])^2+([.D648]-[.D647])^2)" office:value-type="float" office:value="0.368903717677445" calcext:value-type="float">
            <text:p>0,36890371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8242" calcext:value-type="float">
            <text:p>0,0698242</text:p>
          </table:table-cell>
          <table:table-cell office:value-type="float" office:value="0.585388" calcext:value-type="float">
            <text:p>0,585388</text:p>
          </table:table-cell>
          <table:table-cell table:formula="of:=SQRT(([.C649]-[.C648])^2+([.D649]-[.D648])^2)" office:value-type="float" office:value="0.368673940699963" calcext:value-type="float">
            <text:p>0,36867394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7347" calcext:value-type="float">
            <text:p>0,437347</text:p>
          </table:table-cell>
          <table:table-cell office:value-type="float" office:value="0.598694" calcext:value-type="float">
            <text:p>0,598694</text:p>
          </table:table-cell>
          <table:table-cell table:formula="of:=SQRT(([.C650]-[.C649])^2+([.D650]-[.D649])^2)" office:value-type="float" office:value="0.367763590035555" calcext:value-type="float">
            <text:p>0,367763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699158" calcext:value-type="float">
            <text:p>0,0699158</text:p>
          </table:table-cell>
          <table:table-cell office:value-type="float" office:value="0.593567" calcext:value-type="float">
            <text:p>0,593567</text:p>
          </table:table-cell>
          <table:table-cell table:formula="of:=SQRT(([.C651]-[.C650])^2+([.D651]-[.D650])^2)" office:value-type="float" office:value="0.367466968396399" calcext:value-type="float">
            <text:p>0,36746696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6127" calcext:value-type="float">
            <text:p>0,436127</text:p>
          </table:table-cell>
          <table:table-cell office:value-type="float" office:value="0.605011" calcext:value-type="float">
            <text:p>0,605011</text:p>
          </table:table-cell>
          <table:table-cell table:formula="of:=SQRT(([.C652]-[.C651])^2+([.D652]-[.D651])^2)" office:value-type="float" office:value="0.366389967304565" calcext:value-type="float">
            <text:p>0,36638996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1599" calcext:value-type="float">
            <text:p>0,0701599</text:p>
          </table:table-cell>
          <table:table-cell office:value-type="float" office:value="0.602386" calcext:value-type="float">
            <text:p>0,602386</text:p>
          </table:table-cell>
          <table:table-cell table:formula="of:=SQRT(([.C653]-[.C652])^2+([.D653]-[.D652])^2)" office:value-type="float" office:value="0.365976514147302" calcext:value-type="float">
            <text:p>0,36597651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4357" calcext:value-type="float">
            <text:p>0,434357</text:p>
          </table:table-cell>
          <table:table-cell office:value-type="float" office:value="0.612457" calcext:value-type="float">
            <text:p>0,612457</text:p>
          </table:table-cell>
          <table:table-cell table:formula="of:=SQRT(([.C654]-[.C653])^2+([.D654]-[.D653])^2)" office:value-type="float" office:value="0.364336318103768" calcext:value-type="float">
            <text:p>0,36433631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3735" calcext:value-type="float">
            <text:p>0,0703735</text:p>
          </table:table-cell>
          <table:table-cell office:value-type="float" office:value="0.611359" calcext:value-type="float">
            <text:p>0,611359</text:p>
          </table:table-cell>
          <table:table-cell table:formula="of:=SQRT(([.C655]-[.C654])^2+([.D655]-[.D654])^2)" office:value-type="float" office:value="0.363985156120754" calcext:value-type="float">
            <text:p>0,36398515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2648" calcext:value-type="float">
            <text:p>0,432648</text:p>
          </table:table-cell>
          <table:table-cell office:value-type="float" office:value="0.620148" calcext:value-type="float">
            <text:p>0,620148</text:p>
          </table:table-cell>
          <table:table-cell table:formula="of:=SQRT(([.C656]-[.C655])^2+([.D656]-[.D655])^2)" office:value-type="float" office:value="0.362381097563394" calcext:value-type="float">
            <text:p>0,36238109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5872" calcext:value-type="float">
            <text:p>0,0705872</text:p>
          </table:table-cell>
          <table:table-cell office:value-type="float" office:value="0.621033" calcext:value-type="float">
            <text:p>0,621033</text:p>
          </table:table-cell>
          <table:table-cell table:formula="of:=SQRT(([.C657]-[.C656])^2+([.D657]-[.D656])^2)" office:value-type="float" office:value="0.362061881619206" calcext:value-type="float">
            <text:p>0,36206188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30908" calcext:value-type="float">
            <text:p>0,430908</text:p>
          </table:table-cell>
          <table:table-cell office:value-type="float" office:value="0.627655" calcext:value-type="float">
            <text:p>0,627655</text:p>
          </table:table-cell>
          <table:table-cell table:formula="of:=SQRT(([.C658]-[.C657])^2+([.D658]-[.D657])^2)" office:value-type="float" office:value="0.360381644644452" calcext:value-type="float">
            <text:p>0,36038164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9229" calcext:value-type="float">
            <text:p>0,0709229</text:p>
          </table:table-cell>
          <table:table-cell office:value-type="float" office:value="0.631683" calcext:value-type="float">
            <text:p>0,631683</text:p>
          </table:table-cell>
          <table:table-cell table:formula="of:=SQRT(([.C659]-[.C658])^2+([.D659]-[.D658])^2)" office:value-type="float" office:value="0.360007634649614" calcext:value-type="float">
            <text:p>0,36000763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9169" calcext:value-type="float">
            <text:p>0,429169</text:p>
          </table:table-cell>
          <table:table-cell office:value-type="float" office:value="0.634766" calcext:value-type="float">
            <text:p>0,634766</text:p>
          </table:table-cell>
          <table:table-cell table:formula="of:=SQRT(([.C660]-[.C659])^2+([.D660]-[.D659])^2)" office:value-type="float" office:value="0.358259365619672" calcext:value-type="float">
            <text:p>0,35825936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1167" calcext:value-type="float">
            <text:p>0,071167</text:p>
          </table:table-cell>
          <table:table-cell office:value-type="float" office:value="0.642639" calcext:value-type="float">
            <text:p>0,642639</text:p>
          </table:table-cell>
          <table:table-cell table:formula="of:=SQRT(([.C661]-[.C660])^2+([.D661]-[.D660])^2)" office:value-type="float" office:value="0.358088559064654" calcext:value-type="float">
            <text:p>0,35808855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7734" calcext:value-type="float">
            <text:p>0,427734</text:p>
          </table:table-cell>
          <table:table-cell office:value-type="float" office:value="0.641846" calcext:value-type="float">
            <text:p>0,641846</text:p>
          </table:table-cell>
          <table:table-cell table:formula="of:=SQRT(([.C662]-[.C661])^2+([.D662]-[.D661])^2)" office:value-type="float" office:value="0.356567881809341" calcext:value-type="float">
            <text:p>0,35656788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10449" calcext:value-type="float">
            <text:p>0,0710449</text:p>
          </table:table-cell>
          <table:table-cell office:value-type="float" office:value="0.653564" calcext:value-type="float">
            <text:p>0,653564</text:p>
          </table:table-cell>
          <table:table-cell table:formula="of:=SQRT(([.C663]-[.C662])^2+([.D663]-[.D662])^2)" office:value-type="float" office:value="0.356881528777842" calcext:value-type="float">
            <text:p>0,35688152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6514" calcext:value-type="float">
            <text:p>0,426514</text:p>
          </table:table-cell>
          <table:table-cell office:value-type="float" office:value="0.649475" calcext:value-type="float">
            <text:p>0,649475</text:p>
          </table:table-cell>
          <table:table-cell table:formula="of:=SQRT(([.C664]-[.C663])^2+([.D664]-[.D663])^2)" office:value-type="float" office:value="0.355492617329545" calcext:value-type="float">
            <text:p>0,35549261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08008" calcext:value-type="float">
            <text:p>0,0708008</text:p>
          </table:table-cell>
          <table:table-cell office:value-type="float" office:value="0.665131" calcext:value-type="float">
            <text:p>0,665131</text:p>
          </table:table-cell>
          <table:table-cell table:formula="of:=SQRT(([.C665]-[.C664])^2+([.D665]-[.D664])^2)" office:value-type="float" office:value="0.356057566961074" calcext:value-type="float">
            <text:p>0,3560575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4988" calcext:value-type="float">
            <text:p>0,424988</text:p>
          </table:table-cell>
          <table:table-cell office:value-type="float" office:value="0.657928" calcext:value-type="float">
            <text:p>0,657928</text:p>
          </table:table-cell>
          <table:table-cell table:formula="of:=SQRT(([.C666]-[.C665])^2+([.D666]-[.D665])^2)" office:value-type="float" office:value="0.35426043506556" calcext:value-type="float">
            <text:p>0,35426043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12891" calcext:value-type="float">
            <text:p>0,0712891</text:p>
          </table:table-cell>
          <table:table-cell office:value-type="float" office:value="0.678436" calcext:value-type="float">
            <text:p>0,678436</text:p>
          </table:table-cell>
          <table:table-cell table:formula="of:=SQRT(([.C667]-[.C666])^2+([.D667]-[.D666])^2)" office:value-type="float" office:value="0.354292943657096" calcext:value-type="float">
            <text:p>0,35429294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3279" calcext:value-type="float">
            <text:p>0,423279</text:p>
          </table:table-cell>
          <table:table-cell office:value-type="float" office:value="0.666504" calcext:value-type="float">
            <text:p>0,666504</text:p>
          </table:table-cell>
          <table:table-cell table:formula="of:=SQRT(([.C668]-[.C667])^2+([.D668]-[.D667])^2)" office:value-type="float" office:value="0.352192081577667" calcext:value-type="float">
            <text:p>0,35219208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35168" calcext:value-type="float">
            <text:p>0,0735168</text:p>
          </table:table-cell>
          <table:table-cell office:value-type="float" office:value="0.691528" calcext:value-type="float">
            <text:p>0,691528</text:p>
          </table:table-cell>
          <table:table-cell table:formula="of:=SQRT(([.C669]-[.C668])^2+([.D669]-[.D668])^2)" office:value-type="float" office:value="0.350656237823941" calcext:value-type="float">
            <text:p>0,35065623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1661" calcext:value-type="float">
            <text:p>0,421661</text:p>
          </table:table-cell>
          <table:table-cell office:value-type="float" office:value="0.675293" calcext:value-type="float">
            <text:p>0,675293</text:p>
          </table:table-cell>
          <table:table-cell table:formula="of:=SQRT(([.C670]-[.C669])^2+([.D670]-[.D669])^2)" office:value-type="float" office:value="0.348522537605016" calcext:value-type="float">
            <text:p>0,34852253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787659" calcext:value-type="float">
            <text:p>0,0787659</text:p>
          </table:table-cell>
          <table:table-cell office:value-type="float" office:value="0.702698" calcext:value-type="float">
            <text:p>0,702698</text:p>
          </table:table-cell>
          <table:table-cell table:formula="of:=SQRT(([.C671]-[.C670])^2+([.D671]-[.D670])^2)" office:value-type="float" office:value="0.343988493454374" calcext:value-type="float">
            <text:p>0,34398849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20166" calcext:value-type="float">
            <text:p>0,420166</text:p>
          </table:table-cell>
          <table:table-cell office:value-type="float" office:value="0.68454" calcext:value-type="float">
            <text:p>0,68454</text:p>
          </table:table-cell>
          <table:table-cell table:formula="of:=SQRT(([.C672]-[.C671])^2+([.D672]-[.D671])^2)" office:value-type="float" office:value="0.341882642501795" calcext:value-type="float">
            <text:p>0,34188264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4259" calcext:value-type="float">
            <text:p>0,084259</text:p>
          </table:table-cell>
          <table:table-cell office:value-type="float" office:value="0.717926" calcext:value-type="float">
            <text:p>0,717926</text:p>
          </table:table-cell>
          <table:table-cell table:formula="of:=SQRT(([.C673]-[.C672])^2+([.D673]-[.D672])^2)" office:value-type="float" office:value="0.337562050066354" calcext:value-type="float">
            <text:p>0,33756205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9434" calcext:value-type="float">
            <text:p>0,419434</text:p>
          </table:table-cell>
          <table:table-cell office:value-type="float" office:value="0.695068" calcext:value-type="float">
            <text:p>0,695068</text:p>
          </table:table-cell>
          <table:table-cell table:formula="of:=SQRT(([.C674]-[.C673])^2+([.D674]-[.D673])^2)" office:value-type="float" office:value="0.335953521769009" calcext:value-type="float">
            <text:p>0,33595352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71277" calcext:value-type="float">
            <text:p>0,0871277</text:p>
          </table:table-cell>
          <table:table-cell office:value-type="float" office:value="0.734467" calcext:value-type="float">
            <text:p>0,734467</text:p>
          </table:table-cell>
          <table:table-cell table:formula="of:=SQRT(([.C675]-[.C674])^2+([.D675]-[.D674])^2)" office:value-type="float" office:value="0.33463376730493" calcext:value-type="float">
            <text:p>0,33463376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9342" calcext:value-type="float">
            <text:p>0,419342</text:p>
          </table:table-cell>
          <table:table-cell office:value-type="float" office:value="0.708618" calcext:value-type="float">
            <text:p>0,708618</text:p>
          </table:table-cell>
          <table:table-cell table:formula="of:=SQRT(([.C676]-[.C675])^2+([.D676]-[.D675])^2)" office:value-type="float" office:value="0.333218414745479" calcext:value-type="float">
            <text:p>0,33321841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0871277" calcext:value-type="float">
            <text:p>0,0871277</text:p>
          </table:table-cell>
          <table:table-cell office:value-type="float" office:value="0.734467" calcext:value-type="float">
            <text:p>0,734467</text:p>
          </table:table-cell>
          <table:table-cell table:formula="of:=SQRT(([.C677]-[.C676])^2+([.D677]-[.D676])^2)" office:value-type="float" office:value="0.333218414745479" calcext:value-type="float">
            <text:p>0,333218414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0.397339" calcext:value-type="float">
            <text:p>0,397339</text:p>
          </table:table-cell>
          <table:table-cell office:value-type="float" office:value="0.694" calcext:value-type="float">
            <text:p>0,694</text:p>
          </table:table-cell>
          <table:table-cell table:formula="of:=SQRT(([.C678]-[.C677])^2+([.D678]-[.D677])^2)" office:value-type="float" office:value="0.312839621430358" calcext:value-type="float">
            <text:p>0,312839621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0871277" calcext:value-type="float">
            <text:p>0,0871277</text:p>
          </table:table-cell>
          <table:table-cell office:value-type="float" office:value="0.734467" calcext:value-type="float">
            <text:p>0,734467</text:p>
          </table:table-cell>
          <table:table-cell table:formula="of:=SQRT(([.C679]-[.C678])^2+([.D679]-[.D678])^2)" office:value-type="float" office:value="0.312839621430358" calcext:value-type="float">
            <text:p>0,31283962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9342" calcext:value-type="float">
            <text:p>0,419342</text:p>
          </table:table-cell>
          <table:table-cell office:value-type="float" office:value="0.708618" calcext:value-type="float">
            <text:p>0,708618</text:p>
          </table:table-cell>
          <table:table-cell table:formula="of:=SQRT(([.C680]-[.C679])^2+([.D680]-[.D679])^2)" office:value-type="float" office:value="0.333218414745479" calcext:value-type="float">
            <text:p>0,33321841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7786" calcext:value-type="float">
            <text:p>0,417786</text:p>
          </table:table-cell>
          <table:table-cell office:value-type="float" office:value="0.726959" calcext:value-type="float">
            <text:p>0,726959</text:p>
          </table:table-cell>
          <table:table-cell table:formula="of:=SQRT(([.C681]-[.C680])^2+([.D681]-[.D680])^2)" office:value-type="float" office:value="0.0184068850433744" calcext:value-type="float">
            <text:p>0,0184068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4745" calcext:value-type="float">
            <text:p>0,394745</text:p>
          </table:table-cell>
          <table:table-cell office:value-type="float" office:value="0.704254" calcext:value-type="float">
            <text:p>0,704254</text:p>
          </table:table-cell>
          <table:table-cell table:formula="of:=SQRT(([.C682]-[.C681])^2+([.D682]-[.D681])^2)" office:value-type="float" office:value="0.0323481793305281" calcext:value-type="float">
            <text:p>0,0323481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7786" calcext:value-type="float">
            <text:p>0,417786</text:p>
          </table:table-cell>
          <table:table-cell office:value-type="float" office:value="0.726959" calcext:value-type="float">
            <text:p>0,726959</text:p>
          </table:table-cell>
          <table:table-cell table:formula="of:=SQRT(([.C683]-[.C682])^2+([.D683]-[.D682])^2)" office:value-type="float" office:value="0.0323481793305281" calcext:value-type="float">
            <text:p>0,0323481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4745" calcext:value-type="float">
            <text:p>0,394745</text:p>
          </table:table-cell>
          <table:table-cell office:value-type="float" office:value="0.704254" calcext:value-type="float">
            <text:p>0,704254</text:p>
          </table:table-cell>
          <table:table-cell table:formula="of:=SQRT(([.C684]-[.C683])^2+([.D684]-[.D683])^2)" office:value-type="float" office:value="0.0323481793305281" calcext:value-type="float">
            <text:p>0,0323481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13666" calcext:value-type="float">
            <text:p>0,413666</text:p>
          </table:table-cell>
          <table:table-cell office:value-type="float" office:value="0.752289" calcext:value-type="float">
            <text:p>0,752289</text:p>
          </table:table-cell>
          <table:table-cell table:formula="of:=SQRT(([.C685]-[.C684])^2+([.D685]-[.D684])^2)" office:value-type="float" office:value="0.0516271775908775" calcext:value-type="float">
            <text:p>0,05162717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4501" calcext:value-type="float">
            <text:p>0,394501</text:p>
          </table:table-cell>
          <table:table-cell office:value-type="float" office:value="0.704254" calcext:value-type="float">
            <text:p>0,704254</text:p>
          </table:table-cell>
          <table:table-cell table:formula="of:=SQRT(([.C686]-[.C685])^2+([.D686]-[.D685])^2)" office:value-type="float" office:value="0.0517171001700598" calcext:value-type="float">
            <text:p>0,05171710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921" calcext:value-type="float">
            <text:p>0,40921</text:p>
          </table:table-cell>
          <table:table-cell office:value-type="float" office:value="0.772034" calcext:value-type="float">
            <text:p>0,772034</text:p>
          </table:table-cell>
          <table:table-cell table:formula="of:=SQRT(([.C687]-[.C686])^2+([.D687]-[.D686])^2)" office:value-type="float" office:value="0.0693576461610399" calcext:value-type="float">
            <text:p>0,06935764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3829" calcext:value-type="float">
            <text:p>0,393829</text:p>
          </table:table-cell>
          <table:table-cell office:value-type="float" office:value="0.706299" calcext:value-type="float">
            <text:p>0,706299</text:p>
          </table:table-cell>
          <table:table-cell table:formula="of:=SQRT(([.C688]-[.C687])^2+([.D688]-[.D687])^2)" office:value-type="float" office:value="0.0675104835266346" calcext:value-type="float">
            <text:p>0,06751048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509" calcext:value-type="float">
            <text:p>0,40509</text:p>
          </table:table-cell>
          <table:table-cell office:value-type="float" office:value="0.774506" calcext:value-type="float">
            <text:p>0,774506</text:p>
          </table:table-cell>
          <table:table-cell table:formula="of:=SQRT(([.C689]-[.C688])^2+([.D689]-[.D688])^2)" office:value-type="float" office:value="0.0691303476774129" calcext:value-type="float">
            <text:p>0,06913034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3829" calcext:value-type="float">
            <text:p>0,393829</text:p>
          </table:table-cell>
          <table:table-cell office:value-type="float" office:value="0.706299" calcext:value-type="float">
            <text:p>0,706299</text:p>
          </table:table-cell>
          <table:table-cell table:formula="of:=SQRT(([.C690]-[.C689])^2+([.D690]-[.D689])^2)" office:value-type="float" office:value="0.0691303476774129" calcext:value-type="float">
            <text:p>0,069130347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393829" calcext:value-type="float">
            <text:p>0,393829</text:p>
          </table:table-cell>
          <table:table-cell office:value-type="float" office:value="0.706299" calcext:value-type="float">
            <text:p>0,706299</text:p>
          </table:table-cell>
          <table:table-cell table:formula="of:=SQRT(([.C691]-[.C690])^2+([.D691]-[.D69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40509" calcext:value-type="float">
            <text:p>0,40509</text:p>
          </table:table-cell>
          <table:table-cell office:value-type="float" office:value="0.774506" calcext:value-type="float">
            <text:p>0,774506</text:p>
          </table:table-cell>
          <table:table-cell table:formula="of:=SQRT(([.C692]-[.C691])^2+([.D692]-[.D691])^2)" office:value-type="float" office:value="0.0691303476774129" calcext:value-type="float">
            <text:p>0,06913034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9506" calcext:value-type="float">
            <text:p>0,399506</text:p>
          </table:table-cell>
          <table:table-cell office:value-type="float" office:value="0.764038" calcext:value-type="float">
            <text:p>0,764038</text:p>
          </table:table-cell>
          <table:table-cell table:formula="of:=SQRT(([.C693]-[.C692])^2+([.D693]-[.D692])^2)" office:value-type="float" office:value="0.0118642353314488" calcext:value-type="float">
            <text:p>0,01186423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0.399506" calcext:value-type="float">
            <text:p>0,399506</text:p>
          </table:table-cell>
          <table:table-cell office:value-type="float" office:value="0.764038" calcext:value-type="float">
            <text:p>0,764038</text:p>
          </table:table-cell>
          <table:table-cell table:formula="of:=SQRT(([.C694]-[.C693])^2+([.D694]-[.D69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0.399506" calcext:value-type="float">
            <text:p>0,399506</text:p>
          </table:table-cell>
          <table:table-cell office:value-type="float" office:value="0.764038" calcext:value-type="float">
            <text:p>0,764038</text:p>
          </table:table-cell>
          <table:table-cell table:formula="of:=SQRT(([.C695]-[.C694])^2+([.D695]-[.D69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340515" calcext:value-type="float">
            <text:p>0,340515</text:p>
          </table:table-cell>
          <table:table-cell office:value-type="float" office:value="0.783142" calcext:value-type="float">
            <text:p>0,783142</text:p>
          </table:table-cell>
          <table:table-cell table:formula="of:=SQRT(([.C696]-[.C695])^2+([.D696]-[.D695])^2)" office:value-type="float" office:value="0.062007264872755" calcext:value-type="float">
            <text:p>0,06200726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42529" calcext:value-type="float">
            <text:p>0,342529</text:p>
          </table:table-cell>
          <table:table-cell office:value-type="float" office:value="0.7854" calcext:value-type="float">
            <text:p>0,7854</text:p>
          </table:table-cell>
          <table:table-cell table:formula="of:=SQRT(([.C697]-[.C696])^2+([.D697]-[.D696])^2)" office:value-type="float" office:value="0.00302568339387976" calcext:value-type="float">
            <text:p>0,00302568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43597" calcext:value-type="float">
            <text:p>0,343597</text:p>
          </table:table-cell>
          <table:table-cell office:value-type="float" office:value="0.785278" calcext:value-type="float">
            <text:p>0,785278</text:p>
          </table:table-cell>
          <table:table-cell table:formula="of:=SQRT(([.C698]-[.C697])^2+([.D698]-[.D697])^2)" office:value-type="float" office:value="0.00107494558001791" calcext:value-type="float">
            <text:p>0,00107494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45825" calcext:value-type="float">
            <text:p>0,345825</text:p>
          </table:table-cell>
          <table:table-cell office:value-type="float" office:value="0.78598" calcext:value-type="float">
            <text:p>0,78598</text:p>
          </table:table-cell>
          <table:table-cell table:formula="of:=SQRT(([.C699]-[.C698])^2+([.D699]-[.D698])^2)" office:value-type="float" office:value="0.0023359768834473" calcext:value-type="float">
            <text:p>0,00233597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48816" calcext:value-type="float">
            <text:p>0,348816</text:p>
          </table:table-cell>
          <table:table-cell office:value-type="float" office:value="0.786743" calcext:value-type="float">
            <text:p>0,786743</text:p>
          </table:table-cell>
          <table:table-cell table:formula="of:=SQRT(([.C700]-[.C699])^2+([.D700]-[.D699])^2)" office:value-type="float" office:value="0.00308678635477089" calcext:value-type="float">
            <text:p>0,00308678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49518" calcext:value-type="float">
            <text:p>0,349518</text:p>
          </table:table-cell>
          <table:table-cell office:value-type="float" office:value="0.786896" calcext:value-type="float">
            <text:p>0,786896</text:p>
          </table:table-cell>
          <table:table-cell table:formula="of:=SQRT(([.C701]-[.C700])^2+([.D701]-[.D700])^2)" office:value-type="float" office:value="0.00071847964480564" calcext:value-type="float">
            <text:p>0,00071847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51929" calcext:value-type="float">
            <text:p>0,351929</text:p>
          </table:table-cell>
          <table:table-cell office:value-type="float" office:value="0.787384" calcext:value-type="float">
            <text:p>0,787384</text:p>
          </table:table-cell>
          <table:table-cell table:formula="of:=SQRT(([.C702]-[.C701])^2+([.D702]-[.D701])^2)" office:value-type="float" office:value="0.00245989125775918" calcext:value-type="float">
            <text:p>0,00245989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51929" calcext:value-type="float">
            <text:p>0,351929</text:p>
          </table:table-cell>
          <table:table-cell office:value-type="float" office:value="0.787384" calcext:value-type="float">
            <text:p>0,787384</text:p>
          </table:table-cell>
          <table:table-cell table:formula="of:=SQRT(([.C703]-[.C702])^2+([.D703]-[.D70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351929" calcext:value-type="float">
            <text:p>0,351929</text:p>
          </table:table-cell>
          <table:table-cell office:value-type="float" office:value="0.787384" calcext:value-type="float">
            <text:p>0,787384</text:p>
          </table:table-cell>
          <table:table-cell table:formula="of:=SQRT(([.C704]-[.C703])^2+([.D704]-[.D70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144623" calcext:value-type="float">
            <text:p>0,144623</text:p>
          </table:table-cell>
          <table:table-cell office:value-type="float" office:value="0.785065" calcext:value-type="float">
            <text:p>0,785065</text:p>
          </table:table-cell>
          <table:table-cell table:formula="of:=SQRT(([.C705]-[.C704])^2+([.D705]-[.D704])^2)" office:value-type="float" office:value="0.207318970181216" calcext:value-type="float">
            <text:p>0,207318970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144623" calcext:value-type="float">
            <text:p>0,144623</text:p>
          </table:table-cell>
          <table:table-cell office:value-type="float" office:value="0.785065" calcext:value-type="float">
            <text:p>0,785065</text:p>
          </table:table-cell>
          <table:table-cell table:formula="of:=SQRT(([.C706]-[.C705])^2+([.D706]-[.D70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362732" calcext:value-type="float">
            <text:p>0,362732</text:p>
          </table:table-cell>
          <table:table-cell office:value-type="float" office:value="0.793457" calcext:value-type="float">
            <text:p>0,793457</text:p>
          </table:table-cell>
          <table:table-cell table:formula="of:=SQRT(([.C707]-[.C706])^2+([.D707]-[.D706])^2)" office:value-type="float" office:value="0.218270386321645" calcext:value-type="float">
            <text:p>0,21827038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2762" calcext:value-type="float">
            <text:p>0,362762</text:p>
          </table:table-cell>
          <table:table-cell office:value-type="float" office:value="0.7836" calcext:value-type="float">
            <text:p>0,7836</text:p>
          </table:table-cell>
          <table:table-cell table:formula="of:=SQRT(([.C708]-[.C707])^2+([.D708]-[.D707])^2)" office:value-type="float" office:value="0.00985704565272972" calcext:value-type="float">
            <text:p>0,00985704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3007" calcext:value-type="float">
            <text:p>0,363007</text:p>
          </table:table-cell>
          <table:table-cell office:value-type="float" office:value="0.790253" calcext:value-type="float">
            <text:p>0,790253</text:p>
          </table:table-cell>
          <table:table-cell table:formula="of:=SQRT(([.C709]-[.C708])^2+([.D709]-[.D708])^2)" office:value-type="float" office:value="0.00665750959443535" calcext:value-type="float">
            <text:p>0,00665750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3556" calcext:value-type="float">
            <text:p>0,363556</text:p>
          </table:table-cell>
          <table:table-cell office:value-type="float" office:value="0.792542" calcext:value-type="float">
            <text:p>0,792542</text:p>
          </table:table-cell>
          <table:table-cell table:formula="of:=SQRT(([.C710]-[.C709])^2+([.D710]-[.D709])^2)" office:value-type="float" office:value="0.00235391631117165" calcext:value-type="float">
            <text:p>0,00235391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3556" calcext:value-type="float">
            <text:p>0,363556</text:p>
          </table:table-cell>
          <table:table-cell office:value-type="float" office:value="0.792542" calcext:value-type="float">
            <text:p>0,792542</text:p>
          </table:table-cell>
          <table:table-cell table:formula="of:=SQRT(([.C711]-[.C710])^2+([.D711]-[.D71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4502" calcext:value-type="float">
            <text:p>0,364502</text:p>
          </table:table-cell>
          <table:table-cell office:value-type="float" office:value="0.792908" calcext:value-type="float">
            <text:p>0,792908</text:p>
          </table:table-cell>
          <table:table-cell table:formula="of:=SQRT(([.C712]-[.C711])^2+([.D712]-[.D711])^2)" office:value-type="float" office:value="0.00101433327856281" calcext:value-type="float">
            <text:p>0,00101433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4441" calcext:value-type="float">
            <text:p>0,364441</text:p>
          </table:table-cell>
          <table:table-cell office:value-type="float" office:value="0.794128" calcext:value-type="float">
            <text:p>0,794128</text:p>
          </table:table-cell>
          <table:table-cell table:formula="of:=SQRT(([.C713]-[.C712])^2+([.D713]-[.D712])^2)" office:value-type="float" office:value="0.00122152404806455" calcext:value-type="float">
            <text:p>0,0012215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4441" calcext:value-type="float">
            <text:p>0,364441</text:p>
          </table:table-cell>
          <table:table-cell office:value-type="float" office:value="0.799103" calcext:value-type="float">
            <text:p>0,799103</text:p>
          </table:table-cell>
          <table:table-cell table:formula="of:=SQRT(([.C714]-[.C713])^2+([.D714]-[.D713])^2)" office:value-type="float" office:value="0.00497500000000006" calcext:value-type="float">
            <text:p>0,0049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4532" calcext:value-type="float">
            <text:p>0,364532</text:p>
          </table:table-cell>
          <table:table-cell office:value-type="float" office:value="0.81134" calcext:value-type="float">
            <text:p>0,81134</text:p>
          </table:table-cell>
          <table:table-cell table:formula="of:=SQRT(([.C715]-[.C714])^2+([.D715]-[.D714])^2)" office:value-type="float" office:value="0.0122373383543972" calcext:value-type="float">
            <text:p>0,01223733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5936" calcext:value-type="float">
            <text:p>0,365936</text:p>
          </table:table-cell>
          <table:table-cell office:value-type="float" office:value="0.819824" calcext:value-type="float">
            <text:p>0,819824</text:p>
          </table:table-cell>
          <table:table-cell table:formula="of:=SQRT(([.C716]-[.C715])^2+([.D716]-[.D715])^2)" office:value-type="float" office:value="0.0085993878851927" calcext:value-type="float">
            <text:p>0,00859938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7706" calcext:value-type="float">
            <text:p>0,367706</text:p>
          </table:table-cell>
          <table:table-cell office:value-type="float" office:value="0.819366" calcext:value-type="float">
            <text:p>0,819366</text:p>
          </table:table-cell>
          <table:table-cell table:formula="of:=SQRT(([.C717]-[.C716])^2+([.D717]-[.D716])^2)" office:value-type="float" office:value="0.00182829538094916" calcext:value-type="float">
            <text:p>0,00182829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67706" calcext:value-type="float">
            <text:p>0,367706</text:p>
          </table:table-cell>
          <table:table-cell office:value-type="float" office:value="0.819366" calcext:value-type="float">
            <text:p>0,819366</text:p>
          </table:table-cell>
          <table:table-cell table:formula="of:=SQRT(([.C718]-[.C717])^2+([.D718]-[.D71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367706" calcext:value-type="float">
            <text:p>0,367706</text:p>
          </table:table-cell>
          <table:table-cell office:value-type="float" office:value="0.819366" calcext:value-type="float">
            <text:p>0,819366</text:p>
          </table:table-cell>
          <table:table-cell table:formula="of:=SQRT(([.C719]-[.C718])^2+([.D719]-[.D71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137024" calcext:value-type="float">
            <text:p>0,137024</text:p>
          </table:table-cell>
          <table:table-cell office:value-type="float" office:value="0.709839" calcext:value-type="float">
            <text:p>0,709839</text:p>
          </table:table-cell>
          <table:table-cell table:formula="of:=SQRT(([.C720]-[.C719])^2+([.D720]-[.D719])^2)" office:value-type="float" office:value="0.255363170510158" calcext:value-type="float">
            <text:p>0,25536317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4979" calcext:value-type="float">
            <text:p>0,134979</text:p>
          </table:table-cell>
          <table:table-cell office:value-type="float" office:value="0.705139" calcext:value-type="float">
            <text:p>0,705139</text:p>
          </table:table-cell>
          <table:table-cell table:formula="of:=SQRT(([.C721]-[.C720])^2+([.D721]-[.D720])^2)" office:value-type="float" office:value="0.00512562435221315" calcext:value-type="float">
            <text:p>0,00512562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4827" calcext:value-type="float">
            <text:p>0,134827</text:p>
          </table:table-cell>
          <table:table-cell office:value-type="float" office:value="0.704987" calcext:value-type="float">
            <text:p>0,704987</text:p>
          </table:table-cell>
          <table:table-cell table:formula="of:=SQRT(([.C722]-[.C721])^2+([.D722]-[.D721])^2)" office:value-type="float" office:value="0.000214960461480729" calcext:value-type="float">
            <text:p>0,00021496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3575" calcext:value-type="float">
            <text:p>0,133575</text:p>
          </table:table-cell>
          <table:table-cell office:value-type="float" office:value="0.702301" calcext:value-type="float">
            <text:p>0,702301</text:p>
          </table:table-cell>
          <table:table-cell table:formula="of:=SQRT(([.C723]-[.C722])^2+([.D723]-[.D722])^2)" office:value-type="float" office:value="0.0029634608146557" calcext:value-type="float">
            <text:p>0,00296346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1012" calcext:value-type="float">
            <text:p>0,131012</text:p>
          </table:table-cell>
          <table:table-cell office:value-type="float" office:value="0.696686" calcext:value-type="float">
            <text:p>0,696686</text:p>
          </table:table-cell>
          <table:table-cell table:formula="of:=SQRT(([.C724]-[.C723])^2+([.D724]-[.D723])^2)" office:value-type="float" office:value="0.00617229244284492" calcext:value-type="float">
            <text:p>0,00617229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851" calcext:value-type="float">
            <text:p>0,12851</text:p>
          </table:table-cell>
          <table:table-cell office:value-type="float" office:value="0.690857" calcext:value-type="float">
            <text:p>0,690857</text:p>
          </table:table-cell>
          <table:table-cell table:formula="of:=SQRT(([.C725]-[.C724])^2+([.D725]-[.D724])^2)" office:value-type="float" office:value="0.00634328345575062" calcext:value-type="float">
            <text:p>0,00634328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851" calcext:value-type="float">
            <text:p>0,12851</text:p>
          </table:table-cell>
          <table:table-cell office:value-type="float" office:value="0.690857" calcext:value-type="float">
            <text:p>0,690857</text:p>
          </table:table-cell>
          <table:table-cell table:formula="of:=SQRT(([.C726]-[.C725])^2+([.D726]-[.D72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6251" calcext:value-type="float">
            <text:p>0,126251</text:p>
          </table:table-cell>
          <table:table-cell office:value-type="float" office:value="0.684998" calcext:value-type="float">
            <text:p>0,684998</text:p>
          </table:table-cell>
          <table:table-cell table:formula="of:=SQRT(([.C727]-[.C726])^2+([.D727]-[.D726])^2)" office:value-type="float" office:value="0.00627940777462329" calcext:value-type="float">
            <text:p>0,00627940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3993" calcext:value-type="float">
            <text:p>0,123993</text:p>
          </table:table-cell>
          <table:table-cell office:value-type="float" office:value="0.678436" calcext:value-type="float">
            <text:p>0,678436</text:p>
          </table:table-cell>
          <table:table-cell table:formula="of:=SQRT(([.C728]-[.C727])^2+([.D728]-[.D727])^2)" office:value-type="float" office:value="0.00693962592651801" calcext:value-type="float">
            <text:p>0,00693962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1796" calcext:value-type="float">
            <text:p>0,121796</text:p>
          </table:table-cell>
          <table:table-cell office:value-type="float" office:value="0.671478" calcext:value-type="float">
            <text:p>0,671478</text:p>
          </table:table-cell>
          <table:table-cell table:formula="of:=SQRT(([.C729]-[.C728])^2+([.D729]-[.D728])^2)" office:value-type="float" office:value="0.00729661380367625" calcext:value-type="float">
            <text:p>0,00729661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9263" calcext:value-type="float">
            <text:p>0,119263</text:p>
          </table:table-cell>
          <table:table-cell office:value-type="float" office:value="0.664215" calcext:value-type="float">
            <text:p>0,664215</text:p>
          </table:table-cell>
          <table:table-cell table:formula="of:=SQRT(([.C730]-[.C729])^2+([.D730]-[.D729])^2)" office:value-type="float" office:value="0.00769202561098182" calcext:value-type="float">
            <text:p>0,00769202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6577" calcext:value-type="float">
            <text:p>0,116577</text:p>
          </table:table-cell>
          <table:table-cell office:value-type="float" office:value="0.656525" calcext:value-type="float">
            <text:p>0,656525</text:p>
          </table:table-cell>
          <table:table-cell table:formula="of:=SQRT(([.C731]-[.C730])^2+([.D731]-[.D730])^2)" office:value-type="float" office:value="0.00814559365546794" calcext:value-type="float">
            <text:p>0,00814559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4349" calcext:value-type="float">
            <text:p>0,114349</text:p>
          </table:table-cell>
          <table:table-cell office:value-type="float" office:value="0.648224" calcext:value-type="float">
            <text:p>0,648224</text:p>
          </table:table-cell>
          <table:table-cell table:formula="of:=SQRT(([.C732]-[.C731])^2+([.D732]-[.D731])^2)" office:value-type="float" office:value="0.0085947998813236" calcext:value-type="float">
            <text:p>0,00859479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2305" calcext:value-type="float">
            <text:p>0,112305</text:p>
          </table:table-cell>
          <table:table-cell office:value-type="float" office:value="0.63916" calcext:value-type="float">
            <text:p>0,63916</text:p>
          </table:table-cell>
          <table:table-cell table:formula="of:=SQRT(([.C733]-[.C732])^2+([.D733]-[.D732])^2)" office:value-type="float" office:value="0.00929161083989204" calcext:value-type="float">
            <text:p>0,00929161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0199" calcext:value-type="float">
            <text:p>0,110199</text:p>
          </table:table-cell>
          <table:table-cell office:value-type="float" office:value="0.630127" calcext:value-type="float">
            <text:p>0,630127</text:p>
          </table:table-cell>
          <table:table-cell table:formula="of:=SQRT(([.C734]-[.C733])^2+([.D734]-[.D733])^2)" office:value-type="float" office:value="0.0092752533658117" calcext:value-type="float">
            <text:p>0,00927525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8307" calcext:value-type="float">
            <text:p>0,108307</text:p>
          </table:table-cell>
          <table:table-cell office:value-type="float" office:value="0.620514" calcext:value-type="float">
            <text:p>0,620514</text:p>
          </table:table-cell>
          <table:table-cell table:formula="of:=SQRT(([.C735]-[.C734])^2+([.D735]-[.D734])^2)" office:value-type="float" office:value="0.00979741971133214" calcext:value-type="float">
            <text:p>0,00979741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6476" calcext:value-type="float">
            <text:p>0,106476</text:p>
          </table:table-cell>
          <table:table-cell office:value-type="float" office:value="0.610168" calcext:value-type="float">
            <text:p>0,610168</text:p>
          </table:table-cell>
          <table:table-cell table:formula="of:=SQRT(([.C736]-[.C735])^2+([.D736]-[.D735])^2)" office:value-type="float" office:value="0.0105067729108419" calcext:value-type="float">
            <text:p>0,01050677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4462" calcext:value-type="float">
            <text:p>0,104462</text:p>
          </table:table-cell>
          <table:table-cell office:value-type="float" office:value="0.600098" calcext:value-type="float">
            <text:p>0,600098</text:p>
          </table:table-cell>
          <table:table-cell table:formula="of:=SQRT(([.C737]-[.C736])^2+([.D737]-[.D736])^2)" office:value-type="float" office:value="0.0102694253003758" calcext:value-type="float">
            <text:p>0,01026942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4462" calcext:value-type="float">
            <text:p>0,104462</text:p>
          </table:table-cell>
          <table:table-cell office:value-type="float" office:value="0.600098" calcext:value-type="float">
            <text:p>0,600098</text:p>
          </table:table-cell>
          <table:table-cell table:formula="of:=SQRT(([.C738]-[.C737])^2+([.D738]-[.D73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2203" calcext:value-type="float">
            <text:p>0,102203</text:p>
          </table:table-cell>
          <table:table-cell office:value-type="float" office:value="0.589996" calcext:value-type="float">
            <text:p>0,589996</text:p>
          </table:table-cell>
          <table:table-cell table:formula="of:=SQRT(([.C739]-[.C738])^2+([.D739]-[.D738])^2)" office:value-type="float" office:value="0.010351496751678" calcext:value-type="float">
            <text:p>0,01035149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99756" calcext:value-type="float">
            <text:p>0,0999756</text:p>
          </table:table-cell>
          <table:table-cell office:value-type="float" office:value="0.579742" calcext:value-type="float">
            <text:p>0,579742</text:p>
          </table:table-cell>
          <table:table-cell table:formula="of:=SQRT(([.C740]-[.C739])^2+([.D740]-[.D739])^2)" office:value-type="float" office:value="0.0104931323616926" calcext:value-type="float">
            <text:p>0,01049313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8114" calcext:value-type="float">
            <text:p>0,098114</text:p>
          </table:table-cell>
          <table:table-cell office:value-type="float" office:value="0.569946" calcext:value-type="float">
            <text:p>0,569946</text:p>
          </table:table-cell>
          <table:table-cell table:formula="of:=SQRT(([.C741]-[.C740])^2+([.D741]-[.D740])^2)" office:value-type="float" office:value="0.00997131739340397" calcext:value-type="float">
            <text:p>0,00997131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65271" calcext:value-type="float">
            <text:p>0,0965271</text:p>
          </table:table-cell>
          <table:table-cell office:value-type="float" office:value="0.56073" calcext:value-type="float">
            <text:p>0,56073</text:p>
          </table:table-cell>
          <table:table-cell table:formula="of:=SQRT(([.C742]-[.C741])^2+([.D742]-[.D741])^2)" office:value-type="float" office:value="0.00935162593402869" calcext:value-type="float">
            <text:p>0,00935162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52148" calcext:value-type="float">
            <text:p>0,0952148</text:p>
          </table:table-cell>
          <table:table-cell office:value-type="float" office:value="0.551697" calcext:value-type="float">
            <text:p>0,551697</text:p>
          </table:table-cell>
          <table:table-cell table:formula="of:=SQRT(([.C743]-[.C742])^2+([.D743]-[.D742])^2)" office:value-type="float" office:value="0.00912782670135675" calcext:value-type="float">
            <text:p>0,00912782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3811" calcext:value-type="float">
            <text:p>0,093811</text:p>
          </table:table-cell>
          <table:table-cell office:value-type="float" office:value="0.542419" calcext:value-type="float">
            <text:p>0,542419</text:p>
          </table:table-cell>
          <table:table-cell table:formula="of:=SQRT(([.C744]-[.C743])^2+([.D744]-[.D743])^2)" office:value-type="float" office:value="0.00938359943944754" calcext:value-type="float">
            <text:p>0,00938359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17969" calcext:value-type="float">
            <text:p>0,0917969</text:p>
          </table:table-cell>
          <table:table-cell office:value-type="float" office:value="0.532532" calcext:value-type="float">
            <text:p>0,532532</text:p>
          </table:table-cell>
          <table:table-cell table:formula="of:=SQRT(([.C745]-[.C744])^2+([.D745]-[.D744])^2)" office:value-type="float" office:value="0.0100900628248787" calcext:value-type="float">
            <text:p>0,01009006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03625" calcext:value-type="float">
            <text:p>0,0903625</text:p>
          </table:table-cell>
          <table:table-cell office:value-type="float" office:value="0.523254" calcext:value-type="float">
            <text:p>0,523254</text:p>
          </table:table-cell>
          <table:table-cell table:formula="of:=SQRT(([.C746]-[.C745])^2+([.D746]-[.D745])^2)" office:value-type="float" office:value="0.00938822599642766" calcext:value-type="float">
            <text:p>0,0093882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6606" calcext:value-type="float">
            <text:p>0,0896606</text:p>
          </table:table-cell>
          <table:table-cell office:value-type="float" office:value="0.515381" calcext:value-type="float">
            <text:p>0,515381</text:p>
          </table:table-cell>
          <table:table-cell table:formula="of:=SQRT(([.C747]-[.C746])^2+([.D747]-[.D746])^2)" office:value-type="float" office:value="0.0079042262499248" calcext:value-type="float">
            <text:p>0,00790422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7146" calcext:value-type="float">
            <text:p>0,0887146</text:p>
          </table:table-cell>
          <table:table-cell office:value-type="float" office:value="0.507324" calcext:value-type="float">
            <text:p>0,507324</text:p>
          </table:table-cell>
          <table:table-cell table:formula="of:=SQRT(([.C748]-[.C747])^2+([.D748]-[.D747])^2)" office:value-type="float" office:value="0.00811234645463319" calcext:value-type="float">
            <text:p>0,00811234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2263" calcext:value-type="float">
            <text:p>0,0882263</text:p>
          </table:table-cell>
          <table:table-cell office:value-type="float" office:value="0.498993" calcext:value-type="float">
            <text:p>0,498993</text:p>
          </table:table-cell>
          <table:table-cell table:formula="of:=SQRT(([.C749]-[.C748])^2+([.D749]-[.D748])^2)" office:value-type="float" office:value="0.00834529795094223" calcext:value-type="float">
            <text:p>0,0083452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4094" calcext:value-type="float">
            <text:p>0,0884094</text:p>
          </table:table-cell>
          <table:table-cell office:value-type="float" office:value="0.491425" calcext:value-type="float">
            <text:p>0,491425</text:p>
          </table:table-cell>
          <table:table-cell table:formula="of:=SQRT(([.C750]-[.C749])^2+([.D750]-[.D749])^2)" office:value-type="float" office:value="0.00757021463434158" calcext:value-type="float">
            <text:p>0,00757021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0198" calcext:value-type="float">
            <text:p>0,0890198</text:p>
          </table:table-cell>
          <table:table-cell office:value-type="float" office:value="0.483948" calcext:value-type="float">
            <text:p>0,483948</text:p>
          </table:table-cell>
          <table:table-cell table:formula="of:=SQRT(([.C751]-[.C750])^2+([.D751]-[.D750])^2)" office:value-type="float" office:value="0.00750187424314752" calcext:value-type="float">
            <text:p>0,00750187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9353" calcext:value-type="float">
            <text:p>0,0899353</text:p>
          </table:table-cell>
          <table:table-cell office:value-type="float" office:value="0.476624" calcext:value-type="float">
            <text:p>0,476624</text:p>
          </table:table-cell>
          <table:table-cell table:formula="of:=SQRT(([.C752]-[.C751])^2+([.D752]-[.D751])^2)" office:value-type="float" office:value="0.00738099696856732" calcext:value-type="float">
            <text:p>0,0073809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10034" calcext:value-type="float">
            <text:p>0,0910034</text:p>
          </table:table-cell>
          <table:table-cell office:value-type="float" office:value="0.470062" calcext:value-type="float">
            <text:p>0,470062</text:p>
          </table:table-cell>
          <table:table-cell table:formula="of:=SQRT(([.C753]-[.C752])^2+([.D753]-[.D752])^2)" office:value-type="float" office:value="0.00664835931715488" calcext:value-type="float">
            <text:p>0,00664835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21326" calcext:value-type="float">
            <text:p>0,0921326</text:p>
          </table:table-cell>
          <table:table-cell office:value-type="float" office:value="0.462982" calcext:value-type="float">
            <text:p>0,462982</text:p>
          </table:table-cell>
          <table:table-cell table:formula="of:=SQRT(([.C754]-[.C753])^2+([.D754]-[.D753])^2)" office:value-type="float" office:value="0.00716948342909025" calcext:value-type="float">
            <text:p>0,00716948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26208" calcext:value-type="float">
            <text:p>0,0926208</text:p>
          </table:table-cell>
          <table:table-cell office:value-type="float" office:value="0.454041" calcext:value-type="float">
            <text:p>0,454041</text:p>
          </table:table-cell>
          <table:table-cell table:formula="of:=SQRT(([.C755]-[.C754])^2+([.D755]-[.D754])^2)" office:value-type="float" office:value="0.00895431852460033" calcext:value-type="float">
            <text:p>0,00895431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28955" calcext:value-type="float">
            <text:p>0,0928955</text:p>
          </table:table-cell>
          <table:table-cell office:value-type="float" office:value="0.44516" calcext:value-type="float">
            <text:p>0,44516</text:p>
          </table:table-cell>
          <table:table-cell table:formula="of:=SQRT(([.C756]-[.C755])^2+([.D756]-[.D755])^2)" office:value-type="float" office:value="0.00888524738485083" calcext:value-type="float">
            <text:p>0,00888524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40247" calcext:value-type="float">
            <text:p>0,0940247</text:p>
          </table:table-cell>
          <table:table-cell office:value-type="float" office:value="0.437347" calcext:value-type="float">
            <text:p>0,437347</text:p>
          </table:table-cell>
          <table:table-cell table:formula="of:=SQRT(([.C757]-[.C756])^2+([.D757]-[.D756])^2)" office:value-type="float" office:value="0.00789417897187548" calcext:value-type="float">
            <text:p>0,0078941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53064" calcext:value-type="float">
            <text:p>0,0953064</text:p>
          </table:table-cell>
          <table:table-cell office:value-type="float" office:value="0.429657" calcext:value-type="float">
            <text:p>0,429657</text:p>
          </table:table-cell>
          <table:table-cell table:formula="of:=SQRT(([.C758]-[.C757])^2+([.D758]-[.D757])^2)" office:value-type="float" office:value="0.00779607945636783" calcext:value-type="float">
            <text:p>0,00779607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62219" calcext:value-type="float">
            <text:p>0,0962219</text:p>
          </table:table-cell>
          <table:table-cell office:value-type="float" office:value="0.421692" calcext:value-type="float">
            <text:p>0,421692</text:p>
          </table:table-cell>
          <table:table-cell table:formula="of:=SQRT(([.C759]-[.C758])^2+([.D759]-[.D758])^2)" office:value-type="float" office:value="0.00801744131565676" calcext:value-type="float">
            <text:p>0,00801744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67102" calcext:value-type="float">
            <text:p>0,0967102</text:p>
          </table:table-cell>
          <table:table-cell office:value-type="float" office:value="0.413422" calcext:value-type="float">
            <text:p>0,413422</text:p>
          </table:table-cell>
          <table:table-cell table:formula="of:=SQRT(([.C760]-[.C759])^2+([.D760]-[.D759])^2)" office:value-type="float" office:value="0.00828440323077046" calcext:value-type="float">
            <text:p>0,00828440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69543" calcext:value-type="float">
            <text:p>0,0969543</text:p>
          </table:table-cell>
          <table:table-cell office:value-type="float" office:value="0.406097" calcext:value-type="float">
            <text:p>0,406097</text:p>
          </table:table-cell>
          <table:table-cell table:formula="of:=SQRT(([.C761]-[.C760])^2+([.D761]-[.D760])^2)" office:value-type="float" office:value="0.00732906609398493" calcext:value-type="float">
            <text:p>0,00732906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71375" calcext:value-type="float">
            <text:p>0,0971375</text:p>
          </table:table-cell>
          <table:table-cell office:value-type="float" office:value="0.399689" calcext:value-type="float">
            <text:p>0,399689</text:p>
          </table:table-cell>
          <table:table-cell table:formula="of:=SQRT(([.C762]-[.C761])^2+([.D762]-[.D761])^2)" office:value-type="float" office:value="0.00641061824163632" calcext:value-type="float">
            <text:p>0,00641061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74426" calcext:value-type="float">
            <text:p>0,0974426</text:p>
          </table:table-cell>
          <table:table-cell office:value-type="float" office:value="0.392792" calcext:value-type="float">
            <text:p>0,392792</text:p>
          </table:table-cell>
          <table:table-cell table:formula="of:=SQRT(([.C763]-[.C762])^2+([.D763]-[.D762])^2)" office:value-type="float" office:value="0.00690374499891181" calcext:value-type="float">
            <text:p>0,0069037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76257" calcext:value-type="float">
            <text:p>0,0976257</text:p>
          </table:table-cell>
          <table:table-cell office:value-type="float" office:value="0.38562" calcext:value-type="float">
            <text:p>0,38562</text:p>
          </table:table-cell>
          <table:table-cell table:formula="of:=SQRT(([.C764]-[.C763])^2+([.D764]-[.D763])^2)" office:value-type="float" office:value="0.00717433687597672" calcext:value-type="float">
            <text:p>0,00717433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79309" calcext:value-type="float">
            <text:p>0,0979309</text:p>
          </table:table-cell>
          <table:table-cell office:value-type="float" office:value="0.378906" calcext:value-type="float">
            <text:p>0,378906</text:p>
          </table:table-cell>
          <table:table-cell table:formula="of:=SQRT(([.C765]-[.C764])^2+([.D765]-[.D764])^2)" office:value-type="float" office:value="0.00672093319710892" calcext:value-type="float">
            <text:p>0,00672093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85413" calcext:value-type="float">
            <text:p>0,0985413</text:p>
          </table:table-cell>
          <table:table-cell office:value-type="float" office:value="0.372253" calcext:value-type="float">
            <text:p>0,372253</text:p>
          </table:table-cell>
          <table:table-cell table:formula="of:=SQRT(([.C766]-[.C765])^2+([.D766]-[.D765])^2)" office:value-type="float" office:value="0.00668094283466035" calcext:value-type="float">
            <text:p>0,00668094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90601" calcext:value-type="float">
            <text:p>0,0990601</text:p>
          </table:table-cell>
          <table:table-cell office:value-type="float" office:value="0.364716" calcext:value-type="float">
            <text:p>0,364716</text:p>
          </table:table-cell>
          <table:table-cell table:formula="of:=SQRT(([.C767]-[.C766])^2+([.D767]-[.D766])^2)" office:value-type="float" office:value="0.00755483437541818" calcext:value-type="float">
            <text:p>0,00755483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91821" calcext:value-type="float">
            <text:p>0,0991821</text:p>
          </table:table-cell>
          <table:table-cell office:value-type="float" office:value="0.356964" calcext:value-type="float">
            <text:p>0,356964</text:p>
          </table:table-cell>
          <table:table-cell table:formula="of:=SQRT(([.C768]-[.C767])^2+([.D768]-[.D767])^2)" office:value-type="float" office:value="0.00775295995088326" calcext:value-type="float">
            <text:p>0,007752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90906" calcext:value-type="float">
            <text:p>0,0990906</text:p>
          </table:table-cell>
          <table:table-cell office:value-type="float" office:value="0.349609" calcext:value-type="float">
            <text:p>0,349609</text:p>
          </table:table-cell>
          <table:table-cell table:formula="of:=SQRT(([.C769]-[.C768])^2+([.D769]-[.D768])^2)" office:value-type="float" office:value="0.00735556913161721" calcext:value-type="float">
            <text:p>0,00735556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8877" calcext:value-type="float">
            <text:p>0,098877</text:p>
          </table:table-cell>
          <table:table-cell office:value-type="float" office:value="0.341949" calcext:value-type="float">
            <text:p>0,341949</text:p>
          </table:table-cell>
          <table:table-cell table:formula="of:=SQRT(([.C770]-[.C769])^2+([.D770]-[.D769])^2)" office:value-type="float" office:value="0.00766297755183976" calcext:value-type="float">
            <text:p>0,00766297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88159" calcext:value-type="float">
            <text:p>0,0988159</text:p>
          </table:table-cell>
          <table:table-cell office:value-type="float" office:value="0.334137" calcext:value-type="float">
            <text:p>0,334137</text:p>
          </table:table-cell>
          <table:table-cell table:formula="of:=SQRT(([.C771]-[.C770])^2+([.D771]-[.D770])^2)" office:value-type="float" office:value="0.00781223893707819" calcext:value-type="float">
            <text:p>0,00781223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91821" calcext:value-type="float">
            <text:p>0,0991821</text:p>
          </table:table-cell>
          <table:table-cell office:value-type="float" office:value="0.326172" calcext:value-type="float">
            <text:p>0,326172</text:p>
          </table:table-cell>
          <table:table-cell table:formula="of:=SQRT(([.C772]-[.C771])^2+([.D772]-[.D771])^2)" office:value-type="float" office:value="0.00797341378833433" calcext:value-type="float">
            <text:p>0,00797341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96704" calcext:value-type="float">
            <text:p>0,0996704</text:p>
          </table:table-cell>
          <table:table-cell office:value-type="float" office:value="0.31778" calcext:value-type="float">
            <text:p>0,31778</text:p>
          </table:table-cell>
          <table:table-cell table:formula="of:=SQRT(([.C773]-[.C772])^2+([.D773]-[.D772])^2)" office:value-type="float" office:value="0.00840619419773296" calcext:value-type="float">
            <text:p>0,00840619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025" calcext:value-type="float">
            <text:p>0,10025</text:p>
          </table:table-cell>
          <table:table-cell office:value-type="float" office:value="0.308929" calcext:value-type="float">
            <text:p>0,308929</text:p>
          </table:table-cell>
          <table:table-cell table:formula="of:=SQRT(([.C774]-[.C773])^2+([.D774]-[.D773])^2)" office:value-type="float" office:value="0.00886995699876837" calcext:value-type="float">
            <text:p>0,0088699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0861" calcext:value-type="float">
            <text:p>0,100861</text:p>
          </table:table-cell>
          <table:table-cell office:value-type="float" office:value="0.299286" calcext:value-type="float">
            <text:p>0,299286</text:p>
          </table:table-cell>
          <table:table-cell table:formula="of:=SQRT(([.C775]-[.C774])^2+([.D775]-[.D774])^2)" office:value-type="float" office:value="0.00966233770885702" calcext:value-type="float">
            <text:p>0,00966233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1349" calcext:value-type="float">
            <text:p>0,101349</text:p>
          </table:table-cell>
          <table:table-cell office:value-type="float" office:value="0.288788" calcext:value-type="float">
            <text:p>0,288788</text:p>
          </table:table-cell>
          <table:table-cell table:formula="of:=SQRT(([.C776]-[.C775])^2+([.D776]-[.D775])^2)" office:value-type="float" office:value="0.0105093362302288" calcext:value-type="float">
            <text:p>0,01050933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2234" calcext:value-type="float">
            <text:p>0,102234</text:p>
          </table:table-cell>
          <table:table-cell office:value-type="float" office:value="0.278625" calcext:value-type="float">
            <text:p>0,278625</text:p>
          </table:table-cell>
          <table:table-cell table:formula="of:=SQRT(([.C777]-[.C776])^2+([.D777]-[.D776])^2)" office:value-type="float" office:value="0.0102014603856507" calcext:value-type="float">
            <text:p>0,01020146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2234" calcext:value-type="float">
            <text:p>0,102234</text:p>
          </table:table-cell>
          <table:table-cell office:value-type="float" office:value="0.278625" calcext:value-type="float">
            <text:p>0,278625</text:p>
          </table:table-cell>
          <table:table-cell table:formula="of:=SQRT(([.C778]-[.C777])^2+([.D778]-[.D77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3851" calcext:value-type="float">
            <text:p>0,103851</text:p>
          </table:table-cell>
          <table:table-cell office:value-type="float" office:value="0.269318" calcext:value-type="float">
            <text:p>0,269318</text:p>
          </table:table-cell>
          <table:table-cell table:formula="of:=SQRT(([.C779]-[.C778])^2+([.D779]-[.D778])^2)" office:value-type="float" office:value="0.00944642461463596" calcext:value-type="float">
            <text:p>0,00944642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652" calcext:value-type="float">
            <text:p>0,105652</text:p>
          </table:table-cell>
          <table:table-cell office:value-type="float" office:value="0.259827" calcext:value-type="float">
            <text:p>0,259827</text:p>
          </table:table-cell>
          <table:table-cell table:formula="of:=SQRT(([.C780]-[.C779])^2+([.D780]-[.D779])^2)" office:value-type="float" office:value="0.00966036655619239" calcext:value-type="float">
            <text:p>0,00966036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7391" calcext:value-type="float">
            <text:p>0,107391</text:p>
          </table:table-cell>
          <table:table-cell office:value-type="float" office:value="0.249939" calcext:value-type="float">
            <text:p>0,249939</text:p>
          </table:table-cell>
          <table:table-cell table:formula="of:=SQRT(([.C781]-[.C780])^2+([.D781]-[.D780])^2)" office:value-type="float" office:value="0.0100397542300596" calcext:value-type="float">
            <text:p>0,01003975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9436" calcext:value-type="float">
            <text:p>0,109436</text:p>
          </table:table-cell>
          <table:table-cell office:value-type="float" office:value="0.240143" calcext:value-type="float">
            <text:p>0,240143</text:p>
          </table:table-cell>
          <table:table-cell table:formula="of:=SQRT(([.C782]-[.C781])^2+([.D782]-[.D781])^2)" office:value-type="float" office:value="0.0100071794727585" calcext:value-type="float">
            <text:p>0,01000717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1908" calcext:value-type="float">
            <text:p>0,111908</text:p>
          </table:table-cell>
          <table:table-cell office:value-type="float" office:value="0.230591" calcext:value-type="float">
            <text:p>0,230591</text:p>
          </table:table-cell>
          <table:table-cell table:formula="of:=SQRT(([.C783]-[.C782])^2+([.D783]-[.D782])^2)" office:value-type="float" office:value="0.00986668576574728" calcext:value-type="float">
            <text:p>0,00986668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4685" calcext:value-type="float">
            <text:p>0,114685</text:p>
          </table:table-cell>
          <table:table-cell office:value-type="float" office:value="0.221313" calcext:value-type="float">
            <text:p>0,221313</text:p>
          </table:table-cell>
          <table:table-cell table:formula="of:=SQRT(([.C784]-[.C783])^2+([.D784]-[.D783])^2)" office:value-type="float" office:value="0.00968467929257341" calcext:value-type="float">
            <text:p>0,0096846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7432" calcext:value-type="float">
            <text:p>0,117432</text:p>
          </table:table-cell>
          <table:table-cell office:value-type="float" office:value="0.212219" calcext:value-type="float">
            <text:p>0,212219</text:p>
          </table:table-cell>
          <table:table-cell table:formula="of:=SQRT(([.C785]-[.C784])^2+([.D785]-[.D784])^2)" office:value-type="float" office:value="0.00949983394591715" calcext:value-type="float">
            <text:p>0,00949983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0361" calcext:value-type="float">
            <text:p>0,120361</text:p>
          </table:table-cell>
          <table:table-cell office:value-type="float" office:value="0.204041" calcext:value-type="float">
            <text:p>0,204041</text:p>
          </table:table-cell>
          <table:table-cell table:formula="of:=SQRT(([.C786]-[.C785])^2+([.D786]-[.D785])^2)" office:value-type="float" office:value="0.00868669816443508" calcext:value-type="float">
            <text:p>0,00868669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3413" calcext:value-type="float">
            <text:p>0,123413</text:p>
          </table:table-cell>
          <table:table-cell office:value-type="float" office:value="0.196106" calcext:value-type="float">
            <text:p>0,196106</text:p>
          </table:table-cell>
          <table:table-cell table:formula="of:=SQRT(([.C787]-[.C786])^2+([.D787]-[.D786])^2)" office:value-type="float" office:value="0.0085017015355751" calcext:value-type="float">
            <text:p>0,00850170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6282" calcext:value-type="float">
            <text:p>0,126282</text:p>
          </table:table-cell>
          <table:table-cell office:value-type="float" office:value="0.187073" calcext:value-type="float">
            <text:p>0,187073</text:p>
          </table:table-cell>
          <table:table-cell table:formula="of:=SQRT(([.C788]-[.C787])^2+([.D788]-[.D787])^2)" office:value-type="float" office:value="0.00947767112744477" calcext:value-type="float">
            <text:p>0,00947767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9089" calcext:value-type="float">
            <text:p>0,129089</text:p>
          </table:table-cell>
          <table:table-cell office:value-type="float" office:value="0.178101" calcext:value-type="float">
            <text:p>0,178101</text:p>
          </table:table-cell>
          <table:table-cell table:formula="of:=SQRT(([.C789]-[.C788])^2+([.D789]-[.D788])^2)" office:value-type="float" office:value="0.00940085278046625" calcext:value-type="float">
            <text:p>0,00940085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2202" calcext:value-type="float">
            <text:p>0,132202</text:p>
          </table:table-cell>
          <table:table-cell office:value-type="float" office:value="0.169464" calcext:value-type="float">
            <text:p>0,169464</text:p>
          </table:table-cell>
          <table:table-cell table:formula="of:=SQRT(([.C790]-[.C789])^2+([.D790]-[.D789])^2)" office:value-type="float" office:value="0.00918087893395832" calcext:value-type="float">
            <text:p>0,00918087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6047" calcext:value-type="float">
            <text:p>0,136047</text:p>
          </table:table-cell>
          <table:table-cell office:value-type="float" office:value="0.161743" calcext:value-type="float">
            <text:p>0,161743</text:p>
          </table:table-cell>
          <table:table-cell table:formula="of:=SQRT(([.C791]-[.C790])^2+([.D791]-[.D790])^2)" office:value-type="float" office:value="0.00862541975790165" calcext:value-type="float">
            <text:p>0,00862541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0167" calcext:value-type="float">
            <text:p>0,140167</text:p>
          </table:table-cell>
          <table:table-cell office:value-type="float" office:value="0.154785" calcext:value-type="float">
            <text:p>0,154785</text:p>
          </table:table-cell>
          <table:table-cell table:formula="of:=SQRT(([.C792]-[.C791])^2+([.D792]-[.D791])^2)" office:value-type="float" office:value="0.0080862948251965" calcext:value-type="float">
            <text:p>0,00808629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4104" calcext:value-type="float">
            <text:p>0,144104</text:p>
          </table:table-cell>
          <table:table-cell office:value-type="float" office:value="0.147186" calcext:value-type="float">
            <text:p>0,147186</text:p>
          </table:table-cell>
          <table:table-cell table:formula="of:=SQRT(([.C793]-[.C792])^2+([.D793]-[.D792])^2)" office:value-type="float" office:value="0.00855831583899544" calcext:value-type="float">
            <text:p>0,00855831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8285" calcext:value-type="float">
            <text:p>0,148285</text:p>
          </table:table-cell>
          <table:table-cell office:value-type="float" office:value="0.139008" calcext:value-type="float">
            <text:p>0,139008</text:p>
          </table:table-cell>
          <table:table-cell table:formula="of:=SQRT(([.C794]-[.C793])^2+([.D794]-[.D793])^2)" office:value-type="float" office:value="0.0091847942274174" calcext:value-type="float">
            <text:p>0,00918479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8285" calcext:value-type="float">
            <text:p>0,148285</text:p>
          </table:table-cell>
          <table:table-cell office:value-type="float" office:value="0.139008" calcext:value-type="float">
            <text:p>0,139008</text:p>
          </table:table-cell>
          <table:table-cell table:formula="of:=SQRT(([.C795]-[.C794])^2+([.D795]-[.D79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148285" calcext:value-type="float">
            <text:p>0,148285</text:p>
          </table:table-cell>
          <table:table-cell office:value-type="float" office:value="0.139008" calcext:value-type="float">
            <text:p>0,139008</text:p>
          </table:table-cell>
          <table:table-cell table:formula="of:=SQRT(([.C796]-[.C795])^2+([.D796]-[.D79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154144" calcext:value-type="float">
            <text:p>0,154144</text:p>
          </table:table-cell>
          <table:table-cell office:value-type="float" office:value="0.142853" calcext:value-type="float">
            <text:p>0,142853</text:p>
          </table:table-cell>
          <table:table-cell table:formula="of:=SQRT(([.C797]-[.C796])^2+([.D797]-[.D796])^2)" office:value-type="float" office:value="0.00700798872715988" calcext:value-type="float">
            <text:p>0,00700798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1978" calcext:value-type="float">
            <text:p>0,151978</text:p>
          </table:table-cell>
          <table:table-cell office:value-type="float" office:value="0.150848" calcext:value-type="float">
            <text:p>0,150848</text:p>
          </table:table-cell>
          <table:table-cell table:formula="of:=SQRT(([.C798]-[.C797])^2+([.D798]-[.D797])^2)" office:value-type="float" office:value="0.00828321079050872" calcext:value-type="float">
            <text:p>0,00828321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1367" calcext:value-type="float">
            <text:p>0,151367</text:p>
          </table:table-cell>
          <table:table-cell office:value-type="float" office:value="0.149567" calcext:value-type="float">
            <text:p>0,149567</text:p>
          </table:table-cell>
          <table:table-cell table:formula="of:=SQRT(([.C799]-[.C798])^2+([.D799]-[.D798])^2)" office:value-type="float" office:value="0.0014192540294112" calcext:value-type="float">
            <text:p>0,0014192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9597" calcext:value-type="float">
            <text:p>0,149597</text:p>
          </table:table-cell>
          <table:table-cell office:value-type="float" office:value="0.151489" calcext:value-type="float">
            <text:p>0,151489</text:p>
          </table:table-cell>
          <table:table-cell table:formula="of:=SQRT(([.C800]-[.C799])^2+([.D800]-[.D799])^2)" office:value-type="float" office:value="0.00261284978519623" calcext:value-type="float">
            <text:p>0,00261284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6515" calcext:value-type="float">
            <text:p>0,146515</text:p>
          </table:table-cell>
          <table:table-cell office:value-type="float" office:value="0.155212" calcext:value-type="float">
            <text:p>0,155212</text:p>
          </table:table-cell>
          <table:table-cell table:formula="of:=SQRT(([.C801]-[.C800])^2+([.D801]-[.D800])^2)" office:value-type="float" office:value="0.00483316180155391" calcext:value-type="float">
            <text:p>0,00483316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3646" calcext:value-type="float">
            <text:p>0,143646</text:p>
          </table:table-cell>
          <table:table-cell office:value-type="float" office:value="0.159668" calcext:value-type="float">
            <text:p>0,159668</text:p>
          </table:table-cell>
          <table:table-cell table:formula="of:=SQRT(([.C802]-[.C801])^2+([.D802]-[.D801])^2)" office:value-type="float" office:value="0.00529972612499931" calcext:value-type="float">
            <text:p>0,00529972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0411" calcext:value-type="float">
            <text:p>0,140411</text:p>
          </table:table-cell>
          <table:table-cell office:value-type="float" office:value="0.164917" calcext:value-type="float">
            <text:p>0,164917</text:p>
          </table:table-cell>
          <table:table-cell table:formula="of:=SQRT(([.C803]-[.C802])^2+([.D803]-[.D802])^2)" office:value-type="float" office:value="0.00616581105776035" calcext:value-type="float">
            <text:p>0,00616581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681" calcext:value-type="float">
            <text:p>0,13681</text:p>
          </table:table-cell>
          <table:table-cell office:value-type="float" office:value="0.170319" calcext:value-type="float">
            <text:p>0,170319</text:p>
          </table:table-cell>
          <table:table-cell table:formula="of:=SQRT(([.C804]-[.C803])^2+([.D804]-[.D803])^2)" office:value-type="float" office:value="0.00649221110254434" calcext:value-type="float">
            <text:p>0,00649221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3301" calcext:value-type="float">
            <text:p>0,133301</text:p>
          </table:table-cell>
          <table:table-cell office:value-type="float" office:value="0.175873" calcext:value-type="float">
            <text:p>0,175873</text:p>
          </table:table-cell>
          <table:table-cell table:formula="of:=SQRT(([.C805]-[.C804])^2+([.D805]-[.D804])^2)" office:value-type="float" office:value="0.00656962685393928" calcext:value-type="float">
            <text:p>0,00656962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0096" calcext:value-type="float">
            <text:p>0,130096</text:p>
          </table:table-cell>
          <table:table-cell office:value-type="float" office:value="0.181427" calcext:value-type="float">
            <text:p>0,181427</text:p>
          </table:table-cell>
          <table:table-cell table:formula="of:=SQRT(([.C806]-[.C805])^2+([.D806]-[.D805])^2)" office:value-type="float" office:value="0.00641240524296462" calcext:value-type="float">
            <text:p>0,00641240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6984" calcext:value-type="float">
            <text:p>0,126984</text:p>
          </table:table-cell>
          <table:table-cell office:value-type="float" office:value="0.186951" calcext:value-type="float">
            <text:p>0,186951</text:p>
          </table:table-cell>
          <table:table-cell table:formula="of:=SQRT(([.C807]-[.C806])^2+([.D807]-[.D806])^2)" office:value-type="float" office:value="0.00634027759644637" calcext:value-type="float">
            <text:p>0,00634027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3627" calcext:value-type="float">
            <text:p>0,123627</text:p>
          </table:table-cell>
          <table:table-cell office:value-type="float" office:value="0.193085" calcext:value-type="float">
            <text:p>0,193085</text:p>
          </table:table-cell>
          <table:table-cell table:formula="of:=SQRT(([.C808]-[.C807])^2+([.D808]-[.D807])^2)" office:value-type="float" office:value="0.00699252493738849" calcext:value-type="float">
            <text:p>0,00699252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0209" calcext:value-type="float">
            <text:p>0,120209</text:p>
          </table:table-cell>
          <table:table-cell office:value-type="float" office:value="0.200317" calcext:value-type="float">
            <text:p>0,200317</text:p>
          </table:table-cell>
          <table:table-cell table:formula="of:=SQRT(([.C809]-[.C808])^2+([.D809]-[.D808])^2)" office:value-type="float" office:value="0.00799903419170091" calcext:value-type="float">
            <text:p>0,00799903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7065" calcext:value-type="float">
            <text:p>0,117065</text:p>
          </table:table-cell>
          <table:table-cell office:value-type="float" office:value="0.20813" calcext:value-type="float">
            <text:p>0,20813</text:p>
          </table:table-cell>
          <table:table-cell table:formula="of:=SQRT(([.C810]-[.C809])^2+([.D810]-[.D809])^2)" office:value-type="float" office:value="0.00842185876157991" calcext:value-type="float">
            <text:p>0,00842185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3831" calcext:value-type="float">
            <text:p>0,113831</text:p>
          </table:table-cell>
          <table:table-cell office:value-type="float" office:value="0.216156" calcext:value-type="float">
            <text:p>0,216156</text:p>
          </table:table-cell>
          <table:table-cell table:formula="of:=SQRT(([.C811]-[.C810])^2+([.D811]-[.D810])^2)" office:value-type="float" office:value="0.00865305911224462" calcext:value-type="float">
            <text:p>0,00865305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0321" calcext:value-type="float">
            <text:p>0,110321</text:p>
          </table:table-cell>
          <table:table-cell office:value-type="float" office:value="0.224548" calcext:value-type="float">
            <text:p>0,224548</text:p>
          </table:table-cell>
          <table:table-cell table:formula="of:=SQRT(([.C812]-[.C811])^2+([.D812]-[.D811])^2)" office:value-type="float" office:value="0.00909646986473326" calcext:value-type="float">
            <text:p>0,00909646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7025" calcext:value-type="float">
            <text:p>0,107025</text:p>
          </table:table-cell>
          <table:table-cell office:value-type="float" office:value="0.233215" calcext:value-type="float">
            <text:p>0,233215</text:p>
          </table:table-cell>
          <table:table-cell table:formula="of:=SQRT(([.C813]-[.C812])^2+([.D813]-[.D812])^2)" office:value-type="float" office:value="0.00927256733596471" calcext:value-type="float">
            <text:p>0,00927256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3912" calcext:value-type="float">
            <text:p>0,103912</text:p>
          </table:table-cell>
          <table:table-cell office:value-type="float" office:value="0.242676" calcext:value-type="float">
            <text:p>0,242676</text:p>
          </table:table-cell>
          <table:table-cell table:formula="of:=SQRT(([.C814]-[.C813])^2+([.D814]-[.D813])^2)" office:value-type="float" office:value="0.00995998443773887" calcext:value-type="float">
            <text:p>0,00995998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0861" calcext:value-type="float">
            <text:p>0,100861</text:p>
          </table:table-cell>
          <table:table-cell office:value-type="float" office:value="0.252747" calcext:value-type="float">
            <text:p>0,252747</text:p>
          </table:table-cell>
          <table:table-cell table:formula="of:=SQRT(([.C815]-[.C814])^2+([.D815]-[.D814])^2)" office:value-type="float" office:value="0.0105230053691899" calcext:value-type="float">
            <text:p>0,01052300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79004" calcext:value-type="float">
            <text:p>0,0979004</text:p>
          </table:table-cell>
          <table:table-cell office:value-type="float" office:value="0.263336" calcext:value-type="float">
            <text:p>0,263336</text:p>
          </table:table-cell>
          <table:table-cell table:formula="of:=SQRT(([.C816]-[.C815])^2+([.D816]-[.D815])^2)" office:value-type="float" office:value="0.0109950931492189" calcext:value-type="float">
            <text:p>0,01099509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50623" calcext:value-type="float">
            <text:p>0,0950623</text:p>
          </table:table-cell>
          <table:table-cell office:value-type="float" office:value="0.27478" calcext:value-type="float">
            <text:p>0,27478</text:p>
          </table:table-cell>
          <table:table-cell table:formula="of:=SQRT(([.C817]-[.C816])^2+([.D817]-[.D816])^2)" office:value-type="float" office:value="0.0117906720593018" calcext:value-type="float">
            <text:p>0,01179067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198" calcext:value-type="float">
            <text:p>0,09198</text:p>
          </table:table-cell>
          <table:table-cell office:value-type="float" office:value="0.286713" calcext:value-type="float">
            <text:p>0,286713</text:p>
          </table:table-cell>
          <table:table-cell table:formula="of:=SQRT(([.C818]-[.C817])^2+([.D818]-[.D817])^2)" office:value-type="float" office:value="0.0123246526235022" calcext:value-type="float">
            <text:p>0,01232465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8672" calcext:value-type="float">
            <text:p>0,0888672</text:p>
          </table:table-cell>
          <table:table-cell office:value-type="float" office:value="0.299225" calcext:value-type="float">
            <text:p>0,299225</text:p>
          </table:table-cell>
          <table:table-cell table:formula="of:=SQRT(([.C819]-[.C818])^2+([.D819]-[.D818])^2)" office:value-type="float" office:value="0.0128933962880228" calcext:value-type="float">
            <text:p>0,01289339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60596" calcext:value-type="float">
            <text:p>0,0860596</text:p>
          </table:table-cell>
          <table:table-cell office:value-type="float" office:value="0.312317" calcext:value-type="float">
            <text:p>0,312317</text:p>
          </table:table-cell>
          <table:table-cell table:formula="of:=SQRT(([.C820]-[.C819])^2+([.D820]-[.D819])^2)" office:value-type="float" office:value="0.0133896632429647" calcext:value-type="float">
            <text:p>0,01338966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34961" calcext:value-type="float">
            <text:p>0,0834961</text:p>
          </table:table-cell>
          <table:table-cell office:value-type="float" office:value="0.326447" calcext:value-type="float">
            <text:p>0,326447</text:p>
          </table:table-cell>
          <table:table-cell table:formula="of:=SQRT(([.C821]-[.C820])^2+([.D821]-[.D820])^2)" office:value-type="float" office:value="0.0143606557040408" calcext:value-type="float">
            <text:p>0,01436065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34961" calcext:value-type="float">
            <text:p>0,0834961</text:p>
          </table:table-cell>
          <table:table-cell office:value-type="float" office:value="0.326447" calcext:value-type="float">
            <text:p>0,326447</text:p>
          </table:table-cell>
          <table:table-cell table:formula="of:=SQRT(([.C822]-[.C821])^2+([.D822]-[.D82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14209" calcext:value-type="float">
            <text:p>0,0814209</text:p>
          </table:table-cell>
          <table:table-cell office:value-type="float" office:value="0.340729" calcext:value-type="float">
            <text:p>0,340729</text:p>
          </table:table-cell>
          <table:table-cell table:formula="of:=SQRT(([.C823]-[.C822])^2+([.D823]-[.D822])^2)" office:value-type="float" office:value="0.0144319776551934" calcext:value-type="float">
            <text:p>0,01443197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94983" calcext:value-type="float">
            <text:p>0,0794983</text:p>
          </table:table-cell>
          <table:table-cell office:value-type="float" office:value="0.353119" calcext:value-type="float">
            <text:p>0,353119</text:p>
          </table:table-cell>
          <table:table-cell table:formula="of:=SQRT(([.C824]-[.C823])^2+([.D824]-[.D823])^2)" office:value-type="float" office:value="0.0125382810129618" calcext:value-type="float">
            <text:p>0,0125382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7301" calcext:value-type="float">
            <text:p>0,077301</text:p>
          </table:table-cell>
          <table:table-cell office:value-type="float" office:value="0.365997" calcext:value-type="float">
            <text:p>0,365997</text:p>
          </table:table-cell>
          <table:table-cell table:formula="of:=SQRT(([.C825]-[.C824])^2+([.D825]-[.D824])^2)" office:value-type="float" office:value="0.0130641115767587" calcext:value-type="float">
            <text:p>0,01306411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4646" calcext:value-type="float">
            <text:p>0,074646</text:p>
          </table:table-cell>
          <table:table-cell office:value-type="float" office:value="0.380859" calcext:value-type="float">
            <text:p>0,380859</text:p>
          </table:table-cell>
          <table:table-cell table:formula="of:=SQRT(([.C826]-[.C825])^2+([.D826]-[.D825])^2)" office:value-type="float" office:value="0.0150972868092251" calcext:value-type="float">
            <text:p>0,01509728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4646" calcext:value-type="float">
            <text:p>0,074646</text:p>
          </table:table-cell>
          <table:table-cell office:value-type="float" office:value="0.380859" calcext:value-type="float">
            <text:p>0,380859</text:p>
          </table:table-cell>
          <table:table-cell table:formula="of:=SQRT(([.C827]-[.C826])^2+([.D827]-[.D82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24182" calcext:value-type="float">
            <text:p>0,0724182</text:p>
          </table:table-cell>
          <table:table-cell office:value-type="float" office:value="0.397064" calcext:value-type="float">
            <text:p>0,397064</text:p>
          </table:table-cell>
          <table:table-cell table:formula="of:=SQRT(([.C828]-[.C827])^2+([.D828]-[.D827])^2)" office:value-type="float" office:value="0.0163574178231162" calcext:value-type="float">
            <text:p>0,01635741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18689" calcext:value-type="float">
            <text:p>0,0718689</text:p>
          </table:table-cell>
          <table:table-cell office:value-type="float" office:value="0.415619" calcext:value-type="float">
            <text:p>0,415619</text:p>
          </table:table-cell>
          <table:table-cell table:formula="of:=SQRT(([.C829]-[.C828])^2+([.D829]-[.D828])^2)" office:value-type="float" office:value="0.0185631289251031" calcext:value-type="float">
            <text:p>0,01856312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13196" calcext:value-type="float">
            <text:p>0,0713196</text:p>
          </table:table-cell>
          <table:table-cell office:value-type="float" office:value="0.435272" calcext:value-type="float">
            <text:p>0,435272</text:p>
          </table:table-cell>
          <table:table-cell table:formula="of:=SQRT(([.C830]-[.C829])^2+([.D830]-[.D829])^2)" office:value-type="float" office:value="0.0196606749500113" calcext:value-type="float">
            <text:p>0,0196606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697632" calcext:value-type="float">
            <text:p>0,0697632</text:p>
          </table:table-cell>
          <table:table-cell office:value-type="float" office:value="0.454041" calcext:value-type="float">
            <text:p>0,454041</text:p>
          </table:table-cell>
          <table:table-cell table:formula="of:=SQRT(([.C831]-[.C830])^2+([.D831]-[.D830])^2)" office:value-type="float" office:value="0.0188334208777906" calcext:value-type="float">
            <text:p>0,01883342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682373" calcext:value-type="float">
            <text:p>0,0682373</text:p>
          </table:table-cell>
          <table:table-cell office:value-type="float" office:value="0.472687" calcext:value-type="float">
            <text:p>0,472687</text:p>
          </table:table-cell>
          <table:table-cell table:formula="of:=SQRT(([.C832]-[.C831])^2+([.D832]-[.D831])^2)" office:value-type="float" office:value="0.0187083320157089" calcext:value-type="float">
            <text:p>0,0187083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674744" calcext:value-type="float">
            <text:p>0,0674744</text:p>
          </table:table-cell>
          <table:table-cell office:value-type="float" office:value="0.492462" calcext:value-type="float">
            <text:p>0,492462</text:p>
          </table:table-cell>
          <table:table-cell table:formula="of:=SQRT(([.C833]-[.C832])^2+([.D833]-[.D832])^2)" office:value-type="float" office:value="0.0197897104933347" calcext:value-type="float">
            <text:p>0,01978971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672913" calcext:value-type="float">
            <text:p>0,0672913</text:p>
          </table:table-cell>
          <table:table-cell office:value-type="float" office:value="0.512512" calcext:value-type="float">
            <text:p>0,512512</text:p>
          </table:table-cell>
          <table:table-cell table:formula="of:=SQRT(([.C834]-[.C833])^2+([.D834]-[.D833])^2)" office:value-type="float" office:value="0.0200508360326945" calcext:value-type="float">
            <text:p>0,0200508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673218" calcext:value-type="float">
            <text:p>0,0673218</text:p>
          </table:table-cell>
          <table:table-cell office:value-type="float" office:value="0.532532" calcext:value-type="float">
            <text:p>0,532532</text:p>
          </table:table-cell>
          <table:table-cell table:formula="of:=SQRT(([.C835]-[.C834])^2+([.D835]-[.D834])^2)" office:value-type="float" office:value="0.0200200232330035" calcext:value-type="float">
            <text:p>0,02002002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679016" calcext:value-type="float">
            <text:p>0,0679016</text:p>
          </table:table-cell>
          <table:table-cell office:value-type="float" office:value="0.553375" calcext:value-type="float">
            <text:p>0,553375</text:p>
          </table:table-cell>
          <table:table-cell table:formula="of:=SQRT(([.C836]-[.C835])^2+([.D836]-[.D835])^2)" office:value-type="float" office:value="0.020851062731669" calcext:value-type="float">
            <text:p>0,02085106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691223" calcext:value-type="float">
            <text:p>0,0691223</text:p>
          </table:table-cell>
          <table:table-cell office:value-type="float" office:value="0.575012" calcext:value-type="float">
            <text:p>0,575012</text:p>
          </table:table-cell>
          <table:table-cell table:formula="of:=SQRT(([.C837]-[.C836])^2+([.D837]-[.D836])^2)" office:value-type="float" office:value="0.02167140691072" calcext:value-type="float">
            <text:p>0,02167140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06787" calcext:value-type="float">
            <text:p>0,0706787</text:p>
          </table:table-cell>
          <table:table-cell office:value-type="float" office:value="0.596497" calcext:value-type="float">
            <text:p>0,596497</text:p>
          </table:table-cell>
          <table:table-cell table:formula="of:=SQRT(([.C838]-[.C837])^2+([.D838]-[.D837])^2)" office:value-type="float" office:value="0.021541300006267" calcext:value-type="float">
            <text:p>0,02154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2052" calcext:value-type="float">
            <text:p>0,072052</text:p>
          </table:table-cell>
          <table:table-cell office:value-type="float" office:value="0.617004" calcext:value-type="float">
            <text:p>0,617004</text:p>
          </table:table-cell>
          <table:table-cell table:formula="of:=SQRT(([.C839]-[.C838])^2+([.D839]-[.D838])^2)" office:value-type="float" office:value="0.0205529317103425" calcext:value-type="float">
            <text:p>0,02055293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33337" calcext:value-type="float">
            <text:p>0,0733337</text:p>
          </table:table-cell>
          <table:table-cell office:value-type="float" office:value="0.636627" calcext:value-type="float">
            <text:p>0,636627</text:p>
          </table:table-cell>
          <table:table-cell table:formula="of:=SQRT(([.C840]-[.C839])^2+([.D840]-[.D839])^2)" office:value-type="float" office:value="0.0196648133449061" calcext:value-type="float">
            <text:p>0,01966481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48901" calcext:value-type="float">
            <text:p>0,0748901</text:p>
          </table:table-cell>
          <table:table-cell office:value-type="float" office:value="0.655884" calcext:value-type="float">
            <text:p>0,655884</text:p>
          </table:table-cell>
          <table:table-cell table:formula="of:=SQRT(([.C841]-[.C840])^2+([.D841]-[.D840])^2)" office:value-type="float" office:value="0.0193197937349239" calcext:value-type="float">
            <text:p>0,01931979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71179" calcext:value-type="float">
            <text:p>0,0771179</text:p>
          </table:table-cell>
          <table:table-cell office:value-type="float" office:value="0.674194" calcext:value-type="float">
            <text:p>0,674194</text:p>
          </table:table-cell>
          <table:table-cell table:formula="of:=SQRT(([.C842]-[.C841])^2+([.D842]-[.D841])^2)" office:value-type="float" office:value="0.0184450316573325" calcext:value-type="float">
            <text:p>0,01844503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797729" calcext:value-type="float">
            <text:p>0,0797729</text:p>
          </table:table-cell>
          <table:table-cell office:value-type="float" office:value="0.690765" calcext:value-type="float">
            <text:p>0,690765</text:p>
          </table:table-cell>
          <table:table-cell table:formula="of:=SQRT(([.C843]-[.C842])^2+([.D843]-[.D842])^2)" office:value-type="float" office:value="0.0167823438768248" calcext:value-type="float">
            <text:p>0,01678234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34656" calcext:value-type="float">
            <text:p>0,0834656</text:p>
          </table:table-cell>
          <table:table-cell office:value-type="float" office:value="0.707672" calcext:value-type="float">
            <text:p>0,707672</text:p>
          </table:table-cell>
          <table:table-cell table:formula="of:=SQRT(([.C844]-[.C843])^2+([.D844]-[.D843])^2)" office:value-type="float" office:value="0.0173055679562966" calcext:value-type="float">
            <text:p>0,0173055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79211" calcext:value-type="float">
            <text:p>0,0879211</text:p>
          </table:table-cell>
          <table:table-cell office:value-type="float" office:value="0.72525" calcext:value-type="float">
            <text:p>0,72525</text:p>
          </table:table-cell>
          <table:table-cell table:formula="of:=SQRT(([.C845]-[.C844])^2+([.D845]-[.D844])^2)" office:value-type="float" office:value="0.0181338789079999" calcext:value-type="float">
            <text:p>0,01813387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20105" calcext:value-type="float">
            <text:p>0,0920105</text:p>
          </table:table-cell>
          <table:table-cell office:value-type="float" office:value="0.740723" calcext:value-type="float">
            <text:p>0,740723</text:p>
          </table:table-cell>
          <table:table-cell table:formula="of:=SQRT(([.C846]-[.C845])^2+([.D846]-[.D845])^2)" office:value-type="float" office:value="0.0160042782205259" calcext:value-type="float">
            <text:p>0,01600427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6283" calcext:value-type="float">
            <text:p>0,096283</text:p>
          </table:table-cell>
          <table:table-cell office:value-type="float" office:value="0.753906" calcext:value-type="float">
            <text:p>0,753906</text:p>
          </table:table-cell>
          <table:table-cell table:formula="of:=SQRT(([.C847]-[.C846])^2+([.D847]-[.D846])^2)" office:value-type="float" office:value="0.0138580570517659" calcext:value-type="float">
            <text:p>0,01385805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144" calcext:value-type="float">
            <text:p>0,10144</text:p>
          </table:table-cell>
          <table:table-cell office:value-type="float" office:value="0.766327" calcext:value-type="float">
            <text:p>0,766327</text:p>
          </table:table-cell>
          <table:table-cell table:formula="of:=SQRT(([.C848]-[.C847])^2+([.D848]-[.D847])^2)" office:value-type="float" office:value="0.013449010744289" calcext:value-type="float">
            <text:p>0,01344901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7178" calcext:value-type="float">
            <text:p>0,107178</text:p>
          </table:table-cell>
          <table:table-cell office:value-type="float" office:value="0.777802" calcext:value-type="float">
            <text:p>0,777802</text:p>
          </table:table-cell>
          <table:table-cell table:formula="of:=SQRT(([.C849]-[.C848])^2+([.D849]-[.D848])^2)" office:value-type="float" office:value="0.0128296636354972" calcext:value-type="float">
            <text:p>0,01282966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3037" calcext:value-type="float">
            <text:p>0,113037</text:p>
          </table:table-cell>
          <table:table-cell office:value-type="float" office:value="0.78833" calcext:value-type="float">
            <text:p>0,78833</text:p>
          </table:table-cell>
          <table:table-cell table:formula="of:=SQRT(([.C850]-[.C849])^2+([.D850]-[.D849])^2)" office:value-type="float" office:value="0.0120485129787871" calcext:value-type="float">
            <text:p>0,0120485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9415" calcext:value-type="float">
            <text:p>0,119415</text:p>
          </table:table-cell>
          <table:table-cell office:value-type="float" office:value="0.798462" calcext:value-type="float">
            <text:p>0,798462</text:p>
          </table:table-cell>
          <table:table-cell table:formula="of:=SQRT(([.C851]-[.C850])^2+([.D851]-[.D850])^2)" office:value-type="float" office:value="0.011972314229087" calcext:value-type="float">
            <text:p>0,01197231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6099" calcext:value-type="float">
            <text:p>0,126099</text:p>
          </table:table-cell>
          <table:table-cell office:value-type="float" office:value="0.80777" calcext:value-type="float">
            <text:p>0,80777</text:p>
          </table:table-cell>
          <table:table-cell table:formula="of:=SQRT(([.C852]-[.C851])^2+([.D852]-[.D851])^2)" office:value-type="float" office:value="0.0114592635016393" calcext:value-type="float">
            <text:p>0,01145926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2904" calcext:value-type="float">
            <text:p>0,132904</text:p>
          </table:table-cell>
          <table:table-cell office:value-type="float" office:value="0.815887" calcext:value-type="float">
            <text:p>0,815887</text:p>
          </table:table-cell>
          <table:table-cell table:formula="of:=SQRT(([.C853]-[.C852])^2+([.D853]-[.D852])^2)" office:value-type="float" office:value="0.0105921534165625" calcext:value-type="float">
            <text:p>0,01059215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0137" calcext:value-type="float">
            <text:p>0,140137</text:p>
          </table:table-cell>
          <table:table-cell office:value-type="float" office:value="0.823242" calcext:value-type="float">
            <text:p>0,823242</text:p>
          </table:table-cell>
          <table:table-cell table:formula="of:=SQRT(([.C854]-[.C853])^2+([.D854]-[.D853])^2)" office:value-type="float" office:value="0.0103156344448609" calcext:value-type="float">
            <text:p>0,01031563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7827" calcext:value-type="float">
            <text:p>0,147827</text:p>
          </table:table-cell>
          <table:table-cell office:value-type="float" office:value="0.829468" calcext:value-type="float">
            <text:p>0,829468</text:p>
          </table:table-cell>
          <table:table-cell table:formula="of:=SQRT(([.C855]-[.C854])^2+([.D855]-[.D854])^2)" office:value-type="float" office:value="0.00989440124514874" calcext:value-type="float">
            <text:p>0,00989440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5243" calcext:value-type="float">
            <text:p>0,155243</text:p>
          </table:table-cell>
          <table:table-cell office:value-type="float" office:value="0.833984" calcext:value-type="float">
            <text:p>0,833984</text:p>
          </table:table-cell>
          <table:table-cell table:formula="of:=SQRT(([.C856]-[.C855])^2+([.D856]-[.D855])^2)" office:value-type="float" office:value="0.00868281705438965" calcext:value-type="float">
            <text:p>0,00868281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2323" calcext:value-type="float">
            <text:p>0,162323</text:p>
          </table:table-cell>
          <table:table-cell office:value-type="float" office:value="0.837799" calcext:value-type="float">
            <text:p>0,837799</text:p>
          </table:table-cell>
          <table:table-cell table:formula="of:=SQRT(([.C857]-[.C856])^2+([.D857]-[.D856])^2)" office:value-type="float" office:value="0.00804242656167901" calcext:value-type="float">
            <text:p>0,00804242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9312" calcext:value-type="float">
            <text:p>0,169312</text:p>
          </table:table-cell>
          <table:table-cell office:value-type="float" office:value="0.841431" calcext:value-type="float">
            <text:p>0,841431</text:p>
          </table:table-cell>
          <table:table-cell table:formula="of:=SQRT(([.C858]-[.C857])^2+([.D858]-[.D857])^2)" office:value-type="float" office:value="0.00787639162307206" calcext:value-type="float">
            <text:p>0,00787639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5751" calcext:value-type="float">
            <text:p>0,175751</text:p>
          </table:table-cell>
          <table:table-cell office:value-type="float" office:value="0.843994" calcext:value-type="float">
            <text:p>0,843994</text:p>
          </table:table-cell>
          <table:table-cell table:formula="of:=SQRT(([.C859]-[.C858])^2+([.D859]-[.D858])^2)" office:value-type="float" office:value="0.00693034559022852" calcext:value-type="float">
            <text:p>0,00693034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1274" calcext:value-type="float">
            <text:p>0,181274</text:p>
          </table:table-cell>
          <table:table-cell office:value-type="float" office:value="0.845764" calcext:value-type="float">
            <text:p>0,845764</text:p>
          </table:table-cell>
          <table:table-cell table:formula="of:=SQRT(([.C860]-[.C859])^2+([.D860]-[.D859])^2)" office:value-type="float" office:value="0.0057996921470023" calcext:value-type="float">
            <text:p>0,00579969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5394" calcext:value-type="float">
            <text:p>0,185394</text:p>
          </table:table-cell>
          <table:table-cell office:value-type="float" office:value="0.846771" calcext:value-type="float">
            <text:p>0,846771</text:p>
          </table:table-cell>
          <table:table-cell table:formula="of:=SQRT(([.C861]-[.C860])^2+([.D861]-[.D860])^2)" office:value-type="float" office:value="0.00424127917025042" calcext:value-type="float">
            <text:p>0,00424127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6005" calcext:value-type="float">
            <text:p>0,186005</text:p>
          </table:table-cell>
          <table:table-cell office:value-type="float" office:value="0.846832" calcext:value-type="float">
            <text:p>0,846832</text:p>
          </table:table-cell>
          <table:table-cell table:formula="of:=SQRT(([.C862]-[.C861])^2+([.D862]-[.D861])^2)" office:value-type="float" office:value="0.000614037458140786" calcext:value-type="float">
            <text:p>0,00061403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7653" calcext:value-type="float">
            <text:p>0,187653</text:p>
          </table:table-cell>
          <table:table-cell office:value-type="float" office:value="0.846771" calcext:value-type="float">
            <text:p>0,846771</text:p>
          </table:table-cell>
          <table:table-cell table:formula="of:=SQRT(([.C863]-[.C862])^2+([.D863]-[.D862])^2)" office:value-type="float" office:value="0.00164912855775405" calcext:value-type="float">
            <text:p>0,00164912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8141" calcext:value-type="float">
            <text:p>0,188141</text:p>
          </table:table-cell>
          <table:table-cell office:value-type="float" office:value="0.84671" calcext:value-type="float">
            <text:p>0,84671</text:p>
          </table:table-cell>
          <table:table-cell table:formula="of:=SQRT(([.C864]-[.C863])^2+([.D864]-[.D863])^2)" office:value-type="float" office:value="0.000491797722646211" calcext:value-type="float">
            <text:p>0,00049179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7469" calcext:value-type="float">
            <text:p>0,187469</text:p>
          </table:table-cell>
          <table:table-cell office:value-type="float" office:value="0.845825" calcext:value-type="float">
            <text:p>0,845825</text:p>
          </table:table-cell>
          <table:table-cell table:formula="of:=SQRT(([.C865]-[.C864])^2+([.D865]-[.D864])^2)" office:value-type="float" office:value="0.00111121960025921" calcext:value-type="float">
            <text:p>0,00111121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6615" calcext:value-type="float">
            <text:p>0,186615</text:p>
          </table:table-cell>
          <table:table-cell office:value-type="float" office:value="0.842468" calcext:value-type="float">
            <text:p>0,842468</text:p>
          </table:table-cell>
          <table:table-cell table:formula="of:=SQRT(([.C866]-[.C865])^2+([.D866]-[.D865])^2)" office:value-type="float" office:value="0.00346392335365545" calcext:value-type="float">
            <text:p>0,00346392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3685" calcext:value-type="float">
            <text:p>0,183685</text:p>
          </table:table-cell>
          <table:table-cell office:value-type="float" office:value="0.838379" calcext:value-type="float">
            <text:p>0,838379</text:p>
          </table:table-cell>
          <table:table-cell table:formula="of:=SQRT(([.C867]-[.C866])^2+([.D867]-[.D866])^2)" office:value-type="float" office:value="0.00503038974633181" calcext:value-type="float">
            <text:p>0,00503038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9962" calcext:value-type="float">
            <text:p>0,179962</text:p>
          </table:table-cell>
          <table:table-cell office:value-type="float" office:value="0.83374" calcext:value-type="float">
            <text:p>0,83374</text:p>
          </table:table-cell>
          <table:table-cell table:formula="of:=SQRT(([.C868]-[.C867])^2+([.D868]-[.D867])^2)" office:value-type="float" office:value="0.00594819720587671" calcext:value-type="float">
            <text:p>0,00594819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5507" calcext:value-type="float">
            <text:p>0,175507</text:p>
          </table:table-cell>
          <table:table-cell office:value-type="float" office:value="0.828003" calcext:value-type="float">
            <text:p>0,828003</text:p>
          </table:table-cell>
          <table:table-cell table:formula="of:=SQRT(([.C869]-[.C868])^2+([.D869]-[.D868])^2)" office:value-type="float" office:value="0.00726362127316679" calcext:value-type="float">
            <text:p>0,00726362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0074" calcext:value-type="float">
            <text:p>0,170074</text:p>
          </table:table-cell>
          <table:table-cell office:value-type="float" office:value="0.820251" calcext:value-type="float">
            <text:p>0,820251</text:p>
          </table:table-cell>
          <table:table-cell table:formula="of:=SQRT(([.C870]-[.C869])^2+([.D870]-[.D869])^2)" office:value-type="float" office:value="0.00946630830894492" calcext:value-type="float">
            <text:p>0,00946630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4307" calcext:value-type="float">
            <text:p>0,164307</text:p>
          </table:table-cell>
          <table:table-cell office:value-type="float" office:value="0.810944" calcext:value-type="float">
            <text:p>0,810944</text:p>
          </table:table-cell>
          <table:table-cell table:formula="of:=SQRT(([.C871]-[.C870])^2+([.D871]-[.D870])^2)" office:value-type="float" office:value="0.0109489057900778" calcext:value-type="float">
            <text:p>0,01094890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8234" calcext:value-type="float">
            <text:p>0,158234</text:p>
          </table:table-cell>
          <table:table-cell office:value-type="float" office:value="0.799866" calcext:value-type="float">
            <text:p>0,799866</text:p>
          </table:table-cell>
          <table:table-cell table:formula="of:=SQRT(([.C872]-[.C871])^2+([.D872]-[.D871])^2)" office:value-type="float" office:value="0.0126334244367868" calcext:value-type="float">
            <text:p>0,01263342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1337" calcext:value-type="float">
            <text:p>0,151337</text:p>
          </table:table-cell>
          <table:table-cell office:value-type="float" office:value="0.786652" calcext:value-type="float">
            <text:p>0,786652</text:p>
          </table:table-cell>
          <table:table-cell table:formula="of:=SQRT(([.C873]-[.C872])^2+([.D873]-[.D872])^2)" office:value-type="float" office:value="0.0149056501032326" calcext:value-type="float">
            <text:p>0,01490565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4379" calcext:value-type="float">
            <text:p>0,144379</text:p>
          </table:table-cell>
          <table:table-cell office:value-type="float" office:value="0.772461" calcext:value-type="float">
            <text:p>0,772461</text:p>
          </table:table-cell>
          <table:table-cell table:formula="of:=SQRT(([.C874]-[.C873])^2+([.D874]-[.D873])^2)" office:value-type="float" office:value="0.0158050069598214" calcext:value-type="float">
            <text:p>0,0158050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7451" calcext:value-type="float">
            <text:p>0,137451</text:p>
          </table:table-cell>
          <table:table-cell office:value-type="float" office:value="0.757385" calcext:value-type="float">
            <text:p>0,757385</text:p>
          </table:table-cell>
          <table:table-cell table:formula="of:=SQRT(([.C875]-[.C874])^2+([.D875]-[.D874])^2)" office:value-type="float" office:value="0.0165916533232828" calcext:value-type="float">
            <text:p>0,01659165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089" calcext:value-type="float">
            <text:p>0,13089</text:p>
          </table:table-cell>
          <table:table-cell office:value-type="float" office:value="0.741364" calcext:value-type="float">
            <text:p>0,741364</text:p>
          </table:table-cell>
          <table:table-cell table:formula="of:=SQRT(([.C876]-[.C875])^2+([.D876]-[.D875])^2)" office:value-type="float" office:value="0.0173123990827384" calcext:value-type="float">
            <text:p>0,01731239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4908" calcext:value-type="float">
            <text:p>0,124908</text:p>
          </table:table-cell>
          <table:table-cell office:value-type="float" office:value="0.723541" calcext:value-type="float">
            <text:p>0,723541</text:p>
          </table:table-cell>
          <table:table-cell table:formula="of:=SQRT(([.C877]-[.C876])^2+([.D877]-[.D876])^2)" office:value-type="float" office:value="0.0188000971540042" calcext:value-type="float">
            <text:p>0,01880009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9141" calcext:value-type="float">
            <text:p>0,119141</text:p>
          </table:table-cell>
          <table:table-cell office:value-type="float" office:value="0.705322" calcext:value-type="float">
            <text:p>0,705322</text:p>
          </table:table-cell>
          <table:table-cell table:formula="of:=SQRT(([.C878]-[.C877])^2+([.D878]-[.D877])^2)" office:value-type="float" office:value="0.0191099515959617" calcext:value-type="float">
            <text:p>0,01910995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3831" calcext:value-type="float">
            <text:p>0,113831</text:p>
          </table:table-cell>
          <table:table-cell office:value-type="float" office:value="0.687134" calcext:value-type="float">
            <text:p>0,687134</text:p>
          </table:table-cell>
          <table:table-cell table:formula="of:=SQRT(([.C879]-[.C878])^2+([.D879]-[.D878])^2)" office:value-type="float" office:value="0.0189472806492119" calcext:value-type="float">
            <text:p>0,01894728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9528" calcext:value-type="float">
            <text:p>0,109528</text:p>
          </table:table-cell>
          <table:table-cell office:value-type="float" office:value="0.667938" calcext:value-type="float">
            <text:p>0,667938</text:p>
          </table:table-cell>
          <table:table-cell table:formula="of:=SQRT(([.C880]-[.C879])^2+([.D880]-[.D879])^2)" office:value-type="float" office:value="0.019672372124378" calcext:value-type="float">
            <text:p>0,01967237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611" calcext:value-type="float">
            <text:p>0,10611</text:p>
          </table:table-cell>
          <table:table-cell office:value-type="float" office:value="0.648529" calcext:value-type="float">
            <text:p>0,648529</text:p>
          </table:table-cell>
          <table:table-cell table:formula="of:=SQRT(([.C881]-[.C880])^2+([.D881]-[.D880])^2)" office:value-type="float" office:value="0.01970766361089" calcext:value-type="float">
            <text:p>0,01970766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2966" calcext:value-type="float">
            <text:p>0,102966</text:p>
          </table:table-cell>
          <table:table-cell office:value-type="float" office:value="0.628784" calcext:value-type="float">
            <text:p>0,628784</text:p>
          </table:table-cell>
          <table:table-cell table:formula="of:=SQRT(([.C882]-[.C881])^2+([.D882]-[.D881])^2)" office:value-type="float" office:value="0.0199937430462633" calcext:value-type="float">
            <text:p>0,0199937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93347" calcext:value-type="float">
            <text:p>0,0993347</text:p>
          </table:table-cell>
          <table:table-cell office:value-type="float" office:value="0.60672" calcext:value-type="float">
            <text:p>0,60672</text:p>
          </table:table-cell>
          <table:table-cell table:formula="of:=SQRT(([.C883]-[.C882])^2+([.D883]-[.D882])^2)" office:value-type="float" office:value="0.022360823680938" calcext:value-type="float">
            <text:p>0,02236082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66492" calcext:value-type="float">
            <text:p>0,0966492</text:p>
          </table:table-cell>
          <table:table-cell office:value-type="float" office:value="0.584839" calcext:value-type="float">
            <text:p>0,584839</text:p>
          </table:table-cell>
          <table:table-cell table:formula="of:=SQRT(([.C884]-[.C883])^2+([.D884]-[.D883])^2)" office:value-type="float" office:value="0.0220451824952755" calcext:value-type="float">
            <text:p>0,02204518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50623" calcext:value-type="float">
            <text:p>0,0950623</text:p>
          </table:table-cell>
          <table:table-cell office:value-type="float" office:value="0.564209" calcext:value-type="float">
            <text:p>0,564209</text:p>
          </table:table-cell>
          <table:table-cell table:formula="of:=SQRT(([.C885]-[.C884])^2+([.D885]-[.D884])^2)" office:value-type="float" office:value="0.0206909437099906" calcext:value-type="float">
            <text:p>0,02069094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32312" calcext:value-type="float">
            <text:p>0,0932312</text:p>
          </table:table-cell>
          <table:table-cell office:value-type="float" office:value="0.542969" calcext:value-type="float">
            <text:p>0,542969</text:p>
          </table:table-cell>
          <table:table-cell table:formula="of:=SQRT(([.C886]-[.C885])^2+([.D886]-[.D885])^2)" office:value-type="float" office:value="0.0213187834364441" calcext:value-type="float">
            <text:p>0,02131878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19189" calcext:value-type="float">
            <text:p>0,0919189</text:p>
          </table:table-cell>
          <table:table-cell office:value-type="float" office:value="0.522308" calcext:value-type="float">
            <text:p>0,522308</text:p>
          </table:table-cell>
          <table:table-cell table:formula="of:=SQRT(([.C887]-[.C886])^2+([.D887]-[.D886])^2)" office:value-type="float" office:value="0.0207026339457084" calcext:value-type="float">
            <text:p>0,02070263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14612" calcext:value-type="float">
            <text:p>0,0914612</text:p>
          </table:table-cell>
          <table:table-cell office:value-type="float" office:value="0.504211" calcext:value-type="float">
            <text:p>0,504211</text:p>
          </table:table-cell>
          <table:table-cell table:formula="of:=SQRT(([.C888]-[.C887])^2+([.D888]-[.D887])^2)" office:value-type="float" office:value="0.0181027870310072" calcext:value-type="float">
            <text:p>0,0181027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14307" calcext:value-type="float">
            <text:p>0,0914307</text:p>
          </table:table-cell>
          <table:table-cell office:value-type="float" office:value="0.48941" calcext:value-type="float">
            <text:p>0,48941</text:p>
          </table:table-cell>
          <table:table-cell table:formula="of:=SQRT(([.C889]-[.C888])^2+([.D889]-[.D888])^2)" office:value-type="float" office:value="0.0148010314252081" calcext:value-type="float">
            <text:p>0,01480103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15527" calcext:value-type="float">
            <text:p>0,0915527</text:p>
          </table:table-cell>
          <table:table-cell office:value-type="float" office:value="0.474091" calcext:value-type="float">
            <text:p>0,474091</text:p>
          </table:table-cell>
          <table:table-cell table:formula="of:=SQRT(([.C890]-[.C889])^2+([.D890]-[.D889])^2)" office:value-type="float" office:value="0.0153194857942427" calcext:value-type="float">
            <text:p>0,01531948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16748" calcext:value-type="float">
            <text:p>0,0916748</text:p>
          </table:table-cell>
          <table:table-cell office:value-type="float" office:value="0.457275" calcext:value-type="float">
            <text:p>0,457275</text:p>
          </table:table-cell>
          <table:table-cell table:formula="of:=SQRT(([.C891]-[.C890])^2+([.D891]-[.D890])^2)" office:value-type="float" office:value="0.0168164432746642" calcext:value-type="float">
            <text:p>0,01681644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23462" calcext:value-type="float">
            <text:p>0,0923462</text:p>
          </table:table-cell>
          <table:table-cell office:value-type="float" office:value="0.44046" calcext:value-type="float">
            <text:p>0,44046</text:p>
          </table:table-cell>
          <table:table-cell table:formula="of:=SQRT(([.C892]-[.C891])^2+([.D892]-[.D891])^2)" office:value-type="float" office:value="0.0168283987045708" calcext:value-type="float">
            <text:p>0,01682839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3689" calcext:value-type="float">
            <text:p>0,093689</text:p>
          </table:table-cell>
          <table:table-cell office:value-type="float" office:value="0.422729" calcext:value-type="float">
            <text:p>0,422729</text:p>
          </table:table-cell>
          <table:table-cell table:formula="of:=SQRT(([.C893]-[.C892])^2+([.D893]-[.D892])^2)" office:value-type="float" office:value="0.0177817736134504" calcext:value-type="float">
            <text:p>0,01778177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54285" calcext:value-type="float">
            <text:p>0,0954285</text:p>
          </table:table-cell>
          <table:table-cell office:value-type="float" office:value="0.405182" calcext:value-type="float">
            <text:p>0,405182</text:p>
          </table:table-cell>
          <table:table-cell table:formula="of:=SQRT(([.C894]-[.C893])^2+([.D894]-[.D893])^2)" office:value-type="float" office:value="0.0176330107823366" calcext:value-type="float">
            <text:p>0,01763301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75952" calcext:value-type="float">
            <text:p>0,0975952</text:p>
          </table:table-cell>
          <table:table-cell office:value-type="float" office:value="0.388702" calcext:value-type="float">
            <text:p>0,388702</text:p>
          </table:table-cell>
          <table:table-cell table:formula="of:=SQRT(([.C895]-[.C894])^2+([.D895]-[.D894])^2)" office:value-type="float" office:value="0.0166218226705136" calcext:value-type="float">
            <text:p>0,01662182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0067" calcext:value-type="float">
            <text:p>0,100067</text:p>
          </table:table-cell>
          <table:table-cell office:value-type="float" office:value="0.37326" calcext:value-type="float">
            <text:p>0,37326</text:p>
          </table:table-cell>
          <table:table-cell table:formula="of:=SQRT(([.C896]-[.C895])^2+([.D896]-[.D895])^2)" office:value-type="float" office:value="0.0156385791950547" calcext:value-type="float">
            <text:p>0,01563857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3119" calcext:value-type="float">
            <text:p>0,103119</text:p>
          </table:table-cell>
          <table:table-cell office:value-type="float" office:value="0.359467" calcext:value-type="float">
            <text:p>0,359467</text:p>
          </table:table-cell>
          <table:table-cell table:formula="of:=SQRT(([.C897]-[.C896])^2+([.D897]-[.D896])^2)" office:value-type="float" office:value="0.0141266256763603" calcext:value-type="float">
            <text:p>0,01412662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6812" calcext:value-type="float">
            <text:p>0,106812</text:p>
          </table:table-cell>
          <table:table-cell office:value-type="float" office:value="0.346893" calcext:value-type="float">
            <text:p>0,346893</text:p>
          </table:table-cell>
          <table:table-cell table:formula="of:=SQRT(([.C898]-[.C897])^2+([.D898]-[.D897])^2)" office:value-type="float" office:value="0.0131051030137118" calcext:value-type="float">
            <text:p>0,0131051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0809" calcext:value-type="float">
            <text:p>0,110809</text:p>
          </table:table-cell>
          <table:table-cell office:value-type="float" office:value="0.334106" calcext:value-type="float">
            <text:p>0,334106</text:p>
          </table:table-cell>
          <table:table-cell table:formula="of:=SQRT(([.C899]-[.C898])^2+([.D899]-[.D898])^2)" office:value-type="float" office:value="0.0133971406650823" calcext:value-type="float">
            <text:p>0,01339714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4563" calcext:value-type="float">
            <text:p>0,114563</text:p>
          </table:table-cell>
          <table:table-cell office:value-type="float" office:value="0.321228" calcext:value-type="float">
            <text:p>0,321228</text:p>
          </table:table-cell>
          <table:table-cell table:formula="of:=SQRT(([.C900]-[.C899])^2+([.D900]-[.D899])^2)" office:value-type="float" office:value="0.013414000149098" calcext:value-type="float">
            <text:p>0,01341400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7615" calcext:value-type="float">
            <text:p>0,117615</text:p>
          </table:table-cell>
          <table:table-cell office:value-type="float" office:value="0.309479" calcext:value-type="float">
            <text:p>0,309479</text:p>
          </table:table-cell>
          <table:table-cell table:formula="of:=SQRT(([.C901]-[.C900])^2+([.D901]-[.D900])^2)" office:value-type="float" office:value="0.0121389334374977" calcext:value-type="float">
            <text:p>0,01213893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1185" calcext:value-type="float">
            <text:p>0,121185</text:p>
          </table:table-cell>
          <table:table-cell office:value-type="float" office:value="0.298401" calcext:value-type="float">
            <text:p>0,298401</text:p>
          </table:table-cell>
          <table:table-cell table:formula="of:=SQRT(([.C902]-[.C901])^2+([.D902]-[.D901])^2)" office:value-type="float" office:value="0.0116390284817935" calcext:value-type="float">
            <text:p>0,01163902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5977" calcext:value-type="float">
            <text:p>0,125977</text:p>
          </table:table-cell>
          <table:table-cell office:value-type="float" office:value="0.287842" calcext:value-type="float">
            <text:p>0,287842</text:p>
          </table:table-cell>
          <table:table-cell table:formula="of:=SQRT(([.C903]-[.C902])^2+([.D903]-[.D902])^2)" office:value-type="float" office:value="0.0115955053792407" calcext:value-type="float">
            <text:p>0,01159550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0829" calcext:value-type="float">
            <text:p>0,130829</text:p>
          </table:table-cell>
          <table:table-cell office:value-type="float" office:value="0.277893" calcext:value-type="float">
            <text:p>0,277893</text:p>
          </table:table-cell>
          <table:table-cell table:formula="of:=SQRT(([.C904]-[.C903])^2+([.D904]-[.D903])^2)" office:value-type="float" office:value="0.0110690787782904" calcext:value-type="float">
            <text:p>0,01106907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5437" calcext:value-type="float">
            <text:p>0,135437</text:p>
          </table:table-cell>
          <table:table-cell office:value-type="float" office:value="0.268158" calcext:value-type="float">
            <text:p>0,268158</text:p>
          </table:table-cell>
          <table:table-cell table:formula="of:=SQRT(([.C905]-[.C904])^2+([.D905]-[.D904])^2)" office:value-type="float" office:value="0.0107705101550484" calcext:value-type="float">
            <text:p>0,01077051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9923" calcext:value-type="float">
            <text:p>0,139923</text:p>
          </table:table-cell>
          <table:table-cell office:value-type="float" office:value="0.25885" calcext:value-type="float">
            <text:p>0,25885</text:p>
          </table:table-cell>
          <table:table-cell table:formula="of:=SQRT(([.C906]-[.C905])^2+([.D906]-[.D905])^2)" office:value-type="float" office:value="0.0103326211582541" calcext:value-type="float">
            <text:p>0,01033262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4714" calcext:value-type="float">
            <text:p>0,144714</text:p>
          </table:table-cell>
          <table:table-cell office:value-type="float" office:value="0.250916" calcext:value-type="float">
            <text:p>0,250916</text:p>
          </table:table-cell>
          <table:table-cell table:formula="of:=SQRT(([.C907]-[.C906])^2+([.D907]-[.D906])^2)" office:value-type="float" office:value="0.00926833517952392" calcext:value-type="float">
            <text:p>0,00926833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9475" calcext:value-type="float">
            <text:p>0,149475</text:p>
          </table:table-cell>
          <table:table-cell office:value-type="float" office:value="0.243408" calcext:value-type="float">
            <text:p>0,243408</text:p>
          </table:table-cell>
          <table:table-cell table:formula="of:=SQRT(([.C908]-[.C907])^2+([.D908]-[.D907])^2)" office:value-type="float" office:value="0.0088902859909004" calcext:value-type="float">
            <text:p>0,0088902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3656" calcext:value-type="float">
            <text:p>0,153656</text:p>
          </table:table-cell>
          <table:table-cell office:value-type="float" office:value="0.235931" calcext:value-type="float">
            <text:p>0,235931</text:p>
          </table:table-cell>
          <table:table-cell table:formula="of:=SQRT(([.C909]-[.C908])^2+([.D909]-[.D908])^2)" office:value-type="float" office:value="0.00856657983094769" calcext:value-type="float">
            <text:p>0,00856657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7562" calcext:value-type="float">
            <text:p>0,157562</text:p>
          </table:table-cell>
          <table:table-cell office:value-type="float" office:value="0.228851" calcext:value-type="float">
            <text:p>0,228851</text:p>
          </table:table-cell>
          <table:table-cell table:formula="of:=SQRT(([.C910]-[.C909])^2+([.D910]-[.D909])^2)" office:value-type="float" office:value="0.00808599010635061" calcext:value-type="float">
            <text:p>0,00808599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1407" calcext:value-type="float">
            <text:p>0,161407</text:p>
          </table:table-cell>
          <table:table-cell office:value-type="float" office:value="0.222321" calcext:value-type="float">
            <text:p>0,222321</text:p>
          </table:table-cell>
          <table:table-cell table:formula="of:=SQRT(([.C911]-[.C910])^2+([.D911]-[.D910])^2)" office:value-type="float" office:value="0.00757792352824969" calcext:value-type="float">
            <text:p>0,00757792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5802" calcext:value-type="float">
            <text:p>0,165802</text:p>
          </table:table-cell>
          <table:table-cell office:value-type="float" office:value="0.217468" calcext:value-type="float">
            <text:p>0,217468</text:p>
          </table:table-cell>
          <table:table-cell table:formula="of:=SQRT(([.C912]-[.C911])^2+([.D912]-[.D911])^2)" office:value-type="float" office:value="0.00654733793232028" calcext:value-type="float">
            <text:p>0,00654733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0105" calcext:value-type="float">
            <text:p>0,170105</text:p>
          </table:table-cell>
          <table:table-cell office:value-type="float" office:value="0.213226" calcext:value-type="float">
            <text:p>0,213226</text:p>
          </table:table-cell>
          <table:table-cell table:formula="of:=SQRT(([.C913]-[.C912])^2+([.D913]-[.D912])^2)" office:value-type="float" office:value="0.00604238140140125" calcext:value-type="float">
            <text:p>0,00604238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4164" calcext:value-type="float">
            <text:p>0,174164</text:p>
          </table:table-cell>
          <table:table-cell office:value-type="float" office:value="0.208893" calcext:value-type="float">
            <text:p>0,208893</text:p>
          </table:table-cell>
          <table:table-cell table:formula="of:=SQRT(([.C914]-[.C913])^2+([.D914]-[.D913])^2)" office:value-type="float" office:value="0.00593720220305828" calcext:value-type="float">
            <text:p>0,00593720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8467" calcext:value-type="float">
            <text:p>0,178467</text:p>
          </table:table-cell>
          <table:table-cell office:value-type="float" office:value="0.205261" calcext:value-type="float">
            <text:p>0,205261</text:p>
          </table:table-cell>
          <table:table-cell table:formula="of:=SQRT(([.C915]-[.C914])^2+([.D915]-[.D914])^2)" office:value-type="float" office:value="0.00563091759840259" calcext:value-type="float">
            <text:p>0,00563091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2312" calcext:value-type="float">
            <text:p>0,182312</text:p>
          </table:table-cell>
          <table:table-cell office:value-type="float" office:value="0.202332" calcext:value-type="float">
            <text:p>0,202332</text:p>
          </table:table-cell>
          <table:table-cell table:formula="of:=SQRT(([.C916]-[.C915])^2+([.D916]-[.D915])^2)" office:value-type="float" office:value="0.00483353555898787" calcext:value-type="float">
            <text:p>0,00483353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5822" calcext:value-type="float">
            <text:p>0,185822</text:p>
          </table:table-cell>
          <table:table-cell office:value-type="float" office:value="0.200073" calcext:value-type="float">
            <text:p>0,200073</text:p>
          </table:table-cell>
          <table:table-cell table:formula="of:=SQRT(([.C917]-[.C916])^2+([.D917]-[.D916])^2)" office:value-type="float" office:value="0.00417410840779199" calcext:value-type="float">
            <text:p>0,00417410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9362" calcext:value-type="float">
            <text:p>0,189362</text:p>
          </table:table-cell>
          <table:table-cell office:value-type="float" office:value="0.197693" calcext:value-type="float">
            <text:p>0,197693</text:p>
          </table:table-cell>
          <table:table-cell table:formula="of:=SQRT(([.C918]-[.C917])^2+([.D918]-[.D917])^2)" office:value-type="float" office:value="0.00426567696854792" calcext:value-type="float">
            <text:p>0,0042656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2688" calcext:value-type="float">
            <text:p>0,192688</text:p>
          </table:table-cell>
          <table:table-cell office:value-type="float" office:value="0.195312" calcext:value-type="float">
            <text:p>0,195312</text:p>
          </table:table-cell>
          <table:table-cell table:formula="of:=SQRT(([.C919]-[.C918])^2+([.D919]-[.D918])^2)" office:value-type="float" office:value="0.00409040792586753" calcext:value-type="float">
            <text:p>0,00409040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5679" calcext:value-type="float">
            <text:p>0,195679</text:p>
          </table:table-cell>
          <table:table-cell office:value-type="float" office:value="0.194153" calcext:value-type="float">
            <text:p>0,194153</text:p>
          </table:table-cell>
          <table:table-cell table:formula="of:=SQRT(([.C920]-[.C919])^2+([.D920]-[.D919])^2)" office:value-type="float" office:value="0.00320770353991761" calcext:value-type="float">
            <text:p>0,00320770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87" calcext:value-type="float">
            <text:p>0,1987</text:p>
          </table:table-cell>
          <table:table-cell office:value-type="float" office:value="0.193726" calcext:value-type="float">
            <text:p>0,193726</text:p>
          </table:table-cell>
          <table:table-cell table:formula="of:=SQRT(([.C921]-[.C920])^2+([.D921]-[.D920])^2)" office:value-type="float" office:value="0.00305102769571175" calcext:value-type="float">
            <text:p>0,00305102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1263" calcext:value-type="float">
            <text:p>0,201263</text:p>
          </table:table-cell>
          <table:table-cell office:value-type="float" office:value="0.192749" calcext:value-type="float">
            <text:p>0,192749</text:p>
          </table:table-cell>
          <table:table-cell table:formula="of:=SQRT(([.C922]-[.C921])^2+([.D922]-[.D921])^2)" office:value-type="float" office:value="0.00274289956068389" calcext:value-type="float">
            <text:p>0,00274289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2942" calcext:value-type="float">
            <text:p>0,202942</text:p>
          </table:table-cell>
          <table:table-cell office:value-type="float" office:value="0.190857" calcext:value-type="float">
            <text:p>0,190857</text:p>
          </table:table-cell>
          <table:table-cell table:formula="of:=SQRT(([.C923]-[.C922])^2+([.D923]-[.D922])^2)" office:value-type="float" office:value="0.00252956616833796" calcext:value-type="float">
            <text:p>0,00252956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4895" calcext:value-type="float">
            <text:p>0,204895</text:p>
          </table:table-cell>
          <table:table-cell office:value-type="float" office:value="0.190704" calcext:value-type="float">
            <text:p>0,190704</text:p>
          </table:table-cell>
          <table:table-cell table:formula="of:=SQRT(([.C924]-[.C923])^2+([.D924]-[.D923])^2)" office:value-type="float" office:value="0.00195898392030155" calcext:value-type="float">
            <text:p>0,00195898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6757" calcext:value-type="float">
            <text:p>0,206757</text:p>
          </table:table-cell>
          <table:table-cell office:value-type="float" office:value="0.191193" calcext:value-type="float">
            <text:p>0,191193</text:p>
          </table:table-cell>
          <table:table-cell table:formula="of:=SQRT(([.C925]-[.C924])^2+([.D925]-[.D924])^2)" office:value-type="float" office:value="0.00192514025463082" calcext:value-type="float">
            <text:p>0,00192514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7245" calcext:value-type="float">
            <text:p>0,207245</text:p>
          </table:table-cell>
          <table:table-cell office:value-type="float" office:value="0.191071" calcext:value-type="float">
            <text:p>0,191071</text:p>
          </table:table-cell>
          <table:table-cell table:formula="of:=SQRT(([.C926]-[.C925])^2+([.D926]-[.D925])^2)" office:value-type="float" office:value="0.000503018886325346" calcext:value-type="float">
            <text:p>0,00050301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7916" calcext:value-type="float">
            <text:p>0,207916</text:p>
          </table:table-cell>
          <table:table-cell office:value-type="float" office:value="0.190704" calcext:value-type="float">
            <text:p>0,190704</text:p>
          </table:table-cell>
          <table:table-cell table:formula="of:=SQRT(([.C927]-[.C926])^2+([.D927]-[.D926])^2)" office:value-type="float" office:value="0.000764807165238409" calcext:value-type="float">
            <text:p>0,00076480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8588" calcext:value-type="float">
            <text:p>0,208588</text:p>
          </table:table-cell>
          <table:table-cell office:value-type="float" office:value="0.190369" calcext:value-type="float">
            <text:p>0,190369</text:p>
          </table:table-cell>
          <table:table-cell table:formula="of:=SQRT(([.C928]-[.C927])^2+([.D928]-[.D927])^2)" office:value-type="float" office:value="0.000750872159558476" calcext:value-type="float">
            <text:p>0,00075087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8771" calcext:value-type="float">
            <text:p>0,208771</text:p>
          </table:table-cell>
          <table:table-cell office:value-type="float" office:value="0.190277" calcext:value-type="float">
            <text:p>0,190277</text:p>
          </table:table-cell>
          <table:table-cell table:formula="of:=SQRT(([.C929]-[.C928])^2+([.D929]-[.D928])^2)" office:value-type="float" office:value="0.000204824314962829" calcext:value-type="float">
            <text:p>0,00020482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8984" calcext:value-type="float">
            <text:p>0,208984</text:p>
          </table:table-cell>
          <table:table-cell office:value-type="float" office:value="0.190186" calcext:value-type="float">
            <text:p>0,190186</text:p>
          </table:table-cell>
          <table:table-cell table:formula="of:=SQRT(([.C930]-[.C929])^2+([.D930]-[.D929])^2)" office:value-type="float" office:value="0.00023162469643803" calcext:value-type="float">
            <text:p>0,00023162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8832" calcext:value-type="float">
            <text:p>0,208832</text:p>
          </table:table-cell>
          <table:table-cell office:value-type="float" office:value="0.190338" calcext:value-type="float">
            <text:p>0,190338</text:p>
          </table:table-cell>
          <table:table-cell table:formula="of:=SQRT(([.C931]-[.C930])^2+([.D931]-[.D930])^2)" office:value-type="float" office:value="0.000214960461480709" calcext:value-type="float">
            <text:p>0,00021496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8282" calcext:value-type="float">
            <text:p>0,208282</text:p>
          </table:table-cell>
          <table:table-cell office:value-type="float" office:value="0.191162" calcext:value-type="float">
            <text:p>0,191162</text:p>
          </table:table-cell>
          <table:table-cell table:formula="of:=SQRT(([.C932]-[.C931])^2+([.D932]-[.D931])^2)" office:value-type="float" office:value="0.000990694705749469" calcext:value-type="float">
            <text:p>0,00099069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575" calcext:value-type="float">
            <text:p>0,20575</text:p>
          </table:table-cell>
          <table:table-cell office:value-type="float" office:value="0.193878" calcext:value-type="float">
            <text:p>0,193878</text:p>
          </table:table-cell>
          <table:table-cell table:formula="of:=SQRT(([.C933]-[.C932])^2+([.D933]-[.D932])^2)" office:value-type="float" office:value="0.00371317653768305" calcext:value-type="float">
            <text:p>0,00371317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2087" calcext:value-type="float">
            <text:p>0,202087</text:p>
          </table:table-cell>
          <table:table-cell office:value-type="float" office:value="0.19632" calcext:value-type="float">
            <text:p>0,19632</text:p>
          </table:table-cell>
          <table:table-cell table:formula="of:=SQRT(([.C934]-[.C933])^2+([.D934]-[.D933])^2)" office:value-type="float" office:value="0.00440237810734157" calcext:value-type="float">
            <text:p>0,00440237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693" calcext:value-type="float">
            <text:p>0,19693</text:p>
          </table:table-cell>
          <table:table-cell office:value-type="float" office:value="0.197327" calcext:value-type="float">
            <text:p>0,197327</text:p>
          </table:table-cell>
          <table:table-cell table:formula="of:=SQRT(([.C935]-[.C934])^2+([.D935]-[.D934])^2)" office:value-type="float" office:value="0.00525439796741735" calcext:value-type="float">
            <text:p>0,0052543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101" calcext:value-type="float">
            <text:p>0,19101</text:p>
          </table:table-cell>
          <table:table-cell office:value-type="float" office:value="0.199371" calcext:value-type="float">
            <text:p>0,199371</text:p>
          </table:table-cell>
          <table:table-cell table:formula="of:=SQRT(([.C936]-[.C935])^2+([.D936]-[.D935])^2)" office:value-type="float" office:value="0.00626293349797042" calcext:value-type="float">
            <text:p>0,00626293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5028" calcext:value-type="float">
            <text:p>0,185028</text:p>
          </table:table-cell>
          <table:table-cell office:value-type="float" office:value="0.202698" calcext:value-type="float">
            <text:p>0,202698</text:p>
          </table:table-cell>
          <table:table-cell table:formula="of:=SQRT(([.C937]-[.C936])^2+([.D937]-[.D936])^2)" office:value-type="float" office:value="0.00684494360824106" calcext:value-type="float">
            <text:p>0,00684494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9016" calcext:value-type="float">
            <text:p>0,179016</text:p>
          </table:table-cell>
          <table:table-cell office:value-type="float" office:value="0.205933" calcext:value-type="float">
            <text:p>0,205933</text:p>
          </table:table-cell>
          <table:table-cell table:formula="of:=SQRT(([.C938]-[.C937])^2+([.D938]-[.D937])^2)" office:value-type="float" office:value="0.00682710546278583" calcext:value-type="float">
            <text:p>0,00682710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3126" calcext:value-type="float">
            <text:p>0,173126</text:p>
          </table:table-cell>
          <table:table-cell office:value-type="float" office:value="0.209839" calcext:value-type="float">
            <text:p>0,209839</text:p>
          </table:table-cell>
          <table:table-cell table:formula="of:=SQRT(([.C939]-[.C938])^2+([.D939]-[.D938])^2)" office:value-type="float" office:value="0.00706745611942514" calcext:value-type="float">
            <text:p>0,00706745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6779" calcext:value-type="float">
            <text:p>0,166779</text:p>
          </table:table-cell>
          <table:table-cell office:value-type="float" office:value="0.214539" calcext:value-type="float">
            <text:p>0,214539</text:p>
          </table:table-cell>
          <table:table-cell table:formula="of:=SQRT(([.C940]-[.C939])^2+([.D940]-[.D939])^2)" office:value-type="float" office:value="0.00789774708382081" calcext:value-type="float">
            <text:p>0,00789774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9302" calcext:value-type="float">
            <text:p>0,159302</text:p>
          </table:table-cell>
          <table:table-cell office:value-type="float" office:value="0.220032" calcext:value-type="float">
            <text:p>0,220032</text:p>
          </table:table-cell>
          <table:table-cell table:formula="of:=SQRT(([.C941]-[.C940])^2+([.D941]-[.D940])^2)" office:value-type="float" office:value="0.0092778541700115" calcext:value-type="float">
            <text:p>0,00927785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2252" calcext:value-type="float">
            <text:p>0,152252</text:p>
          </table:table-cell>
          <table:table-cell office:value-type="float" office:value="0.226868" calcext:value-type="float">
            <text:p>0,226868</text:p>
          </table:table-cell>
          <table:table-cell table:formula="of:=SQRT(([.C942]-[.C941])^2+([.D942]-[.D941])^2)" office:value-type="float" office:value="0.00982005071270002" calcext:value-type="float">
            <text:p>0,00982005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2252" calcext:value-type="float">
            <text:p>0,152252</text:p>
          </table:table-cell>
          <table:table-cell office:value-type="float" office:value="0.226868" calcext:value-type="float">
            <text:p>0,226868</text:p>
          </table:table-cell>
          <table:table-cell table:formula="of:=SQRT(([.C943]-[.C942])^2+([.D943]-[.D94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6271" calcext:value-type="float">
            <text:p>0,146271</text:p>
          </table:table-cell>
          <table:table-cell office:value-type="float" office:value="0.235321" calcext:value-type="float">
            <text:p>0,235321</text:p>
          </table:table-cell>
          <table:table-cell table:formula="of:=SQRT(([.C944]-[.C943])^2+([.D944]-[.D943])^2)" office:value-type="float" office:value="0.0103549780299139" calcext:value-type="float">
            <text:p>0,0103549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0.244781" calcext:value-type="float">
            <text:p>0,244781</text:p>
          </table:table-cell>
          <table:table-cell table:formula="of:=SQRT(([.C945]-[.C944])^2+([.D945]-[.D944])^2)" office:value-type="float" office:value="0.0110167561468882" calcext:value-type="float">
            <text:p>0,01101675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4979" calcext:value-type="float">
            <text:p>0,134979</text:p>
          </table:table-cell>
          <table:table-cell office:value-type="float" office:value="0.254578" calcext:value-type="float">
            <text:p>0,254578</text:p>
          </table:table-cell>
          <table:table-cell table:formula="of:=SQRT(([.C946]-[.C945])^2+([.D946]-[.D945])^2)" office:value-type="float" office:value="0.0113074543996427" calcext:value-type="float">
            <text:p>0,01130745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9791" calcext:value-type="float">
            <text:p>0,129791</text:p>
          </table:table-cell>
          <table:table-cell office:value-type="float" office:value="0.265442" calcext:value-type="float">
            <text:p>0,265442</text:p>
          </table:table-cell>
          <table:table-cell table:formula="of:=SQRT(([.C947]-[.C946])^2+([.D947]-[.D946])^2)" office:value-type="float" office:value="0.0120391793740272" calcext:value-type="float">
            <text:p>0,01203917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4756" calcext:value-type="float">
            <text:p>0,124756</text:p>
          </table:table-cell>
          <table:table-cell office:value-type="float" office:value="0.277313" calcext:value-type="float">
            <text:p>0,277313</text:p>
          </table:table-cell>
          <table:table-cell table:formula="of:=SQRT(([.C948]-[.C947])^2+([.D948]-[.D947])^2)" office:value-type="float" office:value="0.0128946448574592" calcext:value-type="float">
            <text:p>0,01289464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0605" calcext:value-type="float">
            <text:p>0,120605</text:p>
          </table:table-cell>
          <table:table-cell office:value-type="float" office:value="0.289917" calcext:value-type="float">
            <text:p>0,289917</text:p>
          </table:table-cell>
          <table:table-cell table:formula="of:=SQRT(([.C949]-[.C948])^2+([.D949]-[.D948])^2)" office:value-type="float" office:value="0.0132699516577869" calcext:value-type="float">
            <text:p>0,01326995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8042" calcext:value-type="float">
            <text:p>0,118042</text:p>
          </table:table-cell>
          <table:table-cell office:value-type="float" office:value="0.303467" calcext:value-type="float">
            <text:p>0,303467</text:p>
          </table:table-cell>
          <table:table-cell table:formula="of:=SQRT(([.C950]-[.C949])^2+([.D950]-[.D949])^2)" office:value-type="float" office:value="0.0137902671837786" calcext:value-type="float">
            <text:p>0,01379026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5601" calcext:value-type="float">
            <text:p>0,115601</text:p>
          </table:table-cell>
          <table:table-cell office:value-type="float" office:value="0.317352" calcext:value-type="float">
            <text:p>0,317352</text:p>
          </table:table-cell>
          <table:table-cell table:formula="of:=SQRT(([.C951]-[.C950])^2+([.D951]-[.D950])^2)" office:value-type="float" office:value="0.0140979326853266" calcext:value-type="float">
            <text:p>0,01409793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2457" calcext:value-type="float">
            <text:p>0,112457</text:p>
          </table:table-cell>
          <table:table-cell office:value-type="float" office:value="0.330658" calcext:value-type="float">
            <text:p>0,330658</text:p>
          </table:table-cell>
          <table:table-cell table:formula="of:=SQRT(([.C952]-[.C951])^2+([.D952]-[.D951])^2)" office:value-type="float" office:value="0.0136723945232721" calcext:value-type="float">
            <text:p>0,01367239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8307" calcext:value-type="float">
            <text:p>0,108307</text:p>
          </table:table-cell>
          <table:table-cell office:value-type="float" office:value="0.342712" calcext:value-type="float">
            <text:p>0,342712</text:p>
          </table:table-cell>
          <table:table-cell table:formula="of:=SQRT(([.C953]-[.C952])^2+([.D953]-[.D952])^2)" office:value-type="float" office:value="0.0127483887609376" calcext:value-type="float">
            <text:p>0,01274838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255" calcext:value-type="float">
            <text:p>0,105255</text:p>
          </table:table-cell>
          <table:table-cell office:value-type="float" office:value="0.354584" calcext:value-type="float">
            <text:p>0,354584</text:p>
          </table:table-cell>
          <table:table-cell table:formula="of:=SQRT(([.C954]-[.C953])^2+([.D954]-[.D953])^2)" office:value-type="float" office:value="0.0122580213737781" calcext:value-type="float">
            <text:p>0,01225802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4187" calcext:value-type="float">
            <text:p>0,104187</text:p>
          </table:table-cell>
          <table:table-cell office:value-type="float" office:value="0.368286" calcext:value-type="float">
            <text:p>0,368286</text:p>
          </table:table-cell>
          <table:table-cell table:formula="of:=SQRT(([.C955]-[.C954])^2+([.D955]-[.D954])^2)" office:value-type="float" office:value="0.0137435595098213" calcext:value-type="float">
            <text:p>0,01374355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3455" calcext:value-type="float">
            <text:p>0,103455</text:p>
          </table:table-cell>
          <table:table-cell office:value-type="float" office:value="0.382751" calcext:value-type="float">
            <text:p>0,382751</text:p>
          </table:table-cell>
          <table:table-cell table:formula="of:=SQRT(([.C956]-[.C955])^2+([.D956]-[.D955])^2)" office:value-type="float" office:value="0.0144835095539721" calcext:value-type="float">
            <text:p>0,01448350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318" calcext:value-type="float">
            <text:p>0,10318</text:p>
          </table:table-cell>
          <table:table-cell office:value-type="float" office:value="0.395966" calcext:value-type="float">
            <text:p>0,395966</text:p>
          </table:table-cell>
          <table:table-cell table:formula="of:=SQRT(([.C957]-[.C956])^2+([.D957]-[.D956])^2)" office:value-type="float" office:value="0.013217861022117" calcext:value-type="float">
            <text:p>0,0132178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3699" calcext:value-type="float">
            <text:p>0,103699</text:p>
          </table:table-cell>
          <table:table-cell office:value-type="float" office:value="0.410278" calcext:value-type="float">
            <text:p>0,410278</text:p>
          </table:table-cell>
          <table:table-cell table:formula="of:=SQRT(([.C958]-[.C957])^2+([.D958]-[.D957])^2)" office:value-type="float" office:value="0.0143214072283418" calcext:value-type="float">
            <text:p>0,01432140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4431" calcext:value-type="float">
            <text:p>0,104431</text:p>
          </table:table-cell>
          <table:table-cell office:value-type="float" office:value="0.427155" calcext:value-type="float">
            <text:p>0,427155</text:p>
          </table:table-cell>
          <table:table-cell table:formula="of:=SQRT(([.C959]-[.C958])^2+([.D959]-[.D958])^2)" office:value-type="float" office:value="0.0168928669266055" calcext:value-type="float">
            <text:p>0,01689286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4431" calcext:value-type="float">
            <text:p>0,104431</text:p>
          </table:table-cell>
          <table:table-cell office:value-type="float" office:value="0.427155" calcext:value-type="float">
            <text:p>0,427155</text:p>
          </table:table-cell>
          <table:table-cell table:formula="of:=SQRT(([.C960]-[.C959])^2+([.D960]-[.D95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103" calcext:value-type="float">
            <text:p>0,105103</text:p>
          </table:table-cell>
          <table:table-cell office:value-type="float" office:value="0.445374" calcext:value-type="float">
            <text:p>0,445374</text:p>
          </table:table-cell>
          <table:table-cell table:formula="of:=SQRT(([.C961]-[.C960])^2+([.D961]-[.D960])^2)" office:value-type="float" office:value="0.0182313890035839" calcext:value-type="float">
            <text:p>0,0182313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804" calcext:value-type="float">
            <text:p>0,105804</text:p>
          </table:table-cell>
          <table:table-cell office:value-type="float" office:value="0.464569" calcext:value-type="float">
            <text:p>0,464569</text:p>
          </table:table-cell>
          <table:table-cell table:formula="of:=SQRT(([.C962]-[.C961])^2+([.D962]-[.D961])^2)" office:value-type="float" office:value="0.0192077959693453" calcext:value-type="float">
            <text:p>0,0192077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7239" calcext:value-type="float">
            <text:p>0,107239</text:p>
          </table:table-cell>
          <table:table-cell office:value-type="float" office:value="0.48407" calcext:value-type="float">
            <text:p>0,48407</text:p>
          </table:table-cell>
          <table:table-cell table:formula="of:=SQRT(([.C963]-[.C962])^2+([.D963]-[.D962])^2)" office:value-type="float" office:value="0.0195537266524825" calcext:value-type="float">
            <text:p>0,01955372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8551" calcext:value-type="float">
            <text:p>0,108551</text:p>
          </table:table-cell>
          <table:table-cell office:value-type="float" office:value="0.503601" calcext:value-type="float">
            <text:p>0,503601</text:p>
          </table:table-cell>
          <table:table-cell table:formula="of:=SQRT(([.C964]-[.C963])^2+([.D964]-[.D963])^2)" office:value-type="float" office:value="0.0195750173690854" calcext:value-type="float">
            <text:p>0,01957501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9039" calcext:value-type="float">
            <text:p>0,109039</text:p>
          </table:table-cell>
          <table:table-cell office:value-type="float" office:value="0.523132" calcext:value-type="float">
            <text:p>0,523132</text:p>
          </table:table-cell>
          <table:table-cell table:formula="of:=SQRT(([.C965]-[.C964])^2+([.D965]-[.D964])^2)" office:value-type="float" office:value="0.0195370956132174" calcext:value-type="float">
            <text:p>0,01953709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968" calcext:value-type="float">
            <text:p>0,10968</text:p>
          </table:table-cell>
          <table:table-cell office:value-type="float" office:value="0.542664" calcext:value-type="float">
            <text:p>0,542664</text:p>
          </table:table-cell>
          <table:table-cell table:formula="of:=SQRT(([.C966]-[.C965])^2+([.D966]-[.D965])^2)" office:value-type="float" office:value="0.0195425153191701" calcext:value-type="float">
            <text:p>0,01954251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0474" calcext:value-type="float">
            <text:p>0,110474</text:p>
          </table:table-cell>
          <table:table-cell office:value-type="float" office:value="0.561401" calcext:value-type="float">
            <text:p>0,561401</text:p>
          </table:table-cell>
          <table:table-cell table:formula="of:=SQRT(([.C967]-[.C966])^2+([.D967]-[.D966])^2)" office:value-type="float" office:value="0.0187538157450691" calcext:value-type="float">
            <text:p>0,01875381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1969" calcext:value-type="float">
            <text:p>0,111969</text:p>
          </table:table-cell>
          <table:table-cell office:value-type="float" office:value="0.580872" calcext:value-type="float">
            <text:p>0,580872</text:p>
          </table:table-cell>
          <table:table-cell table:formula="of:=SQRT(([.C968]-[.C967])^2+([.D968]-[.D967])^2)" office:value-type="float" office:value="0.0195283093482257" calcext:value-type="float">
            <text:p>0,01952830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4929" calcext:value-type="float">
            <text:p>0,114929</text:p>
          </table:table-cell>
          <table:table-cell office:value-type="float" office:value="0.602417" calcext:value-type="float">
            <text:p>0,602417</text:p>
          </table:table-cell>
          <table:table-cell table:formula="of:=SQRT(([.C969]-[.C968])^2+([.D969]-[.D968])^2)" office:value-type="float" office:value="0.0217473820263498" calcext:value-type="float">
            <text:p>0,0217473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8561" calcext:value-type="float">
            <text:p>0,118561</text:p>
          </table:table-cell>
          <table:table-cell office:value-type="float" office:value="0.62323" calcext:value-type="float">
            <text:p>0,62323</text:p>
          </table:table-cell>
          <table:table-cell table:formula="of:=SQRT(([.C970]-[.C969])^2+([.D970]-[.D969])^2)" office:value-type="float" office:value="0.0211275269021247" calcext:value-type="float">
            <text:p>0,02112752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2406" calcext:value-type="float">
            <text:p>0,122406</text:p>
          </table:table-cell>
          <table:table-cell office:value-type="float" office:value="0.642822" calcext:value-type="float">
            <text:p>0,642822</text:p>
          </table:table-cell>
          <table:table-cell table:formula="of:=SQRT(([.C971]-[.C970])^2+([.D971]-[.D970])^2)" office:value-type="float" office:value="0.0199657328690934" calcext:value-type="float">
            <text:p>0,01996573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5946" calcext:value-type="float">
            <text:p>0,125946</text:p>
          </table:table-cell>
          <table:table-cell office:value-type="float" office:value="0.661346" calcext:value-type="float">
            <text:p>0,661346</text:p>
          </table:table-cell>
          <table:table-cell table:formula="of:=SQRT(([.C972]-[.C971])^2+([.D972]-[.D971])^2)" office:value-type="float" office:value="0.0188592199202406" calcext:value-type="float">
            <text:p>0,01885921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9944" calcext:value-type="float">
            <text:p>0,129944</text:p>
          </table:table-cell>
          <table:table-cell office:value-type="float" office:value="0.678955" calcext:value-type="float">
            <text:p>0,678955</text:p>
          </table:table-cell>
          <table:table-cell table:formula="of:=SQRT(([.C973]-[.C972])^2+([.D973]-[.D972])^2)" office:value-type="float" office:value="0.0180571560606868" calcext:value-type="float">
            <text:p>0,01805715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4308" calcext:value-type="float">
            <text:p>0,134308</text:p>
          </table:table-cell>
          <table:table-cell office:value-type="float" office:value="0.69519" calcext:value-type="float">
            <text:p>0,69519</text:p>
          </table:table-cell>
          <table:table-cell table:formula="of:=SQRT(([.C974]-[.C973])^2+([.D974]-[.D973])^2)" office:value-type="float" office:value="0.0168112974216746" calcext:value-type="float">
            <text:p>0,01681129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797" calcext:value-type="float">
            <text:p>0,13797</text:p>
          </table:table-cell>
          <table:table-cell office:value-type="float" office:value="0.709625" calcext:value-type="float">
            <text:p>0,709625</text:p>
          </table:table-cell>
          <table:table-cell table:formula="of:=SQRT(([.C975]-[.C974])^2+([.D975]-[.D974])^2)" office:value-type="float" office:value="0.0148922620511458" calcext:value-type="float">
            <text:p>0,01489226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2578" calcext:value-type="float">
            <text:p>0,142578</text:p>
          </table:table-cell>
          <table:table-cell office:value-type="float" office:value="0.723877" calcext:value-type="float">
            <text:p>0,723877</text:p>
          </table:table-cell>
          <table:table-cell table:formula="of:=SQRT(([.C976]-[.C975])^2+([.D976]-[.D975])^2)" office:value-type="float" office:value="0.0149784234150327" calcext:value-type="float">
            <text:p>0,01497842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798" calcext:value-type="float">
            <text:p>0,14798</text:p>
          </table:table-cell>
          <table:table-cell office:value-type="float" office:value="0.737213" calcext:value-type="float">
            <text:p>0,737213</text:p>
          </table:table-cell>
          <table:table-cell table:formula="of:=SQRT(([.C977]-[.C976])^2+([.D977]-[.D976])^2)" office:value-type="float" office:value="0.0143885544791685" calcext:value-type="float">
            <text:p>0,01438855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2771" calcext:value-type="float">
            <text:p>0,152771</text:p>
          </table:table-cell>
          <table:table-cell office:value-type="float" office:value="0.748932" calcext:value-type="float">
            <text:p>0,748932</text:p>
          </table:table-cell>
          <table:table-cell table:formula="of:=SQRT(([.C978]-[.C977])^2+([.D978]-[.D977])^2)" office:value-type="float" office:value="0.0126605150764097" calcext:value-type="float">
            <text:p>0,01266051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7745" calcext:value-type="float">
            <text:p>0,157745</text:p>
          </table:table-cell>
          <table:table-cell office:value-type="float" office:value="0.760101" calcext:value-type="float">
            <text:p>0,760101</text:p>
          </table:table-cell>
          <table:table-cell table:formula="of:=SQRT(([.C979]-[.C978])^2+([.D979]-[.D978])^2)" office:value-type="float" office:value="0.0122264973316155" calcext:value-type="float">
            <text:p>0,01222649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33" calcext:value-type="float">
            <text:p>0,1633</text:p>
          </table:table-cell>
          <table:table-cell office:value-type="float" office:value="0.770599" calcext:value-type="float">
            <text:p>0,770599</text:p>
          </table:table-cell>
          <table:table-cell table:formula="of:=SQRT(([.C980]-[.C979])^2+([.D980]-[.D979])^2)" office:value-type="float" office:value="0.0118771220840741" calcext:value-type="float">
            <text:p>0,01187712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8732" calcext:value-type="float">
            <text:p>0,168732</text:p>
          </table:table-cell>
          <table:table-cell office:value-type="float" office:value="0.780182" calcext:value-type="float">
            <text:p>0,780182</text:p>
          </table:table-cell>
          <table:table-cell table:formula="of:=SQRT(([.C981]-[.C980])^2+([.D981]-[.D980])^2)" office:value-type="float" office:value="0.0110154669896469" calcext:value-type="float">
            <text:p>0,0110154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3706" calcext:value-type="float">
            <text:p>0,173706</text:p>
          </table:table-cell>
          <table:table-cell office:value-type="float" office:value="0.788605" calcext:value-type="float">
            <text:p>0,788605</text:p>
          </table:table-cell>
          <table:table-cell table:formula="of:=SQRT(([.C982]-[.C981])^2+([.D982]-[.D981])^2)" office:value-type="float" office:value="0.0097820041402568" calcext:value-type="float">
            <text:p>0,00978200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8467" calcext:value-type="float">
            <text:p>0,178467</text:p>
          </table:table-cell>
          <table:table-cell office:value-type="float" office:value="0.795898" calcext:value-type="float">
            <text:p>0,795898</text:p>
          </table:table-cell>
          <table:table-cell table:formula="of:=SQRT(([.C983]-[.C982])^2+([.D983]-[.D982])^2)" office:value-type="float" office:value="0.00870947587401215" calcext:value-type="float">
            <text:p>0,00870947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3228" calcext:value-type="float">
            <text:p>0,183228</text:p>
          </table:table-cell>
          <table:table-cell office:value-type="float" office:value="0.802734" calcext:value-type="float">
            <text:p>0,802734</text:p>
          </table:table-cell>
          <table:table-cell table:formula="of:=SQRT(([.C984]-[.C983])^2+([.D984]-[.D983])^2)" office:value-type="float" office:value="0.0083305472209213" calcext:value-type="float">
            <text:p>0,00833054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8019" calcext:value-type="float">
            <text:p>0,188019</text:p>
          </table:table-cell>
          <table:table-cell office:value-type="float" office:value="0.809296" calcext:value-type="float">
            <text:p>0,809296</text:p>
          </table:table-cell>
          <table:table-cell table:formula="of:=SQRT(([.C985]-[.C984])^2+([.D985]-[.D984])^2)" office:value-type="float" office:value="0.00812487076820307" calcext:value-type="float">
            <text:p>0,00812487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2688" calcext:value-type="float">
            <text:p>0,192688</text:p>
          </table:table-cell>
          <table:table-cell office:value-type="float" office:value="0.814453" calcext:value-type="float">
            <text:p>0,814453</text:p>
          </table:table-cell>
          <table:table-cell table:formula="of:=SQRT(([.C986]-[.C985])^2+([.D986]-[.D985])^2)" office:value-type="float" office:value="0.00695659471293245" calcext:value-type="float">
            <text:p>0,00695659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7052" calcext:value-type="float">
            <text:p>0,197052</text:p>
          </table:table-cell>
          <table:table-cell office:value-type="float" office:value="0.818634" calcext:value-type="float">
            <text:p>0,818634</text:p>
          </table:table-cell>
          <table:table-cell table:formula="of:=SQRT(([.C987]-[.C986])^2+([.D987]-[.D986])^2)" office:value-type="float" office:value="0.00604361290951034" calcext:value-type="float">
            <text:p>0,00604361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1202" calcext:value-type="float">
            <text:p>0,201202</text:p>
          </table:table-cell>
          <table:table-cell office:value-type="float" office:value="0.822662" calcext:value-type="float">
            <text:p>0,822662</text:p>
          </table:table-cell>
          <table:table-cell table:formula="of:=SQRT(([.C988]-[.C987])^2+([.D988]-[.D987])^2)" office:value-type="float" office:value="0.00578336268964693" calcext:value-type="float">
            <text:p>0,00578336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5261" calcext:value-type="float">
            <text:p>0,205261</text:p>
          </table:table-cell>
          <table:table-cell office:value-type="float" office:value="0.826385" calcext:value-type="float">
            <text:p>0,826385</text:p>
          </table:table-cell>
          <table:table-cell table:formula="of:=SQRT(([.C989]-[.C988])^2+([.D989]-[.D988])^2)" office:value-type="float" office:value="0.00550783169677501" calcext:value-type="float">
            <text:p>0,00550783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929" calcext:value-type="float">
            <text:p>0,20929</text:p>
          </table:table-cell>
          <table:table-cell office:value-type="float" office:value="0.829803" calcext:value-type="float">
            <text:p>0,829803</text:p>
          </table:table-cell>
          <table:table-cell table:formula="of:=SQRT(([.C990]-[.C989])^2+([.D990]-[.D989])^2)" office:value-type="float" office:value="0.00528351824071804" calcext:value-type="float">
            <text:p>0,00528351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2921" calcext:value-type="float">
            <text:p>0,212921</text:p>
          </table:table-cell>
          <table:table-cell office:value-type="float" office:value="0.832245" calcext:value-type="float">
            <text:p>0,832245</text:p>
          </table:table-cell>
          <table:table-cell table:formula="of:=SQRT(([.C991]-[.C990])^2+([.D991]-[.D990])^2)" office:value-type="float" office:value="0.00437578850037342" calcext:value-type="float">
            <text:p>0,00437578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5881" calcext:value-type="float">
            <text:p>0,215881</text:p>
          </table:table-cell>
          <table:table-cell office:value-type="float" office:value="0.834076" calcext:value-type="float">
            <text:p>0,834076</text:p>
          </table:table-cell>
          <table:table-cell table:formula="of:=SQRT(([.C992]-[.C991])^2+([.D992]-[.D991])^2)" office:value-type="float" office:value="0.00348054033161514" calcext:value-type="float">
            <text:p>0,00348054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6187" calcext:value-type="float">
            <text:p>0,216187</text:p>
          </table:table-cell>
          <table:table-cell office:value-type="float" office:value="0.834259" calcext:value-type="float">
            <text:p>0,834259</text:p>
          </table:table-cell>
          <table:table-cell table:formula="of:=SQRT(([.C993]-[.C992])^2+([.D993]-[.D992])^2)" office:value-type="float" office:value="0.000356545929720165" calcext:value-type="float">
            <text:p>0,00035654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8567" calcext:value-type="float">
            <text:p>0,218567</text:p>
          </table:table-cell>
          <table:table-cell office:value-type="float" office:value="0.835175" calcext:value-type="float">
            <text:p>0,835175</text:p>
          </table:table-cell>
          <table:table-cell table:formula="of:=SQRT(([.C994]-[.C993])^2+([.D994]-[.D993])^2)" office:value-type="float" office:value="0.00255018744409112" calcext:value-type="float">
            <text:p>0,00255018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0825" calcext:value-type="float">
            <text:p>0,220825</text:p>
          </table:table-cell>
          <table:table-cell office:value-type="float" office:value="0.834473" calcext:value-type="float">
            <text:p>0,834473</text:p>
          </table:table-cell>
          <table:table-cell table:formula="of:=SQRT(([.C995]-[.C994])^2+([.D995]-[.D994])^2)" office:value-type="float" office:value="0.00236460736698509" calcext:value-type="float">
            <text:p>0,00236460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0764" calcext:value-type="float">
            <text:p>0,220764</text:p>
          </table:table-cell>
          <table:table-cell office:value-type="float" office:value="0.833954" calcext:value-type="float">
            <text:p>0,833954</text:p>
          </table:table-cell>
          <table:table-cell table:formula="of:=SQRT(([.C996]-[.C995])^2+([.D996]-[.D995])^2)" office:value-type="float" office:value="0.000522572483010667" calcext:value-type="float">
            <text:p>0,00052257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1588" calcext:value-type="float">
            <text:p>0,221588</text:p>
          </table:table-cell>
          <table:table-cell office:value-type="float" office:value="0.830353" calcext:value-type="float">
            <text:p>0,830353</text:p>
          </table:table-cell>
          <table:table-cell table:formula="of:=SQRT(([.C997]-[.C996])^2+([.D997]-[.D996])^2)" office:value-type="float" office:value="0.00369407322612854" calcext:value-type="float">
            <text:p>0,00369407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1039" calcext:value-type="float">
            <text:p>0,221039</text:p>
          </table:table-cell>
          <table:table-cell office:value-type="float" office:value="0.825653" calcext:value-type="float">
            <text:p>0,825653</text:p>
          </table:table-cell>
          <table:table-cell table:formula="of:=SQRT(([.C998]-[.C997])^2+([.D998]-[.D997])^2)" office:value-type="float" office:value="0.00473195530410002" calcext:value-type="float">
            <text:p>0,00473195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0245" calcext:value-type="float">
            <text:p>0,220245</text:p>
          </table:table-cell>
          <table:table-cell office:value-type="float" office:value="0.820648" calcext:value-type="float">
            <text:p>0,820648</text:p>
          </table:table-cell>
          <table:table-cell table:formula="of:=SQRT(([.C999]-[.C998])^2+([.D999]-[.D998])^2)" office:value-type="float" office:value="0.00506758926907069" calcext:value-type="float">
            <text:p>0,00506758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9482" calcext:value-type="float">
            <text:p>0,219482</text:p>
          </table:table-cell>
          <table:table-cell office:value-type="float" office:value="0.814941" calcext:value-type="float">
            <text:p>0,814941</text:p>
          </table:table-cell>
          <table:table-cell table:formula="of:=SQRT(([.C1000]-[.C999])^2+([.D1000]-[.D999])^2)" office:value-type="float" office:value="0.00575777891204588" calcext:value-type="float">
            <text:p>0,00575777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814" calcext:value-type="float">
            <text:p>0,21814</text:p>
          </table:table-cell>
          <table:table-cell office:value-type="float" office:value="0.808228" calcext:value-type="float">
            <text:p>0,808228</text:p>
          </table:table-cell>
          <table:table-cell table:formula="of:=SQRT(([.C1001]-[.C1000])^2+([.D1001]-[.D1000])^2)" office:value-type="float" office:value="0.00684582595455066" calcext:value-type="float">
            <text:p>0,0068458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6644" calcext:value-type="float">
            <text:p>0,216644</text:p>
          </table:table-cell>
          <table:table-cell office:value-type="float" office:value="0.801483" calcext:value-type="float">
            <text:p>0,801483</text:p>
          </table:table-cell>
          <table:table-cell table:formula="of:=SQRT(([.C1002]-[.C1001])^2+([.D1002]-[.D1001])^2)" office:value-type="float" office:value="0.00690891026139435" calcext:value-type="float">
            <text:p>0,00690891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5271" calcext:value-type="float">
            <text:p>0,215271</text:p>
          </table:table-cell>
          <table:table-cell office:value-type="float" office:value="0.794189" calcext:value-type="float">
            <text:p>0,794189</text:p>
          </table:table-cell>
          <table:table-cell table:formula="of:=SQRT(([.C1003]-[.C1002])^2+([.D1003]-[.D1002])^2)" office:value-type="float" office:value="0.00742209977028067" calcext:value-type="float">
            <text:p>0,00742209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3806" calcext:value-type="float">
            <text:p>0,213806</text:p>
          </table:table-cell>
          <table:table-cell office:value-type="float" office:value="0.78537" calcext:value-type="float">
            <text:p>0,78537</text:p>
          </table:table-cell>
          <table:table-cell table:formula="of:=SQRT(([.C1004]-[.C1003])^2+([.D1004]-[.D1003])^2)" office:value-type="float" office:value="0.00893985380193649" calcext:value-type="float">
            <text:p>0,00893985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2585" calcext:value-type="float">
            <text:p>0,212585</text:p>
          </table:table-cell>
          <table:table-cell office:value-type="float" office:value="0.775726" calcext:value-type="float">
            <text:p>0,775726</text:p>
          </table:table-cell>
          <table:table-cell table:formula="of:=SQRT(([.C1005]-[.C1004])^2+([.D1005]-[.D1004])^2)" office:value-type="float" office:value="0.0097209864211407" calcext:value-type="float">
            <text:p>0,00972098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0907" calcext:value-type="float">
            <text:p>0,210907</text:p>
          </table:table-cell>
          <table:table-cell office:value-type="float" office:value="0.764496" calcext:value-type="float">
            <text:p>0,764496</text:p>
          </table:table-cell>
          <table:table-cell table:formula="of:=SQRT(([.C1006]-[.C1005])^2+([.D1006]-[.D1005])^2)" office:value-type="float" office:value="0.0113546723422563" calcext:value-type="float">
            <text:p>0,01135467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9564" calcext:value-type="float">
            <text:p>0,209564</text:p>
          </table:table-cell>
          <table:table-cell office:value-type="float" office:value="0.752838" calcext:value-type="float">
            <text:p>0,752838</text:p>
          </table:table-cell>
          <table:table-cell table:formula="of:=SQRT(([.C1007]-[.C1006])^2+([.D1007]-[.D1006])^2)" office:value-type="float" office:value="0.0117351017464698" calcext:value-type="float">
            <text:p>0,01173510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9503" calcext:value-type="float">
            <text:p>0,209503</text:p>
          </table:table-cell>
          <table:table-cell office:value-type="float" office:value="0.742462" calcext:value-type="float">
            <text:p>0,742462</text:p>
          </table:table-cell>
          <table:table-cell table:formula="of:=SQRT(([.C1008]-[.C1007])^2+([.D1008]-[.D1007])^2)" office:value-type="float" office:value="0.0103761793064693" calcext:value-type="float">
            <text:p>0,0103761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9473" calcext:value-type="float">
            <text:p>0,209473</text:p>
          </table:table-cell>
          <table:table-cell office:value-type="float" office:value="0.731171" calcext:value-type="float">
            <text:p>0,731171</text:p>
          </table:table-cell>
          <table:table-cell table:formula="of:=SQRT(([.C1009]-[.C1008])^2+([.D1009]-[.D1008])^2)" office:value-type="float" office:value="0.0112910398546812" calcext:value-type="float">
            <text:p>0,01129103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9198" calcext:value-type="float">
            <text:p>0,209198</text:p>
          </table:table-cell>
          <table:table-cell office:value-type="float" office:value="0.71814" calcext:value-type="float">
            <text:p>0,71814</text:p>
          </table:table-cell>
          <table:table-cell table:formula="of:=SQRT(([.C1010]-[.C1009])^2+([.D1010]-[.D1009])^2)" office:value-type="float" office:value="0.0130339014113195" calcext:value-type="float">
            <text:p>0,01303390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8832" calcext:value-type="float">
            <text:p>0,208832</text:p>
          </table:table-cell>
          <table:table-cell office:value-type="float" office:value="0.704865" calcext:value-type="float">
            <text:p>0,704865</text:p>
          </table:table-cell>
          <table:table-cell table:formula="of:=SQRT(([.C1011]-[.C1010])^2+([.D1011]-[.D1010])^2)" office:value-type="float" office:value="0.0132800444652872" calcext:value-type="float">
            <text:p>0,01328004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9534" calcext:value-type="float">
            <text:p>0,209534</text:p>
          </table:table-cell>
          <table:table-cell office:value-type="float" office:value="0.692413" calcext:value-type="float">
            <text:p>0,692413</text:p>
          </table:table-cell>
          <table:table-cell table:formula="of:=SQRT(([.C1012]-[.C1011])^2+([.D1012]-[.D1011])^2)" office:value-type="float" office:value="0.0124717724482128" calcext:value-type="float">
            <text:p>0,01247177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1029" calcext:value-type="float">
            <text:p>0,211029</text:p>
          </table:table-cell>
          <table:table-cell office:value-type="float" office:value="0.681274" calcext:value-type="float">
            <text:p>0,681274</text:p>
          </table:table-cell>
          <table:table-cell table:formula="of:=SQRT(([.C1013]-[.C1012])^2+([.D1013]-[.D1012])^2)" office:value-type="float" office:value="0.011238876545278" calcext:value-type="float">
            <text:p>0,01123887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167" calcext:value-type="float">
            <text:p>0,21167</text:p>
          </table:table-cell>
          <table:table-cell office:value-type="float" office:value="0.670288" calcext:value-type="float">
            <text:p>0,670288</text:p>
          </table:table-cell>
          <table:table-cell table:formula="of:=SQRT(([.C1014]-[.C1013])^2+([.D1014]-[.D1013])^2)" office:value-type="float" office:value="0.011004684320779" calcext:value-type="float">
            <text:p>0,01100468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2158" calcext:value-type="float">
            <text:p>0,212158</text:p>
          </table:table-cell>
          <table:table-cell office:value-type="float" office:value="0.659424" calcext:value-type="float">
            <text:p>0,659424</text:p>
          </table:table-cell>
          <table:table-cell table:formula="of:=SQRT(([.C1015]-[.C1014])^2+([.D1015]-[.D1014])^2)" office:value-type="float" office:value="0.0108749547125494" calcext:value-type="float">
            <text:p>0,01087495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2769" calcext:value-type="float">
            <text:p>0,212769</text:p>
          </table:table-cell>
          <table:table-cell office:value-type="float" office:value="0.648956" calcext:value-type="float">
            <text:p>0,648956</text:p>
          </table:table-cell>
          <table:table-cell table:formula="of:=SQRT(([.C1016]-[.C1015])^2+([.D1016]-[.D1015])^2)" office:value-type="float" office:value="0.0104858163726055" calcext:value-type="float">
            <text:p>0,01048581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286" calcext:value-type="float">
            <text:p>0,21286</text:p>
          </table:table-cell>
          <table:table-cell office:value-type="float" office:value="0.638397" calcext:value-type="float">
            <text:p>0,638397</text:p>
          </table:table-cell>
          <table:table-cell table:formula="of:=SQRT(([.C1017]-[.C1016])^2+([.D1017]-[.D1016])^2)" office:value-type="float" office:value="0.0105593921226555" calcext:value-type="float">
            <text:p>0,01055939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2219" calcext:value-type="float">
            <text:p>0,212219</text:p>
          </table:table-cell>
          <table:table-cell office:value-type="float" office:value="0.634003" calcext:value-type="float">
            <text:p>0,634003</text:p>
          </table:table-cell>
          <table:table-cell table:formula="of:=SQRT(([.C1018]-[.C1017])^2+([.D1018]-[.D1017])^2)" office:value-type="float" office:value="0.00444050864203642" calcext:value-type="float">
            <text:p>0,00444050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2219" calcext:value-type="float">
            <text:p>0,212219</text:p>
          </table:table-cell>
          <table:table-cell office:value-type="float" office:value="0.634003" calcext:value-type="float">
            <text:p>0,634003</text:p>
          </table:table-cell>
          <table:table-cell table:formula="of:=SQRT(([.C1019]-[.C1018])^2+([.D1019]-[.D101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212219" calcext:value-type="float">
            <text:p>0,212219</text:p>
          </table:table-cell>
          <table:table-cell office:value-type="float" office:value="0.634003" calcext:value-type="float">
            <text:p>0,634003</text:p>
          </table:table-cell>
          <table:table-cell table:formula="of:=SQRT(([.C1020]-[.C1019])^2+([.D1020]-[.D101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212708" calcext:value-type="float">
            <text:p>0,212708</text:p>
          </table:table-cell>
          <table:table-cell office:value-type="float" office:value="0.607971" calcext:value-type="float">
            <text:p>0,607971</text:p>
          </table:table-cell>
          <table:table-cell table:formula="of:=SQRT(([.C1021]-[.C1020])^2+([.D1021]-[.D1020])^2)" office:value-type="float" office:value="0.0260365924229728" calcext:value-type="float">
            <text:p>0,02603659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2036" calcext:value-type="float">
            <text:p>0,212036</text:p>
          </table:table-cell>
          <table:table-cell office:value-type="float" office:value="0.599915" calcext:value-type="float">
            <text:p>0,599915</text:p>
          </table:table-cell>
          <table:table-cell table:formula="of:=SQRT(([.C1022]-[.C1021])^2+([.D1022]-[.D1021])^2)" office:value-type="float" office:value="0.00808397921818204" calcext:value-type="float">
            <text:p>0,00808397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2097" calcext:value-type="float">
            <text:p>0,212097</text:p>
          </table:table-cell>
          <table:table-cell office:value-type="float" office:value="0.599579" calcext:value-type="float">
            <text:p>0,599579</text:p>
          </table:table-cell>
          <table:table-cell table:formula="of:=SQRT(([.C1023]-[.C1022])^2+([.D1023]-[.D1022])^2)" office:value-type="float" office:value="0.000341492313237061" calcext:value-type="float">
            <text:p>0,00034149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1884" calcext:value-type="float">
            <text:p>0,211884</text:p>
          </table:table-cell>
          <table:table-cell office:value-type="float" office:value="0.594818" calcext:value-type="float">
            <text:p>0,594818</text:p>
          </table:table-cell>
          <table:table-cell table:formula="of:=SQRT(([.C1024]-[.C1023])^2+([.D1024]-[.D1023])^2)" office:value-type="float" office:value="0.00476576226851488" calcext:value-type="float">
            <text:p>0,00476576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1365" calcext:value-type="float">
            <text:p>0,211365</text:p>
          </table:table-cell>
          <table:table-cell office:value-type="float" office:value="0.585571" calcext:value-type="float">
            <text:p>0,585571</text:p>
          </table:table-cell>
          <table:table-cell table:formula="of:=SQRT(([.C1025]-[.C1024])^2+([.D1025]-[.D1024])^2)" office:value-type="float" office:value="0.00926155332544169" calcext:value-type="float">
            <text:p>0,00926155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0663" calcext:value-type="float">
            <text:p>0,210663</text:p>
          </table:table-cell>
          <table:table-cell office:value-type="float" office:value="0.577423" calcext:value-type="float">
            <text:p>0,577423</text:p>
          </table:table-cell>
          <table:table-cell table:formula="of:=SQRT(([.C1026]-[.C1025])^2+([.D1026]-[.D1025])^2)" office:value-type="float" office:value="0.00817818488419031" calcext:value-type="float">
            <text:p>0,00817818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9991" calcext:value-type="float">
            <text:p>0,209991</text:p>
          </table:table-cell>
          <table:table-cell office:value-type="float" office:value="0.569336" calcext:value-type="float">
            <text:p>0,569336</text:p>
          </table:table-cell>
          <table:table-cell table:formula="of:=SQRT(([.C1027]-[.C1026])^2+([.D1027]-[.D1026])^2)" office:value-type="float" office:value="0.00811487233417761" calcext:value-type="float">
            <text:p>0,00811487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9106" calcext:value-type="float">
            <text:p>0,209106</text:p>
          </table:table-cell>
          <table:table-cell office:value-type="float" office:value="0.560516" calcext:value-type="float">
            <text:p>0,560516</text:p>
          </table:table-cell>
          <table:table-cell table:formula="of:=SQRT(([.C1028]-[.C1027])^2+([.D1028]-[.D1027])^2)" office:value-type="float" office:value="0.00886428931161426" calcext:value-type="float">
            <text:p>0,00886428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7764" calcext:value-type="float">
            <text:p>0,207764</text:p>
          </table:table-cell>
          <table:table-cell office:value-type="float" office:value="0.551514" calcext:value-type="float">
            <text:p>0,551514</text:p>
          </table:table-cell>
          <table:table-cell table:formula="of:=SQRT(([.C1029]-[.C1028])^2+([.D1029]-[.D1028])^2)" office:value-type="float" office:value="0.00910148163762369" calcext:value-type="float">
            <text:p>0,00910148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5994" calcext:value-type="float">
            <text:p>0,205994</text:p>
          </table:table-cell>
          <table:table-cell office:value-type="float" office:value="0.542267" calcext:value-type="float">
            <text:p>0,542267</text:p>
          </table:table-cell>
          <table:table-cell table:formula="of:=SQRT(([.C1030]-[.C1029])^2+([.D1030]-[.D1029])^2)" office:value-type="float" office:value="0.00941487700397622" calcext:value-type="float">
            <text:p>0,0094148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3949" calcext:value-type="float">
            <text:p>0,203949</text:p>
          </table:table-cell>
          <table:table-cell office:value-type="float" office:value="0.532471" calcext:value-type="float">
            <text:p>0,532471</text:p>
          </table:table-cell>
          <table:table-cell table:formula="of:=SQRT(([.C1031]-[.C1030])^2+([.D1031]-[.D1030])^2)" office:value-type="float" office:value="0.0100071794727585" calcext:value-type="float">
            <text:p>0,01000717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1447" calcext:value-type="float">
            <text:p>0,201447</text:p>
          </table:table-cell>
          <table:table-cell office:value-type="float" office:value="0.521851" calcext:value-type="float">
            <text:p>0,521851</text:p>
          </table:table-cell>
          <table:table-cell table:formula="of:=SQRT(([.C1032]-[.C1031])^2+([.D1032]-[.D1031])^2)" office:value-type="float" office:value="0.0109107471788142" calcext:value-type="float">
            <text:p>0,01091074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8883" calcext:value-type="float">
            <text:p>0,198883</text:p>
          </table:table-cell>
          <table:table-cell office:value-type="float" office:value="0.511353" calcext:value-type="float">
            <text:p>0,511353</text:p>
          </table:table-cell>
          <table:table-cell table:formula="of:=SQRT(([.C1033]-[.C1032])^2+([.D1033]-[.D1032])^2)" office:value-type="float" office:value="0.01080657670125" calcext:value-type="float">
            <text:p>0,01080657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6503" calcext:value-type="float">
            <text:p>0,196503</text:p>
          </table:table-cell>
          <table:table-cell office:value-type="float" office:value="0.501099" calcext:value-type="float">
            <text:p>0,501099</text:p>
          </table:table-cell>
          <table:table-cell table:formula="of:=SQRT(([.C1034]-[.C1033])^2+([.D1034]-[.D1033])^2)" office:value-type="float" office:value="0.0105265814013857" calcext:value-type="float">
            <text:p>0,01052658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4031" calcext:value-type="float">
            <text:p>0,194031</text:p>
          </table:table-cell>
          <table:table-cell office:value-type="float" office:value="0.490479" calcext:value-type="float">
            <text:p>0,490479</text:p>
          </table:table-cell>
          <table:table-cell table:formula="of:=SQRT(([.C1035]-[.C1034])^2+([.D1035]-[.D1034])^2)" office:value-type="float" office:value="0.010903906822786" calcext:value-type="float">
            <text:p>0,01090390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2047" calcext:value-type="float">
            <text:p>0,192047</text:p>
          </table:table-cell>
          <table:table-cell office:value-type="float" office:value="0.480164" calcext:value-type="float">
            <text:p>0,480164</text:p>
          </table:table-cell>
          <table:table-cell table:formula="of:=SQRT(([.C1036]-[.C1035])^2+([.D1036]-[.D1035])^2)" office:value-type="float" office:value="0.0105040697351075" calcext:value-type="float">
            <text:p>0,01050406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9575" calcext:value-type="float">
            <text:p>0,189575</text:p>
          </table:table-cell>
          <table:table-cell office:value-type="float" office:value="0.469727" calcext:value-type="float">
            <text:p>0,469727</text:p>
          </table:table-cell>
          <table:table-cell table:formula="of:=SQRT(([.C1037]-[.C1036])^2+([.D1037]-[.D1036])^2)" office:value-type="float" office:value="0.0107257518617577" calcext:value-type="float">
            <text:p>0,01072575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6401" calcext:value-type="float">
            <text:p>0,186401</text:p>
          </table:table-cell>
          <table:table-cell office:value-type="float" office:value="0.458588" calcext:value-type="float">
            <text:p>0,458588</text:p>
          </table:table-cell>
          <table:table-cell table:formula="of:=SQRT(([.C1038]-[.C1037])^2+([.D1038]-[.D1037])^2)" office:value-type="float" office:value="0.0115823830449524" calcext:value-type="float">
            <text:p>0,0115823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3899" calcext:value-type="float">
            <text:p>0,183899</text:p>
          </table:table-cell>
          <table:table-cell office:value-type="float" office:value="0.447876" calcext:value-type="float">
            <text:p>0,447876</text:p>
          </table:table-cell>
          <table:table-cell table:formula="of:=SQRT(([.C1039]-[.C1038])^2+([.D1039]-[.D1038])^2)" office:value-type="float" office:value="0.0110003158136483" calcext:value-type="float">
            <text:p>0,01100031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1641" calcext:value-type="float">
            <text:p>0,181641</text:p>
          </table:table-cell>
          <table:table-cell office:value-type="float" office:value="0.437531" calcext:value-type="float">
            <text:p>0,437531</text:p>
          </table:table-cell>
          <table:table-cell table:formula="of:=SQRT(([.C1040]-[.C1039])^2+([.D1040]-[.D1039])^2)" office:value-type="float" office:value="0.0105885593448778" calcext:value-type="float">
            <text:p>0,01058855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9626" calcext:value-type="float">
            <text:p>0,179626</text:p>
          </table:table-cell>
          <table:table-cell office:value-type="float" office:value="0.426971" calcext:value-type="float">
            <text:p>0,426971</text:p>
          </table:table-cell>
          <table:table-cell table:formula="of:=SQRT(([.C1041]-[.C1040])^2+([.D1041]-[.D1040])^2)" office:value-type="float" office:value="0.0107505267312816" calcext:value-type="float">
            <text:p>0,01075052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7826" calcext:value-type="float">
            <text:p>0,177826</text:p>
          </table:table-cell>
          <table:table-cell office:value-type="float" office:value="0.416321" calcext:value-type="float">
            <text:p>0,416321</text:p>
          </table:table-cell>
          <table:table-cell table:formula="of:=SQRT(([.C1042]-[.C1041])^2+([.D1042]-[.D1041])^2)" office:value-type="float" office:value="0.0108010416164368" calcext:value-type="float">
            <text:p>0,01080104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5781" calcext:value-type="float">
            <text:p>0,175781</text:p>
          </table:table-cell>
          <table:table-cell office:value-type="float" office:value="0.40625" calcext:value-type="float">
            <text:p>0,40625</text:p>
          </table:table-cell>
          <table:table-cell table:formula="of:=SQRT(([.C1043]-[.C1042])^2+([.D1043]-[.D1042])^2)" office:value-type="float" office:value="0.0102765298617772" calcext:value-type="float">
            <text:p>0,01027652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3676" calcext:value-type="float">
            <text:p>0,173676</text:p>
          </table:table-cell>
          <table:table-cell office:value-type="float" office:value="0.396393" calcext:value-type="float">
            <text:p>0,396393</text:p>
          </table:table-cell>
          <table:table-cell table:formula="of:=SQRT(([.C1044]-[.C1043])^2+([.D1044]-[.D1043])^2)" office:value-type="float" office:value="0.0100792595958236" calcext:value-type="float">
            <text:p>0,01007925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1722" calcext:value-type="float">
            <text:p>0,171722</text:p>
          </table:table-cell>
          <table:table-cell office:value-type="float" office:value="0.385895" calcext:value-type="float">
            <text:p>0,385895</text:p>
          </table:table-cell>
          <table:table-cell table:formula="of:=SQRT(([.C1045]-[.C1044])^2+([.D1045]-[.D1044])^2)" office:value-type="float" office:value="0.0106783013630446" calcext:value-type="float">
            <text:p>0,01067830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0105" calcext:value-type="float">
            <text:p>0,170105</text:p>
          </table:table-cell>
          <table:table-cell office:value-type="float" office:value="0.375092" calcext:value-type="float">
            <text:p>0,375092</text:p>
          </table:table-cell>
          <table:table-cell table:formula="of:=SQRT(([.C1046]-[.C1045])^2+([.D1046]-[.D1045])^2)" office:value-type="float" office:value="0.0109233464652551" calcext:value-type="float">
            <text:p>0,01092334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864" calcext:value-type="float">
            <text:p>0,16864</text:p>
          </table:table-cell>
          <table:table-cell office:value-type="float" office:value="0.364471" calcext:value-type="float">
            <text:p>0,364471</text:p>
          </table:table-cell>
          <table:table-cell table:formula="of:=SQRT(([.C1047]-[.C1046])^2+([.D1047]-[.D1046])^2)" office:value-type="float" office:value="0.0107215608005551" calcext:value-type="float">
            <text:p>0,01072156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7267" calcext:value-type="float">
            <text:p>0,167267</text:p>
          </table:table-cell>
          <table:table-cell office:value-type="float" office:value="0.354584" calcext:value-type="float">
            <text:p>0,354584</text:p>
          </table:table-cell>
          <table:table-cell table:formula="of:=SQRT(([.C1048]-[.C1047])^2+([.D1048]-[.D1047])^2)" office:value-type="float" office:value="0.00998187848052658" calcext:value-type="float">
            <text:p>0,00998187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571" calcext:value-type="float">
            <text:p>0,16571</text:p>
          </table:table-cell>
          <table:table-cell office:value-type="float" office:value="0.345245" calcext:value-type="float">
            <text:p>0,345245</text:p>
          </table:table-cell>
          <table:table-cell table:formula="of:=SQRT(([.C1049]-[.C1048])^2+([.D1049]-[.D1048])^2)" office:value-type="float" office:value="0.00946790209074855" calcext:value-type="float">
            <text:p>0,00946790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3818" calcext:value-type="float">
            <text:p>0,163818</text:p>
          </table:table-cell>
          <table:table-cell office:value-type="float" office:value="0.33493" calcext:value-type="float">
            <text:p>0,33493</text:p>
          </table:table-cell>
          <table:table-cell table:formula="of:=SQRT(([.C1050]-[.C1049])^2+([.D1050]-[.D1049])^2)" office:value-type="float" office:value="0.0104870820059728" calcext:value-type="float">
            <text:p>0,0104870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2292" calcext:value-type="float">
            <text:p>0,162292</text:p>
          </table:table-cell>
          <table:table-cell office:value-type="float" office:value="0.324249" calcext:value-type="float">
            <text:p>0,324249</text:p>
          </table:table-cell>
          <table:table-cell table:formula="of:=SQRT(([.C1051]-[.C1050])^2+([.D1051]-[.D1050])^2)" office:value-type="float" office:value="0.0107894595323399" calcext:value-type="float">
            <text:p>0,01078945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1346" calcext:value-type="float">
            <text:p>0,161346</text:p>
          </table:table-cell>
          <table:table-cell office:value-type="float" office:value="0.314667" calcext:value-type="float">
            <text:p>0,314667</text:p>
          </table:table-cell>
          <table:table-cell table:formula="of:=SQRT(([.C1052]-[.C1051])^2+([.D1052]-[.D1051])^2)" office:value-type="float" office:value="0.00962858452733322" calcext:value-type="float">
            <text:p>0,00962858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0828" calcext:value-type="float">
            <text:p>0,160828</text:p>
          </table:table-cell>
          <table:table-cell office:value-type="float" office:value="0.305756" calcext:value-type="float">
            <text:p>0,305756</text:p>
          </table:table-cell>
          <table:table-cell table:formula="of:=SQRT(([.C1053]-[.C1052])^2+([.D1053]-[.D1052])^2)" office:value-type="float" office:value="0.00892604307630207" calcext:value-type="float">
            <text:p>0,00892604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0614" calcext:value-type="float">
            <text:p>0,160614</text:p>
          </table:table-cell>
          <table:table-cell office:value-type="float" office:value="0.296692" calcext:value-type="float">
            <text:p>0,296692</text:p>
          </table:table-cell>
          <table:table-cell table:formula="of:=SQRT(([.C1054]-[.C1053])^2+([.D1054]-[.D1053])^2)" office:value-type="float" office:value="0.00906652590577004" calcext:value-type="float">
            <text:p>0,00906652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0461" calcext:value-type="float">
            <text:p>0,160461</text:p>
          </table:table-cell>
          <table:table-cell office:value-type="float" office:value="0.287567" calcext:value-type="float">
            <text:p>0,287567</text:p>
          </table:table-cell>
          <table:table-cell table:formula="of:=SQRT(([.C1055]-[.C1054])^2+([.D1055]-[.D1054])^2)" office:value-type="float" office:value="0.00912628259479186" calcext:value-type="float">
            <text:p>0,00912628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0645" calcext:value-type="float">
            <text:p>0,160645</text:p>
          </table:table-cell>
          <table:table-cell office:value-type="float" office:value="0.278992" calcext:value-type="float">
            <text:p>0,278992</text:p>
          </table:table-cell>
          <table:table-cell table:formula="of:=SQRT(([.C1056]-[.C1055])^2+([.D1056]-[.D1055])^2)" office:value-type="float" office:value="0.00857697388360254" calcext:value-type="float">
            <text:p>0,00857697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1499" calcext:value-type="float">
            <text:p>0,161499</text:p>
          </table:table-cell>
          <table:table-cell office:value-type="float" office:value="0.270874" calcext:value-type="float">
            <text:p>0,270874</text:p>
          </table:table-cell>
          <table:table-cell table:formula="of:=SQRT(([.C1057]-[.C1056])^2+([.D1057]-[.D1056])^2)" office:value-type="float" office:value="0.00816279608957613" calcext:value-type="float">
            <text:p>0,00816279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275" calcext:value-type="float">
            <text:p>0,16275</text:p>
          </table:table-cell>
          <table:table-cell office:value-type="float" office:value="0.263214" calcext:value-type="float">
            <text:p>0,263214</text:p>
          </table:table-cell>
          <table:table-cell table:formula="of:=SQRT(([.C1058]-[.C1057])^2+([.D1058]-[.D1057])^2)" office:value-type="float" office:value="0.00776148188170275" calcext:value-type="float">
            <text:p>0,00776148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4093" calcext:value-type="float">
            <text:p>0,164093</text:p>
          </table:table-cell>
          <table:table-cell office:value-type="float" office:value="0.25589" calcext:value-type="float">
            <text:p>0,25589</text:p>
          </table:table-cell>
          <table:table-cell table:formula="of:=SQRT(([.C1059]-[.C1058])^2+([.D1059]-[.D1058])^2)" office:value-type="float" office:value="0.00744611475871813" calcext:value-type="float">
            <text:p>0,00744611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5588" calcext:value-type="float">
            <text:p>0,165588</text:p>
          </table:table-cell>
          <table:table-cell office:value-type="float" office:value="0.248779" calcext:value-type="float">
            <text:p>0,248779</text:p>
          </table:table-cell>
          <table:table-cell table:formula="of:=SQRT(([.C1060]-[.C1059])^2+([.D1060]-[.D1059])^2)" office:value-type="float" office:value="0.00726645346782047" calcext:value-type="float">
            <text:p>0,00726645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7419" calcext:value-type="float">
            <text:p>0,167419</text:p>
          </table:table-cell>
          <table:table-cell office:value-type="float" office:value="0.242737" calcext:value-type="float">
            <text:p>0,242737</text:p>
          </table:table-cell>
          <table:table-cell table:formula="of:=SQRT(([.C1061]-[.C1060])^2+([.D1061]-[.D1060])^2)" office:value-type="float" office:value="0.00631334499294948" calcext:value-type="float">
            <text:p>0,0063133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9617" calcext:value-type="float">
            <text:p>0,169617</text:p>
          </table:table-cell>
          <table:table-cell office:value-type="float" office:value="0.237396" calcext:value-type="float">
            <text:p>0,237396</text:p>
          </table:table-cell>
          <table:table-cell table:formula="of:=SQRT(([.C1062]-[.C1061])^2+([.D1062]-[.D1061])^2)" office:value-type="float" office:value="0.00577559390885473" calcext:value-type="float">
            <text:p>0,00577559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2089" calcext:value-type="float">
            <text:p>0,172089</text:p>
          </table:table-cell>
          <table:table-cell office:value-type="float" office:value="0.232086" calcext:value-type="float">
            <text:p>0,232086</text:p>
          </table:table-cell>
          <table:table-cell table:formula="of:=SQRT(([.C1063]-[.C1062])^2+([.D1063]-[.D1062])^2)" office:value-type="float" office:value="0.00585720786723504" calcext:value-type="float">
            <text:p>0,00585720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4866" calcext:value-type="float">
            <text:p>0,174866</text:p>
          </table:table-cell>
          <table:table-cell office:value-type="float" office:value="0.227203" calcext:value-type="float">
            <text:p>0,227203</text:p>
          </table:table-cell>
          <table:table-cell table:formula="of:=SQRT(([.C1064]-[.C1063])^2+([.D1064]-[.D1063])^2)" office:value-type="float" office:value="0.00561742093847345" calcext:value-type="float">
            <text:p>0,00561742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7765" calcext:value-type="float">
            <text:p>0,177765</text:p>
          </table:table-cell>
          <table:table-cell office:value-type="float" office:value="0.222443" calcext:value-type="float">
            <text:p>0,222443</text:p>
          </table:table-cell>
          <table:table-cell table:formula="of:=SQRT(([.C1065]-[.C1064])^2+([.D1065]-[.D1064])^2)" office:value-type="float" office:value="0.00557331149317888" calcext:value-type="float">
            <text:p>0,00557331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0664" calcext:value-type="float">
            <text:p>0,180664</text:p>
          </table:table-cell>
          <table:table-cell office:value-type="float" office:value="0.217651" calcext:value-type="float">
            <text:p>0,217651</text:p>
          </table:table-cell>
          <table:table-cell table:formula="of:=SQRT(([.C1066]-[.C1065])^2+([.D1066]-[.D1065])^2)" office:value-type="float" office:value="0.00560066647819706" calcext:value-type="float">
            <text:p>0,00560066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3563" calcext:value-type="float">
            <text:p>0,183563</text:p>
          </table:table-cell>
          <table:table-cell office:value-type="float" office:value="0.21286" calcext:value-type="float">
            <text:p>0,21286</text:p>
          </table:table-cell>
          <table:table-cell table:formula="of:=SQRT(([.C1067]-[.C1066])^2+([.D1067]-[.D1066])^2)" office:value-type="float" office:value="0.00559981088966402" calcext:value-type="float">
            <text:p>0,00559981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6646" calcext:value-type="float">
            <text:p>0,186646</text:p>
          </table:table-cell>
          <table:table-cell office:value-type="float" office:value="0.208099" calcext:value-type="float">
            <text:p>0,208099</text:p>
          </table:table-cell>
          <table:table-cell table:formula="of:=SQRT(([.C1068]-[.C1067])^2+([.D1068]-[.D1067])^2)" office:value-type="float" office:value="0.0056720375527671" calcext:value-type="float">
            <text:p>0,00567203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0002" calcext:value-type="float">
            <text:p>0,190002</text:p>
          </table:table-cell>
          <table:table-cell office:value-type="float" office:value="0.203888" calcext:value-type="float">
            <text:p>0,203888</text:p>
          </table:table-cell>
          <table:table-cell table:formula="of:=SQRT(([.C1069]-[.C1068])^2+([.D1069]-[.D1068])^2)" office:value-type="float" office:value="0.00538472441263247" calcext:value-type="float">
            <text:p>0,00538472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339" calcext:value-type="float">
            <text:p>0,19339</text:p>
          </table:table-cell>
          <table:table-cell office:value-type="float" office:value="0.20047" calcext:value-type="float">
            <text:p>0,20047</text:p>
          </table:table-cell>
          <table:table-cell table:formula="of:=SQRT(([.C1070]-[.C1069])^2+([.D1070]-[.D1069])^2)" office:value-type="float" office:value="0.00481261550510737" calcext:value-type="float">
            <text:p>0,00481261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6747" calcext:value-type="float">
            <text:p>0,196747</text:p>
          </table:table-cell>
          <table:table-cell office:value-type="float" office:value="0.19693" calcext:value-type="float">
            <text:p>0,19693</text:p>
          </table:table-cell>
          <table:table-cell table:formula="of:=SQRT(([.C1071]-[.C1070])^2+([.D1071]-[.D1070])^2)" office:value-type="float" office:value="0.00487863187789361" calcext:value-type="float">
            <text:p>0,00487863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9982" calcext:value-type="float">
            <text:p>0,199982</text:p>
          </table:table-cell>
          <table:table-cell office:value-type="float" office:value="0.19281" calcext:value-type="float">
            <text:p>0,19281</text:p>
          </table:table-cell>
          <table:table-cell table:formula="of:=SQRT(([.C1072]-[.C1071])^2+([.D1072]-[.D1071])^2)" office:value-type="float" office:value="0.00523828454744492" calcext:value-type="float">
            <text:p>0,00523828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3888" calcext:value-type="float">
            <text:p>0,203888</text:p>
          </table:table-cell>
          <table:table-cell office:value-type="float" office:value="0.190186" calcext:value-type="float">
            <text:p>0,190186</text:p>
          </table:table-cell>
          <table:table-cell table:formula="of:=SQRT(([.C1073]-[.C1072])^2+([.D1073]-[.D1072])^2)" office:value-type="float" office:value="0.00470555118981826" calcext:value-type="float">
            <text:p>0,00470555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8221" calcext:value-type="float">
            <text:p>0,208221</text:p>
          </table:table-cell>
          <table:table-cell office:value-type="float" office:value="0.188751" calcext:value-type="float">
            <text:p>0,188751</text:p>
          </table:table-cell>
          <table:table-cell table:formula="of:=SQRT(([.C1074]-[.C1073])^2+([.D1074]-[.D1073])^2)" office:value-type="float" office:value="0.00456444016282391" calcext:value-type="float">
            <text:p>0,00456444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1731" calcext:value-type="float">
            <text:p>0,211731</text:p>
          </table:table-cell>
          <table:table-cell office:value-type="float" office:value="0.185913" calcext:value-type="float">
            <text:p>0,185913</text:p>
          </table:table-cell>
          <table:table-cell table:formula="of:=SQRT(([.C1075]-[.C1074])^2+([.D1075]-[.D1074])^2)" office:value-type="float" office:value="0.00451379485577271" calcext:value-type="float">
            <text:p>0,00451379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5057" calcext:value-type="float">
            <text:p>0,215057</text:p>
          </table:table-cell>
          <table:table-cell office:value-type="float" office:value="0.182281" calcext:value-type="float">
            <text:p>0,182281</text:p>
          </table:table-cell>
          <table:table-cell table:formula="of:=SQRT(([.C1076]-[.C1075])^2+([.D1076]-[.D1075])^2)" office:value-type="float" office:value="0.00492480456465025" calcext:value-type="float">
            <text:p>0,00492480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8445" calcext:value-type="float">
            <text:p>0,218445</text:p>
          </table:table-cell>
          <table:table-cell office:value-type="float" office:value="0.177094" calcext:value-type="float">
            <text:p>0,177094</text:p>
          </table:table-cell>
          <table:table-cell table:formula="of:=SQRT(([.C1077]-[.C1076])^2+([.D1077]-[.D1076])^2)" office:value-type="float" office:value="0.00619544292201938" calcext:value-type="float">
            <text:p>0,00619544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1649" calcext:value-type="float">
            <text:p>0,221649</text:p>
          </table:table-cell>
          <table:table-cell office:value-type="float" office:value="0.170074" calcext:value-type="float">
            <text:p>0,170074</text:p>
          </table:table-cell>
          <table:table-cell table:formula="of:=SQRT(([.C1078]-[.C1077])^2+([.D1078]-[.D1077])^2)" office:value-type="float" office:value="0.00771660650804483" calcext:value-type="float">
            <text:p>0,00771660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4762" calcext:value-type="float">
            <text:p>0,224762</text:p>
          </table:table-cell>
          <table:table-cell office:value-type="float" office:value="0.164215" calcext:value-type="float">
            <text:p>0,164215</text:p>
          </table:table-cell>
          <table:table-cell table:formula="of:=SQRT(([.C1079]-[.C1078])^2+([.D1079]-[.D1078])^2)" office:value-type="float" office:value="0.00663465522841994" calcext:value-type="float">
            <text:p>0,00663465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6868" calcext:value-type="float">
            <text:p>0,226868</text:p>
          </table:table-cell>
          <table:table-cell office:value-type="float" office:value="0.160614" calcext:value-type="float">
            <text:p>0,160614</text:p>
          </table:table-cell>
          <table:table-cell table:formula="of:=SQRT(([.C1080]-[.C1079])^2+([.D1080]-[.D1079])^2)" office:value-type="float" office:value="0.00417162282571185" calcext:value-type="float">
            <text:p>0,00417162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7203" calcext:value-type="float">
            <text:p>0,227203</text:p>
          </table:table-cell>
          <table:table-cell office:value-type="float" office:value="0.160004" calcext:value-type="float">
            <text:p>0,160004</text:p>
          </table:table-cell>
          <table:table-cell table:formula="of:=SQRT(([.C1081]-[.C1080])^2+([.D1081]-[.D1080])^2)" office:value-type="float" office:value="0.000695934623366305" calcext:value-type="float">
            <text:p>0,00069593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29004" calcext:value-type="float">
            <text:p>0,229004</text:p>
          </table:table-cell>
          <table:table-cell office:value-type="float" office:value="0.155914" calcext:value-type="float">
            <text:p>0,155914</text:p>
          </table:table-cell>
          <table:table-cell table:formula="of:=SQRT(([.C1082]-[.C1081])^2+([.D1082]-[.D1081])^2)" office:value-type="float" office:value="0.00446897091062359" calcext:value-type="float">
            <text:p>0,00446897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30255" calcext:value-type="float">
            <text:p>0,230255</text:p>
          </table:table-cell>
          <table:table-cell office:value-type="float" office:value="0.15036" calcext:value-type="float">
            <text:p>0,15036</text:p>
          </table:table-cell>
          <table:table-cell table:formula="of:=SQRT(([.C1083]-[.C1082])^2+([.D1083]-[.D1082])^2)" office:value-type="float" office:value="0.00569314649381164" calcext:value-type="float">
            <text:p>0,00569314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3111" calcext:value-type="float">
            <text:p>0,23111</text:p>
          </table:table-cell>
          <table:table-cell office:value-type="float" office:value="0.143982" calcext:value-type="float">
            <text:p>0,143982</text:p>
          </table:table-cell>
          <table:table-cell table:formula="of:=SQRT(([.C1084]-[.C1083])^2+([.D1084]-[.D1083])^2)" office:value-type="float" office:value="0.0064350531466337" calcext:value-type="float">
            <text:p>0,00643505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30652" calcext:value-type="float">
            <text:p>0,230652</text:p>
          </table:table-cell>
          <table:table-cell office:value-type="float" office:value="0.143341" calcext:value-type="float">
            <text:p>0,143341</text:p>
          </table:table-cell>
          <table:table-cell table:formula="of:=SQRT(([.C1085]-[.C1084])^2+([.D1085]-[.D1084])^2)" office:value-type="float" office:value="0.000787810256343503" calcext:value-type="float">
            <text:p>0,00078781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30652" calcext:value-type="float">
            <text:p>0,230652</text:p>
          </table:table-cell>
          <table:table-cell office:value-type="float" office:value="0.143341" calcext:value-type="float">
            <text:p>0,143341</text:p>
          </table:table-cell>
          <table:table-cell table:formula="of:=SQRT(([.C1086]-[.C1085])^2+([.D1086]-[.D108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30652" calcext:value-type="float">
            <text:p>0,230652</text:p>
          </table:table-cell>
          <table:table-cell office:value-type="float" office:value="0.143341" calcext:value-type="float">
            <text:p>0,143341</text:p>
          </table:table-cell>
          <table:table-cell table:formula="of:=SQRT(([.C1087]-[.C1086])^2+([.D1087]-[.D108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230652" calcext:value-type="float">
            <text:p>0,230652</text:p>
          </table:table-cell>
          <table:table-cell office:value-type="float" office:value="0.143341" calcext:value-type="float">
            <text:p>0,143341</text:p>
          </table:table-cell>
          <table:table-cell table:formula="of:=SQRT(([.C1088]-[.C1087])^2+([.D1088]-[.D108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218201" calcext:value-type="float">
            <text:p>0,218201</text:p>
          </table:table-cell>
          <table:table-cell office:value-type="float" office:value="0.12851" calcext:value-type="float">
            <text:p>0,12851</text:p>
          </table:table-cell>
          <table:table-cell table:formula="of:=SQRT(([.C1089]-[.C1088])^2+([.D1089]-[.D1088])^2)" office:value-type="float" office:value="0.0193645542680435" calcext:value-type="float">
            <text:p>0,01936455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5179" calcext:value-type="float">
            <text:p>0,215179</text:p>
          </table:table-cell>
          <table:table-cell office:value-type="float" office:value="0.124664" calcext:value-type="float">
            <text:p>0,124664</text:p>
          </table:table-cell>
          <table:table-cell table:formula="of:=SQRT(([.C1090]-[.C1089])^2+([.D1090]-[.D1089])^2)" office:value-type="float" office:value="0.00489123706233915" calcext:value-type="float">
            <text:p>0,00489123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5271" calcext:value-type="float">
            <text:p>0,215271</text:p>
          </table:table-cell>
          <table:table-cell office:value-type="float" office:value="0.125305" calcext:value-type="float">
            <text:p>0,125305</text:p>
          </table:table-cell>
          <table:table-cell table:formula="of:=SQRT(([.C1091]-[.C1090])^2+([.D1091]-[.D1090])^2)" office:value-type="float" office:value="0.000647568529192089" calcext:value-type="float">
            <text:p>0,00064756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13623" calcext:value-type="float">
            <text:p>0,213623</text:p>
          </table:table-cell>
          <table:table-cell office:value-type="float" office:value="0.124786" calcext:value-type="float">
            <text:p>0,124786</text:p>
          </table:table-cell>
          <table:table-cell table:formula="of:=SQRT(([.C1092]-[.C1091])^2+([.D1092]-[.D1091])^2)" office:value-type="float" office:value="0.00172779194349321" calcext:value-type="float">
            <text:p>0,00172779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9991" calcext:value-type="float">
            <text:p>0,209991</text:p>
          </table:table-cell>
          <table:table-cell office:value-type="float" office:value="0.124298" calcext:value-type="float">
            <text:p>0,124298</text:p>
          </table:table-cell>
          <table:table-cell table:formula="of:=SQRT(([.C1093]-[.C1092])^2+([.D1093]-[.D1092])^2)" office:value-type="float" office:value="0.00366463749912593" calcext:value-type="float">
            <text:p>0,00366463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6146" calcext:value-type="float">
            <text:p>0,206146</text:p>
          </table:table-cell>
          <table:table-cell office:value-type="float" office:value="0.123901" calcext:value-type="float">
            <text:p>0,123901</text:p>
          </table:table-cell>
          <table:table-cell table:formula="of:=SQRT(([.C1094]-[.C1093])^2+([.D1094]-[.D1093])^2)" office:value-type="float" office:value="0.0038654409838982" calcext:value-type="float">
            <text:p>0,0038654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202393" calcext:value-type="float">
            <text:p>0,202393</text:p>
          </table:table-cell>
          <table:table-cell office:value-type="float" office:value="0.122925" calcext:value-type="float">
            <text:p>0,122925</text:p>
          </table:table-cell>
          <table:table-cell table:formula="of:=SQRT(([.C1095]-[.C1094])^2+([.D1095]-[.D1094])^2)" office:value-type="float" office:value="0.00387783251314443" calcext:value-type="float">
            <text:p>0,00387783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8883" calcext:value-type="float">
            <text:p>0,198883</text:p>
          </table:table-cell>
          <table:table-cell office:value-type="float" office:value="0.121979" calcext:value-type="float">
            <text:p>0,121979</text:p>
          </table:table-cell>
          <table:table-cell table:formula="of:=SQRT(([.C1096]-[.C1095])^2+([.D1096]-[.D1095])^2)" office:value-type="float" office:value="0.00363524634653553" calcext:value-type="float">
            <text:p>0,00363524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5526" calcext:value-type="float">
            <text:p>0,195526</text:p>
          </table:table-cell>
          <table:table-cell office:value-type="float" office:value="0.121918" calcext:value-type="float">
            <text:p>0,121918</text:p>
          </table:table-cell>
          <table:table-cell table:formula="of:=SQRT(([.C1097]-[.C1096])^2+([.D1097]-[.D1096])^2)" office:value-type="float" office:value="0.00335755416933222" calcext:value-type="float">
            <text:p>0,00335755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91833" calcext:value-type="float">
            <text:p>0,191833</text:p>
          </table:table-cell>
          <table:table-cell office:value-type="float" office:value="0.123169" calcext:value-type="float">
            <text:p>0,123169</text:p>
          </table:table-cell>
          <table:table-cell table:formula="of:=SQRT(([.C1098]-[.C1097])^2+([.D1098]-[.D1097])^2)" office:value-type="float" office:value="0.00389913451935167" calcext:value-type="float">
            <text:p>0,00389913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8385" calcext:value-type="float">
            <text:p>0,188385</text:p>
          </table:table-cell>
          <table:table-cell office:value-type="float" office:value="0.122772" calcext:value-type="float">
            <text:p>0,122772</text:p>
          </table:table-cell>
          <table:table-cell table:formula="of:=SQRT(([.C1099]-[.C1098])^2+([.D1099]-[.D1098])^2)" office:value-type="float" office:value="0.00347077988354203" calcext:value-type="float">
            <text:p>0,00347077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5333" calcext:value-type="float">
            <text:p>0,185333</text:p>
          </table:table-cell>
          <table:table-cell office:value-type="float" office:value="0.121185" calcext:value-type="float">
            <text:p>0,121185</text:p>
          </table:table-cell>
          <table:table-cell table:formula="of:=SQRT(([.C1100]-[.C1099])^2+([.D1100]-[.D1099])^2)" office:value-type="float" office:value="0.00343995247060188" calcext:value-type="float">
            <text:p>0,00343995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82068" calcext:value-type="float">
            <text:p>0,182068</text:p>
          </table:table-cell>
          <table:table-cell office:value-type="float" office:value="0.120941" calcext:value-type="float">
            <text:p>0,120941</text:p>
          </table:table-cell>
          <table:table-cell table:formula="of:=SQRT(([.C1101]-[.C1100])^2+([.D1101]-[.D1100])^2)" office:value-type="float" office:value="0.00327410461042407" calcext:value-type="float">
            <text:p>0,00327410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9108" calcext:value-type="float">
            <text:p>0,179108</text:p>
          </table:table-cell>
          <table:table-cell office:value-type="float" office:value="0.120667" calcext:value-type="float">
            <text:p>0,120667</text:p>
          </table:table-cell>
          <table:table-cell table:formula="of:=SQRT(([.C1102]-[.C1101])^2+([.D1102]-[.D1101])^2)" office:value-type="float" office:value="0.00297265470581431" calcext:value-type="float">
            <text:p>0,00297265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8406" calcext:value-type="float">
            <text:p>0,178406</text:p>
          </table:table-cell>
          <table:table-cell office:value-type="float" office:value="0.120728" calcext:value-type="float">
            <text:p>0,120728</text:p>
          </table:table-cell>
          <table:table-cell table:formula="of:=SQRT(([.C1103]-[.C1102])^2+([.D1103]-[.D1102])^2)" office:value-type="float" office:value="0.000704645300842921" calcext:value-type="float">
            <text:p>0,00070464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4377" calcext:value-type="float">
            <text:p>0,174377</text:p>
          </table:table-cell>
          <table:table-cell office:value-type="float" office:value="0.121216" calcext:value-type="float">
            <text:p>0,121216</text:p>
          </table:table-cell>
          <table:table-cell table:formula="of:=SQRT(([.C1104]-[.C1103])^2+([.D1104]-[.D1103])^2)" office:value-type="float" office:value="0.00405844613121818" calcext:value-type="float">
            <text:p>0,00405844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70441" calcext:value-type="float">
            <text:p>0,170441</text:p>
          </table:table-cell>
          <table:table-cell office:value-type="float" office:value="0.124054" calcext:value-type="float">
            <text:p>0,124054</text:p>
          </table:table-cell>
          <table:table-cell table:formula="of:=SQRT(([.C1105]-[.C1104])^2+([.D1105]-[.D1104])^2)" office:value-type="float" office:value="0.00485245710954772" calcext:value-type="float">
            <text:p>0,00485245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7114" calcext:value-type="float">
            <text:p>0,167114</text:p>
          </table:table-cell>
          <table:table-cell office:value-type="float" office:value="0.127533" calcext:value-type="float">
            <text:p>0,127533</text:p>
          </table:table-cell>
          <table:table-cell table:formula="of:=SQRT(([.C1106]-[.C1105])^2+([.D1106]-[.D1105])^2)" office:value-type="float" office:value="0.0048137687937831" calcext:value-type="float">
            <text:p>0,00481376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4215" calcext:value-type="float">
            <text:p>0,164215</text:p>
          </table:table-cell>
          <table:table-cell office:value-type="float" office:value="0.130676" calcext:value-type="float">
            <text:p>0,130676</text:p>
          </table:table-cell>
          <table:table-cell table:formula="of:=SQRT(([.C1107]-[.C1106])^2+([.D1107]-[.D1106])^2)" office:value-type="float" office:value="0.00427582155848438" calcext:value-type="float">
            <text:p>0,00427582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1346" calcext:value-type="float">
            <text:p>0,161346</text:p>
          </table:table-cell>
          <table:table-cell office:value-type="float" office:value="0.134827" calcext:value-type="float">
            <text:p>0,134827</text:p>
          </table:table-cell>
          <table:table-cell table:formula="of:=SQRT(([.C1108]-[.C1107])^2+([.D1108]-[.D1107])^2)" office:value-type="float" office:value="0.00504598474036537" calcext:value-type="float">
            <text:p>0,00504598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8356" calcext:value-type="float">
            <text:p>0,158356</text:p>
          </table:table-cell>
          <table:table-cell office:value-type="float" office:value="0.140289" calcext:value-type="float">
            <text:p>0,140289</text:p>
          </table:table-cell>
          <table:table-cell table:formula="of:=SQRT(([.C1109]-[.C1108])^2+([.D1109]-[.D1108])^2)" office:value-type="float" office:value="0.00622684061141763" calcext:value-type="float">
            <text:p>0,00622684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5548" calcext:value-type="float">
            <text:p>0,155548</text:p>
          </table:table-cell>
          <table:table-cell office:value-type="float" office:value="0.146912" calcext:value-type="float">
            <text:p>0,146912</text:p>
          </table:table-cell>
          <table:table-cell table:formula="of:=SQRT(([.C1110]-[.C1109])^2+([.D1110]-[.D1109])^2)" office:value-type="float" office:value="0.00719367729329026" calcext:value-type="float">
            <text:p>0,00719367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3229" calcext:value-type="float">
            <text:p>0,153229</text:p>
          </table:table-cell>
          <table:table-cell office:value-type="float" office:value="0.153412" calcext:value-type="float">
            <text:p>0,153412</text:p>
          </table:table-cell>
          <table:table-cell table:formula="of:=SQRT(([.C1111]-[.C1110])^2+([.D1111]-[.D1110])^2)" office:value-type="float" office:value="0.00690128690897575" calcext:value-type="float">
            <text:p>0,00690128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51276" calcext:value-type="float">
            <text:p>0,151276</text:p>
          </table:table-cell>
          <table:table-cell office:value-type="float" office:value="0.159393" calcext:value-type="float">
            <text:p>0,159393</text:p>
          </table:table-cell>
          <table:table-cell table:formula="of:=SQRT(([.C1112]-[.C1111])^2+([.D1112]-[.D1111])^2)" office:value-type="float" office:value="0.0062917859149847" calcext:value-type="float">
            <text:p>0,00629178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92" calcext:value-type="float">
            <text:p>0,1492</text:p>
          </table:table-cell>
          <table:table-cell office:value-type="float" office:value="0.165894" calcext:value-type="float">
            <text:p>0,165894</text:p>
          </table:table-cell>
          <table:table-cell table:formula="of:=SQRT(([.C1113]-[.C1112])^2+([.D1113]-[.D1112])^2)" office:value-type="float" office:value="0.00682442503072604" calcext:value-type="float">
            <text:p>0,0068244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7125" calcext:value-type="float">
            <text:p>0,147125</text:p>
          </table:table-cell>
          <table:table-cell office:value-type="float" office:value="0.172729" calcext:value-type="float">
            <text:p>0,172729</text:p>
          </table:table-cell>
          <table:table-cell table:formula="of:=SQRT(([.C1114]-[.C1113])^2+([.D1114]-[.D1113])^2)" office:value-type="float" office:value="0.00714302806938347" calcext:value-type="float">
            <text:p>0,00714302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5264" calcext:value-type="float">
            <text:p>0,145264</text:p>
          </table:table-cell>
          <table:table-cell office:value-type="float" office:value="0.179626" calcext:value-type="float">
            <text:p>0,179626</text:p>
          </table:table-cell>
          <table:table-cell table:formula="of:=SQRT(([.C1115]-[.C1114])^2+([.D1115]-[.D1114])^2)" office:value-type="float" office:value="0.00714366362589952" calcext:value-type="float">
            <text:p>0,00714366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3433" calcext:value-type="float">
            <text:p>0,143433</text:p>
          </table:table-cell>
          <table:table-cell office:value-type="float" office:value="0.186615" calcext:value-type="float">
            <text:p>0,186615</text:p>
          </table:table-cell>
          <table:table-cell table:formula="of:=SQRT(([.C1116]-[.C1115])^2+([.D1116]-[.D1115])^2)" office:value-type="float" office:value="0.00722486553508093" calcext:value-type="float">
            <text:p>0,00722486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1907" calcext:value-type="float">
            <text:p>0,141907</text:p>
          </table:table-cell>
          <table:table-cell office:value-type="float" office:value="0.193909" calcext:value-type="float">
            <text:p>0,193909</text:p>
          </table:table-cell>
          <table:table-cell table:formula="of:=SQRT(([.C1117]-[.C1116])^2+([.D1117]-[.D1116])^2)" office:value-type="float" office:value="0.00745192002104155" calcext:value-type="float">
            <text:p>0,007451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40686" calcext:value-type="float">
            <text:p>0,140686</text:p>
          </table:table-cell>
          <table:table-cell office:value-type="float" office:value="0.20163" calcext:value-type="float">
            <text:p>0,20163</text:p>
          </table:table-cell>
          <table:table-cell table:formula="of:=SQRT(([.C1118]-[.C1117])^2+([.D1118]-[.D1117])^2)" office:value-type="float" office:value="0.0078169483815617" calcext:value-type="float">
            <text:p>0,00781694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9343" calcext:value-type="float">
            <text:p>0,139343</text:p>
          </table:table-cell>
          <table:table-cell office:value-type="float" office:value="0.209381" calcext:value-type="float">
            <text:p>0,209381</text:p>
          </table:table-cell>
          <table:table-cell table:formula="of:=SQRT(([.C1119]-[.C1118])^2+([.D1119]-[.D1118])^2)" office:value-type="float" office:value="0.00786648905166719" calcext:value-type="float">
            <text:p>0,00786648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7909" calcext:value-type="float">
            <text:p>0,137909</text:p>
          </table:table-cell>
          <table:table-cell office:value-type="float" office:value="0.216614" calcext:value-type="float">
            <text:p>0,216614</text:p>
          </table:table-cell>
          <table:table-cell table:formula="of:=SQRT(([.C1120]-[.C1119])^2+([.D1120]-[.D1119])^2)" office:value-type="float" office:value="0.0073737809161922" calcext:value-type="float">
            <text:p>0,00737378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6505" calcext:value-type="float">
            <text:p>0,136505</text:p>
          </table:table-cell>
          <table:table-cell office:value-type="float" office:value="0.223938" calcext:value-type="float">
            <text:p>0,223938</text:p>
          </table:table-cell>
          <table:table-cell table:formula="of:=SQRT(([.C1121]-[.C1120])^2+([.D1121]-[.D1120])^2)" office:value-type="float" office:value="0.00745735824538422" calcext:value-type="float">
            <text:p>0,00745735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5132" calcext:value-type="float">
            <text:p>0,135132</text:p>
          </table:table-cell>
          <table:table-cell office:value-type="float" office:value="0.231628" calcext:value-type="float">
            <text:p>0,231628</text:p>
          </table:table-cell>
          <table:table-cell table:formula="of:=SQRT(([.C1122]-[.C1121])^2+([.D1122]-[.D1121])^2)" office:value-type="float" office:value="0.00781160860514657" calcext:value-type="float">
            <text:p>0,00781160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3972" calcext:value-type="float">
            <text:p>0,133972</text:p>
          </table:table-cell>
          <table:table-cell office:value-type="float" office:value="0.23877" calcext:value-type="float">
            <text:p>0,23877</text:p>
          </table:table-cell>
          <table:table-cell table:formula="of:=SQRT(([.C1123]-[.C1122])^2+([.D1123]-[.D1122])^2)" office:value-type="float" office:value="0.00723559009342017" calcext:value-type="float">
            <text:p>0,00723559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3118" calcext:value-type="float">
            <text:p>0,133118</text:p>
          </table:table-cell>
          <table:table-cell office:value-type="float" office:value="0.245697" calcext:value-type="float">
            <text:p>0,245697</text:p>
          </table:table-cell>
          <table:table-cell table:formula="of:=SQRT(([.C1124]-[.C1123])^2+([.D1124]-[.D1123])^2)" office:value-type="float" office:value="0.00697944446213306" calcext:value-type="float">
            <text:p>0,00697944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1989" calcext:value-type="float">
            <text:p>0,131989</text:p>
          </table:table-cell>
          <table:table-cell office:value-type="float" office:value="0.252991" calcext:value-type="float">
            <text:p>0,252991</text:p>
          </table:table-cell>
          <table:table-cell table:formula="of:=SQRT(([.C1125]-[.C1124])^2+([.D1125]-[.D1124])^2)" office:value-type="float" office:value="0.00738085882536711" calcext:value-type="float">
            <text:p>0,00738085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0798" calcext:value-type="float">
            <text:p>0,130798</text:p>
          </table:table-cell>
          <table:table-cell office:value-type="float" office:value="0.260437" calcext:value-type="float">
            <text:p>0,260437</text:p>
          </table:table-cell>
          <table:table-cell table:formula="of:=SQRT(([.C1126]-[.C1125])^2+([.D1126]-[.D1125])^2)" office:value-type="float" office:value="0.00754064964044877" calcext:value-type="float">
            <text:p>0,00754064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9761" calcext:value-type="float">
            <text:p>0,129761</text:p>
          </table:table-cell>
          <table:table-cell office:value-type="float" office:value="0.267395" calcext:value-type="float">
            <text:p>0,267395</text:p>
          </table:table-cell>
          <table:table-cell table:formula="of:=SQRT(([.C1127]-[.C1126])^2+([.D1127]-[.D1126])^2)" office:value-type="float" office:value="0.00703485131328305" calcext:value-type="float">
            <text:p>0,00703485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8632" calcext:value-type="float">
            <text:p>0,128632</text:p>
          </table:table-cell>
          <table:table-cell office:value-type="float" office:value="0.273682" calcext:value-type="float">
            <text:p>0,273682</text:p>
          </table:table-cell>
          <table:table-cell table:formula="of:=SQRT(([.C1128]-[.C1127])^2+([.D1128]-[.D1127])^2)" office:value-type="float" office:value="0.00638756682939598" calcext:value-type="float">
            <text:p>0,00638756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7655" calcext:value-type="float">
            <text:p>0,127655</text:p>
          </table:table-cell>
          <table:table-cell office:value-type="float" office:value="0.280334" calcext:value-type="float">
            <text:p>0,280334</text:p>
          </table:table-cell>
          <table:table-cell table:formula="of:=SQRT(([.C1129]-[.C1128])^2+([.D1129]-[.D1128])^2)" office:value-type="float" office:value="0.00672336470823946" calcext:value-type="float">
            <text:p>0,00672336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6862" calcext:value-type="float">
            <text:p>0,126862</text:p>
          </table:table-cell>
          <table:table-cell office:value-type="float" office:value="0.287842" calcext:value-type="float">
            <text:p>0,287842</text:p>
          </table:table-cell>
          <table:table-cell table:formula="of:=SQRT(([.C1130]-[.C1129])^2+([.D1130]-[.D1129])^2)" office:value-type="float" office:value="0.00754976244659395" calcext:value-type="float">
            <text:p>0,00754976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6099" calcext:value-type="float">
            <text:p>0,126099</text:p>
          </table:table-cell>
          <table:table-cell office:value-type="float" office:value="0.295074" calcext:value-type="float">
            <text:p>0,295074</text:p>
          </table:table-cell>
          <table:table-cell table:formula="of:=SQRT(([.C1131]-[.C1130])^2+([.D1131]-[.D1130])^2)" office:value-type="float" office:value="0.00727213813125138" calcext:value-type="float">
            <text:p>0,00727213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4969" calcext:value-type="float">
            <text:p>0,124969</text:p>
          </table:table-cell>
          <table:table-cell office:value-type="float" office:value="0.301971" calcext:value-type="float">
            <text:p>0,301971</text:p>
          </table:table-cell>
          <table:table-cell table:formula="of:=SQRT(([.C1132]-[.C1131])^2+([.D1132]-[.D1131])^2)" office:value-type="float" office:value="0.00698895621677513" calcext:value-type="float">
            <text:p>0,00698895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3291" calcext:value-type="float">
            <text:p>0,123291</text:p>
          </table:table-cell>
          <table:table-cell office:value-type="float" office:value="0.308929" calcext:value-type="float">
            <text:p>0,308929</text:p>
          </table:table-cell>
          <table:table-cell table:formula="of:=SQRT(([.C1133]-[.C1132])^2+([.D1133]-[.D1132])^2)" office:value-type="float" office:value="0.00715747497375997" calcext:value-type="float">
            <text:p>0,0071574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1338" calcext:value-type="float">
            <text:p>0,121338</text:p>
          </table:table-cell>
          <table:table-cell office:value-type="float" office:value="0.316101" calcext:value-type="float">
            <text:p>0,316101</text:p>
          </table:table-cell>
          <table:table-cell table:formula="of:=SQRT(([.C1134]-[.C1133])^2+([.D1134]-[.D1133])^2)" office:value-type="float" office:value="0.00743315498291266" calcext:value-type="float">
            <text:p>0,0074331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0087" calcext:value-type="float">
            <text:p>0,120087</text:p>
          </table:table-cell>
          <table:table-cell office:value-type="float" office:value="0.323425" calcext:value-type="float">
            <text:p>0,323425</text:p>
          </table:table-cell>
          <table:table-cell table:formula="of:=SQRT(([.C1135]-[.C1134])^2+([.D1135]-[.D1134])^2)" office:value-type="float" office:value="0.00743007247609335" calcext:value-type="float">
            <text:p>0,00743007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9476" calcext:value-type="float">
            <text:p>0,119476</text:p>
          </table:table-cell>
          <table:table-cell office:value-type="float" office:value="0.329742" calcext:value-type="float">
            <text:p>0,329742</text:p>
          </table:table-cell>
          <table:table-cell table:formula="of:=SQRT(([.C1136]-[.C1135])^2+([.D1136]-[.D1135])^2)" office:value-type="float" office:value="0.00634648012681047" calcext:value-type="float">
            <text:p>0,00634648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8805" calcext:value-type="float">
            <text:p>0,118805</text:p>
          </table:table-cell>
          <table:table-cell office:value-type="float" office:value="0.335754" calcext:value-type="float">
            <text:p>0,335754</text:p>
          </table:table-cell>
          <table:table-cell table:formula="of:=SQRT(([.C1137]-[.C1136])^2+([.D1137]-[.D1136])^2)" office:value-type="float" office:value="0.00604932930166644" calcext:value-type="float">
            <text:p>0,00604932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7859" calcext:value-type="float">
            <text:p>0,117859</text:p>
          </table:table-cell>
          <table:table-cell office:value-type="float" office:value="0.342987" calcext:value-type="float">
            <text:p>0,342987</text:p>
          </table:table-cell>
          <table:table-cell table:formula="of:=SQRT(([.C1138]-[.C1137])^2+([.D1138]-[.D1137])^2)" office:value-type="float" office:value="0.00729460108573456" calcext:value-type="float">
            <text:p>0,00729460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673" calcext:value-type="float">
            <text:p>0,11673</text:p>
          </table:table-cell>
          <table:table-cell office:value-type="float" office:value="0.350586" calcext:value-type="float">
            <text:p>0,350586</text:p>
          </table:table-cell>
          <table:table-cell table:formula="of:=SQRT(([.C1139]-[.C1138])^2+([.D1139]-[.D1138])^2)" office:value-type="float" office:value="0.00768241121003037" calcext:value-type="float">
            <text:p>0,00768241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5417" calcext:value-type="float">
            <text:p>0,115417</text:p>
          </table:table-cell>
          <table:table-cell office:value-type="float" office:value="0.357605" calcext:value-type="float">
            <text:p>0,357605</text:p>
          </table:table-cell>
          <table:table-cell table:formula="of:=SQRT(([.C1140]-[.C1139])^2+([.D1140]-[.D1139])^2)" office:value-type="float" office:value="0.00714075136102638" calcext:value-type="float">
            <text:p>0,00714075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38" calcext:value-type="float">
            <text:p>0,1138</text:p>
          </table:table-cell>
          <table:table-cell office:value-type="float" office:value="0.364899" calcext:value-type="float">
            <text:p>0,364899</text:p>
          </table:table-cell>
          <table:table-cell table:formula="of:=SQRT(([.C1141]-[.C1140])^2+([.D1141]-[.D1140])^2)" office:value-type="float" office:value="0.00747108593177722" calcext:value-type="float">
            <text:p>0,00747108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3068" calcext:value-type="float">
            <text:p>0,113068</text:p>
          </table:table-cell>
          <table:table-cell office:value-type="float" office:value="0.371948" calcext:value-type="float">
            <text:p>0,371948</text:p>
          </table:table-cell>
          <table:table-cell table:formula="of:=SQRT(([.C1142]-[.C1141])^2+([.D1142]-[.D1141])^2)" office:value-type="float" office:value="0.00708690517786152" calcext:value-type="float">
            <text:p>0,00708690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2915" calcext:value-type="float">
            <text:p>0,112915</text:p>
          </table:table-cell>
          <table:table-cell office:value-type="float" office:value="0.378998" calcext:value-type="float">
            <text:p>0,378998</text:p>
          </table:table-cell>
          <table:table-cell table:formula="of:=SQRT(([.C1143]-[.C1142])^2+([.D1143]-[.D1142])^2)" office:value-type="float" office:value="0.00705166001732925" calcext:value-type="float">
            <text:p>0,007051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1969" calcext:value-type="float">
            <text:p>0,111969</text:p>
          </table:table-cell>
          <table:table-cell office:value-type="float" office:value="0.38678" calcext:value-type="float">
            <text:p>0,38678</text:p>
          </table:table-cell>
          <table:table-cell table:formula="of:=SQRT(([.C1144]-[.C1143])^2+([.D1144]-[.D1143])^2)" office:value-type="float" office:value="0.00783928823299668" calcext:value-type="float">
            <text:p>0,00783928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0901" calcext:value-type="float">
            <text:p>0,110901</text:p>
          </table:table-cell>
          <table:table-cell office:value-type="float" office:value="0.394348" calcext:value-type="float">
            <text:p>0,394348</text:p>
          </table:table-cell>
          <table:table-cell table:formula="of:=SQRT(([.C1145]-[.C1144])^2+([.D1145]-[.D1144])^2)" office:value-type="float" office:value="0.00764298685070172" calcext:value-type="float">
            <text:p>0,00764298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0016" calcext:value-type="float">
            <text:p>0,110016</text:p>
          </table:table-cell>
          <table:table-cell office:value-type="float" office:value="0.401978" calcext:value-type="float">
            <text:p>0,401978</text:p>
          </table:table-cell>
          <table:table-cell table:formula="of:=SQRT(([.C1146]-[.C1145])^2+([.D1146]-[.D1145])^2)" office:value-type="float" office:value="0.00768115388467126" calcext:value-type="float">
            <text:p>0,00768115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907" calcext:value-type="float">
            <text:p>0,10907</text:p>
          </table:table-cell>
          <table:table-cell office:value-type="float" office:value="0.409973" calcext:value-type="float">
            <text:p>0,409973</text:p>
          </table:table-cell>
          <table:table-cell table:formula="of:=SQRT(([.C1147]-[.C1146])^2+([.D1147]-[.D1146])^2)" office:value-type="float" office:value="0.00805077269583483" calcext:value-type="float">
            <text:p>0,00805077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8429" calcext:value-type="float">
            <text:p>0,108429</text:p>
          </table:table-cell>
          <table:table-cell office:value-type="float" office:value="0.418152" calcext:value-type="float">
            <text:p>0,418152</text:p>
          </table:table-cell>
          <table:table-cell table:formula="of:=SQRT(([.C1148]-[.C1147])^2+([.D1148]-[.D1147])^2)" office:value-type="float" office:value="0.00820407959493324" calcext:value-type="float">
            <text:p>0,00820407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7941" calcext:value-type="float">
            <text:p>0,107941</text:p>
          </table:table-cell>
          <table:table-cell office:value-type="float" office:value="0.426666" calcext:value-type="float">
            <text:p>0,426666</text:p>
          </table:table-cell>
          <table:table-cell table:formula="of:=SQRT(([.C1149]-[.C1148])^2+([.D1149]-[.D1148])^2)" office:value-type="float" office:value="0.00852797396806536" calcext:value-type="float">
            <text:p>0,0085279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7269" calcext:value-type="float">
            <text:p>0,107269</text:p>
          </table:table-cell>
          <table:table-cell office:value-type="float" office:value="0.435242" calcext:value-type="float">
            <text:p>0,435242</text:p>
          </table:table-cell>
          <table:table-cell table:formula="of:=SQRT(([.C1150]-[.C1149])^2+([.D1150]-[.D1149])^2)" office:value-type="float" office:value="0.00860228806771777" calcext:value-type="float">
            <text:p>0,00860228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7269" calcext:value-type="float">
            <text:p>0,107269</text:p>
          </table:table-cell>
          <table:table-cell office:value-type="float" office:value="0.435242" calcext:value-type="float">
            <text:p>0,435242</text:p>
          </table:table-cell>
          <table:table-cell table:formula="of:=SQRT(([.C1151]-[.C1150])^2+([.D1151]-[.D115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6354" calcext:value-type="float">
            <text:p>0,106354</text:p>
          </table:table-cell>
          <table:table-cell office:value-type="float" office:value="0.444" calcext:value-type="float">
            <text:p>0,444</text:p>
          </table:table-cell>
          <table:table-cell table:formula="of:=SQRT(([.C1152]-[.C1151])^2+([.D1152]-[.D1151])^2)" office:value-type="float" office:value="0.00880566800418916" calcext:value-type="float">
            <text:p>0,0088056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713" calcext:value-type="float">
            <text:p>0,105713</text:p>
          </table:table-cell>
          <table:table-cell office:value-type="float" office:value="0.452698" calcext:value-type="float">
            <text:p>0,452698</text:p>
          </table:table-cell>
          <table:table-cell table:formula="of:=SQRT(([.C1153]-[.C1152])^2+([.D1153]-[.D1152])^2)" office:value-type="float" office:value="0.0087215872981929" calcext:value-type="float">
            <text:p>0,00872158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347" calcext:value-type="float">
            <text:p>0,105347</text:p>
          </table:table-cell>
          <table:table-cell office:value-type="float" office:value="0.461548" calcext:value-type="float">
            <text:p>0,461548</text:p>
          </table:table-cell>
          <table:table-cell table:formula="of:=SQRT(([.C1154]-[.C1153])^2+([.D1154]-[.D1153])^2)" office:value-type="float" office:value="0.00885756490238708" calcext:value-type="float">
            <text:p>0,00885756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4797" calcext:value-type="float">
            <text:p>0,104797</text:p>
          </table:table-cell>
          <table:table-cell office:value-type="float" office:value="0.471436" calcext:value-type="float">
            <text:p>0,471436</text:p>
          </table:table-cell>
          <table:table-cell table:formula="of:=SQRT(([.C1155]-[.C1154])^2+([.D1155]-[.D1154])^2)" office:value-type="float" office:value="0.00990328450565771" calcext:value-type="float">
            <text:p>0,00990328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4401" calcext:value-type="float">
            <text:p>0,104401</text:p>
          </table:table-cell>
          <table:table-cell office:value-type="float" office:value="0.482086" calcext:value-type="float">
            <text:p>0,482086</text:p>
          </table:table-cell>
          <table:table-cell table:formula="of:=SQRT(([.C1156]-[.C1155])^2+([.D1156]-[.D1155])^2)" office:value-type="float" office:value="0.0106573597105474" calcext:value-type="float">
            <text:p>0,01065735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437" calcext:value-type="float">
            <text:p>0,10437</text:p>
          </table:table-cell>
          <table:table-cell office:value-type="float" office:value="0.492554" calcext:value-type="float">
            <text:p>0,492554</text:p>
          </table:table-cell>
          <table:table-cell table:formula="of:=SQRT(([.C1157]-[.C1156])^2+([.D1157]-[.D1156])^2)" office:value-type="float" office:value="0.0104680459016953" calcext:value-type="float">
            <text:p>0,01046804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4736" calcext:value-type="float">
            <text:p>0,104736</text:p>
          </table:table-cell>
          <table:table-cell office:value-type="float" office:value="0.503021" calcext:value-type="float">
            <text:p>0,503021</text:p>
          </table:table-cell>
          <table:table-cell table:formula="of:=SQRT(([.C1158]-[.C1157])^2+([.D1158]-[.D1157])^2)" office:value-type="float" office:value="0.0104733970133858" calcext:value-type="float">
            <text:p>0,0104733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133" calcext:value-type="float">
            <text:p>0,105133</text:p>
          </table:table-cell>
          <table:table-cell office:value-type="float" office:value="0.51474" calcext:value-type="float">
            <text:p>0,51474</text:p>
          </table:table-cell>
          <table:table-cell table:formula="of:=SQRT(([.C1159]-[.C1158])^2+([.D1159]-[.D1158])^2)" office:value-type="float" office:value="0.0117257225790142" calcext:value-type="float">
            <text:p>0,01172572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316" calcext:value-type="float">
            <text:p>0,105316</text:p>
          </table:table-cell>
          <table:table-cell office:value-type="float" office:value="0.527405" calcext:value-type="float">
            <text:p>0,527405</text:p>
          </table:table-cell>
          <table:table-cell table:formula="of:=SQRT(([.C1160]-[.C1159])^2+([.D1160]-[.D1159])^2)" office:value-type="float" office:value="0.0126663220391714" calcext:value-type="float">
            <text:p>0,0126663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804" calcext:value-type="float">
            <text:p>0,105804</text:p>
          </table:table-cell>
          <table:table-cell office:value-type="float" office:value="0.541412" calcext:value-type="float">
            <text:p>0,541412</text:p>
          </table:table-cell>
          <table:table-cell table:formula="of:=SQRT(([.C1161]-[.C1160])^2+([.D1161]-[.D1160])^2)" office:value-type="float" office:value="0.0140154983143661" calcext:value-type="float">
            <text:p>0,01401549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6567" calcext:value-type="float">
            <text:p>0,106567</text:p>
          </table:table-cell>
          <table:table-cell office:value-type="float" office:value="0.556366" calcext:value-type="float">
            <text:p>0,556366</text:p>
          </table:table-cell>
          <table:table-cell table:formula="of:=SQRT(([.C1162]-[.C1161])^2+([.D1162]-[.D1161])^2)" office:value-type="float" office:value="0.0149734526746506" calcext:value-type="float">
            <text:p>0,01497345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6964" calcext:value-type="float">
            <text:p>0,106964</text:p>
          </table:table-cell>
          <table:table-cell office:value-type="float" office:value="0.571808" calcext:value-type="float">
            <text:p>0,571808</text:p>
          </table:table-cell>
          <table:table-cell table:formula="of:=SQRT(([.C1163]-[.C1162])^2+([.D1163]-[.D1162])^2)" office:value-type="float" office:value="0.0154471024143688" calcext:value-type="float">
            <text:p>0,01544710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7269" calcext:value-type="float">
            <text:p>0,107269</text:p>
          </table:table-cell>
          <table:table-cell office:value-type="float" office:value="0.589539" calcext:value-type="float">
            <text:p>0,589539</text:p>
          </table:table-cell>
          <table:table-cell table:formula="of:=SQRT(([.C1164]-[.C1163])^2+([.D1164]-[.D1163])^2)" office:value-type="float" office:value="0.0177336230364807" calcext:value-type="float">
            <text:p>0,0177336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791" calcext:value-type="float">
            <text:p>0,10791</text:p>
          </table:table-cell>
          <table:table-cell office:value-type="float" office:value="0.608551" calcext:value-type="float">
            <text:p>0,608551</text:p>
          </table:table-cell>
          <table:table-cell table:formula="of:=SQRT(([.C1165]-[.C1164])^2+([.D1165]-[.D1164])^2)" office:value-type="float" office:value="0.0190228027640514" calcext:value-type="float">
            <text:p>0,01902280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8765" calcext:value-type="float">
            <text:p>0,108765</text:p>
          </table:table-cell>
          <table:table-cell office:value-type="float" office:value="0.627625" calcext:value-type="float">
            <text:p>0,627625</text:p>
          </table:table-cell>
          <table:table-cell table:formula="of:=SQRT(([.C1166]-[.C1165])^2+([.D1166]-[.D1165])^2)" office:value-type="float" office:value="0.0190931532492672" calcext:value-type="float">
            <text:p>0,01909315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0229" calcext:value-type="float">
            <text:p>0,110229</text:p>
          </table:table-cell>
          <table:table-cell office:value-type="float" office:value="0.64801" calcext:value-type="float">
            <text:p>0,64801</text:p>
          </table:table-cell>
          <table:table-cell table:formula="of:=SQRT(([.C1167]-[.C1166])^2+([.D1167]-[.D1166])^2)" office:value-type="float" office:value="0.0204375028073394" calcext:value-type="float">
            <text:p>0,02043750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2244" calcext:value-type="float">
            <text:p>0,112244</text:p>
          </table:table-cell>
          <table:table-cell office:value-type="float" office:value="0.669037" calcext:value-type="float">
            <text:p>0,669037</text:p>
          </table:table-cell>
          <table:table-cell table:formula="of:=SQRT(([.C1168]-[.C1167])^2+([.D1168]-[.D1167])^2)" office:value-type="float" office:value="0.0211233272473821" calcext:value-type="float">
            <text:p>0,02112332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3251" calcext:value-type="float">
            <text:p>0,113251</text:p>
          </table:table-cell>
          <table:table-cell office:value-type="float" office:value="0.689301" calcext:value-type="float">
            <text:p>0,689301</text:p>
          </table:table-cell>
          <table:table-cell table:formula="of:=SQRT(([.C1169]-[.C1168])^2+([.D1169]-[.D1168])^2)" office:value-type="float" office:value="0.0202890055202318" calcext:value-type="float">
            <text:p>0,02028900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1877" calcext:value-type="float">
            <text:p>0,111877</text:p>
          </table:table-cell>
          <table:table-cell office:value-type="float" office:value="0.713562" calcext:value-type="float">
            <text:p>0,713562</text:p>
          </table:table-cell>
          <table:table-cell table:formula="of:=SQRT(([.C1170]-[.C1169])^2+([.D1170]-[.D1169])^2)" office:value-type="float" office:value="0.0242998764811675" calcext:value-type="float">
            <text:p>0,02429987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1908" calcext:value-type="float">
            <text:p>0,111908</text:p>
          </table:table-cell>
          <table:table-cell office:value-type="float" office:value="0.749481" calcext:value-type="float">
            <text:p>0,749481</text:p>
          </table:table-cell>
          <table:table-cell table:formula="of:=SQRT(([.C1171]-[.C1170])^2+([.D1171]-[.D1170])^2)" office:value-type="float" office:value="0.0359190133773187" calcext:value-type="float">
            <text:p>0,03591901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615" calcext:value-type="float">
            <text:p>0,11615</text:p>
          </table:table-cell>
          <table:table-cell office:value-type="float" office:value="0.78418" calcext:value-type="float">
            <text:p>0,78418</text:p>
          </table:table-cell>
          <table:table-cell table:formula="of:=SQRT(([.C1172]-[.C1171])^2+([.D1172]-[.D1171])^2)" office:value-type="float" office:value="0.0349573334938466" calcext:value-type="float">
            <text:p>0,03495733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23047" calcext:value-type="float">
            <text:p>0,123047</text:p>
          </table:table-cell>
          <table:table-cell office:value-type="float" office:value="0.808746" calcext:value-type="float">
            <text:p>0,808746</text:p>
          </table:table-cell>
          <table:table-cell table:formula="of:=SQRT(([.C1173]-[.C1172])^2+([.D1173]-[.D1172])^2)" office:value-type="float" office:value="0.0255158179371149" calcext:value-type="float">
            <text:p>0,02551581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1592" calcext:value-type="float">
            <text:p>0,131592</text:p>
          </table:table-cell>
          <table:table-cell office:value-type="float" office:value="0.829742" calcext:value-type="float">
            <text:p>0,829742</text:p>
          </table:table-cell>
          <table:table-cell table:formula="of:=SQRT(([.C1174]-[.C1173])^2+([.D1174]-[.D1173])^2)" office:value-type="float" office:value="0.0226682385950034" calcext:value-type="float">
            <text:p>0,02266823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1592" calcext:value-type="float">
            <text:p>0,131592</text:p>
          </table:table-cell>
          <table:table-cell office:value-type="float" office:value="0.829742" calcext:value-type="float">
            <text:p>0,829742</text:p>
          </table:table-cell>
          <table:table-cell table:formula="of:=SQRT(([.C1175]-[.C1174])^2+([.D1175]-[.D117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31592" calcext:value-type="float">
            <text:p>0,131592</text:p>
          </table:table-cell>
          <table:table-cell office:value-type="float" office:value="0.829742" calcext:value-type="float">
            <text:p>0,829742</text:p>
          </table:table-cell>
          <table:table-cell table:formula="of:=SQRT(([.C1176]-[.C1175])^2+([.D1176]-[.D117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131592" calcext:value-type="float">
            <text:p>0,131592</text:p>
          </table:table-cell>
          <table:table-cell office:value-type="float" office:value="0.829742" calcext:value-type="float">
            <text:p>0,829742</text:p>
          </table:table-cell>
          <table:table-cell table:formula="of:=SQRT(([.C1177]-[.C1176])^2+([.D1177]-[.D117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173859" calcext:value-type="float">
            <text:p>0,173859</text:p>
          </table:table-cell>
          <table:table-cell office:value-type="float" office:value="0.882172" calcext:value-type="float">
            <text:p>0,882172</text:p>
          </table:table-cell>
          <table:table-cell table:formula="of:=SQRT(([.C1178]-[.C1177])^2+([.D1178]-[.D1177])^2)" office:value-type="float" office:value="0.0673454095614541" calcext:value-type="float">
            <text:p>0,06734540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51" calcext:value-type="float">
            <text:p>0,1651</text:p>
          </table:table-cell>
          <table:table-cell office:value-type="float" office:value="0.889343" calcext:value-type="float">
            <text:p>0,889343</text:p>
          </table:table-cell>
          <table:table-cell table:formula="of:=SQRT(([.C1179]-[.C1178])^2+([.D1179]-[.D1178])^2)" office:value-type="float" office:value="0.0113200407243084" calcext:value-type="float">
            <text:p>0,01132004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51" calcext:value-type="float">
            <text:p>0,1651</text:p>
          </table:table-cell>
          <table:table-cell office:value-type="float" office:value="0.889343" calcext:value-type="float">
            <text:p>0,889343</text:p>
          </table:table-cell>
          <table:table-cell table:formula="of:=SQRT(([.C1180]-[.C1179])^2+([.D1180]-[.D117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7572" calcext:value-type="float">
            <text:p>0,167572</text:p>
          </table:table-cell>
          <table:table-cell office:value-type="float" office:value="0.879303" calcext:value-type="float">
            <text:p>0,879303</text:p>
          </table:table-cell>
          <table:table-cell table:formula="of:=SQRT(([.C1181]-[.C1180])^2+([.D1181]-[.D1180])^2)" office:value-type="float" office:value="0.010339844486258" calcext:value-type="float">
            <text:p>0,01033984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7572" calcext:value-type="float">
            <text:p>0,167572</text:p>
          </table:table-cell>
          <table:table-cell office:value-type="float" office:value="0.879303" calcext:value-type="float">
            <text:p>0,879303</text:p>
          </table:table-cell>
          <table:table-cell table:formula="of:=SQRT(([.C1182]-[.C1181])^2+([.D1182]-[.D118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7969" calcext:value-type="float">
            <text:p>0,167969</text:p>
          </table:table-cell>
          <table:table-cell office:value-type="float" office:value="0.871796" calcext:value-type="float">
            <text:p>0,871796</text:p>
          </table:table-cell>
          <table:table-cell table:formula="of:=SQRT(([.C1183]-[.C1182])^2+([.D1183]-[.D1182])^2)" office:value-type="float" office:value="0.00751749013966756" calcext:value-type="float">
            <text:p>0,00751749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67969" calcext:value-type="float">
            <text:p>0,167969</text:p>
          </table:table-cell>
          <table:table-cell office:value-type="float" office:value="0.871796" calcext:value-type="float">
            <text:p>0,871796</text:p>
          </table:table-cell>
          <table:table-cell table:formula="of:=SQRT(([.C1184]-[.C1183])^2+([.D1184]-[.D118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167969" calcext:value-type="float">
            <text:p>0,167969</text:p>
          </table:table-cell>
          <table:table-cell office:value-type="float" office:value="0.871796" calcext:value-type="float">
            <text:p>0,871796</text:p>
          </table:table-cell>
          <table:table-cell table:formula="of:=SQRT(([.C1185]-[.C1184])^2+([.D1185]-[.D118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0880432" calcext:value-type="float">
            <text:p>0,0880432</text:p>
          </table:table-cell>
          <table:table-cell office:value-type="float" office:value="0.219971" calcext:value-type="float">
            <text:p>0,219971</text:p>
          </table:table-cell>
          <table:table-cell table:formula="of:=SQRT(([.C1186]-[.C1185])^2+([.D1186]-[.D1185])^2)" office:value-type="float" office:value="0.656706908849481" calcext:value-type="float">
            <text:p>0,65670690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6301" calcext:value-type="float">
            <text:p>0,0896301</text:p>
          </table:table-cell>
          <table:table-cell office:value-type="float" office:value="0.237" calcext:value-type="float">
            <text:p>0,237</text:p>
          </table:table-cell>
          <table:table-cell table:formula="of:=SQRT(([.C1187]-[.C1186])^2+([.D1187]-[.D1186])^2)" office:value-type="float" office:value="0.0171027802596537" calcext:value-type="float">
            <text:p>0,01710278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6301" calcext:value-type="float">
            <text:p>0,0896301</text:p>
          </table:table-cell>
          <table:table-cell office:value-type="float" office:value="0.237" calcext:value-type="float">
            <text:p>0,237</text:p>
          </table:table-cell>
          <table:table-cell table:formula="of:=SQRT(([.C1188]-[.C1187])^2+([.D1188]-[.D118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6301" calcext:value-type="float">
            <text:p>0,0896301</text:p>
          </table:table-cell>
          <table:table-cell office:value-type="float" office:value="0.237" calcext:value-type="float">
            <text:p>0,237</text:p>
          </table:table-cell>
          <table:table-cell table:formula="of:=SQRT(([.C1189]-[.C1188])^2+([.D1189]-[.D118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1724" calcext:value-type="float">
            <text:p>0,0891724</text:p>
          </table:table-cell>
          <table:table-cell office:value-type="float" office:value="0.227936" calcext:value-type="float">
            <text:p>0,227936</text:p>
          </table:table-cell>
          <table:table-cell table:formula="of:=SQRT(([.C1190]-[.C1189])^2+([.D1190]-[.D1189])^2)" office:value-type="float" office:value="0.00907554875971697" calcext:value-type="float">
            <text:p>0,00907554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2334" calcext:value-type="float">
            <text:p>0,0892334</text:p>
          </table:table-cell>
          <table:table-cell office:value-type="float" office:value="0.225739" calcext:value-type="float">
            <text:p>0,225739</text:p>
          </table:table-cell>
          <table:table-cell table:formula="of:=SQRT(([.C1191]-[.C1190])^2+([.D1191]-[.D1190])^2)" office:value-type="float" office:value="0.00219784667345109" calcext:value-type="float">
            <text:p>0,00219784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2334" calcext:value-type="float">
            <text:p>0,0892334</text:p>
          </table:table-cell>
          <table:table-cell office:value-type="float" office:value="0.224884" calcext:value-type="float">
            <text:p>0,224884</text:p>
          </table:table-cell>
          <table:table-cell table:formula="of:=SQRT(([.C1192]-[.C1191])^2+([.D1192]-[.D1191])^2)" office:value-type="float" office:value="0.000854999999999995" calcext:value-type="float">
            <text:p>0,0008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1113" calcext:value-type="float">
            <text:p>0,0891113</text:p>
          </table:table-cell>
          <table:table-cell office:value-type="float" office:value="0.225861" calcext:value-type="float">
            <text:p>0,225861</text:p>
          </table:table-cell>
          <table:table-cell table:formula="of:=SQRT(([.C1193]-[.C1192])^2+([.D1193]-[.D1192])^2)" office:value-type="float" office:value="0.000984600126955078" calcext:value-type="float">
            <text:p>0,00098460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1113" calcext:value-type="float">
            <text:p>0,0891113</text:p>
          </table:table-cell>
          <table:table-cell office:value-type="float" office:value="0.225861" calcext:value-type="float">
            <text:p>0,225861</text:p>
          </table:table-cell>
          <table:table-cell table:formula="of:=SQRT(([.C1194]-[.C1193])^2+([.D1194]-[.D119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1113" calcext:value-type="float">
            <text:p>0,0891113</text:p>
          </table:table-cell>
          <table:table-cell office:value-type="float" office:value="0.225861" calcext:value-type="float">
            <text:p>0,225861</text:p>
          </table:table-cell>
          <table:table-cell table:formula="of:=SQRT(([.C1195]-[.C1194])^2+([.D1195]-[.D119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0198" calcext:value-type="float">
            <text:p>0,0890198</text:p>
          </table:table-cell>
          <table:table-cell office:value-type="float" office:value="0.22525" calcext:value-type="float">
            <text:p>0,22525</text:p>
          </table:table-cell>
          <table:table-cell table:formula="of:=SQRT(([.C1196]-[.C1195])^2+([.D1196]-[.D1195])^2)" office:value-type="float" office:value="0.000617813280854309" calcext:value-type="float">
            <text:p>0,00061781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9893" calcext:value-type="float">
            <text:p>0,0889893</text:p>
          </table:table-cell>
          <table:table-cell office:value-type="float" office:value="0.225281" calcext:value-type="float">
            <text:p>0,225281</text:p>
          </table:table-cell>
          <table:table-cell table:formula="of:=SQRT(([.C1197]-[.C1196])^2+([.D1197]-[.D1196])^2)" office:value-type="float" office:value="0.0000434885042281135" calcext:value-type="float">
            <text:p>4,34885042281135E-0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9282" calcext:value-type="float">
            <text:p>0,0889282</text:p>
          </table:table-cell>
          <table:table-cell office:value-type="float" office:value="0.225525" calcext:value-type="float">
            <text:p>0,225525</text:p>
          </table:table-cell>
          <table:table-cell table:formula="of:=SQRT(([.C1198]-[.C1197])^2+([.D1198]-[.D1197])^2)" office:value-type="float" office:value="0.000251533715433955" calcext:value-type="float">
            <text:p>0,00025153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8977" calcext:value-type="float">
            <text:p>0,0888977</text:p>
          </table:table-cell>
          <table:table-cell office:value-type="float" office:value="0.22583" calcext:value-type="float">
            <text:p>0,22583</text:p>
          </table:table-cell>
          <table:table-cell table:formula="of:=SQRT(([.C1199]-[.C1198])^2+([.D1199]-[.D1198])^2)" office:value-type="float" office:value="0.000306521206444215" calcext:value-type="float">
            <text:p>0,00030652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8367" calcext:value-type="float">
            <text:p>0,0888367</text:p>
          </table:table-cell>
          <table:table-cell office:value-type="float" office:value="0.226196" calcext:value-type="float">
            <text:p>0,226196</text:p>
          </table:table-cell>
          <table:table-cell table:formula="of:=SQRT(([.C1200]-[.C1199])^2+([.D1200]-[.D1199])^2)" office:value-type="float" office:value="0.000371048514348143" calcext:value-type="float">
            <text:p>0,00037104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7146" calcext:value-type="float">
            <text:p>0,0887146</text:p>
          </table:table-cell>
          <table:table-cell office:value-type="float" office:value="0.226929" calcext:value-type="float">
            <text:p>0,226929</text:p>
          </table:table-cell>
          <table:table-cell table:formula="of:=SQRT(([.C1201]-[.C1200])^2+([.D1201]-[.D1200])^2)" office:value-type="float" office:value="0.000743099865428609" calcext:value-type="float">
            <text:p>0,00074309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5925" calcext:value-type="float">
            <text:p>0,0885925</text:p>
          </table:table-cell>
          <table:table-cell office:value-type="float" office:value="0.227875" calcext:value-type="float">
            <text:p>0,227875</text:p>
          </table:table-cell>
          <table:table-cell table:formula="of:=SQRT(([.C1202]-[.C1201])^2+([.D1202]-[.D1201])^2)" office:value-type="float" office:value="0.000953847162809642" calcext:value-type="float">
            <text:p>0,00095384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1042" calcext:value-type="float">
            <text:p>0,0881042</text:p>
          </table:table-cell>
          <table:table-cell office:value-type="float" office:value="0.230011" calcext:value-type="float">
            <text:p>0,230011</text:p>
          </table:table-cell>
          <table:table-cell table:formula="of:=SQRT(([.C1203]-[.C1202])^2+([.D1203]-[.D1202])^2)" office:value-type="float" office:value="0.00219110312171746" calcext:value-type="float">
            <text:p>0,00219110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1042" calcext:value-type="float">
            <text:p>0,0881042</text:p>
          </table:table-cell>
          <table:table-cell office:value-type="float" office:value="0.230011" calcext:value-type="float">
            <text:p>0,230011</text:p>
          </table:table-cell>
          <table:table-cell table:formula="of:=SQRT(([.C1204]-[.C1203])^2+([.D1204]-[.D120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76465" calcext:value-type="float">
            <text:p>0,0876465</text:p>
          </table:table-cell>
          <table:table-cell office:value-type="float" office:value="0.227478" calcext:value-type="float">
            <text:p>0,227478</text:p>
          </table:table-cell>
          <table:table-cell table:formula="of:=SQRT(([.C1205]-[.C1204])^2+([.D1205]-[.D1204])^2)" office:value-type="float" office:value="0.00257401986977568" calcext:value-type="float">
            <text:p>0,00257401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7616" calcext:value-type="float">
            <text:p>0,087616</text:p>
          </table:table-cell>
          <table:table-cell office:value-type="float" office:value="0.22702" calcext:value-type="float">
            <text:p>0,22702</text:p>
          </table:table-cell>
          <table:table-cell table:formula="of:=SQRT(([.C1206]-[.C1205])^2+([.D1206]-[.D1205])^2)" office:value-type="float" office:value="0.000459014433324228" calcext:value-type="float">
            <text:p>0,00045901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77075" calcext:value-type="float">
            <text:p>0,0877075</text:p>
          </table:table-cell>
          <table:table-cell office:value-type="float" office:value="0.223633" calcext:value-type="float">
            <text:p>0,223633</text:p>
          </table:table-cell>
          <table:table-cell table:formula="of:=SQRT(([.C1207]-[.C1206])^2+([.D1207]-[.D1206])^2)" office:value-type="float" office:value="0.00338823571346508" calcext:value-type="float">
            <text:p>0,00338823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1653" calcext:value-type="float">
            <text:p>0,0881653</text:p>
          </table:table-cell>
          <table:table-cell office:value-type="float" office:value="0.220947" calcext:value-type="float">
            <text:p>0,220947</text:p>
          </table:table-cell>
          <table:table-cell table:formula="of:=SQRT(([.C1208]-[.C1207])^2+([.D1208]-[.D1207])^2)" office:value-type="float" office:value="0.00272473426961238" calcext:value-type="float">
            <text:p>0,00272473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562" calcext:value-type="float">
            <text:p>0,088562</text:p>
          </table:table-cell>
          <table:table-cell office:value-type="float" office:value="0.218689" calcext:value-type="float">
            <text:p>0,218689</text:p>
          </table:table-cell>
          <table:table-cell table:formula="of:=SQRT(([.C1209]-[.C1208])^2+([.D1209]-[.D1208])^2)" office:value-type="float" office:value="0.00229258258084631" calcext:value-type="float">
            <text:p>0,00229258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86536" calcext:value-type="float">
            <text:p>0,0886536</text:p>
          </table:table-cell>
          <table:table-cell office:value-type="float" office:value="0.218811" calcext:value-type="float">
            <text:p>0,218811</text:p>
          </table:table-cell>
          <table:table-cell table:formula="of:=SQRT(([.C1210]-[.C1209])^2+([.D1210]-[.D1209])^2)" office:value-type="float" office:value="0.000152560020975337" calcext:value-type="float">
            <text:p>0,000152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898132" calcext:value-type="float">
            <text:p>0,0898132</text:p>
          </table:table-cell>
          <table:table-cell office:value-type="float" office:value="0.213715" calcext:value-type="float">
            <text:p>0,213715</text:p>
          </table:table-cell>
          <table:table-cell table:formula="of:=SQRT(([.C1211]-[.C1210])^2+([.D1211]-[.D1210])^2)" office:value-type="float" office:value="0.00522626904780072" calcext:value-type="float">
            <text:p>0,0052262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03931" calcext:value-type="float">
            <text:p>0,0903931</text:p>
          </table:table-cell>
          <table:table-cell office:value-type="float" office:value="0.212036" calcext:value-type="float">
            <text:p>0,212036</text:p>
          </table:table-cell>
          <table:table-cell table:formula="of:=SQRT(([.C1212]-[.C1211])^2+([.D1212]-[.D1211])^2)" office:value-type="float" office:value="0.00177632345309067" calcext:value-type="float">
            <text:p>0,00177632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06677" calcext:value-type="float">
            <text:p>0,0906677</text:p>
          </table:table-cell>
          <table:table-cell office:value-type="float" office:value="0.213196" calcext:value-type="float">
            <text:p>0,213196</text:p>
          </table:table-cell>
          <table:table-cell table:formula="of:=SQRT(([.C1213]-[.C1212])^2+([.D1213]-[.D1212])^2)" office:value-type="float" office:value="0.00119205920993883" calcext:value-type="float">
            <text:p>0,00119205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09729" calcext:value-type="float">
            <text:p>0,0909729</text:p>
          </table:table-cell>
          <table:table-cell office:value-type="float" office:value="0.214935" calcext:value-type="float">
            <text:p>0,214935</text:p>
          </table:table-cell>
          <table:table-cell table:formula="of:=SQRT(([.C1214]-[.C1213])^2+([.D1214]-[.D1213])^2)" office:value-type="float" office:value="0.00176557867001161" calcext:value-type="float">
            <text:p>0,00176557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13086" calcext:value-type="float">
            <text:p>0,0913086</text:p>
          </table:table-cell>
          <table:table-cell office:value-type="float" office:value="0.213867" calcext:value-type="float">
            <text:p>0,213867</text:p>
          </table:table-cell>
          <table:table-cell table:formula="of:=SQRT(([.C1215]-[.C1214])^2+([.D1215]-[.D1214])^2)" office:value-type="float" office:value="0.00111951707892286" calcext:value-type="float">
            <text:p>0,00111951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30786" calcext:value-type="float">
            <text:p>0,0930786</text:p>
          </table:table-cell>
          <table:table-cell office:value-type="float" office:value="0.213898" calcext:value-type="float">
            <text:p>0,213898</text:p>
          </table:table-cell>
          <table:table-cell table:formula="of:=SQRT(([.C1216]-[.C1215])^2+([.D1216]-[.D1215])^2)" office:value-type="float" office:value="0.00177027144811185" calcext:value-type="float">
            <text:p>0,00177027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46655" calcext:value-type="float">
            <text:p>0,0946655</text:p>
          </table:table-cell>
          <table:table-cell office:value-type="float" office:value="0.210602" calcext:value-type="float">
            <text:p>0,210602</text:p>
          </table:table-cell>
          <table:table-cell table:formula="of:=SQRT(([.C1217]-[.C1216])^2+([.D1217]-[.D1216])^2)" office:value-type="float" office:value="0.00365812350939658" calcext:value-type="float">
            <text:p>0,00365812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60083" calcext:value-type="float">
            <text:p>0,0960083</text:p>
          </table:table-cell>
          <table:table-cell office:value-type="float" office:value="0.210724" calcext:value-type="float">
            <text:p>0,210724</text:p>
          </table:table-cell>
          <table:table-cell table:formula="of:=SQRT(([.C1218]-[.C1217])^2+([.D1218]-[.D1217])^2)" office:value-type="float" office:value="0.00134833076060734" calcext:value-type="float">
            <text:p>0,00134833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67102" calcext:value-type="float">
            <text:p>0,0967102</text:p>
          </table:table-cell>
          <table:table-cell office:value-type="float" office:value="0.210449" calcext:value-type="float">
            <text:p>0,210449</text:p>
          </table:table-cell>
          <table:table-cell table:formula="of:=SQRT(([.C1219]-[.C1218])^2+([.D1219]-[.D1218])^2)" office:value-type="float" office:value="0.000753849195794494" calcext:value-type="float">
            <text:p>0,00075384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74121" calcext:value-type="float">
            <text:p>0,0974121</text:p>
          </table:table-cell>
          <table:table-cell office:value-type="float" office:value="0.20993" calcext:value-type="float">
            <text:p>0,20993</text:p>
          </table:table-cell>
          <table:table-cell table:formula="of:=SQRT(([.C1220]-[.C1219])^2+([.D1220]-[.D1219])^2)" office:value-type="float" office:value="0.000872940209865486" calcext:value-type="float">
            <text:p>0,00087294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87854" calcext:value-type="float">
            <text:p>0,0987854</text:p>
          </table:table-cell>
          <table:table-cell office:value-type="float" office:value="0.208984" calcext:value-type="float">
            <text:p>0,208984</text:p>
          </table:table-cell>
          <table:table-cell table:formula="of:=SQRT(([.C1221]-[.C1220])^2+([.D1221]-[.D1220])^2)" office:value-type="float" office:value="0.00166759374249245" calcext:value-type="float">
            <text:p>0,00166759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0994873" calcext:value-type="float">
            <text:p>0,0994873</text:p>
          </table:table-cell>
          <table:table-cell office:value-type="float" office:value="0.209167" calcext:value-type="float">
            <text:p>0,209167</text:p>
          </table:table-cell>
          <table:table-cell table:formula="of:=SQRT(([.C1222]-[.C1221])^2+([.D1222]-[.D1221])^2)" office:value-type="float" office:value="0.000725363777700543" calcext:value-type="float">
            <text:p>0,00072536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2203" calcext:value-type="float">
            <text:p>0,102203</text:p>
          </table:table-cell>
          <table:table-cell office:value-type="float" office:value="0.211121" calcext:value-type="float">
            <text:p>0,211121</text:p>
          </table:table-cell>
          <table:table-cell table:formula="of:=SQRT(([.C1223]-[.C1222])^2+([.D1223]-[.D1222])^2)" office:value-type="float" office:value="0.00334561541274547" calcext:value-type="float">
            <text:p>0,00334561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2203" calcext:value-type="float">
            <text:p>0,102203</text:p>
          </table:table-cell>
          <table:table-cell office:value-type="float" office:value="0.211121" calcext:value-type="float">
            <text:p>0,211121</text:p>
          </table:table-cell>
          <table:table-cell table:formula="of:=SQRT(([.C1224]-[.C1223])^2+([.D1224]-[.D122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2661" calcext:value-type="float">
            <text:p>0,102661</text:p>
          </table:table-cell>
          <table:table-cell office:value-type="float" office:value="0.212402" calcext:value-type="float">
            <text:p>0,212402</text:p>
          </table:table-cell>
          <table:table-cell table:formula="of:=SQRT(([.C1225]-[.C1224])^2+([.D1225]-[.D1224])^2)" office:value-type="float" office:value="0.00136041354006785" calcext:value-type="float">
            <text:p>0,00136041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5713" calcext:value-type="float">
            <text:p>0,105713</text:p>
          </table:table-cell>
          <table:table-cell office:value-type="float" office:value="0.213959" calcext:value-type="float">
            <text:p>0,213959</text:p>
          </table:table-cell>
          <table:table-cell table:formula="of:=SQRT(([.C1226]-[.C1225])^2+([.D1226]-[.D1225])^2)" office:value-type="float" office:value="0.00342621555072065" calcext:value-type="float">
            <text:p>0,00342621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8063" calcext:value-type="float">
            <text:p>0,108063</text:p>
          </table:table-cell>
          <table:table-cell office:value-type="float" office:value="0.211029" calcext:value-type="float">
            <text:p>0,211029</text:p>
          </table:table-cell>
          <table:table-cell table:formula="of:=SQRT(([.C1227]-[.C1226])^2+([.D1227]-[.D1226])^2)" office:value-type="float" office:value="0.00375598189559" calcext:value-type="float">
            <text:p>0,00375598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09192" calcext:value-type="float">
            <text:p>0,109192</text:p>
          </table:table-cell>
          <table:table-cell office:value-type="float" office:value="0.211334" calcext:value-type="float">
            <text:p>0,211334</text:p>
          </table:table-cell>
          <table:table-cell table:formula="of:=SQRT(([.C1228]-[.C1227])^2+([.D1228]-[.D1227])^2)" office:value-type="float" office:value="0.00116947253067356" calcext:value-type="float">
            <text:p>0,00116947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0168" calcext:value-type="float">
            <text:p>0,110168</text:p>
          </table:table-cell>
          <table:table-cell office:value-type="float" office:value="0.211487" calcext:value-type="float">
            <text:p>0,211487</text:p>
          </table:table-cell>
          <table:table-cell table:formula="of:=SQRT(([.C1229]-[.C1228])^2+([.D1229]-[.D1228])^2)" office:value-type="float" office:value="0.000987919531136002" calcext:value-type="float">
            <text:p>0,00098791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2671" calcext:value-type="float">
            <text:p>0,112671</text:p>
          </table:table-cell>
          <table:table-cell office:value-type="float" office:value="0.210876" calcext:value-type="float">
            <text:p>0,210876</text:p>
          </table:table-cell>
          <table:table-cell table:formula="of:=SQRT(([.C1230]-[.C1229])^2+([.D1230]-[.D1229])^2)" office:value-type="float" office:value="0.0025764956821233" calcext:value-type="float">
            <text:p>0,00257649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3037" calcext:value-type="float">
            <text:p>0,113037</text:p>
          </table:table-cell>
          <table:table-cell office:value-type="float" office:value="0.211334" calcext:value-type="float">
            <text:p>0,211334</text:p>
          </table:table-cell>
          <table:table-cell table:formula="of:=SQRT(([.C1231]-[.C1230])^2+([.D1231]-[.D1230])^2)" office:value-type="float" office:value="0.000586276385333758" calcext:value-type="float">
            <text:p>0,00058627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3037" calcext:value-type="float">
            <text:p>0,113037</text:p>
          </table:table-cell>
          <table:table-cell office:value-type="float" office:value="0.211334" calcext:value-type="float">
            <text:p>0,211334</text:p>
          </table:table-cell>
          <table:table-cell table:formula="of:=SQRT(([.C1232]-[.C1231])^2+([.D1232]-[.D123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6119" calcext:value-type="float">
            <text:p>0,116119</text:p>
          </table:table-cell>
          <table:table-cell office:value-type="float" office:value="0.206482" calcext:value-type="float">
            <text:p>0,206482</text:p>
          </table:table-cell>
          <table:table-cell table:formula="of:=SQRT(([.C1233]-[.C1232])^2+([.D1233]-[.D1232])^2)" office:value-type="float" office:value="0.00574809777230694" calcext:value-type="float">
            <text:p>0,00574809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8195" calcext:value-type="float">
            <text:p>0,118195</text:p>
          </table:table-cell>
          <table:table-cell office:value-type="float" office:value="0.205719" calcext:value-type="float">
            <text:p>0,205719</text:p>
          </table:table-cell>
          <table:table-cell table:formula="of:=SQRT(([.C1234]-[.C1233])^2+([.D1234]-[.D1233])^2)" office:value-type="float" office:value="0.00221177417472942" calcext:value-type="float">
            <text:p>0,00221177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118195" calcext:value-type="float">
            <text:p>0,118195</text:p>
          </table:table-cell>
          <table:table-cell office:value-type="float" office:value="0.205719" calcext:value-type="float">
            <text:p>0,205719</text:p>
          </table:table-cell>
          <table:table-cell table:formula="of:=SQRT(([.C1235]-[.C1234])^2+([.D1235]-[.D123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118195" calcext:value-type="float">
            <text:p>0,118195</text:p>
          </table:table-cell>
          <table:table-cell office:value-type="float" office:value="0.205719" calcext:value-type="float">
            <text:p>0,205719</text:p>
          </table:table-cell>
          <table:table-cell table:formula="of:=SQRT(([.C1236]-[.C1235])^2+([.D1236]-[.D123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34613" calcext:value-type="float">
            <text:p>0,34613</text:p>
          </table:table-cell>
          <table:table-cell office:value-type="float" office:value="0.84903" calcext:value-type="float">
            <text:p>0,84903</text:p>
          </table:table-cell>
          <table:table-cell table:formula="of:=SQRT(([.C1237]-[.C1236])^2+([.D1237]-[.D1236])^2)" office:value-type="float" office:value="0.682497917173379" calcext:value-type="float">
            <text:p>0,682497917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34613" calcext:value-type="float">
            <text:p>0,34613</text:p>
          </table:table-cell>
          <table:table-cell office:value-type="float" office:value="0.84903" calcext:value-type="float">
            <text:p>0,84903</text:p>
          </table:table-cell>
          <table:table-cell table:formula="of:=SQRT(([.C1238]-[.C1237])^2+([.D1238]-[.D123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369873" calcext:value-type="float">
            <text:p>0,369873</text:p>
          </table:table-cell>
          <table:table-cell office:value-type="float" office:value="0.815735" calcext:value-type="float">
            <text:p>0,815735</text:p>
          </table:table-cell>
          <table:table-cell table:formula="of:=SQRT(([.C1239]-[.C1238])^2+([.D1239]-[.D1238])^2)" office:value-type="float" office:value="0.0408936067619378" calcext:value-type="float">
            <text:p>0,04089360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73169" calcext:value-type="float">
            <text:p>0,373169</text:p>
          </table:table-cell>
          <table:table-cell office:value-type="float" office:value="0.822388" calcext:value-type="float">
            <text:p>0,822388</text:p>
          </table:table-cell>
          <table:table-cell table:formula="of:=SQRT(([.C1240]-[.C1239])^2+([.D1240]-[.D1239])^2)" office:value-type="float" office:value="0.00742469022922843" calcext:value-type="float">
            <text:p>0,00742469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73169" calcext:value-type="float">
            <text:p>0,373169</text:p>
          </table:table-cell>
          <table:table-cell office:value-type="float" office:value="0.822388" calcext:value-type="float">
            <text:p>0,822388</text:p>
          </table:table-cell>
          <table:table-cell table:formula="of:=SQRT(([.C1241]-[.C1240])^2+([.D1241]-[.D124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73199" calcext:value-type="float">
            <text:p>0,373199</text:p>
          </table:table-cell>
          <table:table-cell office:value-type="float" office:value="0.819214" calcext:value-type="float">
            <text:p>0,819214</text:p>
          </table:table-cell>
          <table:table-cell table:formula="of:=SQRT(([.C1242]-[.C1241])^2+([.D1242]-[.D1241])^2)" office:value-type="float" office:value="0.00317414177377131" calcext:value-type="float">
            <text:p>0,00317414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74786" calcext:value-type="float">
            <text:p>0,374786</text:p>
          </table:table-cell>
          <table:table-cell office:value-type="float" office:value="0.818146" calcext:value-type="float">
            <text:p>0,818146</text:p>
          </table:table-cell>
          <table:table-cell table:formula="of:=SQRT(([.C1243]-[.C1242])^2+([.D1243]-[.D1242])^2)" office:value-type="float" office:value="0.00191290172251482" calcext:value-type="float">
            <text:p>0,00191290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77625" calcext:value-type="float">
            <text:p>0,377625</text:p>
          </table:table-cell>
          <table:table-cell office:value-type="float" office:value="0.817169" calcext:value-type="float">
            <text:p>0,817169</text:p>
          </table:table-cell>
          <table:table-cell table:formula="of:=SQRT(([.C1244]-[.C1243])^2+([.D1244]-[.D1243])^2)" office:value-type="float" office:value="0.00300240736743033" calcext:value-type="float">
            <text:p>0,00300240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77625" calcext:value-type="float">
            <text:p>0,377625</text:p>
          </table:table-cell>
          <table:table-cell office:value-type="float" office:value="0.817169" calcext:value-type="float">
            <text:p>0,817169</text:p>
          </table:table-cell>
          <table:table-cell table:formula="of:=SQRT(([.C1245]-[.C1244])^2+([.D1245]-[.D124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80737" calcext:value-type="float">
            <text:p>0,380737</text:p>
          </table:table-cell>
          <table:table-cell office:value-type="float" office:value="0.818695" calcext:value-type="float">
            <text:p>0,818695</text:p>
          </table:table-cell>
          <table:table-cell table:formula="of:=SQRT(([.C1246]-[.C1245])^2+([.D1246]-[.D1245])^2)" office:value-type="float" office:value="0.00346600923253244" calcext:value-type="float">
            <text:p>0,00346600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80737" calcext:value-type="float">
            <text:p>0,380737</text:p>
          </table:table-cell>
          <table:table-cell office:value-type="float" office:value="0.818695" calcext:value-type="float">
            <text:p>0,818695</text:p>
          </table:table-cell>
          <table:table-cell table:formula="of:=SQRT(([.C1247]-[.C1246])^2+([.D1247]-[.D124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83606" calcext:value-type="float">
            <text:p>0,383606</text:p>
          </table:table-cell>
          <table:table-cell office:value-type="float" office:value="0.824677" calcext:value-type="float">
            <text:p>0,824677</text:p>
          </table:table-cell>
          <table:table-cell table:formula="of:=SQRT(([.C1248]-[.C1247])^2+([.D1248]-[.D1247])^2)" office:value-type="float" office:value="0.00663441670382563" calcext:value-type="float">
            <text:p>0,00663441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83606" calcext:value-type="float">
            <text:p>0,383606</text:p>
          </table:table-cell>
          <table:table-cell office:value-type="float" office:value="0.824677" calcext:value-type="float">
            <text:p>0,824677</text:p>
          </table:table-cell>
          <table:table-cell table:formula="of:=SQRT(([.C1249]-[.C1248])^2+([.D1249]-[.D124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383606" calcext:value-type="float">
            <text:p>0,383606</text:p>
          </table:table-cell>
          <table:table-cell office:value-type="float" office:value="0.824677" calcext:value-type="float">
            <text:p>0,824677</text:p>
          </table:table-cell>
          <table:table-cell table:formula="of:=SQRT(([.C1250]-[.C1249])^2+([.D1250]-[.D124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382172" calcext:value-type="float">
            <text:p>0,382172</text:p>
          </table:table-cell>
          <table:table-cell office:value-type="float" office:value="0.789062" calcext:value-type="float">
            <text:p>0,789062</text:p>
          </table:table-cell>
          <table:table-cell table:formula="of:=SQRT(([.C1251]-[.C1250])^2+([.D1251]-[.D1250])^2)" office:value-type="float" office:value="0.0356438575493731" calcext:value-type="float">
            <text:p>0,03564385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8858" calcext:value-type="float">
            <text:p>0,38858</text:p>
          </table:table-cell>
          <table:table-cell office:value-type="float" office:value="0.785828" calcext:value-type="float">
            <text:p>0,785828</text:p>
          </table:table-cell>
          <table:table-cell table:formula="of:=SQRT(([.C1252]-[.C1251])^2+([.D1252]-[.D1251])^2)" office:value-type="float" office:value="0.00717782836239491" calcext:value-type="float">
            <text:p>0,00717782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8858" calcext:value-type="float">
            <text:p>0,38858</text:p>
          </table:table-cell>
          <table:table-cell office:value-type="float" office:value="0.785828" calcext:value-type="float">
            <text:p>0,785828</text:p>
          </table:table-cell>
          <table:table-cell table:formula="of:=SQRT(([.C1253]-[.C1252])^2+([.D1253]-[.D125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float" office:value="0.38858" calcext:value-type="float">
            <text:p>0,38858</text:p>
          </table:table-cell>
          <table:table-cell office:value-type="float" office:value="0.785828" calcext:value-type="float">
            <text:p>0,785828</text:p>
          </table:table-cell>
          <table:table-cell table:formula="of:=SQRT(([.C1254]-[.C1253])^2+([.D1254]-[.D125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38858" calcext:value-type="float">
            <text:p>0,38858</text:p>
          </table:table-cell>
          <table:table-cell office:value-type="float" office:value="0.785828" calcext:value-type="float">
            <text:p>0,785828</text:p>
          </table:table-cell>
          <table:table-cell table:formula="of:=SQRT(([.C1255]-[.C1254])^2+([.D1255]-[.D125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.458191" calcext:value-type="float">
            <text:p>0,458191</text:p>
          </table:table-cell>
          <table:table-cell office:value-type="float" office:value="0.571869" calcext:value-type="float">
            <text:p>0,571869</text:p>
          </table:table-cell>
          <table:table-cell table:formula="of:=SQRT(([.C1256]-[.C1255])^2+([.D1256]-[.D1255])^2)" office:value-type="float" office:value="0.224998099996422" calcext:value-type="float">
            <text:p>0,224998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0.458191" calcext:value-type="float">
            <text:p>0,458191</text:p>
          </table:table-cell>
          <table:table-cell office:value-type="float" office:value="0.571869" calcext:value-type="float">
            <text:p>0,571869</text:p>
          </table:table-cell>
          <table:table-cell table:formula="of:=SQRT(([.C1257]-[.C1256])^2+([.D1257]-[.D125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347473" calcext:value-type="float">
            <text:p>0,347473</text:p>
          </table:table-cell>
          <table:table-cell office:value-type="float" office:value="0.806" calcext:value-type="float">
            <text:p>0,806</text:p>
          </table:table-cell>
          <table:table-cell table:formula="of:=SQRT(([.C1258]-[.C1257])^2+([.D1258]-[.D1257])^2)" office:value-type="float" office:value="0.258989962517855" calcext:value-type="float">
            <text:p>0,25898996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1379" calcext:value-type="float">
            <text:p>0,351379</text:p>
          </table:table-cell>
          <table:table-cell office:value-type="float" office:value="0.809937" calcext:value-type="float">
            <text:p>0,809937</text:p>
          </table:table-cell>
          <table:table-cell table:formula="of:=SQRT(([.C1259]-[.C1258])^2+([.D1259]-[.D1258])^2)" office:value-type="float" office:value="0.00554588180544807" calcext:value-type="float">
            <text:p>0,00554588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0952" calcext:value-type="float">
            <text:p>0,350952</text:p>
          </table:table-cell>
          <table:table-cell office:value-type="float" office:value="0.809204" calcext:value-type="float">
            <text:p>0,809204</text:p>
          </table:table-cell>
          <table:table-cell table:formula="of:=SQRT(([.C1260]-[.C1259])^2+([.D1260]-[.D1259])^2)" office:value-type="float" office:value="0.000848303011900906" calcext:value-type="float">
            <text:p>0,0008483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1929" calcext:value-type="float">
            <text:p>0,351929</text:p>
          </table:table-cell>
          <table:table-cell office:value-type="float" office:value="0.810242" calcext:value-type="float">
            <text:p>0,810242</text:p>
          </table:table-cell>
          <table:table-cell table:formula="of:=SQRT(([.C1261]-[.C1260])^2+([.D1261]-[.D1260])^2)" office:value-type="float" office:value="0.00142547290398668" calcext:value-type="float">
            <text:p>0,00142547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1929" calcext:value-type="float">
            <text:p>0,351929</text:p>
          </table:table-cell>
          <table:table-cell office:value-type="float" office:value="0.810242" calcext:value-type="float">
            <text:p>0,810242</text:p>
          </table:table-cell>
          <table:table-cell table:formula="of:=SQRT(([.C1262]-[.C1261])^2+([.D1262]-[.D126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3455" calcext:value-type="float">
            <text:p>0,353455</text:p>
          </table:table-cell>
          <table:table-cell office:value-type="float" office:value="0.812744" calcext:value-type="float">
            <text:p>0,812744</text:p>
          </table:table-cell>
          <table:table-cell table:formula="of:=SQRT(([.C1263]-[.C1262])^2+([.D1263]-[.D1262])^2)" office:value-type="float" office:value="0.00293064498020476" calcext:value-type="float">
            <text:p>0,0029306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3455" calcext:value-type="float">
            <text:p>0,353455</text:p>
          </table:table-cell>
          <table:table-cell office:value-type="float" office:value="0.812744" calcext:value-type="float">
            <text:p>0,812744</text:p>
          </table:table-cell>
          <table:table-cell table:formula="of:=SQRT(([.C1264]-[.C1263])^2+([.D1264]-[.D126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5225" calcext:value-type="float">
            <text:p>0,355225</text:p>
          </table:table-cell>
          <table:table-cell office:value-type="float" office:value="0.812622" calcext:value-type="float">
            <text:p>0,812622</text:p>
          </table:table-cell>
          <table:table-cell table:formula="of:=SQRT(([.C1265]-[.C1264])^2+([.D1265]-[.D1264])^2)" office:value-type="float" office:value="0.00177419953781979" calcext:value-type="float">
            <text:p>0,00177419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791" calcext:value-type="float">
            <text:p>0,35791</text:p>
          </table:table-cell>
          <table:table-cell office:value-type="float" office:value="0.802307" calcext:value-type="float">
            <text:p>0,802307</text:p>
          </table:table-cell>
          <table:table-cell table:formula="of:=SQRT(([.C1266]-[.C1265])^2+([.D1266]-[.D1265])^2)" office:value-type="float" office:value="0.0106587264717695" calcext:value-type="float">
            <text:p>0,01065872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9985" calcext:value-type="float">
            <text:p>0,359985</text:p>
          </table:table-cell>
          <table:table-cell office:value-type="float" office:value="0.787567" calcext:value-type="float">
            <text:p>0,787567</text:p>
          </table:table-cell>
          <table:table-cell table:formula="of:=SQRT(([.C1267]-[.C1266])^2+([.D1267]-[.D1266])^2)" office:value-type="float" office:value="0.0148853359048427" calcext:value-type="float">
            <text:p>0,01488533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9985" calcext:value-type="float">
            <text:p>0,359985</text:p>
          </table:table-cell>
          <table:table-cell office:value-type="float" office:value="0.787567" calcext:value-type="float">
            <text:p>0,787567</text:p>
          </table:table-cell>
          <table:table-cell table:formula="of:=SQRT(([.C1268]-[.C1267])^2+([.D1268]-[.D126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9985" calcext:value-type="float">
            <text:p>0,359985</text:p>
          </table:table-cell>
          <table:table-cell office:value-type="float" office:value="0.787567" calcext:value-type="float">
            <text:p>0,787567</text:p>
          </table:table-cell>
          <table:table-cell table:formula="of:=SQRT(([.C1269]-[.C1268])^2+([.D1269]-[.D126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60596" calcext:value-type="float">
            <text:p>0,360596</text:p>
          </table:table-cell>
          <table:table-cell office:value-type="float" office:value="0.785889" calcext:value-type="float">
            <text:p>0,785889</text:p>
          </table:table-cell>
          <table:table-cell table:formula="of:=SQRT(([.C1270]-[.C1269])^2+([.D1270]-[.D1269])^2)" office:value-type="float" office:value="0.00178577854170112" calcext:value-type="float">
            <text:p>0,00178577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60596" calcext:value-type="float">
            <text:p>0,360596</text:p>
          </table:table-cell>
          <table:table-cell office:value-type="float" office:value="0.785889" calcext:value-type="float">
            <text:p>0,785889</text:p>
          </table:table-cell>
          <table:table-cell table:formula="of:=SQRT(([.C1271]-[.C1270])^2+([.D1271]-[.D127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60596" calcext:value-type="float">
            <text:p>0,360596</text:p>
          </table:table-cell>
          <table:table-cell office:value-type="float" office:value="0.785889" calcext:value-type="float">
            <text:p>0,785889</text:p>
          </table:table-cell>
          <table:table-cell table:formula="of:=SQRT(([.C1272]-[.C1271])^2+([.D1272]-[.D127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360596" calcext:value-type="float">
            <text:p>0,360596</text:p>
          </table:table-cell>
          <table:table-cell office:value-type="float" office:value="0.785889" calcext:value-type="float">
            <text:p>0,785889</text:p>
          </table:table-cell>
          <table:table-cell table:formula="of:=SQRT(([.C1273]-[.C1272])^2+([.D1273]-[.D127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350952" calcext:value-type="float">
            <text:p>0,350952</text:p>
          </table:table-cell>
          <table:table-cell office:value-type="float" office:value="0.726868" calcext:value-type="float">
            <text:p>0,726868</text:p>
          </table:table-cell>
          <table:table-cell table:formula="of:=SQRT(([.C1274]-[.C1273])^2+([.D1274]-[.D1273])^2)" office:value-type="float" office:value="0.0598037220998827" calcext:value-type="float">
            <text:p>0,05980372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2203" calcext:value-type="float">
            <text:p>0,352203</text:p>
          </table:table-cell>
          <table:table-cell office:value-type="float" office:value="0.730743" calcext:value-type="float">
            <text:p>0,730743</text:p>
          </table:table-cell>
          <table:table-cell table:formula="of:=SQRT(([.C1275]-[.C1274])^2+([.D1275]-[.D1274])^2)" office:value-type="float" office:value="0.0040719314827241" calcext:value-type="float">
            <text:p>0,00407193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2203" calcext:value-type="float">
            <text:p>0,352203</text:p>
          </table:table-cell>
          <table:table-cell office:value-type="float" office:value="0.730743" calcext:value-type="float">
            <text:p>0,730743</text:p>
          </table:table-cell>
          <table:table-cell table:formula="of:=SQRT(([.C1276]-[.C1275])^2+([.D1276]-[.D127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2234" calcext:value-type="float">
            <text:p>0,352234</text:p>
          </table:table-cell>
          <table:table-cell office:value-type="float" office:value="0.730591" calcext:value-type="float">
            <text:p>0,730591</text:p>
          </table:table-cell>
          <table:table-cell table:formula="of:=SQRT(([.C1277]-[.C1276])^2+([.D1277]-[.D1276])^2)" office:value-type="float" office:value="0.000155128978595164" calcext:value-type="float">
            <text:p>0,0001551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2783" calcext:value-type="float">
            <text:p>0,352783</text:p>
          </table:table-cell>
          <table:table-cell office:value-type="float" office:value="0.732269" calcext:value-type="float">
            <text:p>0,732269</text:p>
          </table:table-cell>
          <table:table-cell table:formula="of:=SQRT(([.C1278]-[.C1277])^2+([.D1278]-[.D1277])^2)" office:value-type="float" office:value="0.00176552683355417" calcext:value-type="float">
            <text:p>0,00176552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3943" calcext:value-type="float">
            <text:p>0,353943</text:p>
          </table:table-cell>
          <table:table-cell office:value-type="float" office:value="0.735382" calcext:value-type="float">
            <text:p>0,735382</text:p>
          </table:table-cell>
          <table:table-cell table:formula="of:=SQRT(([.C1279]-[.C1278])^2+([.D1279]-[.D1278])^2)" office:value-type="float" office:value="0.00332210309894204" calcext:value-type="float">
            <text:p>0,00332210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5042" calcext:value-type="float">
            <text:p>0,355042</text:p>
          </table:table-cell>
          <table:table-cell office:value-type="float" office:value="0.737366" calcext:value-type="float">
            <text:p>0,737366</text:p>
          </table:table-cell>
          <table:table-cell table:formula="of:=SQRT(([.C1280]-[.C1279])^2+([.D1280]-[.D1279])^2)" office:value-type="float" office:value="0.00226805136626132" calcext:value-type="float">
            <text:p>0,00226805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5621" calcext:value-type="float">
            <text:p>0,355621</text:p>
          </table:table-cell>
          <table:table-cell office:value-type="float" office:value="0.737762" calcext:value-type="float">
            <text:p>0,737762</text:p>
          </table:table-cell>
          <table:table-cell table:formula="of:=SQRT(([.C1281]-[.C1280])^2+([.D1281]-[.D1280])^2)" office:value-type="float" office:value="0.000701467746942051" calcext:value-type="float">
            <text:p>0,00070146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8185" calcext:value-type="float">
            <text:p>0,358185</text:p>
          </table:table-cell>
          <table:table-cell office:value-type="float" office:value="0.739502" calcext:value-type="float">
            <text:p>0,739502</text:p>
          </table:table-cell>
          <table:table-cell table:formula="of:=SQRT(([.C1282]-[.C1281])^2+([.D1282]-[.D1281])^2)" office:value-type="float" office:value="0.00309866035570217" calcext:value-type="float">
            <text:p>0,00309866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8551" calcext:value-type="float">
            <text:p>0,358551</text:p>
          </table:table-cell>
          <table:table-cell office:value-type="float" office:value="0.739227" calcext:value-type="float">
            <text:p>0,739227</text:p>
          </table:table-cell>
          <table:table-cell table:formula="of:=SQRT(([.C1283]-[.C1282])^2+([.D1283]-[.D1282])^2)" office:value-type="float" office:value="0.000457800174748807" calcext:value-type="float">
            <text:p>0,00045780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58551" calcext:value-type="float">
            <text:p>0,358551</text:p>
          </table:table-cell>
          <table:table-cell office:value-type="float" office:value="0.739227" calcext:value-type="float">
            <text:p>0,739227</text:p>
          </table:table-cell>
          <table:table-cell table:formula="of:=SQRT(([.C1284]-[.C1283])^2+([.D1284]-[.D128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62274" calcext:value-type="float">
            <text:p>0,362274</text:p>
          </table:table-cell>
          <table:table-cell office:value-type="float" office:value="0.73938" calcext:value-type="float">
            <text:p>0,73938</text:p>
          </table:table-cell>
          <table:table-cell table:formula="of:=SQRT(([.C1285]-[.C1284])^2+([.D1285]-[.D1284])^2)" office:value-type="float" office:value="0.00372614250935198" calcext:value-type="float">
            <text:p>0,00372614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65723" calcext:value-type="float">
            <text:p>0,365723</text:p>
          </table:table-cell>
          <table:table-cell office:value-type="float" office:value="0.73822" calcext:value-type="float">
            <text:p>0,73822</text:p>
          </table:table-cell>
          <table:table-cell table:formula="of:=SQRT(([.C1286]-[.C1285])^2+([.D1286]-[.D1285])^2)" office:value-type="float" office:value="0.00363884610831507" calcext:value-type="float">
            <text:p>0,00363884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68622" calcext:value-type="float">
            <text:p>0,368622</text:p>
          </table:table-cell>
          <table:table-cell office:value-type="float" office:value="0.736053" calcext:value-type="float">
            <text:p>0,736053</text:p>
          </table:table-cell>
          <table:table-cell table:formula="of:=SQRT(([.C1287]-[.C1286])^2+([.D1287]-[.D1286])^2)" office:value-type="float" office:value="0.00361940464717622" calcext:value-type="float">
            <text:p>0,00361940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68622" calcext:value-type="float">
            <text:p>0,368622</text:p>
          </table:table-cell>
          <table:table-cell office:value-type="float" office:value="0.736053" calcext:value-type="float">
            <text:p>0,736053</text:p>
          </table:table-cell>
          <table:table-cell table:formula="of:=SQRT(([.C1288]-[.C1287])^2+([.D1288]-[.D128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68622" calcext:value-type="float">
            <text:p>0,368622</text:p>
          </table:table-cell>
          <table:table-cell office:value-type="float" office:value="0.736053" calcext:value-type="float">
            <text:p>0,736053</text:p>
          </table:table-cell>
          <table:table-cell table:formula="of:=SQRT(([.C1289]-[.C1288])^2+([.D1289]-[.D128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7149" calcext:value-type="float">
            <text:p>0,37149</text:p>
          </table:table-cell>
          <table:table-cell office:value-type="float" office:value="0.733398" calcext:value-type="float">
            <text:p>0,733398</text:p>
          </table:table-cell>
          <table:table-cell table:formula="of:=SQRT(([.C1290]-[.C1289])^2+([.D1290]-[.D1289])^2)" office:value-type="float" office:value="0.00390825395797152" calcext:value-type="float">
            <text:p>0,0039082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74359" calcext:value-type="float">
            <text:p>0,374359</text:p>
          </table:table-cell>
          <table:table-cell office:value-type="float" office:value="0.731415" calcext:value-type="float">
            <text:p>0,731415</text:p>
          </table:table-cell>
          <table:table-cell table:formula="of:=SQRT(([.C1291]-[.C1290])^2+([.D1291]-[.D1290])^2)" office:value-type="float" office:value="0.00348761379742655" calcext:value-type="float">
            <text:p>0,00348761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77289" calcext:value-type="float">
            <text:p>0,377289</text:p>
          </table:table-cell>
          <table:table-cell office:value-type="float" office:value="0.728912" calcext:value-type="float">
            <text:p>0,728912</text:p>
          </table:table-cell>
          <table:table-cell table:formula="of:=SQRT(([.C1292]-[.C1291])^2+([.D1292]-[.D1291])^2)" office:value-type="float" office:value="0.0038535579663474" calcext:value-type="float">
            <text:p>0,0038535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80432" calcext:value-type="float">
            <text:p>0,380432</text:p>
          </table:table-cell>
          <table:table-cell office:value-type="float" office:value="0.725677" calcext:value-type="float">
            <text:p>0,725677</text:p>
          </table:table-cell>
          <table:table-cell table:formula="of:=SQRT(([.C1293]-[.C1292])^2+([.D1293]-[.D1292])^2)" office:value-type="float" office:value="0.00451039621319458" calcext:value-type="float">
            <text:p>0,0045103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83575" calcext:value-type="float">
            <text:p>0,383575</text:p>
          </table:table-cell>
          <table:table-cell office:value-type="float" office:value="0.722534" calcext:value-type="float">
            <text:p>0,722534</text:p>
          </table:table-cell>
          <table:table-cell table:formula="of:=SQRT(([.C1294]-[.C1293])^2+([.D1294]-[.D1293])^2)" office:value-type="float" office:value="0.00444487322653865" calcext:value-type="float">
            <text:p>0,00444487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86505" calcext:value-type="float">
            <text:p>0,386505</text:p>
          </table:table-cell>
          <table:table-cell office:value-type="float" office:value="0.719238" calcext:value-type="float">
            <text:p>0,719238</text:p>
          </table:table-cell>
          <table:table-cell table:formula="of:=SQRT(([.C1295]-[.C1294])^2+([.D1295]-[.D1294])^2)" office:value-type="float" office:value="0.00441004716528071" calcext:value-type="float">
            <text:p>0,00441004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89343" calcext:value-type="float">
            <text:p>0,389343</text:p>
          </table:table-cell>
          <table:table-cell office:value-type="float" office:value="0.716339" calcext:value-type="float">
            <text:p>0,716339</text:p>
          </table:table-cell>
          <table:table-cell table:formula="of:=SQRT(([.C1296]-[.C1295])^2+([.D1296]-[.D1295])^2)" office:value-type="float" office:value="0.00405690091079385" calcext:value-type="float">
            <text:p>0,00405690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92273" calcext:value-type="float">
            <text:p>0,392273</text:p>
          </table:table-cell>
          <table:table-cell office:value-type="float" office:value="0.713348" calcext:value-type="float">
            <text:p>0,713348</text:p>
          </table:table-cell>
          <table:table-cell table:formula="of:=SQRT(([.C1297]-[.C1296])^2+([.D1297]-[.D1296])^2)" office:value-type="float" office:value="0.00418700143300665" calcext:value-type="float">
            <text:p>0,00418700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9505" calcext:value-type="float">
            <text:p>0,39505</text:p>
          </table:table-cell>
          <table:table-cell office:value-type="float" office:value="0.709534" calcext:value-type="float">
            <text:p>0,709534</text:p>
          </table:table-cell>
          <table:table-cell table:formula="of:=SQRT(([.C1298]-[.C1297])^2+([.D1298]-[.D1297])^2)" office:value-type="float" office:value="0.00471787293173524" calcext:value-type="float">
            <text:p>0,00471787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97339" calcext:value-type="float">
            <text:p>0,397339</text:p>
          </table:table-cell>
          <table:table-cell office:value-type="float" office:value="0.705078" calcext:value-type="float">
            <text:p>0,705078</text:p>
          </table:table-cell>
          <table:table-cell table:formula="of:=SQRT(([.C1299]-[.C1298])^2+([.D1299]-[.D1298])^2)" office:value-type="float" office:value="0.00500953660531591" calcext:value-type="float">
            <text:p>0,00500953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97339" calcext:value-type="float">
            <text:p>0,397339</text:p>
          </table:table-cell>
          <table:table-cell office:value-type="float" office:value="0.705078" calcext:value-type="float">
            <text:p>0,705078</text:p>
          </table:table-cell>
          <table:table-cell table:formula="of:=SQRT(([.C1300]-[.C1299])^2+([.D1300]-[.D129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99445" calcext:value-type="float">
            <text:p>0,399445</text:p>
          </table:table-cell>
          <table:table-cell office:value-type="float" office:value="0.7005" calcext:value-type="float">
            <text:p>0,7005</text:p>
          </table:table-cell>
          <table:table-cell table:formula="of:=SQRT(([.C1301]-[.C1300])^2+([.D1301]-[.D1300])^2)" office:value-type="float" office:value="0.00503917850447865" calcext:value-type="float">
            <text:p>0,00503917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01794" calcext:value-type="float">
            <text:p>0,401794</text:p>
          </table:table-cell>
          <table:table-cell office:value-type="float" office:value="0.696045" calcext:value-type="float">
            <text:p>0,696045</text:p>
          </table:table-cell>
          <table:table-cell table:formula="of:=SQRT(([.C1302]-[.C1301])^2+([.D1302]-[.D1301])^2)" office:value-type="float" office:value="0.00503635046437406" calcext:value-type="float">
            <text:p>0,00503635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03992" calcext:value-type="float">
            <text:p>0,403992</text:p>
          </table:table-cell>
          <table:table-cell office:value-type="float" office:value="0.691193" calcext:value-type="float">
            <text:p>0,691193</text:p>
          </table:table-cell>
          <table:table-cell table:formula="of:=SQRT(([.C1303]-[.C1302])^2+([.D1303]-[.D1302])^2)" office:value-type="float" office:value="0.00532664134328562" calcext:value-type="float">
            <text:p>0,00532664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06006" calcext:value-type="float">
            <text:p>0,406006</text:p>
          </table:table-cell>
          <table:table-cell office:value-type="float" office:value="0.685669" calcext:value-type="float">
            <text:p>0,685669</text:p>
          </table:table-cell>
          <table:table-cell table:formula="of:=SQRT(([.C1304]-[.C1303])^2+([.D1304]-[.D1303])^2)" office:value-type="float" office:value="0.00587969148850514" calcext:value-type="float">
            <text:p>0,00587969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07867" calcext:value-type="float">
            <text:p>0,407867</text:p>
          </table:table-cell>
          <table:table-cell office:value-type="float" office:value="0.679901" calcext:value-type="float">
            <text:p>0,679901</text:p>
          </table:table-cell>
          <table:table-cell table:formula="of:=SQRT(([.C1305]-[.C1304])^2+([.D1305]-[.D1304])^2)" office:value-type="float" office:value="0.0060607874900874" calcext:value-type="float">
            <text:p>0,00606078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09576" calcext:value-type="float">
            <text:p>0,409576</text:p>
          </table:table-cell>
          <table:table-cell office:value-type="float" office:value="0.673553" calcext:value-type="float">
            <text:p>0,673553</text:p>
          </table:table-cell>
          <table:table-cell table:formula="of:=SQRT(([.C1306]-[.C1305])^2+([.D1306]-[.D1305])^2)" office:value-type="float" office:value="0.00657402350163127" calcext:value-type="float">
            <text:p>0,00657402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1156" calcext:value-type="float">
            <text:p>0,41156</text:p>
          </table:table-cell>
          <table:table-cell office:value-type="float" office:value="0.666687" calcext:value-type="float">
            <text:p>0,666687</text:p>
          </table:table-cell>
          <table:table-cell table:formula="of:=SQRT(([.C1307]-[.C1306])^2+([.D1307]-[.D1306])^2)" office:value-type="float" office:value="0.00714690226601712" calcext:value-type="float">
            <text:p>0,00714690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13544" calcext:value-type="float">
            <text:p>0,413544</text:p>
          </table:table-cell>
          <table:table-cell office:value-type="float" office:value="0.660828" calcext:value-type="float">
            <text:p>0,660828</text:p>
          </table:table-cell>
          <table:table-cell table:formula="of:=SQRT(([.C1308]-[.C1307])^2+([.D1308]-[.D1307])^2)" office:value-type="float" office:value="0.00618580124155304" calcext:value-type="float">
            <text:p>0,00618580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15466" calcext:value-type="float">
            <text:p>0,415466</text:p>
          </table:table-cell>
          <table:table-cell office:value-type="float" office:value="0.655701" calcext:value-type="float">
            <text:p>0,655701</text:p>
          </table:table-cell>
          <table:table-cell table:formula="of:=SQRT(([.C1309]-[.C1308])^2+([.D1309]-[.D1308])^2)" office:value-type="float" office:value="0.0054754189794024" calcext:value-type="float">
            <text:p>0,0054754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1748" calcext:value-type="float">
            <text:p>0,41748</text:p>
          </table:table-cell>
          <table:table-cell office:value-type="float" office:value="0.649902" calcext:value-type="float">
            <text:p>0,649902</text:p>
          </table:table-cell>
          <table:table-cell table:formula="of:=SQRT(([.C1310]-[.C1309])^2+([.D1310]-[.D1309])^2)" office:value-type="float" office:value="0.00613877813575308" calcext:value-type="float">
            <text:p>0,00613877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1748" calcext:value-type="float">
            <text:p>0,41748</text:p>
          </table:table-cell>
          <table:table-cell office:value-type="float" office:value="0.649902" calcext:value-type="float">
            <text:p>0,649902</text:p>
          </table:table-cell>
          <table:table-cell table:formula="of:=SQRT(([.C1311]-[.C1310])^2+([.D1311]-[.D131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41748" calcext:value-type="float">
            <text:p>0,41748</text:p>
          </table:table-cell>
          <table:table-cell office:value-type="float" office:value="0.649902" calcext:value-type="float">
            <text:p>0,649902</text:p>
          </table:table-cell>
          <table:table-cell table:formula="of:=SQRT(([.C1312]-[.C1311])^2+([.D1312]-[.D131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442169" calcext:value-type="float">
            <text:p>0,442169</text:p>
          </table:table-cell>
          <table:table-cell office:value-type="float" office:value="0.36557" calcext:value-type="float">
            <text:p>0,36557</text:p>
          </table:table-cell>
          <table:table-cell table:formula="of:=SQRT(([.C1313]-[.C1312])^2+([.D1313]-[.D1312])^2)" office:value-type="float" office:value="0.285401879715253" calcext:value-type="float">
            <text:p>0,28540187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40948" calcext:value-type="float">
            <text:p>0,440948</text:p>
          </table:table-cell>
          <table:table-cell office:value-type="float" office:value="0.3526" calcext:value-type="float">
            <text:p>0,3526</text:p>
          </table:table-cell>
          <table:table-cell table:formula="of:=SQRT(([.C1314]-[.C1313])^2+([.D1314]-[.D1313])^2)" office:value-type="float" office:value="0.0130273458923911" calcext:value-type="float">
            <text:p>0,01302734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40948" calcext:value-type="float">
            <text:p>0,440948</text:p>
          </table:table-cell>
          <table:table-cell office:value-type="float" office:value="0.352966" calcext:value-type="float">
            <text:p>0,352966</text:p>
          </table:table-cell>
          <table:table-cell table:formula="of:=SQRT(([.C1315]-[.C1314])^2+([.D1315]-[.D1314])^2)" office:value-type="float" office:value="0.000365999999999977" calcext:value-type="float">
            <text:p>0,0003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40948" calcext:value-type="float">
            <text:p>0,440948</text:p>
          </table:table-cell>
          <table:table-cell office:value-type="float" office:value="0.352966" calcext:value-type="float">
            <text:p>0,352966</text:p>
          </table:table-cell>
          <table:table-cell table:formula="of:=SQRT(([.C1316]-[.C1315])^2+([.D1316]-[.D131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440948" calcext:value-type="float">
            <text:p>0,440948</text:p>
          </table:table-cell>
          <table:table-cell office:value-type="float" office:value="0.352966" calcext:value-type="float">
            <text:p>0,352966</text:p>
          </table:table-cell>
          <table:table-cell table:formula="of:=SQRT(([.C1317]-[.C1316])^2+([.D1317]-[.D131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481415" calcext:value-type="float">
            <text:p>0,481415</text:p>
          </table:table-cell>
          <table:table-cell office:value-type="float" office:value="0.423981" calcext:value-type="float">
            <text:p>0,423981</text:p>
          </table:table-cell>
          <table:table-cell table:formula="of:=SQRT(([.C1318]-[.C1317])^2+([.D1318]-[.D1317])^2)" office:value-type="float" office:value="0.0817356000406188" calcext:value-type="float">
            <text:p>0,081735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481415" calcext:value-type="float">
            <text:p>0,481415</text:p>
          </table:table-cell>
          <table:table-cell office:value-type="float" office:value="0.423981" calcext:value-type="float">
            <text:p>0,423981</text:p>
          </table:table-cell>
          <table:table-cell table:formula="of:=SQRT(([.C1319]-[.C1318])^2+([.D1319]-[.D131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461853" calcext:value-type="float">
            <text:p>0,461853</text:p>
          </table:table-cell>
          <table:table-cell office:value-type="float" office:value="0.259491" calcext:value-type="float">
            <text:p>0,259491</text:p>
          </table:table-cell>
          <table:table-cell table:formula="of:=SQRT(([.C1320]-[.C1319])^2+([.D1320]-[.D1319])^2)" office:value-type="float" office:value="0.16564912297987" calcext:value-type="float">
            <text:p>0,1656491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66095" calcext:value-type="float">
            <text:p>0,466095</text:p>
          </table:table-cell>
          <table:table-cell office:value-type="float" office:value="0.269714" calcext:value-type="float">
            <text:p>0,269714</text:p>
          </table:table-cell>
          <table:table-cell table:formula="of:=SQRT(([.C1321]-[.C1320])^2+([.D1321]-[.D1320])^2)" office:value-type="float" office:value="0.0110681657468616" calcext:value-type="float">
            <text:p>0,01106816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66095" calcext:value-type="float">
            <text:p>0,466095</text:p>
          </table:table-cell>
          <table:table-cell office:value-type="float" office:value="0.269714" calcext:value-type="float">
            <text:p>0,269714</text:p>
          </table:table-cell>
          <table:table-cell table:formula="of:=SQRT(([.C1322]-[.C1321])^2+([.D1322]-[.D132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466095" calcext:value-type="float">
            <text:p>0,466095</text:p>
          </table:table-cell>
          <table:table-cell office:value-type="float" office:value="0.269714" calcext:value-type="float">
            <text:p>0,269714</text:p>
          </table:table-cell>
          <table:table-cell table:formula="of:=SQRT(([.C1323]-[.C1322])^2+([.D1323]-[.D132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496185" calcext:value-type="float">
            <text:p>0,496185</text:p>
          </table:table-cell>
          <table:table-cell office:value-type="float" office:value="0.4888" calcext:value-type="float">
            <text:p>0,4888</text:p>
          </table:table-cell>
          <table:table-cell table:formula="of:=SQRT(([.C1324]-[.C1323])^2+([.D1324]-[.D1323])^2)" office:value-type="float" office:value="0.221142676785825" calcext:value-type="float">
            <text:p>0,22114267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98138" calcext:value-type="float">
            <text:p>0,498138</text:p>
          </table:table-cell>
          <table:table-cell office:value-type="float" office:value="0.497253" calcext:value-type="float">
            <text:p>0,497253</text:p>
          </table:table-cell>
          <table:table-cell table:formula="of:=SQRT(([.C1325]-[.C1324])^2+([.D1325]-[.D1324])^2)" office:value-type="float" office:value="0.00867567968518892" calcext:value-type="float">
            <text:p>0,00867567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98138" calcext:value-type="float">
            <text:p>0,498138</text:p>
          </table:table-cell>
          <table:table-cell office:value-type="float" office:value="0.497253" calcext:value-type="float">
            <text:p>0,497253</text:p>
          </table:table-cell>
          <table:table-cell table:formula="of:=SQRT(([.C1326]-[.C1325])^2+([.D1326]-[.D132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498138" calcext:value-type="float">
            <text:p>0,498138</text:p>
          </table:table-cell>
          <table:table-cell office:value-type="float" office:value="0.497253" calcext:value-type="float">
            <text:p>0,497253</text:p>
          </table:table-cell>
          <table:table-cell table:formula="of:=SQRT(([.C1327]-[.C1326])^2+([.D1327]-[.D132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427704" calcext:value-type="float">
            <text:p>0,427704</text:p>
          </table:table-cell>
          <table:table-cell office:value-type="float" office:value="0.551697" calcext:value-type="float">
            <text:p>0,551697</text:p>
          </table:table-cell>
          <table:table-cell table:formula="of:=SQRT(([.C1328]-[.C1327])^2+([.D1328]-[.D1327])^2)" office:value-type="float" office:value="0.0890230166417652" calcext:value-type="float">
            <text:p>0,08902301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216" calcext:value-type="float">
            <text:p>0,4216</text:p>
          </table:table-cell>
          <table:table-cell office:value-type="float" office:value="0.577057" calcext:value-type="float">
            <text:p>0,577057</text:p>
          </table:table-cell>
          <table:table-cell table:formula="of:=SQRT(([.C1329]-[.C1328])^2+([.D1329]-[.D1328])^2)" office:value-type="float" office:value="0.0260842560944336" calcext:value-type="float">
            <text:p>0,02608425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21295" calcext:value-type="float">
            <text:p>0,421295</text:p>
          </table:table-cell>
          <table:table-cell office:value-type="float" office:value="0.575256" calcext:value-type="float">
            <text:p>0,575256</text:p>
          </table:table-cell>
          <table:table-cell table:formula="of:=SQRT(([.C1330]-[.C1329])^2+([.D1330]-[.D1329])^2)" office:value-type="float" office:value="0.00182664336968107" calcext:value-type="float">
            <text:p>0,00182664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18427" calcext:value-type="float">
            <text:p>0,418427</text:p>
          </table:table-cell>
          <table:table-cell office:value-type="float" office:value="0.585663" calcext:value-type="float">
            <text:p>0,585663</text:p>
          </table:table-cell>
          <table:table-cell table:formula="of:=SQRT(([.C1331]-[.C1330])^2+([.D1331]-[.D1330])^2)" office:value-type="float" office:value="0.0107949559054217" calcext:value-type="float">
            <text:p>0,01079495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13696" calcext:value-type="float">
            <text:p>0,413696</text:p>
          </table:table-cell>
          <table:table-cell office:value-type="float" office:value="0.607391" calcext:value-type="float">
            <text:p>0,607391</text:p>
          </table:table-cell>
          <table:table-cell table:formula="of:=SQRT(([.C1332]-[.C1331])^2+([.D1332]-[.D1331])^2)" office:value-type="float" office:value="0.02223709389736" calcext:value-type="float">
            <text:p>0,02223709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08813" calcext:value-type="float">
            <text:p>0,408813</text:p>
          </table:table-cell>
          <table:table-cell office:value-type="float" office:value="0.630493" calcext:value-type="float">
            <text:p>0,630493</text:p>
          </table:table-cell>
          <table:table-cell table:formula="of:=SQRT(([.C1333]-[.C1332])^2+([.D1333]-[.D1332])^2)" office:value-type="float" office:value="0.0236124139596103" calcext:value-type="float">
            <text:p>0,0236124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402191" calcext:value-type="float">
            <text:p>0,402191</text:p>
          </table:table-cell>
          <table:table-cell office:value-type="float" office:value="0.654449" calcext:value-type="float">
            <text:p>0,654449</text:p>
          </table:table-cell>
          <table:table-cell table:formula="of:=SQRT(([.C1334]-[.C1333])^2+([.D1334]-[.D1333])^2)" office:value-type="float" office:value="0.0248543923683521" calcext:value-type="float">
            <text:p>0,02485439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9502" calcext:value-type="float">
            <text:p>0,39502</text:p>
          </table:table-cell>
          <table:table-cell office:value-type="float" office:value="0.678345" calcext:value-type="float">
            <text:p>0,678345</text:p>
          </table:table-cell>
          <table:table-cell table:formula="of:=SQRT(([.C1335]-[.C1334])^2+([.D1335]-[.D1334])^2)" office:value-type="float" office:value="0.0249487886880305" calcext:value-type="float">
            <text:p>0,02494878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9502" calcext:value-type="float">
            <text:p>0,39502</text:p>
          </table:table-cell>
          <table:table-cell office:value-type="float" office:value="0.678345" calcext:value-type="float">
            <text:p>0,678345</text:p>
          </table:table-cell>
          <table:table-cell table:formula="of:=SQRT(([.C1336]-[.C1335])^2+([.D1336]-[.D133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,388</text:p>
          </table:table-cell>
          <table:table-cell office:value-type="float" office:value="0.700012" calcext:value-type="float">
            <text:p>0,700012</text:p>
          </table:table-cell>
          <table:table-cell table:formula="of:=SQRT(([.C1337]-[.C1336])^2+([.D1337]-[.D1336])^2)" office:value-type="float" office:value="0.0227758488096492" calcext:value-type="float">
            <text:p>0,02277584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,388</text:p>
          </table:table-cell>
          <table:table-cell office:value-type="float" office:value="0.700012" calcext:value-type="float">
            <text:p>0,700012</text:p>
          </table:table-cell>
          <table:table-cell table:formula="of:=SQRT(([.C1338]-[.C1337])^2+([.D1338]-[.D133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,388</text:p>
          </table:table-cell>
          <table:table-cell office:value-type="float" office:value="0.700012" calcext:value-type="float">
            <text:p>0,700012</text:p>
          </table:table-cell>
          <table:table-cell table:formula="of:=SQRT(([.C1339]-[.C1338])^2+([.D1339]-[.D133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,388</text:p>
          </table:table-cell>
          <table:table-cell office:value-type="float" office:value="0.700012" calcext:value-type="float">
            <text:p>0,700012</text:p>
          </table:table-cell>
          <table:table-cell table:formula="of:=SQRT(([.C1340]-[.C1339])^2+([.D1340]-[.D133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0783386" calcext:value-type="float">
            <text:p>0,0783386</text:p>
          </table:table-cell>
          <table:table-cell office:value-type="float" office:value="0.232117" calcext:value-type="float">
            <text:p>0,232117</text:p>
          </table:table-cell>
          <table:table-cell table:formula="of:=SQRT(([.C1341]-[.C1340])^2+([.D1341]-[.D1340])^2)" office:value-type="float" office:value="0.561084586916233" calcext:value-type="float">
            <text:p>0,56108458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68127" calcext:value-type="float">
            <text:p>0,0768127</text:p>
          </table:table-cell>
          <table:table-cell office:value-type="float" office:value="0.2146" calcext:value-type="float">
            <text:p>0,2146</text:p>
          </table:table-cell>
          <table:table-cell table:formula="of:=SQRT(([.C1342]-[.C1341])^2+([.D1342]-[.D1341])^2)" office:value-type="float" office:value="0.0175833347181358" calcext:value-type="float">
            <text:p>0,01758333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68127" calcext:value-type="float">
            <text:p>0,0768127</text:p>
          </table:table-cell>
          <table:table-cell office:value-type="float" office:value="0.2146" calcext:value-type="float">
            <text:p>0,2146</text:p>
          </table:table-cell>
          <table:table-cell table:formula="of:=SQRT(([.C1343]-[.C1342])^2+([.D1343]-[.D134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68127" calcext:value-type="float">
            <text:p>0,0768127</text:p>
          </table:table-cell>
          <table:table-cell office:value-type="float" office:value="0.2146" calcext:value-type="float">
            <text:p>0,2146</text:p>
          </table:table-cell>
          <table:table-cell table:formula="of:=SQRT(([.C1344]-[.C1343])^2+([.D1344]-[.D134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68433" calcext:value-type="float">
            <text:p>0,0768433</text:p>
          </table:table-cell>
          <table:table-cell office:value-type="float" office:value="0.219116" calcext:value-type="float">
            <text:p>0,219116</text:p>
          </table:table-cell>
          <table:table-cell table:formula="of:=SQRT(([.C1345]-[.C1344])^2+([.D1345]-[.D1344])^2)" office:value-type="float" office:value="0.00451610367020064" calcext:value-type="float">
            <text:p>0,00451610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67212" calcext:value-type="float">
            <text:p>0,0767212</text:p>
          </table:table-cell>
          <table:table-cell office:value-type="float" office:value="0.218781" calcext:value-type="float">
            <text:p>0,218781</text:p>
          </table:table-cell>
          <table:table-cell table:formula="of:=SQRT(([.C1346]-[.C1345])^2+([.D1346]-[.D1345])^2)" office:value-type="float" office:value="0.000356557723237042" calcext:value-type="float">
            <text:p>0,00035655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66907" calcext:value-type="float">
            <text:p>0,0766907</text:p>
          </table:table-cell>
          <table:table-cell office:value-type="float" office:value="0.218719" calcext:value-type="float">
            <text:p>0,218719</text:p>
          </table:table-cell>
          <table:table-cell table:formula="of:=SQRT(([.C1347]-[.C1346])^2+([.D1347]-[.D1346])^2)" office:value-type="float" office:value="0.0000690959477827823" calcext:value-type="float">
            <text:p>6,90959477827823E-0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58057" calcext:value-type="float">
            <text:p>0,0758057</text:p>
          </table:table-cell>
          <table:table-cell office:value-type="float" office:value="0.218201" calcext:value-type="float">
            <text:p>0,218201</text:p>
          </table:table-cell>
          <table:table-cell table:formula="of:=SQRT(([.C1348]-[.C1347])^2+([.D1348]-[.D1347])^2)" office:value-type="float" office:value="0.0010254506326489" calcext:value-type="float">
            <text:p>0,00102545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58057" calcext:value-type="float">
            <text:p>0,0758057</text:p>
          </table:table-cell>
          <table:table-cell office:value-type="float" office:value="0.218201" calcext:value-type="float">
            <text:p>0,218201</text:p>
          </table:table-cell>
          <table:table-cell table:formula="of:=SQRT(([.C1349]-[.C1348])^2+([.D1349]-[.D134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55615" calcext:value-type="float">
            <text:p>0,0755615</text:p>
          </table:table-cell>
          <table:table-cell office:value-type="float" office:value="0.218079" calcext:value-type="float">
            <text:p>0,218079</text:p>
          </table:table-cell>
          <table:table-cell table:formula="of:=SQRT(([.C1350]-[.C1349])^2+([.D1350]-[.D1349])^2)" office:value-type="float" office:value="0.000272979193346299" calcext:value-type="float">
            <text:p>0,00027297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55615" calcext:value-type="float">
            <text:p>0,0755615</text:p>
          </table:table-cell>
          <table:table-cell office:value-type="float" office:value="0.218079" calcext:value-type="float">
            <text:p>0,218079</text:p>
          </table:table-cell>
          <table:table-cell table:formula="of:=SQRT(([.C1351]-[.C1350])^2+([.D1351]-[.D135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53784" calcext:value-type="float">
            <text:p>0,0753784</text:p>
          </table:table-cell>
          <table:table-cell office:value-type="float" office:value="0.217987" calcext:value-type="float">
            <text:p>0,217987</text:p>
          </table:table-cell>
          <table:table-cell table:formula="of:=SQRT(([.C1352]-[.C1351])^2+([.D1352]-[.D1351])^2)" office:value-type="float" office:value="0.000204913664746884" calcext:value-type="float">
            <text:p>0,00020491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3761" calcext:value-type="float">
            <text:p>0,073761</text:p>
          </table:table-cell>
          <table:table-cell office:value-type="float" office:value="0.218109" calcext:value-type="float">
            <text:p>0,218109</text:p>
          </table:table-cell>
          <table:table-cell table:formula="of:=SQRT(([.C1353]-[.C1352])^2+([.D1353]-[.D1352])^2)" office:value-type="float" office:value="0.00162199468556467" calcext:value-type="float">
            <text:p>0,00162199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31812" calcext:value-type="float">
            <text:p>0,0731812</text:p>
          </table:table-cell>
          <table:table-cell office:value-type="float" office:value="0.218536" calcext:value-type="float">
            <text:p>0,218536</text:p>
          </table:table-cell>
          <table:table-cell table:formula="of:=SQRT(([.C1354]-[.C1353])^2+([.D1354]-[.D1353])^2)" office:value-type="float" office:value="0.000720067385735513" calcext:value-type="float">
            <text:p>0,00072006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30286" calcext:value-type="float">
            <text:p>0,0730286</text:p>
          </table:table-cell>
          <table:table-cell office:value-type="float" office:value="0.218628" calcext:value-type="float">
            <text:p>0,218628</text:p>
          </table:table-cell>
          <table:table-cell table:formula="of:=SQRT(([.C1355]-[.C1354])^2+([.D1355]-[.D1354])^2)" office:value-type="float" office:value="0.000178187429410726" calcext:value-type="float">
            <text:p>0,00017818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33643" calcext:value-type="float">
            <text:p>0,0733643</text:p>
          </table:table-cell>
          <table:table-cell office:value-type="float" office:value="0.218231" calcext:value-type="float">
            <text:p>0,218231</text:p>
          </table:table-cell>
          <table:table-cell table:formula="of:=SQRT(([.C1356]-[.C1355])^2+([.D1356]-[.D1355])^2)" office:value-type="float" office:value="0.00051990719364133" calcext:value-type="float">
            <text:p>0,00051990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49512" calcext:value-type="float">
            <text:p>0,0749512</text:p>
          </table:table-cell>
          <table:table-cell office:value-type="float" office:value="0.216278" calcext:value-type="float">
            <text:p>0,216278</text:p>
          </table:table-cell>
          <table:table-cell table:formula="of:=SQRT(([.C1357]-[.C1356])^2+([.D1357]-[.D1356])^2)" office:value-type="float" office:value="0.00251643807990579" calcext:value-type="float">
            <text:p>0,00251643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66907" calcext:value-type="float">
            <text:p>0,0766907</text:p>
          </table:table-cell>
          <table:table-cell office:value-type="float" office:value="0.213898" calcext:value-type="float">
            <text:p>0,213898</text:p>
          </table:table-cell>
          <table:table-cell table:formula="of:=SQRT(([.C1358]-[.C1357])^2+([.D1358]-[.D1357])^2)" office:value-type="float" office:value="0.00294792473614916" calcext:value-type="float">
            <text:p>0,00294792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85522" calcext:value-type="float">
            <text:p>0,0785522</text:p>
          </table:table-cell>
          <table:table-cell office:value-type="float" office:value="0.212067" calcext:value-type="float">
            <text:p>0,212067</text:p>
          </table:table-cell>
          <table:table-cell table:formula="of:=SQRT(([.C1359]-[.C1358])^2+([.D1359]-[.D1358])^2)" office:value-type="float" office:value="0.00261108085857179" calcext:value-type="float">
            <text:p>0,00261108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795288" calcext:value-type="float">
            <text:p>0,0795288</text:p>
          </table:table-cell>
          <table:table-cell office:value-type="float" office:value="0.211365" calcext:value-type="float">
            <text:p>0,211365</text:p>
          </table:table-cell>
          <table:table-cell table:formula="of:=SQRT(([.C1360]-[.C1359])^2+([.D1360]-[.D1359])^2)" office:value-type="float" office:value="0.001202726718752" calcext:value-type="float">
            <text:p>0,00120272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807495" calcext:value-type="float">
            <text:p>0,0807495</text:p>
          </table:table-cell>
          <table:table-cell office:value-type="float" office:value="0.211792" calcext:value-type="float">
            <text:p>0,211792</text:p>
          </table:table-cell>
          <table:table-cell table:formula="of:=SQRT(([.C1361]-[.C1360])^2+([.D1361]-[.D1360])^2)" office:value-type="float" office:value="0.00129322754764968" calcext:value-type="float">
            <text:p>0,00129322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807495" calcext:value-type="float">
            <text:p>0,0807495</text:p>
          </table:table-cell>
          <table:table-cell office:value-type="float" office:value="0.211792" calcext:value-type="float">
            <text:p>0,211792</text:p>
          </table:table-cell>
          <table:table-cell table:formula="of:=SQRT(([.C1362]-[.C1361])^2+([.D1362]-[.D136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832214" calcext:value-type="float">
            <text:p>0,0832214</text:p>
          </table:table-cell>
          <table:table-cell office:value-type="float" office:value="0.215149" calcext:value-type="float">
            <text:p>0,215149</text:p>
          </table:table-cell>
          <table:table-cell table:formula="of:=SQRT(([.C1363]-[.C1362])^2+([.D1363]-[.D1362])^2)" office:value-type="float" office:value="0.00416890136726692" calcext:value-type="float">
            <text:p>0,00416890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855103" calcext:value-type="float">
            <text:p>0,0855103</text:p>
          </table:table-cell>
          <table:table-cell office:value-type="float" office:value="0.219604" calcext:value-type="float">
            <text:p>0,219604</text:p>
          </table:table-cell>
          <table:table-cell table:formula="of:=SQRT(([.C1364]-[.C1363])^2+([.D1364]-[.D1363])^2)" office:value-type="float" office:value="0.00500860142255302" calcext:value-type="float">
            <text:p>0,00500860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861816" calcext:value-type="float">
            <text:p>0,0861816</text:p>
          </table:table-cell>
          <table:table-cell office:value-type="float" office:value="0.219727" calcext:value-type="float">
            <text:p>0,219727</text:p>
          </table:table-cell>
          <table:table-cell table:formula="of:=SQRT(([.C1365]-[.C1364])^2+([.D1365]-[.D1364])^2)" office:value-type="float" office:value="0.000682475413476556" calcext:value-type="float">
            <text:p>0,00068247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89325" calcext:value-type="float">
            <text:p>0,089325</text:p>
          </table:table-cell>
          <table:table-cell office:value-type="float" office:value="0.22168" calcext:value-type="float">
            <text:p>0,22168</text:p>
          </table:table-cell>
          <table:table-cell table:formula="of:=SQRT(([.C1366]-[.C1365])^2+([.D1366]-[.D1365])^2)" office:value-type="float" office:value="0.00370069892858095" calcext:value-type="float">
            <text:p>0,00370069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897217" calcext:value-type="float">
            <text:p>0,0897217</text:p>
          </table:table-cell>
          <table:table-cell office:value-type="float" office:value="0.221832" calcext:value-type="float">
            <text:p>0,221832</text:p>
          </table:table-cell>
          <table:table-cell table:formula="of:=SQRT(([.C1367]-[.C1366])^2+([.D1367]-[.D1366])^2)" office:value-type="float" office:value="0.000424823363293493" calcext:value-type="float">
            <text:p>0,00042482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0897217" calcext:value-type="float">
            <text:p>0,0897217</text:p>
          </table:table-cell>
          <table:table-cell office:value-type="float" office:value="0.221832" calcext:value-type="float">
            <text:p>0,221832</text:p>
          </table:table-cell>
          <table:table-cell table:formula="of:=SQRT(([.C1368]-[.C1367])^2+([.D1368]-[.D136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0897217" calcext:value-type="float">
            <text:p>0,0897217</text:p>
          </table:table-cell>
          <table:table-cell office:value-type="float" office:value="0.221832" calcext:value-type="float">
            <text:p>0,221832</text:p>
          </table:table-cell>
          <table:table-cell table:formula="of:=SQRT(([.C1369]-[.C1368])^2+([.D1369]-[.D136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198547" calcext:value-type="float">
            <text:p>0,198547</text:p>
          </table:table-cell>
          <table:table-cell office:value-type="float" office:value="0.821228" calcext:value-type="float">
            <text:p>0,821228</text:p>
          </table:table-cell>
          <table:table-cell table:formula="of:=SQRT(([.C1370]-[.C1369])^2+([.D1370]-[.D1369])^2)" office:value-type="float" office:value="0.60919496939493" calcext:value-type="float">
            <text:p>0,60919496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199493" calcext:value-type="float">
            <text:p>0,199493</text:p>
          </table:table-cell>
          <table:table-cell office:value-type="float" office:value="0.836609" calcext:value-type="float">
            <text:p>0,836609</text:p>
          </table:table-cell>
          <table:table-cell table:formula="of:=SQRT(([.C1371]-[.C1370])^2+([.D1371]-[.D1370])^2)" office:value-type="float" office:value="0.0154100641465245" calcext:value-type="float">
            <text:p>0,01541006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199493" calcext:value-type="float">
            <text:p>0,199493</text:p>
          </table:table-cell>
          <table:table-cell office:value-type="float" office:value="0.836609" calcext:value-type="float">
            <text:p>0,836609</text:p>
          </table:table-cell>
          <table:table-cell table:formula="of:=SQRT(([.C1372]-[.C1371])^2+([.D1372]-[.D137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199493" calcext:value-type="float">
            <text:p>0,199493</text:p>
          </table:table-cell>
          <table:table-cell office:value-type="float" office:value="0.836609" calcext:value-type="float">
            <text:p>0,836609</text:p>
          </table:table-cell>
          <table:table-cell table:formula="of:=SQRT(([.C1373]-[.C1372])^2+([.D1373]-[.D137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0.201935" calcext:value-type="float">
            <text:p>0,201935</text:p>
          </table:table-cell>
          <table:table-cell office:value-type="float" office:value="0.8526" calcext:value-type="float">
            <text:p>0,8526</text:p>
          </table:table-cell>
          <table:table-cell table:formula="of:=SQRT(([.C1374]-[.C1373])^2+([.D1374]-[.D1373])^2)" office:value-type="float" office:value="0.0161763854120753" calcext:value-type="float">
            <text:p>0,01617638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19812" calcext:value-type="float">
            <text:p>0,19812</text:p>
          </table:table-cell>
          <table:table-cell office:value-type="float" office:value="0.846497" calcext:value-type="float">
            <text:p>0,846497</text:p>
          </table:table-cell>
          <table:table-cell table:formula="of:=SQRT(([.C1375]-[.C1374])^2+([.D1375]-[.D1374])^2)" office:value-type="float" office:value="0.00719727962496948" calcext:value-type="float">
            <text:p>0,00719727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19812" calcext:value-type="float">
            <text:p>0,19812</text:p>
          </table:table-cell>
          <table:table-cell office:value-type="float" office:value="0.846497" calcext:value-type="float">
            <text:p>0,846497</text:p>
          </table:table-cell>
          <table:table-cell table:formula="of:=SQRT(([.C1376]-[.C1375])^2+([.D1376]-[.D137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197845" calcext:value-type="float">
            <text:p>0,197845</text:p>
          </table:table-cell>
          <table:table-cell office:value-type="float" office:value="0.850952" calcext:value-type="float">
            <text:p>0,850952</text:p>
          </table:table-cell>
          <table:table-cell table:formula="of:=SQRT(([.C1377]-[.C1376])^2+([.D1377]-[.D1376])^2)" office:value-type="float" office:value="0.00446347958436015" calcext:value-type="float">
            <text:p>0,00446347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195709" calcext:value-type="float">
            <text:p>0,195709</text:p>
          </table:table-cell>
          <table:table-cell office:value-type="float" office:value="0.853119" calcext:value-type="float">
            <text:p>0,853119</text:p>
          </table:table-cell>
          <table:table-cell table:formula="of:=SQRT(([.C1378]-[.C1377])^2+([.D1378]-[.D1377])^2)" office:value-type="float" office:value="0.00304275943840457" calcext:value-type="float">
            <text:p>0,00304275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191956" calcext:value-type="float">
            <text:p>0,191956</text:p>
          </table:table-cell>
          <table:table-cell office:value-type="float" office:value="0.855164" calcext:value-type="float">
            <text:p>0,855164</text:p>
          </table:table-cell>
          <table:table-cell table:formula="of:=SQRT(([.C1379]-[.C1378])^2+([.D1379]-[.D1378])^2)" office:value-type="float" office:value="0.00427399508656712" calcext:value-type="float">
            <text:p>0,00427399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191956" calcext:value-type="float">
            <text:p>0,191956</text:p>
          </table:table-cell>
          <table:table-cell office:value-type="float" office:value="0.855164" calcext:value-type="float">
            <text:p>0,855164</text:p>
          </table:table-cell>
          <table:table-cell table:formula="of:=SQRT(([.C1380]-[.C1379])^2+([.D1380]-[.D137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float" office:value="0.191956" calcext:value-type="float">
            <text:p>0,191956</text:p>
          </table:table-cell>
          <table:table-cell office:value-type="float" office:value="0.855164" calcext:value-type="float">
            <text:p>0,855164</text:p>
          </table:table-cell>
          <table:table-cell table:formula="of:=SQRT(([.C1381]-[.C1380])^2+([.D1381]-[.D138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float" office:value="0.191956" calcext:value-type="float">
            <text:p>0,191956</text:p>
          </table:table-cell>
          <table:table-cell office:value-type="float" office:value="0.855164" calcext:value-type="float">
            <text:p>0,855164</text:p>
          </table:table-cell>
          <table:table-cell table:formula="of:=SQRT(([.C1382]-[.C1381])^2+([.D1382]-[.D138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.142853" calcext:value-type="float">
            <text:p>0,142853</text:p>
          </table:table-cell>
          <table:table-cell office:value-type="float" office:value="0.775085" calcext:value-type="float">
            <text:p>0,775085</text:p>
          </table:table-cell>
          <table:table-cell table:formula="of:=SQRT(([.C1383]-[.C1382])^2+([.D1383]-[.D1382])^2)" office:value-type="float" office:value="0.0939348223503936" calcext:value-type="float">
            <text:p>0,093934822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142853" calcext:value-type="float">
            <text:p>0,142853</text:p>
          </table:table-cell>
          <table:table-cell office:value-type="float" office:value="0.775085" calcext:value-type="float">
            <text:p>0,775085</text:p>
          </table:table-cell>
          <table:table-cell table:formula="of:=SQRT(([.C1384]-[.C1383])^2+([.D1384]-[.D138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.151154" calcext:value-type="float">
            <text:p>0,151154</text:p>
          </table:table-cell>
          <table:table-cell office:value-type="float" office:value="0.806458" calcext:value-type="float">
            <text:p>0,806458</text:p>
          </table:table-cell>
          <table:table-cell table:formula="of:=SQRT(([.C1385]-[.C1384])^2+([.D1385]-[.D1384])^2)" office:value-type="float" office:value="0.0324526074453195" calcext:value-type="float">
            <text:p>0,03245260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2069" calcext:value-type="float">
            <text:p>0,152069</text:p>
          </table:table-cell>
          <table:table-cell office:value-type="float" office:value="0.812286" calcext:value-type="float">
            <text:p>0,812286</text:p>
          </table:table-cell>
          <table:table-cell table:formula="of:=SQRT(([.C1386]-[.C1385])^2+([.D1386]-[.D1385])^2)" office:value-type="float" office:value="0.00589939056174444" calcext:value-type="float">
            <text:p>0,00589939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2069" calcext:value-type="float">
            <text:p>0,152069</text:p>
          </table:table-cell>
          <table:table-cell office:value-type="float" office:value="0.812286" calcext:value-type="float">
            <text:p>0,812286</text:p>
          </table:table-cell>
          <table:table-cell table:formula="of:=SQRT(([.C1387]-[.C1386])^2+([.D1387]-[.D138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2069" calcext:value-type="float">
            <text:p>0,152069</text:p>
          </table:table-cell>
          <table:table-cell office:value-type="float" office:value="0.812286" calcext:value-type="float">
            <text:p>0,812286</text:p>
          </table:table-cell>
          <table:table-cell table:formula="of:=SQRT(([.C1388]-[.C1387])^2+([.D1388]-[.D138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5548" calcext:value-type="float">
            <text:p>0,155548</text:p>
          </table:table-cell>
          <table:table-cell office:value-type="float" office:value="0.815186" calcext:value-type="float">
            <text:p>0,815186</text:p>
          </table:table-cell>
          <table:table-cell table:formula="of:=SQRT(([.C1389]-[.C1388])^2+([.D1389]-[.D1388])^2)" office:value-type="float" office:value="0.00452917663599027" calcext:value-type="float">
            <text:p>0,00452917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0004" calcext:value-type="float">
            <text:p>0,160004</text:p>
          </table:table-cell>
          <table:table-cell office:value-type="float" office:value="0.82132" calcext:value-type="float">
            <text:p>0,82132</text:p>
          </table:table-cell>
          <table:table-cell table:formula="of:=SQRT(([.C1390]-[.C1389])^2+([.D1390]-[.D1389])^2)" office:value-type="float" office:value="0.00758168134387096" calcext:value-type="float">
            <text:p>0,00758168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6046" calcext:value-type="float">
            <text:p>0,166046</text:p>
          </table:table-cell>
          <table:table-cell office:value-type="float" office:value="0.830994" calcext:value-type="float">
            <text:p>0,830994</text:p>
          </table:table-cell>
          <table:table-cell table:formula="of:=SQRT(([.C1391]-[.C1390])^2+([.D1391]-[.D1390])^2)" office:value-type="float" office:value="0.0114057897578379" calcext:value-type="float">
            <text:p>0,01140578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6046" calcext:value-type="float">
            <text:p>0,166046</text:p>
          </table:table-cell>
          <table:table-cell office:value-type="float" office:value="0.830994" calcext:value-type="float">
            <text:p>0,830994</text:p>
          </table:table-cell>
          <table:table-cell table:formula="of:=SQRT(([.C1392]-[.C1391])^2+([.D1392]-[.D139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8274" calcext:value-type="float">
            <text:p>0,168274</text:p>
          </table:table-cell>
          <table:table-cell office:value-type="float" office:value="0.83728" calcext:value-type="float">
            <text:p>0,83728</text:p>
          </table:table-cell>
          <table:table-cell table:formula="of:=SQRT(([.C1393]-[.C1392])^2+([.D1393]-[.D1392])^2)" office:value-type="float" office:value="0.00666916636469657" calcext:value-type="float">
            <text:p>0,00666916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9189" calcext:value-type="float">
            <text:p>0,169189</text:p>
          </table:table-cell>
          <table:table-cell office:value-type="float" office:value="0.842224" calcext:value-type="float">
            <text:p>0,842224</text:p>
          </table:table-cell>
          <table:table-cell table:formula="of:=SQRT(([.C1394]-[.C1393])^2+([.D1394]-[.D1393])^2)" office:value-type="float" office:value="0.00502795793538486" calcext:value-type="float">
            <text:p>0,00502795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9434" calcext:value-type="float">
            <text:p>0,169434</text:p>
          </table:table-cell>
          <table:table-cell office:value-type="float" office:value="0.846222" calcext:value-type="float">
            <text:p>0,846222</text:p>
          </table:table-cell>
          <table:table-cell table:formula="of:=SQRT(([.C1395]-[.C1394])^2+([.D1395]-[.D1394])^2)" office:value-type="float" office:value="0.00400549984396449" calcext:value-type="float">
            <text:p>0,00400549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9312" calcext:value-type="float">
            <text:p>0,169312</text:p>
          </table:table-cell>
          <table:table-cell office:value-type="float" office:value="0.849213" calcext:value-type="float">
            <text:p>0,849213</text:p>
          </table:table-cell>
          <table:table-cell table:formula="of:=SQRT(([.C1396]-[.C1395])^2+([.D1396]-[.D1395])^2)" office:value-type="float" office:value="0.00299348709701586" calcext:value-type="float">
            <text:p>0,00299348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8823" calcext:value-type="float">
            <text:p>0,168823</text:p>
          </table:table-cell>
          <table:table-cell office:value-type="float" office:value="0.850037" calcext:value-type="float">
            <text:p>0,850037</text:p>
          </table:table-cell>
          <table:table-cell table:formula="of:=SQRT(([.C1397]-[.C1396])^2+([.D1397]-[.D1396])^2)" office:value-type="float" office:value="0.000958173783819973" calcext:value-type="float">
            <text:p>0,00095817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7694" calcext:value-type="float">
            <text:p>0,167694</text:p>
          </table:table-cell>
          <table:table-cell office:value-type="float" office:value="0.852386" calcext:value-type="float">
            <text:p>0,852386</text:p>
          </table:table-cell>
          <table:table-cell table:formula="of:=SQRT(([.C1398]-[.C1397])^2+([.D1398]-[.D1397])^2)" office:value-type="float" office:value="0.00260623137883041" calcext:value-type="float">
            <text:p>0,00260623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6718" calcext:value-type="float">
            <text:p>0,166718</text:p>
          </table:table-cell>
          <table:table-cell office:value-type="float" office:value="0.852661" calcext:value-type="float">
            <text:p>0,852661</text:p>
          </table:table-cell>
          <table:table-cell table:formula="of:=SQRT(([.C1399]-[.C1398])^2+([.D1399]-[.D1398])^2)" office:value-type="float" office:value="0.00101400246548022" calcext:value-type="float">
            <text:p>0,00101400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6718" calcext:value-type="float">
            <text:p>0,166718</text:p>
          </table:table-cell>
          <table:table-cell office:value-type="float" office:value="0.852661" calcext:value-type="float">
            <text:p>0,852661</text:p>
          </table:table-cell>
          <table:table-cell table:formula="of:=SQRT(([.C1400]-[.C1399])^2+([.D1400]-[.D139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3605" calcext:value-type="float">
            <text:p>0,163605</text:p>
          </table:table-cell>
          <table:table-cell office:value-type="float" office:value="0.852509" calcext:value-type="float">
            <text:p>0,852509</text:p>
          </table:table-cell>
          <table:table-cell table:formula="of:=SQRT(([.C1401]-[.C1400])^2+([.D1401]-[.D1400])^2)" office:value-type="float" office:value="0.00311670868064374" calcext:value-type="float">
            <text:p>0,00311670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3177" calcext:value-type="float">
            <text:p>0,163177</text:p>
          </table:table-cell>
          <table:table-cell office:value-type="float" office:value="0.852234" calcext:value-type="float">
            <text:p>0,852234</text:p>
          </table:table-cell>
          <table:table-cell table:formula="of:=SQRT(([.C1402]-[.C1401])^2+([.D1402]-[.D1401])^2)" office:value-type="float" office:value="0.000508732739264954" calcext:value-type="float">
            <text:p>0,00050873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9058" calcext:value-type="float">
            <text:p>0,159058</text:p>
          </table:table-cell>
          <table:table-cell office:value-type="float" office:value="0.850189" calcext:value-type="float">
            <text:p>0,850189</text:p>
          </table:table-cell>
          <table:table-cell table:formula="of:=SQRT(([.C1403]-[.C1402])^2+([.D1403]-[.D1402])^2)" office:value-type="float" office:value="0.00459871569027698" calcext:value-type="float">
            <text:p>0,00459871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9058" calcext:value-type="float">
            <text:p>0,159058</text:p>
          </table:table-cell>
          <table:table-cell office:value-type="float" office:value="0.850189" calcext:value-type="float">
            <text:p>0,850189</text:p>
          </table:table-cell>
          <table:table-cell table:formula="of:=SQRT(([.C1404]-[.C1403])^2+([.D1404]-[.D140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9058" calcext:value-type="float">
            <text:p>0,159058</text:p>
          </table:table-cell>
          <table:table-cell office:value-type="float" office:value="0.850189" calcext:value-type="float">
            <text:p>0,850189</text:p>
          </table:table-cell>
          <table:table-cell table:formula="of:=SQRT(([.C1405]-[.C1404])^2+([.D1405]-[.D140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5792" calcext:value-type="float">
            <text:p>0,155792</text:p>
          </table:table-cell>
          <table:table-cell office:value-type="float" office:value="0.848785" calcext:value-type="float">
            <text:p>0,848785</text:p>
          </table:table-cell>
          <table:table-cell table:formula="of:=SQRT(([.C1406]-[.C1405])^2+([.D1406]-[.D1405])^2)" office:value-type="float" office:value="0.00355499254570245" calcext:value-type="float">
            <text:p>0,00355499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3625" calcext:value-type="float">
            <text:p>0,153625</text:p>
          </table:table-cell>
          <table:table-cell office:value-type="float" office:value="0.846649" calcext:value-type="float">
            <text:p>0,846649</text:p>
          </table:table-cell>
          <table:table-cell table:formula="of:=SQRT(([.C1407]-[.C1406])^2+([.D1407]-[.D1406])^2)" office:value-type="float" office:value="0.00304275943840457" calcext:value-type="float">
            <text:p>0,00304275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0879" calcext:value-type="float">
            <text:p>0,150879</text:p>
          </table:table-cell>
          <table:table-cell office:value-type="float" office:value="0.842834" calcext:value-type="float">
            <text:p>0,842834</text:p>
          </table:table-cell>
          <table:table-cell table:formula="of:=SQRT(([.C1408]-[.C1407])^2+([.D1408]-[.D1407])^2)" office:value-type="float" office:value="0.00470050433464326" calcext:value-type="float">
            <text:p>0,00470050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7552" calcext:value-type="float">
            <text:p>0,147552</text:p>
          </table:table-cell>
          <table:table-cell office:value-type="float" office:value="0.838715" calcext:value-type="float">
            <text:p>0,838715</text:p>
          </table:table-cell>
          <table:table-cell table:formula="of:=SQRT(([.C1409]-[.C1408])^2+([.D1409]-[.D1408])^2)" office:value-type="float" office:value="0.0052948172773005" calcext:value-type="float">
            <text:p>0,00529481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4531" calcext:value-type="float">
            <text:p>0,144531</text:p>
          </table:table-cell>
          <table:table-cell office:value-type="float" office:value="0.834747" calcext:value-type="float">
            <text:p>0,834747</text:p>
          </table:table-cell>
          <table:table-cell table:formula="of:=SQRT(([.C1410]-[.C1409])^2+([.D1410]-[.D1409])^2)" office:value-type="float" office:value="0.00498712993614561" calcext:value-type="float">
            <text:p>0,00498712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1418" calcext:value-type="float">
            <text:p>0,141418</text:p>
          </table:table-cell>
          <table:table-cell office:value-type="float" office:value="0.83075" calcext:value-type="float">
            <text:p>0,83075</text:p>
          </table:table-cell>
          <table:table-cell table:formula="of:=SQRT(([.C1411]-[.C1410])^2+([.D1411]-[.D1410])^2)" office:value-type="float" office:value="0.00506623903897155" calcext:value-type="float">
            <text:p>0,0050662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8092" calcext:value-type="float">
            <text:p>0,138092</text:p>
          </table:table-cell>
          <table:table-cell office:value-type="float" office:value="0.826508" calcext:value-type="float">
            <text:p>0,826508</text:p>
          </table:table-cell>
          <table:table-cell table:formula="of:=SQRT(([.C1412]-[.C1411])^2+([.D1412]-[.D1411])^2)" office:value-type="float" office:value="0.00539043968522064" calcext:value-type="float">
            <text:p>0,00539043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4796" calcext:value-type="float">
            <text:p>0,134796</text:p>
          </table:table-cell>
          <table:table-cell office:value-type="float" office:value="0.821655" calcext:value-type="float">
            <text:p>0,821655</text:p>
          </table:table-cell>
          <table:table-cell table:formula="of:=SQRT(([.C1413]-[.C1412])^2+([.D1413]-[.D1412])^2)" office:value-type="float" office:value="0.00586644909634439" calcext:value-type="float">
            <text:p>0,00586644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1592" calcext:value-type="float">
            <text:p>0,131592</text:p>
          </table:table-cell>
          <table:table-cell office:value-type="float" office:value="0.816101" calcext:value-type="float">
            <text:p>0,816101</text:p>
          </table:table-cell>
          <table:table-cell table:formula="of:=SQRT(([.C1414]-[.C1413])^2+([.D1414]-[.D1413])^2)" office:value-type="float" office:value="0.00641190548901023" calcext:value-type="float">
            <text:p>0,00641190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7777" calcext:value-type="float">
            <text:p>0,127777</text:p>
          </table:table-cell>
          <table:table-cell office:value-type="float" office:value="0.809601" calcext:value-type="float">
            <text:p>0,809601</text:p>
          </table:table-cell>
          <table:table-cell table:formula="of:=SQRT(([.C1415]-[.C1414])^2+([.D1415]-[.D1414])^2)" office:value-type="float" office:value="0.00753685776700073" calcext:value-type="float">
            <text:p>0,00753685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7777" calcext:value-type="float">
            <text:p>0,127777</text:p>
          </table:table-cell>
          <table:table-cell office:value-type="float" office:value="0.809601" calcext:value-type="float">
            <text:p>0,809601</text:p>
          </table:table-cell>
          <table:table-cell table:formula="of:=SQRT(([.C1416]-[.C1415])^2+([.D1416]-[.D141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3627" calcext:value-type="float">
            <text:p>0,123627</text:p>
          </table:table-cell>
          <table:table-cell office:value-type="float" office:value="0.801758" calcext:value-type="float">
            <text:p>0,801758</text:p>
          </table:table-cell>
          <table:table-cell table:formula="of:=SQRT(([.C1417]-[.C1416])^2+([.D1417]-[.D1416])^2)" office:value-type="float" office:value="0.00887328287614008" calcext:value-type="float">
            <text:p>0,00887328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0026" calcext:value-type="float">
            <text:p>0,120026</text:p>
          </table:table-cell>
          <table:table-cell office:value-type="float" office:value="0.79361" calcext:value-type="float">
            <text:p>0,79361</text:p>
          </table:table-cell>
          <table:table-cell table:formula="of:=SQRT(([.C1418]-[.C1417])^2+([.D1418]-[.D1417])^2)" office:value-type="float" office:value="0.00890826049237442" calcext:value-type="float">
            <text:p>0,00890826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7218" calcext:value-type="float">
            <text:p>0,117218</text:p>
          </table:table-cell>
          <table:table-cell office:value-type="float" office:value="0.785645" calcext:value-type="float">
            <text:p>0,785645</text:p>
          </table:table-cell>
          <table:table-cell table:formula="of:=SQRT(([.C1419]-[.C1418])^2+([.D1419]-[.D1418])^2)" office:value-type="float" office:value="0.00844547742877819" calcext:value-type="float">
            <text:p>0,00844547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4594" calcext:value-type="float">
            <text:p>0,114594</text:p>
          </table:table-cell>
          <table:table-cell office:value-type="float" office:value="0.777191" calcext:value-type="float">
            <text:p>0,777191</text:p>
          </table:table-cell>
          <table:table-cell table:formula="of:=SQRT(([.C1420]-[.C1419])^2+([.D1420]-[.D1419])^2)" office:value-type="float" office:value="0.00885186375855386" calcext:value-type="float">
            <text:p>0,00885186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2061" calcext:value-type="float">
            <text:p>0,112061</text:p>
          </table:table-cell>
          <table:table-cell office:value-type="float" office:value="0.76825" calcext:value-type="float">
            <text:p>0,76825</text:p>
          </table:table-cell>
          <table:table-cell table:formula="of:=SQRT(([.C1421]-[.C1420])^2+([.D1421]-[.D1420])^2)" office:value-type="float" office:value="0.00929287738001517" calcext:value-type="float">
            <text:p>0,00929287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9833" calcext:value-type="float">
            <text:p>0,109833</text:p>
          </table:table-cell>
          <table:table-cell office:value-type="float" office:value="0.759216" calcext:value-type="float">
            <text:p>0,759216</text:p>
          </table:table-cell>
          <table:table-cell table:formula="of:=SQRT(([.C1422]-[.C1421])^2+([.D1422]-[.D1421])^2)" office:value-type="float" office:value="0.00930468376679196" calcext:value-type="float">
            <text:p>0,00930468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7666" calcext:value-type="float">
            <text:p>0,107666</text:p>
          </table:table-cell>
          <table:table-cell office:value-type="float" office:value="0.750458" calcext:value-type="float">
            <text:p>0,750458</text:p>
          </table:table-cell>
          <table:table-cell table:formula="of:=SQRT(([.C1423]-[.C1422])^2+([.D1423]-[.D1422])^2)" office:value-type="float" office:value="0.00902210912148599" calcext:value-type="float">
            <text:p>0,00902210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5408" calcext:value-type="float">
            <text:p>0,105408</text:p>
          </table:table-cell>
          <table:table-cell office:value-type="float" office:value="0.741211" calcext:value-type="float">
            <text:p>0,741211</text:p>
          </table:table-cell>
          <table:table-cell table:formula="of:=SQRT(([.C1424]-[.C1423])^2+([.D1424]-[.D1423])^2)" office:value-type="float" office:value="0.00951869597161292" calcext:value-type="float">
            <text:p>0,0095186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3271" calcext:value-type="float">
            <text:p>0,103271</text:p>
          </table:table-cell>
          <table:table-cell office:value-type="float" office:value="0.731445" calcext:value-type="float">
            <text:p>0,731445</text:p>
          </table:table-cell>
          <table:table-cell table:formula="of:=SQRT(([.C1425]-[.C1424])^2+([.D1425]-[.D1424])^2)" office:value-type="float" office:value="0.00999707582245923" calcext:value-type="float">
            <text:p>0,00999707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1318" calcext:value-type="float">
            <text:p>0,101318</text:p>
          </table:table-cell>
          <table:table-cell office:value-type="float" office:value="0.721588" calcext:value-type="float">
            <text:p>0,721588</text:p>
          </table:table-cell>
          <table:table-cell table:formula="of:=SQRT(([.C1426]-[.C1425])^2+([.D1426]-[.D1425])^2)" office:value-type="float" office:value="0.0100486147303994" calcext:value-type="float">
            <text:p>0,01004861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92737" calcext:value-type="float">
            <text:p>0,0992737</text:p>
          </table:table-cell>
          <table:table-cell office:value-type="float" office:value="0.711426" calcext:value-type="float">
            <text:p>0,711426</text:p>
          </table:table-cell>
          <table:table-cell table:formula="of:=SQRT(([.C1427]-[.C1426])^2+([.D1427]-[.D1426])^2)" office:value-type="float" office:value="0.0103655876094894" calcext:value-type="float">
            <text:p>0,01036558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92737" calcext:value-type="float">
            <text:p>0,0992737</text:p>
          </table:table-cell>
          <table:table-cell office:value-type="float" office:value="0.711426" calcext:value-type="float">
            <text:p>0,711426</text:p>
          </table:table-cell>
          <table:table-cell table:formula="of:=SQRT(([.C1428]-[.C1427])^2+([.D1428]-[.D142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69849" calcext:value-type="float">
            <text:p>0,0969849</text:p>
          </table:table-cell>
          <table:table-cell office:value-type="float" office:value="0.701233" calcext:value-type="float">
            <text:p>0,701233</text:p>
          </table:table-cell>
          <table:table-cell table:formula="of:=SQRT(([.C1429]-[.C1428])^2+([.D1429]-[.D1428])^2)" office:value-type="float" office:value="0.0104468107305531" calcext:value-type="float">
            <text:p>0,01044681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47876" calcext:value-type="float">
            <text:p>0,0947876</text:p>
          </table:table-cell>
          <table:table-cell office:value-type="float" office:value="0.691315" calcext:value-type="float">
            <text:p>0,691315</text:p>
          </table:table-cell>
          <table:table-cell table:formula="of:=SQRT(([.C1430]-[.C1429])^2+([.D1430]-[.D1429])^2)" office:value-type="float" office:value="0.0101584866633766" calcext:value-type="float">
            <text:p>0,01015848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926" calcext:value-type="float">
            <text:p>0,092926</text:p>
          </table:table-cell>
          <table:table-cell office:value-type="float" office:value="0.681763" calcext:value-type="float">
            <text:p>0,681763</text:p>
          </table:table-cell>
          <table:table-cell table:formula="of:=SQRT(([.C1431]-[.C1430])^2+([.D1431]-[.D1430])^2)" office:value-type="float" office:value="0.00973171406073977" calcext:value-type="float">
            <text:p>0,00973171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13086" calcext:value-type="float">
            <text:p>0,0913086</text:p>
          </table:table-cell>
          <table:table-cell office:value-type="float" office:value="0.671814" calcext:value-type="float">
            <text:p>0,671814</text:p>
          </table:table-cell>
          <table:table-cell table:formula="of:=SQRT(([.C1432]-[.C1431])^2+([.D1432]-[.D1431])^2)" office:value-type="float" office:value="0.0100796122822259" calcext:value-type="float">
            <text:p>0,01007961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99353" calcext:value-type="float">
            <text:p>0,0899353</text:p>
          </table:table-cell>
          <table:table-cell office:value-type="float" office:value="0.661407" calcext:value-type="float">
            <text:p>0,661407</text:p>
          </table:table-cell>
          <table:table-cell table:formula="of:=SQRT(([.C1433]-[.C1432])^2+([.D1433]-[.D1432])^2)" office:value-type="float" office:value="0.0104972187692741" calcext:value-type="float">
            <text:p>0,01049721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86841" calcext:value-type="float">
            <text:p>0,0886841</text:p>
          </table:table-cell>
          <table:table-cell office:value-type="float" office:value="0.651855" calcext:value-type="float">
            <text:p>0,651855</text:p>
          </table:table-cell>
          <table:table-cell table:formula="of:=SQRT(([.C1434]-[.C1433])^2+([.D1434]-[.D1433])^2)" office:value-type="float" office:value="0.00963359774123874" calcext:value-type="float">
            <text:p>0,00963359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0972" calcext:value-type="float">
            <text:p>0,0870972</text:p>
          </table:table-cell>
          <table:table-cell office:value-type="float" office:value="0.644043" calcext:value-type="float">
            <text:p>0,644043</text:p>
          </table:table-cell>
          <table:table-cell table:formula="of:=SQRT(([.C1435]-[.C1434])^2+([.D1435]-[.D1434])^2)" office:value-type="float" office:value="0.0079715491348922" calcext:value-type="float">
            <text:p>0,00797154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5907" calcext:value-type="float">
            <text:p>0,085907</text:p>
          </table:table-cell>
          <table:table-cell office:value-type="float" office:value="0.635895" calcext:value-type="float">
            <text:p>0,635895</text:p>
          </table:table-cell>
          <table:table-cell table:formula="of:=SQRT(([.C1436]-[.C1435])^2+([.D1436]-[.D1435])^2)" office:value-type="float" office:value="0.00823446901991858" calcext:value-type="float">
            <text:p>0,0082344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52051" calcext:value-type="float">
            <text:p>0,0852051</text:p>
          </table:table-cell>
          <table:table-cell office:value-type="float" office:value="0.626068" calcext:value-type="float">
            <text:p>0,626068</text:p>
          </table:table-cell>
          <table:table-cell table:formula="of:=SQRT(([.C1437]-[.C1436])^2+([.D1437]-[.D1436])^2)" office:value-type="float" office:value="0.0098520349476644" calcext:value-type="float">
            <text:p>0,00985203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43811" calcext:value-type="float">
            <text:p>0,0843811</text:p>
          </table:table-cell>
          <table:table-cell office:value-type="float" office:value="0.616577" calcext:value-type="float">
            <text:p>0,616577</text:p>
          </table:table-cell>
          <table:table-cell table:formula="of:=SQRT(([.C1438]-[.C1437])^2+([.D1438]-[.D1437])^2)" office:value-type="float" office:value="0.00952670231507212" calcext:value-type="float">
            <text:p>0,00952670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38623" calcext:value-type="float">
            <text:p>0,0838623</text:p>
          </table:table-cell>
          <table:table-cell office:value-type="float" office:value="0.607697" calcext:value-type="float">
            <text:p>0,607697</text:p>
          </table:table-cell>
          <table:table-cell table:formula="of:=SQRT(([.C1439]-[.C1438])^2+([.D1439]-[.D1438])^2)" office:value-type="float" office:value="0.0088951421259022" calcext:value-type="float">
            <text:p>0,00889514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39539" calcext:value-type="float">
            <text:p>0,0839539</text:p>
          </table:table-cell>
          <table:table-cell office:value-type="float" office:value="0.598511" calcext:value-type="float">
            <text:p>0,598511</text:p>
          </table:table-cell>
          <table:table-cell table:formula="of:=SQRT(([.C1440]-[.C1439])^2+([.D1440]-[.D1439])^2)" office:value-type="float" office:value="0.00918645669232694" calcext:value-type="float">
            <text:p>0,00918645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44421" calcext:value-type="float">
            <text:p>0,0844421</text:p>
          </table:table-cell>
          <table:table-cell office:value-type="float" office:value="0.589386" calcext:value-type="float">
            <text:p>0,589386</text:p>
          </table:table-cell>
          <table:table-cell table:formula="of:=SQRT(([.C1441]-[.C1440])^2+([.D1441]-[.D1440])^2)" office:value-type="float" office:value="0.00913805035223602" calcext:value-type="float">
            <text:p>0,00913805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52051" calcext:value-type="float">
            <text:p>0,0852051</text:p>
          </table:table-cell>
          <table:table-cell office:value-type="float" office:value="0.580322" calcext:value-type="float">
            <text:p>0,580322</text:p>
          </table:table-cell>
          <table:table-cell table:formula="of:=SQRT(([.C1442]-[.C1441])^2+([.D1442]-[.D1441])^2)" office:value-type="float" office:value="0.00909605766252607" calcext:value-type="float">
            <text:p>0,00909605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60291" calcext:value-type="float">
            <text:p>0,0860291</text:p>
          </table:table-cell>
          <table:table-cell office:value-type="float" office:value="0.570892" calcext:value-type="float">
            <text:p>0,570892</text:p>
          </table:table-cell>
          <table:table-cell table:formula="of:=SQRT(([.C1443]-[.C1442])^2+([.D1443]-[.D1442])^2)" office:value-type="float" office:value="0.0094659323893635" calcext:value-type="float">
            <text:p>0,00946593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69751" calcext:value-type="float">
            <text:p>0,0869751</text:p>
          </table:table-cell>
          <table:table-cell office:value-type="float" office:value="0.560913" calcext:value-type="float">
            <text:p>0,560913</text:p>
          </table:table-cell>
          <table:table-cell table:formula="of:=SQRT(([.C1444]-[.C1443])^2+([.D1444]-[.D1443])^2)" office:value-type="float" office:value="0.0100237396714001" calcext:value-type="float">
            <text:p>0,01002373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4634" calcext:value-type="float">
            <text:p>0,0874634</text:p>
          </table:table-cell>
          <table:table-cell office:value-type="float" office:value="0.551636" calcext:value-type="float">
            <text:p>0,551636</text:p>
          </table:table-cell>
          <table:table-cell table:formula="of:=SQRT(([.C1445]-[.C1444])^2+([.D1445]-[.D1444])^2)" office:value-type="float" office:value="0.00928984208100437" calcext:value-type="float">
            <text:p>0,00928984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8296" calcext:value-type="float">
            <text:p>0,0878296</text:p>
          </table:table-cell>
          <table:table-cell office:value-type="float" office:value="0.542419" calcext:value-type="float">
            <text:p>0,542419</text:p>
          </table:table-cell>
          <table:table-cell table:formula="of:=SQRT(([.C1446]-[.C1445])^2+([.D1446]-[.D1445])^2)" office:value-type="float" office:value="0.0092242718650309" calcext:value-type="float">
            <text:p>0,00922427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87146" calcext:value-type="float">
            <text:p>0,0887146</text:p>
          </table:table-cell>
          <table:table-cell office:value-type="float" office:value="0.53183" calcext:value-type="float">
            <text:p>0,53183</text:p>
          </table:table-cell>
          <table:table-cell table:formula="of:=SQRT(([.C1447]-[.C1446])^2+([.D1447]-[.D1446])^2)" office:value-type="float" office:value="0.010625918595585" calcext:value-type="float">
            <text:p>0,01062591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96606" calcext:value-type="float">
            <text:p>0,0896606</text:p>
          </table:table-cell>
          <table:table-cell office:value-type="float" office:value="0.52063" calcext:value-type="float">
            <text:p>0,52063</text:p>
          </table:table-cell>
          <table:table-cell table:formula="of:=SQRT(([.C1448]-[.C1447])^2+([.D1448]-[.D1447])^2)" office:value-type="float" office:value="0.0112398806043481" calcext:value-type="float">
            <text:p>0,01123988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0332" calcext:value-type="float">
            <text:p>0,090332</text:p>
          </table:table-cell>
          <table:table-cell office:value-type="float" office:value="0.510101" calcext:value-type="float">
            <text:p>0,510101</text:p>
          </table:table-cell>
          <table:table-cell table:formula="of:=SQRT(([.C1449]-[.C1448])^2+([.D1449]-[.D1448])^2)" office:value-type="float" office:value="0.0105503847778174" calcext:value-type="float">
            <text:p>0,01055038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07593" calcext:value-type="float">
            <text:p>0,0907593</text:p>
          </table:table-cell>
          <table:table-cell office:value-type="float" office:value="0.500763" calcext:value-type="float">
            <text:p>0,500763</text:p>
          </table:table-cell>
          <table:table-cell table:formula="of:=SQRT(([.C1450]-[.C1449])^2+([.D1450]-[.D1449])^2)" office:value-type="float" office:value="0.00934777135417856" calcext:value-type="float">
            <text:p>0,00934777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09729" calcext:value-type="float">
            <text:p>0,0909729</text:p>
          </table:table-cell>
          <table:table-cell office:value-type="float" office:value="0.491241" calcext:value-type="float">
            <text:p>0,491241</text:p>
          </table:table-cell>
          <table:table-cell table:formula="of:=SQRT(([.C1451]-[.C1450])^2+([.D1451]-[.D1450])^2)" office:value-type="float" office:value="0.00952439546428011" calcext:value-type="float">
            <text:p>0,00952439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1156" calcext:value-type="float">
            <text:p>0,091156</text:p>
          </table:table-cell>
          <table:table-cell office:value-type="float" office:value="0.481323" calcext:value-type="float">
            <text:p>0,481323</text:p>
          </table:table-cell>
          <table:table-cell table:formula="of:=SQRT(([.C1452]-[.C1451])^2+([.D1452]-[.D1451])^2)" office:value-type="float" office:value="0.00991968999566013" calcext:value-type="float">
            <text:p>0,009919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14917" calcext:value-type="float">
            <text:p>0,0914917</text:p>
          </table:table-cell>
          <table:table-cell office:value-type="float" office:value="0.472382" calcext:value-type="float">
            <text:p>0,472382</text:p>
          </table:table-cell>
          <table:table-cell table:formula="of:=SQRT(([.C1453]-[.C1452])^2+([.D1453]-[.D1452])^2)" office:value-type="float" office:value="0.00894729989941103" calcext:value-type="float">
            <text:p>0,00894729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17969" calcext:value-type="float">
            <text:p>0,0917969</text:p>
          </table:table-cell>
          <table:table-cell office:value-type="float" office:value="0.464508" calcext:value-type="float">
            <text:p>0,464508</text:p>
          </table:table-cell>
          <table:table-cell table:formula="of:=SQRT(([.C1454]-[.C1453])^2+([.D1454]-[.D1453])^2)" office:value-type="float" office:value="0.00787991262895724" calcext:value-type="float">
            <text:p>0,00787991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1326" calcext:value-type="float">
            <text:p>0,0921326</text:p>
          </table:table-cell>
          <table:table-cell office:value-type="float" office:value="0.456116" calcext:value-type="float">
            <text:p>0,456116</text:p>
          </table:table-cell>
          <table:table-cell table:formula="of:=SQRT(([.C1455]-[.C1454])^2+([.D1455]-[.D1454])^2)" office:value-type="float" office:value="0.00839871171609076" calcext:value-type="float">
            <text:p>0,00839871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6514" calcext:value-type="float">
            <text:p>0,0926514</text:p>
          </table:table-cell>
          <table:table-cell office:value-type="float" office:value="0.447296" calcext:value-type="float">
            <text:p>0,447296</text:p>
          </table:table-cell>
          <table:table-cell table:formula="of:=SQRT(([.C1456]-[.C1455])^2+([.D1456]-[.D1455])^2)" office:value-type="float" office:value="0.0088352449564231" calcext:value-type="float">
            <text:p>0,0088352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9871" calcext:value-type="float">
            <text:p>0,0929871</text:p>
          </table:table-cell>
          <table:table-cell office:value-type="float" office:value="0.440186" calcext:value-type="float">
            <text:p>0,440186</text:p>
          </table:table-cell>
          <table:table-cell table:formula="of:=SQRT(([.C1457]-[.C1456])^2+([.D1457]-[.D1456])^2)" office:value-type="float" office:value="0.00711792065774831" calcext:value-type="float">
            <text:p>0,00711792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865" calcext:value-type="float">
            <text:p>0,092865</text:p>
          </table:table-cell>
          <table:table-cell office:value-type="float" office:value="0.43396" calcext:value-type="float">
            <text:p>0,43396</text:p>
          </table:table-cell>
          <table:table-cell table:formula="of:=SQRT(([.C1458]-[.C1457])^2+([.D1458]-[.D1457])^2)" office:value-type="float" office:value="0.00622719715522155" calcext:value-type="float">
            <text:p>0,00622719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4988" calcext:value-type="float">
            <text:p>0,0924988</text:p>
          </table:table-cell>
          <table:table-cell office:value-type="float" office:value="0.426392" calcext:value-type="float">
            <text:p>0,426392</text:p>
          </table:table-cell>
          <table:table-cell table:formula="of:=SQRT(([.C1459]-[.C1458])^2+([.D1459]-[.D1458])^2)" office:value-type="float" office:value="0.00757685465348256" calcext:value-type="float">
            <text:p>0,00757685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2241" calcext:value-type="float">
            <text:p>0,0922241</text:p>
          </table:table-cell>
          <table:table-cell office:value-type="float" office:value="0.41806" calcext:value-type="float">
            <text:p>0,41806</text:p>
          </table:table-cell>
          <table:table-cell table:formula="of:=SQRT(([.C1460]-[.C1459])^2+([.D1460]-[.D1459])^2)" office:value-type="float" office:value="0.00833652710005786" calcext:value-type="float">
            <text:p>0,00833652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3157" calcext:value-type="float">
            <text:p>0,0923157</text:p>
          </table:table-cell>
          <table:table-cell office:value-type="float" office:value="0.409302" calcext:value-type="float">
            <text:p>0,409302</text:p>
          </table:table-cell>
          <table:table-cell table:formula="of:=SQRT(([.C1461]-[.C1460])^2+([.D1461]-[.D1460])^2)" office:value-type="float" office:value="0.00875847900950849" calcext:value-type="float">
            <text:p>0,0087584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6819" calcext:value-type="float">
            <text:p>0,0926819</text:p>
          </table:table-cell>
          <table:table-cell office:value-type="float" office:value="0.399811" calcext:value-type="float">
            <text:p>0,399811</text:p>
          </table:table-cell>
          <table:table-cell table:formula="of:=SQRT(([.C1462]-[.C1461])^2+([.D1462]-[.D1461])^2)" office:value-type="float" office:value="0.0094980620886579" calcext:value-type="float">
            <text:p>0,00949806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32312" calcext:value-type="float">
            <text:p>0,0932312</text:p>
          </table:table-cell>
          <table:table-cell office:value-type="float" office:value="0.390076" calcext:value-type="float">
            <text:p>0,390076</text:p>
          </table:table-cell>
          <table:table-cell table:formula="of:=SQRT(([.C1463]-[.C1462])^2+([.D1463]-[.D1462])^2)" office:value-type="float" office:value="0.00975048488486598" calcext:value-type="float">
            <text:p>0,00975048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38721" calcext:value-type="float">
            <text:p>0,0938721</text:p>
          </table:table-cell>
          <table:table-cell office:value-type="float" office:value="0.380402" calcext:value-type="float">
            <text:p>0,380402</text:p>
          </table:table-cell>
          <table:table-cell table:formula="of:=SQRT(([.C1464]-[.C1463])^2+([.D1464]-[.D1463])^2)" office:value-type="float" office:value="0.0096952064861972" calcext:value-type="float">
            <text:p>0,00969520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45435" calcext:value-type="float">
            <text:p>0,0945435</text:p>
          </table:table-cell>
          <table:table-cell office:value-type="float" office:value="0.370941" calcext:value-type="float">
            <text:p>0,370941</text:p>
          </table:table-cell>
          <table:table-cell table:formula="of:=SQRT(([.C1465]-[.C1464])^2+([.D1465]-[.D1464])^2)" office:value-type="float" office:value="0.00948479303727815" calcext:value-type="float">
            <text:p>0,009484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52148" calcext:value-type="float">
            <text:p>0,0952148</text:p>
          </table:table-cell>
          <table:table-cell office:value-type="float" office:value="0.361725" calcext:value-type="float">
            <text:p>0,361725</text:p>
          </table:table-cell>
          <table:table-cell table:formula="of:=SQRT(([.C1466]-[.C1465])^2+([.D1466]-[.D1465])^2)" office:value-type="float" office:value="0.00924041664049842" calcext:value-type="float">
            <text:p>0,00924041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62524" calcext:value-type="float">
            <text:p>0,0962524</text:p>
          </table:table-cell>
          <table:table-cell office:value-type="float" office:value="0.352112" calcext:value-type="float">
            <text:p>0,352112</text:p>
          </table:table-cell>
          <table:table-cell table:formula="of:=SQRT(([.C1467]-[.C1466])^2+([.D1467]-[.D1466])^2)" office:value-type="float" office:value="0.00966883564655019" calcext:value-type="float">
            <text:p>0,00966883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62524" calcext:value-type="float">
            <text:p>0,0962524</text:p>
          </table:table-cell>
          <table:table-cell office:value-type="float" office:value="0.352112" calcext:value-type="float">
            <text:p>0,352112</text:p>
          </table:table-cell>
          <table:table-cell table:formula="of:=SQRT(([.C1468]-[.C1467])^2+([.D1468]-[.D146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78699" calcext:value-type="float">
            <text:p>0,0978699</text:p>
          </table:table-cell>
          <table:table-cell office:value-type="float" office:value="0.341858" calcext:value-type="float">
            <text:p>0,341858</text:p>
          </table:table-cell>
          <table:table-cell table:formula="of:=SQRT(([.C1469]-[.C1468])^2+([.D1469]-[.D1468])^2)" office:value-type="float" office:value="0.0103807910223643" calcext:value-type="float">
            <text:p>0,0103807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96704" calcext:value-type="float">
            <text:p>0,0996704</text:p>
          </table:table-cell>
          <table:table-cell office:value-type="float" office:value="0.33197" calcext:value-type="float">
            <text:p>0,33197</text:p>
          </table:table-cell>
          <table:table-cell table:formula="of:=SQRT(([.C1470]-[.C1469])^2+([.D1470]-[.D1469])^2)" office:value-type="float" office:value="0.0100505892488948" calcext:value-type="float">
            <text:p>0,01005058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1501" calcext:value-type="float">
            <text:p>0,101501</text:p>
          </table:table-cell>
          <table:table-cell office:value-type="float" office:value="0.322693" calcext:value-type="float">
            <text:p>0,322693</text:p>
          </table:table-cell>
          <table:table-cell table:formula="of:=SQRT(([.C1471]-[.C1470])^2+([.D1471]-[.D1470])^2)" office:value-type="float" office:value="0.00945588839612655" calcext:value-type="float">
            <text:p>0,00945588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3516" calcext:value-type="float">
            <text:p>0,103516</text:p>
          </table:table-cell>
          <table:table-cell office:value-type="float" office:value="0.31366" calcext:value-type="float">
            <text:p>0,31366</text:p>
          </table:table-cell>
          <table:table-cell table:formula="of:=SQRT(([.C1472]-[.C1471])^2+([.D1472]-[.D1471])^2)" office:value-type="float" office:value="0.00925501561316885" calcext:value-type="float">
            <text:p>0,00925501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5927" calcext:value-type="float">
            <text:p>0,105927</text:p>
          </table:table-cell>
          <table:table-cell office:value-type="float" office:value="0.30481" calcext:value-type="float">
            <text:p>0,30481</text:p>
          </table:table-cell>
          <table:table-cell table:formula="of:=SQRT(([.C1473]-[.C1472])^2+([.D1473]-[.D1472])^2)" office:value-type="float" office:value="0.00917253623596007" calcext:value-type="float">
            <text:p>0,00917253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8673" calcext:value-type="float">
            <text:p>0,108673</text:p>
          </table:table-cell>
          <table:table-cell office:value-type="float" office:value="0.296448" calcext:value-type="float">
            <text:p>0,296448</text:p>
          </table:table-cell>
          <table:table-cell table:formula="of:=SQRT(([.C1474]-[.C1473])^2+([.D1474]-[.D1473])^2)" office:value-type="float" office:value="0.00880133853456397" calcext:value-type="float">
            <text:p>0,00880133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145" calcext:value-type="float">
            <text:p>0,11145</text:p>
          </table:table-cell>
          <table:table-cell office:value-type="float" office:value="0.288391" calcext:value-type="float">
            <text:p>0,288391</text:p>
          </table:table-cell>
          <table:table-cell table:formula="of:=SQRT(([.C1475]-[.C1474])^2+([.D1475]-[.D1474])^2)" office:value-type="float" office:value="0.008522146325897" calcext:value-type="float">
            <text:p>0,00852214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4288" calcext:value-type="float">
            <text:p>0,114288</text:p>
          </table:table-cell>
          <table:table-cell office:value-type="float" office:value="0.279846" calcext:value-type="float">
            <text:p>0,279846</text:p>
          </table:table-cell>
          <table:table-cell table:formula="of:=SQRT(([.C1476]-[.C1475])^2+([.D1476]-[.D1475])^2)" office:value-type="float" office:value="0.00900395851834072" calcext:value-type="float">
            <text:p>0,00900395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7279" calcext:value-type="float">
            <text:p>0,117279</text:p>
          </table:table-cell>
          <table:table-cell office:value-type="float" office:value="0.271271" calcext:value-type="float">
            <text:p>0,271271</text:p>
          </table:table-cell>
          <table:table-cell table:formula="of:=SQRT(([.C1477]-[.C1476])^2+([.D1477]-[.D1476])^2)" office:value-type="float" office:value="0.00908166867926814" calcext:value-type="float">
            <text:p>0,00908166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0148" calcext:value-type="float">
            <text:p>0,120148</text:p>
          </table:table-cell>
          <table:table-cell office:value-type="float" office:value="0.26355" calcext:value-type="float">
            <text:p>0,26355</text:p>
          </table:table-cell>
          <table:table-cell table:formula="of:=SQRT(([.C1478]-[.C1477])^2+([.D1478]-[.D1477])^2)" office:value-type="float" office:value="0.00823680775543533" calcext:value-type="float">
            <text:p>0,00823680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3016" calcext:value-type="float">
            <text:p>0,123016</text:p>
          </table:table-cell>
          <table:table-cell office:value-type="float" office:value="0.255524" calcext:value-type="float">
            <text:p>0,255524</text:p>
          </table:table-cell>
          <table:table-cell table:formula="of:=SQRT(([.C1479]-[.C1478])^2+([.D1479]-[.D1478])^2)" office:value-type="float" office:value="0.00852303349752895" calcext:value-type="float">
            <text:p>0,00852303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619" calcext:value-type="float">
            <text:p>0,12619</text:p>
          </table:table-cell>
          <table:table-cell office:value-type="float" office:value="0.247101" calcext:value-type="float">
            <text:p>0,247101</text:p>
          </table:table-cell>
          <table:table-cell table:formula="of:=SQRT(([.C1480]-[.C1479])^2+([.D1480]-[.D1479])^2)" office:value-type="float" office:value="0.0090011779784648" calcext:value-type="float">
            <text:p>0,0090011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9974" calcext:value-type="float">
            <text:p>0,129974</text:p>
          </table:table-cell>
          <table:table-cell office:value-type="float" office:value="0.238861" calcext:value-type="float">
            <text:p>0,238861</text:p>
          </table:table-cell>
          <table:table-cell table:formula="of:=SQRT(([.C1481]-[.C1480])^2+([.D1481]-[.D1480])^2)" office:value-type="float" office:value="0.00906731801581923" calcext:value-type="float">
            <text:p>0,0090673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4125" calcext:value-type="float">
            <text:p>0,134125</text:p>
          </table:table-cell>
          <table:table-cell office:value-type="float" office:value="0.230713" calcext:value-type="float">
            <text:p>0,230713</text:p>
          </table:table-cell>
          <table:table-cell table:formula="of:=SQRT(([.C1482]-[.C1481])^2+([.D1482]-[.D1481])^2)" office:value-type="float" office:value="0.00914443573983653" calcext:value-type="float">
            <text:p>0,00914443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8153" calcext:value-type="float">
            <text:p>0,138153</text:p>
          </table:table-cell>
          <table:table-cell office:value-type="float" office:value="0.22287" calcext:value-type="float">
            <text:p>0,22287</text:p>
          </table:table-cell>
          <table:table-cell table:formula="of:=SQRT(([.C1483]-[.C1482])^2+([.D1483]-[.D1482])^2)" office:value-type="float" office:value="0.00881688340628364" calcext:value-type="float">
            <text:p>0,00881688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2334" calcext:value-type="float">
            <text:p>0,142334</text:p>
          </table:table-cell>
          <table:table-cell office:value-type="float" office:value="0.215088" calcext:value-type="float">
            <text:p>0,215088</text:p>
          </table:table-cell>
          <table:table-cell table:formula="of:=SQRT(([.C1484]-[.C1483])^2+([.D1484]-[.D1483])^2)" office:value-type="float" office:value="0.00883404126094055" calcext:value-type="float">
            <text:p>0,00883404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2334" calcext:value-type="float">
            <text:p>0,142334</text:p>
          </table:table-cell>
          <table:table-cell office:value-type="float" office:value="0.215088" calcext:value-type="float">
            <text:p>0,215088</text:p>
          </table:table-cell>
          <table:table-cell table:formula="of:=SQRT(([.C1485]-[.C1484])^2+([.D1485]-[.D148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142334" calcext:value-type="float">
            <text:p>0,142334</text:p>
          </table:table-cell>
          <table:table-cell office:value-type="float" office:value="0.215088" calcext:value-type="float">
            <text:p>0,215088</text:p>
          </table:table-cell>
          <table:table-cell table:formula="of:=SQRT(([.C1486]-[.C1485])^2+([.D1486]-[.D148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.210602" calcext:value-type="float">
            <text:p>0,210602</text:p>
          </table:table-cell>
          <table:table-cell office:value-type="float" office:value="0.194519" calcext:value-type="float">
            <text:p>0,194519</text:p>
          </table:table-cell>
          <table:table-cell table:formula="of:=SQRT(([.C1487]-[.C1486])^2+([.D1487]-[.D1486])^2)" office:value-type="float" office:value="0.0712993940016323" calcext:value-type="float">
            <text:p>0,0712993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20752" calcext:value-type="float">
            <text:p>0,20752</text:p>
          </table:table-cell>
          <table:table-cell office:value-type="float" office:value="0.197906" calcext:value-type="float">
            <text:p>0,197906</text:p>
          </table:table-cell>
          <table:table-cell table:formula="of:=SQRT(([.C1488]-[.C1487])^2+([.D1488]-[.D1487])^2)" office:value-type="float" office:value="0.00457935508559883" calcext:value-type="float">
            <text:p>0,00457935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20752" calcext:value-type="float">
            <text:p>0,20752</text:p>
          </table:table-cell>
          <table:table-cell office:value-type="float" office:value="0.197906" calcext:value-type="float">
            <text:p>0,197906</text:p>
          </table:table-cell>
          <table:table-cell table:formula="of:=SQRT(([.C1489]-[.C1488])^2+([.D1489]-[.D148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212006" calcext:value-type="float">
            <text:p>0,212006</text:p>
          </table:table-cell>
          <table:table-cell office:value-type="float" office:value="0.198761" calcext:value-type="float">
            <text:p>0,198761</text:p>
          </table:table-cell>
          <table:table-cell table:formula="of:=SQRT(([.C1490]-[.C1489])^2+([.D1490]-[.D1489])^2)" office:value-type="float" office:value="0.00456675169020606" calcext:value-type="float">
            <text:p>0,00456675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212006" calcext:value-type="float">
            <text:p>0,212006</text:p>
          </table:table-cell>
          <table:table-cell office:value-type="float" office:value="0.198761" calcext:value-type="float">
            <text:p>0,198761</text:p>
          </table:table-cell>
          <table:table-cell table:formula="of:=SQRT(([.C1491]-[.C1490])^2+([.D1491]-[.D149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212006" calcext:value-type="float">
            <text:p>0,212006</text:p>
          </table:table-cell>
          <table:table-cell office:value-type="float" office:value="0.198761" calcext:value-type="float">
            <text:p>0,198761</text:p>
          </table:table-cell>
          <table:table-cell table:formula="of:=SQRT(([.C1492]-[.C1491])^2+([.D1492]-[.D149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212006" calcext:value-type="float">
            <text:p>0,212006</text:p>
          </table:table-cell>
          <table:table-cell office:value-type="float" office:value="0.198761" calcext:value-type="float">
            <text:p>0,198761</text:p>
          </table:table-cell>
          <table:table-cell table:formula="of:=SQRT(([.C1493]-[.C1492])^2+([.D1493]-[.D149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.414703" calcext:value-type="float">
            <text:p>0,414703</text:p>
          </table:table-cell>
          <table:table-cell office:value-type="float" office:value="0.703918" calcext:value-type="float">
            <text:p>0,703918</text:p>
          </table:table-cell>
          <table:table-cell table:formula="of:=SQRT(([.C1494]-[.C1493])^2+([.D1494]-[.D1493])^2)" office:value-type="float" office:value="0.544306594170969" calcext:value-type="float">
            <text:p>0,544306594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414703" calcext:value-type="float">
            <text:p>0,414703</text:p>
          </table:table-cell>
          <table:table-cell office:value-type="float" office:value="0.703918" calcext:value-type="float">
            <text:p>0,703918</text:p>
          </table:table-cell>
          <table:table-cell table:formula="of:=SQRT(([.C1495]-[.C1494])^2+([.D1495]-[.D149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.388153" calcext:value-type="float">
            <text:p>0,388153</text:p>
          </table:table-cell>
          <table:table-cell office:value-type="float" office:value="0.814514" calcext:value-type="float">
            <text:p>0,814514</text:p>
          </table:table-cell>
          <table:table-cell table:formula="of:=SQRT(([.C1496]-[.C1495])^2+([.D1496]-[.D1495])^2)" office:value-type="float" office:value="0.113738198139411" calcext:value-type="float">
            <text:p>0,11373819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375427" calcext:value-type="float">
            <text:p>0,375427</text:p>
          </table:table-cell>
          <table:table-cell office:value-type="float" office:value="0.827759" calcext:value-type="float">
            <text:p>0,827759</text:p>
          </table:table-cell>
          <table:table-cell table:formula="of:=SQRT(([.C1497]-[.C1496])^2+([.D1497]-[.D1496])^2)" office:value-type="float" office:value="0.0183679367649172" calcext:value-type="float">
            <text:p>0,01836793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375427" calcext:value-type="float">
            <text:p>0,375427</text:p>
          </table:table-cell>
          <table:table-cell office:value-type="float" office:value="0.827759" calcext:value-type="float">
            <text:p>0,827759</text:p>
          </table:table-cell>
          <table:table-cell table:formula="of:=SQRT(([.C1498]-[.C1497])^2+([.D1498]-[.D149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375427" calcext:value-type="float">
            <text:p>0,375427</text:p>
          </table:table-cell>
          <table:table-cell office:value-type="float" office:value="0.827759" calcext:value-type="float">
            <text:p>0,827759</text:p>
          </table:table-cell>
          <table:table-cell table:formula="of:=SQRT(([.C1499]-[.C1498])^2+([.D1499]-[.D149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.199249" calcext:value-type="float">
            <text:p>0,199249</text:p>
          </table:table-cell>
          <table:table-cell office:value-type="float" office:value="0.801514" calcext:value-type="float">
            <text:p>0,801514</text:p>
          </table:table-cell>
          <table:table-cell table:formula="of:=SQRT(([.C1500]-[.C1499])^2+([.D1500]-[.D1499])^2)" office:value-type="float" office:value="0.178122114598384" calcext:value-type="float">
            <text:p>0,17812211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8334" calcext:value-type="float">
            <text:p>0,198334</text:p>
          </table:table-cell>
          <table:table-cell office:value-type="float" office:value="0.812286" calcext:value-type="float">
            <text:p>0,812286</text:p>
          </table:table-cell>
          <table:table-cell table:formula="of:=SQRT(([.C1501]-[.C1500])^2+([.D1501]-[.D1500])^2)" office:value-type="float" office:value="0.0108107913216378" calcext:value-type="float">
            <text:p>0,01081079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8456" calcext:value-type="float">
            <text:p>0,198456</text:p>
          </table:table-cell>
          <table:table-cell office:value-type="float" office:value="0.810944" calcext:value-type="float">
            <text:p>0,810944</text:p>
          </table:table-cell>
          <table:table-cell table:formula="of:=SQRT(([.C1502]-[.C1501])^2+([.D1502]-[.D1501])^2)" office:value-type="float" office:value="0.0013475340440968" calcext:value-type="float">
            <text:p>0,0013475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8456" calcext:value-type="float">
            <text:p>0,198456</text:p>
          </table:table-cell>
          <table:table-cell office:value-type="float" office:value="0.810944" calcext:value-type="float">
            <text:p>0,810944</text:p>
          </table:table-cell>
          <table:table-cell table:formula="of:=SQRT(([.C1503]-[.C1502])^2+([.D1503]-[.D150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8212" calcext:value-type="float">
            <text:p>0,198212</text:p>
          </table:table-cell>
          <table:table-cell office:value-type="float" office:value="0.813934" calcext:value-type="float">
            <text:p>0,813934</text:p>
          </table:table-cell>
          <table:table-cell table:formula="of:=SQRT(([.C1504]-[.C1503])^2+([.D1504]-[.D1503])^2)" office:value-type="float" office:value="0.00299993933271985" calcext:value-type="float">
            <text:p>0,00299993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812" calcext:value-type="float">
            <text:p>0,19812</text:p>
          </table:table-cell>
          <table:table-cell office:value-type="float" office:value="0.813751" calcext:value-type="float">
            <text:p>0,813751</text:p>
          </table:table-cell>
          <table:table-cell table:formula="of:=SQRT(([.C1505]-[.C1504])^2+([.D1505]-[.D1504])^2)" office:value-type="float" office:value="0.00020482431496278" calcext:value-type="float">
            <text:p>0,00020482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7876" calcext:value-type="float">
            <text:p>0,197876</text:p>
          </table:table-cell>
          <table:table-cell office:value-type="float" office:value="0.815674" calcext:value-type="float">
            <text:p>0,815674</text:p>
          </table:table-cell>
          <table:table-cell table:formula="of:=SQRT(([.C1506]-[.C1505])^2+([.D1506]-[.D1505])^2)" office:value-type="float" office:value="0.00193841816953929" calcext:value-type="float">
            <text:p>0,00193841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7144" calcext:value-type="float">
            <text:p>0,197144</text:p>
          </table:table-cell>
          <table:table-cell office:value-type="float" office:value="0.817932" calcext:value-type="float">
            <text:p>0,817932</text:p>
          </table:table-cell>
          <table:table-cell table:formula="of:=SQRT(([.C1507]-[.C1506])^2+([.D1507]-[.D1506])^2)" office:value-type="float" office:value="0.00237368658419766" calcext:value-type="float">
            <text:p>0,00237368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6106" calcext:value-type="float">
            <text:p>0,196106</text:p>
          </table:table-cell>
          <table:table-cell office:value-type="float" office:value="0.819336" calcext:value-type="float">
            <text:p>0,819336</text:p>
          </table:table-cell>
          <table:table-cell table:formula="of:=SQRT(([.C1508]-[.C1507])^2+([.D1508]-[.D1507])^2)" office:value-type="float" office:value="0.0017460412366264" calcext:value-type="float">
            <text:p>0,00174604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5312" calcext:value-type="float">
            <text:p>0,195312</text:p>
          </table:table-cell>
          <table:table-cell office:value-type="float" office:value="0.82016" calcext:value-type="float">
            <text:p>0,82016</text:p>
          </table:table-cell>
          <table:table-cell table:formula="of:=SQRT(([.C1509]-[.C1508])^2+([.D1509]-[.D1508])^2)" office:value-type="float" office:value="0.00114429541640273" calcext:value-type="float">
            <text:p>0,00114429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3939" calcext:value-type="float">
            <text:p>0,193939</text:p>
          </table:table-cell>
          <table:table-cell office:value-type="float" office:value="0.82132" calcext:value-type="float">
            <text:p>0,82132</text:p>
          </table:table-cell>
          <table:table-cell table:formula="of:=SQRT(([.C1510]-[.C1509])^2+([.D1510]-[.D1509])^2)" office:value-type="float" office:value="0.00179742287734407" calcext:value-type="float">
            <text:p>0,00179742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2841" calcext:value-type="float">
            <text:p>0,192841</text:p>
          </table:table-cell>
          <table:table-cell office:value-type="float" office:value="0.822083" calcext:value-type="float">
            <text:p>0,822083</text:p>
          </table:table-cell>
          <table:table-cell table:formula="of:=SQRT(([.C1511]-[.C1510])^2+([.D1511]-[.D1510])^2)" office:value-type="float" office:value="0.00133707628802547" calcext:value-type="float">
            <text:p>0,00133707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90247" calcext:value-type="float">
            <text:p>0,190247</text:p>
          </table:table-cell>
          <table:table-cell office:value-type="float" office:value="0.824066" calcext:value-type="float">
            <text:p>0,824066</text:p>
          </table:table-cell>
          <table:table-cell table:formula="of:=SQRT(([.C1512]-[.C1511])^2+([.D1512]-[.D1511])^2)" office:value-type="float" office:value="0.00326513782251221" calcext:value-type="float">
            <text:p>0,00326513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87836" calcext:value-type="float">
            <text:p>0,187836</text:p>
          </table:table-cell>
          <table:table-cell office:value-type="float" office:value="0.826538" calcext:value-type="float">
            <text:p>0,826538</text:p>
          </table:table-cell>
          <table:table-cell table:formula="of:=SQRT(([.C1513]-[.C1512])^2+([.D1513]-[.D1512])^2)" office:value-type="float" office:value="0.0034530718208575" calcext:value-type="float">
            <text:p>0,00345307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85516" calcext:value-type="float">
            <text:p>0,185516</text:p>
          </table:table-cell>
          <table:table-cell office:value-type="float" office:value="0.828674" calcext:value-type="float">
            <text:p>0,828674</text:p>
          </table:table-cell>
          <table:table-cell table:formula="of:=SQRT(([.C1514]-[.C1513])^2+([.D1514]-[.D1513])^2)" office:value-type="float" office:value="0.00315355291694934" calcext:value-type="float">
            <text:p>0,00315355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83167" calcext:value-type="float">
            <text:p>0,183167</text:p>
          </table:table-cell>
          <table:table-cell office:value-type="float" office:value="0.829468" calcext:value-type="float">
            <text:p>0,829468</text:p>
          </table:table-cell>
          <table:table-cell table:formula="of:=SQRT(([.C1515]-[.C1514])^2+([.D1515]-[.D1514])^2)" office:value-type="float" office:value="0.00247956387294219" calcext:value-type="float">
            <text:p>0,00247956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83167" calcext:value-type="float">
            <text:p>0,183167</text:p>
          </table:table-cell>
          <table:table-cell office:value-type="float" office:value="0.829468" calcext:value-type="float">
            <text:p>0,829468</text:p>
          </table:table-cell>
          <table:table-cell table:formula="of:=SQRT(([.C1516]-[.C1515])^2+([.D1516]-[.D151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81122" calcext:value-type="float">
            <text:p>0,181122</text:p>
          </table:table-cell>
          <table:table-cell office:value-type="float" office:value="0.829132" calcext:value-type="float">
            <text:p>0,829132</text:p>
          </table:table-cell>
          <table:table-cell table:formula="of:=SQRT(([.C1517]-[.C1516])^2+([.D1517]-[.D1516])^2)" office:value-type="float" office:value="0.00207241911784271" calcext:value-type="float">
            <text:p>0,00207241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79413" calcext:value-type="float">
            <text:p>0,179413</text:p>
          </table:table-cell>
          <table:table-cell office:value-type="float" office:value="0.827148" calcext:value-type="float">
            <text:p>0,827148</text:p>
          </table:table-cell>
          <table:table-cell table:formula="of:=SQRT(([.C1518]-[.C1517])^2+([.D1518]-[.D1517])^2)" office:value-type="float" office:value="0.00261857537603942" calcext:value-type="float">
            <text:p>0,00261857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77643" calcext:value-type="float">
            <text:p>0,177643</text:p>
          </table:table-cell>
          <table:table-cell office:value-type="float" office:value="0.823975" calcext:value-type="float">
            <text:p>0,823975</text:p>
          </table:table-cell>
          <table:table-cell table:formula="of:=SQRT(([.C1519]-[.C1518])^2+([.D1519]-[.D1518])^2)" office:value-type="float" office:value="0.00363329451049593" calcext:value-type="float">
            <text:p>0,00363329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77643" calcext:value-type="float">
            <text:p>0,177643</text:p>
          </table:table-cell>
          <table:table-cell office:value-type="float" office:value="0.823975" calcext:value-type="float">
            <text:p>0,823975</text:p>
          </table:table-cell>
          <table:table-cell table:formula="of:=SQRT(([.C1520]-[.C1519])^2+([.D1520]-[.D151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77155" calcext:value-type="float">
            <text:p>0,177155</text:p>
          </table:table-cell>
          <table:table-cell office:value-type="float" office:value="0.824615" calcext:value-type="float">
            <text:p>0,824615</text:p>
          </table:table-cell>
          <table:table-cell table:formula="of:=SQRT(([.C1521]-[.C1520])^2+([.D1521]-[.D1520])^2)" office:value-type="float" office:value="0.00080482544691379" calcext:value-type="float">
            <text:p>0,00080482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77155" calcext:value-type="float">
            <text:p>0,177155</text:p>
          </table:table-cell>
          <table:table-cell office:value-type="float" office:value="0.824615" calcext:value-type="float">
            <text:p>0,824615</text:p>
          </table:table-cell>
          <table:table-cell table:formula="of:=SQRT(([.C1522]-[.C1521])^2+([.D1522]-[.D152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73706" calcext:value-type="float">
            <text:p>0,173706</text:p>
          </table:table-cell>
          <table:table-cell office:value-type="float" office:value="0.823181" calcext:value-type="float">
            <text:p>0,823181</text:p>
          </table:table-cell>
          <table:table-cell table:formula="of:=SQRT(([.C1523]-[.C1522])^2+([.D1523]-[.D1522])^2)" office:value-type="float" office:value="0.00373523185358018" calcext:value-type="float">
            <text:p>0,00373523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70135" calcext:value-type="float">
            <text:p>0,170135</text:p>
          </table:table-cell>
          <table:table-cell office:value-type="float" office:value="0.820801" calcext:value-type="float">
            <text:p>0,820801</text:p>
          </table:table-cell>
          <table:table-cell table:formula="of:=SQRT(([.C1524]-[.C1523])^2+([.D1524]-[.D1523])^2)" office:value-type="float" office:value="0.00429143810394602" calcext:value-type="float">
            <text:p>0,00429143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70135" calcext:value-type="float">
            <text:p>0,170135</text:p>
          </table:table-cell>
          <table:table-cell office:value-type="float" office:value="0.820801" calcext:value-type="float">
            <text:p>0,820801</text:p>
          </table:table-cell>
          <table:table-cell table:formula="of:=SQRT(([.C1525]-[.C1524])^2+([.D1525]-[.D152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6748" calcext:value-type="float">
            <text:p>0,166748</text:p>
          </table:table-cell>
          <table:table-cell office:value-type="float" office:value="0.817932" calcext:value-type="float">
            <text:p>0,817932</text:p>
          </table:table-cell>
          <table:table-cell table:formula="of:=SQRT(([.C1526]-[.C1525])^2+([.D1526]-[.D1525])^2)" office:value-type="float" office:value="0.00443879826079087" calcext:value-type="float">
            <text:p>0,00443879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4093" calcext:value-type="float">
            <text:p>0,164093</text:p>
          </table:table-cell>
          <table:table-cell office:value-type="float" office:value="0.815308" calcext:value-type="float">
            <text:p>0,815308</text:p>
          </table:table-cell>
          <table:table-cell table:formula="of:=SQRT(([.C1527]-[.C1526])^2+([.D1527]-[.D1526])^2)" office:value-type="float" office:value="0.00373288105891419" calcext:value-type="float">
            <text:p>0,00373288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4093" calcext:value-type="float">
            <text:p>0,164093</text:p>
          </table:table-cell>
          <table:table-cell office:value-type="float" office:value="0.815308" calcext:value-type="float">
            <text:p>0,815308</text:p>
          </table:table-cell>
          <table:table-cell table:formula="of:=SQRT(([.C1528]-[.C1527])^2+([.D1528]-[.D152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3177" calcext:value-type="float">
            <text:p>0,163177</text:p>
          </table:table-cell>
          <table:table-cell office:value-type="float" office:value="0.811371" calcext:value-type="float">
            <text:p>0,811371</text:p>
          </table:table-cell>
          <table:table-cell table:formula="of:=SQRT(([.C1529]-[.C1528])^2+([.D1529]-[.D1528])^2)" office:value-type="float" office:value="0.00404215598412527" calcext:value-type="float">
            <text:p>0,0040421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3177" calcext:value-type="float">
            <text:p>0,163177</text:p>
          </table:table-cell>
          <table:table-cell office:value-type="float" office:value="0.811371" calcext:value-type="float">
            <text:p>0,811371</text:p>
          </table:table-cell>
          <table:table-cell table:formula="of:=SQRT(([.C1530]-[.C1529])^2+([.D1530]-[.D152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2201" calcext:value-type="float">
            <text:p>0,162201</text:p>
          </table:table-cell>
          <table:table-cell office:value-type="float" office:value="0.807526" calcext:value-type="float">
            <text:p>0,807526</text:p>
          </table:table-cell>
          <table:table-cell table:formula="of:=SQRT(([.C1531]-[.C1530])^2+([.D1531]-[.D1530])^2)" office:value-type="float" office:value="0.0039669384920868" calcext:value-type="float">
            <text:p>0,00396693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0095" calcext:value-type="float">
            <text:p>0,160095</text:p>
          </table:table-cell>
          <table:table-cell office:value-type="float" office:value="0.804077" calcext:value-type="float">
            <text:p>0,804077</text:p>
          </table:table-cell>
          <table:table-cell table:formula="of:=SQRT(([.C1532]-[.C1531])^2+([.D1532]-[.D1531])^2)" office:value-type="float" office:value="0.00404114303137123" calcext:value-type="float">
            <text:p>0,0040411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9851" calcext:value-type="float">
            <text:p>0,159851</text:p>
          </table:table-cell>
          <table:table-cell office:value-type="float" office:value="0.803741" calcext:value-type="float">
            <text:p>0,803741</text:p>
          </table:table-cell>
          <table:table-cell table:formula="of:=SQRT(([.C1533]-[.C1532])^2+([.D1533]-[.D1532])^2)" office:value-type="float" office:value="0.000415249322696617" calcext:value-type="float">
            <text:p>0,00041524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7074" calcext:value-type="float">
            <text:p>0,157074</text:p>
          </table:table-cell>
          <table:table-cell office:value-type="float" office:value="0.7995" calcext:value-type="float">
            <text:p>0,7995</text:p>
          </table:table-cell>
          <table:table-cell table:formula="of:=SQRT(([.C1534]-[.C1533])^2+([.D1534]-[.D1533])^2)" office:value-type="float" office:value="0.00506930074073333" calcext:value-type="float">
            <text:p>0,00506930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4755" calcext:value-type="float">
            <text:p>0,154755</text:p>
          </table:table-cell>
          <table:table-cell office:value-type="float" office:value="0.795746" calcext:value-type="float">
            <text:p>0,795746</text:p>
          </table:table-cell>
          <table:table-cell table:formula="of:=SQRT(([.C1535]-[.C1534])^2+([.D1535]-[.D1534])^2)" office:value-type="float" office:value="0.00441251368269836" calcext:value-type="float">
            <text:p>0,00441251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2893" calcext:value-type="float">
            <text:p>0,152893</text:p>
          </table:table-cell>
          <table:table-cell office:value-type="float" office:value="0.792389" calcext:value-type="float">
            <text:p>0,792389</text:p>
          </table:table-cell>
          <table:table-cell table:formula="of:=SQRT(([.C1536]-[.C1535])^2+([.D1536]-[.D1535])^2)" office:value-type="float" office:value="0.00383881400956072" calcext:value-type="float">
            <text:p>0,0038388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097" calcext:value-type="float">
            <text:p>0,15097</text:p>
          </table:table-cell>
          <table:table-cell office:value-type="float" office:value="0.787994" calcext:value-type="float">
            <text:p>0,787994</text:p>
          </table:table-cell>
          <table:table-cell table:formula="of:=SQRT(([.C1537]-[.C1536])^2+([.D1537]-[.D1536])^2)" office:value-type="float" office:value="0.00479728610779056" calcext:value-type="float">
            <text:p>0,00479728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8987" calcext:value-type="float">
            <text:p>0,148987</text:p>
          </table:table-cell>
          <table:table-cell office:value-type="float" office:value="0.782806" calcext:value-type="float">
            <text:p>0,782806</text:p>
          </table:table-cell>
          <table:table-cell table:formula="of:=SQRT(([.C1538]-[.C1537])^2+([.D1538]-[.D1537])^2)" office:value-type="float" office:value="0.00555406454769837" calcext:value-type="float">
            <text:p>0,00555406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6942" calcext:value-type="float">
            <text:p>0,146942</text:p>
          </table:table-cell>
          <table:table-cell office:value-type="float" office:value="0.777863" calcext:value-type="float">
            <text:p>0,777863</text:p>
          </table:table-cell>
          <table:table-cell table:formula="of:=SQRT(([.C1539]-[.C1538])^2+([.D1539]-[.D1538])^2)" office:value-type="float" office:value="0.00534932463026879" calcext:value-type="float">
            <text:p>0,00534932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4806" calcext:value-type="float">
            <text:p>0,144806</text:p>
          </table:table-cell>
          <table:table-cell office:value-type="float" office:value="0.773376" calcext:value-type="float">
            <text:p>0,773376</text:p>
          </table:table-cell>
          <table:table-cell table:formula="of:=SQRT(([.C1540]-[.C1539])^2+([.D1540]-[.D1539])^2)" office:value-type="float" office:value="0.0049694733121328" calcext:value-type="float">
            <text:p>0,00496947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267" calcext:value-type="float">
            <text:p>0,14267</text:p>
          </table:table-cell>
          <table:table-cell office:value-type="float" office:value="0.769073" calcext:value-type="float">
            <text:p>0,769073</text:p>
          </table:table-cell>
          <table:table-cell table:formula="of:=SQRT(([.C1541]-[.C1540])^2+([.D1541]-[.D1540])^2)" office:value-type="float" office:value="0.00480398844711344" calcext:value-type="float">
            <text:p>0,00480398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0533" calcext:value-type="float">
            <text:p>0,140533</text:p>
          </table:table-cell>
          <table:table-cell office:value-type="float" office:value="0.76474" calcext:value-type="float">
            <text:p>0,76474</text:p>
          </table:table-cell>
          <table:table-cell table:formula="of:=SQRT(([.C1542]-[.C1541])^2+([.D1542]-[.D1541])^2)" office:value-type="float" office:value="0.00483132052341794" calcext:value-type="float">
            <text:p>0,00483132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8367" calcext:value-type="float">
            <text:p>0,138367</text:p>
          </table:table-cell>
          <table:table-cell office:value-type="float" office:value="0.760406" calcext:value-type="float">
            <text:p>0,760406</text:p>
          </table:table-cell>
          <table:table-cell table:formula="of:=SQRT(([.C1543]-[.C1542])^2+([.D1543]-[.D1542])^2)" office:value-type="float" office:value="0.00484511217620413" calcext:value-type="float">
            <text:p>0,00484511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62" calcext:value-type="float">
            <text:p>0,1362</text:p>
          </table:table-cell>
          <table:table-cell office:value-type="float" office:value="0.755981" calcext:value-type="float">
            <text:p>0,755981</text:p>
          </table:table-cell>
          <table:table-cell table:formula="of:=SQRT(([.C1544]-[.C1543])^2+([.D1544]-[.D1543])^2)" office:value-type="float" office:value="0.00492712025426608" calcext:value-type="float">
            <text:p>0,00492712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4186" calcext:value-type="float">
            <text:p>0,134186</text:p>
          </table:table-cell>
          <table:table-cell office:value-type="float" office:value="0.751007" calcext:value-type="float">
            <text:p>0,751007</text:p>
          </table:table-cell>
          <table:table-cell table:formula="of:=SQRT(([.C1545]-[.C1544])^2+([.D1545]-[.D1544])^2)" office:value-type="float" office:value="0.00536627170389279" calcext:value-type="float">
            <text:p>0,00536627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2385" calcext:value-type="float">
            <text:p>0,132385</text:p>
          </table:table-cell>
          <table:table-cell office:value-type="float" office:value="0.744934" calcext:value-type="float">
            <text:p>0,744934</text:p>
          </table:table-cell>
          <table:table-cell table:formula="of:=SQRT(([.C1546]-[.C1545])^2+([.D1546]-[.D1545])^2)" office:value-type="float" office:value="0.00633442420429828" calcext:value-type="float">
            <text:p>0,00633442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0615" calcext:value-type="float">
            <text:p>0,130615</text:p>
          </table:table-cell>
          <table:table-cell office:value-type="float" office:value="0.738831" calcext:value-type="float">
            <text:p>0,738831</text:p>
          </table:table-cell>
          <table:table-cell table:formula="of:=SQRT(([.C1547]-[.C1546])^2+([.D1547]-[.D1546])^2)" office:value-type="float" office:value="0.00635448731212831" calcext:value-type="float">
            <text:p>0,00635448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8906" calcext:value-type="float">
            <text:p>0,128906</text:p>
          </table:table-cell>
          <table:table-cell office:value-type="float" office:value="0.73288" calcext:value-type="float">
            <text:p>0,73288</text:p>
          </table:table-cell>
          <table:table-cell table:formula="of:=SQRT(([.C1548]-[.C1547])^2+([.D1548]-[.D1547])^2)" office:value-type="float" office:value="0.00619153308963128" calcext:value-type="float">
            <text:p>0,00619153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7014" calcext:value-type="float">
            <text:p>0,127014</text:p>
          </table:table-cell>
          <table:table-cell office:value-type="float" office:value="0.725677" calcext:value-type="float">
            <text:p>0,725677</text:p>
          </table:table-cell>
          <table:table-cell table:formula="of:=SQRT(([.C1549]-[.C1548])^2+([.D1549]-[.D1548])^2)" office:value-type="float" office:value="0.00744733999492443" calcext:value-type="float">
            <text:p>0,007447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4878" calcext:value-type="float">
            <text:p>0,124878</text:p>
          </table:table-cell>
          <table:table-cell office:value-type="float" office:value="0.717773" calcext:value-type="float">
            <text:p>0,717773</text:p>
          </table:table-cell>
          <table:table-cell table:formula="of:=SQRT(([.C1550]-[.C1549])^2+([.D1550]-[.D1549])^2)" office:value-type="float" office:value="0.00818753393886098" calcext:value-type="float">
            <text:p>0,00818753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2772" calcext:value-type="float">
            <text:p>0,122772</text:p>
          </table:table-cell>
          <table:table-cell office:value-type="float" office:value="0.710083" calcext:value-type="float">
            <text:p>0,710083</text:p>
          </table:table-cell>
          <table:table-cell table:formula="of:=SQRT(([.C1551]-[.C1550])^2+([.D1551]-[.D1550])^2)" office:value-type="float" office:value="0.00797316348760011" calcext:value-type="float">
            <text:p>0,00797316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0605" calcext:value-type="float">
            <text:p>0,120605</text:p>
          </table:table-cell>
          <table:table-cell office:value-type="float" office:value="0.702667" calcext:value-type="float">
            <text:p>0,702667</text:p>
          </table:table-cell>
          <table:table-cell table:formula="of:=SQRT(([.C1552]-[.C1551])^2+([.D1552]-[.D1551])^2)" office:value-type="float" office:value="0.00772612095426944" calcext:value-type="float">
            <text:p>0,0077261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853" calcext:value-type="float">
            <text:p>0,11853</text:p>
          </table:table-cell>
          <table:table-cell office:value-type="float" office:value="0.694733" calcext:value-type="float">
            <text:p>0,694733</text:p>
          </table:table-cell>
          <table:table-cell table:formula="of:=SQRT(([.C1553]-[.C1552])^2+([.D1553]-[.D1552])^2)" office:value-type="float" office:value="0.00820085245569019" calcext:value-type="float">
            <text:p>0,00820085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676" calcext:value-type="float">
            <text:p>0,11676</text:p>
          </table:table-cell>
          <table:table-cell office:value-type="float" office:value="0.685669" calcext:value-type="float">
            <text:p>0,685669</text:p>
          </table:table-cell>
          <table:table-cell table:formula="of:=SQRT(([.C1554]-[.C1553])^2+([.D1554]-[.D1553])^2)" office:value-type="float" office:value="0.00923520416666569" calcext:value-type="float">
            <text:p>0,00923520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5082" calcext:value-type="float">
            <text:p>0,115082</text:p>
          </table:table-cell>
          <table:table-cell office:value-type="float" office:value="0.676514" calcext:value-type="float">
            <text:p>0,676514</text:p>
          </table:table-cell>
          <table:table-cell table:formula="of:=SQRT(([.C1555]-[.C1554])^2+([.D1555]-[.D1554])^2)" office:value-type="float" office:value="0.00930750820574446" calcext:value-type="float">
            <text:p>0,00930750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319" calcext:value-type="float">
            <text:p>0,11319</text:p>
          </table:table-cell>
          <table:table-cell office:value-type="float" office:value="0.667786" calcext:value-type="float">
            <text:p>0,667786</text:p>
          </table:table-cell>
          <table:table-cell table:formula="of:=SQRT(([.C1556]-[.C1555])^2+([.D1556]-[.D1555])^2)" office:value-type="float" office:value="0.0089307137452725" calcext:value-type="float">
            <text:p>0,00893071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1237" calcext:value-type="float">
            <text:p>0,111237</text:p>
          </table:table-cell>
          <table:table-cell office:value-type="float" office:value="0.658722" calcext:value-type="float">
            <text:p>0,658722</text:p>
          </table:table-cell>
          <table:table-cell table:formula="of:=SQRT(([.C1557]-[.C1556])^2+([.D1557]-[.D1556])^2)" office:value-type="float" office:value="0.00927201731016511" calcext:value-type="float">
            <text:p>0,00927201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9528" calcext:value-type="float">
            <text:p>0,109528</text:p>
          </table:table-cell>
          <table:table-cell office:value-type="float" office:value="0.64978" calcext:value-type="float">
            <text:p>0,64978</text:p>
          </table:table-cell>
          <table:table-cell table:formula="of:=SQRT(([.C1558]-[.C1557])^2+([.D1558]-[.D1557])^2)" office:value-type="float" office:value="0.0091038478128755" calcext:value-type="float">
            <text:p>0,00910384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8154" calcext:value-type="float">
            <text:p>0,108154</text:p>
          </table:table-cell>
          <table:table-cell office:value-type="float" office:value="0.641602" calcext:value-type="float">
            <text:p>0,641602</text:p>
          </table:table-cell>
          <table:table-cell table:formula="of:=SQRT(([.C1559]-[.C1558])^2+([.D1559]-[.D1558])^2)" office:value-type="float" office:value="0.00829262081612323" calcext:value-type="float">
            <text:p>0,00829262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6506" calcext:value-type="float">
            <text:p>0,106506</text:p>
          </table:table-cell>
          <table:table-cell office:value-type="float" office:value="0.633148" calcext:value-type="float">
            <text:p>0,633148</text:p>
          </table:table-cell>
          <table:table-cell table:formula="of:=SQRT(([.C1560]-[.C1559])^2+([.D1560]-[.D1559])^2)" office:value-type="float" office:value="0.00861313067357051" calcext:value-type="float">
            <text:p>0,00861313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4584" calcext:value-type="float">
            <text:p>0,104584</text:p>
          </table:table-cell>
          <table:table-cell office:value-type="float" office:value="0.624573" calcext:value-type="float">
            <text:p>0,624573</text:p>
          </table:table-cell>
          <table:table-cell table:formula="of:=SQRT(([.C1561]-[.C1560])^2+([.D1561]-[.D1560])^2)" office:value-type="float" office:value="0.00878775904312356" calcext:value-type="float">
            <text:p>0,0087877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2875" calcext:value-type="float">
            <text:p>0,102875</text:p>
          </table:table-cell>
          <table:table-cell office:value-type="float" office:value="0.616425" calcext:value-type="float">
            <text:p>0,616425</text:p>
          </table:table-cell>
          <table:table-cell table:formula="of:=SQRT(([.C1562]-[.C1561])^2+([.D1562]-[.D1561])^2)" office:value-type="float" office:value="0.00832529789256811" calcext:value-type="float">
            <text:p>0,00832529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144" calcext:value-type="float">
            <text:p>0,10144</text:p>
          </table:table-cell>
          <table:table-cell office:value-type="float" office:value="0.608307" calcext:value-type="float">
            <text:p>0,608307</text:p>
          </table:table-cell>
          <table:table-cell table:formula="of:=SQRT(([.C1563]-[.C1562])^2+([.D1563]-[.D1562])^2)" office:value-type="float" office:value="0.00824385522677352" calcext:value-type="float">
            <text:p>0,00824385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99451" calcext:value-type="float">
            <text:p>0,0999451</text:p>
          </table:table-cell>
          <table:table-cell office:value-type="float" office:value="0.600433" calcext:value-type="float">
            <text:p>0,600433</text:p>
          </table:table-cell>
          <table:table-cell table:formula="of:=SQRT(([.C1564]-[.C1563])^2+([.D1564]-[.D1563])^2)" office:value-type="float" office:value="0.00801464921315955" calcext:value-type="float">
            <text:p>0,00801464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86328" calcext:value-type="float">
            <text:p>0,0986328</text:p>
          </table:table-cell>
          <table:table-cell office:value-type="float" office:value="0.592865" calcext:value-type="float">
            <text:p>0,592865</text:p>
          </table:table-cell>
          <table:table-cell table:formula="of:=SQRT(([.C1565]-[.C1564])^2+([.D1565]-[.D1564])^2)" office:value-type="float" office:value="0.00768093453233396" calcext:value-type="float">
            <text:p>0,00768093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75647" calcext:value-type="float">
            <text:p>0,0975647</text:p>
          </table:table-cell>
          <table:table-cell office:value-type="float" office:value="0.585236" calcext:value-type="float">
            <text:p>0,585236</text:p>
          </table:table-cell>
          <table:table-cell table:formula="of:=SQRT(([.C1566]-[.C1565])^2+([.D1566]-[.D1565])^2)" office:value-type="float" office:value="0.00770340694822751" calcext:value-type="float">
            <text:p>0,00770340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62219" calcext:value-type="float">
            <text:p>0,0962219</text:p>
          </table:table-cell>
          <table:table-cell office:value-type="float" office:value="0.577942" calcext:value-type="float">
            <text:p>0,577942</text:p>
          </table:table-cell>
          <table:table-cell table:formula="of:=SQRT(([.C1567]-[.C1566])^2+([.D1567]-[.D1566])^2)" office:value-type="float" office:value="0.00741657251296044" calcext:value-type="float">
            <text:p>0,00741657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48181" calcext:value-type="float">
            <text:p>0,0948181</text:p>
          </table:table-cell>
          <table:table-cell office:value-type="float" office:value="0.570831" calcext:value-type="float">
            <text:p>0,570831</text:p>
          </table:table-cell>
          <table:table-cell table:formula="of:=SQRT(([.C1568]-[.C1567])^2+([.D1568]-[.D1567])^2)" office:value-type="float" office:value="0.00724823947176138" calcext:value-type="float">
            <text:p>0,00724823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34143" calcext:value-type="float">
            <text:p>0,0934143</text:p>
          </table:table-cell>
          <table:table-cell office:value-type="float" office:value="0.56366" calcext:value-type="float">
            <text:p>0,56366</text:p>
          </table:table-cell>
          <table:table-cell table:formula="of:=SQRT(([.C1569]-[.C1568])^2+([.D1569]-[.D1568])^2)" office:value-type="float" office:value="0.00730711266096254" calcext:value-type="float">
            <text:p>0,00730711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16748" calcext:value-type="float">
            <text:p>0,0916748</text:p>
          </table:table-cell>
          <table:table-cell office:value-type="float" office:value="0.556488" calcext:value-type="float">
            <text:p>0,556488</text:p>
          </table:table-cell>
          <table:table-cell table:formula="of:=SQRT(([.C1570]-[.C1569])^2+([.D1570]-[.D1569])^2)" office:value-type="float" office:value="0.00737993524700596" calcext:value-type="float">
            <text:p>0,00737993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00879" calcext:value-type="float">
            <text:p>0,0900879</text:p>
          </table:table-cell>
          <table:table-cell office:value-type="float" office:value="0.5495" calcext:value-type="float">
            <text:p>0,5495</text:p>
          </table:table-cell>
          <table:table-cell table:formula="of:=SQRT(([.C1571]-[.C1570])^2+([.D1571]-[.D1570])^2)" office:value-type="float" office:value="0.00716591903456911" calcext:value-type="float">
            <text:p>0,0071659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89282" calcext:value-type="float">
            <text:p>0,0889282</text:p>
          </table:table-cell>
          <table:table-cell office:value-type="float" office:value="0.542419" calcext:value-type="float">
            <text:p>0,542419</text:p>
          </table:table-cell>
          <table:table-cell table:formula="of:=SQRT(([.C1572]-[.C1571])^2+([.D1572]-[.D1571])^2)" office:value-type="float" office:value="0.00717533728057435" calcext:value-type="float">
            <text:p>0,00717533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9517" calcext:value-type="float">
            <text:p>0,0879517</text:p>
          </table:table-cell>
          <table:table-cell office:value-type="float" office:value="0.53479" calcext:value-type="float">
            <text:p>0,53479</text:p>
          </table:table-cell>
          <table:table-cell table:formula="of:=SQRT(([.C1573]-[.C1572])^2+([.D1573]-[.D1572])^2)" office:value-type="float" office:value="0.00769124133349086" calcext:value-type="float">
            <text:p>0,00769124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1887" calcext:value-type="float">
            <text:p>0,0871887</text:p>
          </table:table-cell>
          <table:table-cell office:value-type="float" office:value="0.526978" calcext:value-type="float">
            <text:p>0,526978</text:p>
          </table:table-cell>
          <table:table-cell table:formula="of:=SQRT(([.C1574]-[.C1573])^2+([.D1574]-[.D1573])^2)" office:value-type="float" office:value="0.00784917275896017" calcext:value-type="float">
            <text:p>0,00784917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1887" calcext:value-type="float">
            <text:p>0,0871887</text:p>
          </table:table-cell>
          <table:table-cell office:value-type="float" office:value="0.526978" calcext:value-type="float">
            <text:p>0,526978</text:p>
          </table:table-cell>
          <table:table-cell table:formula="of:=SQRT(([.C1575]-[.C1574])^2+([.D1575]-[.D157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6731" calcext:value-type="float">
            <text:p>0,086731</text:p>
          </table:table-cell>
          <table:table-cell office:value-type="float" office:value="0.519043" calcext:value-type="float">
            <text:p>0,519043</text:p>
          </table:table-cell>
          <table:table-cell table:formula="of:=SQRT(([.C1576]-[.C1575])^2+([.D1576]-[.D1575])^2)" office:value-type="float" office:value="0.00794818937180037" calcext:value-type="float">
            <text:p>0,00794818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66699" calcext:value-type="float">
            <text:p>0,0866699</text:p>
          </table:table-cell>
          <table:table-cell office:value-type="float" office:value="0.510712" calcext:value-type="float">
            <text:p>0,510712</text:p>
          </table:table-cell>
          <table:table-cell table:formula="of:=SQRT(([.C1577]-[.C1576])^2+([.D1577]-[.D1576])^2)" office:value-type="float" office:value="0.00833122405232266" calcext:value-type="float">
            <text:p>0,00833122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67615" calcext:value-type="float">
            <text:p>0,0867615</text:p>
          </table:table-cell>
          <table:table-cell office:value-type="float" office:value="0.502014" calcext:value-type="float">
            <text:p>0,502014</text:p>
          </table:table-cell>
          <table:table-cell table:formula="of:=SQRT(([.C1578]-[.C1577])^2+([.D1578]-[.D1577])^2)" office:value-type="float" office:value="0.00869848231359929" calcext:value-type="float">
            <text:p>0,00869848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66394" calcext:value-type="float">
            <text:p>0,0866394</text:p>
          </table:table-cell>
          <table:table-cell office:value-type="float" office:value="0.493378" calcext:value-type="float">
            <text:p>0,493378</text:p>
          </table:table-cell>
          <table:table-cell table:formula="of:=SQRT(([.C1579]-[.C1578])^2+([.D1579]-[.D1578])^2)" office:value-type="float" office:value="0.00863686311168584" calcext:value-type="float">
            <text:p>0,00863686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6731" calcext:value-type="float">
            <text:p>0,086731</text:p>
          </table:table-cell>
          <table:table-cell office:value-type="float" office:value="0.485107" calcext:value-type="float">
            <text:p>0,485107</text:p>
          </table:table-cell>
          <table:table-cell table:formula="of:=SQRT(([.C1580]-[.C1579])^2+([.D1580]-[.D1579])^2)" office:value-type="float" office:value="0.00827150721211077" calcext:value-type="float">
            <text:p>0,00827150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0972" calcext:value-type="float">
            <text:p>0,0870972</text:p>
          </table:table-cell>
          <table:table-cell office:value-type="float" office:value="0.477203" calcext:value-type="float">
            <text:p>0,477203</text:p>
          </table:table-cell>
          <table:table-cell table:formula="of:=SQRT(([.C1581]-[.C1580])^2+([.D1581]-[.D1580])^2)" office:value-type="float" office:value="0.0079124786533677" calcext:value-type="float">
            <text:p>0,00791247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5244" calcext:value-type="float">
            <text:p>0,0875244</text:p>
          </table:table-cell>
          <table:table-cell office:value-type="float" office:value="0.469391" calcext:value-type="float">
            <text:p>0,469391</text:p>
          </table:table-cell>
          <table:table-cell table:formula="of:=SQRT(([.C1582]-[.C1581])^2+([.D1582]-[.D1581])^2)" office:value-type="float" office:value="0.00782367201766535" calcext:value-type="float">
            <text:p>0,0078236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8906" calcext:value-type="float">
            <text:p>0,0878906</text:p>
          </table:table-cell>
          <table:table-cell office:value-type="float" office:value="0.461609" calcext:value-type="float">
            <text:p>0,461609</text:p>
          </table:table-cell>
          <table:table-cell table:formula="of:=SQRT(([.C1583]-[.C1582])^2+([.D1583]-[.D1582])^2)" office:value-type="float" office:value="0.00779061142914984" calcext:value-type="float">
            <text:p>0,00779061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82263" calcext:value-type="float">
            <text:p>0,0882263</text:p>
          </table:table-cell>
          <table:table-cell office:value-type="float" office:value="0.454102" calcext:value-type="float">
            <text:p>0,454102</text:p>
          </table:table-cell>
          <table:table-cell table:formula="of:=SQRT(([.C1584]-[.C1583])^2+([.D1584]-[.D1583])^2)" office:value-type="float" office:value="0.00751450221172366" calcext:value-type="float">
            <text:p>0,00751450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86536" calcext:value-type="float">
            <text:p>0,0886536</text:p>
          </table:table-cell>
          <table:table-cell office:value-type="float" office:value="0.446869" calcext:value-type="float">
            <text:p>0,446869</text:p>
          </table:table-cell>
          <table:table-cell table:formula="of:=SQRT(([.C1585]-[.C1584])^2+([.D1585]-[.D1584])^2)" office:value-type="float" office:value="0.00724561069130827" calcext:value-type="float">
            <text:p>0,00724561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90503" calcext:value-type="float">
            <text:p>0,0890503</text:p>
          </table:table-cell>
          <table:table-cell office:value-type="float" office:value="0.43985" calcext:value-type="float">
            <text:p>0,43985</text:p>
          </table:table-cell>
          <table:table-cell table:formula="of:=SQRT(([.C1586]-[.C1585])^2+([.D1586]-[.D1585])^2)" office:value-type="float" office:value="0.00703020141176618" calcext:value-type="float">
            <text:p>0,00703020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95691" calcext:value-type="float">
            <text:p>0,0895691</text:p>
          </table:table-cell>
          <table:table-cell office:value-type="float" office:value="0.432922" calcext:value-type="float">
            <text:p>0,432922</text:p>
          </table:table-cell>
          <table:table-cell table:formula="of:=SQRT(([.C1587]-[.C1586])^2+([.D1587]-[.D1586])^2)" office:value-type="float" office:value="0.0069473978898578" calcext:value-type="float">
            <text:p>0,00694739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04846" calcext:value-type="float">
            <text:p>0,0904846</text:p>
          </table:table-cell>
          <table:table-cell office:value-type="float" office:value="0.425903" calcext:value-type="float">
            <text:p>0,425903</text:p>
          </table:table-cell>
          <table:table-cell table:formula="of:=SQRT(([.C1588]-[.C1587])^2+([.D1588]-[.D1587])^2)" office:value-type="float" office:value="0.00707845330916295" calcext:value-type="float">
            <text:p>0,00707845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16748" calcext:value-type="float">
            <text:p>0,0916748</text:p>
          </table:table-cell>
          <table:table-cell office:value-type="float" office:value="0.418884" calcext:value-type="float">
            <text:p>0,418884</text:p>
          </table:table-cell>
          <table:table-cell table:formula="of:=SQRT(([.C1589]-[.C1588])^2+([.D1589]-[.D1588])^2)" office:value-type="float" office:value="0.00711919497134332" calcext:value-type="float">
            <text:p>0,0071191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804" calcext:value-type="float">
            <text:p>0,092804</text:p>
          </table:table-cell>
          <table:table-cell office:value-type="float" office:value="0.412109" calcext:value-type="float">
            <text:p>0,412109</text:p>
          </table:table-cell>
          <table:table-cell table:formula="of:=SQRT(([.C1590]-[.C1589])^2+([.D1590]-[.D1589])^2)" office:value-type="float" office:value="0.00686845817050666" calcext:value-type="float">
            <text:p>0,00686845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375" calcext:value-type="float">
            <text:p>0,09375</text:p>
          </table:table-cell>
          <table:table-cell office:value-type="float" office:value="0.405792" calcext:value-type="float">
            <text:p>0,405792</text:p>
          </table:table-cell>
          <table:table-cell table:formula="of:=SQRT(([.C1591]-[.C1590])^2+([.D1591]-[.D1590])^2)" office:value-type="float" office:value="0.00638744119346709" calcext:value-type="float">
            <text:p>0,00638744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47571" calcext:value-type="float">
            <text:p>0,0947571</text:p>
          </table:table-cell>
          <table:table-cell office:value-type="float" office:value="0.399841" calcext:value-type="float">
            <text:p>0,399841</text:p>
          </table:table-cell>
          <table:table-cell table:formula="of:=SQRT(([.C1592]-[.C1591])^2+([.D1592]-[.D1591])^2)" office:value-type="float" office:value="0.00603561524701499" calcext:value-type="float">
            <text:p>0,00603561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58862" calcext:value-type="float">
            <text:p>0,0958862</text:p>
          </table:table-cell>
          <table:table-cell office:value-type="float" office:value="0.393799" calcext:value-type="float">
            <text:p>0,393799</text:p>
          </table:table-cell>
          <table:table-cell table:formula="of:=SQRT(([.C1593]-[.C1592])^2+([.D1593]-[.D1592])^2)" office:value-type="float" office:value="0.00614659505824164" calcext:value-type="float">
            <text:p>0,00614659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69849" calcext:value-type="float">
            <text:p>0,0969849</text:p>
          </table:table-cell>
          <table:table-cell office:value-type="float" office:value="0.387726" calcext:value-type="float">
            <text:p>0,387726</text:p>
          </table:table-cell>
          <table:table-cell table:formula="of:=SQRT(([.C1594]-[.C1593])^2+([.D1594]-[.D1593])^2)" office:value-type="float" office:value="0.00617158575165248" calcext:value-type="float">
            <text:p>0,00617158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79614" calcext:value-type="float">
            <text:p>0,0979614</text:p>
          </table:table-cell>
          <table:table-cell office:value-type="float" office:value="0.381805" calcext:value-type="float">
            <text:p>0,381805</text:p>
          </table:table-cell>
          <table:table-cell table:formula="of:=SQRT(([.C1595]-[.C1594])^2+([.D1595]-[.D1594])^2)" office:value-type="float" office:value="0.00600098269035992" calcext:value-type="float">
            <text:p>0,00600098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88159" calcext:value-type="float">
            <text:p>0,0988159</text:p>
          </table:table-cell>
          <table:table-cell office:value-type="float" office:value="0.376038" calcext:value-type="float">
            <text:p>0,376038</text:p>
          </table:table-cell>
          <table:table-cell table:formula="of:=SQRT(([.C1596]-[.C1595])^2+([.D1596]-[.D1595])^2)" office:value-type="float" office:value="0.00582996219970595" calcext:value-type="float">
            <text:p>0,00582996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96704" calcext:value-type="float">
            <text:p>0,0996704</text:p>
          </table:table-cell>
          <table:table-cell office:value-type="float" office:value="0.370605" calcext:value-type="float">
            <text:p>0,370605</text:p>
          </table:table-cell>
          <table:table-cell table:formula="of:=SQRT(([.C1597]-[.C1596])^2+([.D1597]-[.D1596])^2)" office:value-type="float" office:value="0.00549978720042878" calcext:value-type="float">
            <text:p>0,00549978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0739" calcext:value-type="float">
            <text:p>0,100739</text:p>
          </table:table-cell>
          <table:table-cell office:value-type="float" office:value="0.365509" calcext:value-type="float">
            <text:p>0,365509</text:p>
          </table:table-cell>
          <table:table-cell table:formula="of:=SQRT(([.C1598]-[.C1597])^2+([.D1598]-[.D1597])^2)" office:value-type="float" office:value="0.0052068341590644" calcext:value-type="float">
            <text:p>0,00520683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1837" calcext:value-type="float">
            <text:p>0,101837</text:p>
          </table:table-cell>
          <table:table-cell office:value-type="float" office:value="0.360565" calcext:value-type="float">
            <text:p>0,360565</text:p>
          </table:table-cell>
          <table:table-cell table:formula="of:=SQRT(([.C1599]-[.C1598])^2+([.D1599]-[.D1598])^2)" office:value-type="float" office:value="0.00506445851004824" calcext:value-type="float">
            <text:p>0,00506445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2661" calcext:value-type="float">
            <text:p>0,102661</text:p>
          </table:table-cell>
          <table:table-cell office:value-type="float" office:value="0.35553" calcext:value-type="float">
            <text:p>0,35553</text:p>
          </table:table-cell>
          <table:table-cell table:formula="of:=SQRT(([.C1600]-[.C1599])^2+([.D1600]-[.D1599])^2)" office:value-type="float" office:value="0.00510198010580202" calcext:value-type="float">
            <text:p>0,00510198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3241" calcext:value-type="float">
            <text:p>0,103241</text:p>
          </table:table-cell>
          <table:table-cell office:value-type="float" office:value="0.350708" calcext:value-type="float">
            <text:p>0,350708</text:p>
          </table:table-cell>
          <table:table-cell table:formula="of:=SQRT(([.C1601]-[.C1600])^2+([.D1601]-[.D1600])^2)" office:value-type="float" office:value="0.00485675653085477" calcext:value-type="float">
            <text:p>0,00485675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376" calcext:value-type="float">
            <text:p>0,10376</text:p>
          </table:table-cell>
          <table:table-cell office:value-type="float" office:value="0.346222" calcext:value-type="float">
            <text:p>0,346222</text:p>
          </table:table-cell>
          <table:table-cell table:formula="of:=SQRT(([.C1602]-[.C1601])^2+([.D1602]-[.D1601])^2)" office:value-type="float" office:value="0.00451592260783994" calcext:value-type="float">
            <text:p>0,00451592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437" calcext:value-type="float">
            <text:p>0,10437</text:p>
          </table:table-cell>
          <table:table-cell office:value-type="float" office:value="0.341858" calcext:value-type="float">
            <text:p>0,341858</text:p>
          </table:table-cell>
          <table:table-cell table:formula="of:=SQRT(([.C1603]-[.C1602])^2+([.D1603]-[.D1602])^2)" office:value-type="float" office:value="0.00440642667021702" calcext:value-type="float">
            <text:p>0,00440642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5042" calcext:value-type="float">
            <text:p>0,105042</text:p>
          </table:table-cell>
          <table:table-cell office:value-type="float" office:value="0.337494" calcext:value-type="float">
            <text:p>0,337494</text:p>
          </table:table-cell>
          <table:table-cell table:formula="of:=SQRT(([.C1604]-[.C1603])^2+([.D1604]-[.D1603])^2)" office:value-type="float" office:value="0.00441543655825789" calcext:value-type="float">
            <text:p>0,00441543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5713" calcext:value-type="float">
            <text:p>0,105713</text:p>
          </table:table-cell>
          <table:table-cell office:value-type="float" office:value="0.333099" calcext:value-type="float">
            <text:p>0,333099</text:p>
          </table:table-cell>
          <table:table-cell table:formula="of:=SQRT(([.C1605]-[.C1604])^2+([.D1605]-[.D1604])^2)" office:value-type="float" office:value="0.00444592689998383" calcext:value-type="float">
            <text:p>0,00444592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6415" calcext:value-type="float">
            <text:p>0,106415</text:p>
          </table:table-cell>
          <table:table-cell office:value-type="float" office:value="0.328766" calcext:value-type="float">
            <text:p>0,328766</text:p>
          </table:table-cell>
          <table:table-cell table:formula="of:=SQRT(([.C1606]-[.C1605])^2+([.D1606]-[.D1605])^2)" office:value-type="float" office:value="0.00438949803508326" calcext:value-type="float">
            <text:p>0,0043894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7056" calcext:value-type="float">
            <text:p>0,107056</text:p>
          </table:table-cell>
          <table:table-cell office:value-type="float" office:value="0.324524" calcext:value-type="float">
            <text:p>0,324524</text:p>
          </table:table-cell>
          <table:table-cell table:formula="of:=SQRT(([.C1607]-[.C1606])^2+([.D1607]-[.D1606])^2)" office:value-type="float" office:value="0.00429015675704282" calcext:value-type="float">
            <text:p>0,00429015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7574" calcext:value-type="float">
            <text:p>0,107574</text:p>
          </table:table-cell>
          <table:table-cell office:value-type="float" office:value="0.320038" calcext:value-type="float">
            <text:p>0,320038</text:p>
          </table:table-cell>
          <table:table-cell table:formula="of:=SQRT(([.C1608]-[.C1607])^2+([.D1608]-[.D1607])^2)" office:value-type="float" office:value="0.004515807790418" calcext:value-type="float">
            <text:p>0,00451580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8032" calcext:value-type="float">
            <text:p>0,108032</text:p>
          </table:table-cell>
          <table:table-cell office:value-type="float" office:value="0.315338" calcext:value-type="float">
            <text:p>0,315338</text:p>
          </table:table-cell>
          <table:table-cell table:formula="of:=SQRT(([.C1609]-[.C1608])^2+([.D1609]-[.D1608])^2)" office:value-type="float" office:value="0.00472226259329146" calcext:value-type="float">
            <text:p>0,00472226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8521" calcext:value-type="float">
            <text:p>0,108521</text:p>
          </table:table-cell>
          <table:table-cell office:value-type="float" office:value="0.31073" calcext:value-type="float">
            <text:p>0,31073</text:p>
          </table:table-cell>
          <table:table-cell table:formula="of:=SQRT(([.C1610]-[.C1609])^2+([.D1610]-[.D1609])^2)" office:value-type="float" office:value="0.00463387364955067" calcext:value-type="float">
            <text:p>0,00463387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91" calcext:value-type="float">
            <text:p>0,1091</text:p>
          </table:table-cell>
          <table:table-cell office:value-type="float" office:value="0.306732" calcext:value-type="float">
            <text:p>0,306732</text:p>
          </table:table-cell>
          <table:table-cell table:formula="of:=SQRT(([.C1611]-[.C1610])^2+([.D1611]-[.D1610])^2)" office:value-type="float" office:value="0.00403970852908969" calcext:value-type="float">
            <text:p>0,00403970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9894" calcext:value-type="float">
            <text:p>0,109894</text:p>
          </table:table-cell>
          <table:table-cell office:value-type="float" office:value="0.303101" calcext:value-type="float">
            <text:p>0,303101</text:p>
          </table:table-cell>
          <table:table-cell table:formula="of:=SQRT(([.C1612]-[.C1611])^2+([.D1612]-[.D1611])^2)" office:value-type="float" office:value="0.00371679929509248" calcext:value-type="float">
            <text:p>0,00371679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0718" calcext:value-type="float">
            <text:p>0,110718</text:p>
          </table:table-cell>
          <table:table-cell office:value-type="float" office:value="0.299225" calcext:value-type="float">
            <text:p>0,299225</text:p>
          </table:table-cell>
          <table:table-cell table:formula="of:=SQRT(([.C1613]-[.C1612])^2+([.D1613]-[.D1612])^2)" office:value-type="float" office:value="0.0039626193357425" calcext:value-type="float">
            <text:p>0,00396261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142" calcext:value-type="float">
            <text:p>0,11142</text:p>
          </table:table-cell>
          <table:table-cell office:value-type="float" office:value="0.295074" calcext:value-type="float">
            <text:p>0,295074</text:p>
          </table:table-cell>
          <table:table-cell table:formula="of:=SQRT(([.C1614]-[.C1613])^2+([.D1614]-[.D1613])^2)" office:value-type="float" office:value="0.00420994121099092" calcext:value-type="float">
            <text:p>0,00420994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2091" calcext:value-type="float">
            <text:p>0,112091</text:p>
          </table:table-cell>
          <table:table-cell office:value-type="float" office:value="0.29071" calcext:value-type="float">
            <text:p>0,29071</text:p>
          </table:table-cell>
          <table:table-cell table:formula="of:=SQRT(([.C1615]-[.C1614])^2+([.D1615]-[.D1614])^2)" office:value-type="float" office:value="0.00441528447554626" calcext:value-type="float">
            <text:p>0,00441528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2854" calcext:value-type="float">
            <text:p>0,112854</text:p>
          </table:table-cell>
          <table:table-cell office:value-type="float" office:value="0.286285" calcext:value-type="float">
            <text:p>0,286285</text:p>
          </table:table-cell>
          <table:table-cell table:formula="of:=SQRT(([.C1616]-[.C1615])^2+([.D1616]-[.D1615])^2)" office:value-type="float" office:value="0.00449029998997841" calcext:value-type="float">
            <text:p>0,00449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3861" calcext:value-type="float">
            <text:p>0,113861</text:p>
          </table:table-cell>
          <table:table-cell office:value-type="float" office:value="0.282257" calcext:value-type="float">
            <text:p>0,282257</text:p>
          </table:table-cell>
          <table:table-cell table:formula="of:=SQRT(([.C1617]-[.C1616])^2+([.D1617]-[.D1616])^2)" office:value-type="float" office:value="0.00415196736499701" calcext:value-type="float">
            <text:p>0,00415196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4838" calcext:value-type="float">
            <text:p>0,114838</text:p>
          </table:table-cell>
          <table:table-cell office:value-type="float" office:value="0.278564" calcext:value-type="float">
            <text:p>0,278564</text:p>
          </table:table-cell>
          <table:table-cell table:formula="of:=SQRT(([.C1618]-[.C1617])^2+([.D1618]-[.D1617])^2)" office:value-type="float" office:value="0.00382004947611939" calcext:value-type="float">
            <text:p>0,00382004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5723" calcext:value-type="float">
            <text:p>0,115723</text:p>
          </table:table-cell>
          <table:table-cell office:value-type="float" office:value="0.274933" calcext:value-type="float">
            <text:p>0,274933</text:p>
          </table:table-cell>
          <table:table-cell table:formula="of:=SQRT(([.C1619]-[.C1618])^2+([.D1619]-[.D1618])^2)" office:value-type="float" office:value="0.00373729661653982" calcext:value-type="float">
            <text:p>0,00373729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676" calcext:value-type="float">
            <text:p>0,11676</text:p>
          </table:table-cell>
          <table:table-cell office:value-type="float" office:value="0.271179" calcext:value-type="float">
            <text:p>0,271179</text:p>
          </table:table-cell>
          <table:table-cell table:formula="of:=SQRT(([.C1620]-[.C1619])^2+([.D1620]-[.D1619])^2)" office:value-type="float" office:value="0.00389459689826815" calcext:value-type="float">
            <text:p>0,00389459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7645" calcext:value-type="float">
            <text:p>0,117645</text:p>
          </table:table-cell>
          <table:table-cell office:value-type="float" office:value="0.267029" calcext:value-type="float">
            <text:p>0,267029</text:p>
          </table:table-cell>
          <table:table-cell table:formula="of:=SQRT(([.C1621]-[.C1620])^2+([.D1621]-[.D1620])^2)" office:value-type="float" office:value="0.0042433153312004" calcext:value-type="float">
            <text:p>0,00424331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8683" calcext:value-type="float">
            <text:p>0,118683</text:p>
          </table:table-cell>
          <table:table-cell office:value-type="float" office:value="0.262665" calcext:value-type="float">
            <text:p>0,262665</text:p>
          </table:table-cell>
          <table:table-cell table:formula="of:=SQRT(([.C1622]-[.C1621])^2+([.D1622]-[.D1621])^2)" office:value-type="float" office:value="0.00448574854400019" calcext:value-type="float">
            <text:p>0,00448574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9995" calcext:value-type="float">
            <text:p>0,119995</text:p>
          </table:table-cell>
          <table:table-cell office:value-type="float" office:value="0.258667" calcext:value-type="float">
            <text:p>0,258667</text:p>
          </table:table-cell>
          <table:table-cell table:formula="of:=SQRT(([.C1623]-[.C1622])^2+([.D1623]-[.D1622])^2)" office:value-type="float" office:value="0.00420777233224422" calcext:value-type="float">
            <text:p>0,00420777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1094" calcext:value-type="float">
            <text:p>0,121094</text:p>
          </table:table-cell>
          <table:table-cell office:value-type="float" office:value="0.255096" calcext:value-type="float">
            <text:p>0,255096</text:p>
          </table:table-cell>
          <table:table-cell table:formula="of:=SQRT(([.C1624]-[.C1623])^2+([.D1624]-[.D1623])^2)" office:value-type="float" office:value="0.00373628719452881" calcext:value-type="float">
            <text:p>0,00373628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2131" calcext:value-type="float">
            <text:p>0,122131</text:p>
          </table:table-cell>
          <table:table-cell office:value-type="float" office:value="0.251648" calcext:value-type="float">
            <text:p>0,251648</text:p>
          </table:table-cell>
          <table:table-cell table:formula="of:=SQRT(([.C1625]-[.C1624])^2+([.D1625]-[.D1624])^2)" office:value-type="float" office:value="0.00360056565000557" calcext:value-type="float">
            <text:p>0,00360056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3352" calcext:value-type="float">
            <text:p>0,123352</text:p>
          </table:table-cell>
          <table:table-cell office:value-type="float" office:value="0.247894" calcext:value-type="float">
            <text:p>0,247894</text:p>
          </table:table-cell>
          <table:table-cell table:formula="of:=SQRT(([.C1626]-[.C1625])^2+([.D1626]-[.D1625])^2)" office:value-type="float" office:value="0.00394757609173022" calcext:value-type="float">
            <text:p>0,00394757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4634" calcext:value-type="float">
            <text:p>0,124634</text:p>
          </table:table-cell>
          <table:table-cell office:value-type="float" office:value="0.243774" calcext:value-type="float">
            <text:p>0,243774</text:p>
          </table:table-cell>
          <table:table-cell table:formula="of:=SQRT(([.C1627]-[.C1626])^2+([.D1627]-[.D1626])^2)" office:value-type="float" office:value="0.0043148492441799" calcext:value-type="float">
            <text:p>0,00431484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616" calcext:value-type="float">
            <text:p>0,12616</text:p>
          </table:table-cell>
          <table:table-cell office:value-type="float" office:value="0.239655" calcext:value-type="float">
            <text:p>0,239655</text:p>
          </table:table-cell>
          <table:table-cell table:formula="of:=SQRT(([.C1628]-[.C1627])^2+([.D1628]-[.D1627])^2)" office:value-type="float" office:value="0.00439258887218007" calcext:value-type="float">
            <text:p>0,00439258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793" calcext:value-type="float">
            <text:p>0,12793</text:p>
          </table:table-cell>
          <table:table-cell office:value-type="float" office:value="0.235718" calcext:value-type="float">
            <text:p>0,235718</text:p>
          </table:table-cell>
          <table:table-cell table:formula="of:=SQRT(([.C1629]-[.C1628])^2+([.D1629]-[.D1628])^2)" office:value-type="float" office:value="0.00431658070699483" calcext:value-type="float">
            <text:p>0,00431658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9456" calcext:value-type="float">
            <text:p>0,129456</text:p>
          </table:table-cell>
          <table:table-cell office:value-type="float" office:value="0.231262" calcext:value-type="float">
            <text:p>0,231262</text:p>
          </table:table-cell>
          <table:table-cell table:formula="of:=SQRT(([.C1630]-[.C1629])^2+([.D1630]-[.D1629])^2)" office:value-type="float" office:value="0.00471005435212799" calcext:value-type="float">
            <text:p>0,00471005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0737" calcext:value-type="float">
            <text:p>0,130737</text:p>
          </table:table-cell>
          <table:table-cell office:value-type="float" office:value="0.226257" calcext:value-type="float">
            <text:p>0,226257</text:p>
          </table:table-cell>
          <table:table-cell table:formula="of:=SQRT(([.C1631]-[.C1630])^2+([.D1631]-[.D1630])^2)" office:value-type="float" office:value="0.00516633196765366" calcext:value-type="float">
            <text:p>0,0051663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2141" calcext:value-type="float">
            <text:p>0,132141</text:p>
          </table:table-cell>
          <table:table-cell office:value-type="float" office:value="0.221069" calcext:value-type="float">
            <text:p>0,221069</text:p>
          </table:table-cell>
          <table:table-cell table:formula="of:=SQRT(([.C1632]-[.C1631])^2+([.D1632]-[.D1631])^2)" office:value-type="float" office:value="0.00537462184716283" calcext:value-type="float">
            <text:p>0,00537462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382" calcext:value-type="float">
            <text:p>0,13382</text:p>
          </table:table-cell>
          <table:table-cell office:value-type="float" office:value="0.215637" calcext:value-type="float">
            <text:p>0,215637</text:p>
          </table:table-cell>
          <table:table-cell table:formula="of:=SQRT(([.C1633]-[.C1632])^2+([.D1633]-[.D1632])^2)" office:value-type="float" office:value="0.00568556637460157" calcext:value-type="float">
            <text:p>0,00568556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5681" calcext:value-type="float">
            <text:p>0,135681</text:p>
          </table:table-cell>
          <table:table-cell office:value-type="float" office:value="0.210358" calcext:value-type="float">
            <text:p>0,210358</text:p>
          </table:table-cell>
          <table:table-cell table:formula="of:=SQRT(([.C1634]-[.C1633])^2+([.D1634]-[.D1633])^2)" office:value-type="float" office:value="0.00559742458636112" calcext:value-type="float">
            <text:p>0,00559742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7512" calcext:value-type="float">
            <text:p>0,137512</text:p>
          </table:table-cell>
          <table:table-cell office:value-type="float" office:value="0.20517" calcext:value-type="float">
            <text:p>0,20517</text:p>
          </table:table-cell>
          <table:table-cell table:formula="of:=SQRT(([.C1635]-[.C1634])^2+([.D1635]-[.D1634])^2)" office:value-type="float" office:value="0.00550162748648068" calcext:value-type="float">
            <text:p>0,00550162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9465" calcext:value-type="float">
            <text:p>0,139465</text:p>
          </table:table-cell>
          <table:table-cell office:value-type="float" office:value="0.200012" calcext:value-type="float">
            <text:p>0,200012</text:p>
          </table:table-cell>
          <table:table-cell table:formula="of:=SQRT(([.C1636]-[.C1635])^2+([.D1636]-[.D1635])^2)" office:value-type="float" office:value="0.0055153579212958" calcext:value-type="float">
            <text:p>0,00551535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1724" calcext:value-type="float">
            <text:p>0,141724</text:p>
          </table:table-cell>
          <table:table-cell office:value-type="float" office:value="0.195007" calcext:value-type="float">
            <text:p>0,195007</text:p>
          </table:table-cell>
          <table:table-cell table:formula="of:=SQRT(([.C1637]-[.C1636])^2+([.D1637]-[.D1636])^2)" office:value-type="float" office:value="0.00549118438954658" calcext:value-type="float">
            <text:p>0,00549118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389" calcext:value-type="float">
            <text:p>0,14389</text:p>
          </table:table-cell>
          <table:table-cell office:value-type="float" office:value="0.191498" calcext:value-type="float">
            <text:p>0,191498</text:p>
          </table:table-cell>
          <table:table-cell table:formula="of:=SQRT(([.C1638]-[.C1637])^2+([.D1638]-[.D1637])^2)" office:value-type="float" office:value="0.00412366790612435" calcext:value-type="float">
            <text:p>0,00412366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389" calcext:value-type="float">
            <text:p>0,14389</text:p>
          </table:table-cell>
          <table:table-cell office:value-type="float" office:value="0.191498" calcext:value-type="float">
            <text:p>0,191498</text:p>
          </table:table-cell>
          <table:table-cell table:formula="of:=SQRT(([.C1639]-[.C1638])^2+([.D1639]-[.D163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5081" calcext:value-type="float">
            <text:p>0,145081</text:p>
          </table:table-cell>
          <table:table-cell office:value-type="float" office:value="0.190857" calcext:value-type="float">
            <text:p>0,190857</text:p>
          </table:table-cell>
          <table:table-cell table:formula="of:=SQRT(([.C1640]-[.C1639])^2+([.D1640]-[.D1639])^2)" office:value-type="float" office:value="0.00135253909370485" calcext:value-type="float">
            <text:p>0,00135253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621" calcext:value-type="float">
            <text:p>0,14621</text:p>
          </table:table-cell>
          <table:table-cell office:value-type="float" office:value="0.189911" calcext:value-type="float">
            <text:p>0,189911</text:p>
          </table:table-cell>
          <table:table-cell table:formula="of:=SQRT(([.C1641]-[.C1640])^2+([.D1641]-[.D1640])^2)" office:value-type="float" office:value="0.00147294161459307" calcext:value-type="float">
            <text:p>0,00147294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7949" calcext:value-type="float">
            <text:p>0,147949</text:p>
          </table:table-cell>
          <table:table-cell office:value-type="float" office:value="0.18631" calcext:value-type="float">
            <text:p>0,18631</text:p>
          </table:table-cell>
          <table:table-cell table:formula="of:=SQRT(([.C1642]-[.C1641])^2+([.D1642]-[.D1641])^2)" office:value-type="float" office:value="0.00399891510287477" calcext:value-type="float">
            <text:p>0,00399891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9902" calcext:value-type="float">
            <text:p>0,149902</text:p>
          </table:table-cell>
          <table:table-cell office:value-type="float" office:value="0.182434" calcext:value-type="float">
            <text:p>0,182434</text:p>
          </table:table-cell>
          <table:table-cell table:formula="of:=SQRT(([.C1643]-[.C1642])^2+([.D1643]-[.D1642])^2)" office:value-type="float" office:value="0.0043402286806112" calcext:value-type="float">
            <text:p>0,00434022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1764" calcext:value-type="float">
            <text:p>0,151764</text:p>
          </table:table-cell>
          <table:table-cell office:value-type="float" office:value="0.179108" calcext:value-type="float">
            <text:p>0,179108</text:p>
          </table:table-cell>
          <table:table-cell table:formula="of:=SQRT(([.C1644]-[.C1643])^2+([.D1644]-[.D1643])^2)" office:value-type="float" office:value="0.00381173451331543" calcext:value-type="float">
            <text:p>0,00381173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3564" calcext:value-type="float">
            <text:p>0,153564</text:p>
          </table:table-cell>
          <table:table-cell office:value-type="float" office:value="0.175934" calcext:value-type="float">
            <text:p>0,175934</text:p>
          </table:table-cell>
          <table:table-cell table:formula="of:=SQRT(([.C1645]-[.C1644])^2+([.D1645]-[.D1644])^2)" office:value-type="float" office:value="0.00364887325074469" calcext:value-type="float">
            <text:p>0,00364887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5334" calcext:value-type="float">
            <text:p>0,155334</text:p>
          </table:table-cell>
          <table:table-cell office:value-type="float" office:value="0.172821" calcext:value-type="float">
            <text:p>0,172821</text:p>
          </table:table-cell>
          <table:table-cell table:formula="of:=SQRT(([.C1646]-[.C1645])^2+([.D1646]-[.D1645])^2)" office:value-type="float" office:value="0.00358101507955493" calcext:value-type="float">
            <text:p>0,00358101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625" calcext:value-type="float">
            <text:p>0,15625</text:p>
          </table:table-cell>
          <table:table-cell office:value-type="float" office:value="0.175507" calcext:value-type="float">
            <text:p>0,175507</text:p>
          </table:table-cell>
          <table:table-cell table:formula="of:=SQRT(([.C1647]-[.C1646])^2+([.D1647]-[.D1646])^2)" office:value-type="float" office:value="0.00283789569928142" calcext:value-type="float">
            <text:p>0,00283789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5151" calcext:value-type="float">
            <text:p>0,155151</text:p>
          </table:table-cell>
          <table:table-cell office:value-type="float" office:value="0.191162" calcext:value-type="float">
            <text:p>0,191162</text:p>
          </table:table-cell>
          <table:table-cell table:formula="of:=SQRT(([.C1648]-[.C1647])^2+([.D1648]-[.D1647])^2)" office:value-type="float" office:value="0.0156935281565364" calcext:value-type="float">
            <text:p>0,01569352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448" calcext:value-type="float">
            <text:p>0,15448</text:p>
          </table:table-cell>
          <table:table-cell office:value-type="float" office:value="0.20459" calcext:value-type="float">
            <text:p>0,20459</text:p>
          </table:table-cell>
          <table:table-cell table:formula="of:=SQRT(([.C1649]-[.C1648])^2+([.D1649]-[.D1648])^2)" office:value-type="float" office:value="0.0134447545533565" calcext:value-type="float">
            <text:p>0,01344475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5396" calcext:value-type="float">
            <text:p>0,155396</text:p>
          </table:table-cell>
          <table:table-cell office:value-type="float" office:value="0.206543" calcext:value-type="float">
            <text:p>0,206543</text:p>
          </table:table-cell>
          <table:table-cell table:formula="of:=SQRT(([.C1650]-[.C1649])^2+([.D1650]-[.D1649])^2)" office:value-type="float" office:value="0.00215714278618731" calcext:value-type="float">
            <text:p>0,00215714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6128" calcext:value-type="float">
            <text:p>0,156128</text:p>
          </table:table-cell>
          <table:table-cell office:value-type="float" office:value="0.206726" calcext:value-type="float">
            <text:p>0,206726</text:p>
          </table:table-cell>
          <table:table-cell table:formula="of:=SQRT(([.C1651]-[.C1650])^2+([.D1651]-[.D1650])^2)" office:value-type="float" office:value="0.000754528329488012" calcext:value-type="float">
            <text:p>0,00075452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8691" calcext:value-type="float">
            <text:p>0,158691</text:p>
          </table:table-cell>
          <table:table-cell office:value-type="float" office:value="0.206238" calcext:value-type="float">
            <text:p>0,206238</text:p>
          </table:table-cell>
          <table:table-cell table:formula="of:=SQRT(([.C1652]-[.C1651])^2+([.D1652]-[.D1651])^2)" office:value-type="float" office:value="0.00260904446110067" calcext:value-type="float">
            <text:p>0,00260904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0553" calcext:value-type="float">
            <text:p>0,160553</text:p>
          </table:table-cell>
          <table:table-cell office:value-type="float" office:value="0.204712" calcext:value-type="float">
            <text:p>0,204712</text:p>
          </table:table-cell>
          <table:table-cell table:formula="of:=SQRT(([.C1653]-[.C1652])^2+([.D1653]-[.D1652])^2)" office:value-type="float" office:value="0.0024074301651346" calcext:value-type="float">
            <text:p>0,00240743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1896" calcext:value-type="float">
            <text:p>0,161896</text:p>
          </table:table-cell>
          <table:table-cell office:value-type="float" office:value="0.204498" calcext:value-type="float">
            <text:p>0,204498</text:p>
          </table:table-cell>
          <table:table-cell table:formula="of:=SQRT(([.C1654]-[.C1653])^2+([.D1654]-[.D1653])^2)" office:value-type="float" office:value="0.00135994301351195" calcext:value-type="float">
            <text:p>0,0013599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4917" calcext:value-type="float">
            <text:p>0,164917</text:p>
          </table:table-cell>
          <table:table-cell office:value-type="float" office:value="0.203461" calcext:value-type="float">
            <text:p>0,203461</text:p>
          </table:table-cell>
          <table:table-cell table:formula="of:=SQRT(([.C1655]-[.C1654])^2+([.D1655]-[.D1654])^2)" office:value-type="float" office:value="0.00319402723845617" calcext:value-type="float">
            <text:p>0,00319402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6656" calcext:value-type="float">
            <text:p>0,166656</text:p>
          </table:table-cell>
          <table:table-cell office:value-type="float" office:value="0.2034" calcext:value-type="float">
            <text:p>0,2034</text:p>
          </table:table-cell>
          <table:table-cell table:formula="of:=SQRT(([.C1656]-[.C1655])^2+([.D1656]-[.D1655])^2)" office:value-type="float" office:value="0.00174006953884035" calcext:value-type="float">
            <text:p>0,00174006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6656" calcext:value-type="float">
            <text:p>0,166656</text:p>
          </table:table-cell>
          <table:table-cell office:value-type="float" office:value="0.2034" calcext:value-type="float">
            <text:p>0,2034</text:p>
          </table:table-cell>
          <table:table-cell table:formula="of:=SQRT(([.C1657]-[.C1656])^2+([.D1657]-[.D165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166656" calcext:value-type="float">
            <text:p>0,166656</text:p>
          </table:table-cell>
          <table:table-cell office:value-type="float" office:value="0.2034" calcext:value-type="float">
            <text:p>0,2034</text:p>
          </table:table-cell>
          <table:table-cell table:formula="of:=SQRT(([.C1658]-[.C1657])^2+([.D1658]-[.D165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0.172241" calcext:value-type="float">
            <text:p>0,172241</text:p>
          </table:table-cell>
          <table:table-cell office:value-type="float" office:value="0.208984" calcext:value-type="float">
            <text:p>0,208984</text:p>
          </table:table-cell>
          <table:table-cell table:formula="of:=SQRT(([.C1659]-[.C1658])^2+([.D1659]-[.D1658])^2)" office:value-type="float" office:value="0.00789767567072744" calcext:value-type="float">
            <text:p>0,00789767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9556" calcext:value-type="float">
            <text:p>0,169556</text:p>
          </table:table-cell>
          <table:table-cell office:value-type="float" office:value="0.210785" calcext:value-type="float">
            <text:p>0,210785</text:p>
          </table:table-cell>
          <table:table-cell table:formula="of:=SQRT(([.C1660]-[.C1659])^2+([.D1660]-[.D1659])^2)" office:value-type="float" office:value="0.00323308304873229" calcext:value-type="float">
            <text:p>0,0032330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8823" calcext:value-type="float">
            <text:p>0,168823</text:p>
          </table:table-cell>
          <table:table-cell office:value-type="float" office:value="0.210266" calcext:value-type="float">
            <text:p>0,210266</text:p>
          </table:table-cell>
          <table:table-cell table:formula="of:=SQRT(([.C1661]-[.C1660])^2+([.D1661]-[.D1660])^2)" office:value-type="float" office:value="0.000898136960602333" calcext:value-type="float">
            <text:p>0,0008981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6656" calcext:value-type="float">
            <text:p>0,166656</text:p>
          </table:table-cell>
          <table:table-cell office:value-type="float" office:value="0.210663" calcext:value-type="float">
            <text:p>0,210663</text:p>
          </table:table-cell>
          <table:table-cell table:formula="of:=SQRT(([.C1662]-[.C1661])^2+([.D1662]-[.D1661])^2)" office:value-type="float" office:value="0.00220306559139759" calcext:value-type="float">
            <text:p>0,00220306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3177" calcext:value-type="float">
            <text:p>0,163177</text:p>
          </table:table-cell>
          <table:table-cell office:value-type="float" office:value="0.211884" calcext:value-type="float">
            <text:p>0,211884</text:p>
          </table:table-cell>
          <table:table-cell table:formula="of:=SQRT(([.C1663]-[.C1662])^2+([.D1663]-[.D1662])^2)" office:value-type="float" office:value="0.0036870424461891" calcext:value-type="float">
            <text:p>0,00368704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62811" calcext:value-type="float">
            <text:p>0,162811</text:p>
          </table:table-cell>
          <table:table-cell office:value-type="float" office:value="0.211945" calcext:value-type="float">
            <text:p>0,211945</text:p>
          </table:table-cell>
          <table:table-cell table:formula="of:=SQRT(([.C1664]-[.C1663])^2+([.D1664]-[.D1663])^2)" office:value-type="float" office:value="0.000371048514348197" calcext:value-type="float">
            <text:p>0,00037104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9302" calcext:value-type="float">
            <text:p>0,159302</text:p>
          </table:table-cell>
          <table:table-cell office:value-type="float" office:value="0.213806" calcext:value-type="float">
            <text:p>0,213806</text:p>
          </table:table-cell>
          <table:table-cell table:formula="of:=SQRT(([.C1665]-[.C1664])^2+([.D1665]-[.D1664])^2)" office:value-type="float" office:value="0.00397195191310266" calcext:value-type="float">
            <text:p>0,00397195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6067" calcext:value-type="float">
            <text:p>0,156067</text:p>
          </table:table-cell>
          <table:table-cell office:value-type="float" office:value="0.216339" calcext:value-type="float">
            <text:p>0,216339</text:p>
          </table:table-cell>
          <table:table-cell table:formula="of:=SQRT(([.C1666]-[.C1665])^2+([.D1666]-[.D1665])^2)" office:value-type="float" office:value="0.00410868762502093" calcext:value-type="float">
            <text:p>0,00410868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3534" calcext:value-type="float">
            <text:p>0,153534</text:p>
          </table:table-cell>
          <table:table-cell office:value-type="float" office:value="0.219299" calcext:value-type="float">
            <text:p>0,219299</text:p>
          </table:table-cell>
          <table:table-cell table:formula="of:=SQRT(([.C1667]-[.C1666])^2+([.D1667]-[.D1666])^2)" office:value-type="float" office:value="0.00389585536179153" calcext:value-type="float">
            <text:p>0,00389585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51398" calcext:value-type="float">
            <text:p>0,151398</text:p>
          </table:table-cell>
          <table:table-cell office:value-type="float" office:value="0.221802" calcext:value-type="float">
            <text:p>0,221802</text:p>
          </table:table-cell>
          <table:table-cell table:formula="of:=SQRT(([.C1668]-[.C1667])^2+([.D1668]-[.D1667])^2)" office:value-type="float" office:value="0.0032905174365136" calcext:value-type="float">
            <text:p>0,00329051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9292" calcext:value-type="float">
            <text:p>0,149292</text:p>
          </table:table-cell>
          <table:table-cell office:value-type="float" office:value="0.224548" calcext:value-type="float">
            <text:p>0,224548</text:p>
          </table:table-cell>
          <table:table-cell table:formula="of:=SQRT(([.C1669]-[.C1668])^2+([.D1669]-[.D1668])^2)" office:value-type="float" office:value="0.00346059994798591" calcext:value-type="float">
            <text:p>0,00346059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6851" calcext:value-type="float">
            <text:p>0,146851</text:p>
          </table:table-cell>
          <table:table-cell office:value-type="float" office:value="0.227966" calcext:value-type="float">
            <text:p>0,227966</text:p>
          </table:table-cell>
          <table:table-cell table:formula="of:=SQRT(([.C1670]-[.C1669])^2+([.D1670]-[.D1669])^2)" office:value-type="float" office:value="0.00420014344993121" calcext:value-type="float">
            <text:p>0,00420014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4226" calcext:value-type="float">
            <text:p>0,144226</text:p>
          </table:table-cell>
          <table:table-cell office:value-type="float" office:value="0.231293" calcext:value-type="float">
            <text:p>0,231293</text:p>
          </table:table-cell>
          <table:table-cell table:formula="of:=SQRT(([.C1671]-[.C1670])^2+([.D1671]-[.D1670])^2)" office:value-type="float" office:value="0.00423787139965336" calcext:value-type="float">
            <text:p>0,00423787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41876" calcext:value-type="float">
            <text:p>0,141876</text:p>
          </table:table-cell>
          <table:table-cell office:value-type="float" office:value="0.234222" calcext:value-type="float">
            <text:p>0,234222</text:p>
          </table:table-cell>
          <table:table-cell table:formula="of:=SQRT(([.C1672]-[.C1671])^2+([.D1672]-[.D1671])^2)" office:value-type="float" office:value="0.00375520185875538" calcext:value-type="float">
            <text:p>0,00375520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9648" calcext:value-type="float">
            <text:p>0,139648</text:p>
          </table:table-cell>
          <table:table-cell office:value-type="float" office:value="0.237122" calcext:value-type="float">
            <text:p>0,237122</text:p>
          </table:table-cell>
          <table:table-cell table:formula="of:=SQRT(([.C1673]-[.C1672])^2+([.D1673]-[.D1672])^2)" office:value-type="float" office:value="0.0036570458022836" calcext:value-type="float">
            <text:p>0,00365704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7207" calcext:value-type="float">
            <text:p>0,137207</text:p>
          </table:table-cell>
          <table:table-cell office:value-type="float" office:value="0.240509" calcext:value-type="float">
            <text:p>0,240509</text:p>
          </table:table-cell>
          <table:table-cell table:formula="of:=SQRT(([.C1674]-[.C1673])^2+([.D1674]-[.D1673])^2)" office:value-type="float" office:value="0.00417495508957881" calcext:value-type="float">
            <text:p>0,00417495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4399" calcext:value-type="float">
            <text:p>0,134399</text:p>
          </table:table-cell>
          <table:table-cell office:value-type="float" office:value="0.244019" calcext:value-type="float">
            <text:p>0,244019</text:p>
          </table:table-cell>
          <table:table-cell table:formula="of:=SQRT(([.C1675]-[.C1674])^2+([.D1675]-[.D1674])^2)" office:value-type="float" office:value="0.00449499321467785" calcext:value-type="float">
            <text:p>0,00449499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31378" calcext:value-type="float">
            <text:p>0,131378</text:p>
          </table:table-cell>
          <table:table-cell office:value-type="float" office:value="0.247589" calcext:value-type="float">
            <text:p>0,247589</text:p>
          </table:table-cell>
          <table:table-cell table:formula="of:=SQRT(([.C1676]-[.C1675])^2+([.D1676]-[.D1675])^2)" office:value-type="float" office:value="0.00467668055355504" calcext:value-type="float">
            <text:p>0,00467668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8418" calcext:value-type="float">
            <text:p>0,128418</text:p>
          </table:table-cell>
          <table:table-cell office:value-type="float" office:value="0.251465" calcext:value-type="float">
            <text:p>0,251465</text:p>
          </table:table-cell>
          <table:table-cell table:formula="of:=SQRT(([.C1677]-[.C1676])^2+([.D1677]-[.D1676])^2)" office:value-type="float" office:value="0.00487698431410232" calcext:value-type="float">
            <text:p>0,00487698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6465" calcext:value-type="float">
            <text:p>0,126465</text:p>
          </table:table-cell>
          <table:table-cell office:value-type="float" office:value="0.255524" calcext:value-type="float">
            <text:p>0,255524</text:p>
          </table:table-cell>
          <table:table-cell table:formula="of:=SQRT(([.C1678]-[.C1677])^2+([.D1678]-[.D1677])^2)" office:value-type="float" office:value="0.00450440784121508" calcext:value-type="float">
            <text:p>0,00450440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5214" calcext:value-type="float">
            <text:p>0,125214</text:p>
          </table:table-cell>
          <table:table-cell office:value-type="float" office:value="0.259125" calcext:value-type="float">
            <text:p>0,259125</text:p>
          </table:table-cell>
          <table:table-cell table:formula="of:=SQRT(([.C1679]-[.C1678])^2+([.D1679]-[.D1678])^2)" office:value-type="float" office:value="0.00381211253768828" calcext:value-type="float">
            <text:p>0,00381211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323" calcext:value-type="float">
            <text:p>0,12323</text:p>
          </table:table-cell>
          <table:table-cell office:value-type="float" office:value="0.262634" calcext:value-type="float">
            <text:p>0,262634</text:p>
          </table:table-cell>
          <table:table-cell table:formula="of:=SQRT(([.C1680]-[.C1679])^2+([.D1680]-[.D1679])^2)" office:value-type="float" office:value="0.00403104663828141" calcext:value-type="float">
            <text:p>0,00403104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20972" calcext:value-type="float">
            <text:p>0,120972</text:p>
          </table:table-cell>
          <table:table-cell office:value-type="float" office:value="0.266632" calcext:value-type="float">
            <text:p>0,266632</text:p>
          </table:table-cell>
          <table:table-cell table:formula="of:=SQRT(([.C1681]-[.C1680])^2+([.D1681]-[.D1680])^2)" office:value-type="float" office:value="0.00459157576437546" calcext:value-type="float">
            <text:p>0,00459157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8591" calcext:value-type="float">
            <text:p>0,118591</text:p>
          </table:table-cell>
          <table:table-cell office:value-type="float" office:value="0.269958" calcext:value-type="float">
            <text:p>0,269958</text:p>
          </table:table-cell>
          <table:table-cell table:formula="of:=SQRT(([.C1682]-[.C1681])^2+([.D1682]-[.D1681])^2)" office:value-type="float" office:value="0.00409040792586754" calcext:value-type="float">
            <text:p>0,00409040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6211" calcext:value-type="float">
            <text:p>0,116211</text:p>
          </table:table-cell>
          <table:table-cell office:value-type="float" office:value="0.273193" calcext:value-type="float">
            <text:p>0,273193</text:p>
          </table:table-cell>
          <table:table-cell table:formula="of:=SQRT(([.C1683]-[.C1682])^2+([.D1683]-[.D1682])^2)" office:value-type="float" office:value="0.00401617043961034" calcext:value-type="float">
            <text:p>0,00401617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6211" calcext:value-type="float">
            <text:p>0,116211</text:p>
          </table:table-cell>
          <table:table-cell office:value-type="float" office:value="0.273193" calcext:value-type="float">
            <text:p>0,273193</text:p>
          </table:table-cell>
          <table:table-cell table:formula="of:=SQRT(([.C1684]-[.C1683])^2+([.D1684]-[.D168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6211" calcext:value-type="float">
            <text:p>0,116211</text:p>
          </table:table-cell>
          <table:table-cell office:value-type="float" office:value="0.273193" calcext:value-type="float">
            <text:p>0,273193</text:p>
          </table:table-cell>
          <table:table-cell table:formula="of:=SQRT(([.C1685]-[.C1684])^2+([.D1685]-[.D168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4075" calcext:value-type="float">
            <text:p>0,114075</text:p>
          </table:table-cell>
          <table:table-cell office:value-type="float" office:value="0.2771" calcext:value-type="float">
            <text:p>0,2771</text:p>
          </table:table-cell>
          <table:table-cell table:formula="of:=SQRT(([.C1686]-[.C1685])^2+([.D1686]-[.D1685])^2)" office:value-type="float" office:value="0.00445276824009519" calcext:value-type="float">
            <text:p>0,00445276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11908" calcext:value-type="float">
            <text:p>0,111908</text:p>
          </table:table-cell>
          <table:table-cell office:value-type="float" office:value="0.281097" calcext:value-type="float">
            <text:p>0,281097</text:p>
          </table:table-cell>
          <table:table-cell table:formula="of:=SQRT(([.C1687]-[.C1686])^2+([.D1687]-[.D1686])^2)" office:value-type="float" office:value="0.00454663589921161" calcext:value-type="float">
            <text:p>0,00454663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9711" calcext:value-type="float">
            <text:p>0,109711</text:p>
          </table:table-cell>
          <table:table-cell office:value-type="float" office:value="0.284576" calcext:value-type="float">
            <text:p>0,284576</text:p>
          </table:table-cell>
          <table:table-cell table:formula="of:=SQRT(([.C1688]-[.C1687])^2+([.D1688]-[.D1687])^2)" office:value-type="float" office:value="0.00411463850173987" calcext:value-type="float">
            <text:p>0,00411463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8185" calcext:value-type="float">
            <text:p>0,108185</text:p>
          </table:table-cell>
          <table:table-cell office:value-type="float" office:value="0.28598" calcext:value-type="float">
            <text:p>0,28598</text:p>
          </table:table-cell>
          <table:table-cell table:formula="of:=SQRT(([.C1689]-[.C1688])^2+([.D1689]-[.D1688])^2)" office:value-type="float" office:value="0.00207361809405687" calcext:value-type="float">
            <text:p>0,00207361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7452" calcext:value-type="float">
            <text:p>0,107452</text:p>
          </table:table-cell>
          <table:table-cell office:value-type="float" office:value="0.281799" calcext:value-type="float">
            <text:p>0,281799</text:p>
          </table:table-cell>
          <table:table-cell table:formula="of:=SQRT(([.C1690]-[.C1689])^2+([.D1690]-[.D1689])^2)" office:value-type="float" office:value="0.00424476736700616" calcext:value-type="float">
            <text:p>0,00424476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7147" calcext:value-type="float">
            <text:p>0,107147</text:p>
          </table:table-cell>
          <table:table-cell office:value-type="float" office:value="0.281952" calcext:value-type="float">
            <text:p>0,281952</text:p>
          </table:table-cell>
          <table:table-cell table:formula="of:=SQRT(([.C1691]-[.C1690])^2+([.D1691]-[.D1690])^2)" office:value-type="float" office:value="0.000341224266428993" calcext:value-type="float">
            <text:p>0,00034122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5499" calcext:value-type="float">
            <text:p>0,105499</text:p>
          </table:table-cell>
          <table:table-cell office:value-type="float" office:value="0.277466" calcext:value-type="float">
            <text:p>0,277466</text:p>
          </table:table-cell>
          <table:table-cell table:formula="of:=SQRT(([.C1692]-[.C1691])^2+([.D1692]-[.D1691])^2)" office:value-type="float" office:value="0.00477913172030233" calcext:value-type="float">
            <text:p>0,00477913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3699" calcext:value-type="float">
            <text:p>0,103699</text:p>
          </table:table-cell>
          <table:table-cell office:value-type="float" office:value="0.278076" calcext:value-type="float">
            <text:p>0,278076</text:p>
          </table:table-cell>
          <table:table-cell table:formula="of:=SQRT(([.C1693]-[.C1692])^2+([.D1693]-[.D1692])^2)" office:value-type="float" office:value="0.00190055255123345" calcext:value-type="float">
            <text:p>0,00190055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2417" calcext:value-type="float">
            <text:p>0,102417</text:p>
          </table:table-cell>
          <table:table-cell office:value-type="float" office:value="0.281219" calcext:value-type="float">
            <text:p>0,281219</text:p>
          </table:table-cell>
          <table:table-cell table:formula="of:=SQRT(([.C1694]-[.C1693])^2+([.D1694]-[.D1693])^2)" office:value-type="float" office:value="0.00339440318760162" calcext:value-type="float">
            <text:p>0,00339440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1318" calcext:value-type="float">
            <text:p>0,101318</text:p>
          </table:table-cell>
          <table:table-cell office:value-type="float" office:value="0.284546" calcext:value-type="float">
            <text:p>0,284546</text:p>
          </table:table-cell>
          <table:table-cell table:formula="of:=SQRT(([.C1695]-[.C1694])^2+([.D1695]-[.D1694])^2)" office:value-type="float" office:value="0.00350381649062844" calcext:value-type="float">
            <text:p>0,00350381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10022" calcext:value-type="float">
            <text:p>0,10022</text:p>
          </table:table-cell>
          <table:table-cell office:value-type="float" office:value="0.287933" calcext:value-type="float">
            <text:p>0,287933</text:p>
          </table:table-cell>
          <table:table-cell table:formula="of:=SQRT(([.C1696]-[.C1695])^2+([.D1696]-[.D1695])^2)" office:value-type="float" office:value="0.00356052987629653" calcext:value-type="float">
            <text:p>0,00356052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9762" calcext:value-type="float">
            <text:p>0,099762</text:p>
          </table:table-cell>
          <table:table-cell office:value-type="float" office:value="0.290131" calcext:value-type="float">
            <text:p>0,290131</text:p>
          </table:table-cell>
          <table:table-cell table:formula="of:=SQRT(([.C1697]-[.C1696])^2+([.D1697]-[.D1696])^2)" office:value-type="float" office:value="0.00224521001244871" calcext:value-type="float">
            <text:p>0,002245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92432" calcext:value-type="float">
            <text:p>0,0992432</text:p>
          </table:table-cell>
          <table:table-cell office:value-type="float" office:value="0.293091" calcext:value-type="float">
            <text:p>0,293091</text:p>
          </table:table-cell>
          <table:table-cell table:formula="of:=SQRT(([.C1698]-[.C1697])^2+([.D1698]-[.D1697])^2)" office:value-type="float" office:value="0.00300512120221466" calcext:value-type="float">
            <text:p>0,00300512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8053" calcext:value-type="float">
            <text:p>0,098053</text:p>
          </table:table-cell>
          <table:table-cell office:value-type="float" office:value="0.299561" calcext:value-type="float">
            <text:p>0,299561</text:p>
          </table:table-cell>
          <table:table-cell table:formula="of:=SQRT(([.C1699]-[.C1698])^2+([.D1699]-[.D1698])^2)" office:value-type="float" office:value="0.00657856185195516" calcext:value-type="float">
            <text:p>0,00657856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66492" calcext:value-type="float">
            <text:p>0,0966492</text:p>
          </table:table-cell>
          <table:table-cell office:value-type="float" office:value="0.304932" calcext:value-type="float">
            <text:p>0,304932</text:p>
          </table:table-cell>
          <table:table-cell table:formula="of:=SQRT(([.C1700]-[.C1699])^2+([.D1700]-[.D1699])^2)" office:value-type="float" office:value="0.00555142283023012" calcext:value-type="float">
            <text:p>0,00555142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52759" calcext:value-type="float">
            <text:p>0,0952759</text:p>
          </table:table-cell>
          <table:table-cell office:value-type="float" office:value="0.308411" calcext:value-type="float">
            <text:p>0,308411</text:p>
          </table:table-cell>
          <table:table-cell table:formula="of:=SQRT(([.C1701]-[.C1700])^2+([.D1701]-[.D1700])^2)" office:value-type="float" office:value="0.00374023981717751" calcext:value-type="float">
            <text:p>0,00374023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42993" calcext:value-type="float">
            <text:p>0,0942993</text:p>
          </table:table-cell>
          <table:table-cell office:value-type="float" office:value="0.311554" calcext:value-type="float">
            <text:p>0,311554</text:p>
          </table:table-cell>
          <table:table-cell table:formula="of:=SQRT(([.C1702]-[.C1701])^2+([.D1702]-[.D1701])^2)" office:value-type="float" office:value="0.00329123025022559" calcext:value-type="float">
            <text:p>0,00329123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37195" calcext:value-type="float">
            <text:p>0,0937195</text:p>
          </table:table-cell>
          <table:table-cell office:value-type="float" office:value="0.315704" calcext:value-type="float">
            <text:p>0,315704</text:p>
          </table:table-cell>
          <table:table-cell table:formula="of:=SQRT(([.C1703]-[.C1702])^2+([.D1703]-[.D1702])^2)" office:value-type="float" office:value="0.00419030643748162" calcext:value-type="float">
            <text:p>0,00419030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30786" calcext:value-type="float">
            <text:p>0,0930786</text:p>
          </table:table-cell>
          <table:table-cell office:value-type="float" office:value="0.320129" calcext:value-type="float">
            <text:p>0,320129</text:p>
          </table:table-cell>
          <table:table-cell table:formula="of:=SQRT(([.C1704]-[.C1703])^2+([.D1704]-[.D1703])^2)" office:value-type="float" office:value="0.00447117186093312" calcext:value-type="float">
            <text:p>0,00447117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22546" calcext:value-type="float">
            <text:p>0,0922546</text:p>
          </table:table-cell>
          <table:table-cell office:value-type="float" office:value="0.324158" calcext:value-type="float">
            <text:p>0,324158</text:p>
          </table:table-cell>
          <table:table-cell table:formula="of:=SQRT(([.C1705]-[.C1704])^2+([.D1705]-[.D1704])^2)" office:value-type="float" office:value="0.00411239796225998" calcext:value-type="float">
            <text:p>0,0041123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15527" calcext:value-type="float">
            <text:p>0,0915527</text:p>
          </table:table-cell>
          <table:table-cell office:value-type="float" office:value="0.327972" calcext:value-type="float">
            <text:p>0,327972</text:p>
          </table:table-cell>
          <table:table-cell table:formula="of:=SQRT(([.C1706]-[.C1705])^2+([.D1706]-[.D1705])^2)" office:value-type="float" office:value="0.00387804842801116" calcext:value-type="float">
            <text:p>0,00387804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1095" calcext:value-type="float">
            <text:p>0,091095</text:p>
          </table:table-cell>
          <table:table-cell office:value-type="float" office:value="0.33255" calcext:value-type="float">
            <text:p>0,33255</text:p>
          </table:table-cell>
          <table:table-cell table:formula="of:=SQRT(([.C1707]-[.C1706])^2+([.D1707]-[.D1706])^2)" office:value-type="float" office:value="0.00460082311005327" calcext:value-type="float">
            <text:p>0,00460082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903931" calcext:value-type="float">
            <text:p>0,0903931</text:p>
          </table:table-cell>
          <table:table-cell office:value-type="float" office:value="0.338013" calcext:value-type="float">
            <text:p>0,338013</text:p>
          </table:table-cell>
          <table:table-cell table:formula="of:=SQRT(([.C1708]-[.C1707])^2+([.D1708]-[.D1707])^2)" office:value-type="float" office:value="0.00550790637266103" calcext:value-type="float">
            <text:p>0,00550790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9447" calcext:value-type="float">
            <text:p>0,089447</text:p>
          </table:table-cell>
          <table:table-cell office:value-type="float" office:value="0.342926" calcext:value-type="float">
            <text:p>0,342926</text:p>
          </table:table-cell>
          <table:table-cell table:formula="of:=SQRT(([.C1709]-[.C1708])^2+([.D1709]-[.D1708])^2)" office:value-type="float" office:value="0.00500326635409309" calcext:value-type="float">
            <text:p>0,00500326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84705" calcext:value-type="float">
            <text:p>0,0884705</text:p>
          </table:table-cell>
          <table:table-cell office:value-type="float" office:value="0.346863" calcext:value-type="float">
            <text:p>0,346863</text:p>
          </table:table-cell>
          <table:table-cell table:formula="of:=SQRT(([.C1710]-[.C1709])^2+([.D1710]-[.D1709])^2)" office:value-type="float" office:value="0.00405629402903682" calcext:value-type="float">
            <text:p>0,0040562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72803" calcext:value-type="float">
            <text:p>0,0872803</text:p>
          </table:table-cell>
          <table:table-cell office:value-type="float" office:value="0.351105" calcext:value-type="float">
            <text:p>0,351105</text:p>
          </table:table-cell>
          <table:table-cell table:formula="of:=SQRT(([.C1711]-[.C1710])^2+([.D1711]-[.D1710])^2)" office:value-type="float" office:value="0.00440580753551494" calcext:value-type="float">
            <text:p>0,00440580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61206" calcext:value-type="float">
            <text:p>0,0861206</text:p>
          </table:table-cell>
          <table:table-cell office:value-type="float" office:value="0.355499" calcext:value-type="float">
            <text:p>0,355499</text:p>
          </table:table-cell>
          <table:table-cell table:formula="of:=SQRT(([.C1712]-[.C1711])^2+([.D1712]-[.D1711])^2)" office:value-type="float" office:value="0.00454446257438656" calcext:value-type="float">
            <text:p>0,00454446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61206" calcext:value-type="float">
            <text:p>0,0861206</text:p>
          </table:table-cell>
          <table:table-cell office:value-type="float" office:value="0.356354" calcext:value-type="float">
            <text:p>0,356354</text:p>
          </table:table-cell>
          <table:table-cell table:formula="of:=SQRT(([.C1713]-[.C1712])^2+([.D1713]-[.D1712])^2)" office:value-type="float" office:value="0.000854999999999995" calcext:value-type="float">
            <text:p>0,0008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50525" calcext:value-type="float">
            <text:p>0,0850525</text:p>
          </table:table-cell>
          <table:table-cell office:value-type="float" office:value="0.362793" calcext:value-type="float">
            <text:p>0,362793</text:p>
          </table:table-cell>
          <table:table-cell table:formula="of:=SQRT(([.C1714]-[.C1713])^2+([.D1714]-[.D1713])^2)" office:value-type="float" office:value="0.00652698694728277" calcext:value-type="float">
            <text:p>0,00652698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38928" calcext:value-type="float">
            <text:p>0,0838928</text:p>
          </table:table-cell>
          <table:table-cell office:value-type="float" office:value="0.368652" calcext:value-type="float">
            <text:p>0,368652</text:p>
          </table:table-cell>
          <table:table-cell table:formula="of:=SQRT(([.C1715]-[.C1714])^2+([.D1715]-[.D1714])^2)" office:value-type="float" office:value="0.00597266984605712" calcext:value-type="float">
            <text:p>0,00597266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28247" calcext:value-type="float">
            <text:p>0,0828247</text:p>
          </table:table-cell>
          <table:table-cell office:value-type="float" office:value="0.37262" calcext:value-type="float">
            <text:p>0,37262</text:p>
          </table:table-cell>
          <table:table-cell table:formula="of:=SQRT(([.C1716]-[.C1715])^2+([.D1716]-[.D1715])^2)" office:value-type="float" office:value="0.00410924100169365" calcext:value-type="float">
            <text:p>0,0041092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20312" calcext:value-type="float">
            <text:p>0,0820312</text:p>
          </table:table-cell>
          <table:table-cell office:value-type="float" office:value="0.376312" calcext:value-type="float">
            <text:p>0,376312</text:p>
          </table:table-cell>
          <table:table-cell table:formula="of:=SQRT(([.C1717]-[.C1716])^2+([.D1717]-[.D1716])^2)" office:value-type="float" office:value="0.00377630854803998" calcext:value-type="float">
            <text:p>0,00377630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12988" calcext:value-type="float">
            <text:p>0,0812988</text:p>
          </table:table-cell>
          <table:table-cell office:value-type="float" office:value="0.38092" calcext:value-type="float">
            <text:p>0,38092</text:p>
          </table:table-cell>
          <table:table-cell table:formula="of:=SQRT(([.C1718]-[.C1717])^2+([.D1718]-[.D1717])^2)" office:value-type="float" office:value="0.00466584116317739" calcext:value-type="float">
            <text:p>0,00466584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803833" calcext:value-type="float">
            <text:p>0,0803833</text:p>
          </table:table-cell>
          <table:table-cell office:value-type="float" office:value="0.38559" calcext:value-type="float">
            <text:p>0,38559</text:p>
          </table:table-cell>
          <table:table-cell table:formula="of:=SQRT(([.C1719]-[.C1718])^2+([.D1719]-[.D1718])^2)" office:value-type="float" office:value="0.00475889065329306" calcext:value-type="float">
            <text:p>0,00475889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92847" calcext:value-type="float">
            <text:p>0,0792847</text:p>
          </table:table-cell>
          <table:table-cell office:value-type="float" office:value="0.390289" calcext:value-type="float">
            <text:p>0,390289</text:p>
          </table:table-cell>
          <table:table-cell table:formula="of:=SQRT(([.C1720]-[.C1719])^2+([.D1720]-[.D1719])^2)" office:value-type="float" office:value="0.00482571476156637" calcext:value-type="float">
            <text:p>0,00482571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8186" calcext:value-type="float">
            <text:p>0,078186</text:p>
          </table:table-cell>
          <table:table-cell office:value-type="float" office:value="0.395782" calcext:value-type="float">
            <text:p>0,395782</text:p>
          </table:table-cell>
          <table:table-cell table:formula="of:=SQRT(([.C1721]-[.C1720])^2+([.D1721]-[.D1720])^2)" office:value-type="float" office:value="0.00560180245010476" calcext:value-type="float">
            <text:p>0,00560180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73315" calcext:value-type="float">
            <text:p>0,0773315</text:p>
          </table:table-cell>
          <table:table-cell office:value-type="float" office:value="0.40033" calcext:value-type="float">
            <text:p>0,40033</text:p>
          </table:table-cell>
          <table:table-cell table:formula="of:=SQRT(([.C1722]-[.C1721])^2+([.D1722]-[.D1721])^2)" office:value-type="float" office:value="0.00462757757903641" calcext:value-type="float">
            <text:p>0,00462757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70874" calcext:value-type="float">
            <text:p>0,0770874</text:p>
          </table:table-cell>
          <table:table-cell office:value-type="float" office:value="0.401276" calcext:value-type="float">
            <text:p>0,401276</text:p>
          </table:table-cell>
          <table:table-cell table:formula="of:=SQRT(([.C1723]-[.C1722])^2+([.D1723]-[.D1722])^2)" office:value-type="float" office:value="0.000976985573076644" calcext:value-type="float">
            <text:p>0,00097698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58362" calcext:value-type="float">
            <text:p>0,0758362</text:p>
          </table:table-cell>
          <table:table-cell office:value-type="float" office:value="0.406525" calcext:value-type="float">
            <text:p>0,406525</text:p>
          </table:table-cell>
          <table:table-cell table:formula="of:=SQRT(([.C1724]-[.C1723])^2+([.D1724]-[.D1723])^2)" office:value-type="float" office:value="0.00539606360600022" calcext:value-type="float">
            <text:p>0,00539606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4646" calcext:value-type="float">
            <text:p>0,074646</text:p>
          </table:table-cell>
          <table:table-cell office:value-type="float" office:value="0.411285" calcext:value-type="float">
            <text:p>0,411285</text:p>
          </table:table-cell>
          <table:table-cell table:formula="of:=SQRT(([.C1725]-[.C1724])^2+([.D1725]-[.D1724])^2)" office:value-type="float" office:value="0.00490654420544642" calcext:value-type="float">
            <text:p>0,00490654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39746" calcext:value-type="float">
            <text:p>0,0739746</text:p>
          </table:table-cell>
          <table:table-cell office:value-type="float" office:value="0.415741" calcext:value-type="float">
            <text:p>0,415741</text:p>
          </table:table-cell>
          <table:table-cell table:formula="of:=SQRT(([.C1726]-[.C1725])^2+([.D1726]-[.D1725])^2)" office:value-type="float" office:value="0.00450629714510707" calcext:value-type="float">
            <text:p>0,00450629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34863" calcext:value-type="float">
            <text:p>0,0734863</text:p>
          </table:table-cell>
          <table:table-cell office:value-type="float" office:value="0.420197" calcext:value-type="float">
            <text:p>0,420197</text:p>
          </table:table-cell>
          <table:table-cell table:formula="of:=SQRT(([.C1727]-[.C1726])^2+([.D1727]-[.D1726])^2)" office:value-type="float" office:value="0.00448267474729097" calcext:value-type="float">
            <text:p>0,00448267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26929" calcext:value-type="float">
            <text:p>0,0726929</text:p>
          </table:table-cell>
          <table:table-cell office:value-type="float" office:value="0.424164" calcext:value-type="float">
            <text:p>0,424164</text:p>
          </table:table-cell>
          <table:table-cell table:formula="of:=SQRT(([.C1728]-[.C1727])^2+([.D1728]-[.D1727])^2)" office:value-type="float" office:value="0.00404556208208451" calcext:value-type="float">
            <text:p>0,00404556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18689" calcext:value-type="float">
            <text:p>0,0718689</text:p>
          </table:table-cell>
          <table:table-cell office:value-type="float" office:value="0.42807" calcext:value-type="float">
            <text:p>0,42807</text:p>
          </table:table-cell>
          <table:table-cell table:formula="of:=SQRT(([.C1729]-[.C1728])^2+([.D1729]-[.D1728])^2)" office:value-type="float" office:value="0.00399196843674904" calcext:value-type="float">
            <text:p>0,00399196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14111" calcext:value-type="float">
            <text:p>0,0714111</text:p>
          </table:table-cell>
          <table:table-cell office:value-type="float" office:value="0.432556" calcext:value-type="float">
            <text:p>0,432556</text:p>
          </table:table-cell>
          <table:table-cell table:formula="of:=SQRT(([.C1730]-[.C1729])^2+([.D1730]-[.D1729])^2)" office:value-type="float" office:value="0.00450929892998894" calcext:value-type="float">
            <text:p>0,00450929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09534" calcext:value-type="float">
            <text:p>0,0709534</text:p>
          </table:table-cell>
          <table:table-cell office:value-type="float" office:value="0.437225" calcext:value-type="float">
            <text:p>0,437225</text:p>
          </table:table-cell>
          <table:table-cell table:formula="of:=SQRT(([.C1731]-[.C1730])^2+([.D1731]-[.D1730])^2)" office:value-type="float" office:value="0.00469138042477902" calcext:value-type="float">
            <text:p>0,00469138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00989" calcext:value-type="float">
            <text:p>0,0700989</text:p>
          </table:table-cell>
          <table:table-cell office:value-type="float" office:value="0.442017" calcext:value-type="float">
            <text:p>0,442017</text:p>
          </table:table-cell>
          <table:table-cell table:formula="of:=SQRT(([.C1732]-[.C1731])^2+([.D1732]-[.D1731])^2)" office:value-type="float" office:value="0.00486759018920042" calcext:value-type="float">
            <text:p>0,00486759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92139" calcext:value-type="float">
            <text:p>0,0692139</text:p>
          </table:table-cell>
          <table:table-cell office:value-type="float" office:value="0.446259" calcext:value-type="float">
            <text:p>0,446259</text:p>
          </table:table-cell>
          <table:table-cell table:formula="of:=SQRT(([.C1733]-[.C1732])^2+([.D1733]-[.D1732])^2)" office:value-type="float" office:value="0.0043333346282049" calcext:value-type="float">
            <text:p>0,00433333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86646" calcext:value-type="float">
            <text:p>0,0686646</text:p>
          </table:table-cell>
          <table:table-cell office:value-type="float" office:value="0.449738" calcext:value-type="float">
            <text:p>0,449738</text:p>
          </table:table-cell>
          <table:table-cell table:formula="of:=SQRT(([.C1734]-[.C1733])^2+([.D1734]-[.D1733])^2)" office:value-type="float" office:value="0.0035220975980231" calcext:value-type="float">
            <text:p>0,00352209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83899" calcext:value-type="float">
            <text:p>0,0683899</text:p>
          </table:table-cell>
          <table:table-cell office:value-type="float" office:value="0.453522" calcext:value-type="float">
            <text:p>0,453522</text:p>
          </table:table-cell>
          <table:table-cell table:formula="of:=SQRT(([.C1735]-[.C1734])^2+([.D1735]-[.D1734])^2)" office:value-type="float" office:value="0.0037939578397763" calcext:value-type="float">
            <text:p>0,00379395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82983" calcext:value-type="float">
            <text:p>0,0682983</text:p>
          </table:table-cell>
          <table:table-cell office:value-type="float" office:value="0.458008" calcext:value-type="float">
            <text:p>0,458008</text:p>
          </table:table-cell>
          <table:table-cell table:formula="of:=SQRT(([.C1736]-[.C1735])^2+([.D1736]-[.D1735])^2)" office:value-type="float" office:value="0.00448693509647732" calcext:value-type="float">
            <text:p>0,00448693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81763" calcext:value-type="float">
            <text:p>0,0681763</text:p>
          </table:table-cell>
          <table:table-cell office:value-type="float" office:value="0.463043" calcext:value-type="float">
            <text:p>0,463043</text:p>
          </table:table-cell>
          <table:table-cell table:formula="of:=SQRT(([.C1737]-[.C1736])^2+([.D1737]-[.D1736])^2)" office:value-type="float" office:value="0.00503647783674267" calcext:value-type="float">
            <text:p>0,00503647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77795" calcext:value-type="float">
            <text:p>0,0677795</text:p>
          </table:table-cell>
          <table:table-cell office:value-type="float" office:value="0.468292" calcext:value-type="float">
            <text:p>0,468292</text:p>
          </table:table-cell>
          <table:table-cell table:formula="of:=SQRT(([.C1738]-[.C1737])^2+([.D1738]-[.D1737])^2)" office:value-type="float" office:value="0.00526397675146842" calcext:value-type="float">
            <text:p>0,00526397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71692" calcext:value-type="float">
            <text:p>0,0671692</text:p>
          </table:table-cell>
          <table:table-cell office:value-type="float" office:value="0.473633" calcext:value-type="float">
            <text:p>0,473633</text:p>
          </table:table-cell>
          <table:table-cell table:formula="of:=SQRT(([.C1739]-[.C1738])^2+([.D1739]-[.D1738])^2)" office:value-type="float" office:value="0.00537575549016134" calcext:value-type="float">
            <text:p>0,00537575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65588" calcext:value-type="float">
            <text:p>0,0665588</text:p>
          </table:table-cell>
          <table:table-cell office:value-type="float" office:value="0.479095" calcext:value-type="float">
            <text:p>0,479095</text:p>
          </table:table-cell>
          <table:table-cell table:formula="of:=SQRT(([.C1740]-[.C1739])^2+([.D1740]-[.D1739])^2)" office:value-type="float" office:value="0.00549600147015994" calcext:value-type="float">
            <text:p>0,00549600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5979" calcext:value-type="float">
            <text:p>0,065979</text:p>
          </table:table-cell>
          <table:table-cell office:value-type="float" office:value="0.484955" calcext:value-type="float">
            <text:p>0,484955</text:p>
          </table:table-cell>
          <table:table-cell table:formula="of:=SQRT(([.C1741]-[.C1740])^2+([.D1741]-[.D1740])^2)" office:value-type="float" office:value="0.00588861342252994" calcext:value-type="float">
            <text:p>0,00588861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54907" calcext:value-type="float">
            <text:p>0,0654907</text:p>
          </table:table-cell>
          <table:table-cell office:value-type="float" office:value="0.490967" calcext:value-type="float">
            <text:p>0,490967</text:p>
          </table:table-cell>
          <table:table-cell table:formula="of:=SQRT(([.C1742]-[.C1741])^2+([.D1742]-[.D1741])^2)" office:value-type="float" office:value="0.00603179748416674" calcext:value-type="float">
            <text:p>0,00603179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50635" calcext:value-type="float">
            <text:p>0,0650635</text:p>
          </table:table-cell>
          <table:table-cell office:value-type="float" office:value="0.497131" calcext:value-type="float">
            <text:p>0,497131</text:p>
          </table:table-cell>
          <table:table-cell table:formula="of:=SQRT(([.C1743]-[.C1742])^2+([.D1743]-[.D1742])^2)" office:value-type="float" office:value="0.00617878595194882" calcext:value-type="float">
            <text:p>0,0061787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46667" calcext:value-type="float">
            <text:p>0,0646667</text:p>
          </table:table-cell>
          <table:table-cell office:value-type="float" office:value="0.503235" calcext:value-type="float">
            <text:p>0,503235</text:p>
          </table:table-cell>
          <table:table-cell table:formula="of:=SQRT(([.C1744]-[.C1743])^2+([.D1744]-[.D1743])^2)" office:value-type="float" office:value="0.00611688370332476" calcext:value-type="float">
            <text:p>0,00611688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43921" calcext:value-type="float">
            <text:p>0,0643921</text:p>
          </table:table-cell>
          <table:table-cell office:value-type="float" office:value="0.509094" calcext:value-type="float">
            <text:p>0,509094</text:p>
          </table:table-cell>
          <table:table-cell table:formula="of:=SQRT(([.C1745]-[.C1744])^2+([.D1745]-[.D1744])^2)" office:value-type="float" office:value="0.0058654314555708" calcext:value-type="float">
            <text:p>0,00586543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41174" calcext:value-type="float">
            <text:p>0,0641174</text:p>
          </table:table-cell>
          <table:table-cell office:value-type="float" office:value="0.514893" calcext:value-type="float">
            <text:p>0,514893</text:p>
          </table:table-cell>
          <table:table-cell table:formula="of:=SQRT(([.C1746]-[.C1745])^2+([.D1746]-[.D1745])^2)" office:value-type="float" office:value="0.00580550265610136" calcext:value-type="float">
            <text:p>0,00580550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38428" calcext:value-type="float">
            <text:p>0,0638428</text:p>
          </table:table-cell>
          <table:table-cell office:value-type="float" office:value="0.52063" calcext:value-type="float">
            <text:p>0,52063</text:p>
          </table:table-cell>
          <table:table-cell table:formula="of:=SQRT(([.C1747]-[.C1746])^2+([.D1747]-[.D1746])^2)" office:value-type="float" office:value="0.00574356806871836" calcext:value-type="float">
            <text:p>0,00574356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35376" calcext:value-type="float">
            <text:p>0,0635376</text:p>
          </table:table-cell>
          <table:table-cell office:value-type="float" office:value="0.526428" calcext:value-type="float">
            <text:p>0,526428</text:p>
          </table:table-cell>
          <table:table-cell table:formula="of:=SQRT(([.C1748]-[.C1747])^2+([.D1748]-[.D1747])^2)" office:value-type="float" office:value="0.00580602713049118" calcext:value-type="float">
            <text:p>0,00580602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32629" calcext:value-type="float">
            <text:p>0,0632629</text:p>
          </table:table-cell>
          <table:table-cell office:value-type="float" office:value="0.532227" calcext:value-type="float">
            <text:p>0,532227</text:p>
          </table:table-cell>
          <table:table-cell table:formula="of:=SQRT(([.C1749]-[.C1748])^2+([.D1749]-[.D1748])^2)" office:value-type="float" office:value="0.00580550265610136" calcext:value-type="float">
            <text:p>0,00580550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30188" calcext:value-type="float">
            <text:p>0,0630188</text:p>
          </table:table-cell>
          <table:table-cell office:value-type="float" office:value="0.537872" calcext:value-type="float">
            <text:p>0,537872</text:p>
          </table:table-cell>
          <table:table-cell table:formula="of:=SQRT(([.C1750]-[.C1749])^2+([.D1750]-[.D1749])^2)" office:value-type="float" office:value="0.00565027519772269" calcext:value-type="float">
            <text:p>0,00565027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27136" calcext:value-type="float">
            <text:p>0,0627136</text:p>
          </table:table-cell>
          <table:table-cell office:value-type="float" office:value="0.544006" calcext:value-type="float">
            <text:p>0,544006</text:p>
          </table:table-cell>
          <table:table-cell table:formula="of:=SQRT(([.C1751]-[.C1750])^2+([.D1751]-[.D1750])^2)" office:value-type="float" office:value="0.00614158799008853" calcext:value-type="float">
            <text:p>0,0061415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23779" calcext:value-type="float">
            <text:p>0,0623779</text:p>
          </table:table-cell>
          <table:table-cell office:value-type="float" office:value="0.550873" calcext:value-type="float">
            <text:p>0,550873</text:p>
          </table:table-cell>
          <table:table-cell table:formula="of:=SQRT(([.C1752]-[.C1751])^2+([.D1752]-[.D1751])^2)" office:value-type="float" office:value="0.00687520061452751" calcext:value-type="float">
            <text:p>0,00687520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20728" calcext:value-type="float">
            <text:p>0,0620728</text:p>
          </table:table-cell>
          <table:table-cell office:value-type="float" office:value="0.557983" calcext:value-type="float">
            <text:p>0,557983</text:p>
          </table:table-cell>
          <table:table-cell table:formula="of:=SQRT(([.C1753]-[.C1752])^2+([.D1753]-[.D1752])^2)" office:value-type="float" office:value="0.00711654312219078" calcext:value-type="float">
            <text:p>0,00711654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20728" calcext:value-type="float">
            <text:p>0,0620728</text:p>
          </table:table-cell>
          <table:table-cell office:value-type="float" office:value="0.557983" calcext:value-type="float">
            <text:p>0,557983</text:p>
          </table:table-cell>
          <table:table-cell table:formula="of:=SQRT(([.C1754]-[.C1753])^2+([.D1754]-[.D175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6455" calcext:value-type="float">
            <text:p>0,0616455</text:p>
          </table:table-cell>
          <table:table-cell office:value-type="float" office:value="0.564636" calcext:value-type="float">
            <text:p>0,564636</text:p>
          </table:table-cell>
          <table:table-cell table:formula="of:=SQRT(([.C1755]-[.C1754])^2+([.D1755]-[.D1754])^2)" office:value-type="float" office:value="0.00666670790495581" calcext:value-type="float">
            <text:p>0,00666670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2488" calcext:value-type="float">
            <text:p>0,0612488</text:p>
          </table:table-cell>
          <table:table-cell office:value-type="float" office:value="0.570374" calcext:value-type="float">
            <text:p>0,570374</text:p>
          </table:table-cell>
          <table:table-cell table:formula="of:=SQRT(([.C1756]-[.C1755])^2+([.D1756]-[.D1755])^2)" office:value-type="float" office:value="0.00575169669662778" calcext:value-type="float">
            <text:p>0,00575169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0352" calcext:value-type="float">
            <text:p>0,0610352</text:p>
          </table:table-cell>
          <table:table-cell office:value-type="float" office:value="0.57608" calcext:value-type="float">
            <text:p>0,57608</text:p>
          </table:table-cell>
          <table:table-cell table:formula="of:=SQRT(([.C1757]-[.C1756])^2+([.D1757]-[.D1756])^2)" office:value-type="float" office:value="0.00570999658143515" calcext:value-type="float">
            <text:p>0,00570999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0657" calcext:value-type="float">
            <text:p>0,0610657</text:p>
          </table:table-cell>
          <table:table-cell office:value-type="float" office:value="0.582489" calcext:value-type="float">
            <text:p>0,582489</text:p>
          </table:table-cell>
          <table:table-cell table:formula="of:=SQRT(([.C1758]-[.C1757])^2+([.D1758]-[.D1757])^2)" office:value-type="float" office:value="0.00640907257331344" calcext:value-type="float">
            <text:p>0,00640907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1267" calcext:value-type="float">
            <text:p>0,0611267</text:p>
          </table:table-cell>
          <table:table-cell office:value-type="float" office:value="0.589233" calcext:value-type="float">
            <text:p>0,589233</text:p>
          </table:table-cell>
          <table:table-cell table:formula="of:=SQRT(([.C1759]-[.C1758])^2+([.D1759]-[.D1758])^2)" office:value-type="float" office:value="0.00674427586920947" calcext:value-type="float">
            <text:p>0,00674427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1877" calcext:value-type="float">
            <text:p>0,0611877</text:p>
          </table:table-cell>
          <table:table-cell office:value-type="float" office:value="0.596252" calcext:value-type="float">
            <text:p>0,596252</text:p>
          </table:table-cell>
          <table:table-cell table:formula="of:=SQRT(([.C1760]-[.C1759])^2+([.D1760]-[.D1759])^2)" office:value-type="float" office:value="0.00701926506124395" calcext:value-type="float">
            <text:p>0,00701926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2183" calcext:value-type="float">
            <text:p>0,0612183</text:p>
          </table:table-cell>
          <table:table-cell office:value-type="float" office:value="0.603851" calcext:value-type="float">
            <text:p>0,603851</text:p>
          </table:table-cell>
          <table:table-cell table:formula="of:=SQRT(([.C1761]-[.C1760])^2+([.D1761]-[.D1760])^2)" office:value-type="float" office:value="0.00759906161048852" calcext:value-type="float">
            <text:p>0,00759906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2488" calcext:value-type="float">
            <text:p>0,0612488</text:p>
          </table:table-cell>
          <table:table-cell office:value-type="float" office:value="0.611328" calcext:value-type="float">
            <text:p>0,611328</text:p>
          </table:table-cell>
          <table:table-cell table:formula="of:=SQRT(([.C1762]-[.C1761])^2+([.D1762]-[.D1761])^2)" office:value-type="float" office:value="0.00747706220717732" calcext:value-type="float">
            <text:p>0,00747706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2793" calcext:value-type="float">
            <text:p>0,0612793</text:p>
          </table:table-cell>
          <table:table-cell office:value-type="float" office:value="0.618317" calcext:value-type="float">
            <text:p>0,618317</text:p>
          </table:table-cell>
          <table:table-cell table:formula="of:=SQRT(([.C1763]-[.C1762])^2+([.D1763]-[.D1762])^2)" office:value-type="float" office:value="0.0069890665506919" calcext:value-type="float">
            <text:p>0,00698906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3098" calcext:value-type="float">
            <text:p>0,0613098</text:p>
          </table:table-cell>
          <table:table-cell office:value-type="float" office:value="0.626282" calcext:value-type="float">
            <text:p>0,626282</text:p>
          </table:table-cell>
          <table:table-cell table:formula="of:=SQRT(([.C1764]-[.C1763])^2+([.D1764]-[.D1763])^2)" office:value-type="float" office:value="0.00796505839589391" calcext:value-type="float">
            <text:p>0,00796505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3098" calcext:value-type="float">
            <text:p>0,0613098</text:p>
          </table:table-cell>
          <table:table-cell office:value-type="float" office:value="0.635223" calcext:value-type="float">
            <text:p>0,635223</text:p>
          </table:table-cell>
          <table:table-cell table:formula="of:=SQRT(([.C1765]-[.C1764])^2+([.D1765]-[.D1764])^2)" office:value-type="float" office:value="0.00894099999999998" calcext:value-type="float">
            <text:p>0,0089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3098" calcext:value-type="float">
            <text:p>0,0613098</text:p>
          </table:table-cell>
          <table:table-cell office:value-type="float" office:value="0.643829" calcext:value-type="float">
            <text:p>0,643829</text:p>
          </table:table-cell>
          <table:table-cell table:formula="of:=SQRT(([.C1766]-[.C1765])^2+([.D1766]-[.D1765])^2)" office:value-type="float" office:value="0.008606" calcext:value-type="float">
            <text:p>0,0086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3708" calcext:value-type="float">
            <text:p>0,0613708</text:p>
          </table:table-cell>
          <table:table-cell office:value-type="float" office:value="0.652954" calcext:value-type="float">
            <text:p>0,652954</text:p>
          </table:table-cell>
          <table:table-cell table:formula="of:=SQRT(([.C1767]-[.C1766])^2+([.D1767]-[.D1766])^2)" office:value-type="float" office:value="0.00912520388813307" calcext:value-type="float">
            <text:p>0,00912520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4929" calcext:value-type="float">
            <text:p>0,0614929</text:p>
          </table:table-cell>
          <table:table-cell office:value-type="float" office:value="0.663574" calcext:value-type="float">
            <text:p>0,663574</text:p>
          </table:table-cell>
          <table:table-cell table:formula="of:=SQRT(([.C1768]-[.C1767])^2+([.D1768]-[.D1767])^2)" office:value-type="float" office:value="0.0106207018793487" calcext:value-type="float">
            <text:p>0,01062070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615" calcext:value-type="float">
            <text:p>0,061615</text:p>
          </table:table-cell>
          <table:table-cell office:value-type="float" office:value="0.674622" calcext:value-type="float">
            <text:p>0,674622</text:p>
          </table:table-cell>
          <table:table-cell table:formula="of:=SQRT(([.C1769]-[.C1768])^2+([.D1769]-[.D1768])^2)" office:value-type="float" office:value="0.011048674690206" calcext:value-type="float">
            <text:p>0,01104867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7371" calcext:value-type="float">
            <text:p>0,0617371</text:p>
          </table:table-cell>
          <table:table-cell office:value-type="float" office:value="0.686249" calcext:value-type="float">
            <text:p>0,686249</text:p>
          </table:table-cell>
          <table:table-cell table:formula="of:=SQRT(([.C1770]-[.C1769])^2+([.D1770]-[.D1769])^2)" office:value-type="float" office:value="0.0116276410939623" calcext:value-type="float">
            <text:p>0,01162764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20117" calcext:value-type="float">
            <text:p>0,0620117</text:p>
          </table:table-cell>
          <table:table-cell office:value-type="float" office:value="0.699249" calcext:value-type="float">
            <text:p>0,699249</text:p>
          </table:table-cell>
          <table:table-cell table:formula="of:=SQRT(([.C1771]-[.C1770])^2+([.D1771]-[.D1770])^2)" office:value-type="float" office:value="0.0130028998750279" calcext:value-type="float">
            <text:p>0,01300289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20728" calcext:value-type="float">
            <text:p>0,0620728</text:p>
          </table:table-cell>
          <table:table-cell office:value-type="float" office:value="0.713348" calcext:value-type="float">
            <text:p>0,713348</text:p>
          </table:table-cell>
          <table:table-cell table:formula="of:=SQRT(([.C1772]-[.C1771])^2+([.D1772]-[.D1771])^2)" office:value-type="float" office:value="0.0140991323921013" calcext:value-type="float">
            <text:p>0,01409913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17981" calcext:value-type="float">
            <text:p>0,0617981</text:p>
          </table:table-cell>
          <table:table-cell office:value-type="float" office:value="0.72699" calcext:value-type="float">
            <text:p>0,72699</text:p>
          </table:table-cell>
          <table:table-cell table:formula="of:=SQRT(([.C1773]-[.C1772])^2+([.D1773]-[.D1772])^2)" office:value-type="float" office:value="0.0136447654465" calcext:value-type="float">
            <text:p>0,01364476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20117" calcext:value-type="float">
            <text:p>0,0620117</text:p>
          </table:table-cell>
          <table:table-cell office:value-type="float" office:value="0.739319" calcext:value-type="float">
            <text:p>0,739319</text:p>
          </table:table-cell>
          <table:table-cell table:formula="of:=SQRT(([.C1774]-[.C1773])^2+([.D1774]-[.D1773])^2)" office:value-type="float" office:value="0.0123308501718251" calcext:value-type="float">
            <text:p>0,01233085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3385" calcext:value-type="float">
            <text:p>0,063385</text:p>
          </table:table-cell>
          <table:table-cell office:value-type="float" office:value="0.746979" calcext:value-type="float">
            <text:p>0,746979</text:p>
          </table:table-cell>
          <table:table-cell table:formula="of:=SQRT(([.C1775]-[.C1774])^2+([.D1775]-[.D1774])^2)" office:value-type="float" office:value="0.00778213035678535" calcext:value-type="float">
            <text:p>0,00778213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604" calcext:value-type="float">
            <text:p>0,06604</text:p>
          </table:table-cell>
          <table:table-cell office:value-type="float" office:value="0.745056" calcext:value-type="float">
            <text:p>0,745056</text:p>
          </table:table-cell>
          <table:table-cell table:formula="of:=SQRT(([.C1776]-[.C1775])^2+([.D1776]-[.D1775])^2)" office:value-type="float" office:value="0.00327825471859648" calcext:value-type="float">
            <text:p>0,00327825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691528" calcext:value-type="float">
            <text:p>0,0691528</text:p>
          </table:table-cell>
          <table:table-cell office:value-type="float" office:value="0.746979" calcext:value-type="float">
            <text:p>0,746979</text:p>
          </table:table-cell>
          <table:table-cell table:formula="of:=SQRT(([.C1777]-[.C1776])^2+([.D1777]-[.D1776])^2)" office:value-type="float" office:value="0.00365888683071778" calcext:value-type="float">
            <text:p>0,00365888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18079" calcext:value-type="float">
            <text:p>0,0718079</text:p>
          </table:table-cell>
          <table:table-cell office:value-type="float" office:value="0.759552" calcext:value-type="float">
            <text:p>0,759552</text:p>
          </table:table-cell>
          <table:table-cell table:formula="of:=SQRT(([.C1778]-[.C1777])^2+([.D1778]-[.D1777])^2)" office:value-type="float" office:value="0.0128502873512619" calcext:value-type="float">
            <text:p>0,01285028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41882" calcext:value-type="float">
            <text:p>0,0741882</text:p>
          </table:table-cell>
          <table:table-cell office:value-type="float" office:value="0.774139" calcext:value-type="float">
            <text:p>0,774139</text:p>
          </table:table-cell>
          <table:table-cell table:formula="of:=SQRT(([.C1779]-[.C1778])^2+([.D1779]-[.D1778])^2)" office:value-type="float" office:value="0.0147799322424021" calcext:value-type="float">
            <text:p>0,01477993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41882" calcext:value-type="float">
            <text:p>0,0741882</text:p>
          </table:table-cell>
          <table:table-cell office:value-type="float" office:value="0.774139" calcext:value-type="float">
            <text:p>0,774139</text:p>
          </table:table-cell>
          <table:table-cell table:formula="of:=SQRT(([.C1780]-[.C1779])^2+([.D1780]-[.D177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float" office:value="0.0741882" calcext:value-type="float">
            <text:p>0,0741882</text:p>
          </table:table-cell>
          <table:table-cell office:value-type="float" office:value="0.774139" calcext:value-type="float">
            <text:p>0,774139</text:p>
          </table:table-cell>
          <table:table-cell table:formula="of:=SQRT(([.C1781]-[.C1780])^2+([.D1781]-[.D178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float" office:value="0.0741882" calcext:value-type="float">
            <text:p>0,0741882</text:p>
          </table:table-cell>
          <table:table-cell office:value-type="float" office:value="0.774139" calcext:value-type="float">
            <text:p>0,774139</text:p>
          </table:table-cell>
          <table:table-cell table:formula="of:=SQRT(([.C1782]-[.C1781])^2+([.D1782]-[.D178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0.141296" calcext:value-type="float">
            <text:p>0,141296</text:p>
          </table:table-cell>
          <table:table-cell office:value-type="float" office:value="0.753571" calcext:value-type="float">
            <text:p>0,753571</text:p>
          </table:table-cell>
          <table:table-cell table:formula="of:=SQRT(([.C1783]-[.C1782])^2+([.D1783]-[.D1782])^2)" office:value-type="float" office:value="0.0701890265272286" calcext:value-type="float">
            <text:p>0,07018902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3982" calcext:value-type="float">
            <text:p>0,143982</text:p>
          </table:table-cell>
          <table:table-cell office:value-type="float" office:value="0.754913" calcext:value-type="float">
            <text:p>0,754913</text:p>
          </table:table-cell>
          <table:table-cell table:formula="of:=SQRT(([.C1784]-[.C1783])^2+([.D1784]-[.D1783])^2)" office:value-type="float" office:value="0.00300259221340492" calcext:value-type="float">
            <text:p>0,00300259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3585" calcext:value-type="float">
            <text:p>0,143585</text:p>
          </table:table-cell>
          <table:table-cell office:value-type="float" office:value="0.755249" calcext:value-type="float">
            <text:p>0,755249</text:p>
          </table:table-cell>
          <table:table-cell table:formula="of:=SQRT(([.C1785]-[.C1784])^2+([.D1785]-[.D1784])^2)" office:value-type="float" office:value="0.000520100951739188" calcext:value-type="float">
            <text:p>0,0005201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4318" calcext:value-type="float">
            <text:p>0,144318</text:p>
          </table:table-cell>
          <table:table-cell office:value-type="float" office:value="0.756317" calcext:value-type="float">
            <text:p>0,756317</text:p>
          </table:table-cell>
          <table:table-cell table:formula="of:=SQRT(([.C1786]-[.C1785])^2+([.D1786]-[.D1785])^2)" office:value-type="float" office:value="0.00129534281176844" calcext:value-type="float">
            <text:p>0,00129534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4409" calcext:value-type="float">
            <text:p>0,144409</text:p>
          </table:table-cell>
          <table:table-cell office:value-type="float" office:value="0.756866" calcext:value-type="float">
            <text:p>0,756866</text:p>
          </table:table-cell>
          <table:table-cell table:formula="of:=SQRT(([.C1787]-[.C1786])^2+([.D1787]-[.D1786])^2)" office:value-type="float" office:value="0.000556490790579591" calcext:value-type="float">
            <text:p>0,00055649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4409" calcext:value-type="float">
            <text:p>0,144409</text:p>
          </table:table-cell>
          <table:table-cell office:value-type="float" office:value="0.756866" calcext:value-type="float">
            <text:p>0,756866</text:p>
          </table:table-cell>
          <table:table-cell table:formula="of:=SQRT(([.C1788]-[.C1787])^2+([.D1788]-[.D178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6088" calcext:value-type="float">
            <text:p>0,146088</text:p>
          </table:table-cell>
          <table:table-cell office:value-type="float" office:value="0.761078" calcext:value-type="float">
            <text:p>0,761078</text:p>
          </table:table-cell>
          <table:table-cell table:formula="of:=SQRT(([.C1789]-[.C1788])^2+([.D1789]-[.D1788])^2)" office:value-type="float" office:value="0.00453431196544746" calcext:value-type="float">
            <text:p>0,0045343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6088" calcext:value-type="float">
            <text:p>0,146088</text:p>
          </table:table-cell>
          <table:table-cell office:value-type="float" office:value="0.761078" calcext:value-type="float">
            <text:p>0,761078</text:p>
          </table:table-cell>
          <table:table-cell table:formula="of:=SQRT(([.C1790]-[.C1789])^2+([.D1790]-[.D178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6088" calcext:value-type="float">
            <text:p>0,146088</text:p>
          </table:table-cell>
          <table:table-cell office:value-type="float" office:value="0.761078" calcext:value-type="float">
            <text:p>0,761078</text:p>
          </table:table-cell>
          <table:table-cell table:formula="of:=SQRT(([.C1791]-[.C1790])^2+([.D1791]-[.D179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7278" calcext:value-type="float">
            <text:p>0,147278</text:p>
          </table:table-cell>
          <table:table-cell office:value-type="float" office:value="0.766113" calcext:value-type="float">
            <text:p>0,766113</text:p>
          </table:table-cell>
          <table:table-cell table:formula="of:=SQRT(([.C1792]-[.C1791])^2+([.D1792]-[.D1791])^2)" office:value-type="float" office:value="0.00517371481626115" calcext:value-type="float">
            <text:p>0,00517371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8346" calcext:value-type="float">
            <text:p>0,148346</text:p>
          </table:table-cell>
          <table:table-cell office:value-type="float" office:value="0.774902" calcext:value-type="float">
            <text:p>0,774902</text:p>
          </table:table-cell>
          <table:table-cell table:formula="of:=SQRT(([.C1793]-[.C1792])^2+([.D1793]-[.D1792])^2)" office:value-type="float" office:value="0.00885365150658195" calcext:value-type="float">
            <text:p>0,00885365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8346" calcext:value-type="float">
            <text:p>0,148346</text:p>
          </table:table-cell>
          <table:table-cell office:value-type="float" office:value="0.774902" calcext:value-type="float">
            <text:p>0,774902</text:p>
          </table:table-cell>
          <table:table-cell table:formula="of:=SQRT(([.C1794]-[.C1793])^2+([.D1794]-[.D179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148346" calcext:value-type="float">
            <text:p>0,148346</text:p>
          </table:table-cell>
          <table:table-cell office:value-type="float" office:value="0.774902" calcext:value-type="float">
            <text:p>0,774902</text:p>
          </table:table-cell>
          <table:table-cell table:formula="of:=SQRT(([.C1795]-[.C1794])^2+([.D1795]-[.D179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0.149384" calcext:value-type="float">
            <text:p>0,149384</text:p>
          </table:table-cell>
          <table:table-cell office:value-type="float" office:value="0.788086" calcext:value-type="float">
            <text:p>0,788086</text:p>
          </table:table-cell>
          <table:table-cell table:formula="of:=SQRT(([.C1796]-[.C1795])^2+([.D1796]-[.D1795])^2)" office:value-type="float" office:value="0.0132247986752162" calcext:value-type="float">
            <text:p>0,01322479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0574" calcext:value-type="float">
            <text:p>0,150574</text:p>
          </table:table-cell>
          <table:table-cell office:value-type="float" office:value="0.811005" calcext:value-type="float">
            <text:p>0,811005</text:p>
          </table:table-cell>
          <table:table-cell table:formula="of:=SQRT(([.C1797]-[.C1796])^2+([.D1797]-[.D1796])^2)" office:value-type="float" office:value="0.0229498727883185" calcext:value-type="float">
            <text:p>0,02294987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0391" calcext:value-type="float">
            <text:p>0,150391</text:p>
          </table:table-cell>
          <table:table-cell office:value-type="float" office:value="0.806274" calcext:value-type="float">
            <text:p>0,806274</text:p>
          </table:table-cell>
          <table:table-cell table:formula="of:=SQRT(([.C1798]-[.C1797])^2+([.D1798]-[.D1797])^2)" office:value-type="float" office:value="0.00473453799224385" calcext:value-type="float">
            <text:p>0,0047345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0696" calcext:value-type="float">
            <text:p>0,150696</text:p>
          </table:table-cell>
          <table:table-cell office:value-type="float" office:value="0.810364" calcext:value-type="float">
            <text:p>0,810364</text:p>
          </table:table-cell>
          <table:table-cell table:formula="of:=SQRT(([.C1799]-[.C1798])^2+([.D1799]-[.D1798])^2)" office:value-type="float" office:value="0.00410135648292127" calcext:value-type="float">
            <text:p>0,00410135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033" calcext:value-type="float">
            <text:p>0,15033</text:p>
          </table:table-cell>
          <table:table-cell office:value-type="float" office:value="0.809753" calcext:value-type="float">
            <text:p>0,809753</text:p>
          </table:table-cell>
          <table:table-cell table:formula="of:=SQRT(([.C1800]-[.C1799])^2+([.D1800]-[.D1799])^2)" office:value-type="float" office:value="0.000712233809924815" calcext:value-type="float">
            <text:p>0,00071223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9597" calcext:value-type="float">
            <text:p>0,149597</text:p>
          </table:table-cell>
          <table:table-cell office:value-type="float" office:value="0.814484" calcext:value-type="float">
            <text:p>0,814484</text:p>
          </table:table-cell>
          <table:table-cell table:formula="of:=SQRT(([.C1801]-[.C1800])^2+([.D1801]-[.D1800])^2)" office:value-type="float" office:value="0.00478744712764543" calcext:value-type="float">
            <text:p>0,00478744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9078" calcext:value-type="float">
            <text:p>0,149078</text:p>
          </table:table-cell>
          <table:table-cell office:value-type="float" office:value="0.814178" calcext:value-type="float">
            <text:p>0,814178</text:p>
          </table:table-cell>
          <table:table-cell table:formula="of:=SQRT(([.C1802]-[.C1801])^2+([.D1802]-[.D1801])^2)" office:value-type="float" office:value="0.000602492323602557" calcext:value-type="float">
            <text:p>0,00060249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9078" calcext:value-type="float">
            <text:p>0,149078</text:p>
          </table:table-cell>
          <table:table-cell office:value-type="float" office:value="0.814178" calcext:value-type="float">
            <text:p>0,814178</text:p>
          </table:table-cell>
          <table:table-cell table:formula="of:=SQRT(([.C1803]-[.C1802])^2+([.D1803]-[.D180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6179" calcext:value-type="float">
            <text:p>0,146179</text:p>
          </table:table-cell>
          <table:table-cell office:value-type="float" office:value="0.814697" calcext:value-type="float">
            <text:p>0,814697</text:p>
          </table:table-cell>
          <table:table-cell table:formula="of:=SQRT(([.C1804]-[.C1803])^2+([.D1804]-[.D1803])^2)" office:value-type="float" office:value="0.00294509117006587" calcext:value-type="float">
            <text:p>0,00294509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3219" calcext:value-type="float">
            <text:p>0,143219</text:p>
          </table:table-cell>
          <table:table-cell office:value-type="float" office:value="0.813629" calcext:value-type="float">
            <text:p>0,813629</text:p>
          </table:table-cell>
          <table:table-cell table:formula="of:=SQRT(([.C1805]-[.C1804])^2+([.D1805]-[.D1804])^2)" office:value-type="float" office:value="0.00314677994146401" calcext:value-type="float">
            <text:p>0,00314677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1144" calcext:value-type="float">
            <text:p>0,141144</text:p>
          </table:table-cell>
          <table:table-cell office:value-type="float" office:value="0.811676" calcext:value-type="float">
            <text:p>0,811676</text:p>
          </table:table-cell>
          <table:table-cell table:formula="of:=SQRT(([.C1806]-[.C1805])^2+([.D1806]-[.D1805])^2)" office:value-type="float" office:value="0.00284953224231625" calcext:value-type="float">
            <text:p>0,00284953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1144" calcext:value-type="float">
            <text:p>0,141144</text:p>
          </table:table-cell>
          <table:table-cell office:value-type="float" office:value="0.811676" calcext:value-type="float">
            <text:p>0,811676</text:p>
          </table:table-cell>
          <table:table-cell table:formula="of:=SQRT(([.C1807]-[.C1806])^2+([.D1807]-[.D180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1144" calcext:value-type="float">
            <text:p>0,141144</text:p>
          </table:table-cell>
          <table:table-cell office:value-type="float" office:value="0.811676" calcext:value-type="float">
            <text:p>0,811676</text:p>
          </table:table-cell>
          <table:table-cell table:formula="of:=SQRT(([.C1808]-[.C1807])^2+([.D1808]-[.D180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9282" calcext:value-type="float">
            <text:p>0,139282</text:p>
          </table:table-cell>
          <table:table-cell office:value-type="float" office:value="0.809174" calcext:value-type="float">
            <text:p>0,809174</text:p>
          </table:table-cell>
          <table:table-cell table:formula="of:=SQRT(([.C1809]-[.C1808])^2+([.D1809]-[.D1808])^2)" office:value-type="float" office:value="0.00311882157232504" calcext:value-type="float">
            <text:p>0,00311882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7085" calcext:value-type="float">
            <text:p>0,137085</text:p>
          </table:table-cell>
          <table:table-cell office:value-type="float" office:value="0.805817" calcext:value-type="float">
            <text:p>0,805817</text:p>
          </table:table-cell>
          <table:table-cell table:formula="of:=SQRT(([.C1810]-[.C1809])^2+([.D1810]-[.D1809])^2)" office:value-type="float" office:value="0.00401201420735267" calcext:value-type="float">
            <text:p>0,00401201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4674" calcext:value-type="float">
            <text:p>0,134674</text:p>
          </table:table-cell>
          <table:table-cell office:value-type="float" office:value="0.801941" calcext:value-type="float">
            <text:p>0,801941</text:p>
          </table:table-cell>
          <table:table-cell table:formula="of:=SQRT(([.C1811]-[.C1810])^2+([.D1811]-[.D1810])^2)" office:value-type="float" office:value="0.00456467928774847" calcext:value-type="float">
            <text:p>0,0045646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2324" calcext:value-type="float">
            <text:p>0,132324</text:p>
          </table:table-cell>
          <table:table-cell office:value-type="float" office:value="0.797943" calcext:value-type="float">
            <text:p>0,797943</text:p>
          </table:table-cell>
          <table:table-cell table:formula="of:=SQRT(([.C1812]-[.C1811])^2+([.D1812]-[.D1811])^2)" office:value-type="float" office:value="0.00463751053907163" calcext:value-type="float">
            <text:p>0,00463751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29852" calcext:value-type="float">
            <text:p>0,129852</text:p>
          </table:table-cell>
          <table:table-cell office:value-type="float" office:value="0.79361" calcext:value-type="float">
            <text:p>0,79361</text:p>
          </table:table-cell>
          <table:table-cell table:formula="of:=SQRT(([.C1813]-[.C1812])^2+([.D1813]-[.D1812])^2)" office:value-type="float" office:value="0.00498855419936471" calcext:value-type="float">
            <text:p>0,00498855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27075" calcext:value-type="float">
            <text:p>0,127075</text:p>
          </table:table-cell>
          <table:table-cell office:value-type="float" office:value="0.789429" calcext:value-type="float">
            <text:p>0,789429</text:p>
          </table:table-cell>
          <table:table-cell table:formula="of:=SQRT(([.C1814]-[.C1813])^2+([.D1814]-[.D1813])^2)" office:value-type="float" office:value="0.00501921208956155" calcext:value-type="float">
            <text:p>0,00501921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2439" calcext:value-type="float">
            <text:p>0,12439</text:p>
          </table:table-cell>
          <table:table-cell office:value-type="float" office:value="0.784882" calcext:value-type="float">
            <text:p>0,784882</text:p>
          </table:table-cell>
          <table:table-cell table:formula="of:=SQRT(([.C1815]-[.C1814])^2+([.D1815]-[.D1814])^2)" office:value-type="float" office:value="0.00528057137059993" calcext:value-type="float">
            <text:p>0,00528057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21643" calcext:value-type="float">
            <text:p>0,121643</text:p>
          </table:table-cell>
          <table:table-cell office:value-type="float" office:value="0.778442" calcext:value-type="float">
            <text:p>0,778442</text:p>
          </table:table-cell>
          <table:table-cell table:formula="of:=SQRT(([.C1816]-[.C1815])^2+([.D1816]-[.D1815])^2)" office:value-type="float" office:value="0.00700140050275658" calcext:value-type="float">
            <text:p>0,00700140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18896" calcext:value-type="float">
            <text:p>0,118896</text:p>
          </table:table-cell>
          <table:table-cell office:value-type="float" office:value="0.77121" calcext:value-type="float">
            <text:p>0,77121</text:p>
          </table:table-cell>
          <table:table-cell table:formula="of:=SQRT(([.C1817]-[.C1816])^2+([.D1817]-[.D1816])^2)" office:value-type="float" office:value="0.00773613811924262" calcext:value-type="float">
            <text:p>0,00773613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16455" calcext:value-type="float">
            <text:p>0,116455</text:p>
          </table:table-cell>
          <table:table-cell office:value-type="float" office:value="0.764008" calcext:value-type="float">
            <text:p>0,764008</text:p>
          </table:table-cell>
          <table:table-cell table:formula="of:=SQRT(([.C1818]-[.C1817])^2+([.D1818]-[.D1817])^2)" office:value-type="float" office:value="0.00760442535633039" calcext:value-type="float">
            <text:p>0,00760442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16455" calcext:value-type="float">
            <text:p>0,116455</text:p>
          </table:table-cell>
          <table:table-cell office:value-type="float" office:value="0.764008" calcext:value-type="float">
            <text:p>0,764008</text:p>
          </table:table-cell>
          <table:table-cell table:formula="of:=SQRT(([.C1819]-[.C1818])^2+([.D1819]-[.D181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13708" calcext:value-type="float">
            <text:p>0,113708</text:p>
          </table:table-cell>
          <table:table-cell office:value-type="float" office:value="0.756073" calcext:value-type="float">
            <text:p>0,756073</text:p>
          </table:table-cell>
          <table:table-cell table:formula="of:=SQRT(([.C1820]-[.C1819])^2+([.D1820]-[.D1819])^2)" office:value-type="float" office:value="0.00839703721558982" calcext:value-type="float">
            <text:p>0,00839703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10291" calcext:value-type="float">
            <text:p>0,110291</text:p>
          </table:table-cell>
          <table:table-cell office:value-type="float" office:value="0.748077" calcext:value-type="float">
            <text:p>0,748077</text:p>
          </table:table-cell>
          <table:table-cell table:formula="of:=SQRT(([.C1821]-[.C1820])^2+([.D1821]-[.D1820])^2)" office:value-type="float" office:value="0.00869551062330442" calcext:value-type="float">
            <text:p>0,00869551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07056" calcext:value-type="float">
            <text:p>0,107056</text:p>
          </table:table-cell>
          <table:table-cell office:value-type="float" office:value="0.740326" calcext:value-type="float">
            <text:p>0,740326</text:p>
          </table:table-cell>
          <table:table-cell table:formula="of:=SQRT(([.C1822]-[.C1821])^2+([.D1822]-[.D1821])^2)" office:value-type="float" office:value="0.00839900148827234" calcext:value-type="float">
            <text:p>0,00839900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04431" calcext:value-type="float">
            <text:p>0,104431</text:p>
          </table:table-cell>
          <table:table-cell office:value-type="float" office:value="0.7323" calcext:value-type="float">
            <text:p>0,7323</text:p>
          </table:table-cell>
          <table:table-cell table:formula="of:=SQRT(([.C1823]-[.C1822])^2+([.D1823]-[.D1822])^2)" office:value-type="float" office:value="0.00844436504421723" calcext:value-type="float">
            <text:p>0,0084443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02264" calcext:value-type="float">
            <text:p>0,102264</text:p>
          </table:table-cell>
          <table:table-cell office:value-type="float" office:value="0.723846" calcext:value-type="float">
            <text:p>0,723846</text:p>
          </table:table-cell>
          <table:table-cell table:formula="of:=SQRT(([.C1824]-[.C1823])^2+([.D1824]-[.D1823])^2)" office:value-type="float" office:value="0.00872731373333177" calcext:value-type="float">
            <text:p>0,00872731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00098" calcext:value-type="float">
            <text:p>0,100098</text:p>
          </table:table-cell>
          <table:table-cell office:value-type="float" office:value="0.715088" calcext:value-type="float">
            <text:p>0,715088</text:p>
          </table:table-cell>
          <table:table-cell table:formula="of:=SQRT(([.C1825]-[.C1824])^2+([.D1825]-[.D1824])^2)" office:value-type="float" office:value="0.00902186898596963" calcext:value-type="float">
            <text:p>0,0090218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976868" calcext:value-type="float">
            <text:p>0,0976868</text:p>
          </table:table-cell>
          <table:table-cell office:value-type="float" office:value="0.706207" calcext:value-type="float">
            <text:p>0,706207</text:p>
          </table:table-cell>
          <table:table-cell table:formula="of:=SQRT(([.C1826]-[.C1825])^2+([.D1826]-[.D1825])^2)" office:value-type="float" office:value="0.00920250218364552" calcext:value-type="float">
            <text:p>0,00920250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950623" calcext:value-type="float">
            <text:p>0,0950623</text:p>
          </table:table-cell>
          <table:table-cell office:value-type="float" office:value="0.697052" calcext:value-type="float">
            <text:p>0,697052</text:p>
          </table:table-cell>
          <table:table-cell table:formula="of:=SQRT(([.C1827]-[.C1826])^2+([.D1827]-[.D1826])^2)" office:value-type="float" office:value="0.00952376108740651" calcext:value-type="float">
            <text:p>0,00952376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924683" calcext:value-type="float">
            <text:p>0,0924683</text:p>
          </table:table-cell>
          <table:table-cell office:value-type="float" office:value="0.687347" calcext:value-type="float">
            <text:p>0,687347</text:p>
          </table:table-cell>
          <table:table-cell table:formula="of:=SQRT(([.C1828]-[.C1827])^2+([.D1828]-[.D1827])^2)" office:value-type="float" office:value="0.0100456886772387" calcext:value-type="float">
            <text:p>0,01004568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90271" calcext:value-type="float">
            <text:p>0,090271</text:p>
          </table:table-cell>
          <table:table-cell office:value-type="float" office:value="0.677277" calcext:value-type="float">
            <text:p>0,677277</text:p>
          </table:table-cell>
          <table:table-cell table:formula="of:=SQRT(([.C1829]-[.C1828])^2+([.D1829]-[.D1828])^2)" office:value-type="float" office:value="0.0103069407337967" calcext:value-type="float">
            <text:p>0,01030694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81042" calcext:value-type="float">
            <text:p>0,0881042</text:p>
          </table:table-cell>
          <table:table-cell office:value-type="float" office:value="0.667175" calcext:value-type="float">
            <text:p>0,667175</text:p>
          </table:table-cell>
          <table:table-cell table:formula="of:=SQRT(([.C1830]-[.C1829])^2+([.D1830]-[.D1829])^2)" office:value-type="float" office:value="0.0103317678177552" calcext:value-type="float">
            <text:p>0,01033176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81042" calcext:value-type="float">
            <text:p>0,0881042</text:p>
          </table:table-cell>
          <table:table-cell office:value-type="float" office:value="0.667175" calcext:value-type="float">
            <text:p>0,667175</text:p>
          </table:table-cell>
          <table:table-cell table:formula="of:=SQRT(([.C1831]-[.C1830])^2+([.D1831]-[.D183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57239" calcext:value-type="float">
            <text:p>0,0857239</text:p>
          </table:table-cell>
          <table:table-cell office:value-type="float" office:value="0.657013" calcext:value-type="float">
            <text:p>0,657013</text:p>
          </table:table-cell>
          <table:table-cell table:formula="of:=SQRT(([.C1832]-[.C1831])^2+([.D1832]-[.D1831])^2)" office:value-type="float" office:value="0.0104370528450325" calcext:value-type="float">
            <text:p>0,01043705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35876" calcext:value-type="float">
            <text:p>0,0835876</text:p>
          </table:table-cell>
          <table:table-cell office:value-type="float" office:value="0.646942" calcext:value-type="float">
            <text:p>0,646942</text:p>
          </table:table-cell>
          <table:table-cell table:formula="of:=SQRT(([.C1833]-[.C1832])^2+([.D1833]-[.D1832])^2)" office:value-type="float" office:value="0.0102950871142501" calcext:value-type="float">
            <text:p>0,01029508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18176" calcext:value-type="float">
            <text:p>0,0818176</text:p>
          </table:table-cell>
          <table:table-cell office:value-type="float" office:value="0.637299" calcext:value-type="float">
            <text:p>0,637299</text:p>
          </table:table-cell>
          <table:table-cell table:formula="of:=SQRT(([.C1834]-[.C1833])^2+([.D1834]-[.D1833])^2)" office:value-type="float" office:value="0.00980409858171578" calcext:value-type="float">
            <text:p>0,00980409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00781" calcext:value-type="float">
            <text:p>0,0800781</text:p>
          </table:table-cell>
          <table:table-cell office:value-type="float" office:value="0.627655" calcext:value-type="float">
            <text:p>0,627655</text:p>
          </table:table-cell>
          <table:table-cell table:formula="of:=SQRT(([.C1835]-[.C1834])^2+([.D1835]-[.D1834])^2)" office:value-type="float" office:value="0.0097996222503727" calcext:value-type="float">
            <text:p>0,00979962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85828" calcext:value-type="float">
            <text:p>0,0785828</text:p>
          </table:table-cell>
          <table:table-cell office:value-type="float" office:value="0.617798" calcext:value-type="float">
            <text:p>0,617798</text:p>
          </table:table-cell>
          <table:table-cell table:formula="of:=SQRT(([.C1836]-[.C1835])^2+([.D1836]-[.D1835])^2)" office:value-type="float" office:value="0.00996977287053221" calcext:value-type="float">
            <text:p>0,00996977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76062" calcext:value-type="float">
            <text:p>0,0776062</text:p>
          </table:table-cell>
          <table:table-cell office:value-type="float" office:value="0.608337" calcext:value-type="float">
            <text:p>0,608337</text:p>
          </table:table-cell>
          <table:table-cell table:formula="of:=SQRT(([.C1837]-[.C1836])^2+([.D1837]-[.D1836])^2)" office:value-type="float" office:value="0.00951127060702191" calcext:value-type="float">
            <text:p>0,00951127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69958" calcext:value-type="float">
            <text:p>0,0769958</text:p>
          </table:table-cell>
          <table:table-cell office:value-type="float" office:value="0.599701" calcext:value-type="float">
            <text:p>0,599701</text:p>
          </table:table-cell>
          <table:table-cell table:formula="of:=SQRT(([.C1838]-[.C1837])^2+([.D1838]-[.D1837])^2)" office:value-type="float" office:value="0.00865754492682548" calcext:value-type="float">
            <text:p>0,00865754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63245" calcext:value-type="float">
            <text:p>0,0763245</text:p>
          </table:table-cell>
          <table:table-cell office:value-type="float" office:value="0.591095" calcext:value-type="float">
            <text:p>0,591095</text:p>
          </table:table-cell>
          <table:table-cell table:formula="of:=SQRT(([.C1839]-[.C1838])^2+([.D1839]-[.D1838])^2)" office:value-type="float" office:value="0.0086321422422247" calcext:value-type="float">
            <text:p>0,00863214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5592" calcext:value-type="float">
            <text:p>0,075592</text:p>
          </table:table-cell>
          <table:table-cell office:value-type="float" office:value="0.582062" calcext:value-type="float">
            <text:p>0,582062</text:p>
          </table:table-cell>
          <table:table-cell table:formula="of:=SQRT(([.C1840]-[.C1839])^2+([.D1840]-[.D1839])^2)" office:value-type="float" office:value="0.00906265111598142" calcext:value-type="float">
            <text:p>0,00906265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50427" calcext:value-type="float">
            <text:p>0,0750427</text:p>
          </table:table-cell>
          <table:table-cell office:value-type="float" office:value="0.57312" calcext:value-type="float">
            <text:p>0,57312</text:p>
          </table:table-cell>
          <table:table-cell table:formula="of:=SQRT(([.C1841]-[.C1840])^2+([.D1841]-[.D1840])^2)" office:value-type="float" office:value="0.00895885564623061" calcext:value-type="float">
            <text:p>0,00895885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44934" calcext:value-type="float">
            <text:p>0,0744934</text:p>
          </table:table-cell>
          <table:table-cell office:value-type="float" office:value="0.564484" calcext:value-type="float">
            <text:p>0,564484</text:p>
          </table:table-cell>
          <table:table-cell table:formula="of:=SQRT(([.C1842]-[.C1841])^2+([.D1842]-[.D1841])^2)" office:value-type="float" office:value="0.00865345170957818" calcext:value-type="float">
            <text:p>0,00865345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43103" calcext:value-type="float">
            <text:p>0,0743103</text:p>
          </table:table-cell>
          <table:table-cell office:value-type="float" office:value="0.555939" calcext:value-type="float">
            <text:p>0,555939</text:p>
          </table:table-cell>
          <table:table-cell table:formula="of:=SQRT(([.C1843]-[.C1842])^2+([.D1843]-[.D1842])^2)" office:value-type="float" office:value="0.00854696148405973" calcext:value-type="float">
            <text:p>0,00854696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4646" calcext:value-type="float">
            <text:p>0,074646</text:p>
          </table:table-cell>
          <table:table-cell office:value-type="float" office:value="0.547455" calcext:value-type="float">
            <text:p>0,547455</text:p>
          </table:table-cell>
          <table:table-cell table:formula="of:=SQRT(([.C1844]-[.C1843])^2+([.D1844]-[.D1843])^2)" office:value-type="float" office:value="0.00849063899185444" calcext:value-type="float">
            <text:p>0,0084906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50122" calcext:value-type="float">
            <text:p>0,0750122</text:p>
          </table:table-cell>
          <table:table-cell office:value-type="float" office:value="0.539093" calcext:value-type="float">
            <text:p>0,539093</text:p>
          </table:table-cell>
          <table:table-cell table:formula="of:=SQRT(([.C1845]-[.C1844])^2+([.D1845]-[.D1844])^2)" office:value-type="float" office:value="0.008370014721612" calcext:value-type="float">
            <text:p>0,00837001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53479" calcext:value-type="float">
            <text:p>0,0753479</text:p>
          </table:table-cell>
          <table:table-cell office:value-type="float" office:value="0.530792" calcext:value-type="float">
            <text:p>0,530792</text:p>
          </table:table-cell>
          <table:table-cell table:formula="of:=SQRT(([.C1846]-[.C1845])^2+([.D1846]-[.D1845])^2)" office:value-type="float" office:value="0.00830778523374311" calcext:value-type="float">
            <text:p>0,00830778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58362" calcext:value-type="float">
            <text:p>0,0758362</text:p>
          </table:table-cell>
          <table:table-cell office:value-type="float" office:value="0.521973" calcext:value-type="float">
            <text:p>0,521973</text:p>
          </table:table-cell>
          <table:table-cell table:formula="of:=SQRT(([.C1847]-[.C1846])^2+([.D1847]-[.D1846])^2)" office:value-type="float" office:value="0.00883250801811119" calcext:value-type="float">
            <text:p>0,0088325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6355" calcext:value-type="float">
            <text:p>0,076355</text:p>
          </table:table-cell>
          <table:table-cell office:value-type="float" office:value="0.512848" calcext:value-type="float">
            <text:p>0,512848</text:p>
          </table:table-cell>
          <table:table-cell table:formula="of:=SQRT(([.C1848]-[.C1847])^2+([.D1848]-[.D1847])^2)" office:value-type="float" office:value="0.00913973623470617" calcext:value-type="float">
            <text:p>0,00913973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68738" calcext:value-type="float">
            <text:p>0,0768738</text:p>
          </table:table-cell>
          <table:table-cell office:value-type="float" office:value="0.503723" calcext:value-type="float">
            <text:p>0,503723</text:p>
          </table:table-cell>
          <table:table-cell table:formula="of:=SQRT(([.C1849]-[.C1848])^2+([.D1849]-[.D1848])^2)" office:value-type="float" office:value="0.00913973623470606" calcext:value-type="float">
            <text:p>0,00913973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72705" calcext:value-type="float">
            <text:p>0,0772705</text:p>
          </table:table-cell>
          <table:table-cell office:value-type="float" office:value="0.494263" calcext:value-type="float">
            <text:p>0,494263</text:p>
          </table:table-cell>
          <table:table-cell table:formula="of:=SQRT(([.C1850]-[.C1849])^2+([.D1850]-[.D1849])^2)" office:value-type="float" office:value="0.00946831404686185" calcext:value-type="float">
            <text:p>0,0094683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75146" calcext:value-type="float">
            <text:p>0,0775146</text:p>
          </table:table-cell>
          <table:table-cell office:value-type="float" office:value="0.484467" calcext:value-type="float">
            <text:p>0,484467</text:p>
          </table:table-cell>
          <table:table-cell table:formula="of:=SQRT(([.C1851]-[.C1850])^2+([.D1851]-[.D1850])^2)" office:value-type="float" office:value="0.00979904081071201" calcext:value-type="float">
            <text:p>0,00979904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77283" calcext:value-type="float">
            <text:p>0,0777283</text:p>
          </table:table-cell>
          <table:table-cell office:value-type="float" office:value="0.474945" calcext:value-type="float">
            <text:p>0,474945</text:p>
          </table:table-cell>
          <table:table-cell table:formula="of:=SQRT(([.C1852]-[.C1851])^2+([.D1852]-[.D1851])^2)" office:value-type="float" office:value="0.00952439770746684" calcext:value-type="float">
            <text:p>0,00952439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79419" calcext:value-type="float">
            <text:p>0,0779419</text:p>
          </table:table-cell>
          <table:table-cell office:value-type="float" office:value="0.466034" calcext:value-type="float">
            <text:p>0,466034</text:p>
          </table:table-cell>
          <table:table-cell table:formula="of:=SQRT(([.C1853]-[.C1852])^2+([.D1853]-[.D1852])^2)" office:value-type="float" office:value="0.00891355966828068" calcext:value-type="float">
            <text:p>0,00891355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80945" calcext:value-type="float">
            <text:p>0,0780945</text:p>
          </table:table-cell>
          <table:table-cell office:value-type="float" office:value="0.457397" calcext:value-type="float">
            <text:p>0,457397</text:p>
          </table:table-cell>
          <table:table-cell table:formula="of:=SQRT(([.C1854]-[.C1853])^2+([.D1854]-[.D1853])^2)" office:value-type="float" office:value="0.00863834797632048" calcext:value-type="float">
            <text:p>0,0086383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82776" calcext:value-type="float">
            <text:p>0,0782776</text:p>
          </table:table-cell>
          <table:table-cell office:value-type="float" office:value="0.448853" calcext:value-type="float">
            <text:p>0,448853</text:p>
          </table:table-cell>
          <table:table-cell table:formula="of:=SQRT(([.C1855]-[.C1854])^2+([.D1855]-[.D1854])^2)" office:value-type="float" office:value="0.00854596171358145" calcext:value-type="float">
            <text:p>0,00854596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86743" calcext:value-type="float">
            <text:p>0,0786743</text:p>
          </table:table-cell>
          <table:table-cell office:value-type="float" office:value="0.440735" calcext:value-type="float">
            <text:p>0,440735</text:p>
          </table:table-cell>
          <table:table-cell table:formula="of:=SQRT(([.C1856]-[.C1855])^2+([.D1856]-[.D1855])^2)" office:value-type="float" office:value="0.00812768693356235" calcext:value-type="float">
            <text:p>0,00812768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92236" calcext:value-type="float">
            <text:p>0,0792236</text:p>
          </table:table-cell>
          <table:table-cell office:value-type="float" office:value="0.433136" calcext:value-type="float">
            <text:p>0,433136</text:p>
          </table:table-cell>
          <table:table-cell table:formula="of:=SQRT(([.C1857]-[.C1856])^2+([.D1857]-[.D1856])^2)" office:value-type="float" office:value="0.00761882743537353" calcext:value-type="float">
            <text:p>0,00761882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97119" calcext:value-type="float">
            <text:p>0,0797119</text:p>
          </table:table-cell>
          <table:table-cell office:value-type="float" office:value="0.425415" calcext:value-type="float">
            <text:p>0,425415</text:p>
          </table:table-cell>
          <table:table-cell table:formula="of:=SQRT(([.C1858]-[.C1857])^2+([.D1858]-[.D1857])^2)" office:value-type="float" office:value="0.00773642539484481" calcext:value-type="float">
            <text:p>0,00773642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00171" calcext:value-type="float">
            <text:p>0,0800171</text:p>
          </table:table-cell>
          <table:table-cell office:value-type="float" office:value="0.41745" calcext:value-type="float">
            <text:p>0,41745</text:p>
          </table:table-cell>
          <table:table-cell table:formula="of:=SQRT(([.C1859]-[.C1858])^2+([.D1859]-[.D1858])^2)" office:value-type="float" office:value="0.00797084512708653" calcext:value-type="float">
            <text:p>0,00797084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9895" calcext:value-type="float">
            <text:p>0,079895</text:p>
          </table:table-cell>
          <table:table-cell office:value-type="float" office:value="0.410187" calcext:value-type="float">
            <text:p>0,410187</text:p>
          </table:table-cell>
          <table:table-cell table:formula="of:=SQRT(([.C1860]-[.C1859])^2+([.D1860]-[.D1859])^2)" office:value-type="float" office:value="0.00726402625339426" calcext:value-type="float">
            <text:p>0,00726402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92236" calcext:value-type="float">
            <text:p>0,0792236</text:p>
          </table:table-cell>
          <table:table-cell office:value-type="float" office:value="0.403351" calcext:value-type="float">
            <text:p>0,403351</text:p>
          </table:table-cell>
          <table:table-cell table:formula="of:=SQRT(([.C1861]-[.C1860])^2+([.D1861]-[.D1860])^2)" office:value-type="float" office:value="0.00686889175631704" calcext:value-type="float">
            <text:p>0,00686889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82776" calcext:value-type="float">
            <text:p>0,0782776</text:p>
          </table:table-cell>
          <table:table-cell office:value-type="float" office:value="0.395874" calcext:value-type="float">
            <text:p>0,395874</text:p>
          </table:table-cell>
          <table:table-cell table:formula="of:=SQRT(([.C1862]-[.C1861])^2+([.D1862]-[.D1861])^2)" office:value-type="float" office:value="0.00753660699519348" calcext:value-type="float">
            <text:p>0,0075366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79724" calcext:value-type="float">
            <text:p>0,0779724</text:p>
          </table:table-cell>
          <table:table-cell office:value-type="float" office:value="0.387817" calcext:value-type="float">
            <text:p>0,387817</text:p>
          </table:table-cell>
          <table:table-cell table:formula="of:=SQRT(([.C1863]-[.C1862])^2+([.D1863]-[.D1862])^2)" office:value-type="float" office:value="0.00806277843178148" calcext:value-type="float">
            <text:p>0,00806277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82776" calcext:value-type="float">
            <text:p>0,0782776</text:p>
          </table:table-cell>
          <table:table-cell office:value-type="float" office:value="0.379395" calcext:value-type="float">
            <text:p>0,379395</text:p>
          </table:table-cell>
          <table:table-cell table:formula="of:=SQRT(([.C1864]-[.C1863])^2+([.D1864]-[.D1863])^2)" office:value-type="float" office:value="0.0084275281690422" calcext:value-type="float">
            <text:p>0,00842752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87354" calcext:value-type="float">
            <text:p>0,0787354</text:p>
          </table:table-cell>
          <table:table-cell office:value-type="float" office:value="0.370544" calcext:value-type="float">
            <text:p>0,370544</text:p>
          </table:table-cell>
          <table:table-cell table:formula="of:=SQRT(([.C1865]-[.C1864])^2+([.D1865]-[.D1864])^2)" office:value-type="float" office:value="0.00886283147983758" calcext:value-type="float">
            <text:p>0,00886283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793457" calcext:value-type="float">
            <text:p>0,0793457</text:p>
          </table:table-cell>
          <table:table-cell office:value-type="float" office:value="0.361328" calcext:value-type="float">
            <text:p>0,361328</text:p>
          </table:table-cell>
          <table:table-cell table:formula="of:=SQRT(([.C1866]-[.C1865])^2+([.D1866]-[.D1865])^2)" office:value-type="float" office:value="0.00923618547291034" calcext:value-type="float">
            <text:p>0,00923618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00781" calcext:value-type="float">
            <text:p>0,0800781</text:p>
          </table:table-cell>
          <table:table-cell office:value-type="float" office:value="0.35199" calcext:value-type="float">
            <text:p>0,35199</text:p>
          </table:table-cell>
          <table:table-cell table:formula="of:=SQRT(([.C1867]-[.C1866])^2+([.D1867]-[.D1866])^2)" office:value-type="float" office:value="0.00936667784008819" calcext:value-type="float">
            <text:p>0,00936667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09326" calcext:value-type="float">
            <text:p>0,0809326</text:p>
          </table:table-cell>
          <table:table-cell office:value-type="float" office:value="0.342438" calcext:value-type="float">
            <text:p>0,342438</text:p>
          </table:table-cell>
          <table:table-cell table:formula="of:=SQRT(([.C1868]-[.C1867])^2+([.D1868]-[.D1867])^2)" office:value-type="float" office:value="0.00959014464176642" calcext:value-type="float">
            <text:p>0,00959014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20312" calcext:value-type="float">
            <text:p>0,0820312</text:p>
          </table:table-cell>
          <table:table-cell office:value-type="float" office:value="0.332733" calcext:value-type="float">
            <text:p>0,332733</text:p>
          </table:table-cell>
          <table:table-cell table:formula="of:=SQRT(([.C1869]-[.C1868])^2+([.D1869]-[.D1868])^2)" office:value-type="float" office:value="0.00976698249000168" calcext:value-type="float">
            <text:p>0,00976698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33435" calcext:value-type="float">
            <text:p>0,0833435</text:p>
          </table:table-cell>
          <table:table-cell office:value-type="float" office:value="0.322906" calcext:value-type="float">
            <text:p>0,322906</text:p>
          </table:table-cell>
          <table:table-cell table:formula="of:=SQRT(([.C1870]-[.C1869])^2+([.D1870]-[.D1869])^2)" office:value-type="float" office:value="0.00991423523475213" calcext:value-type="float">
            <text:p>0,00991423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33435" calcext:value-type="float">
            <text:p>0,0833435</text:p>
          </table:table-cell>
          <table:table-cell office:value-type="float" office:value="0.322906" calcext:value-type="float">
            <text:p>0,322906</text:p>
          </table:table-cell>
          <table:table-cell table:formula="of:=SQRT(([.C1871]-[.C1870])^2+([.D1871]-[.D187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49609" calcext:value-type="float">
            <text:p>0,0849609</text:p>
          </table:table-cell>
          <table:table-cell office:value-type="float" office:value="0.313019" calcext:value-type="float">
            <text:p>0,313019</text:p>
          </table:table-cell>
          <table:table-cell table:formula="of:=SQRT(([.C1872]-[.C1871])^2+([.D1872]-[.D1871])^2)" office:value-type="float" office:value="0.0100184206220342" calcext:value-type="float">
            <text:p>0,01001842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68225" calcext:value-type="float">
            <text:p>0,0868225</text:p>
          </table:table-cell>
          <table:table-cell office:value-type="float" office:value="0.303284" calcext:value-type="float">
            <text:p>0,303284</text:p>
          </table:table-cell>
          <table:table-cell table:formula="of:=SQRT(([.C1873]-[.C1872])^2+([.D1873]-[.D1872])^2)" office:value-type="float" office:value="0.00991139644853337" calcext:value-type="float">
            <text:p>0,00991139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887756" calcext:value-type="float">
            <text:p>0,0887756</text:p>
          </table:table-cell>
          <table:table-cell office:value-type="float" office:value="0.293762" calcext:value-type="float">
            <text:p>0,293762</text:p>
          </table:table-cell>
          <table:table-cell table:formula="of:=SQRT(([.C1874]-[.C1873])^2+([.D1874]-[.D1873])^2)" office:value-type="float" office:value="0.00972024092345455" calcext:value-type="float">
            <text:p>0,00972024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907898" calcext:value-type="float">
            <text:p>0,0907898</text:p>
          </table:table-cell>
          <table:table-cell office:value-type="float" office:value="0.284424" calcext:value-type="float">
            <text:p>0,284424</text:p>
          </table:table-cell>
          <table:table-cell table:formula="of:=SQRT(([.C1875]-[.C1874])^2+([.D1875]-[.D1874])^2)" office:value-type="float" office:value="0.00955276115267199" calcext:value-type="float">
            <text:p>0,00955276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930176" calcext:value-type="float">
            <text:p>0,0930176</text:p>
          </table:table-cell>
          <table:table-cell office:value-type="float" office:value="0.275299" calcext:value-type="float">
            <text:p>0,275299</text:p>
          </table:table-cell>
          <table:table-cell table:formula="of:=SQRT(([.C1876]-[.C1875])^2+([.D1876]-[.D1875])^2)" office:value-type="float" office:value="0.00939301431064602" calcext:value-type="float">
            <text:p>0,00939301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957336" calcext:value-type="float">
            <text:p>0,0957336</text:p>
          </table:table-cell>
          <table:table-cell office:value-type="float" office:value="0.266571" calcext:value-type="float">
            <text:p>0,266571</text:p>
          </table:table-cell>
          <table:table-cell table:formula="of:=SQRT(([.C1877]-[.C1876])^2+([.D1877]-[.D1876])^2)" office:value-type="float" office:value="0.00914082272008375" calcext:value-type="float">
            <text:p>0,00914082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0986023" calcext:value-type="float">
            <text:p>0,0986023</text:p>
          </table:table-cell>
          <table:table-cell office:value-type="float" office:value="0.258118" calcext:value-type="float">
            <text:p>0,258118</text:p>
          </table:table-cell>
          <table:table-cell table:formula="of:=SQRT(([.C1878]-[.C1877])^2+([.D1878]-[.D1877])^2)" office:value-type="float" office:value="0.0089265138038318" calcext:value-type="float">
            <text:p>0,00892651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01288" calcext:value-type="float">
            <text:p>0,101288</text:p>
          </table:table-cell>
          <table:table-cell office:value-type="float" office:value="0.249695" calcext:value-type="float">
            <text:p>0,249695</text:p>
          </table:table-cell>
          <table:table-cell table:formula="of:=SQRT(([.C1879]-[.C1878])^2+([.D1879]-[.D1878])^2)" office:value-type="float" office:value="0.00884080954947002" calcext:value-type="float">
            <text:p>0,00884080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04034" calcext:value-type="float">
            <text:p>0,104034</text:p>
          </table:table-cell>
          <table:table-cell office:value-type="float" office:value="0.241394" calcext:value-type="float">
            <text:p>0,241394</text:p>
          </table:table-cell>
          <table:table-cell table:formula="of:=SQRT(([.C1880]-[.C1879])^2+([.D1880]-[.D1879])^2)" office:value-type="float" office:value="0.00874340419973823" calcext:value-type="float">
            <text:p>0,00874340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06995" calcext:value-type="float">
            <text:p>0,106995</text:p>
          </table:table-cell>
          <table:table-cell office:value-type="float" office:value="0.233154" calcext:value-type="float">
            <text:p>0,233154</text:p>
          </table:table-cell>
          <table:table-cell table:formula="of:=SQRT(([.C1881]-[.C1880])^2+([.D1881]-[.D1880])^2)" office:value-type="float" office:value="0.00875586209347771" calcext:value-type="float">
            <text:p>0,00875586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09985" calcext:value-type="float">
            <text:p>0,109985</text:p>
          </table:table-cell>
          <table:table-cell office:value-type="float" office:value="0.224731" calcext:value-type="float">
            <text:p>0,224731</text:p>
          </table:table-cell>
          <table:table-cell table:formula="of:=SQRT(([.C1882]-[.C1881])^2+([.D1882]-[.D1881])^2)" office:value-type="float" office:value="0.00893795440802873" calcext:value-type="float">
            <text:p>0,00893795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1322" calcext:value-type="float">
            <text:p>0,11322</text:p>
          </table:table-cell>
          <table:table-cell office:value-type="float" office:value="0.216248" calcext:value-type="float">
            <text:p>0,216248</text:p>
          </table:table-cell>
          <table:table-cell table:formula="of:=SQRT(([.C1883]-[.C1882])^2+([.D1883]-[.D1882])^2)" office:value-type="float" office:value="0.00907890488990825" calcext:value-type="float">
            <text:p>0,00907890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16943" calcext:value-type="float">
            <text:p>0,116943</text:p>
          </table:table-cell>
          <table:table-cell office:value-type="float" office:value="0.208191" calcext:value-type="float">
            <text:p>0,208191</text:p>
          </table:table-cell>
          <table:table-cell table:formula="of:=SQRT(([.C1884]-[.C1883])^2+([.D1884]-[.D1883])^2)" office:value-type="float" office:value="0.00887558324844063" calcext:value-type="float">
            <text:p>0,00887558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21063" calcext:value-type="float">
            <text:p>0,121063</text:p>
          </table:table-cell>
          <table:table-cell office:value-type="float" office:value="0.2005" calcext:value-type="float">
            <text:p>0,2005</text:p>
          </table:table-cell>
          <table:table-cell table:formula="of:=SQRT(([.C1885]-[.C1884])^2+([.D1885]-[.D1884])^2)" office:value-type="float" office:value="0.00872501467047475" calcext:value-type="float">
            <text:p>0,00872501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25336" calcext:value-type="float">
            <text:p>0,125336</text:p>
          </table:table-cell>
          <table:table-cell office:value-type="float" office:value="0.19278" calcext:value-type="float">
            <text:p>0,19278</text:p>
          </table:table-cell>
          <table:table-cell table:formula="of:=SQRT(([.C1886]-[.C1885])^2+([.D1886]-[.D1885])^2)" office:value-type="float" office:value="0.00882365734828819" calcext:value-type="float">
            <text:p>0,00882365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29547" calcext:value-type="float">
            <text:p>0,129547</text:p>
          </table:table-cell>
          <table:table-cell office:value-type="float" office:value="0.184845" calcext:value-type="float">
            <text:p>0,184845</text:p>
          </table:table-cell>
          <table:table-cell table:formula="of:=SQRT(([.C1887]-[.C1886])^2+([.D1887]-[.D1886])^2)" office:value-type="float" office:value="0.0089831367572803" calcext:value-type="float">
            <text:p>0,00898313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4827" calcext:value-type="float">
            <text:p>0,134827</text:p>
          </table:table-cell>
          <table:table-cell office:value-type="float" office:value="0.176331" calcext:value-type="float">
            <text:p>0,176331</text:p>
          </table:table-cell>
          <table:table-cell table:formula="of:=SQRT(([.C1888]-[.C1887])^2+([.D1888]-[.D1887])^2)" office:value-type="float" office:value="0.0100183130316436" calcext:value-type="float">
            <text:p>0,0100183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4827" calcext:value-type="float">
            <text:p>0,134827</text:p>
          </table:table-cell>
          <table:table-cell office:value-type="float" office:value="0.176331" calcext:value-type="float">
            <text:p>0,176331</text:p>
          </table:table-cell>
          <table:table-cell table:formula="of:=SQRT(([.C1889]-[.C1888])^2+([.D1889]-[.D188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2548" calcext:value-type="float">
            <text:p>0,142548</text:p>
          </table:table-cell>
          <table:table-cell office:value-type="float" office:value="0.166809" calcext:value-type="float">
            <text:p>0,166809</text:p>
          </table:table-cell>
          <table:table-cell table:formula="of:=SQRT(([.C1890]-[.C1889])^2+([.D1890]-[.D1889])^2)" office:value-type="float" office:value="0.0122589691654723" calcext:value-type="float">
            <text:p>0,01225896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9628" calcext:value-type="float">
            <text:p>0,149628</text:p>
          </table:table-cell>
          <table:table-cell office:value-type="float" office:value="0.158051" calcext:value-type="float">
            <text:p>0,158051</text:p>
          </table:table-cell>
          <table:table-cell table:formula="of:=SQRT(([.C1891]-[.C1890])^2+([.D1891]-[.D1890])^2)" office:value-type="float" office:value="0.0112618366175327" calcext:value-type="float">
            <text:p>0,01126183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4694" calcext:value-type="float">
            <text:p>0,154694</text:p>
          </table:table-cell>
          <table:table-cell office:value-type="float" office:value="0.151581" calcext:value-type="float">
            <text:p>0,151581</text:p>
          </table:table-cell>
          <table:table-cell table:formula="of:=SQRT(([.C1892]-[.C1891])^2+([.D1892]-[.D1891])^2)" office:value-type="float" office:value="0.00821737525004184" calcext:value-type="float">
            <text:p>0,00821737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9515" calcext:value-type="float">
            <text:p>0,159515</text:p>
          </table:table-cell>
          <table:table-cell office:value-type="float" office:value="0.146179" calcext:value-type="float">
            <text:p>0,146179</text:p>
          </table:table-cell>
          <table:table-cell table:formula="of:=SQRT(([.C1893]-[.C1892])^2+([.D1893]-[.D1892])^2)" office:value-type="float" office:value="0.00724041746034024" calcext:value-type="float">
            <text:p>0,00724041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64307" calcext:value-type="float">
            <text:p>0,164307</text:p>
          </table:table-cell>
          <table:table-cell office:value-type="float" office:value="0.140656" calcext:value-type="float">
            <text:p>0,140656</text:p>
          </table:table-cell>
          <table:table-cell table:formula="of:=SQRT(([.C1894]-[.C1893])^2+([.D1894]-[.D1893])^2)" office:value-type="float" office:value="0.0073120990830267" calcext:value-type="float">
            <text:p>0,00731209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69037" calcext:value-type="float">
            <text:p>0,169037</text:p>
          </table:table-cell>
          <table:table-cell office:value-type="float" office:value="0.135651" calcext:value-type="float">
            <text:p>0,135651</text:p>
          </table:table-cell>
          <table:table-cell table:formula="of:=SQRT(([.C1895]-[.C1894])^2+([.D1895]-[.D1894])^2)" office:value-type="float" office:value="0.00688643049772523" calcext:value-type="float">
            <text:p>0,00688643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73676" calcext:value-type="float">
            <text:p>0,173676</text:p>
          </table:table-cell>
          <table:table-cell office:value-type="float" office:value="0.132263" calcext:value-type="float">
            <text:p>0,132263</text:p>
          </table:table-cell>
          <table:table-cell table:formula="of:=SQRT(([.C1896]-[.C1895])^2+([.D1896]-[.D1895])^2)" office:value-type="float" office:value="0.00574446385661883" calcext:value-type="float">
            <text:p>0,00574446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78253" calcext:value-type="float">
            <text:p>0,178253</text:p>
          </table:table-cell>
          <table:table-cell office:value-type="float" office:value="0.130402" calcext:value-type="float">
            <text:p>0,130402</text:p>
          </table:table-cell>
          <table:table-cell table:formula="of:=SQRT(([.C1897]-[.C1896])^2+([.D1897]-[.D1896])^2)" office:value-type="float" office:value="0.00494087542850455" calcext:value-type="float">
            <text:p>0,00494087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82434" calcext:value-type="float">
            <text:p>0,182434</text:p>
          </table:table-cell>
          <table:table-cell office:value-type="float" office:value="0.128723" calcext:value-type="float">
            <text:p>0,128723</text:p>
          </table:table-cell>
          <table:table-cell table:formula="of:=SQRT(([.C1898]-[.C1897])^2+([.D1898]-[.D1897])^2)" office:value-type="float" office:value="0.00450553015748423" calcext:value-type="float">
            <text:p>0,00450553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86279" calcext:value-type="float">
            <text:p>0,186279</text:p>
          </table:table-cell>
          <table:table-cell office:value-type="float" office:value="0.126526" calcext:value-type="float">
            <text:p>0,126526</text:p>
          </table:table-cell>
          <table:table-cell table:formula="of:=SQRT(([.C1899]-[.C1898])^2+([.D1899]-[.D1898])^2)" office:value-type="float" office:value="0.00442841213077556" calcext:value-type="float">
            <text:p>0,00442841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89941" calcext:value-type="float">
            <text:p>0,189941</text:p>
          </table:table-cell>
          <table:table-cell office:value-type="float" office:value="0.125214" calcext:value-type="float">
            <text:p>0,125214</text:p>
          </table:table-cell>
          <table:table-cell table:formula="of:=SQRT(([.C1900]-[.C1899])^2+([.D1900]-[.D1899])^2)" office:value-type="float" office:value="0.00388993418967468" calcext:value-type="float">
            <text:p>0,00388993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93695" calcext:value-type="float">
            <text:p>0,193695</text:p>
          </table:table-cell>
          <table:table-cell office:value-type="float" office:value="0.125092" calcext:value-type="float">
            <text:p>0,125092</text:p>
          </table:table-cell>
          <table:table-cell table:formula="of:=SQRT(([.C1901]-[.C1900])^2+([.D1901]-[.D1900])^2)" office:value-type="float" office:value="0.00375598189559" calcext:value-type="float">
            <text:p>0,00375598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97296" calcext:value-type="float">
            <text:p>0,197296</text:p>
          </table:table-cell>
          <table:table-cell office:value-type="float" office:value="0.125549" calcext:value-type="float">
            <text:p>0,125549</text:p>
          </table:table-cell>
          <table:table-cell table:formula="of:=SQRT(([.C1902]-[.C1901])^2+([.D1902]-[.D1901])^2)" office:value-type="float" office:value="0.00362988291822204" calcext:value-type="float">
            <text:p>0,00362988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99829" calcext:value-type="float">
            <text:p>0,199829</text:p>
          </table:table-cell>
          <table:table-cell office:value-type="float" office:value="0.130432" calcext:value-type="float">
            <text:p>0,130432</text:p>
          </table:table-cell>
          <table:table-cell table:formula="of:=SQRT(([.C1903]-[.C1902])^2+([.D1903]-[.D1902])^2)" office:value-type="float" office:value="0.00550088883726984" calcext:value-type="float">
            <text:p>0,00550088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200317" calcext:value-type="float">
            <text:p>0,200317</text:p>
          </table:table-cell>
          <table:table-cell office:value-type="float" office:value="0.141205" calcext:value-type="float">
            <text:p>0,141205</text:p>
          </table:table-cell>
          <table:table-cell table:formula="of:=SQRT(([.C1904]-[.C1903])^2+([.D1904]-[.D1903])^2)" office:value-type="float" office:value="0.0107840471530868" calcext:value-type="float">
            <text:p>0,01078404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200195" calcext:value-type="float">
            <text:p>0,200195</text:p>
          </table:table-cell>
          <table:table-cell office:value-type="float" office:value="0.14624" calcext:value-type="float">
            <text:p>0,14624</text:p>
          </table:table-cell>
          <table:table-cell table:formula="of:=SQRT(([.C1905]-[.C1904])^2+([.D1905]-[.D1904])^2)" office:value-type="float" office:value="0.00503647783674267" calcext:value-type="float">
            <text:p>0,00503647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200653" calcext:value-type="float">
            <text:p>0,200653</text:p>
          </table:table-cell>
          <table:table-cell office:value-type="float" office:value="0.144623" calcext:value-type="float">
            <text:p>0,144623</text:p>
          </table:table-cell>
          <table:table-cell table:formula="of:=SQRT(([.C1906]-[.C1905])^2+([.D1906]-[.D1905])^2)" office:value-type="float" office:value="0.0016806109008334" calcext:value-type="float">
            <text:p>0,00168061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200653" calcext:value-type="float">
            <text:p>0,200653</text:p>
          </table:table-cell>
          <table:table-cell office:value-type="float" office:value="0.144623" calcext:value-type="float">
            <text:p>0,144623</text:p>
          </table:table-cell>
          <table:table-cell table:formula="of:=SQRT(([.C1907]-[.C1906])^2+([.D1907]-[.D190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201111" calcext:value-type="float">
            <text:p>0,201111</text:p>
          </table:table-cell>
          <table:table-cell office:value-type="float" office:value="0.154572" calcext:value-type="float">
            <text:p>0,154572</text:p>
          </table:table-cell>
          <table:table-cell table:formula="of:=SQRT(([.C1908]-[.C1907])^2+([.D1908]-[.D1907])^2)" office:value-type="float" office:value="0.0099595363847922" calcext:value-type="float">
            <text:p>0,00995953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201111" calcext:value-type="float">
            <text:p>0,201111</text:p>
          </table:table-cell>
          <table:table-cell office:value-type="float" office:value="0.154572" calcext:value-type="float">
            <text:p>0,154572</text:p>
          </table:table-cell>
          <table:table-cell table:formula="of:=SQRT(([.C1909]-[.C1908])^2+([.D1909]-[.D190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201324" calcext:value-type="float">
            <text:p>0,201324</text:p>
          </table:table-cell>
          <table:table-cell office:value-type="float" office:value="0.156158" calcext:value-type="float">
            <text:p>0,156158</text:p>
          </table:table-cell>
          <table:table-cell table:formula="of:=SQRT(([.C1910]-[.C1909])^2+([.D1910]-[.D1909])^2)" office:value-type="float" office:value="0.00160023904464302" calcext:value-type="float">
            <text:p>0,0016002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201202" calcext:value-type="float">
            <text:p>0,201202</text:p>
          </table:table-cell>
          <table:table-cell office:value-type="float" office:value="0.157288" calcext:value-type="float">
            <text:p>0,157288</text:p>
          </table:table-cell>
          <table:table-cell table:formula="of:=SQRT(([.C1911]-[.C1910])^2+([.D1911]-[.D1910])^2)" office:value-type="float" office:value="0.00113656676002775" calcext:value-type="float">
            <text:p>0,00113656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201019" calcext:value-type="float">
            <text:p>0,201019</text:p>
          </table:table-cell>
          <table:table-cell office:value-type="float" office:value="0.161011" calcext:value-type="float">
            <text:p>0,161011</text:p>
          </table:table-cell>
          <table:table-cell table:formula="of:=SQRT(([.C1912]-[.C1911])^2+([.D1912]-[.D1911])^2)" office:value-type="float" office:value="0.00372749486921176" calcext:value-type="float">
            <text:p>0,00372749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99066" calcext:value-type="float">
            <text:p>0,199066</text:p>
          </table:table-cell>
          <table:table-cell office:value-type="float" office:value="0.161774" calcext:value-type="float">
            <text:p>0,161774</text:p>
          </table:table-cell>
          <table:table-cell table:formula="of:=SQRT(([.C1913]-[.C1912])^2+([.D1913]-[.D1912])^2)" office:value-type="float" office:value="0.00209675415821695" calcext:value-type="float">
            <text:p>0,00209675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96472" calcext:value-type="float">
            <text:p>0,196472</text:p>
          </table:table-cell>
          <table:table-cell office:value-type="float" office:value="0.161377" calcext:value-type="float">
            <text:p>0,161377</text:p>
          </table:table-cell>
          <table:table-cell table:formula="of:=SQRT(([.C1914]-[.C1913])^2+([.D1914]-[.D1913])^2)" office:value-type="float" office:value="0.00262420368874066" calcext:value-type="float">
            <text:p>0,00262420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93665" calcext:value-type="float">
            <text:p>0,193665</text:p>
          </table:table-cell>
          <table:table-cell office:value-type="float" office:value="0.160828" calcext:value-type="float">
            <text:p>0,160828</text:p>
          </table:table-cell>
          <table:table-cell table:formula="of:=SQRT(([.C1915]-[.C1914])^2+([.D1915]-[.D1914])^2)" office:value-type="float" office:value="0.0028601835605429" calcext:value-type="float">
            <text:p>0,00286018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90735" calcext:value-type="float">
            <text:p>0,190735</text:p>
          </table:table-cell>
          <table:table-cell office:value-type="float" office:value="0.160797" calcext:value-type="float">
            <text:p>0,160797</text:p>
          </table:table-cell>
          <table:table-cell table:formula="of:=SQRT(([.C1916]-[.C1915])^2+([.D1916]-[.D1915])^2)" office:value-type="float" office:value="0.00293016398858495" calcext:value-type="float">
            <text:p>0,0029301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87286" calcext:value-type="float">
            <text:p>0,187286</text:p>
          </table:table-cell>
          <table:table-cell office:value-type="float" office:value="0.16153" calcext:value-type="float">
            <text:p>0,16153</text:p>
          </table:table-cell>
          <table:table-cell table:formula="of:=SQRT(([.C1917]-[.C1916])^2+([.D1917]-[.D1916])^2)" office:value-type="float" office:value="0.00352603034587056" calcext:value-type="float">
            <text:p>0,00352603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8335" calcext:value-type="float">
            <text:p>0,18335</text:p>
          </table:table-cell>
          <table:table-cell office:value-type="float" office:value="0.161713" calcext:value-type="float">
            <text:p>0,161713</text:p>
          </table:table-cell>
          <table:table-cell table:formula="of:=SQRT(([.C1918]-[.C1917])^2+([.D1918]-[.D1917])^2)" office:value-type="float" office:value="0.00394025189550107" calcext:value-type="float">
            <text:p>0,00394025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79504" calcext:value-type="float">
            <text:p>0,179504</text:p>
          </table:table-cell>
          <table:table-cell office:value-type="float" office:value="0.161774" calcext:value-type="float">
            <text:p>0,161774</text:p>
          </table:table-cell>
          <table:table-cell table:formula="of:=SQRT(([.C1919]-[.C1918])^2+([.D1919]-[.D1918])^2)" office:value-type="float" office:value="0.00384648371893085" calcext:value-type="float">
            <text:p>0,00384648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76239" calcext:value-type="float">
            <text:p>0,176239</text:p>
          </table:table-cell>
          <table:table-cell office:value-type="float" office:value="0.158661" calcext:value-type="float">
            <text:p>0,158661</text:p>
          </table:table-cell>
          <table:table-cell table:formula="of:=SQRT(([.C1920]-[.C1919])^2+([.D1920]-[.D1919])^2)" office:value-type="float" office:value="0.00451120759885866" calcext:value-type="float">
            <text:p>0,00451120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76239" calcext:value-type="float">
            <text:p>0,176239</text:p>
          </table:table-cell>
          <table:table-cell office:value-type="float" office:value="0.158661" calcext:value-type="float">
            <text:p>0,158661</text:p>
          </table:table-cell>
          <table:table-cell table:formula="of:=SQRT(([.C1921]-[.C1920])^2+([.D1921]-[.D192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176239" calcext:value-type="float">
            <text:p>0,176239</text:p>
          </table:table-cell>
          <table:table-cell office:value-type="float" office:value="0.158661" calcext:value-type="float">
            <text:p>0,158661</text:p>
          </table:table-cell>
          <table:table-cell table:formula="of:=SQRT(([.C1922]-[.C1921])^2+([.D1922]-[.D192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0.163818" calcext:value-type="float">
            <text:p>0,163818</text:p>
          </table:table-cell>
          <table:table-cell office:value-type="float" office:value="0.170502" calcext:value-type="float">
            <text:p>0,170502</text:p>
          </table:table-cell>
          <table:table-cell table:formula="of:=SQRT(([.C1923]-[.C1922])^2+([.D1923]-[.D1922])^2)" office:value-type="float" office:value="0.0171607261501371" calcext:value-type="float">
            <text:p>0,01716072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62079" calcext:value-type="float">
            <text:p>0,162079</text:p>
          </table:table-cell>
          <table:table-cell office:value-type="float" office:value="0.138916" calcext:value-type="float">
            <text:p>0,138916</text:p>
          </table:table-cell>
          <table:table-cell table:formula="of:=SQRT(([.C1924]-[.C1923])^2+([.D1924]-[.D1923])^2)" office:value-type="float" office:value="0.031633835003047" calcext:value-type="float">
            <text:p>0,0316338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62079" calcext:value-type="float">
            <text:p>0,162079</text:p>
          </table:table-cell>
          <table:table-cell office:value-type="float" office:value="0.138916" calcext:value-type="float">
            <text:p>0,138916</text:p>
          </table:table-cell>
          <table:table-cell table:formula="of:=SQRT(([.C1925]-[.C1924])^2+([.D1925]-[.D192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162079" calcext:value-type="float">
            <text:p>0,162079</text:p>
          </table:table-cell>
          <table:table-cell office:value-type="float" office:value="0.138916" calcext:value-type="float">
            <text:p>0,138916</text:p>
          </table:table-cell>
          <table:table-cell table:formula="of:=SQRT(([.C1926]-[.C1925])^2+([.D1926]-[.D1925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0.226013" calcext:value-type="float">
            <text:p>0,226013</text:p>
          </table:table-cell>
          <table:table-cell office:value-type="float" office:value="0.203522" calcext:value-type="float">
            <text:p>0,203522</text:p>
          </table:table-cell>
          <table:table-cell table:formula="of:=SQRT(([.C1927]-[.C1926])^2+([.D1927]-[.D1926])^2)" office:value-type="float" office:value="0.0908927477415002" calcext:value-type="float">
            <text:p>0,090892747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226013" calcext:value-type="float">
            <text:p>0,226013</text:p>
          </table:table-cell>
          <table:table-cell office:value-type="float" office:value="0.203522" calcext:value-type="float">
            <text:p>0,203522</text:p>
          </table:table-cell>
          <table:table-cell table:formula="of:=SQRT(([.C1928]-[.C1927])^2+([.D1928]-[.D192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0.131165" calcext:value-type="float">
            <text:p>0,131165</text:p>
          </table:table-cell>
          <table:table-cell office:value-type="float" office:value="0.792572" calcext:value-type="float">
            <text:p>0,792572</text:p>
          </table:table-cell>
          <table:table-cell table:formula="of:=SQRT(([.C1929]-[.C1928])^2+([.D1929]-[.D1928])^2)" office:value-type="float" office:value="0.596637281439905" calcext:value-type="float">
            <text:p>0,59663728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5071" calcext:value-type="float">
            <text:p>0,135071</text:p>
          </table:table-cell>
          <table:table-cell office:value-type="float" office:value="0.811554" calcext:value-type="float">
            <text:p>0,811554</text:p>
          </table:table-cell>
          <table:table-cell table:formula="of:=SQRT(([.C1930]-[.C1929])^2+([.D1930]-[.D1929])^2)" office:value-type="float" office:value="0.0193797100081503" calcext:value-type="float">
            <text:p>0,019379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5071" calcext:value-type="float">
            <text:p>0,135071</text:p>
          </table:table-cell>
          <table:table-cell office:value-type="float" office:value="0.811554" calcext:value-type="float">
            <text:p>0,811554</text:p>
          </table:table-cell>
          <table:table-cell table:formula="of:=SQRT(([.C1931]-[.C1930])^2+([.D1931]-[.D193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5803" calcext:value-type="float">
            <text:p>0,135803</text:p>
          </table:table-cell>
          <table:table-cell office:value-type="float" office:value="0.812592" calcext:value-type="float">
            <text:p>0,812592</text:p>
          </table:table-cell>
          <table:table-cell table:formula="of:=SQRT(([.C1932]-[.C1931])^2+([.D1932]-[.D1931])^2)" office:value-type="float" office:value="0.00127014487362662" calcext:value-type="float">
            <text:p>0,00127014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5803" calcext:value-type="float">
            <text:p>0,135803</text:p>
          </table:table-cell>
          <table:table-cell office:value-type="float" office:value="0.812592" calcext:value-type="float">
            <text:p>0,812592</text:p>
          </table:table-cell>
          <table:table-cell table:formula="of:=SQRT(([.C1933]-[.C1932])^2+([.D1933]-[.D193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8977" calcext:value-type="float">
            <text:p>0,138977</text:p>
          </table:table-cell>
          <table:table-cell office:value-type="float" office:value="0.820709" calcext:value-type="float">
            <text:p>0,820709</text:p>
          </table:table-cell>
          <table:table-cell table:formula="of:=SQRT(([.C1934]-[.C1933])^2+([.D1934]-[.D1933])^2)" office:value-type="float" office:value="0.00871550141988393" calcext:value-type="float">
            <text:p>0,00871550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38977" calcext:value-type="float">
            <text:p>0,138977</text:p>
          </table:table-cell>
          <table:table-cell office:value-type="float" office:value="0.820709" calcext:value-type="float">
            <text:p>0,820709</text:p>
          </table:table-cell>
          <table:table-cell table:formula="of:=SQRT(([.C1935]-[.C1934])^2+([.D1935]-[.D193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45355" calcext:value-type="float">
            <text:p>0,145355</text:p>
          </table:table-cell>
          <table:table-cell office:value-type="float" office:value="0.832001" calcext:value-type="float">
            <text:p>0,832001</text:p>
          </table:table-cell>
          <table:table-cell table:formula="of:=SQRT(([.C1936]-[.C1935])^2+([.D1936]-[.D1935])^2)" office:value-type="float" office:value="0.012968737332524" calcext:value-type="float">
            <text:p>0,01296873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1917" calcext:value-type="float">
            <text:p>0,151917</text:p>
          </table:table-cell>
          <table:table-cell office:value-type="float" office:value="0.841705" calcext:value-type="float">
            <text:p>0,841705</text:p>
          </table:table-cell>
          <table:table-cell table:formula="of:=SQRT(([.C1937]-[.C1936])^2+([.D1937]-[.D1936])^2)" office:value-type="float" office:value="0.0117144124906031" calcext:value-type="float">
            <text:p>0,01171441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1917" calcext:value-type="float">
            <text:p>0,151917</text:p>
          </table:table-cell>
          <table:table-cell office:value-type="float" office:value="0.841705" calcext:value-type="float">
            <text:p>0,841705</text:p>
          </table:table-cell>
          <table:table-cell table:formula="of:=SQRT(([.C1938]-[.C1937])^2+([.D1938]-[.D193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9088" calcext:value-type="float">
            <text:p>0,159088</text:p>
          </table:table-cell>
          <table:table-cell office:value-type="float" office:value="0.85788" calcext:value-type="float">
            <text:p>0,85788</text:p>
          </table:table-cell>
          <table:table-cell table:formula="of:=SQRT(([.C1939]-[.C1938])^2+([.D1939]-[.D1938])^2)" office:value-type="float" office:value="0.0176933282906299" calcext:value-type="float">
            <text:p>0,01769332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59088" calcext:value-type="float">
            <text:p>0,159088</text:p>
          </table:table-cell>
          <table:table-cell office:value-type="float" office:value="0.85788" calcext:value-type="float">
            <text:p>0,85788</text:p>
          </table:table-cell>
          <table:table-cell table:formula="of:=SQRT(([.C1940]-[.C1939])^2+([.D1940]-[.D193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66534" calcext:value-type="float">
            <text:p>0,166534</text:p>
          </table:table-cell>
          <table:table-cell office:value-type="float" office:value="0.874664" calcext:value-type="float">
            <text:p>0,874664</text:p>
          </table:table-cell>
          <table:table-cell table:formula="of:=SQRT(([.C1941]-[.C1940])^2+([.D1941]-[.D1940])^2)" office:value-type="float" office:value="0.018361524228669" calcext:value-type="float">
            <text:p>0,01836152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" calcext:value-type="float">
            <text:p>4</text:p>
          </table:table-cell>
          <table:table-cell office:value-type="float" office:value="0.166534" calcext:value-type="float">
            <text:p>0,166534</text:p>
          </table:table-cell>
          <table:table-cell office:value-type="float" office:value="0.874664" calcext:value-type="float">
            <text:p>0,874664</text:p>
          </table:table-cell>
          <table:table-cell table:formula="of:=SQRT(([.C1942]-[.C1941])^2+([.D1942]-[.D194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166534" calcext:value-type="float">
            <text:p>0,166534</text:p>
          </table:table-cell>
          <table:table-cell office:value-type="float" office:value="0.874664" calcext:value-type="float">
            <text:p>0,874664</text:p>
          </table:table-cell>
          <table:table-cell table:formula="of:=SQRT(([.C1943]-[.C1942])^2+([.D1943]-[.D194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0.368561" calcext:value-type="float">
            <text:p>0,368561</text:p>
          </table:table-cell>
          <table:table-cell office:value-type="float" office:value="0.845154" calcext:value-type="float">
            <text:p>0,845154</text:p>
          </table:table-cell>
          <table:table-cell table:formula="of:=SQRT(([.C1944]-[.C1943])^2+([.D1944]-[.D1943])^2)" office:value-type="float" office:value="0.204170881442482" calcext:value-type="float">
            <text:p>0,204170881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office:value-type="float" office:value="0.368561" calcext:value-type="float">
            <text:p>0,368561</text:p>
          </table:table-cell>
          <table:table-cell office:value-type="float" office:value="0.845154" calcext:value-type="float">
            <text:p>0,845154</text:p>
          </table:table-cell>
          <table:table-cell table:formula="of:=SQRT(([.C1945]-[.C1944])^2+([.D1945]-[.D194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float" office:value="0.372498" calcext:value-type="float">
            <text:p>0,372498</text:p>
          </table:table-cell>
          <table:table-cell office:value-type="float" office:value="0.821381" calcext:value-type="float">
            <text:p>0,821381</text:p>
          </table:table-cell>
          <table:table-cell table:formula="of:=SQRT(([.C1946]-[.C1945])^2+([.D1946]-[.D1945])^2)" office:value-type="float" office:value="0.0240967943511165" calcext:value-type="float">
            <text:p>0,02409679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5244" calcext:value-type="float">
            <text:p>0,375244</text:p>
          </table:table-cell>
          <table:table-cell office:value-type="float" office:value="0.820618" calcext:value-type="float">
            <text:p>0,820618</text:p>
          </table:table-cell>
          <table:table-cell table:formula="of:=SQRT(([.C1947]-[.C1946])^2+([.D1947]-[.D1946])^2)" office:value-type="float" office:value="0.00285003245595551" calcext:value-type="float">
            <text:p>0,00285003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5458" calcext:value-type="float">
            <text:p>0,375458</text:p>
          </table:table-cell>
          <table:table-cell office:value-type="float" office:value="0.819672" calcext:value-type="float">
            <text:p>0,819672</text:p>
          </table:table-cell>
          <table:table-cell table:formula="of:=SQRT(([.C1948]-[.C1947])^2+([.D1948]-[.D1947])^2)" office:value-type="float" office:value="0.000969903087942296" calcext:value-type="float">
            <text:p>0,00096990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738" calcext:value-type="float">
            <text:p>0,37738</text:p>
          </table:table-cell>
          <table:table-cell office:value-type="float" office:value="0.815918" calcext:value-type="float">
            <text:p>0,815918</text:p>
          </table:table-cell>
          <table:table-cell table:formula="of:=SQRT(([.C1949]-[.C1948])^2+([.D1949]-[.D1948])^2)" office:value-type="float" office:value="0.00421741627065679" calcext:value-type="float">
            <text:p>0,00421741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1104" calcext:value-type="float">
            <text:p>0,381104</text:p>
          </table:table-cell>
          <table:table-cell office:value-type="float" office:value="0.808014" calcext:value-type="float">
            <text:p>0,808014</text:p>
          </table:table-cell>
          <table:table-cell table:formula="of:=SQRT(([.C1950]-[.C1949])^2+([.D1950]-[.D1949])^2)" office:value-type="float" office:value="0.0087373561218482" calcext:value-type="float">
            <text:p>0,00873735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3942" calcext:value-type="float">
            <text:p>0,383942</text:p>
          </table:table-cell>
          <table:table-cell office:value-type="float" office:value="0.803772" calcext:value-type="float">
            <text:p>0,803772</text:p>
          </table:table-cell>
          <table:table-cell table:formula="of:=SQRT(([.C1951]-[.C1950])^2+([.D1951]-[.D1950])^2)" office:value-type="float" office:value="0.0051038032877454" calcext:value-type="float">
            <text:p>0,00510380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6597" calcext:value-type="float">
            <text:p>0,386597</text:p>
          </table:table-cell>
          <table:table-cell office:value-type="float" office:value="0.800781" calcext:value-type="float">
            <text:p>0,800781</text:p>
          </table:table-cell>
          <table:table-cell table:formula="of:=SQRT(([.C1952]-[.C1951])^2+([.D1952]-[.D1951])^2)" office:value-type="float" office:value="0.00399938820321304" calcext:value-type="float">
            <text:p>0,00399938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9679" calcext:value-type="float">
            <text:p>0,389679</text:p>
          </table:table-cell>
          <table:table-cell office:value-type="float" office:value="0.800171" calcext:value-type="float">
            <text:p>0,800171</text:p>
          </table:table-cell>
          <table:table-cell table:formula="of:=SQRT(([.C1953]-[.C1952])^2+([.D1953]-[.D1952])^2)" office:value-type="float" office:value="0.00314178675278896" calcext:value-type="float">
            <text:p>0,00314178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328" calcext:value-type="float">
            <text:p>0,39328</text:p>
          </table:table-cell>
          <table:table-cell office:value-type="float" office:value="0.801514" calcext:value-type="float">
            <text:p>0,801514</text:p>
          </table:table-cell>
          <table:table-cell table:formula="of:=SQRT(([.C1954]-[.C1953])^2+([.D1954]-[.D1953])^2)" office:value-type="float" office:value="0.00384328635415059" calcext:value-type="float">
            <text:p>0,00384328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7217" calcext:value-type="float">
            <text:p>0,397217</text:p>
          </table:table-cell>
          <table:table-cell office:value-type="float" office:value="0.798645" calcext:value-type="float">
            <text:p>0,798645</text:p>
          </table:table-cell>
          <table:table-cell table:formula="of:=SQRT(([.C1955]-[.C1954])^2+([.D1955]-[.D1954])^2)" office:value-type="float" office:value="0.0048714607665463" calcext:value-type="float">
            <text:p>0,00487146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0543" calcext:value-type="float">
            <text:p>0,400543</text:p>
          </table:table-cell>
          <table:table-cell office:value-type="float" office:value="0.794861" calcext:value-type="float">
            <text:p>0,794861</text:p>
          </table:table-cell>
          <table:table-cell table:formula="of:=SQRT(([.C1956]-[.C1955])^2+([.D1956]-[.D1955])^2)" office:value-type="float" office:value="0.00503794918592874" calcext:value-type="float">
            <text:p>0,00503794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3046" calcext:value-type="float">
            <text:p>0,403046</text:p>
          </table:table-cell>
          <table:table-cell office:value-type="float" office:value="0.791199" calcext:value-type="float">
            <text:p>0,791199</text:p>
          </table:table-cell>
          <table:table-cell table:formula="of:=SQRT(([.C1957]-[.C1956])^2+([.D1957]-[.D1956])^2)" office:value-type="float" office:value="0.00443567954207689" calcext:value-type="float">
            <text:p>0,00443567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5334" calcext:value-type="float">
            <text:p>0,405334</text:p>
          </table:table-cell>
          <table:table-cell office:value-type="float" office:value="0.786774" calcext:value-type="float">
            <text:p>0,786774</text:p>
          </table:table-cell>
          <table:table-cell table:formula="of:=SQRT(([.C1958]-[.C1957])^2+([.D1958]-[.D1957])^2)" office:value-type="float" office:value="0.0049815227591571" calcext:value-type="float">
            <text:p>0,00498152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7898" calcext:value-type="float">
            <text:p>0,407898</text:p>
          </table:table-cell>
          <table:table-cell office:value-type="float" office:value="0.781555" calcext:value-type="float">
            <text:p>0,781555</text:p>
          </table:table-cell>
          <table:table-cell table:formula="of:=SQRT(([.C1959]-[.C1958])^2+([.D1959]-[.D1958])^2)" office:value-type="float" office:value="0.00581481358256649" calcext:value-type="float">
            <text:p>0,00581481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7898" calcext:value-type="float">
            <text:p>0,407898</text:p>
          </table:table-cell>
          <table:table-cell office:value-type="float" office:value="0.781555" calcext:value-type="float">
            <text:p>0,781555</text:p>
          </table:table-cell>
          <table:table-cell table:formula="of:=SQRT(([.C1960]-[.C1959])^2+([.D1960]-[.D195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8264" calcext:value-type="float">
            <text:p>0,408264</text:p>
          </table:table-cell>
          <table:table-cell office:value-type="float" office:value="0.781067" calcext:value-type="float">
            <text:p>0,781067</text:p>
          </table:table-cell>
          <table:table-cell table:formula="of:=SQRT(([.C1961]-[.C1960])^2+([.D1961]-[.D1960])^2)" office:value-type="float" office:value="0.000610000000000022" calcext:value-type="float">
            <text:p>0,000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1621" calcext:value-type="float">
            <text:p>0,411621</text:p>
          </table:table-cell>
          <table:table-cell office:value-type="float" office:value="0.77475" calcext:value-type="float">
            <text:p>0,77475</text:p>
          </table:table-cell>
          <table:table-cell table:formula="of:=SQRT(([.C1962]-[.C1961])^2+([.D1962]-[.D1961])^2)" office:value-type="float" office:value="0.00715359615857638" calcext:value-type="float">
            <text:p>0,0071535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452" calcext:value-type="float">
            <text:p>0,41452</text:p>
          </table:table-cell>
          <table:table-cell office:value-type="float" office:value="0.768219" calcext:value-type="float">
            <text:p>0,768219</text:p>
          </table:table-cell>
          <table:table-cell table:formula="of:=SQRT(([.C1963]-[.C1962])^2+([.D1963]-[.D1962])^2)" office:value-type="float" office:value="0.00714549942271367" calcext:value-type="float">
            <text:p>0,00714549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7236" calcext:value-type="float">
            <text:p>0,417236</text:p>
          </table:table-cell>
          <table:table-cell office:value-type="float" office:value="0.761414" calcext:value-type="float">
            <text:p>0,761414</text:p>
          </table:table-cell>
          <table:table-cell table:formula="of:=SQRT(([.C1964]-[.C1963])^2+([.D1964]-[.D1963])^2)" office:value-type="float" office:value="0.00732698307627365" calcext:value-type="float">
            <text:p>0,00732698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9983" calcext:value-type="float">
            <text:p>0,419983</text:p>
          </table:table-cell>
          <table:table-cell office:value-type="float" office:value="0.754517" calcext:value-type="float">
            <text:p>0,754517</text:p>
          </table:table-cell>
          <table:table-cell table:formula="of:=SQRT(([.C1965]-[.C1964])^2+([.D1965]-[.D1964])^2)" office:value-type="float" office:value="0.00742392200928856" calcext:value-type="float">
            <text:p>0,0074239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2333" calcext:value-type="float">
            <text:p>0,422333</text:p>
          </table:table-cell>
          <table:table-cell office:value-type="float" office:value="0.747314" calcext:value-type="float">
            <text:p>0,747314</text:p>
          </table:table-cell>
          <table:table-cell table:formula="of:=SQRT(([.C1966]-[.C1965])^2+([.D1966]-[.D1965])^2)" office:value-type="float" office:value="0.00757665552866176" calcext:value-type="float">
            <text:p>0,00757665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4469" calcext:value-type="float">
            <text:p>0,424469</text:p>
          </table:table-cell>
          <table:table-cell office:value-type="float" office:value="0.739716" calcext:value-type="float">
            <text:p>0,739716</text:p>
          </table:table-cell>
          <table:table-cell table:formula="of:=SQRT(([.C1967]-[.C1966])^2+([.D1967]-[.D1966])^2)" office:value-type="float" office:value="0.00789253444718489" calcext:value-type="float">
            <text:p>0,00789253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6178" calcext:value-type="float">
            <text:p>0,426178</text:p>
          </table:table-cell>
          <table:table-cell office:value-type="float" office:value="0.73172" calcext:value-type="float">
            <text:p>0,73172</text:p>
          </table:table-cell>
          <table:table-cell table:formula="of:=SQRT(([.C1968]-[.C1967])^2+([.D1968]-[.D1967])^2)" office:value-type="float" office:value="0.00817659446224394" calcext:value-type="float">
            <text:p>0,00817659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7368" calcext:value-type="float">
            <text:p>0,427368</text:p>
          </table:table-cell>
          <table:table-cell office:value-type="float" office:value="0.723114" calcext:value-type="float">
            <text:p>0,723114</text:p>
          </table:table-cell>
          <table:table-cell table:formula="of:=SQRT(([.C1969]-[.C1968])^2+([.D1969]-[.D1968])^2)" office:value-type="float" office:value="0.00868788443753725" calcext:value-type="float">
            <text:p>0,00868788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868" calcext:value-type="float">
            <text:p>0,42868</text:p>
          </table:table-cell>
          <table:table-cell office:value-type="float" office:value="0.71405" calcext:value-type="float">
            <text:p>0,71405</text:p>
          </table:table-cell>
          <table:table-cell table:formula="of:=SQRT(([.C1970]-[.C1969])^2+([.D1970]-[.D1969])^2)" office:value-type="float" office:value="0.00915846275310423" calcext:value-type="float">
            <text:p>0,00915846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0206" calcext:value-type="float">
            <text:p>0,430206</text:p>
          </table:table-cell>
          <table:table-cell office:value-type="float" office:value="0.703186" calcext:value-type="float">
            <text:p>0,703186</text:p>
          </table:table-cell>
          <table:table-cell table:formula="of:=SQRT(([.C1971]-[.C1970])^2+([.D1971]-[.D1970])^2)" office:value-type="float" office:value="0.0109706504820818" calcext:value-type="float">
            <text:p>0,01097065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0206" calcext:value-type="float">
            <text:p>0,430206</text:p>
          </table:table-cell>
          <table:table-cell office:value-type="float" office:value="0.703186" calcext:value-type="float">
            <text:p>0,703186</text:p>
          </table:table-cell>
          <table:table-cell table:formula="of:=SQRT(([.C1972]-[.C1971])^2+([.D1972]-[.D197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1335" calcext:value-type="float">
            <text:p>0,431335</text:p>
          </table:table-cell>
          <table:table-cell office:value-type="float" office:value="0.688263" calcext:value-type="float">
            <text:p>0,688263</text:p>
          </table:table-cell>
          <table:table-cell table:formula="of:=SQRT(([.C1973]-[.C1972])^2+([.D1973]-[.D1972])^2)" office:value-type="float" office:value="0.0149656463275062" calcext:value-type="float">
            <text:p>0,01496564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2648" calcext:value-type="float">
            <text:p>0,432648</text:p>
          </table:table-cell>
          <table:table-cell office:value-type="float" office:value="0.674591" calcext:value-type="float">
            <text:p>0,674591</text:p>
          </table:table-cell>
          <table:table-cell table:formula="of:=SQRT(([.C1974]-[.C1973])^2+([.D1974]-[.D1973])^2)" office:value-type="float" office:value="0.0137349027299068" calcext:value-type="float">
            <text:p>0,01373490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4326" calcext:value-type="float">
            <text:p>0,434326</text:p>
          </table:table-cell>
          <table:table-cell office:value-type="float" office:value="0.665497" calcext:value-type="float">
            <text:p>0,665497</text:p>
          </table:table-cell>
          <table:table-cell table:formula="of:=SQRT(([.C1975]-[.C1974])^2+([.D1975]-[.D1974])^2)" office:value-type="float" office:value="0.00924751426059992" calcext:value-type="float">
            <text:p>0,00924751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5425" calcext:value-type="float">
            <text:p>0,435425</text:p>
          </table:table-cell>
          <table:table-cell office:value-type="float" office:value="0.657257" calcext:value-type="float">
            <text:p>0,657257</text:p>
          </table:table-cell>
          <table:table-cell table:formula="of:=SQRT(([.C1976]-[.C1975])^2+([.D1976]-[.D1975])^2)" office:value-type="float" office:value="0.00831296583657123" calcext:value-type="float">
            <text:p>0,00831296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6615" calcext:value-type="float">
            <text:p>0,436615</text:p>
          </table:table-cell>
          <table:table-cell office:value-type="float" office:value="0.649139" calcext:value-type="float">
            <text:p>0,649139</text:p>
          </table:table-cell>
          <table:table-cell table:formula="of:=SQRT(([.C1977]-[.C1976])^2+([.D1977]-[.D1976])^2)" office:value-type="float" office:value="0.00820475618163022" calcext:value-type="float">
            <text:p>0,00820475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811" calcext:value-type="float">
            <text:p>0,43811</text:p>
          </table:table-cell>
          <table:table-cell office:value-type="float" office:value="0.640991" calcext:value-type="float">
            <text:p>0,640991</text:p>
          </table:table-cell>
          <table:table-cell table:formula="of:=SQRT(([.C1978]-[.C1977])^2+([.D1978]-[.D1977])^2)" office:value-type="float" office:value="0.00828401647753075" calcext:value-type="float">
            <text:p>0,00828401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9087" calcext:value-type="float">
            <text:p>0,439087</text:p>
          </table:table-cell>
          <table:table-cell office:value-type="float" office:value="0.632507" calcext:value-type="float">
            <text:p>0,632507</text:p>
          </table:table-cell>
          <table:table-cell table:formula="of:=SQRT(([.C1979]-[.C1978])^2+([.D1979]-[.D1978])^2)" office:value-type="float" office:value="0.00854006937910932" calcext:value-type="float">
            <text:p>0,00854006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9941" calcext:value-type="float">
            <text:p>0,439941</text:p>
          </table:table-cell>
          <table:table-cell office:value-type="float" office:value="0.623505" calcext:value-type="float">
            <text:p>0,623505</text:p>
          </table:table-cell>
          <table:table-cell table:formula="of:=SQRT(([.C1980]-[.C1979])^2+([.D1980]-[.D1979])^2)" office:value-type="float" office:value="0.00904241781826073" calcext:value-type="float">
            <text:p>0,00904241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0735" calcext:value-type="float">
            <text:p>0,440735</text:p>
          </table:table-cell>
          <table:table-cell office:value-type="float" office:value="0.614685" calcext:value-type="float">
            <text:p>0,614685</text:p>
          </table:table-cell>
          <table:table-cell table:formula="of:=SQRT(([.C1981]-[.C1980])^2+([.D1981]-[.D1980])^2)" office:value-type="float" office:value="0.00885566688623736" calcext:value-type="float">
            <text:p>0,00885566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1406" calcext:value-type="float">
            <text:p>0,441406</text:p>
          </table:table-cell>
          <table:table-cell office:value-type="float" office:value="0.605743" calcext:value-type="float">
            <text:p>0,605743</text:p>
          </table:table-cell>
          <table:table-cell table:formula="of:=SQRT(([.C1982]-[.C1981])^2+([.D1982]-[.D1981])^2)" office:value-type="float" office:value="0.00896714029108501" calcext:value-type="float">
            <text:p>0,00896714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2108" calcext:value-type="float">
            <text:p>0,442108</text:p>
          </table:table-cell>
          <table:table-cell office:value-type="float" office:value="0.596619" calcext:value-type="float">
            <text:p>0,596619</text:p>
          </table:table-cell>
          <table:table-cell table:formula="of:=SQRT(([.C1983]-[.C1982])^2+([.D1983]-[.D1982])^2)" office:value-type="float" office:value="0.00915096606921905" calcext:value-type="float">
            <text:p>0,00915096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2688" calcext:value-type="float">
            <text:p>0,442688</text:p>
          </table:table-cell>
          <table:table-cell office:value-type="float" office:value="0.587891" calcext:value-type="float">
            <text:p>0,587891</text:p>
          </table:table-cell>
          <table:table-cell table:formula="of:=SQRT(([.C1984]-[.C1983])^2+([.D1984]-[.D1983])^2)" office:value-type="float" office:value="0.00874725008216875" calcext:value-type="float">
            <text:p>0,00874725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2993" calcext:value-type="float">
            <text:p>0,442993</text:p>
          </table:table-cell>
          <table:table-cell office:value-type="float" office:value="0.578979" calcext:value-type="float">
            <text:p>0,578979</text:p>
          </table:table-cell>
          <table:table-cell table:formula="of:=SQRT(([.C1985]-[.C1984])^2+([.D1985]-[.D1984])^2)" office:value-type="float" office:value="0.00891721755930619" calcext:value-type="float">
            <text:p>0,00891721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085" calcext:value-type="float">
            <text:p>0,443085</text:p>
          </table:table-cell>
          <table:table-cell office:value-type="float" office:value="0.569702" calcext:value-type="float">
            <text:p>0,569702</text:p>
          </table:table-cell>
          <table:table-cell table:formula="of:=SQRT(([.C1986]-[.C1985])^2+([.D1986]-[.D1985])^2)" office:value-type="float" office:value="0.00927745617074" calcext:value-type="float">
            <text:p>0,00927745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054" calcext:value-type="float">
            <text:p>0,443054</text:p>
          </table:table-cell>
          <table:table-cell office:value-type="float" office:value="0.560059" calcext:value-type="float">
            <text:p>0,560059</text:p>
          </table:table-cell>
          <table:table-cell table:formula="of:=SQRT(([.C1987]-[.C1986])^2+([.D1987]-[.D1986])^2)" office:value-type="float" office:value="0.00964304982876264" calcext:value-type="float">
            <text:p>0,00964304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024" calcext:value-type="float">
            <text:p>0,443024</text:p>
          </table:table-cell>
          <table:table-cell office:value-type="float" office:value="0.549988" calcext:value-type="float">
            <text:p>0,549988</text:p>
          </table:table-cell>
          <table:table-cell table:formula="of:=SQRT(([.C1988]-[.C1987])^2+([.D1988]-[.D1987])^2)" office:value-type="float" office:value="0.0100710446826534" calcext:value-type="float">
            <text:p>0,01007104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2902" calcext:value-type="float">
            <text:p>0,442902</text:p>
          </table:table-cell>
          <table:table-cell office:value-type="float" office:value="0.539795" calcext:value-type="float">
            <text:p>0,539795</text:p>
          </table:table-cell>
          <table:table-cell table:formula="of:=SQRT(([.C1989]-[.C1988])^2+([.D1989]-[.D1988])^2)" office:value-type="float" office:value="0.0101937300827517" calcext:value-type="float">
            <text:p>0,01019373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2993" calcext:value-type="float">
            <text:p>0,442993</text:p>
          </table:table-cell>
          <table:table-cell office:value-type="float" office:value="0.529266" calcext:value-type="float">
            <text:p>0,529266</text:p>
          </table:table-cell>
          <table:table-cell table:formula="of:=SQRT(([.C1990]-[.C1989])^2+([.D1990]-[.D1989])^2)" office:value-type="float" office:value="0.0105293932398786" calcext:value-type="float">
            <text:p>0,01052939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207" calcext:value-type="float">
            <text:p>0,443207</text:p>
          </table:table-cell>
          <table:table-cell office:value-type="float" office:value="0.518433" calcext:value-type="float">
            <text:p>0,518433</text:p>
          </table:table-cell>
          <table:table-cell table:formula="of:=SQRT(([.C1991]-[.C1990])^2+([.D1991]-[.D1990])^2)" office:value-type="float" office:value="0.0108351135204022" calcext:value-type="float">
            <text:p>0,01083511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207" calcext:value-type="float">
            <text:p>0,443207</text:p>
          </table:table-cell>
          <table:table-cell office:value-type="float" office:value="0.507599" calcext:value-type="float">
            <text:p>0,507599</text:p>
          </table:table-cell>
          <table:table-cell table:formula="of:=SQRT(([.C1992]-[.C1991])^2+([.D1992]-[.D1991])^2)" office:value-type="float" office:value="0.0108339999999999" calcext:value-type="float">
            <text:p>0,0108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024" calcext:value-type="float">
            <text:p>0,443024</text:p>
          </table:table-cell>
          <table:table-cell office:value-type="float" office:value="0.496887" calcext:value-type="float">
            <text:p>0,496887</text:p>
          </table:table-cell>
          <table:table-cell table:formula="of:=SQRT(([.C1993]-[.C1992])^2+([.D1993]-[.D1992])^2)" office:value-type="float" office:value="0.0107135630394375" calcext:value-type="float">
            <text:p>0,0107135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278" calcext:value-type="float">
            <text:p>0,44278</text:p>
          </table:table-cell>
          <table:table-cell office:value-type="float" office:value="0.485657" calcext:value-type="float">
            <text:p>0,485657</text:p>
          </table:table-cell>
          <table:table-cell table:formula="of:=SQRT(([.C1994]-[.C1993])^2+([.D1994]-[.D1993])^2)" office:value-type="float" office:value="0.0112326504441293" calcext:value-type="float">
            <text:p>0,01123265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2505" calcext:value-type="float">
            <text:p>0,442505</text:p>
          </table:table-cell>
          <table:table-cell office:value-type="float" office:value="0.47345" calcext:value-type="float">
            <text:p>0,47345</text:p>
          </table:table-cell>
          <table:table-cell table:formula="of:=SQRT(([.C1995]-[.C1994])^2+([.D1995]-[.D1994])^2)" office:value-type="float" office:value="0.0122100972150102" calcext:value-type="float">
            <text:p>0,012210097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1986" calcext:value-type="float">
            <text:p>0,441986</text:p>
          </table:table-cell>
          <table:table-cell office:value-type="float" office:value="0.461426" calcext:value-type="float">
            <text:p>0,461426</text:p>
          </table:table-cell>
          <table:table-cell table:formula="of:=SQRT(([.C1996]-[.C1995])^2+([.D1996]-[.D1995])^2)" office:value-type="float" office:value="0.0120351957607677" calcext:value-type="float">
            <text:p>0,01203519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162" calcext:value-type="float">
            <text:p>0,44162</text:p>
          </table:table-cell>
          <table:table-cell office:value-type="float" office:value="0.44986" calcext:value-type="float">
            <text:p>0,44986</text:p>
          </table:table-cell>
          <table:table-cell table:formula="of:=SQRT(([.C1997]-[.C1996])^2+([.D1997]-[.D1996])^2)" office:value-type="float" office:value="0.0115717894899622" calcext:value-type="float">
            <text:p>0,01157178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1345" calcext:value-type="float">
            <text:p>0,441345</text:p>
          </table:table-cell>
          <table:table-cell office:value-type="float" office:value="0.43808" calcext:value-type="float">
            <text:p>0,43808</text:p>
          </table:table-cell>
          <table:table-cell table:formula="of:=SQRT(([.C1998]-[.C1997])^2+([.D1998]-[.D1997])^2)" office:value-type="float" office:value="0.011783209452437" calcext:value-type="float">
            <text:p>0,01178320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1071" calcext:value-type="float">
            <text:p>0,441071</text:p>
          </table:table-cell>
          <table:table-cell office:value-type="float" office:value="0.42627" calcext:value-type="float">
            <text:p>0,42627</text:p>
          </table:table-cell>
          <table:table-cell table:formula="of:=SQRT(([.C1999]-[.C1998])^2+([.D1999]-[.D1998])^2)" office:value-type="float" office:value="0.0118131780651948" calcext:value-type="float">
            <text:p>0,01181317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0704" calcext:value-type="float">
            <text:p>0,440704</text:p>
          </table:table-cell>
          <table:table-cell office:value-type="float" office:value="0.41452" calcext:value-type="float">
            <text:p>0,41452</text:p>
          </table:table-cell>
          <table:table-cell table:formula="of:=SQRT(([.C2000]-[.C1999])^2+([.D2000]-[.D1999])^2)" office:value-type="float" office:value="0.0117557300496396" calcext:value-type="float">
            <text:p>0,011755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0369" calcext:value-type="float">
            <text:p>0,440369</text:p>
          </table:table-cell>
          <table:table-cell office:value-type="float" office:value="0.402771" calcext:value-type="float">
            <text:p>0,402771</text:p>
          </table:table-cell>
          <table:table-cell table:formula="of:=SQRT(([.C2001]-[.C2000])^2+([.D2001]-[.D2000])^2)" office:value-type="float" office:value="0.0117537749680688" calcext:value-type="float">
            <text:p>0,0117537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0002" calcext:value-type="float">
            <text:p>0,440002</text:p>
          </table:table-cell>
          <table:table-cell office:value-type="float" office:value="0.391174" calcext:value-type="float">
            <text:p>0,391174</text:p>
          </table:table-cell>
          <table:table-cell table:formula="of:=SQRT(([.C2002]-[.C2001])^2+([.D2002]-[.D2001])^2)" office:value-type="float" office:value="0.0116028056089896" calcext:value-type="float">
            <text:p>0,01160280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9392" calcext:value-type="float">
            <text:p>0,439392</text:p>
          </table:table-cell>
          <table:table-cell office:value-type="float" office:value="0.379883" calcext:value-type="float">
            <text:p>0,379883</text:p>
          </table:table-cell>
          <table:table-cell table:formula="of:=SQRT(([.C2003]-[.C2002])^2+([.D2003]-[.D2002])^2)" office:value-type="float" office:value="0.0113074657196031" calcext:value-type="float">
            <text:p>0,01130746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8599" calcext:value-type="float">
            <text:p>0,438599</text:p>
          </table:table-cell>
          <table:table-cell office:value-type="float" office:value="0.368591" calcext:value-type="float">
            <text:p>0,368591</text:p>
          </table:table-cell>
          <table:table-cell table:formula="of:=SQRT(([.C2004]-[.C2003])^2+([.D2004]-[.D2003])^2)" office:value-type="float" office:value="0.0113198106432926" calcext:value-type="float">
            <text:p>0,01131981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7714" calcext:value-type="float">
            <text:p>0,437714</text:p>
          </table:table-cell>
          <table:table-cell office:value-type="float" office:value="0.357819" calcext:value-type="float">
            <text:p>0,357819</text:p>
          </table:table-cell>
          <table:table-cell table:formula="of:=SQRT(([.C2005]-[.C2004])^2+([.D2005]-[.D2004])^2)" office:value-type="float" office:value="0.0108082935285826" calcext:value-type="float">
            <text:p>0,01080829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689" calcext:value-type="float">
            <text:p>0,43689</text:p>
          </table:table-cell>
          <table:table-cell office:value-type="float" office:value="0.347717" calcext:value-type="float">
            <text:p>0,347717</text:p>
          </table:table-cell>
          <table:table-cell table:formula="of:=SQRT(([.C2006]-[.C2005])^2+([.D2006]-[.D2005])^2)" office:value-type="float" office:value="0.0101355503057308" calcext:value-type="float">
            <text:p>0,01013555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6218" calcext:value-type="float">
            <text:p>0,436218</text:p>
          </table:table-cell>
          <table:table-cell office:value-type="float" office:value="0.336975" calcext:value-type="float">
            <text:p>0,336975</text:p>
          </table:table-cell>
          <table:table-cell table:formula="of:=SQRT(([.C2007]-[.C2006])^2+([.D2007]-[.D2006])^2)" office:value-type="float" office:value="0.0107629990244356" calcext:value-type="float">
            <text:p>0,0107629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5394" calcext:value-type="float">
            <text:p>0,435394</text:p>
          </table:table-cell>
          <table:table-cell office:value-type="float" office:value="0.326508" calcext:value-type="float">
            <text:p>0,326508</text:p>
          </table:table-cell>
          <table:table-cell table:formula="of:=SQRT(([.C2008]-[.C2007])^2+([.D2008]-[.D2007])^2)" office:value-type="float" office:value="0.0104993840295515" calcext:value-type="float">
            <text:p>0,0104993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4387" calcext:value-type="float">
            <text:p>0,434387</text:p>
          </table:table-cell>
          <table:table-cell office:value-type="float" office:value="0.316406" calcext:value-type="float">
            <text:p>0,316406</text:p>
          </table:table-cell>
          <table:table-cell table:formula="of:=SQRT(([.C2009]-[.C2008])^2+([.D2009]-[.D2008])^2)" office:value-type="float" office:value="0.0101520664398929" calcext:value-type="float">
            <text:p>0,01015206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3533" calcext:value-type="float">
            <text:p>0,433533</text:p>
          </table:table-cell>
          <table:table-cell office:value-type="float" office:value="0.306152" calcext:value-type="float">
            <text:p>0,306152</text:p>
          </table:table-cell>
          <table:table-cell table:formula="of:=SQRT(([.C2010]-[.C2009])^2+([.D2010]-[.D2009])^2)" office:value-type="float" office:value="0.0102895010569026" calcext:value-type="float">
            <text:p>0,01028950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2861" calcext:value-type="float">
            <text:p>0,432861</text:p>
          </table:table-cell>
          <table:table-cell office:value-type="float" office:value="0.297638" calcext:value-type="float">
            <text:p>0,297638</text:p>
          </table:table-cell>
          <table:table-cell table:formula="of:=SQRT(([.C2011]-[.C2010])^2+([.D2011]-[.D2010])^2)" office:value-type="float" office:value="0.00854047890928837" calcext:value-type="float">
            <text:p>0,00854047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2861" calcext:value-type="float">
            <text:p>0,432861</text:p>
          </table:table-cell>
          <table:table-cell office:value-type="float" office:value="0.297638" calcext:value-type="float">
            <text:p>0,297638</text:p>
          </table:table-cell>
          <table:table-cell table:formula="of:=SQRT(([.C2012]-[.C2011])^2+([.D2012]-[.D201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2465" calcext:value-type="float">
            <text:p>0,432465</text:p>
          </table:table-cell>
          <table:table-cell office:value-type="float" office:value="0.292999" calcext:value-type="float">
            <text:p>0,292999</text:p>
          </table:table-cell>
          <table:table-cell table:formula="of:=SQRT(([.C2013]-[.C2012])^2+([.D2013]-[.D2012])^2)" office:value-type="float" office:value="0.00465587123962852" calcext:value-type="float">
            <text:p>0,00465587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1885" calcext:value-type="float">
            <text:p>0,431885</text:p>
          </table:table-cell>
          <table:table-cell office:value-type="float" office:value="0.287598" calcext:value-type="float">
            <text:p>0,287598</text:p>
          </table:table-cell>
          <table:table-cell table:formula="of:=SQRT(([.C2014]-[.C2013])^2+([.D2014]-[.D2013])^2)" office:value-type="float" office:value="0.00543205311093333" calcext:value-type="float">
            <text:p>0,00543205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0878" calcext:value-type="float">
            <text:p>0,430878</text:p>
          </table:table-cell>
          <table:table-cell office:value-type="float" office:value="0.278656" calcext:value-type="float">
            <text:p>0,278656</text:p>
          </table:table-cell>
          <table:table-cell table:formula="of:=SQRT(([.C2015]-[.C2014])^2+([.D2015]-[.D2014])^2)" office:value-type="float" office:value="0.00899852282321932" calcext:value-type="float">
            <text:p>0,00899852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9138" calcext:value-type="float">
            <text:p>0,429138</text:p>
          </table:table-cell>
          <table:table-cell office:value-type="float" office:value="0.269226" calcext:value-type="float">
            <text:p>0,269226</text:p>
          </table:table-cell>
          <table:table-cell table:formula="of:=SQRT(([.C2016]-[.C2015])^2+([.D2016]-[.D2015])^2)" office:value-type="float" office:value="0.00958918661826961" calcext:value-type="float">
            <text:p>0,00958918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7124" calcext:value-type="float">
            <text:p>0,427124</text:p>
          </table:table-cell>
          <table:table-cell office:value-type="float" office:value="0.259766" calcext:value-type="float">
            <text:p>0,259766</text:p>
          </table:table-cell>
          <table:table-cell table:formula="of:=SQRT(([.C2017]-[.C2016])^2+([.D2017]-[.D2016])^2)" office:value-type="float" office:value="0.00967201095946439" calcext:value-type="float">
            <text:p>0,0096720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5476" calcext:value-type="float">
            <text:p>0,425476</text:p>
          </table:table-cell>
          <table:table-cell office:value-type="float" office:value="0.250488" calcext:value-type="float">
            <text:p>0,250488</text:p>
          </table:table-cell>
          <table:table-cell table:formula="of:=SQRT(([.C2018]-[.C2017])^2+([.D2018]-[.D2017])^2)" office:value-type="float" office:value="0.00942322598689007" calcext:value-type="float">
            <text:p>0,0094232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3645" calcext:value-type="float">
            <text:p>0,423645</text:p>
          </table:table-cell>
          <table:table-cell office:value-type="float" office:value="0.242432" calcext:value-type="float">
            <text:p>0,242432</text:p>
          </table:table-cell>
          <table:table-cell table:formula="of:=SQRT(([.C2019]-[.C2018])^2+([.D2019]-[.D2018])^2)" office:value-type="float" office:value="0.00826145852740302" calcext:value-type="float">
            <text:p>0,00826145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1295" calcext:value-type="float">
            <text:p>0,421295</text:p>
          </table:table-cell>
          <table:table-cell office:value-type="float" office:value="0.234222" calcext:value-type="float">
            <text:p>0,234222</text:p>
          </table:table-cell>
          <table:table-cell table:formula="of:=SQRT(([.C2020]-[.C2019])^2+([.D2020]-[.D2019])^2)" office:value-type="float" office:value="0.00853970725493562" calcext:value-type="float">
            <text:p>0,00853970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8701" calcext:value-type="float">
            <text:p>0,418701</text:p>
          </table:table-cell>
          <table:table-cell office:value-type="float" office:value="0.225494" calcext:value-type="float">
            <text:p>0,225494</text:p>
          </table:table-cell>
          <table:table-cell table:formula="of:=SQRT(([.C2021]-[.C2020])^2+([.D2021]-[.D2020])^2)" office:value-type="float" office:value="0.00910531822617967" calcext:value-type="float">
            <text:p>0,00910531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629" calcext:value-type="float">
            <text:p>0,41629</text:p>
          </table:table-cell>
          <table:table-cell office:value-type="float" office:value="0.217987" calcext:value-type="float">
            <text:p>0,217987</text:p>
          </table:table-cell>
          <table:table-cell table:formula="of:=SQRT(([.C2022]-[.C2021])^2+([.D2022]-[.D2021])^2)" office:value-type="float" office:value="0.00788466676531101" calcext:value-type="float">
            <text:p>0,00788466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3696" calcext:value-type="float">
            <text:p>0,413696</text:p>
          </table:table-cell>
          <table:table-cell office:value-type="float" office:value="0.210907" calcext:value-type="float">
            <text:p>0,210907</text:p>
          </table:table-cell>
          <table:table-cell table:formula="of:=SQRT(([.C2023]-[.C2022])^2+([.D2023]-[.D2022])^2)" office:value-type="float" office:value="0.00754024111020332" calcext:value-type="float">
            <text:p>0,00754024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0675" calcext:value-type="float">
            <text:p>0,410675</text:p>
          </table:table-cell>
          <table:table-cell office:value-type="float" office:value="0.202698" calcext:value-type="float">
            <text:p>0,202698</text:p>
          </table:table-cell>
          <table:table-cell table:formula="of:=SQRT(([.C2024]-[.C2023])^2+([.D2024]-[.D2023])^2)" office:value-type="float" office:value="0.00874723510602066" calcext:value-type="float">
            <text:p>0,008747235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7349" calcext:value-type="float">
            <text:p>0,407349</text:p>
          </table:table-cell>
          <table:table-cell office:value-type="float" office:value="0.194275" calcext:value-type="float">
            <text:p>0,194275</text:p>
          </table:table-cell>
          <table:table-cell table:formula="of:=SQRT(([.C2025]-[.C2024])^2+([.D2025]-[.D2024])^2)" office:value-type="float" office:value="0.00905589338497311" calcext:value-type="float">
            <text:p>0,00905589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3961" calcext:value-type="float">
            <text:p>0,403961</text:p>
          </table:table-cell>
          <table:table-cell office:value-type="float" office:value="0.186951" calcext:value-type="float">
            <text:p>0,186951</text:p>
          </table:table-cell>
          <table:table-cell table:formula="of:=SQRT(([.C2026]-[.C2025])^2+([.D2026]-[.D2025])^2)" office:value-type="float" office:value="0.0080696666597822" calcext:value-type="float">
            <text:p>0,00806966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0604" calcext:value-type="float">
            <text:p>0,400604</text:p>
          </table:table-cell>
          <table:table-cell office:value-type="float" office:value="0.180603" calcext:value-type="float">
            <text:p>0,180603</text:p>
          </table:table-cell>
          <table:table-cell table:formula="of:=SQRT(([.C2027]-[.C2026])^2+([.D2027]-[.D2026])^2)" office:value-type="float" office:value="0.00718098551732281" calcext:value-type="float">
            <text:p>0,00718098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7217" calcext:value-type="float">
            <text:p>0,397217</text:p>
          </table:table-cell>
          <table:table-cell office:value-type="float" office:value="0.175049" calcext:value-type="float">
            <text:p>0,175049</text:p>
          </table:table-cell>
          <table:table-cell table:formula="of:=SQRT(([.C2028]-[.C2027])^2+([.D2028]-[.D2027])^2)" office:value-type="float" office:value="0.00650528131597703" calcext:value-type="float">
            <text:p>0,00650528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3829" calcext:value-type="float">
            <text:p>0,393829</text:p>
          </table:table-cell>
          <table:table-cell office:value-type="float" office:value="0.169586" calcext:value-type="float">
            <text:p>0,169586</text:p>
          </table:table-cell>
          <table:table-cell table:formula="of:=SQRT(([.C2029]-[.C2028])^2+([.D2029]-[.D2028])^2)" office:value-type="float" office:value="0.0064282900525723" calcext:value-type="float">
            <text:p>0,00642829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3829" calcext:value-type="float">
            <text:p>0,393829</text:p>
          </table:table-cell>
          <table:table-cell office:value-type="float" office:value="0.169586" calcext:value-type="float">
            <text:p>0,169586</text:p>
          </table:table-cell>
          <table:table-cell table:formula="of:=SQRT(([.C2030]-[.C2029])^2+([.D2030]-[.D202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0381" calcext:value-type="float">
            <text:p>0,390381</text:p>
          </table:table-cell>
          <table:table-cell office:value-type="float" office:value="0.163788" calcext:value-type="float">
            <text:p>0,163788</text:p>
          </table:table-cell>
          <table:table-cell table:formula="of:=SQRT(([.C2031]-[.C2030])^2+([.D2031]-[.D2030])^2)" office:value-type="float" office:value="0.0067457770493843" calcext:value-type="float">
            <text:p>0,0067457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6963" calcext:value-type="float">
            <text:p>0,386963</text:p>
          </table:table-cell>
          <table:table-cell office:value-type="float" office:value="0.158447" calcext:value-type="float">
            <text:p>0,158447</text:p>
          </table:table-cell>
          <table:table-cell table:formula="of:=SQRT(([.C2032]-[.C2031])^2+([.D2032]-[.D2031])^2)" office:value-type="float" office:value="0.00634105708853025" calcext:value-type="float">
            <text:p>0,00634105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3759" calcext:value-type="float">
            <text:p>0,383759</text:p>
          </table:table-cell>
          <table:table-cell office:value-type="float" office:value="0.154144" calcext:value-type="float">
            <text:p>0,154144</text:p>
          </table:table-cell>
          <table:table-cell table:formula="of:=SQRT(([.C2033]-[.C2032])^2+([.D2033]-[.D2032])^2)" office:value-type="float" office:value="0.0053648322434164" calcext:value-type="float">
            <text:p>0,00536483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0646" calcext:value-type="float">
            <text:p>0,380646</text:p>
          </table:table-cell>
          <table:table-cell office:value-type="float" office:value="0.150452" calcext:value-type="float">
            <text:p>0,150452</text:p>
          </table:table-cell>
          <table:table-cell table:formula="of:=SQRT(([.C2034]-[.C2033])^2+([.D2034]-[.D2033])^2)" office:value-type="float" office:value="0.00482924766397416" calcext:value-type="float">
            <text:p>0,00482924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7258" calcext:value-type="float">
            <text:p>0,377258</text:p>
          </table:table-cell>
          <table:table-cell office:value-type="float" office:value="0.147186" calcext:value-type="float">
            <text:p>0,147186</text:p>
          </table:table-cell>
          <table:table-cell table:formula="of:=SQRT(([.C2035]-[.C2034])^2+([.D2035]-[.D2034])^2)" office:value-type="float" office:value="0.00470587930146961" calcext:value-type="float">
            <text:p>0,0047058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3383" calcext:value-type="float">
            <text:p>0,373383</text:p>
          </table:table-cell>
          <table:table-cell office:value-type="float" office:value="0.144348" calcext:value-type="float">
            <text:p>0,144348</text:p>
          </table:table-cell>
          <table:table-cell table:formula="of:=SQRT(([.C2036]-[.C2035])^2+([.D2036]-[.D2035])^2)" office:value-type="float" office:value="0.00480311034643178" calcext:value-type="float">
            <text:p>0,00480311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9843" calcext:value-type="float">
            <text:p>0,369843</text:p>
          </table:table-cell>
          <table:table-cell office:value-type="float" office:value="0.140869" calcext:value-type="float">
            <text:p>0,140869</text:p>
          </table:table-cell>
          <table:table-cell table:formula="of:=SQRT(([.C2037]-[.C2036])^2+([.D2037]-[.D2036])^2)" office:value-type="float" office:value="0.0049633699237514" calcext:value-type="float">
            <text:p>0,00496336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7035" calcext:value-type="float">
            <text:p>0,367035</text:p>
          </table:table-cell>
          <table:table-cell office:value-type="float" office:value="0.137573" calcext:value-type="float">
            <text:p>0,137573</text:p>
          </table:table-cell>
          <table:table-cell table:formula="of:=SQRT(([.C2038]-[.C2037])^2+([.D2038]-[.D2037])^2)" office:value-type="float" office:value="0.0043299515008831" calcext:value-type="float">
            <text:p>0,00432995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4532" calcext:value-type="float">
            <text:p>0,364532</text:p>
          </table:table-cell>
          <table:table-cell office:value-type="float" office:value="0.134827" calcext:value-type="float">
            <text:p>0,134827</text:p>
          </table:table-cell>
          <table:table-cell table:formula="of:=SQRT(([.C2039]-[.C2038])^2+([.D2039]-[.D2038])^2)" office:value-type="float" office:value="0.00371557868978712" calcext:value-type="float">
            <text:p>0,00371557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1908" calcext:value-type="float">
            <text:p>0,361908</text:p>
          </table:table-cell>
          <table:table-cell office:value-type="float" office:value="0.132263" calcext:value-type="float">
            <text:p>0,132263</text:p>
          </table:table-cell>
          <table:table-cell table:formula="of:=SQRT(([.C2040]-[.C2039])^2+([.D2040]-[.D2039])^2)" office:value-type="float" office:value="0.00366871530647989" calcext:value-type="float">
            <text:p>0,00366871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9131" calcext:value-type="float">
            <text:p>0,359131</text:p>
          </table:table-cell>
          <table:table-cell office:value-type="float" office:value="0.131042" calcext:value-type="float">
            <text:p>0,131042</text:p>
          </table:table-cell>
          <table:table-cell table:formula="of:=SQRT(([.C2041]-[.C2040])^2+([.D2041]-[.D2040])^2)" office:value-type="float" office:value="0.00303357379999237" calcext:value-type="float">
            <text:p>0,00303357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6628" calcext:value-type="float">
            <text:p>0,356628</text:p>
          </table:table-cell>
          <table:table-cell office:value-type="float" office:value="0.130188" calcext:value-type="float">
            <text:p>0,130188</text:p>
          </table:table-cell>
          <table:table-cell table:formula="of:=SQRT(([.C2042]-[.C2041])^2+([.D2042]-[.D2041])^2)" office:value-type="float" office:value="0.00264467861941671" calcext:value-type="float">
            <text:p>0,00264467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4767" calcext:value-type="float">
            <text:p>0,354767</text:p>
          </table:table-cell>
          <table:table-cell office:value-type="float" office:value="0.12915" calcext:value-type="float">
            <text:p>0,12915</text:p>
          </table:table-cell>
          <table:table-cell table:formula="of:=SQRT(([.C2043]-[.C2042])^2+([.D2043]-[.D2042])^2)" office:value-type="float" office:value="0.0021309070838495" calcext:value-type="float">
            <text:p>0,00213090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3424" calcext:value-type="float">
            <text:p>0,353424</text:p>
          </table:table-cell>
          <table:table-cell office:value-type="float" office:value="0.128876" calcext:value-type="float">
            <text:p>0,128876</text:p>
          </table:table-cell>
          <table:table-cell table:formula="of:=SQRT(([.C2044]-[.C2043])^2+([.D2044]-[.D2043])^2)" office:value-type="float" office:value="0.00137066589656273" calcext:value-type="float">
            <text:p>0,00137066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2844" calcext:value-type="float">
            <text:p>0,352844</text:p>
          </table:table-cell>
          <table:table-cell office:value-type="float" office:value="0.129791" calcext:value-type="float">
            <text:p>0,129791</text:p>
          </table:table-cell>
          <table:table-cell table:formula="of:=SQRT(([.C2045]-[.C2044])^2+([.D2045]-[.D2044])^2)" office:value-type="float" office:value="0.00108333974357076" calcext:value-type="float">
            <text:p>0,00108333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0189" calcext:value-type="float">
            <text:p>0,350189</text:p>
          </table:table-cell>
          <table:table-cell office:value-type="float" office:value="0.133514" calcext:value-type="float">
            <text:p>0,133514</text:p>
          </table:table-cell>
          <table:table-cell table:formula="of:=SQRT(([.C2046]-[.C2045])^2+([.D2046]-[.D2045])^2)" office:value-type="float" office:value="0.00457271844748834" calcext:value-type="float">
            <text:p>0,00457271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49365" calcext:value-type="float">
            <text:p>0,349365</text:p>
          </table:table-cell>
          <table:table-cell office:value-type="float" office:value="0.13501" calcext:value-type="float">
            <text:p>0,13501</text:p>
          </table:table-cell>
          <table:table-cell table:formula="of:=SQRT(([.C2047]-[.C2046])^2+([.D2047]-[.D2046])^2)" office:value-type="float" office:value="0.00170792037285116" calcext:value-type="float">
            <text:p>0,00170792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48724" calcext:value-type="float">
            <text:p>0,348724</text:p>
          </table:table-cell>
          <table:table-cell office:value-type="float" office:value="0.13681" calcext:value-type="float">
            <text:p>0,13681</text:p>
          </table:table-cell>
          <table:table-cell table:formula="of:=SQRT(([.C2048]-[.C2047])^2+([.D2048]-[.D2047])^2)" office:value-type="float" office:value="0.0019107278717808" calcext:value-type="float">
            <text:p>0,00191072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49792" calcext:value-type="float">
            <text:p>0,349792</text:p>
          </table:table-cell>
          <table:table-cell office:value-type="float" office:value="0.137634" calcext:value-type="float">
            <text:p>0,137634</text:p>
          </table:table-cell>
          <table:table-cell table:formula="of:=SQRT(([.C2049]-[.C2048])^2+([.D2049]-[.D2048])^2)" office:value-type="float" office:value="0.00134892549831339" calcext:value-type="float">
            <text:p>0,00134892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1532" calcext:value-type="float">
            <text:p>0,351532</text:p>
          </table:table-cell>
          <table:table-cell office:value-type="float" office:value="0.139618" calcext:value-type="float">
            <text:p>0,139618</text:p>
          </table:table-cell>
          <table:table-cell table:formula="of:=SQRT(([.C2050]-[.C2049])^2+([.D2050]-[.D2049])^2)" office:value-type="float" office:value="0.00263891189697572" calcext:value-type="float">
            <text:p>0,00263891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3546" calcext:value-type="float">
            <text:p>0,353546</text:p>
          </table:table-cell>
          <table:table-cell office:value-type="float" office:value="0.141876" calcext:value-type="float">
            <text:p>0,141876</text:p>
          </table:table-cell>
          <table:table-cell table:formula="of:=SQRT(([.C2051]-[.C2050])^2+([.D2051]-[.D2050])^2)" office:value-type="float" office:value="0.00302568339387978" calcext:value-type="float">
            <text:p>0,00302568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556" calcext:value-type="float">
            <text:p>0,35556</text:p>
          </table:table-cell>
          <table:table-cell office:value-type="float" office:value="0.143463" calcext:value-type="float">
            <text:p>0,143463</text:p>
          </table:table-cell>
          <table:table-cell table:formula="of:=SQRT(([.C2052]-[.C2051])^2+([.D2052]-[.D2051])^2)" office:value-type="float" office:value="0.00256413045689963" calcext:value-type="float">
            <text:p>0,00256413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7544" calcext:value-type="float">
            <text:p>0,357544</text:p>
          </table:table-cell>
          <table:table-cell office:value-type="float" office:value="0.14566" calcext:value-type="float">
            <text:p>0,14566</text:p>
          </table:table-cell>
          <table:table-cell table:formula="of:=SQRT(([.C2053]-[.C2052])^2+([.D2053]-[.D2052])^2)" office:value-type="float" office:value="0.00296024745587252" calcext:value-type="float">
            <text:p>0,00296024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59955" calcext:value-type="float">
            <text:p>0,359955</text:p>
          </table:table-cell>
          <table:table-cell office:value-type="float" office:value="0.147522" calcext:value-type="float">
            <text:p>0,147522</text:p>
          </table:table-cell>
          <table:table-cell table:formula="of:=SQRT(([.C2054]-[.C2053])^2+([.D2054]-[.D2053])^2)" office:value-type="float" office:value="0.00304630349768369" calcext:value-type="float">
            <text:p>0,00304630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2457" calcext:value-type="float">
            <text:p>0,362457</text:p>
          </table:table-cell>
          <table:table-cell office:value-type="float" office:value="0.149536" calcext:value-type="float">
            <text:p>0,149536</text:p>
          </table:table-cell>
          <table:table-cell table:formula="of:=SQRT(([.C2055]-[.C2054])^2+([.D2055]-[.D2054])^2)" office:value-type="float" office:value="0.00321188418222079" calcext:value-type="float">
            <text:p>0,00321188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5509" calcext:value-type="float">
            <text:p>0,365509</text:p>
          </table:table-cell>
          <table:table-cell office:value-type="float" office:value="0.152069" calcext:value-type="float">
            <text:p>0,152069</text:p>
          </table:table-cell>
          <table:table-cell table:formula="of:=SQRT(([.C2056]-[.C2055])^2+([.D2056]-[.D2055])^2)" office:value-type="float" office:value="0.00396620637385397" calcext:value-type="float">
            <text:p>0,00396620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9202" calcext:value-type="float">
            <text:p>0,369202</text:p>
          </table:table-cell>
          <table:table-cell office:value-type="float" office:value="0.154388" calcext:value-type="float">
            <text:p>0,154388</text:p>
          </table:table-cell>
          <table:table-cell table:formula="of:=SQRT(([.C2057]-[.C2056])^2+([.D2057]-[.D2056])^2)" office:value-type="float" office:value="0.0043607350297857" calcext:value-type="float">
            <text:p>0,0043607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2925" calcext:value-type="float">
            <text:p>0,372925</text:p>
          </table:table-cell>
          <table:table-cell office:value-type="float" office:value="0.156952" calcext:value-type="float">
            <text:p>0,156952</text:p>
          </table:table-cell>
          <table:table-cell table:formula="of:=SQRT(([.C2058]-[.C2057])^2+([.D2058]-[.D2057])^2)" office:value-type="float" office:value="0.00452048946464873" calcext:value-type="float">
            <text:p>0,00452048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6312" calcext:value-type="float">
            <text:p>0,376312</text:p>
          </table:table-cell>
          <table:table-cell office:value-type="float" office:value="0.160217" calcext:value-type="float">
            <text:p>0,160217</text:p>
          </table:table-cell>
          <table:table-cell table:formula="of:=SQRT(([.C2059]-[.C2058])^2+([.D2059]-[.D2058])^2)" office:value-type="float" office:value="0.00470446532562415" calcext:value-type="float">
            <text:p>0,00470446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9974" calcext:value-type="float">
            <text:p>0,379974</text:p>
          </table:table-cell>
          <table:table-cell office:value-type="float" office:value="0.163452" calcext:value-type="float">
            <text:p>0,163452</text:p>
          </table:table-cell>
          <table:table-cell table:formula="of:=SQRT(([.C2060]-[.C2059])^2+([.D2060]-[.D2059])^2)" office:value-type="float" office:value="0.00488625306344237" calcext:value-type="float">
            <text:p>0,00488625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4399" calcext:value-type="float">
            <text:p>0,384399</text:p>
          </table:table-cell>
          <table:table-cell office:value-type="float" office:value="0.167206" calcext:value-type="float">
            <text:p>0,167206</text:p>
          </table:table-cell>
          <table:table-cell table:formula="of:=SQRT(([.C2061]-[.C2060])^2+([.D2061]-[.D2060])^2)" office:value-type="float" office:value="0.00580285627945412" calcext:value-type="float">
            <text:p>0,00580285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8367" calcext:value-type="float">
            <text:p>0,388367</text:p>
          </table:table-cell>
          <table:table-cell office:value-type="float" office:value="0.171692" calcext:value-type="float">
            <text:p>0,171692</text:p>
          </table:table-cell>
          <table:table-cell table:formula="of:=SQRT(([.C2062]-[.C2061])^2+([.D2062]-[.D2061])^2)" office:value-type="float" office:value="0.00598909175084166" calcext:value-type="float">
            <text:p>0,00598909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8367" calcext:value-type="float">
            <text:p>0,388367</text:p>
          </table:table-cell>
          <table:table-cell office:value-type="float" office:value="0.171692" calcext:value-type="float">
            <text:p>0,171692</text:p>
          </table:table-cell>
          <table:table-cell table:formula="of:=SQRT(([.C2063]-[.C2062])^2+([.D2063]-[.D206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1968" calcext:value-type="float">
            <text:p>0,391968</text:p>
          </table:table-cell>
          <table:table-cell office:value-type="float" office:value="0.176483" calcext:value-type="float">
            <text:p>0,176483</text:p>
          </table:table-cell>
          <table:table-cell table:formula="of:=SQRT(([.C2064]-[.C2063])^2+([.D2064]-[.D2063])^2)" office:value-type="float" office:value="0.00599340320686005" calcext:value-type="float">
            <text:p>0,00599340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5752" calcext:value-type="float">
            <text:p>0,395752</text:p>
          </table:table-cell>
          <table:table-cell office:value-type="float" office:value="0.180573" calcext:value-type="float">
            <text:p>0,180573</text:p>
          </table:table-cell>
          <table:table-cell table:formula="of:=SQRT(([.C2065]-[.C2064])^2+([.D2065]-[.D2064])^2)" office:value-type="float" office:value="0.00557196159355033" calcext:value-type="float">
            <text:p>0,00557196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9841" calcext:value-type="float">
            <text:p>0,399841</text:p>
          </table:table-cell>
          <table:table-cell office:value-type="float" office:value="0.184875" calcext:value-type="float">
            <text:p>0,184875</text:p>
          </table:table-cell>
          <table:table-cell table:formula="of:=SQRT(([.C2066]-[.C2065])^2+([.D2066]-[.D2065])^2)" office:value-type="float" office:value="0.00593524430836676" calcext:value-type="float">
            <text:p>0,00593524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9841" calcext:value-type="float">
            <text:p>0,399841</text:p>
          </table:table-cell>
          <table:table-cell office:value-type="float" office:value="0.184875" calcext:value-type="float">
            <text:p>0,184875</text:p>
          </table:table-cell>
          <table:table-cell table:formula="of:=SQRT(([.C2067]-[.C2066])^2+([.D2067]-[.D206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4205" calcext:value-type="float">
            <text:p>0,404205</text:p>
          </table:table-cell>
          <table:table-cell office:value-type="float" office:value="0.190399" calcext:value-type="float">
            <text:p>0,190399</text:p>
          </table:table-cell>
          <table:table-cell table:formula="of:=SQRT(([.C2068]-[.C2067])^2+([.D2068]-[.D2067])^2)" office:value-type="float" office:value="0.00703982045225586" calcext:value-type="float">
            <text:p>0,00703982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8234" calcext:value-type="float">
            <text:p>0,408234</text:p>
          </table:table-cell>
          <table:table-cell office:value-type="float" office:value="0.196045" calcext:value-type="float">
            <text:p>0,196045</text:p>
          </table:table-cell>
          <table:table-cell table:formula="of:=SQRT(([.C2069]-[.C2068])^2+([.D2069]-[.D2068])^2)" office:value-type="float" office:value="0.00693614857107316" calcext:value-type="float">
            <text:p>0,00693614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2872" calcext:value-type="float">
            <text:p>0,412872</text:p>
          </table:table-cell>
          <table:table-cell office:value-type="float" office:value="0.200684" calcext:value-type="float">
            <text:p>0,200684</text:p>
          </table:table-cell>
          <table:table-cell table:formula="of:=SQRT(([.C2070]-[.C2069])^2+([.D2070]-[.D2069])^2)" office:value-type="float" office:value="0.00655982964717833" calcext:value-type="float">
            <text:p>0,00655982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7847" calcext:value-type="float">
            <text:p>0,417847</text:p>
          </table:table-cell>
          <table:table-cell office:value-type="float" office:value="0.205566" calcext:value-type="float">
            <text:p>0,205566</text:p>
          </table:table-cell>
          <table:table-cell table:formula="of:=SQRT(([.C2071]-[.C2070])^2+([.D2071]-[.D2070])^2)" office:value-type="float" office:value="0.00697026175979067" calcext:value-type="float">
            <text:p>0,00697026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1844" calcext:value-type="float">
            <text:p>0,421844</text:p>
          </table:table-cell>
          <table:table-cell office:value-type="float" office:value="0.212067" calcext:value-type="float">
            <text:p>0,212067</text:p>
          </table:table-cell>
          <table:table-cell table:formula="of:=SQRT(([.C2072]-[.C2071])^2+([.D2072]-[.D2071])^2)" office:value-type="float" office:value="0.00763144874843564" calcext:value-type="float">
            <text:p>0,00763144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572" calcext:value-type="float">
            <text:p>0,42572</text:p>
          </table:table-cell>
          <table:table-cell office:value-type="float" office:value="0.218842" calcext:value-type="float">
            <text:p>0,218842</text:p>
          </table:table-cell>
          <table:table-cell table:formula="of:=SQRT(([.C2073]-[.C2072])^2+([.D2073]-[.D2072])^2)" office:value-type="float" office:value="0.00780538282212989" calcext:value-type="float">
            <text:p>0,00780538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9626" calcext:value-type="float">
            <text:p>0,429626</text:p>
          </table:table-cell>
          <table:table-cell office:value-type="float" office:value="0.225006" calcext:value-type="float">
            <text:p>0,225006</text:p>
          </table:table-cell>
          <table:table-cell table:formula="of:=SQRT(([.C2074]-[.C2073])^2+([.D2074]-[.D2073])^2)" office:value-type="float" office:value="0.00729737843338276" calcext:value-type="float">
            <text:p>0,00729737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338" calcext:value-type="float">
            <text:p>0,43338</text:p>
          </table:table-cell>
          <table:table-cell office:value-type="float" office:value="0.231049" calcext:value-type="float">
            <text:p>0,231049</text:p>
          </table:table-cell>
          <table:table-cell table:formula="of:=SQRT(([.C2075]-[.C2074])^2+([.D2075]-[.D2074])^2)" office:value-type="float" office:value="0.00711409621807297" calcext:value-type="float">
            <text:p>0,0071140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692" calcext:value-type="float">
            <text:p>0,43692</text:p>
          </table:table-cell>
          <table:table-cell office:value-type="float" office:value="0.237427" calcext:value-type="float">
            <text:p>0,237427</text:p>
          </table:table-cell>
          <table:table-cell table:formula="of:=SQRT(([.C2076]-[.C2075])^2+([.D2076]-[.D2075])^2)" office:value-type="float" office:value="0.00729455166545554" calcext:value-type="float">
            <text:p>0,00729455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0277" calcext:value-type="float">
            <text:p>0,440277</text:p>
          </table:table-cell>
          <table:table-cell office:value-type="float" office:value="0.244232" calcext:value-type="float">
            <text:p>0,244232</text:p>
          </table:table-cell>
          <table:table-cell table:formula="of:=SQRT(([.C2077]-[.C2076])^2+([.D2077]-[.D2076])^2)" office:value-type="float" office:value="0.00758798220872976" calcext:value-type="float">
            <text:p>0,00758798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634" calcext:value-type="float">
            <text:p>0,443634</text:p>
          </table:table-cell>
          <table:table-cell office:value-type="float" office:value="0.251221" calcext:value-type="float">
            <text:p>0,251221</text:p>
          </table:table-cell>
          <table:table-cell table:formula="of:=SQRT(([.C2078]-[.C2077])^2+([.D2078]-[.D2077])^2)" office:value-type="float" office:value="0.00775342311498605" calcext:value-type="float">
            <text:p>0,00775342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6564" calcext:value-type="float">
            <text:p>0,446564</text:p>
          </table:table-cell>
          <table:table-cell office:value-type="float" office:value="0.258636" calcext:value-type="float">
            <text:p>0,258636</text:p>
          </table:table-cell>
          <table:table-cell table:formula="of:=SQRT(([.C2079]-[.C2078])^2+([.D2079]-[.D2078])^2)" office:value-type="float" office:value="0.00797289940987593" calcext:value-type="float">
            <text:p>0,00797289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9982" calcext:value-type="float">
            <text:p>0,449982</text:p>
          </table:table-cell>
          <table:table-cell office:value-type="float" office:value="0.266541" calcext:value-type="float">
            <text:p>0,266541</text:p>
          </table:table-cell>
          <table:table-cell table:formula="of:=SQRT(([.C2080]-[.C2079])^2+([.D2080]-[.D2079])^2)" office:value-type="float" office:value="0.00861230218931037" calcext:value-type="float">
            <text:p>0,00861230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3949" calcext:value-type="float">
            <text:p>0,453949</text:p>
          </table:table-cell>
          <table:table-cell office:value-type="float" office:value="0.27478" calcext:value-type="float">
            <text:p>0,27478</text:p>
          </table:table-cell>
          <table:table-cell table:formula="of:=SQRT(([.C2081]-[.C2080])^2+([.D2081]-[.D2080])^2)" office:value-type="float" office:value="0.00914429931706092" calcext:value-type="float">
            <text:p>0,00914429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7153" calcext:value-type="float">
            <text:p>0,457153</text:p>
          </table:table-cell>
          <table:table-cell office:value-type="float" office:value="0.283478" calcext:value-type="float">
            <text:p>0,283478</text:p>
          </table:table-cell>
          <table:table-cell table:formula="of:=SQRT(([.C2082]-[.C2081])^2+([.D2082]-[.D2081])^2)" office:value-type="float" office:value="0.00926934841291445" calcext:value-type="float">
            <text:p>0,00926934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9991" calcext:value-type="float">
            <text:p>0,459991</text:p>
          </table:table-cell>
          <table:table-cell office:value-type="float" office:value="0.292603" calcext:value-type="float">
            <text:p>0,292603</text:p>
          </table:table-cell>
          <table:table-cell table:formula="of:=SQRT(([.C2083]-[.C2082])^2+([.D2083]-[.D2082])^2)" office:value-type="float" office:value="0.0095561429980929" calcext:value-type="float">
            <text:p>0,0095561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4111" calcext:value-type="float">
            <text:p>0,464111</text:p>
          </table:table-cell>
          <table:table-cell office:value-type="float" office:value="0.300629" calcext:value-type="float">
            <text:p>0,300629</text:p>
          </table:table-cell>
          <table:table-cell table:formula="of:=SQRT(([.C2084]-[.C2083])^2+([.D2084]-[.D2083])^2)" office:value-type="float" office:value="0.00902170028320603" calcext:value-type="float">
            <text:p>0,00902170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8262" calcext:value-type="float">
            <text:p>0,468262</text:p>
          </table:table-cell>
          <table:table-cell office:value-type="float" office:value="0.307617" calcext:value-type="float">
            <text:p>0,307617</text:p>
          </table:table-cell>
          <table:table-cell table:formula="of:=SQRT(([.C2085]-[.C2084])^2+([.D2085]-[.D2084])^2)" office:value-type="float" office:value="0.00812791147835652" calcext:value-type="float">
            <text:p>0,00812791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0673" calcext:value-type="float">
            <text:p>0,470673</text:p>
          </table:table-cell>
          <table:table-cell office:value-type="float" office:value="0.315796" calcext:value-type="float">
            <text:p>0,315796</text:p>
          </table:table-cell>
          <table:table-cell table:formula="of:=SQRT(([.C2086]-[.C2085])^2+([.D2086]-[.D2085])^2)" office:value-type="float" office:value="0.00852695502509541" calcext:value-type="float">
            <text:p>0,0085269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2504" calcext:value-type="float">
            <text:p>0,472504</text:p>
          </table:table-cell>
          <table:table-cell office:value-type="float" office:value="0.325073" calcext:value-type="float">
            <text:p>0,325073</text:p>
          </table:table-cell>
          <table:table-cell table:formula="of:=SQRT(([.C2087]-[.C2086])^2+([.D2087]-[.D2086])^2)" office:value-type="float" office:value="0.00945596584173191" calcext:value-type="float">
            <text:p>0,00945596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4121" calcext:value-type="float">
            <text:p>0,474121</text:p>
          </table:table-cell>
          <table:table-cell office:value-type="float" office:value="0.33493" calcext:value-type="float">
            <text:p>0,33493</text:p>
          </table:table-cell>
          <table:table-cell table:formula="of:=SQRT(([.C2088]-[.C2087])^2+([.D2088]-[.D2087])^2)" office:value-type="float" office:value="0.00998875057251907" calcext:value-type="float">
            <text:p>0,00998875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5922" calcext:value-type="float">
            <text:p>0,475922</text:p>
          </table:table-cell>
          <table:table-cell office:value-type="float" office:value="0.345245" calcext:value-type="float">
            <text:p>0,345245</text:p>
          </table:table-cell>
          <table:table-cell table:formula="of:=SQRT(([.C2089]-[.C2088])^2+([.D2089]-[.D2088])^2)" office:value-type="float" office:value="0.0104710470345615" calcext:value-type="float">
            <text:p>0,0104710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7692" calcext:value-type="float">
            <text:p>0,477692</text:p>
          </table:table-cell>
          <table:table-cell office:value-type="float" office:value="0.353516" calcext:value-type="float">
            <text:p>0,353516</text:p>
          </table:table-cell>
          <table:table-cell table:formula="of:=SQRT(([.C2090]-[.C2089])^2+([.D2090]-[.D2089])^2)" office:value-type="float" office:value="0.00845827056791166" calcext:value-type="float">
            <text:p>0,00845827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757" calcext:value-type="float">
            <text:p>0,47757</text:p>
          </table:table-cell>
          <table:table-cell office:value-type="float" office:value="0.355835" calcext:value-type="float">
            <text:p>0,355835</text:p>
          </table:table-cell>
          <table:table-cell table:formula="of:=SQRT(([.C2091]-[.C2090])^2+([.D2091]-[.D2090])^2)" office:value-type="float" office:value="0.00232220692445781" calcext:value-type="float">
            <text:p>0,00232220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7692" calcext:value-type="float">
            <text:p>0,477692</text:p>
          </table:table-cell>
          <table:table-cell office:value-type="float" office:value="0.367035" calcext:value-type="float">
            <text:p>0,367035</text:p>
          </table:table-cell>
          <table:table-cell table:formula="of:=SQRT(([.C2092]-[.C2091])^2+([.D2092]-[.D2091])^2)" office:value-type="float" office:value="0.0112006644445765" calcext:value-type="float">
            <text:p>0,01120066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7692" calcext:value-type="float">
            <text:p>0,477692</text:p>
          </table:table-cell>
          <table:table-cell office:value-type="float" office:value="0.367035" calcext:value-type="float">
            <text:p>0,367035</text:p>
          </table:table-cell>
          <table:table-cell table:formula="of:=SQRT(([.C2093]-[.C2092])^2+([.D2093]-[.D2092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7325" calcext:value-type="float">
            <text:p>0,477325</text:p>
          </table:table-cell>
          <table:table-cell office:value-type="float" office:value="0.379486" calcext:value-type="float">
            <text:p>0,379486</text:p>
          </table:table-cell>
          <table:table-cell table:formula="of:=SQRT(([.C2094]-[.C2093])^2+([.D2094]-[.D2093])^2)" office:value-type="float" office:value="0.0124564075880649" calcext:value-type="float">
            <text:p>0,01245640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6929" calcext:value-type="float">
            <text:p>0,476929</text:p>
          </table:table-cell>
          <table:table-cell office:value-type="float" office:value="0.394043" calcext:value-type="float">
            <text:p>0,394043</text:p>
          </table:table-cell>
          <table:table-cell table:formula="of:=SQRT(([.C2095]-[.C2094])^2+([.D2095]-[.D2094])^2)" office:value-type="float" office:value="0.0145623852785181" calcext:value-type="float">
            <text:p>0,01456238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6196" calcext:value-type="float">
            <text:p>0,476196</text:p>
          </table:table-cell>
          <table:table-cell office:value-type="float" office:value="0.410217" calcext:value-type="float">
            <text:p>0,410217</text:p>
          </table:table-cell>
          <table:table-cell table:formula="of:=SQRT(([.C2096]-[.C2095])^2+([.D2096]-[.D2095])^2)" office:value-type="float" office:value="0.0161906011315207" calcext:value-type="float">
            <text:p>0,01619060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5647" calcext:value-type="float">
            <text:p>0,475647</text:p>
          </table:table-cell>
          <table:table-cell office:value-type="float" office:value="0.426666" calcext:value-type="float">
            <text:p>0,426666</text:p>
          </table:table-cell>
          <table:table-cell table:formula="of:=SQRT(([.C2097]-[.C2096])^2+([.D2097]-[.D2096])^2)" office:value-type="float" office:value="0.0164581591315675" calcext:value-type="float">
            <text:p>0,01645815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5647" calcext:value-type="float">
            <text:p>0,475647</text:p>
          </table:table-cell>
          <table:table-cell office:value-type="float" office:value="0.426666" calcext:value-type="float">
            <text:p>0,426666</text:p>
          </table:table-cell>
          <table:table-cell table:formula="of:=SQRT(([.C2098]-[.C2097])^2+([.D2098]-[.D209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5159" calcext:value-type="float">
            <text:p>0,475159</text:p>
          </table:table-cell>
          <table:table-cell office:value-type="float" office:value="0.443634" calcext:value-type="float">
            <text:p>0,443634</text:p>
          </table:table-cell>
          <table:table-cell table:formula="of:=SQRT(([.C2099]-[.C2098])^2+([.D2099]-[.D2098])^2)" office:value-type="float" office:value="0.0169750159941014" calcext:value-type="float">
            <text:p>0,0169750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467" calcext:value-type="float">
            <text:p>0,47467</text:p>
          </table:table-cell>
          <table:table-cell office:value-type="float" office:value="0.461975" calcext:value-type="float">
            <text:p>0,461975</text:p>
          </table:table-cell>
          <table:table-cell table:formula="of:=SQRT(([.C2100]-[.C2099])^2+([.D2100]-[.D2099])^2)" office:value-type="float" office:value="0.0183475175977569" calcext:value-type="float">
            <text:p>0,01834751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3663" calcext:value-type="float">
            <text:p>0,473663</text:p>
          </table:table-cell>
          <table:table-cell office:value-type="float" office:value="0.482758" calcext:value-type="float">
            <text:p>0,482758</text:p>
          </table:table-cell>
          <table:table-cell table:formula="of:=SQRT(([.C2101]-[.C2100])^2+([.D2101]-[.D2100])^2)" office:value-type="float" office:value="0.0208073818151155" calcext:value-type="float">
            <text:p>0,02080738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1985" calcext:value-type="float">
            <text:p>0,471985</text:p>
          </table:table-cell>
          <table:table-cell office:value-type="float" office:value="0.504669" calcext:value-type="float">
            <text:p>0,504669</text:p>
          </table:table-cell>
          <table:table-cell table:formula="of:=SQRT(([.C2102]-[.C2101])^2+([.D2102]-[.D2101])^2)" office:value-type="float" office:value="0.0219751588162634" calcext:value-type="float">
            <text:p>0,02197515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0215" calcext:value-type="float">
            <text:p>0,470215</text:p>
          </table:table-cell>
          <table:table-cell office:value-type="float" office:value="0.526367" calcext:value-type="float">
            <text:p>0,526367</text:p>
          </table:table-cell>
          <table:table-cell table:formula="of:=SQRT(([.C2103]-[.C2102])^2+([.D2103]-[.D2102])^2)" office:value-type="float" office:value="0.0217700735873815" calcext:value-type="float">
            <text:p>0,02177007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814" calcext:value-type="float">
            <text:p>0,46814</text:p>
          </table:table-cell>
          <table:table-cell office:value-type="float" office:value="0.548767" calcext:value-type="float">
            <text:p>0,548767</text:p>
          </table:table-cell>
          <table:table-cell table:formula="of:=SQRT(([.C2104]-[.C2103])^2+([.D2104]-[.D2103])^2)" office:value-type="float" office:value="0.0224959024046602" calcext:value-type="float">
            <text:p>0,02249590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5576" calcext:value-type="float">
            <text:p>0,465576</text:p>
          </table:table-cell>
          <table:table-cell office:value-type="float" office:value="0.571442" calcext:value-type="float">
            <text:p>0,571442</text:p>
          </table:table-cell>
          <table:table-cell table:formula="of:=SQRT(([.C2105]-[.C2104])^2+([.D2105]-[.D2104])^2)" office:value-type="float" office:value="0.022819503083985" calcext:value-type="float">
            <text:p>0,02281950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3379" calcext:value-type="float">
            <text:p>0,463379</text:p>
          </table:table-cell>
          <table:table-cell office:value-type="float" office:value="0.593811" calcext:value-type="float">
            <text:p>0,593811</text:p>
          </table:table-cell>
          <table:table-cell table:formula="of:=SQRT(([.C2106]-[.C2105])^2+([.D2106]-[.D2105])^2)" office:value-type="float" office:value="0.0224766316426639" calcext:value-type="float">
            <text:p>0,02247663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2006" calcext:value-type="float">
            <text:p>0,462006</text:p>
          </table:table-cell>
          <table:table-cell office:value-type="float" office:value="0.616425" calcext:value-type="float">
            <text:p>0,616425</text:p>
          </table:table-cell>
          <table:table-cell table:formula="of:=SQRT(([.C2107]-[.C2106])^2+([.D2107]-[.D2106])^2)" office:value-type="float" office:value="0.0226556422332275" calcext:value-type="float">
            <text:p>0,02265564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0358" calcext:value-type="float">
            <text:p>0,460358</text:p>
          </table:table-cell>
          <table:table-cell office:value-type="float" office:value="0.638763" calcext:value-type="float">
            <text:p>0,638763</text:p>
          </table:table-cell>
          <table:table-cell table:formula="of:=SQRT(([.C2108]-[.C2107])^2+([.D2108]-[.D2107])^2)" office:value-type="float" office:value="0.0223987086234898" calcext:value-type="float">
            <text:p>0,02239870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7916" calcext:value-type="float">
            <text:p>0,457916</text:p>
          </table:table-cell>
          <table:table-cell office:value-type="float" office:value="0.660187" calcext:value-type="float">
            <text:p>0,660187</text:p>
          </table:table-cell>
          <table:table-cell table:formula="of:=SQRT(([.C2109]-[.C2108])^2+([.D2109]-[.D2108])^2)" office:value-type="float" office:value="0.0215627257089636" calcext:value-type="float">
            <text:p>0,02156272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4956" calcext:value-type="float">
            <text:p>0,454956</text:p>
          </table:table-cell>
          <table:table-cell office:value-type="float" office:value="0.680786" calcext:value-type="float">
            <text:p>0,680786</text:p>
          </table:table-cell>
          <table:table-cell table:formula="of:=SQRT(([.C2110]-[.C2109])^2+([.D2110]-[.D2109])^2)" office:value-type="float" office:value="0.0208105838697525" calcext:value-type="float">
            <text:p>0,02081058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224" calcext:value-type="float">
            <text:p>0,45224</text:p>
          </table:table-cell>
          <table:table-cell office:value-type="float" office:value="0.7005" calcext:value-type="float">
            <text:p>0,7005</text:p>
          </table:table-cell>
          <table:table-cell table:formula="of:=SQRT(([.C2111]-[.C2110])^2+([.D2111]-[.D2110])^2)" office:value-type="float" office:value="0.019900212360676" calcext:value-type="float">
            <text:p>0,01990021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989" calcext:value-type="float">
            <text:p>0,44989</text:p>
          </table:table-cell>
          <table:table-cell office:value-type="float" office:value="0.719269" calcext:value-type="float">
            <text:p>0,719269</text:p>
          </table:table-cell>
          <table:table-cell table:formula="of:=SQRT(([.C2112]-[.C2111])^2+([.D2112]-[.D2111])^2)" office:value-type="float" office:value="0.0189155454851293" calcext:value-type="float">
            <text:p>0,018915545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6869" calcext:value-type="float">
            <text:p>0,446869</text:p>
          </table:table-cell>
          <table:table-cell office:value-type="float" office:value="0.737549" calcext:value-type="float">
            <text:p>0,737549</text:p>
          </table:table-cell>
          <table:table-cell table:formula="of:=SQRT(([.C2113]-[.C2112])^2+([.D2113]-[.D2112])^2)" office:value-type="float" office:value="0.0185279475657722" calcext:value-type="float">
            <text:p>0,01852794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2932" calcext:value-type="float">
            <text:p>0,442932</text:p>
          </table:table-cell>
          <table:table-cell office:value-type="float" office:value="0.754761" calcext:value-type="float">
            <text:p>0,754761</text:p>
          </table:table-cell>
          <table:table-cell table:formula="of:=SQRT(([.C2114]-[.C2113])^2+([.D2114]-[.D2113])^2)" office:value-type="float" office:value="0.0176565260739478" calcext:value-type="float">
            <text:p>0,01765652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8721" calcext:value-type="float">
            <text:p>0,438721</text:p>
          </table:table-cell>
          <table:table-cell office:value-type="float" office:value="0.769623" calcext:value-type="float">
            <text:p>0,769623</text:p>
          </table:table-cell>
          <table:table-cell table:formula="of:=SQRT(([.C2115]-[.C2114])^2+([.D2115]-[.D2114])^2)" office:value-type="float" office:value="0.0154470568394111" calcext:value-type="float">
            <text:p>0,01544705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4631" calcext:value-type="float">
            <text:p>0,434631</text:p>
          </table:table-cell>
          <table:table-cell office:value-type="float" office:value="0.782745" calcext:value-type="float">
            <text:p>0,782745</text:p>
          </table:table-cell>
          <table:table-cell table:formula="of:=SQRT(([.C2116]-[.C2115])^2+([.D2116]-[.D2115])^2)" office:value-type="float" office:value="0.013744634735052" calcext:value-type="float">
            <text:p>0,01374463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9993" calcext:value-type="float">
            <text:p>0,429993</text:p>
          </table:table-cell>
          <table:table-cell office:value-type="float" office:value="0.79538" calcext:value-type="float">
            <text:p>0,79538</text:p>
          </table:table-cell>
          <table:table-cell table:formula="of:=SQRT(([.C2117]-[.C2116])^2+([.D2117]-[.D2116])^2)" office:value-type="float" office:value="0.0134593561881691" calcext:value-type="float">
            <text:p>0,01345935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514" calcext:value-type="float">
            <text:p>0,42514</text:p>
          </table:table-cell>
          <table:table-cell office:value-type="float" office:value="0.807526" calcext:value-type="float">
            <text:p>0,807526</text:p>
          </table:table-cell>
          <table:table-cell table:formula="of:=SQRT(([.C2118]-[.C2117])^2+([.D2118]-[.D2117])^2)" office:value-type="float" office:value="0.0130796378007954" calcext:value-type="float">
            <text:p>0,01307963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0288" calcext:value-type="float">
            <text:p>0,420288</text:p>
          </table:table-cell>
          <table:table-cell office:value-type="float" office:value="0.818665" calcext:value-type="float">
            <text:p>0,818665</text:p>
          </table:table-cell>
          <table:table-cell table:formula="of:=SQRT(([.C2119]-[.C2118])^2+([.D2119]-[.D2118])^2)" office:value-type="float" office:value="0.01214986522559" calcext:value-type="float">
            <text:p>0,01214986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5283" calcext:value-type="float">
            <text:p>0,415283</text:p>
          </table:table-cell>
          <table:table-cell office:value-type="float" office:value="0.828247" calcext:value-type="float">
            <text:p>0,828247</text:p>
          </table:table-cell>
          <table:table-cell table:formula="of:=SQRT(([.C2120]-[.C2119])^2+([.D2120]-[.D2119])^2)" office:value-type="float" office:value="0.0108104000388515" calcext:value-type="float">
            <text:p>0,01081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0645" calcext:value-type="float">
            <text:p>0,410645</text:p>
          </table:table-cell>
          <table:table-cell office:value-type="float" office:value="0.835785" calcext:value-type="float">
            <text:p>0,835785</text:p>
          </table:table-cell>
          <table:table-cell table:formula="of:=SQRT(([.C2121]-[.C2120])^2+([.D2121]-[.D2120])^2)" office:value-type="float" office:value="0.00885056427579623" calcext:value-type="float">
            <text:p>0,00885056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6403" calcext:value-type="float">
            <text:p>0,406403</text:p>
          </table:table-cell>
          <table:table-cell office:value-type="float" office:value="0.8414" calcext:value-type="float">
            <text:p>0,8414</text:p>
          </table:table-cell>
          <table:table-cell table:formula="of:=SQRT(([.C2122]-[.C2121])^2+([.D2122]-[.D2121])^2)" office:value-type="float" office:value="0.00703724299708349" calcext:value-type="float">
            <text:p>0,00703724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1611" calcext:value-type="float">
            <text:p>0,401611</text:p>
          </table:table-cell>
          <table:table-cell office:value-type="float" office:value="0.846649" calcext:value-type="float">
            <text:p>0,846649</text:p>
          </table:table-cell>
          <table:table-cell table:formula="of:=SQRT(([.C2123]-[.C2122])^2+([.D2123]-[.D2122])^2)" office:value-type="float" office:value="0.0071074091622756" calcext:value-type="float">
            <text:p>0,00710740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6332" calcext:value-type="float">
            <text:p>0,396332</text:p>
          </table:table-cell>
          <table:table-cell office:value-type="float" office:value="0.851776" calcext:value-type="float">
            <text:p>0,851776</text:p>
          </table:table-cell>
          <table:table-cell table:formula="of:=SQRT(([.C2124]-[.C2123])^2+([.D2124]-[.D2123])^2)" office:value-type="float" office:value="0.00735893810274283" calcext:value-type="float">
            <text:p>0,00735893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1418" calcext:value-type="float">
            <text:p>0,391418</text:p>
          </table:table-cell>
          <table:table-cell office:value-type="float" office:value="0.85553" calcext:value-type="float">
            <text:p>0,85553</text:p>
          </table:table-cell>
          <table:table-cell table:formula="of:=SQRT(([.C2125]-[.C2124])^2+([.D2125]-[.D2124])^2)" office:value-type="float" office:value="0.0061838428181836" calcext:value-type="float">
            <text:p>0,00618384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681" calcext:value-type="float">
            <text:p>0,38681</text:p>
          </table:table-cell>
          <table:table-cell office:value-type="float" office:value="0.858368" calcext:value-type="float">
            <text:p>0,858368</text:p>
          </table:table-cell>
          <table:table-cell table:formula="of:=SQRT(([.C2126]-[.C2125])^2+([.D2126]-[.D2125])^2)" office:value-type="float" office:value="0.00541183037428173" calcext:value-type="float">
            <text:p>0,00541183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2294" calcext:value-type="float">
            <text:p>0,382294</text:p>
          </table:table-cell>
          <table:table-cell office:value-type="float" office:value="0.860779" calcext:value-type="float">
            <text:p>0,860779</text:p>
          </table:table-cell>
          <table:table-cell table:formula="of:=SQRT(([.C2127]-[.C2126])^2+([.D2127]-[.D2126])^2)" office:value-type="float" office:value="0.00511929458031094" calcext:value-type="float">
            <text:p>0,00511929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8235" calcext:value-type="float">
            <text:p>0,378235</text:p>
          </table:table-cell>
          <table:table-cell office:value-type="float" office:value="0.862457" calcext:value-type="float">
            <text:p>0,862457</text:p>
          </table:table-cell>
          <table:table-cell table:formula="of:=SQRT(([.C2128]-[.C2127])^2+([.D2128]-[.D2127])^2)" office:value-type="float" office:value="0.00439217087554659" calcext:value-type="float">
            <text:p>0,00439217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4817" calcext:value-type="float">
            <text:p>0,374817</text:p>
          </table:table-cell>
          <table:table-cell office:value-type="float" office:value="0.863708" calcext:value-type="float">
            <text:p>0,863708</text:p>
          </table:table-cell>
          <table:table-cell table:formula="of:=SQRT(([.C2129]-[.C2128])^2+([.D2129]-[.D2128])^2)" office:value-type="float" office:value="0.00363974243594244" calcext:value-type="float">
            <text:p>0,00363974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2192" calcext:value-type="float">
            <text:p>0,372192</text:p>
          </table:table-cell>
          <table:table-cell office:value-type="float" office:value="0.864044" calcext:value-type="float">
            <text:p>0,864044</text:p>
          </table:table-cell>
          <table:table-cell table:formula="of:=SQRT(([.C2130]-[.C2129])^2+([.D2130]-[.D2129])^2)" office:value-type="float" office:value="0.00264641663386549" calcext:value-type="float">
            <text:p>0,00264641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0575" calcext:value-type="float">
            <text:p>0,370575</text:p>
          </table:table-cell>
          <table:table-cell office:value-type="float" office:value="0.862823" calcext:value-type="float">
            <text:p>0,862823</text:p>
          </table:table-cell>
          <table:table-cell table:formula="of:=SQRT(([.C2131]-[.C2130])^2+([.D2131]-[.D2130])^2)" office:value-type="float" office:value="0.00202621074915709" calcext:value-type="float">
            <text:p>0,00202621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9141" calcext:value-type="float">
            <text:p>0,369141</text:p>
          </table:table-cell>
          <table:table-cell office:value-type="float" office:value="0.861328" calcext:value-type="float">
            <text:p>0,861328</text:p>
          </table:table-cell>
          <table:table-cell table:formula="of:=SQRT(([.C2132]-[.C2131])^2+([.D2132]-[.D2131])^2)" office:value-type="float" office:value="0.00207156486743719" calcext:value-type="float">
            <text:p>0,00207156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853" calcext:value-type="float">
            <text:p>0,36853</text:p>
          </table:table-cell>
          <table:table-cell office:value-type="float" office:value="0.859436" calcext:value-type="float">
            <text:p>0,859436</text:p>
          </table:table-cell>
          <table:table-cell table:formula="of:=SQRT(([.C2133]-[.C2132])^2+([.D2133]-[.D2132])^2)" office:value-type="float" office:value="0.00198821150786328" calcext:value-type="float">
            <text:p>0,00198821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9781" calcext:value-type="float">
            <text:p>0,369781</text:p>
          </table:table-cell>
          <table:table-cell office:value-type="float" office:value="0.856628" calcext:value-type="float">
            <text:p>0,856628</text:p>
          </table:table-cell>
          <table:table-cell table:formula="of:=SQRT(([.C2134]-[.C2133])^2+([.D2134]-[.D2133])^2)" office:value-type="float" office:value="0.00307406327195783" calcext:value-type="float">
            <text:p>0,00307406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03" calcext:value-type="float">
            <text:p>0,3703</text:p>
          </table:table-cell>
          <table:table-cell office:value-type="float" office:value="0.856232" calcext:value-type="float">
            <text:p>0,856232</text:p>
          </table:table-cell>
          <table:table-cell table:formula="of:=SQRT(([.C2135]-[.C2134])^2+([.D2135]-[.D2134])^2)" office:value-type="float" office:value="0.000652822334176774" calcext:value-type="float">
            <text:p>0,00065282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3993" calcext:value-type="float">
            <text:p>0,373993</text:p>
          </table:table-cell>
          <table:table-cell office:value-type="float" office:value="0.852905" calcext:value-type="float">
            <text:p>0,852905</text:p>
          </table:table-cell>
          <table:table-cell table:formula="of:=SQRT(([.C2136]-[.C2135])^2+([.D2136]-[.D2135])^2)" office:value-type="float" office:value="0.00497063154941101" calcext:value-type="float">
            <text:p>0,00497063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8876" calcext:value-type="float">
            <text:p>0,378876</text:p>
          </table:table-cell>
          <table:table-cell office:value-type="float" office:value="0.850006" calcext:value-type="float">
            <text:p>0,850006</text:p>
          </table:table-cell>
          <table:table-cell table:formula="of:=SQRT(([.C2137]-[.C2136])^2+([.D2137]-[.D2136])^2)" office:value-type="float" office:value="0.00567872256762031" calcext:value-type="float">
            <text:p>0,00567872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4888" calcext:value-type="float">
            <text:p>0,384888</text:p>
          </table:table-cell>
          <table:table-cell office:value-type="float" office:value="0.846649" calcext:value-type="float">
            <text:p>0,846649</text:p>
          </table:table-cell>
          <table:table-cell table:formula="of:=SQRT(([.C2138]-[.C2137])^2+([.D2138]-[.D2137])^2)" office:value-type="float" office:value="0.00688575290001027" calcext:value-type="float">
            <text:p>0,00688575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1388" calcext:value-type="float">
            <text:p>0,391388</text:p>
          </table:table-cell>
          <table:table-cell office:value-type="float" office:value="0.84259" calcext:value-type="float">
            <text:p>0,84259</text:p>
          </table:table-cell>
          <table:table-cell table:formula="of:=SQRT(([.C2139]-[.C2138])^2+([.D2139]-[.D2138])^2)" office:value-type="float" office:value="0.00766325524826093" calcext:value-type="float">
            <text:p>0,00766325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7736" calcext:value-type="float">
            <text:p>0,397736</text:p>
          </table:table-cell>
          <table:table-cell office:value-type="float" office:value="0.837799" calcext:value-type="float">
            <text:p>0,837799</text:p>
          </table:table-cell>
          <table:table-cell table:formula="of:=SQRT(([.C2140]-[.C2139])^2+([.D2140]-[.D2139])^2)" office:value-type="float" office:value="0.00795303621266754" calcext:value-type="float">
            <text:p>0,00795303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4541" calcext:value-type="float">
            <text:p>0,404541</text:p>
          </table:table-cell>
          <table:table-cell office:value-type="float" office:value="0.831848" calcext:value-type="float">
            <text:p>0,831848</text:p>
          </table:table-cell>
          <table:table-cell table:formula="of:=SQRT(([.C2141]-[.C2140])^2+([.D2141]-[.D2140])^2)" office:value-type="float" office:value="0.0090400456857253" calcext:value-type="float">
            <text:p>0,00904004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2079" calcext:value-type="float">
            <text:p>0,412079</text:p>
          </table:table-cell>
          <table:table-cell office:value-type="float" office:value="0.824341" calcext:value-type="float">
            <text:p>0,824341</text:p>
          </table:table-cell>
          <table:table-cell table:formula="of:=SQRT(([.C2142]-[.C2141])^2+([.D2142]-[.D2141])^2)" office:value-type="float" office:value="0.0106384441061651" calcext:value-type="float">
            <text:p>0,01063844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9861" calcext:value-type="float">
            <text:p>0,419861</text:p>
          </table:table-cell>
          <table:table-cell office:value-type="float" office:value="0.815002" calcext:value-type="float">
            <text:p>0,815002</text:p>
          </table:table-cell>
          <table:table-cell table:formula="of:=SQRT(([.C2143]-[.C2142])^2+([.D2143]-[.D2142])^2)" office:value-type="float" office:value="0.0121563335344174" calcext:value-type="float">
            <text:p>0,01215633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7643" calcext:value-type="float">
            <text:p>0,427643</text:p>
          </table:table-cell>
          <table:table-cell office:value-type="float" office:value="0.804077" calcext:value-type="float">
            <text:p>0,804077</text:p>
          </table:table-cell>
          <table:table-cell table:formula="of:=SQRT(([.C2144]-[.C2143])^2+([.D2144]-[.D2143])^2)" office:value-type="float" office:value="0.0134132452821829" calcext:value-type="float">
            <text:p>0,01341324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5486" calcext:value-type="float">
            <text:p>0,435486</text:p>
          </table:table-cell>
          <table:table-cell office:value-type="float" office:value="0.792755" calcext:value-type="float">
            <text:p>0,792755</text:p>
          </table:table-cell>
          <table:table-cell table:formula="of:=SQRT(([.C2145]-[.C2144])^2+([.D2145]-[.D2144])^2)" office:value-type="float" office:value="0.0137731743980826" calcext:value-type="float">
            <text:p>0,01377317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634" calcext:value-type="float">
            <text:p>0,443634</text:p>
          </table:table-cell>
          <table:table-cell office:value-type="float" office:value="0.780396" calcext:value-type="float">
            <text:p>0,780396</text:p>
          </table:table-cell>
          <table:table-cell table:formula="of:=SQRT(([.C2146]-[.C2145])^2+([.D2146]-[.D2145])^2)" office:value-type="float" office:value="0.0148032018496" calcext:value-type="float">
            <text:p>0,01480320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1782" calcext:value-type="float">
            <text:p>0,451782</text:p>
          </table:table-cell>
          <table:table-cell office:value-type="float" office:value="0.765625" calcext:value-type="float">
            <text:p>0,765625</text:p>
          </table:table-cell>
          <table:table-cell table:formula="of:=SQRT(([.C2147]-[.C2146])^2+([.D2147]-[.D2146])^2)" office:value-type="float" office:value="0.0168692722131098" calcext:value-type="float">
            <text:p>0,01686927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9839" calcext:value-type="float">
            <text:p>0,459839</text:p>
          </table:table-cell>
          <table:table-cell office:value-type="float" office:value="0.749115" calcext:value-type="float">
            <text:p>0,749115</text:p>
          </table:table-cell>
          <table:table-cell table:formula="of:=SQRT(([.C2148]-[.C2147])^2+([.D2148]-[.D2147])^2)" office:value-type="float" office:value="0.0183710464862512" calcext:value-type="float">
            <text:p>0,01837104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7621" calcext:value-type="float">
            <text:p>0,467621</text:p>
          </table:table-cell>
          <table:table-cell office:value-type="float" office:value="0.731384" calcext:value-type="float">
            <text:p>0,731384</text:p>
          </table:table-cell>
          <table:table-cell table:formula="of:=SQRT(([.C2149]-[.C2148])^2+([.D2149]-[.D2148])^2)" office:value-type="float" office:value="0.0193635710807692" calcext:value-type="float">
            <text:p>0,01936357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525" calcext:value-type="float">
            <text:p>0,47525</text:p>
          </table:table-cell>
          <table:table-cell office:value-type="float" office:value="0.712921" calcext:value-type="float">
            <text:p>0,712921</text:p>
          </table:table-cell>
          <table:table-cell table:formula="of:=SQRT(([.C2150]-[.C2149])^2+([.D2150]-[.D2149])^2)" office:value-type="float" office:value="0.019977087125004" calcext:value-type="float">
            <text:p>0,01997708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3032" calcext:value-type="float">
            <text:p>0,483032</text:p>
          </table:table-cell>
          <table:table-cell office:value-type="float" office:value="0.694305" calcext:value-type="float">
            <text:p>0,694305</text:p>
          </table:table-cell>
          <table:table-cell table:formula="of:=SQRT(([.C2151]-[.C2150])^2+([.D2151]-[.D2150])^2)" office:value-type="float" office:value="0.0201770904740995" calcext:value-type="float">
            <text:p>0,02017709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0784" calcext:value-type="float">
            <text:p>0,490784</text:p>
          </table:table-cell>
          <table:table-cell office:value-type="float" office:value="0.674255" calcext:value-type="float">
            <text:p>0,674255</text:p>
          </table:table-cell>
          <table:table-cell table:formula="of:=SQRT(([.C2152]-[.C2151])^2+([.D2152]-[.D2151])^2)" office:value-type="float" office:value="0.021496418399352" calcext:value-type="float">
            <text:p>0,02149641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8047" calcext:value-type="float">
            <text:p>0,498047</text:p>
          </table:table-cell>
          <table:table-cell office:value-type="float" office:value="0.652496" calcext:value-type="float">
            <text:p>0,652496</text:p>
          </table:table-cell>
          <table:table-cell table:formula="of:=SQRT(([.C2153]-[.C2152])^2+([.D2153]-[.D2152])^2)" office:value-type="float" office:value="0.022939164108572" calcext:value-type="float">
            <text:p>0,02293916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04974" calcext:value-type="float">
            <text:p>0,504974</text:p>
          </table:table-cell>
          <table:table-cell office:value-type="float" office:value="0.63092" calcext:value-type="float">
            <text:p>0,63092</text:p>
          </table:table-cell>
          <table:table-cell table:formula="of:=SQRT(([.C2154]-[.C2153])^2+([.D2154]-[.D2153])^2)" office:value-type="float" office:value="0.0226606951570334" calcext:value-type="float">
            <text:p>0,02266069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11627" calcext:value-type="float">
            <text:p>0,511627</text:p>
          </table:table-cell>
          <table:table-cell office:value-type="float" office:value="0.609802" calcext:value-type="float">
            <text:p>0,609802</text:p>
          </table:table-cell>
          <table:table-cell table:formula="of:=SQRT(([.C2155]-[.C2154])^2+([.D2155]-[.D2154])^2)" office:value-type="float" office:value="0.0221411908667986" calcext:value-type="float">
            <text:p>0,02214119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17761" calcext:value-type="float">
            <text:p>0,517761</text:p>
          </table:table-cell>
          <table:table-cell office:value-type="float" office:value="0.588318" calcext:value-type="float">
            <text:p>0,588318</text:p>
          </table:table-cell>
          <table:table-cell table:formula="of:=SQRT(([.C2156]-[.C2155])^2+([.D2156]-[.D2155])^2)" office:value-type="float" office:value="0.0223425202696562" calcext:value-type="float">
            <text:p>0,022342520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23682" calcext:value-type="float">
            <text:p>0,523682</text:p>
          </table:table-cell>
          <table:table-cell office:value-type="float" office:value="0.566315" calcext:value-type="float">
            <text:p>0,566315</text:p>
          </table:table-cell>
          <table:table-cell table:formula="of:=SQRT(([.C2157]-[.C2156])^2+([.D2157]-[.D2156])^2)" office:value-type="float" office:value="0.0227857466412668" calcext:value-type="float">
            <text:p>0,02278574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29205" calcext:value-type="float">
            <text:p>0,529205</text:p>
          </table:table-cell>
          <table:table-cell office:value-type="float" office:value="0.544617" calcext:value-type="float">
            <text:p>0,544617</text:p>
          </table:table-cell>
          <table:table-cell table:formula="of:=SQRT(([.C2158]-[.C2157])^2+([.D2158]-[.D2157])^2)" office:value-type="float" office:value="0.0223898801470664" calcext:value-type="float">
            <text:p>0,02238988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34088" calcext:value-type="float">
            <text:p>0,534088</text:p>
          </table:table-cell>
          <table:table-cell office:value-type="float" office:value="0.523438" calcext:value-type="float">
            <text:p>0,523438</text:p>
          </table:table-cell>
          <table:table-cell table:formula="of:=SQRT(([.C2159]-[.C2158])^2+([.D2159]-[.D2158])^2)" office:value-type="float" office:value="0.0217346205395908" calcext:value-type="float">
            <text:p>0,02173462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38452" calcext:value-type="float">
            <text:p>0,538452</text:p>
          </table:table-cell>
          <table:table-cell office:value-type="float" office:value="0.502319" calcext:value-type="float">
            <text:p>0,502319</text:p>
          </table:table-cell>
          <table:table-cell table:formula="of:=SQRT(([.C2160]-[.C2159])^2+([.D2160]-[.D2159])^2)" office:value-type="float" office:value="0.0215651723155647" calcext:value-type="float">
            <text:p>0,02156517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248" calcext:value-type="float">
            <text:p>0,54248</text:p>
          </table:table-cell>
          <table:table-cell office:value-type="float" office:value="0.481323" calcext:value-type="float">
            <text:p>0,481323</text:p>
          </table:table-cell>
          <table:table-cell table:formula="of:=SQRT(([.C2161]-[.C2160])^2+([.D2161]-[.D2160])^2)" office:value-type="float" office:value="0.0213788867811212" calcext:value-type="float">
            <text:p>0,02137888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5929" calcext:value-type="float">
            <text:p>0,545929</text:p>
          </table:table-cell>
          <table:table-cell office:value-type="float" office:value="0.460571" calcext:value-type="float">
            <text:p>0,460571</text:p>
          </table:table-cell>
          <table:table-cell table:formula="of:=SQRT(([.C2162]-[.C2161])^2+([.D2162]-[.D2161])^2)" office:value-type="float" office:value="0.0210366609755446" calcext:value-type="float">
            <text:p>0,0210366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8309" calcext:value-type="float">
            <text:p>0,548309</text:p>
          </table:table-cell>
          <table:table-cell office:value-type="float" office:value="0.439697" calcext:value-type="float">
            <text:p>0,439697</text:p>
          </table:table-cell>
          <table:table-cell table:formula="of:=SQRT(([.C2163]-[.C2162])^2+([.D2163]-[.D2162])^2)" office:value-type="float" office:value="0.0210092426327081" calcext:value-type="float">
            <text:p>0,02100924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9744" calcext:value-type="float">
            <text:p>0,549744</text:p>
          </table:table-cell>
          <table:table-cell office:value-type="float" office:value="0.419464" calcext:value-type="float">
            <text:p>0,419464</text:p>
          </table:table-cell>
          <table:table-cell table:formula="of:=SQRT(([.C2164]-[.C2163])^2+([.D2164]-[.D2163])^2)" office:value-type="float" office:value="0.0202838239491473" calcext:value-type="float">
            <text:p>0,02028382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50415" calcext:value-type="float">
            <text:p>0,550415</text:p>
          </table:table-cell>
          <table:table-cell office:value-type="float" office:value="0.400543" calcext:value-type="float">
            <text:p>0,400543</text:p>
          </table:table-cell>
          <table:table-cell table:formula="of:=SQRT(([.C2165]-[.C2164])^2+([.D2165]-[.D2164])^2)" office:value-type="float" office:value="0.0189328941791793" calcext:value-type="float">
            <text:p>0,01893289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50568" calcext:value-type="float">
            <text:p>0,550568</text:p>
          </table:table-cell>
          <table:table-cell office:value-type="float" office:value="0.382538" calcext:value-type="float">
            <text:p>0,382538</text:p>
          </table:table-cell>
          <table:table-cell table:formula="of:=SQRT(([.C2166]-[.C2165])^2+([.D2166]-[.D2165])^2)" office:value-type="float" office:value="0.0180056500576902" calcext:value-type="float">
            <text:p>0,01800565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50293" calcext:value-type="float">
            <text:p>0,550293</text:p>
          </table:table-cell>
          <table:table-cell office:value-type="float" office:value="0.364868" calcext:value-type="float">
            <text:p>0,364868</text:p>
          </table:table-cell>
          <table:table-cell table:formula="of:=SQRT(([.C2167]-[.C2166])^2+([.D2167]-[.D2166])^2)" office:value-type="float" office:value="0.0176721397968667" calcext:value-type="float">
            <text:p>0,01767213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9469" calcext:value-type="float">
            <text:p>0,549469</text:p>
          </table:table-cell>
          <table:table-cell office:value-type="float" office:value="0.3479" calcext:value-type="float">
            <text:p>0,3479</text:p>
          </table:table-cell>
          <table:table-cell table:formula="of:=SQRT(([.C2168]-[.C2167])^2+([.D2168]-[.D2167])^2)" office:value-type="float" office:value="0.0169879957617135" calcext:value-type="float">
            <text:p>0,01698799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8309" calcext:value-type="float">
            <text:p>0,548309</text:p>
          </table:table-cell>
          <table:table-cell office:value-type="float" office:value="0.334961" calcext:value-type="float">
            <text:p>0,334961</text:p>
          </table:table-cell>
          <table:table-cell table:formula="of:=SQRT(([.C2169]-[.C2168])^2+([.D2169]-[.D2168])^2)" office:value-type="float" office:value="0.0129908937721775" calcext:value-type="float">
            <text:p>0,01299089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7668" calcext:value-type="float">
            <text:p>0,547668</text:p>
          </table:table-cell>
          <table:table-cell office:value-type="float" office:value="0.33197" calcext:value-type="float">
            <text:p>0,33197</text:p>
          </table:table-cell>
          <table:table-cell table:formula="of:=SQRT(([.C2170]-[.C2169])^2+([.D2170]-[.D2169])^2)" office:value-type="float" office:value="0.00305891516717934" calcext:value-type="float">
            <text:p>0,00305891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4617" calcext:value-type="float">
            <text:p>0,544617</text:p>
          </table:table-cell>
          <table:table-cell office:value-type="float" office:value="0.316467" calcext:value-type="float">
            <text:p>0,316467</text:p>
          </table:table-cell>
          <table:table-cell table:formula="of:=SQRT(([.C2171]-[.C2170])^2+([.D2171]-[.D2170])^2)" office:value-type="float" office:value="0.0158003674007917" calcext:value-type="float">
            <text:p>0,01580036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0741" calcext:value-type="float">
            <text:p>0,540741</text:p>
          </table:table-cell>
          <table:table-cell office:value-type="float" office:value="0.302277" calcext:value-type="float">
            <text:p>0,302277</text:p>
          </table:table-cell>
          <table:table-cell table:formula="of:=SQRT(([.C2172]-[.C2171])^2+([.D2172]-[.D2171])^2)" office:value-type="float" office:value="0.0147098428271685" calcext:value-type="float">
            <text:p>0,01470984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36896" calcext:value-type="float">
            <text:p>0,536896</text:p>
          </table:table-cell>
          <table:table-cell office:value-type="float" office:value="0.290558" calcext:value-type="float">
            <text:p>0,290558</text:p>
          </table:table-cell>
          <table:table-cell table:formula="of:=SQRT(([.C2173]-[.C2172])^2+([.D2173]-[.D2172])^2)" office:value-type="float" office:value="0.0123336525814537" calcext:value-type="float">
            <text:p>0,01233365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33173" calcext:value-type="float">
            <text:p>0,533173</text:p>
          </table:table-cell>
          <table:table-cell office:value-type="float" office:value="0.279785" calcext:value-type="float">
            <text:p>0,279785</text:p>
          </table:table-cell>
          <table:table-cell table:formula="of:=SQRT(([.C2174]-[.C2173])^2+([.D2174]-[.D2173])^2)" office:value-type="float" office:value="0.0113981690634943" calcext:value-type="float">
            <text:p>0,01139816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29144" calcext:value-type="float">
            <text:p>0,529144</text:p>
          </table:table-cell>
          <table:table-cell office:value-type="float" office:value="0.269623" calcext:value-type="float">
            <text:p>0,269623</text:p>
          </table:table-cell>
          <table:table-cell table:formula="of:=SQRT(([.C2175]-[.C2174])^2+([.D2175]-[.D2174])^2)" office:value-type="float" office:value="0.0109315637033318" calcext:value-type="float">
            <text:p>0,01093156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24139" calcext:value-type="float">
            <text:p>0,524139</text:p>
          </table:table-cell>
          <table:table-cell office:value-type="float" office:value="0.261566" calcext:value-type="float">
            <text:p>0,261566</text:p>
          </table:table-cell>
          <table:table-cell table:formula="of:=SQRT(([.C2176]-[.C2175])^2+([.D2176]-[.D2175])^2)" office:value-type="float" office:value="0.00948500258302547" calcext:value-type="float">
            <text:p>0,00948500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18829" calcext:value-type="float">
            <text:p>0,518829</text:p>
          </table:table-cell>
          <table:table-cell office:value-type="float" office:value="0.25412" calcext:value-type="float">
            <text:p>0,25412</text:p>
          </table:table-cell>
          <table:table-cell table:formula="of:=SQRT(([.C2177]-[.C2176])^2+([.D2177]-[.D2176])^2)" office:value-type="float" office:value="0.00914543689497662" calcext:value-type="float">
            <text:p>0,00914543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13855" calcext:value-type="float">
            <text:p>0,513855</text:p>
          </table:table-cell>
          <table:table-cell office:value-type="float" office:value="0.246033" calcext:value-type="float">
            <text:p>0,246033</text:p>
          </table:table-cell>
          <table:table-cell table:formula="of:=SQRT(([.C2178]-[.C2177])^2+([.D2178]-[.D2177])^2)" office:value-type="float" office:value="0.00949422166372792" calcext:value-type="float">
            <text:p>0,00949422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08759" calcext:value-type="float">
            <text:p>0,508759</text:p>
          </table:table-cell>
          <table:table-cell office:value-type="float" office:value="0.239075" calcext:value-type="float">
            <text:p>0,239075</text:p>
          </table:table-cell>
          <table:table-cell table:formula="of:=SQRT(([.C2179]-[.C2178])^2+([.D2179]-[.D2178])^2)" office:value-type="float" office:value="0.0086245568002072" calcext:value-type="float">
            <text:p>0,00862455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0351" calcext:value-type="float">
            <text:p>0,50351</text:p>
          </table:table-cell>
          <table:table-cell office:value-type="float" office:value="0.232452" calcext:value-type="float">
            <text:p>0,232452</text:p>
          </table:table-cell>
          <table:table-cell table:formula="of:=SQRT(([.C2180]-[.C2179])^2+([.D2180]-[.D2179])^2)" office:value-type="float" office:value="0.00845080647039082" calcext:value-type="float">
            <text:p>0,00845080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8138" calcext:value-type="float">
            <text:p>0,498138</text:p>
          </table:table-cell>
          <table:table-cell office:value-type="float" office:value="0.226746" calcext:value-type="float">
            <text:p>0,226746</text:p>
          </table:table-cell>
          <table:table-cell table:formula="of:=SQRT(([.C2181]-[.C2180])^2+([.D2181]-[.D2180])^2)" office:value-type="float" office:value="0.00783688841313951" calcext:value-type="float">
            <text:p>0,00783688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2706" calcext:value-type="float">
            <text:p>0,492706</text:p>
          </table:table-cell>
          <table:table-cell office:value-type="float" office:value="0.222168" calcext:value-type="float">
            <text:p>0,222168</text:p>
          </table:table-cell>
          <table:table-cell table:formula="of:=SQRT(([.C2182]-[.C2181])^2+([.D2182]-[.D2181])^2)" office:value-type="float" office:value="0.00710385163133354" calcext:value-type="float">
            <text:p>0,00710385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7152" calcext:value-type="float">
            <text:p>0,487152</text:p>
          </table:table-cell>
          <table:table-cell office:value-type="float" office:value="0.217651" calcext:value-type="float">
            <text:p>0,217651</text:p>
          </table:table-cell>
          <table:table-cell table:formula="of:=SQRT(([.C2183]-[.C2182])^2+([.D2183]-[.D2182])^2)" office:value-type="float" office:value="0.00715892484944492" calcext:value-type="float">
            <text:p>0,00715892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1049" calcext:value-type="float">
            <text:p>0,481049</text:p>
          </table:table-cell>
          <table:table-cell office:value-type="float" office:value="0.214905" calcext:value-type="float">
            <text:p>0,214905</text:p>
          </table:table-cell>
          <table:table-cell table:formula="of:=SQRT(([.C2184]-[.C2183])^2+([.D2184]-[.D2183])^2)" office:value-type="float" office:value="0.00669231835763957" calcext:value-type="float">
            <text:p>0,00669231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4792" calcext:value-type="float">
            <text:p>0,474792</text:p>
          </table:table-cell>
          <table:table-cell office:value-type="float" office:value="0.213074" calcext:value-type="float">
            <text:p>0,213074</text:p>
          </table:table-cell>
          <table:table-cell table:formula="of:=SQRT(([.C2185]-[.C2184])^2+([.D2185]-[.D2184])^2)" office:value-type="float" office:value="0.00651940257999153" calcext:value-type="float">
            <text:p>0,00651940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9208" calcext:value-type="float">
            <text:p>0,469208</text:p>
          </table:table-cell>
          <table:table-cell office:value-type="float" office:value="0.210022" calcext:value-type="float">
            <text:p>0,210022</text:p>
          </table:table-cell>
          <table:table-cell table:formula="of:=SQRT(([.C2186]-[.C2185])^2+([.D2186]-[.D2185])^2)" office:value-type="float" office:value="0.00636362789609829" calcext:value-type="float">
            <text:p>0,00636362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4508" calcext:value-type="float">
            <text:p>0,464508</text:p>
          </table:table-cell>
          <table:table-cell office:value-type="float" office:value="0.206573" calcext:value-type="float">
            <text:p>0,206573</text:p>
          </table:table-cell>
          <table:table-cell table:formula="of:=SQRT(([.C2187]-[.C2186])^2+([.D2187]-[.D2186])^2)" office:value-type="float" office:value="0.00582971706002958" calcext:value-type="float">
            <text:p>0,00582971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9747" calcext:value-type="float">
            <text:p>0,459747</text:p>
          </table:table-cell>
          <table:table-cell office:value-type="float" office:value="0.205719" calcext:value-type="float">
            <text:p>0,205719</text:p>
          </table:table-cell>
          <table:table-cell table:formula="of:=SQRT(([.C2188]-[.C2187])^2+([.D2188]-[.D2187])^2)" office:value-type="float" office:value="0.0048369863551596" calcext:value-type="float">
            <text:p>0,004836986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4803" calcext:value-type="float">
            <text:p>0,454803</text:p>
          </table:table-cell>
          <table:table-cell office:value-type="float" office:value="0.205139" calcext:value-type="float">
            <text:p>0,205139</text:p>
          </table:table-cell>
          <table:table-cell table:formula="of:=SQRT(([.C2189]-[.C2188])^2+([.D2189]-[.D2188])^2)" office:value-type="float" office:value="0.00497790478012588" calcext:value-type="float">
            <text:p>0,00497790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9646" calcext:value-type="float">
            <text:p>0,449646</text:p>
          </table:table-cell>
          <table:table-cell office:value-type="float" office:value="0.204224" calcext:value-type="float">
            <text:p>0,204224</text:p>
          </table:table-cell>
          <table:table-cell table:formula="of:=SQRT(([.C2190]-[.C2189])^2+([.D2190]-[.D2189])^2)" office:value-type="float" office:value="0.00523754465374756" calcext:value-type="float">
            <text:p>0,00523754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5251" calcext:value-type="float">
            <text:p>0,445251</text:p>
          </table:table-cell>
          <table:table-cell office:value-type="float" office:value="0.203247" calcext:value-type="float">
            <text:p>0,203247</text:p>
          </table:table-cell>
          <table:table-cell table:formula="of:=SQRT(([.C2191]-[.C2190])^2+([.D2191]-[.D2190])^2)" office:value-type="float" office:value="0.00450228319855608" calcext:value-type="float">
            <text:p>0,00450228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1711" calcext:value-type="float">
            <text:p>0,441711</text:p>
          </table:table-cell>
          <table:table-cell office:value-type="float" office:value="0.20166" calcext:value-type="float">
            <text:p>0,20166</text:p>
          </table:table-cell>
          <table:table-cell table:formula="of:=SQRT(([.C2192]-[.C2191])^2+([.D2192]-[.D2191])^2)" office:value-type="float" office:value="0.00387945472972683" calcext:value-type="float">
            <text:p>0,00387945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7805" calcext:value-type="float">
            <text:p>0,437805</text:p>
          </table:table-cell>
          <table:table-cell office:value-type="float" office:value="0.201202" calcext:value-type="float">
            <text:p>0,201202</text:p>
          </table:table-cell>
          <table:table-cell table:formula="of:=SQRT(([.C2193]-[.C2192])^2+([.D2193]-[.D2192])^2)" office:value-type="float" office:value="0.00393275984519774" calcext:value-type="float">
            <text:p>0,00393275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4113" calcext:value-type="float">
            <text:p>0,434113</text:p>
          </table:table-cell>
          <table:table-cell office:value-type="float" office:value="0.201172" calcext:value-type="float">
            <text:p>0,201172</text:p>
          </table:table-cell>
          <table:table-cell table:formula="of:=SQRT(([.C2194]-[.C2193])^2+([.D2194]-[.D2193])^2)" office:value-type="float" office:value="0.00369212188314528" calcext:value-type="float">
            <text:p>0,00369212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0847" calcext:value-type="float">
            <text:p>0,430847</text:p>
          </table:table-cell>
          <table:table-cell office:value-type="float" office:value="0.201294" calcext:value-type="float">
            <text:p>0,201294</text:p>
          </table:table-cell>
          <table:table-cell table:formula="of:=SQRT(([.C2195]-[.C2194])^2+([.D2195]-[.D2194])^2)" office:value-type="float" office:value="0.00326827783396699" calcext:value-type="float">
            <text:p>0,00326827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7582" calcext:value-type="float">
            <text:p>0,427582</text:p>
          </table:table-cell>
          <table:table-cell office:value-type="float" office:value="0.201416" calcext:value-type="float">
            <text:p>0,201416</text:p>
          </table:table-cell>
          <table:table-cell table:formula="of:=SQRT(([.C2196]-[.C2195])^2+([.D2196]-[.D2195])^2)" office:value-type="float" office:value="0.00326727853113262" calcext:value-type="float">
            <text:p>0,00326727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5079" calcext:value-type="float">
            <text:p>0,425079</text:p>
          </table:table-cell>
          <table:table-cell office:value-type="float" office:value="0.200562" calcext:value-type="float">
            <text:p>0,200562</text:p>
          </table:table-cell>
          <table:table-cell table:formula="of:=SQRT(([.C2197]-[.C2196])^2+([.D2197]-[.D2196])^2)" office:value-type="float" office:value="0.00264467861941671" calcext:value-type="float">
            <text:p>0,00264467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3035" calcext:value-type="float">
            <text:p>0,423035</text:p>
          </table:table-cell>
          <table:table-cell office:value-type="float" office:value="0.199707" calcext:value-type="float">
            <text:p>0,199707</text:p>
          </table:table-cell>
          <table:table-cell table:formula="of:=SQRT(([.C2198]-[.C2197])^2+([.D2198]-[.D2197])^2)" office:value-type="float" office:value="0.00221561752114393" calcext:value-type="float">
            <text:p>0,00221561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0776" calcext:value-type="float">
            <text:p>0,420776</text:p>
          </table:table-cell>
          <table:table-cell office:value-type="float" office:value="0.199188" calcext:value-type="float">
            <text:p>0,199188</text:p>
          </table:table-cell>
          <table:table-cell table:formula="of:=SQRT(([.C2199]-[.C2198])^2+([.D2199]-[.D2198])^2)" office:value-type="float" office:value="0.00231785288575441" calcext:value-type="float">
            <text:p>0,00231785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0258" calcext:value-type="float">
            <text:p>0,420258</text:p>
          </table:table-cell>
          <table:table-cell office:value-type="float" office:value="0.198853" calcext:value-type="float">
            <text:p>0,198853</text:p>
          </table:table-cell>
          <table:table-cell table:formula="of:=SQRT(([.C2200]-[.C2199])^2+([.D2200]-[.D2199])^2)" office:value-type="float" office:value="0.00061688653737946" calcext:value-type="float">
            <text:p>0,00061688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9373" calcext:value-type="float">
            <text:p>0,419373</text:p>
          </table:table-cell>
          <table:table-cell office:value-type="float" office:value="0.197815" calcext:value-type="float">
            <text:p>0,197815</text:p>
          </table:table-cell>
          <table:table-cell table:formula="of:=SQRT(([.C2201]-[.C2200])^2+([.D2201]-[.D2200])^2)" office:value-type="float" office:value="0.00136406341494814" calcext:value-type="float">
            <text:p>0,00136406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9586" calcext:value-type="float">
            <text:p>0,419586</text:p>
          </table:table-cell>
          <table:table-cell office:value-type="float" office:value="0.197479" calcext:value-type="float">
            <text:p>0,197479</text:p>
          </table:table-cell>
          <table:table-cell table:formula="of:=SQRT(([.C2202]-[.C2201])^2+([.D2202]-[.D2201])^2)" office:value-type="float" office:value="0.000397825338559507" calcext:value-type="float">
            <text:p>0,00039782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0105" calcext:value-type="float">
            <text:p>0,420105</text:p>
          </table:table-cell>
          <table:table-cell office:value-type="float" office:value="0.195923" calcext:value-type="float">
            <text:p>0,195923</text:p>
          </table:table-cell>
          <table:table-cell table:formula="of:=SQRT(([.C2203]-[.C2202])^2+([.D2203]-[.D2202])^2)" office:value-type="float" office:value="0.00164027345281208" calcext:value-type="float">
            <text:p>0,00164027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1387" calcext:value-type="float">
            <text:p>0,421387</text:p>
          </table:table-cell>
          <table:table-cell office:value-type="float" office:value="0.196442" calcext:value-type="float">
            <text:p>0,196442</text:p>
          </table:table-cell>
          <table:table-cell table:formula="of:=SQRT(([.C2204]-[.C2203])^2+([.D2204]-[.D2203])^2)" office:value-type="float" office:value="0.00138307085863301" calcext:value-type="float">
            <text:p>0,00138307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3401" calcext:value-type="float">
            <text:p>0,423401</text:p>
          </table:table-cell>
          <table:table-cell office:value-type="float" office:value="0.197083" calcext:value-type="float">
            <text:p>0,197083</text:p>
          </table:table-cell>
          <table:table-cell table:formula="of:=SQRT(([.C2205]-[.C2204])^2+([.D2205]-[.D2204])^2)" office:value-type="float" office:value="0.00211354607236276" calcext:value-type="float">
            <text:p>0,00211354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627" calcext:value-type="float">
            <text:p>0,42627</text:p>
          </table:table-cell>
          <table:table-cell office:value-type="float" office:value="0.196686" calcext:value-type="float">
            <text:p>0,196686</text:p>
          </table:table-cell>
          <table:table-cell table:formula="of:=SQRT(([.C2206]-[.C2205])^2+([.D2206]-[.D2205])^2)" office:value-type="float" office:value="0.00289633734223076" calcext:value-type="float">
            <text:p>0,00289633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9382" calcext:value-type="float">
            <text:p>0,429382</text:p>
          </table:table-cell>
          <table:table-cell office:value-type="float" office:value="0.198212" calcext:value-type="float">
            <text:p>0,198212</text:p>
          </table:table-cell>
          <table:table-cell table:formula="of:=SQRT(([.C2207]-[.C2206])^2+([.D2207]-[.D2206])^2)" office:value-type="float" office:value="0.00346600923253238" calcext:value-type="float">
            <text:p>0,00346600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3868" calcext:value-type="float">
            <text:p>0,433868</text:p>
          </table:table-cell>
          <table:table-cell office:value-type="float" office:value="0.200623" calcext:value-type="float">
            <text:p>0,200623</text:p>
          </table:table-cell>
          <table:table-cell table:formula="of:=SQRT(([.C2208]-[.C2207])^2+([.D2208]-[.D2207])^2)" office:value-type="float" office:value="0.00509284959526589" calcext:value-type="float">
            <text:p>0,00509284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9331" calcext:value-type="float">
            <text:p>0,439331</text:p>
          </table:table-cell>
          <table:table-cell office:value-type="float" office:value="0.203247" calcext:value-type="float">
            <text:p>0,203247</text:p>
          </table:table-cell>
          <table:table-cell table:formula="of:=SQRT(([.C2209]-[.C2208])^2+([.D2209]-[.D2208])^2)" office:value-type="float" office:value="0.00606050699199332" calcext:value-type="float">
            <text:p>0,00606050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4489" calcext:value-type="float">
            <text:p>0,444489</text:p>
          </table:table-cell>
          <table:table-cell office:value-type="float" office:value="0.206024" calcext:value-type="float">
            <text:p>0,206024</text:p>
          </table:table-cell>
          <table:table-cell table:formula="of:=SQRT(([.C2210]-[.C2209])^2+([.D2210]-[.D2209])^2)" office:value-type="float" office:value="0.00585804515175497" calcext:value-type="float">
            <text:p>0,00585804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0226" calcext:value-type="float">
            <text:p>0,450226</text:p>
          </table:table-cell>
          <table:table-cell office:value-type="float" office:value="0.205292" calcext:value-type="float">
            <text:p>0,205292</text:p>
          </table:table-cell>
          <table:table-cell table:formula="of:=SQRT(([.C2211]-[.C2210])^2+([.D2211]-[.D2210])^2)" office:value-type="float" office:value="0.005783510439171" calcext:value-type="float">
            <text:p>0,00578351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6818" calcext:value-type="float">
            <text:p>0,456818</text:p>
          </table:table-cell>
          <table:table-cell office:value-type="float" office:value="0.204956" calcext:value-type="float">
            <text:p>0,204956</text:p>
          </table:table-cell>
          <table:table-cell table:formula="of:=SQRT(([.C2212]-[.C2211])^2+([.D2212]-[.D2211])^2)" office:value-type="float" office:value="0.00660055755220728" calcext:value-type="float">
            <text:p>0,00660055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3501" calcext:value-type="float">
            <text:p>0,463501</text:p>
          </table:table-cell>
          <table:table-cell office:value-type="float" office:value="0.20871" calcext:value-type="float">
            <text:p>0,20871</text:p>
          </table:table-cell>
          <table:table-cell table:formula="of:=SQRT(([.C2213]-[.C2212])^2+([.D2213]-[.D2212])^2)" office:value-type="float" office:value="0.00766518134162526" calcext:value-type="float">
            <text:p>0,00766518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3501" calcext:value-type="float">
            <text:p>0,463501</text:p>
          </table:table-cell>
          <table:table-cell office:value-type="float" office:value="0.20871" calcext:value-type="float">
            <text:p>0,20871</text:p>
          </table:table-cell>
          <table:table-cell table:formula="of:=SQRT(([.C2214]-[.C2213])^2+([.D2214]-[.D221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0093" calcext:value-type="float">
            <text:p>0,470093</text:p>
          </table:table-cell>
          <table:table-cell office:value-type="float" office:value="0.213806" calcext:value-type="float">
            <text:p>0,213806</text:p>
          </table:table-cell>
          <table:table-cell table:formula="of:=SQRT(([.C2215]-[.C2214])^2+([.D2215]-[.D2214])^2)" office:value-type="float" office:value="0.0083320873735217" calcext:value-type="float">
            <text:p>0,00833208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7264" calcext:value-type="float">
            <text:p>0,477264</text:p>
          </table:table-cell>
          <table:table-cell office:value-type="float" office:value="0.220734" calcext:value-type="float">
            <text:p>0,220734</text:p>
          </table:table-cell>
          <table:table-cell table:formula="of:=SQRT(([.C2216]-[.C2215])^2+([.D2216]-[.D2215])^2)" office:value-type="float" office:value="0.00997097913948272" calcext:value-type="float">
            <text:p>0,00997097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4924" calcext:value-type="float">
            <text:p>0,484924</text:p>
          </table:table-cell>
          <table:table-cell office:value-type="float" office:value="0.230408" calcext:value-type="float">
            <text:p>0,230408</text:p>
          </table:table-cell>
          <table:table-cell table:formula="of:=SQRT(([.C2217]-[.C2216])^2+([.D2217]-[.D2216])^2)" office:value-type="float" office:value="0.0123394439096744" calcext:value-type="float">
            <text:p>0,01233944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231" calcext:value-type="float">
            <text:p>0,49231</text:p>
          </table:table-cell>
          <table:table-cell office:value-type="float" office:value="0.24118" calcext:value-type="float">
            <text:p>0,24118</text:p>
          </table:table-cell>
          <table:table-cell table:formula="of:=SQRT(([.C2218]-[.C2217])^2+([.D2218]-[.D2217])^2)" office:value-type="float" office:value="0.0130609716330754" calcext:value-type="float">
            <text:p>0,01306097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9359" calcext:value-type="float">
            <text:p>0,499359</text:p>
          </table:table-cell>
          <table:table-cell office:value-type="float" office:value="0.252655" calcext:value-type="float">
            <text:p>0,252655</text:p>
          </table:table-cell>
          <table:table-cell table:formula="of:=SQRT(([.C2219]-[.C2218])^2+([.D2219]-[.D2218])^2)" office:value-type="float" office:value="0.0134671461713311" calcext:value-type="float">
            <text:p>0,01346714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06317" calcext:value-type="float">
            <text:p>0,506317</text:p>
          </table:table-cell>
          <table:table-cell office:value-type="float" office:value="0.265778" calcext:value-type="float">
            <text:p>0,265778</text:p>
          </table:table-cell>
          <table:table-cell table:formula="of:=SQRT(([.C2220]-[.C2219])^2+([.D2220]-[.D2219])^2)" office:value-type="float" office:value="0.0148535144999425" calcext:value-type="float">
            <text:p>0,01485351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12756" calcext:value-type="float">
            <text:p>0,512756</text:p>
          </table:table-cell>
          <table:table-cell office:value-type="float" office:value="0.279724" calcext:value-type="float">
            <text:p>0,279724</text:p>
          </table:table-cell>
          <table:table-cell table:formula="of:=SQRT(([.C2221]-[.C2220])^2+([.D2221]-[.D2220])^2)" office:value-type="float" office:value="0.0153607173335101" calcext:value-type="float">
            <text:p>0,01536071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1828" calcext:value-type="float">
            <text:p>0,51828</text:p>
          </table:table-cell>
          <table:table-cell office:value-type="float" office:value="0.29361" calcext:value-type="float">
            <text:p>0,29361</text:p>
          </table:table-cell>
          <table:table-cell table:formula="of:=SQRT(([.C2222]-[.C2221])^2+([.D2222]-[.D2221])^2)" office:value-type="float" office:value="0.0149444160809315" calcext:value-type="float">
            <text:p>0,01494441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23834" calcext:value-type="float">
            <text:p>0,523834</text:p>
          </table:table-cell>
          <table:table-cell office:value-type="float" office:value="0.309479" calcext:value-type="float">
            <text:p>0,309479</text:p>
          </table:table-cell>
          <table:table-cell table:formula="of:=SQRT(([.C2223]-[.C2222])^2+([.D2223]-[.D2222])^2)" office:value-type="float" office:value="0.0168128545167083" calcext:value-type="float">
            <text:p>0,01681285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29358" calcext:value-type="float">
            <text:p>0,529358</text:p>
          </table:table-cell>
          <table:table-cell office:value-type="float" office:value="0.327271" calcext:value-type="float">
            <text:p>0,327271</text:p>
          </table:table-cell>
          <table:table-cell table:formula="of:=SQRT(([.C2224]-[.C2223])^2+([.D2224]-[.D2223])^2)" office:value-type="float" office:value="0.018629810519702" calcext:value-type="float">
            <text:p>0,01862981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34088" calcext:value-type="float">
            <text:p>0,534088</text:p>
          </table:table-cell>
          <table:table-cell office:value-type="float" office:value="0.344391" calcext:value-type="float">
            <text:p>0,344391</text:p>
          </table:table-cell>
          <table:table-cell table:formula="of:=SQRT(([.C2225]-[.C2224])^2+([.D2225]-[.D2224])^2)" office:value-type="float" office:value="0.017761399156598" calcext:value-type="float">
            <text:p>0,01776139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38025" calcext:value-type="float">
            <text:p>0,538025</text:p>
          </table:table-cell>
          <table:table-cell office:value-type="float" office:value="0.359924" calcext:value-type="float">
            <text:p>0,359924</text:p>
          </table:table-cell>
          <table:table-cell table:formula="of:=SQRT(([.C2226]-[.C2225])^2+([.D2226]-[.D2225])^2)" office:value-type="float" office:value="0.0160241710550031" calcext:value-type="float">
            <text:p>0,01602417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0436" calcext:value-type="float">
            <text:p>0,540436</text:p>
          </table:table-cell>
          <table:table-cell office:value-type="float" office:value="0.375122" calcext:value-type="float">
            <text:p>0,375122</text:p>
          </table:table-cell>
          <table:table-cell table:formula="of:=SQRT(([.C2227]-[.C2226])^2+([.D2227]-[.D2226])^2)" office:value-type="float" office:value="0.0153880513711126" calcext:value-type="float">
            <text:p>0,01538805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1534" calcext:value-type="float">
            <text:p>0,541534</text:p>
          </table:table-cell>
          <table:table-cell office:value-type="float" office:value="0.390656" calcext:value-type="float">
            <text:p>0,390656</text:p>
          </table:table-cell>
          <table:table-cell table:formula="of:=SQRT(([.C2228]-[.C2227])^2+([.D2228]-[.D2227])^2)" office:value-type="float" office:value="0.0155727569813441" calcext:value-type="float">
            <text:p>0,0155727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306" calcext:value-type="float">
            <text:p>0,54306</text:p>
          </table:table-cell>
          <table:table-cell office:value-type="float" office:value="0.406982" calcext:value-type="float">
            <text:p>0,406982</text:p>
          </table:table-cell>
          <table:table-cell table:formula="of:=SQRT(([.C2229]-[.C2228])^2+([.D2229]-[.D2228])^2)" office:value-type="float" office:value="0.0163971629253356" calcext:value-type="float">
            <text:p>0,01639716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4708" calcext:value-type="float">
            <text:p>0,544708</text:p>
          </table:table-cell>
          <table:table-cell office:value-type="float" office:value="0.424469" calcext:value-type="float">
            <text:p>0,424469</text:p>
          </table:table-cell>
          <table:table-cell table:formula="of:=SQRT(([.C2230]-[.C2229])^2+([.D2230]-[.D2229])^2)" office:value-type="float" office:value="0.0175644832830346" calcext:value-type="float">
            <text:p>0,01756448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4708" calcext:value-type="float">
            <text:p>0,544708</text:p>
          </table:table-cell>
          <table:table-cell office:value-type="float" office:value="0.424469" calcext:value-type="float">
            <text:p>0,424469</text:p>
          </table:table-cell>
          <table:table-cell table:formula="of:=SQRT(([.C2231]-[.C2230])^2+([.D2231]-[.D223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538" calcext:value-type="float">
            <text:p>0,54538</text:p>
          </table:table-cell>
          <table:table-cell office:value-type="float" office:value="0.441528" calcext:value-type="float">
            <text:p>0,441528</text:p>
          </table:table-cell>
          <table:table-cell table:formula="of:=SQRT(([.C2232]-[.C2231])^2+([.D2232]-[.D2231])^2)" office:value-type="float" office:value="0.0170722308149814" calcext:value-type="float">
            <text:p>0,017072230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5563" calcext:value-type="float">
            <text:p>0,545563</text:p>
          </table:table-cell>
          <table:table-cell office:value-type="float" office:value="0.458282" calcext:value-type="float">
            <text:p>0,458282</text:p>
          </table:table-cell>
          <table:table-cell table:formula="of:=SQRT(([.C2233]-[.C2232])^2+([.D2233]-[.D2232])^2)" office:value-type="float" office:value="0.0167549994031632" calcext:value-type="float">
            <text:p>0,01675499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5044" calcext:value-type="float">
            <text:p>0,545044</text:p>
          </table:table-cell>
          <table:table-cell office:value-type="float" office:value="0.475586" calcext:value-type="float">
            <text:p>0,475586</text:p>
          </table:table-cell>
          <table:table-cell table:formula="of:=SQRT(([.C2234]-[.C2233])^2+([.D2234]-[.D2233])^2)" office:value-type="float" office:value="0.0173117814507924" calcext:value-type="float">
            <text:p>0,01731178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3823" calcext:value-type="float">
            <text:p>0,543823</text:p>
          </table:table-cell>
          <table:table-cell office:value-type="float" office:value="0.492676" calcext:value-type="float">
            <text:p>0,492676</text:p>
          </table:table-cell>
          <table:table-cell table:formula="of:=SQRT(([.C2235]-[.C2234])^2+([.D2235]-[.D2234])^2)" office:value-type="float" office:value="0.0171335618305127" calcext:value-type="float">
            <text:p>0,01713356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41992" calcext:value-type="float">
            <text:p>0,541992</text:p>
          </table:table-cell>
          <table:table-cell office:value-type="float" office:value="0.508911" calcext:value-type="float">
            <text:p>0,508911</text:p>
          </table:table-cell>
          <table:table-cell table:formula="of:=SQRT(([.C2236]-[.C2235])^2+([.D2236]-[.D2235])^2)" office:value-type="float" office:value="0.0163379247764213" calcext:value-type="float">
            <text:p>0,01633792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3891" calcext:value-type="float">
            <text:p>0,53891</text:p>
          </table:table-cell>
          <table:table-cell office:value-type="float" office:value="0.526031" calcext:value-type="float">
            <text:p>0,526031</text:p>
          </table:table-cell>
          <table:table-cell table:formula="of:=SQRT(([.C2237]-[.C2236])^2+([.D2237]-[.D2236])^2)" office:value-type="float" office:value="0.017395204051692" calcext:value-type="float">
            <text:p>0,01739520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34882" calcext:value-type="float">
            <text:p>0,534882</text:p>
          </table:table-cell>
          <table:table-cell office:value-type="float" office:value="0.543793" calcext:value-type="float">
            <text:p>0,543793</text:p>
          </table:table-cell>
          <table:table-cell table:formula="of:=SQRT(([.C2238]-[.C2237])^2+([.D2238]-[.D2237])^2)" office:value-type="float" office:value="0.0182130016197221" calcext:value-type="float">
            <text:p>0,01821300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31189" calcext:value-type="float">
            <text:p>0,531189</text:p>
          </table:table-cell>
          <table:table-cell office:value-type="float" office:value="0.561096" calcext:value-type="float">
            <text:p>0,561096</text:p>
          </table:table-cell>
          <table:table-cell table:formula="of:=SQRT(([.C2239]-[.C2238])^2+([.D2239]-[.D2238])^2)" office:value-type="float" office:value="0.0176927120024037" calcext:value-type="float">
            <text:p>0,0176927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27344" calcext:value-type="float">
            <text:p>0,527344</text:p>
          </table:table-cell>
          <table:table-cell office:value-type="float" office:value="0.578217" calcext:value-type="float">
            <text:p>0,578217</text:p>
          </table:table-cell>
          <table:table-cell table:formula="of:=SQRT(([.C2240]-[.C2239])^2+([.D2240]-[.D2239])^2)" office:value-type="float" office:value="0.0175474404401326" calcext:value-type="float">
            <text:p>0,01754744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22888" calcext:value-type="float">
            <text:p>0,522888</text:p>
          </table:table-cell>
          <table:table-cell office:value-type="float" office:value="0.595093" calcext:value-type="float">
            <text:p>0,595093</text:p>
          </table:table-cell>
          <table:table-cell table:formula="of:=SQRT(([.C2241]-[.C2240])^2+([.D2241]-[.D2240])^2)" office:value-type="float" office:value="0.0174543780181363" calcext:value-type="float">
            <text:p>0,0174543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17822" calcext:value-type="float">
            <text:p>0,517822</text:p>
          </table:table-cell>
          <table:table-cell office:value-type="float" office:value="0.611725" calcext:value-type="float">
            <text:p>0,611725</text:p>
          </table:table-cell>
          <table:table-cell table:formula="of:=SQRT(([.C2242]-[.C2241])^2+([.D2242]-[.D2241])^2)" office:value-type="float" office:value="0.0173864251644782" calcext:value-type="float">
            <text:p>0,01738642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12268" calcext:value-type="float">
            <text:p>0,512268</text:p>
          </table:table-cell>
          <table:table-cell office:value-type="float" office:value="0.628052" calcext:value-type="float">
            <text:p>0,628052</text:p>
          </table:table-cell>
          <table:table-cell table:formula="of:=SQRT(([.C2243]-[.C2242])^2+([.D2243]-[.D2242])^2)" office:value-type="float" office:value="0.0172458065917486" calcext:value-type="float">
            <text:p>0,01724580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07263" calcext:value-type="float">
            <text:p>0,507263</text:p>
          </table:table-cell>
          <table:table-cell office:value-type="float" office:value="0.644531" calcext:value-type="float">
            <text:p>0,644531</text:p>
          </table:table-cell>
          <table:table-cell table:formula="of:=SQRT(([.C2244]-[.C2243])^2+([.D2244]-[.D2243])^2)" office:value-type="float" office:value="0.017222295607729" calcext:value-type="float">
            <text:p>0,01722229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502136" calcext:value-type="float">
            <text:p>0,502136</text:p>
          </table:table-cell>
          <table:table-cell office:value-type="float" office:value="0.661499" calcext:value-type="float">
            <text:p>0,661499</text:p>
          </table:table-cell>
          <table:table-cell table:formula="of:=SQRT(([.C2245]-[.C2244])^2+([.D2245]-[.D2244])^2)" office:value-type="float" office:value="0.0177256636829203" calcext:value-type="float">
            <text:p>0,01772566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6155" calcext:value-type="float">
            <text:p>0,496155</text:p>
          </table:table-cell>
          <table:table-cell office:value-type="float" office:value="0.678284" calcext:value-type="float">
            <text:p>0,678284</text:p>
          </table:table-cell>
          <table:table-cell table:formula="of:=SQRT(([.C2246]-[.C2245])^2+([.D2246]-[.D2245])^2)" office:value-type="float" office:value="0.0178187706085466" calcext:value-type="float">
            <text:p>0,01781877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0021" calcext:value-type="float">
            <text:p>0,490021</text:p>
          </table:table-cell>
          <table:table-cell office:value-type="float" office:value="0.693726" calcext:value-type="float">
            <text:p>0,693726</text:p>
          </table:table-cell>
          <table:table-cell table:formula="of:=SQRT(([.C2247]-[.C2246])^2+([.D2247]-[.D2246])^2)" office:value-type="float" office:value="0.0166156949899786" calcext:value-type="float">
            <text:p>0,0166156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3704" calcext:value-type="float">
            <text:p>0,483704</text:p>
          </table:table-cell>
          <table:table-cell office:value-type="float" office:value="0.708649" calcext:value-type="float">
            <text:p>0,708649</text:p>
          </table:table-cell>
          <table:table-cell table:formula="of:=SQRT(([.C2248]-[.C2247])^2+([.D2248]-[.D2247])^2)" office:value-type="float" office:value="0.0162049504164623" calcext:value-type="float">
            <text:p>0,01620495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7295" calcext:value-type="float">
            <text:p>0,477295</text:p>
          </table:table-cell>
          <table:table-cell office:value-type="float" office:value="0.723633" calcext:value-type="float">
            <text:p>0,723633</text:p>
          </table:table-cell>
          <table:table-cell table:formula="of:=SQRT(([.C2249]-[.C2248])^2+([.D2249]-[.D2248])^2)" office:value-type="float" office:value="0.016297102104362" calcext:value-type="float">
            <text:p>0,01629710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1039" calcext:value-type="float">
            <text:p>0,471039</text:p>
          </table:table-cell>
          <table:table-cell office:value-type="float" office:value="0.737701" calcext:value-type="float">
            <text:p>0,737701</text:p>
          </table:table-cell>
          <table:table-cell table:formula="of:=SQRT(([.C2250]-[.C2249])^2+([.D2250]-[.D2249])^2)" office:value-type="float" office:value="0.0153963034524524" calcext:value-type="float">
            <text:p>0,01539630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5149" calcext:value-type="float">
            <text:p>0,465149</text:p>
          </table:table-cell>
          <table:table-cell office:value-type="float" office:value="0.750763" calcext:value-type="float">
            <text:p>0,750763</text:p>
          </table:table-cell>
          <table:table-cell table:formula="of:=SQRT(([.C2251]-[.C2250])^2+([.D2251]-[.D2250])^2)" office:value-type="float" office:value="0.0143285708987324" calcext:value-type="float">
            <text:p>0,01432857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9564" calcext:value-type="float">
            <text:p>0,459564</text:p>
          </table:table-cell>
          <table:table-cell office:value-type="float" office:value="0.762695" calcext:value-type="float">
            <text:p>0,762695</text:p>
          </table:table-cell>
          <table:table-cell table:formula="of:=SQRT(([.C2252]-[.C2251])^2+([.D2252]-[.D2251])^2)" office:value-type="float" office:value="0.0131744012767185" calcext:value-type="float">
            <text:p>0,01317440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4285" calcext:value-type="float">
            <text:p>0,454285</text:p>
          </table:table-cell>
          <table:table-cell office:value-type="float" office:value="0.77298" calcext:value-type="float">
            <text:p>0,77298</text:p>
          </table:table-cell>
          <table:table-cell table:formula="of:=SQRT(([.C2253]-[.C2252])^2+([.D2253]-[.D2252])^2)" office:value-type="float" office:value="0.0115606689252829" calcext:value-type="float">
            <text:p>0,01156066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9005" calcext:value-type="float">
            <text:p>0,449005</text:p>
          </table:table-cell>
          <table:table-cell office:value-type="float" office:value="0.782684" calcext:value-type="float">
            <text:p>0,782684</text:p>
          </table:table-cell>
          <table:table-cell table:formula="of:=SQRT(([.C2254]-[.C2253])^2+([.D2254]-[.D2253])^2)" office:value-type="float" office:value="0.0110474438672481" calcext:value-type="float">
            <text:p>0,01104744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085" calcext:value-type="float">
            <text:p>0,443085</text:p>
          </table:table-cell>
          <table:table-cell office:value-type="float" office:value="0.792633" calcext:value-type="float">
            <text:p>0,792633</text:p>
          </table:table-cell>
          <table:table-cell table:formula="of:=SQRT(([.C2255]-[.C2254])^2+([.D2255]-[.D2254])^2)" office:value-type="float" office:value="0.0115770894874316" calcext:value-type="float">
            <text:p>0,01157708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6676" calcext:value-type="float">
            <text:p>0,436676</text:p>
          </table:table-cell>
          <table:table-cell office:value-type="float" office:value="0.802429" calcext:value-type="float">
            <text:p>0,802429</text:p>
          </table:table-cell>
          <table:table-cell table:formula="of:=SQRT(([.C2256]-[.C2255])^2+([.D2256]-[.D2255])^2)" office:value-type="float" office:value="0.0117062759663354" calcext:value-type="float">
            <text:p>0,0117062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0695" calcext:value-type="float">
            <text:p>0,430695</text:p>
          </table:table-cell>
          <table:table-cell office:value-type="float" office:value="0.810486" calcext:value-type="float">
            <text:p>0,810486</text:p>
          </table:table-cell>
          <table:table-cell table:formula="of:=SQRT(([.C2257]-[.C2256])^2+([.D2257]-[.D2256])^2)" office:value-type="float" office:value="0.0100343216013839" calcext:value-type="float">
            <text:p>0,01003432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5476" calcext:value-type="float">
            <text:p>0,425476</text:p>
          </table:table-cell>
          <table:table-cell office:value-type="float" office:value="0.816528" calcext:value-type="float">
            <text:p>0,816528</text:p>
          </table:table-cell>
          <table:table-cell table:formula="of:=SQRT(([.C2258]-[.C2257])^2+([.D2258]-[.D2257])^2)" office:value-type="float" office:value="0.00798396674592274" calcext:value-type="float">
            <text:p>0,00798396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0776" calcext:value-type="float">
            <text:p>0,420776</text:p>
          </table:table-cell>
          <table:table-cell office:value-type="float" office:value="0.821655" calcext:value-type="float">
            <text:p>0,821655</text:p>
          </table:table-cell>
          <table:table-cell table:formula="of:=SQRT(([.C2259]-[.C2258])^2+([.D2259]-[.D2258])^2)" office:value-type="float" office:value="0.00695529503328218" calcext:value-type="float">
            <text:p>0,0069552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6351" calcext:value-type="float">
            <text:p>0,416351</text:p>
          </table:table-cell>
          <table:table-cell office:value-type="float" office:value="0.825256" calcext:value-type="float">
            <text:p>0,825256</text:p>
          </table:table-cell>
          <table:table-cell table:formula="of:=SQRT(([.C2260]-[.C2259])^2+([.D2260]-[.D2259])^2)" office:value-type="float" office:value="0.0057050702011457" calcext:value-type="float">
            <text:p>0,005705070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1407" calcext:value-type="float">
            <text:p>0,411407</text:p>
          </table:table-cell>
          <table:table-cell office:value-type="float" office:value="0.827942" calcext:value-type="float">
            <text:p>0,827942</text:p>
          </table:table-cell>
          <table:table-cell table:formula="of:=SQRT(([.C2261]-[.C2260])^2+([.D2261]-[.D2260])^2)" office:value-type="float" office:value="0.00562652041674069" calcext:value-type="float">
            <text:p>0,00562652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6464" calcext:value-type="float">
            <text:p>0,406464</text:p>
          </table:table-cell>
          <table:table-cell office:value-type="float" office:value="0.830292" calcext:value-type="float">
            <text:p>0,830292</text:p>
          </table:table-cell>
          <table:table-cell table:formula="of:=SQRT(([.C2262]-[.C2261])^2+([.D2262]-[.D2261])^2)" office:value-type="float" office:value="0.00547318453918736" calcext:value-type="float">
            <text:p>0,005473184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2252" calcext:value-type="float">
            <text:p>0,402252</text:p>
          </table:table-cell>
          <table:table-cell office:value-type="float" office:value="0.83136" calcext:value-type="float">
            <text:p>0,83136</text:p>
          </table:table-cell>
          <table:table-cell table:formula="of:=SQRT(([.C2263]-[.C2262])^2+([.D2263]-[.D2262])^2)" office:value-type="float" office:value="0.00434529262535912" calcext:value-type="float">
            <text:p>0,00434529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8254" calcext:value-type="float">
            <text:p>0,398254</text:p>
          </table:table-cell>
          <table:table-cell office:value-type="float" office:value="0.831604" calcext:value-type="float">
            <text:p>0,831604</text:p>
          </table:table-cell>
          <table:table-cell table:formula="of:=SQRT(([.C2264]-[.C2263])^2+([.D2264]-[.D2263])^2)" office:value-type="float" office:value="0.00400543880242851" calcext:value-type="float">
            <text:p>0,00400543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4623" calcext:value-type="float">
            <text:p>0,394623</text:p>
          </table:table-cell>
          <table:table-cell office:value-type="float" office:value="0.830811" calcext:value-type="float">
            <text:p>0,830811</text:p>
          </table:table-cell>
          <table:table-cell table:formula="of:=SQRT(([.C2265]-[.C2264])^2+([.D2265]-[.D2264])^2)" office:value-type="float" office:value="0.00371658579882128" calcext:value-type="float">
            <text:p>0,00371658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1785" calcext:value-type="float">
            <text:p>0,391785</text:p>
          </table:table-cell>
          <table:table-cell office:value-type="float" office:value="0.828827" calcext:value-type="float">
            <text:p>0,828827</text:p>
          </table:table-cell>
          <table:table-cell table:formula="of:=SQRT(([.C2266]-[.C2265])^2+([.D2266]-[.D2265])^2)" office:value-type="float" office:value="0.00346273013675625" calcext:value-type="float">
            <text:p>0,00346273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9404" calcext:value-type="float">
            <text:p>0,389404</text:p>
          </table:table-cell>
          <table:table-cell office:value-type="float" office:value="0.825714" calcext:value-type="float">
            <text:p>0,825714</text:p>
          </table:table-cell>
          <table:table-cell table:formula="of:=SQRT(([.C2267]-[.C2266])^2+([.D2267]-[.D2266])^2)" office:value-type="float" office:value="0.0039191746580116" calcext:value-type="float">
            <text:p>0,00391917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7512" calcext:value-type="float">
            <text:p>0,387512</text:p>
          </table:table-cell>
          <table:table-cell office:value-type="float" office:value="0.821625" calcext:value-type="float">
            <text:p>0,821625</text:p>
          </table:table-cell>
          <table:table-cell table:formula="of:=SQRT(([.C2268]-[.C2267])^2+([.D2268]-[.D2267])^2)" office:value-type="float" office:value="0.00450550607590314" calcext:value-type="float">
            <text:p>0,00450550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5742" calcext:value-type="float">
            <text:p>0,385742</text:p>
          </table:table-cell>
          <table:table-cell office:value-type="float" office:value="0.817169" calcext:value-type="float">
            <text:p>0,817169</text:p>
          </table:table-cell>
          <table:table-cell table:formula="of:=SQRT(([.C2269]-[.C2268])^2+([.D2269]-[.D2268])^2)" office:value-type="float" office:value="0.00479466745457911" calcext:value-type="float">
            <text:p>0,00479466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385" calcext:value-type="float">
            <text:p>0,38385</text:p>
          </table:table-cell>
          <table:table-cell office:value-type="float" office:value="0.812042" calcext:value-type="float">
            <text:p>0,812042</text:p>
          </table:table-cell>
          <table:table-cell table:formula="of:=SQRT(([.C2270]-[.C2269])^2+([.D2270]-[.D2269])^2)" office:value-type="float" office:value="0.00546496047561185" calcext:value-type="float">
            <text:p>0,00546496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2233" calcext:value-type="float">
            <text:p>0,382233</text:p>
          </table:table-cell>
          <table:table-cell office:value-type="float" office:value="0.806732" calcext:value-type="float">
            <text:p>0,806732</text:p>
          </table:table-cell>
          <table:table-cell table:formula="of:=SQRT(([.C2271]-[.C2270])^2+([.D2271]-[.D2270])^2)" office:value-type="float" office:value="0.00555074670652511" calcext:value-type="float">
            <text:p>0,00555074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1073" calcext:value-type="float">
            <text:p>0,381073</text:p>
          </table:table-cell>
          <table:table-cell office:value-type="float" office:value="0.800629" calcext:value-type="float">
            <text:p>0,800629</text:p>
          </table:table-cell>
          <table:table-cell table:formula="of:=SQRT(([.C2272]-[.C2271])^2+([.D2272]-[.D2271])^2)" office:value-type="float" office:value="0.00621226279225219" calcext:value-type="float">
            <text:p>0,00621226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0035" calcext:value-type="float">
            <text:p>0,380035</text:p>
          </table:table-cell>
          <table:table-cell office:value-type="float" office:value="0.793243" calcext:value-type="float">
            <text:p>0,793243</text:p>
          </table:table-cell>
          <table:table-cell table:formula="of:=SQRT(([.C2273]-[.C2272])^2+([.D2273]-[.D2272])^2)" office:value-type="float" office:value="0.00745858163460052" calcext:value-type="float">
            <text:p>0,00745858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9028" calcext:value-type="float">
            <text:p>0,379028</text:p>
          </table:table-cell>
          <table:table-cell office:value-type="float" office:value="0.785339" calcext:value-type="float">
            <text:p>0,785339</text:p>
          </table:table-cell>
          <table:table-cell table:formula="of:=SQRT(([.C2274]-[.C2273])^2+([.D2274]-[.D2273])^2)" office:value-type="float" office:value="0.00796788962021931" calcext:value-type="float">
            <text:p>0,00796788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8052" calcext:value-type="float">
            <text:p>0,378052</text:p>
          </table:table-cell>
          <table:table-cell office:value-type="float" office:value="0.777557" calcext:value-type="float">
            <text:p>0,777557</text:p>
          </table:table-cell>
          <table:table-cell table:formula="of:=SQRT(([.C2275]-[.C2274])^2+([.D2275]-[.D2274])^2)" office:value-type="float" office:value="0.00784296500055948" calcext:value-type="float">
            <text:p>0,00784296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6526" calcext:value-type="float">
            <text:p>0,376526</text:p>
          </table:table-cell>
          <table:table-cell office:value-type="float" office:value="0.769196" calcext:value-type="float">
            <text:p>0,769196</text:p>
          </table:table-cell>
          <table:table-cell table:formula="of:=SQRT(([.C2276]-[.C2275])^2+([.D2276]-[.D2275])^2)" office:value-type="float" office:value="0.00849911742476825" calcext:value-type="float">
            <text:p>0,00849911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4939" calcext:value-type="float">
            <text:p>0,374939</text:p>
          </table:table-cell>
          <table:table-cell office:value-type="float" office:value="0.759766" calcext:value-type="float">
            <text:p>0,759766</text:p>
          </table:table-cell>
          <table:table-cell table:formula="of:=SQRT(([.C2277]-[.C2276])^2+([.D2277]-[.D2276])^2)" office:value-type="float" office:value="0.00956260785560095" calcext:value-type="float">
            <text:p>0,00956260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3901" calcext:value-type="float">
            <text:p>0,373901</text:p>
          </table:table-cell>
          <table:table-cell office:value-type="float" office:value="0.749847" calcext:value-type="float">
            <text:p>0,749847</text:p>
          </table:table-cell>
          <table:table-cell table:formula="of:=SQRT(([.C2278]-[.C2277])^2+([.D2278]-[.D2277])^2)" office:value-type="float" office:value="0.00997316424210492" calcext:value-type="float">
            <text:p>0,00997316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2803" calcext:value-type="float">
            <text:p>0,372803</text:p>
          </table:table-cell>
          <table:table-cell office:value-type="float" office:value="0.739624" calcext:value-type="float">
            <text:p>0,739624</text:p>
          </table:table-cell>
          <table:table-cell table:formula="of:=SQRT(([.C2279]-[.C2278])^2+([.D2279]-[.D2278])^2)" office:value-type="float" office:value="0.010281796195218" calcext:value-type="float">
            <text:p>0,01028179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1185" calcext:value-type="float">
            <text:p>0,371185</text:p>
          </table:table-cell>
          <table:table-cell office:value-type="float" office:value="0.729156" calcext:value-type="float">
            <text:p>0,729156</text:p>
          </table:table-cell>
          <table:table-cell table:formula="of:=SQRT(([.C2280]-[.C2279])^2+([.D2280]-[.D2279])^2)" office:value-type="float" office:value="0.0105923060756381" calcext:value-type="float">
            <text:p>0,01059230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9019" calcext:value-type="float">
            <text:p>0,369019</text:p>
          </table:table-cell>
          <table:table-cell office:value-type="float" office:value="0.718658" calcext:value-type="float">
            <text:p>0,718658</text:p>
          </table:table-cell>
          <table:table-cell table:formula="of:=SQRT(([.C2281]-[.C2280])^2+([.D2281]-[.D2280])^2)" office:value-type="float" office:value="0.0107191212326383" calcext:value-type="float">
            <text:p>0,01071912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6913" calcext:value-type="float">
            <text:p>0,366913</text:p>
          </table:table-cell>
          <table:table-cell office:value-type="float" office:value="0.708313" calcext:value-type="float">
            <text:p>0,708313</text:p>
          </table:table-cell>
          <table:table-cell table:formula="of:=SQRT(([.C2282]-[.C2281])^2+([.D2282]-[.D2281])^2)" office:value-type="float" office:value="0.0105571900143931" calcext:value-type="float">
            <text:p>0,010557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5173" calcext:value-type="float">
            <text:p>0,365173</text:p>
          </table:table-cell>
          <table:table-cell office:value-type="float" office:value="0.697662" calcext:value-type="float">
            <text:p>0,697662</text:p>
          </table:table-cell>
          <table:table-cell table:formula="of:=SQRT(([.C2283]-[.C2282])^2+([.D2283]-[.D2282])^2)" office:value-type="float" office:value="0.0107921916680533" calcext:value-type="float">
            <text:p>0,01079219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4899" calcext:value-type="float">
            <text:p>0,364899</text:p>
          </table:table-cell>
          <table:table-cell office:value-type="float" office:value="0.696136" calcext:value-type="float">
            <text:p>0,696136</text:p>
          </table:table-cell>
          <table:table-cell table:formula="of:=SQRT(([.C2284]-[.C2283])^2+([.D2284]-[.D2283])^2)" office:value-type="float" office:value="0.00155040381836478" calcext:value-type="float">
            <text:p>0,00155040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3617" calcext:value-type="float">
            <text:p>0,363617</text:p>
          </table:table-cell>
          <table:table-cell office:value-type="float" office:value="0.687378" calcext:value-type="float">
            <text:p>0,687378</text:p>
          </table:table-cell>
          <table:table-cell table:formula="of:=SQRT(([.C2285]-[.C2284])^2+([.D2285]-[.D2284])^2)" office:value-type="float" office:value="0.00885133255504508" calcext:value-type="float">
            <text:p>0,008851332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264" calcext:value-type="float">
            <text:p>0,36264</text:p>
          </table:table-cell>
          <table:table-cell office:value-type="float" office:value="0.67807" calcext:value-type="float">
            <text:p>0,67807</text:p>
          </table:table-cell>
          <table:table-cell table:formula="of:=SQRT(([.C2286]-[.C2285])^2+([.D2286]-[.D2285])^2)" office:value-type="float" office:value="0.00935913420140974" calcext:value-type="float">
            <text:p>0,00935913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1847" calcext:value-type="float">
            <text:p>0,361847</text:p>
          </table:table-cell>
          <table:table-cell office:value-type="float" office:value="0.669281" calcext:value-type="float">
            <text:p>0,669281</text:p>
          </table:table-cell>
          <table:table-cell table:formula="of:=SQRT(([.C2287]-[.C2286])^2+([.D2287]-[.D2286])^2)" office:value-type="float" office:value="0.00882470226126643" calcext:value-type="float">
            <text:p>0,00882470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1237" calcext:value-type="float">
            <text:p>0,361237</text:p>
          </table:table-cell>
          <table:table-cell office:value-type="float" office:value="0.66098" calcext:value-type="float">
            <text:p>0,66098</text:p>
          </table:table-cell>
          <table:table-cell table:formula="of:=SQRT(([.C2288]-[.C2287])^2+([.D2288]-[.D2287])^2)" office:value-type="float" office:value="0.00832338278586297" calcext:value-type="float">
            <text:p>0,00832338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1023" calcext:value-type="float">
            <text:p>0,361023</text:p>
          </table:table-cell>
          <table:table-cell office:value-type="float" office:value="0.654083" calcext:value-type="float">
            <text:p>0,654083</text:p>
          </table:table-cell>
          <table:table-cell table:formula="of:=SQRT(([.C2289]-[.C2288])^2+([.D2289]-[.D2288])^2)" office:value-type="float" office:value="0.00690031919551557" calcext:value-type="float">
            <text:p>0,00690031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1176" calcext:value-type="float">
            <text:p>0,361176</text:p>
          </table:table-cell>
          <table:table-cell office:value-type="float" office:value="0.648193" calcext:value-type="float">
            <text:p>0,648193</text:p>
          </table:table-cell>
          <table:table-cell table:formula="of:=SQRT(([.C2290]-[.C2289])^2+([.D2290]-[.D2289])^2)" office:value-type="float" office:value="0.00589198684655689" calcext:value-type="float">
            <text:p>0,00589198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1176" calcext:value-type="float">
            <text:p>0,361176</text:p>
          </table:table-cell>
          <table:table-cell office:value-type="float" office:value="0.648193" calcext:value-type="float">
            <text:p>0,648193</text:p>
          </table:table-cell>
          <table:table-cell table:formula="of:=SQRT(([.C2291]-[.C2290])^2+([.D2291]-[.D229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2854" calcext:value-type="float">
            <text:p>0,362854</text:p>
          </table:table-cell>
          <table:table-cell office:value-type="float" office:value="0.642456" calcext:value-type="float">
            <text:p>0,642456</text:p>
          </table:table-cell>
          <table:table-cell table:formula="of:=SQRT(([.C2292]-[.C2291])^2+([.D2292]-[.D2291])^2)" office:value-type="float" office:value="0.00597736170898175" calcext:value-type="float">
            <text:p>0,00597736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5356" calcext:value-type="float">
            <text:p>0,365356</text:p>
          </table:table-cell>
          <table:table-cell office:value-type="float" office:value="0.637299" calcext:value-type="float">
            <text:p>0,637299</text:p>
          </table:table-cell>
          <table:table-cell table:formula="of:=SQRT(([.C2293]-[.C2292])^2+([.D2293]-[.D2292])^2)" office:value-type="float" office:value="0.00573189785324193" calcext:value-type="float">
            <text:p>0,00573189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7279" calcext:value-type="float">
            <text:p>0,367279</text:p>
          </table:table-cell>
          <table:table-cell office:value-type="float" office:value="0.631775" calcext:value-type="float">
            <text:p>0,631775</text:p>
          </table:table-cell>
          <table:table-cell table:formula="of:=SQRT(([.C2294]-[.C2293])^2+([.D2294]-[.D2293])^2)" office:value-type="float" office:value="0.00584914566411196" calcext:value-type="float">
            <text:p>0,00584914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69019" calcext:value-type="float">
            <text:p>0,369019</text:p>
          </table:table-cell>
          <table:table-cell office:value-type="float" office:value="0.625122" calcext:value-type="float">
            <text:p>0,625122</text:p>
          </table:table-cell>
          <table:table-cell table:formula="of:=SQRT(([.C2295]-[.C2294])^2+([.D2295]-[.D2294])^2)" office:value-type="float" office:value="0.00687677315315842" calcext:value-type="float">
            <text:p>0,00687677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0636" calcext:value-type="float">
            <text:p>0,370636</text:p>
          </table:table-cell>
          <table:table-cell office:value-type="float" office:value="0.617676" calcext:value-type="float">
            <text:p>0,617676</text:p>
          </table:table-cell>
          <table:table-cell table:formula="of:=SQRT(([.C2296]-[.C2295])^2+([.D2296]-[.D2295])^2)" office:value-type="float" office:value="0.00761955412081306" calcext:value-type="float">
            <text:p>0,00761955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2437" calcext:value-type="float">
            <text:p>0,372437</text:p>
          </table:table-cell>
          <table:table-cell office:value-type="float" office:value="0.610291" calcext:value-type="float">
            <text:p>0,610291</text:p>
          </table:table-cell>
          <table:table-cell table:formula="of:=SQRT(([.C2297]-[.C2296])^2+([.D2297]-[.D2296])^2)" office:value-type="float" office:value="0.00760143578542904" calcext:value-type="float">
            <text:p>0,00760143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5" calcext:value-type="float">
            <text:p>0,375</text:p>
          </table:table-cell>
          <table:table-cell office:value-type="float" office:value="0.603241" calcext:value-type="float">
            <text:p>0,603241</text:p>
          </table:table-cell>
          <table:table-cell table:formula="of:=SQRT(([.C2298]-[.C2297])^2+([.D2298]-[.D2297])^2)" office:value-type="float" office:value="0.00750143113012435" calcext:value-type="float">
            <text:p>0,007501431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7808" calcext:value-type="float">
            <text:p>0,377808</text:p>
          </table:table-cell>
          <table:table-cell office:value-type="float" office:value="0.596222" calcext:value-type="float">
            <text:p>0,596222</text:p>
          </table:table-cell>
          <table:table-cell table:formula="of:=SQRT(([.C2299]-[.C2298])^2+([.D2299]-[.D2298])^2)" office:value-type="float" office:value="0.00755984292164866" calcext:value-type="float">
            <text:p>0,00755984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0554" calcext:value-type="float">
            <text:p>0,380554</text:p>
          </table:table-cell>
          <table:table-cell office:value-type="float" office:value="0.589264" calcext:value-type="float">
            <text:p>0,589264</text:p>
          </table:table-cell>
          <table:table-cell table:formula="of:=SQRT(([.C2300]-[.C2299])^2+([.D2300]-[.D2299])^2)" office:value-type="float" office:value="0.00748025935379241" calcext:value-type="float">
            <text:p>0,00748025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3087" calcext:value-type="float">
            <text:p>0,383087</text:p>
          </table:table-cell>
          <table:table-cell office:value-type="float" office:value="0.581024" calcext:value-type="float">
            <text:p>0,581024</text:p>
          </table:table-cell>
          <table:table-cell table:formula="of:=SQRT(([.C2301]-[.C2300])^2+([.D2301]-[.D2300])^2)" office:value-type="float" office:value="0.00862053878826609" calcext:value-type="float">
            <text:p>0,00862053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501" calcext:value-type="float">
            <text:p>0,38501</text:p>
          </table:table-cell>
          <table:table-cell office:value-type="float" office:value="0.572357" calcext:value-type="float">
            <text:p>0,572357</text:p>
          </table:table-cell>
          <table:table-cell table:formula="of:=SQRT(([.C2302]-[.C2301])^2+([.D2302]-[.D2301])^2)" office:value-type="float" office:value="0.00887777100403023" calcext:value-type="float">
            <text:p>0,0088777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6597" calcext:value-type="float">
            <text:p>0,386597</text:p>
          </table:table-cell>
          <table:table-cell office:value-type="float" office:value="0.56424" calcext:value-type="float">
            <text:p>0,56424</text:p>
          </table:table-cell>
          <table:table-cell table:formula="of:=SQRT(([.C2303]-[.C2302])^2+([.D2303]-[.D2302])^2)" office:value-type="float" office:value="0.00827068667040402" calcext:value-type="float">
            <text:p>0,008270686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8275" calcext:value-type="float">
            <text:p>0,388275</text:p>
          </table:table-cell>
          <table:table-cell office:value-type="float" office:value="0.555328" calcext:value-type="float">
            <text:p>0,555328</text:p>
          </table:table-cell>
          <table:table-cell table:formula="of:=SQRT(([.C2304]-[.C2303])^2+([.D2304]-[.D2303])^2)" office:value-type="float" office:value="0.00906859570165098" calcext:value-type="float">
            <text:p>0,00906859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0381" calcext:value-type="float">
            <text:p>0,390381</text:p>
          </table:table-cell>
          <table:table-cell office:value-type="float" office:value="0.546875" calcext:value-type="float">
            <text:p>0,546875</text:p>
          </table:table-cell>
          <table:table-cell table:formula="of:=SQRT(([.C2305]-[.C2304])^2+([.D2305]-[.D2304])^2)" office:value-type="float" office:value="0.00871139741947289" calcext:value-type="float">
            <text:p>0,00871139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2578" calcext:value-type="float">
            <text:p>0,392578</text:p>
          </table:table-cell>
          <table:table-cell office:value-type="float" office:value="0.538086" calcext:value-type="float">
            <text:p>0,538086</text:p>
          </table:table-cell>
          <table:table-cell table:formula="of:=SQRT(([.C2306]-[.C2305])^2+([.D2306]-[.D2305])^2)" office:value-type="float" office:value="0.00905943320522873" calcext:value-type="float">
            <text:p>0,00905943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4775" calcext:value-type="float">
            <text:p>0,394775</text:p>
          </table:table-cell>
          <table:table-cell office:value-type="float" office:value="0.528931" calcext:value-type="float">
            <text:p>0,528931</text:p>
          </table:table-cell>
          <table:table-cell table:formula="of:=SQRT(([.C2307]-[.C2306])^2+([.D2307]-[.D2306])^2)" office:value-type="float" office:value="0.00941492612822854" calcext:value-type="float">
            <text:p>0,00941492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7156" calcext:value-type="float">
            <text:p>0,397156</text:p>
          </table:table-cell>
          <table:table-cell office:value-type="float" office:value="0.520355" calcext:value-type="float">
            <text:p>0,520355</text:p>
          </table:table-cell>
          <table:table-cell table:formula="of:=SQRT(([.C2308]-[.C2307])^2+([.D2308]-[.D2307])^2)" office:value-type="float" office:value="0.00890038971056879" calcext:value-type="float">
            <text:p>0,00890038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9475" calcext:value-type="float">
            <text:p>0,399475</text:p>
          </table:table-cell>
          <table:table-cell office:value-type="float" office:value="0.511841" calcext:value-type="float">
            <text:p>0,511841</text:p>
          </table:table-cell>
          <table:table-cell table:formula="of:=SQRT(([.C2309]-[.C2308])^2+([.D2309]-[.D2308])^2)" office:value-type="float" office:value="0.00882416891270788" calcext:value-type="float">
            <text:p>0,00882416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1794" calcext:value-type="float">
            <text:p>0,401794</text:p>
          </table:table-cell>
          <table:table-cell office:value-type="float" office:value="0.504822" calcext:value-type="float">
            <text:p>0,504822</text:p>
          </table:table-cell>
          <table:table-cell table:formula="of:=SQRT(([.C2310]-[.C2309])^2+([.D2310]-[.D2309])^2)" office:value-type="float" office:value="0.00739216625895279" calcext:value-type="float">
            <text:p>0,00739216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3809" calcext:value-type="float">
            <text:p>0,403809</text:p>
          </table:table-cell>
          <table:table-cell office:value-type="float" office:value="0.497345" calcext:value-type="float">
            <text:p>0,497345</text:p>
          </table:table-cell>
          <table:table-cell table:formula="of:=SQRT(([.C2311]-[.C2310])^2+([.D2311]-[.D2310])^2)" office:value-type="float" office:value="0.00774375580710033" calcext:value-type="float">
            <text:p>0,00774375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5701" calcext:value-type="float">
            <text:p>0,405701</text:p>
          </table:table-cell>
          <table:table-cell office:value-type="float" office:value="0.487366" calcext:value-type="float">
            <text:p>0,487366</text:p>
          </table:table-cell>
          <table:table-cell table:formula="of:=SQRT(([.C2312]-[.C2311])^2+([.D2312]-[.D2311])^2)" office:value-type="float" office:value="0.0101567763094399" calcext:value-type="float">
            <text:p>0,01015677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7867" calcext:value-type="float">
            <text:p>0,407867</text:p>
          </table:table-cell>
          <table:table-cell office:value-type="float" office:value="0.477539" calcext:value-type="float">
            <text:p>0,477539</text:p>
          </table:table-cell>
          <table:table-cell table:formula="of:=SQRT(([.C2313]-[.C2312])^2+([.D2313]-[.D2312])^2)" office:value-type="float" office:value="0.0100628765768044" calcext:value-type="float">
            <text:p>0,01006287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0004" calcext:value-type="float">
            <text:p>0,410004</text:p>
          </table:table-cell>
          <table:table-cell office:value-type="float" office:value="0.469269" calcext:value-type="float">
            <text:p>0,469269</text:p>
          </table:table-cell>
          <table:table-cell table:formula="of:=SQRT(([.C2314]-[.C2313])^2+([.D2314]-[.D2313])^2)" office:value-type="float" office:value="0.0085416432259841" calcext:value-type="float">
            <text:p>0,00854164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1774" calcext:value-type="float">
            <text:p>0,411774</text:p>
          </table:table-cell>
          <table:table-cell office:value-type="float" office:value="0.461151" calcext:value-type="float">
            <text:p>0,461151</text:p>
          </table:table-cell>
          <table:table-cell table:formula="of:=SQRT(([.C2315]-[.C2314])^2+([.D2315]-[.D2314])^2)" office:value-type="float" office:value="0.00830871975697822" calcext:value-type="float">
            <text:p>0,008308719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3544" calcext:value-type="float">
            <text:p>0,413544</text:p>
          </table:table-cell>
          <table:table-cell office:value-type="float" office:value="0.451843" calcext:value-type="float">
            <text:p>0,451843</text:p>
          </table:table-cell>
          <table:table-cell table:formula="of:=SQRT(([.C2316]-[.C2315])^2+([.D2316]-[.D2315])^2)" office:value-type="float" office:value="0.00947479625110744" calcext:value-type="float">
            <text:p>0,00947479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5466" calcext:value-type="float">
            <text:p>0,415466</text:p>
          </table:table-cell>
          <table:table-cell office:value-type="float" office:value="0.441956" calcext:value-type="float">
            <text:p>0,441956</text:p>
          </table:table-cell>
          <table:table-cell table:formula="of:=SQRT(([.C2317]-[.C2316])^2+([.D2317]-[.D2316])^2)" office:value-type="float" office:value="0.0100720828531144" calcext:value-type="float">
            <text:p>0,01007208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7664" calcext:value-type="float">
            <text:p>0,417664</text:p>
          </table:table-cell>
          <table:table-cell office:value-type="float" office:value="0.43161" calcext:value-type="float">
            <text:p>0,43161</text:p>
          </table:table-cell>
          <table:table-cell table:formula="of:=SQRT(([.C2318]-[.C2317])^2+([.D2318]-[.D2317])^2)" office:value-type="float" office:value="0.0105769050293551" calcext:value-type="float">
            <text:p>0,01057690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0044" calcext:value-type="float">
            <text:p>0,420044</text:p>
          </table:table-cell>
          <table:table-cell office:value-type="float" office:value="0.420807" calcext:value-type="float">
            <text:p>0,420807</text:p>
          </table:table-cell>
          <table:table-cell table:formula="of:=SQRT(([.C2319]-[.C2318])^2+([.D2319]-[.D2318])^2)" office:value-type="float" office:value="0.0110620616975319" calcext:value-type="float">
            <text:p>0,01106206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1814" calcext:value-type="float">
            <text:p>0,421814</text:p>
          </table:table-cell>
          <table:table-cell office:value-type="float" office:value="0.409607" calcext:value-type="float">
            <text:p>0,409607</text:p>
          </table:table-cell>
          <table:table-cell table:formula="of:=SQRT(([.C2320]-[.C2319])^2+([.D2320]-[.D2319])^2)" office:value-type="float" office:value="0.0113389990739924" calcext:value-type="float">
            <text:p>0,011338999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3004" calcext:value-type="float">
            <text:p>0,423004</text:p>
          </table:table-cell>
          <table:table-cell office:value-type="float" office:value="0.398834" calcext:value-type="float">
            <text:p>0,398834</text:p>
          </table:table-cell>
          <table:table-cell table:formula="of:=SQRT(([.C2321]-[.C2320])^2+([.D2321]-[.D2320])^2)" office:value-type="float" office:value="0.0108385252225568" calcext:value-type="float">
            <text:p>0,01083852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4042" calcext:value-type="float">
            <text:p>0,424042</text:p>
          </table:table-cell>
          <table:table-cell office:value-type="float" office:value="0.389618" calcext:value-type="float">
            <text:p>0,389618</text:p>
          </table:table-cell>
          <table:table-cell table:formula="of:=SQRT(([.C2322]-[.C2321])^2+([.D2322]-[.D2321])^2)" office:value-type="float" office:value="0.00927427086082782" calcext:value-type="float">
            <text:p>0,00927427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5201" calcext:value-type="float">
            <text:p>0,425201</text:p>
          </table:table-cell>
          <table:table-cell office:value-type="float" office:value="0.38092" calcext:value-type="float">
            <text:p>0,38092</text:p>
          </table:table-cell>
          <table:table-cell table:formula="of:=SQRT(([.C2323]-[.C2322])^2+([.D2323]-[.D2322])^2)" office:value-type="float" office:value="0.00877487806183076" calcext:value-type="float">
            <text:p>0,00877487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6239" calcext:value-type="float">
            <text:p>0,426239</text:p>
          </table:table-cell>
          <table:table-cell office:value-type="float" office:value="0.371948" calcext:value-type="float">
            <text:p>0,371948</text:p>
          </table:table-cell>
          <table:table-cell table:formula="of:=SQRT(([.C2324]-[.C2323])^2+([.D2324]-[.D2323])^2)" office:value-type="float" office:value="0.00903184521567994" calcext:value-type="float">
            <text:p>0,00903184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6605" calcext:value-type="float">
            <text:p>0,426605</text:p>
          </table:table-cell>
          <table:table-cell office:value-type="float" office:value="0.362152" calcext:value-type="float">
            <text:p>0,362152</text:p>
          </table:table-cell>
          <table:table-cell table:formula="of:=SQRT(([.C2325]-[.C2324])^2+([.D2325]-[.D2324])^2)" office:value-type="float" office:value="0.00980283489609003" calcext:value-type="float">
            <text:p>0,00980283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6697" calcext:value-type="float">
            <text:p>0,426697</text:p>
          </table:table-cell>
          <table:table-cell office:value-type="float" office:value="0.353058" calcext:value-type="float">
            <text:p>0,353058</text:p>
          </table:table-cell>
          <table:table-cell table:formula="of:=SQRT(([.C2326]-[.C2325])^2+([.D2326]-[.D2325])^2)" office:value-type="float" office:value="0.00909446534987076" calcext:value-type="float">
            <text:p>0,009094465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6331" calcext:value-type="float">
            <text:p>0,426331</text:p>
          </table:table-cell>
          <table:table-cell office:value-type="float" office:value="0.345215" calcext:value-type="float">
            <text:p>0,345215</text:p>
          </table:table-cell>
          <table:table-cell table:formula="of:=SQRT(([.C2327]-[.C2326])^2+([.D2327]-[.D2326])^2)" office:value-type="float" office:value="0.00785153520020129" calcext:value-type="float">
            <text:p>0,00785153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5201" calcext:value-type="float">
            <text:p>0,425201</text:p>
          </table:table-cell>
          <table:table-cell office:value-type="float" office:value="0.336487" calcext:value-type="float">
            <text:p>0,336487</text:p>
          </table:table-cell>
          <table:table-cell table:formula="of:=SQRT(([.C2328]-[.C2327])^2+([.D2328]-[.D2327])^2)" office:value-type="float" office:value="0.008800845641187" calcext:value-type="float">
            <text:p>0,00880084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392" calcext:value-type="float">
            <text:p>0,42392</text:p>
          </table:table-cell>
          <table:table-cell office:value-type="float" office:value="0.327332" calcext:value-type="float">
            <text:p>0,327332</text:p>
          </table:table-cell>
          <table:table-cell table:formula="of:=SQRT(([.C2329]-[.C2328])^2+([.D2329]-[.D2328])^2)" office:value-type="float" office:value="0.0092441866056457" calcext:value-type="float">
            <text:p>0,00924418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2546" calcext:value-type="float">
            <text:p>0,422546</text:p>
          </table:table-cell>
          <table:table-cell office:value-type="float" office:value="0.319672" calcext:value-type="float">
            <text:p>0,319672</text:p>
          </table:table-cell>
          <table:table-cell table:formula="of:=SQRT(([.C2330]-[.C2329])^2+([.D2330]-[.D2329])^2)" office:value-type="float" office:value="0.00778225391515852" calcext:value-type="float">
            <text:p>0,007782253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0624" calcext:value-type="float">
            <text:p>0,420624</text:p>
          </table:table-cell>
          <table:table-cell office:value-type="float" office:value="0.313049" calcext:value-type="float">
            <text:p>0,313049</text:p>
          </table:table-cell>
          <table:table-cell table:formula="of:=SQRT(([.C2331]-[.C2330])^2+([.D2331]-[.D2330])^2)" office:value-type="float" office:value="0.00689624629780582" calcext:value-type="float">
            <text:p>0,006896246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8945" calcext:value-type="float">
            <text:p>0,418945</text:p>
          </table:table-cell>
          <table:table-cell office:value-type="float" office:value="0.305145" calcext:value-type="float">
            <text:p>0,305145</text:p>
          </table:table-cell>
          <table:table-cell table:formula="of:=SQRT(([.C2332]-[.C2331])^2+([.D2332]-[.D2331])^2)" office:value-type="float" office:value="0.00808036242999035" calcext:value-type="float">
            <text:p>0,00808036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7358" calcext:value-type="float">
            <text:p>0,417358</text:p>
          </table:table-cell>
          <table:table-cell office:value-type="float" office:value="0.296692" calcext:value-type="float">
            <text:p>0,296692</text:p>
          </table:table-cell>
          <table:table-cell table:formula="of:=SQRT(([.C2333]-[.C2332])^2+([.D2333]-[.D2332])^2)" office:value-type="float" office:value="0.00860068474018201" calcext:value-type="float">
            <text:p>0,00860068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5009" calcext:value-type="float">
            <text:p>0,415009</text:p>
          </table:table-cell>
          <table:table-cell office:value-type="float" office:value="0.288605" calcext:value-type="float">
            <text:p>0,288605</text:p>
          </table:table-cell>
          <table:table-cell table:formula="of:=SQRT(([.C2334]-[.C2333])^2+([.D2334]-[.D2333])^2)" office:value-type="float" office:value="0.00842124515733869" calcext:value-type="float">
            <text:p>0,00842124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2506" calcext:value-type="float">
            <text:p>0,412506</text:p>
          </table:table-cell>
          <table:table-cell office:value-type="float" office:value="0.281372" calcext:value-type="float">
            <text:p>0,281372</text:p>
          </table:table-cell>
          <table:table-cell table:formula="of:=SQRT(([.C2335]-[.C2334])^2+([.D2335]-[.D2334])^2)" office:value-type="float" office:value="0.00765384204174608" calcext:value-type="float">
            <text:p>0,0076538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0004" calcext:value-type="float">
            <text:p>0,410004</text:p>
          </table:table-cell>
          <table:table-cell office:value-type="float" office:value="0.275299" calcext:value-type="float">
            <text:p>0,275299</text:p>
          </table:table-cell>
          <table:table-cell table:formula="of:=SQRT(([.C2336]-[.C2335])^2+([.D2336]-[.D2335])^2)" office:value-type="float" office:value="0.00656820622392451" calcext:value-type="float">
            <text:p>0,00656820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7349" calcext:value-type="float">
            <text:p>0,407349</text:p>
          </table:table-cell>
          <table:table-cell office:value-type="float" office:value="0.269531" calcext:value-type="float">
            <text:p>0,269531</text:p>
          </table:table-cell>
          <table:table-cell table:formula="of:=SQRT(([.C2337]-[.C2336])^2+([.D2337]-[.D2336])^2)" office:value-type="float" office:value="0.00634971251317727" calcext:value-type="float">
            <text:p>0,00634971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4694" calcext:value-type="float">
            <text:p>0,404694</text:p>
          </table:table-cell>
          <table:table-cell office:value-type="float" office:value="0.263275" calcext:value-type="float">
            <text:p>0,263275</text:p>
          </table:table-cell>
          <table:table-cell table:formula="of:=SQRT(([.C2338]-[.C2337])^2+([.D2338]-[.D2337])^2)" office:value-type="float" office:value="0.00679606952583621" calcext:value-type="float">
            <text:p>0,00679606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2039" calcext:value-type="float">
            <text:p>0,402039</text:p>
          </table:table-cell>
          <table:table-cell office:value-type="float" office:value="0.257202" calcext:value-type="float">
            <text:p>0,257202</text:p>
          </table:table-cell>
          <table:table-cell table:formula="of:=SQRT(([.C2339]-[.C2338])^2+([.D2339]-[.D2338])^2)" office:value-type="float" office:value="0.00662799773687348" calcext:value-type="float">
            <text:p>0,00662799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9323" calcext:value-type="float">
            <text:p>0,399323</text:p>
          </table:table-cell>
          <table:table-cell office:value-type="float" office:value="0.25058" calcext:value-type="float">
            <text:p>0,25058</text:p>
          </table:table-cell>
          <table:table-cell table:formula="of:=SQRT(([.C2340]-[.C2339])^2+([.D2340]-[.D2339])^2)" office:value-type="float" office:value="0.00715734168529067" calcext:value-type="float">
            <text:p>0,00715734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6332" calcext:value-type="float">
            <text:p>0,396332</text:p>
          </table:table-cell>
          <table:table-cell office:value-type="float" office:value="0.243378" calcext:value-type="float">
            <text:p>0,243378</text:p>
          </table:table-cell>
          <table:table-cell table:formula="of:=SQRT(([.C2341]-[.C2340])^2+([.D2341]-[.D2340])^2)" office:value-type="float" office:value="0.00779838989792128" calcext:value-type="float">
            <text:p>0,00779838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3463" calcext:value-type="float">
            <text:p>0,393463</text:p>
          </table:table-cell>
          <table:table-cell office:value-type="float" office:value="0.237122" calcext:value-type="float">
            <text:p>0,237122</text:p>
          </table:table-cell>
          <table:table-cell table:formula="of:=SQRT(([.C2342]-[.C2341])^2+([.D2342]-[.D2341])^2)" office:value-type="float" office:value="0.00688249206319917" calcext:value-type="float">
            <text:p>0,00688249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0961" calcext:value-type="float">
            <text:p>0,390961</text:p>
          </table:table-cell>
          <table:table-cell office:value-type="float" office:value="0.230621" calcext:value-type="float">
            <text:p>0,230621</text:p>
          </table:table-cell>
          <table:table-cell table:formula="of:=SQRT(([.C2343]-[.C2342])^2+([.D2343]-[.D2342])^2)" office:value-type="float" office:value="0.00696584560552415" calcext:value-type="float">
            <text:p>0,00696584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858" calcext:value-type="float">
            <text:p>0,38858</text:p>
          </table:table-cell>
          <table:table-cell office:value-type="float" office:value="0.224884" calcext:value-type="float">
            <text:p>0,224884</text:p>
          </table:table-cell>
          <table:table-cell table:formula="of:=SQRT(([.C2344]-[.C2343])^2+([.D2344]-[.D2343])^2)" office:value-type="float" office:value="0.00621146762045813" calcext:value-type="float">
            <text:p>0,00621146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6139" calcext:value-type="float">
            <text:p>0,386139</text:p>
          </table:table-cell>
          <table:table-cell office:value-type="float" office:value="0.220215" calcext:value-type="float">
            <text:p>0,220215</text:p>
          </table:table-cell>
          <table:table-cell table:formula="of:=SQRT(([.C2345]-[.C2344])^2+([.D2345]-[.D2344])^2)" office:value-type="float" office:value="0.00526859013399222" calcext:value-type="float">
            <text:p>0,005268590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3942" calcext:value-type="float">
            <text:p>0,383942</text:p>
          </table:table-cell>
          <table:table-cell office:value-type="float" office:value="0.216034" calcext:value-type="float">
            <text:p>0,216034</text:p>
          </table:table-cell>
          <table:table-cell table:formula="of:=SQRT(([.C2346]-[.C2345])^2+([.D2346]-[.D2345])^2)" office:value-type="float" office:value="0.00472308903155551" calcext:value-type="float">
            <text:p>0,00472308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2324" calcext:value-type="float">
            <text:p>0,382324</text:p>
          </table:table-cell>
          <table:table-cell office:value-type="float" office:value="0.212738" calcext:value-type="float">
            <text:p>0,212738</text:p>
          </table:table-cell>
          <table:table-cell table:formula="of:=SQRT(([.C2347]-[.C2346])^2+([.D2347]-[.D2346])^2)" office:value-type="float" office:value="0.00367172166701129" calcext:value-type="float">
            <text:p>0,00367172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0707" calcext:value-type="float">
            <text:p>0,380707</text:p>
          </table:table-cell>
          <table:table-cell office:value-type="float" office:value="0.209747" calcext:value-type="float">
            <text:p>0,209747</text:p>
          </table:table-cell>
          <table:table-cell table:formula="of:=SQRT(([.C2348]-[.C2347])^2+([.D2348]-[.D2347])^2)" office:value-type="float" office:value="0.00340011323340857" calcext:value-type="float">
            <text:p>0,003400113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8784" calcext:value-type="float">
            <text:p>0,378784</text:p>
          </table:table-cell>
          <table:table-cell office:value-type="float" office:value="0.206329" calcext:value-type="float">
            <text:p>0,206329</text:p>
          </table:table-cell>
          <table:table-cell table:formula="of:=SQRT(([.C2349]-[.C2348])^2+([.D2349]-[.D2348])^2)" office:value-type="float" office:value="0.00392181756332441" calcext:value-type="float">
            <text:p>0,003921817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7258" calcext:value-type="float">
            <text:p>0,377258</text:p>
          </table:table-cell>
          <table:table-cell office:value-type="float" office:value="0.202606" calcext:value-type="float">
            <text:p>0,202606</text:p>
          </table:table-cell>
          <table:table-cell table:formula="of:=SQRT(([.C2350]-[.C2349])^2+([.D2350]-[.D2349])^2)" office:value-type="float" office:value="0.00402360596977389" calcext:value-type="float">
            <text:p>0,0040236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6434" calcext:value-type="float">
            <text:p>0,376434</text:p>
          </table:table-cell>
          <table:table-cell office:value-type="float" office:value="0.199341" calcext:value-type="float">
            <text:p>0,199341</text:p>
          </table:table-cell>
          <table:table-cell table:formula="of:=SQRT(([.C2351]-[.C2350])^2+([.D2351]-[.D2350])^2)" office:value-type="float" office:value="0.00336737301171105" calcext:value-type="float">
            <text:p>0,00336737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6404" calcext:value-type="float">
            <text:p>0,376404</text:p>
          </table:table-cell>
          <table:table-cell office:value-type="float" office:value="0.196442" calcext:value-type="float">
            <text:p>0,196442</text:p>
          </table:table-cell>
          <table:table-cell table:formula="of:=SQRT(([.C2352]-[.C2351])^2+([.D2352]-[.D2351])^2)" office:value-type="float" office:value="0.00289915522178445" calcext:value-type="float">
            <text:p>0,00289915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6648" calcext:value-type="float">
            <text:p>0,376648</text:p>
          </table:table-cell>
          <table:table-cell office:value-type="float" office:value="0.194458" calcext:value-type="float">
            <text:p>0,194458</text:p>
          </table:table-cell>
          <table:table-cell table:formula="of:=SQRT(([.C2353]-[.C2352])^2+([.D2353]-[.D2352])^2)" office:value-type="float" office:value="0.00199894772317836" calcext:value-type="float">
            <text:p>0,00199894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7197" calcext:value-type="float">
            <text:p>0,377197</text:p>
          </table:table-cell>
          <table:table-cell office:value-type="float" office:value="0.193604" calcext:value-type="float">
            <text:p>0,193604</text:p>
          </table:table-cell>
          <table:table-cell table:formula="of:=SQRT(([.C2354]-[.C2353])^2+([.D2354]-[.D2353])^2)" office:value-type="float" office:value="0.00101524233560269" calcext:value-type="float">
            <text:p>0,00101524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79211" calcext:value-type="float">
            <text:p>0,379211</text:p>
          </table:table-cell>
          <table:table-cell office:value-type="float" office:value="0.191376" calcext:value-type="float">
            <text:p>0,191376</text:p>
          </table:table-cell>
          <table:table-cell table:formula="of:=SQRT(([.C2355]-[.C2354])^2+([.D2355]-[.D2354])^2)" office:value-type="float" office:value="0.00300336145010884" calcext:value-type="float">
            <text:p>0,00300336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2019" calcext:value-type="float">
            <text:p>0,382019</text:p>
          </table:table-cell>
          <table:table-cell office:value-type="float" office:value="0.18988" calcext:value-type="float">
            <text:p>0,18988</text:p>
          </table:table-cell>
          <table:table-cell table:formula="of:=SQRT(([.C2356]-[.C2355])^2+([.D2356]-[.D2355])^2)" office:value-type="float" office:value="0.00318164737203859" calcext:value-type="float">
            <text:p>0,00318164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2019" calcext:value-type="float">
            <text:p>0,382019</text:p>
          </table:table-cell>
          <table:table-cell office:value-type="float" office:value="0.18988" calcext:value-type="float">
            <text:p>0,18988</text:p>
          </table:table-cell>
          <table:table-cell table:formula="of:=SQRT(([.C2357]-[.C2356])^2+([.D2357]-[.D235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504" calcext:value-type="float">
            <text:p>0,38504</text:p>
          </table:table-cell>
          <table:table-cell office:value-type="float" office:value="0.18869" calcext:value-type="float">
            <text:p>0,18869</text:p>
          </table:table-cell>
          <table:table-cell table:formula="of:=SQRT(([.C2358]-[.C2357])^2+([.D2358]-[.D2357])^2)" office:value-type="float" office:value="0.00324692793267733" calcext:value-type="float">
            <text:p>0,003246927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504" calcext:value-type="float">
            <text:p>0,38504</text:p>
          </table:table-cell>
          <table:table-cell office:value-type="float" office:value="0.18869" calcext:value-type="float">
            <text:p>0,18869</text:p>
          </table:table-cell>
          <table:table-cell table:formula="of:=SQRT(([.C2359]-[.C2358])^2+([.D2359]-[.D2358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8275" calcext:value-type="float">
            <text:p>0,388275</text:p>
          </table:table-cell>
          <table:table-cell office:value-type="float" office:value="0.188202" calcext:value-type="float">
            <text:p>0,188202</text:p>
          </table:table-cell>
          <table:table-cell table:formula="of:=SQRT(([.C2360]-[.C2359])^2+([.D2360]-[.D2359])^2)" office:value-type="float" office:value="0.00327160037290614" calcext:value-type="float">
            <text:p>0,00327160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88275" calcext:value-type="float">
            <text:p>0,388275</text:p>
          </table:table-cell>
          <table:table-cell office:value-type="float" office:value="0.188202" calcext:value-type="float">
            <text:p>0,188202</text:p>
          </table:table-cell>
          <table:table-cell table:formula="of:=SQRT(([.C2361]-[.C2360])^2+([.D2361]-[.D236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1663" calcext:value-type="float">
            <text:p>0,391663</text:p>
          </table:table-cell>
          <table:table-cell office:value-type="float" office:value="0.188293" calcext:value-type="float">
            <text:p>0,188293</text:p>
          </table:table-cell>
          <table:table-cell table:formula="of:=SQRT(([.C2362]-[.C2361])^2+([.D2362]-[.D2361])^2)" office:value-type="float" office:value="0.00338922188710034" calcext:value-type="float">
            <text:p>0,00338922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5081" calcext:value-type="float">
            <text:p>0,395081</text:p>
          </table:table-cell>
          <table:table-cell office:value-type="float" office:value="0.188477" calcext:value-type="float">
            <text:p>0,188477</text:p>
          </table:table-cell>
          <table:table-cell table:formula="of:=SQRT(([.C2363]-[.C2362])^2+([.D2363]-[.D2362])^2)" office:value-type="float" office:value="0.00342294902094668" calcext:value-type="float">
            <text:p>0,0034229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398651" calcext:value-type="float">
            <text:p>0,398651</text:p>
          </table:table-cell>
          <table:table-cell office:value-type="float" office:value="0.187958" calcext:value-type="float">
            <text:p>0,187958</text:p>
          </table:table-cell>
          <table:table-cell table:formula="of:=SQRT(([.C2364]-[.C2363])^2+([.D2364]-[.D2363])^2)" office:value-type="float" office:value="0.00360752837826678" calcext:value-type="float">
            <text:p>0,00360752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2618" calcext:value-type="float">
            <text:p>0,402618</text:p>
          </table:table-cell>
          <table:table-cell office:value-type="float" office:value="0.186737" calcext:value-type="float">
            <text:p>0,186737</text:p>
          </table:table-cell>
          <table:table-cell table:formula="of:=SQRT(([.C2365]-[.C2364])^2+([.D2365]-[.D2364])^2)" office:value-type="float" office:value="0.00415065416530937" calcext:value-type="float">
            <text:p>0,004150654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6342" calcext:value-type="float">
            <text:p>0,406342</text:p>
          </table:table-cell>
          <table:table-cell office:value-type="float" office:value="0.18576" calcext:value-type="float">
            <text:p>0,18576</text:p>
          </table:table-cell>
          <table:table-cell table:formula="of:=SQRT(([.C2366]-[.C2365])^2+([.D2366]-[.D2365])^2)" office:value-type="float" office:value="0.00385002662328457" calcext:value-type="float">
            <text:p>0,00385002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9973" calcext:value-type="float">
            <text:p>0,409973</text:p>
          </table:table-cell>
          <table:table-cell office:value-type="float" office:value="0.184967" calcext:value-type="float">
            <text:p>0,184967</text:p>
          </table:table-cell>
          <table:table-cell table:formula="of:=SQRT(([.C2367]-[.C2366])^2+([.D2367]-[.D2366])^2)" office:value-type="float" office:value="0.00371658579882128" calcext:value-type="float">
            <text:p>0,00371658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4154" calcext:value-type="float">
            <text:p>0,414154</text:p>
          </table:table-cell>
          <table:table-cell office:value-type="float" office:value="0.184357" calcext:value-type="float">
            <text:p>0,184357</text:p>
          </table:table-cell>
          <table:table-cell table:formula="of:=SQRT(([.C2368]-[.C2367])^2+([.D2368]-[.D2367])^2)" office:value-type="float" office:value="0.00422526460709858" calcext:value-type="float">
            <text:p>0,00422526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8304" calcext:value-type="float">
            <text:p>0,418304</text:p>
          </table:table-cell>
          <table:table-cell office:value-type="float" office:value="0.18457" calcext:value-type="float">
            <text:p>0,18457</text:p>
          </table:table-cell>
          <table:table-cell table:formula="of:=SQRT(([.C2369]-[.C2368])^2+([.D2369]-[.D2368])^2)" office:value-type="float" office:value="0.00415546254946425" calcext:value-type="float">
            <text:p>0,00415546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2485" calcext:value-type="float">
            <text:p>0,422485</text:p>
          </table:table-cell>
          <table:table-cell office:value-type="float" office:value="0.184906" calcext:value-type="float">
            <text:p>0,184906</text:p>
          </table:table-cell>
          <table:table-cell table:formula="of:=SQRT(([.C2370]-[.C2369])^2+([.D2370]-[.D2369])^2)" office:value-type="float" office:value="0.00419447934790486" calcext:value-type="float">
            <text:p>0,004194479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6392" calcext:value-type="float">
            <text:p>0,426392</text:p>
          </table:table-cell>
          <table:table-cell office:value-type="float" office:value="0.185059" calcext:value-type="float">
            <text:p>0,185059</text:p>
          </table:table-cell>
          <table:table-cell table:formula="of:=SQRT(([.C2371]-[.C2370])^2+([.D2371]-[.D2370])^2)" office:value-type="float" office:value="0.00390999462915232" calcext:value-type="float">
            <text:p>0,003909994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9993" calcext:value-type="float">
            <text:p>0,429993</text:p>
          </table:table-cell>
          <table:table-cell office:value-type="float" office:value="0.185486" calcext:value-type="float">
            <text:p>0,185486</text:p>
          </table:table-cell>
          <table:table-cell table:formula="of:=SQRT(([.C2372]-[.C2371])^2+([.D2372]-[.D2371])^2)" office:value-type="float" office:value="0.00362622806784126" calcext:value-type="float">
            <text:p>0,003626228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3533" calcext:value-type="float">
            <text:p>0,433533</text:p>
          </table:table-cell>
          <table:table-cell office:value-type="float" office:value="0.186554" calcext:value-type="float">
            <text:p>0,186554</text:p>
          </table:table-cell>
          <table:table-cell table:formula="of:=SQRT(([.C2373]-[.C2372])^2+([.D2373]-[.D2372])^2)" office:value-type="float" office:value="0.00369759705754972" calcext:value-type="float">
            <text:p>0,00369759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7012" calcext:value-type="float">
            <text:p>0,437012</text:p>
          </table:table-cell>
          <table:table-cell office:value-type="float" office:value="0.188416" calcext:value-type="float">
            <text:p>0,188416</text:p>
          </table:table-cell>
          <table:table-cell table:formula="of:=SQRT(([.C2374]-[.C2373])^2+([.D2374]-[.D2373])^2)" office:value-type="float" office:value="0.00394594538735646" calcext:value-type="float">
            <text:p>0,003945945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0399" calcext:value-type="float">
            <text:p>0,440399</text:p>
          </table:table-cell>
          <table:table-cell office:value-type="float" office:value="0.190643" calcext:value-type="float">
            <text:p>0,190643</text:p>
          </table:table-cell>
          <table:table-cell table:formula="of:=SQRT(([.C2375]-[.C2374])^2+([.D2375]-[.D2374])^2)" office:value-type="float" office:value="0.00405355374948947" calcext:value-type="float">
            <text:p>0,004053553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3787" calcext:value-type="float">
            <text:p>0,443787</text:p>
          </table:table-cell>
          <table:table-cell office:value-type="float" office:value="0.193024" calcext:value-type="float">
            <text:p>0,193024</text:p>
          </table:table-cell>
          <table:table-cell table:formula="of:=SQRT(([.C2376]-[.C2375])^2+([.D2376]-[.D2375])^2)" office:value-type="float" office:value="0.00414097874903991" calcext:value-type="float">
            <text:p>0,004140978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7357" calcext:value-type="float">
            <text:p>0,447357</text:p>
          </table:table-cell>
          <table:table-cell office:value-type="float" office:value="0.194672" calcext:value-type="float">
            <text:p>0,194672</text:p>
          </table:table-cell>
          <table:table-cell table:formula="of:=SQRT(([.C2377]-[.C2376])^2+([.D2377]-[.D2376])^2)" office:value-type="float" office:value="0.00393202288904834" calcext:value-type="float">
            <text:p>0,003932022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1263" calcext:value-type="float">
            <text:p>0,451263</text:p>
          </table:table-cell>
          <table:table-cell office:value-type="float" office:value="0.196716" calcext:value-type="float">
            <text:p>0,196716</text:p>
          </table:table-cell>
          <table:table-cell table:formula="of:=SQRT(([.C2378]-[.C2377])^2+([.D2378]-[.D2377])^2)" office:value-type="float" office:value="0.00440848862990479" calcext:value-type="float">
            <text:p>0,00440848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5109" calcext:value-type="float">
            <text:p>0,455109</text:p>
          </table:table-cell>
          <table:table-cell office:value-type="float" office:value="0.199738" calcext:value-type="float">
            <text:p>0,199738</text:p>
          </table:table-cell>
          <table:table-cell table:formula="of:=SQRT(([.C2379]-[.C2378])^2+([.D2379]-[.D2378])^2)" office:value-type="float" office:value="0.00489123706233915" calcext:value-type="float">
            <text:p>0,00489123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8313" calcext:value-type="float">
            <text:p>0,458313</text:p>
          </table:table-cell>
          <table:table-cell office:value-type="float" office:value="0.203735" calcext:value-type="float">
            <text:p>0,203735</text:p>
          </table:table-cell>
          <table:table-cell table:formula="of:=SQRT(([.C2380]-[.C2379])^2+([.D2380]-[.D2379])^2)" office:value-type="float" office:value="0.00512265800146759" calcext:value-type="float">
            <text:p>0,00512265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1182" calcext:value-type="float">
            <text:p>0,461182</text:p>
          </table:table-cell>
          <table:table-cell office:value-type="float" office:value="0.20813" calcext:value-type="float">
            <text:p>0,20813</text:p>
          </table:table-cell>
          <table:table-cell table:formula="of:=SQRT(([.C2381]-[.C2380])^2+([.D2381]-[.D2380])^2)" office:value-type="float" office:value="0.00524854132116726" calcext:value-type="float">
            <text:p>0,00524854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4325" calcext:value-type="float">
            <text:p>0,464325</text:p>
          </table:table-cell>
          <table:table-cell office:value-type="float" office:value="0.21225" calcext:value-type="float">
            <text:p>0,21225</text:p>
          </table:table-cell>
          <table:table-cell table:formula="of:=SQRT(([.C2382]-[.C2381])^2+([.D2382]-[.D2381])^2)" office:value-type="float" office:value="0.00518197346577538" calcext:value-type="float">
            <text:p>0,00518197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7468" calcext:value-type="float">
            <text:p>0,467468</text:p>
          </table:table-cell>
          <table:table-cell office:value-type="float" office:value="0.21756" calcext:value-type="float">
            <text:p>0,21756</text:p>
          </table:table-cell>
          <table:table-cell table:formula="of:=SQRT(([.C2383]-[.C2382])^2+([.D2383]-[.D2382])^2)" office:value-type="float" office:value="0.00617045776259753" calcext:value-type="float">
            <text:p>0,006170457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0062" calcext:value-type="float">
            <text:p>0,470062</text:p>
          </table:table-cell>
          <table:table-cell office:value-type="float" office:value="0.223877" calcext:value-type="float">
            <text:p>0,223877</text:p>
          </table:table-cell>
          <table:table-cell table:formula="of:=SQRT(([.C2384]-[.C2383])^2+([.D2384]-[.D2383])^2)" office:value-type="float" office:value="0.00682885971447645" calcext:value-type="float">
            <text:p>0,006828859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1985" calcext:value-type="float">
            <text:p>0,471985</text:p>
          </table:table-cell>
          <table:table-cell office:value-type="float" office:value="0.229767" calcext:value-type="float">
            <text:p>0,229767</text:p>
          </table:table-cell>
          <table:table-cell table:formula="of:=SQRT(([.C2385]-[.C2384])^2+([.D2385]-[.D2384])^2)" office:value-type="float" office:value="0.00619596877009561" calcext:value-type="float">
            <text:p>0,00619596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3846" calcext:value-type="float">
            <text:p>0,473846</text:p>
          </table:table-cell>
          <table:table-cell office:value-type="float" office:value="0.235229" calcext:value-type="float">
            <text:p>0,235229</text:p>
          </table:table-cell>
          <table:table-cell table:formula="of:=SQRT(([.C2386]-[.C2385])^2+([.D2386]-[.D2385])^2)" office:value-type="float" office:value="0.00577033491229062" calcext:value-type="float">
            <text:p>0,00577033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6166" calcext:value-type="float">
            <text:p>0,476166</text:p>
          </table:table-cell>
          <table:table-cell office:value-type="float" office:value="0.241852" calcext:value-type="float">
            <text:p>0,241852</text:p>
          </table:table-cell>
          <table:table-cell table:formula="of:=SQRT(([.C2387]-[.C2386])^2+([.D2387]-[.D2386])^2)" office:value-type="float" office:value="0.0070175871209412" calcext:value-type="float">
            <text:p>0,00701758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8149" calcext:value-type="float">
            <text:p>0,478149</text:p>
          </table:table-cell>
          <table:table-cell office:value-type="float" office:value="0.248962" calcext:value-type="float">
            <text:p>0,248962</text:p>
          </table:table-cell>
          <table:table-cell table:formula="of:=SQRT(([.C2388]-[.C2387])^2+([.D2388]-[.D2387])^2)" office:value-type="float" office:value="0.00738135414405786" calcext:value-type="float">
            <text:p>0,007381354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9584" calcext:value-type="float">
            <text:p>0,479584</text:p>
          </table:table-cell>
          <table:table-cell office:value-type="float" office:value="0.255768" calcext:value-type="float">
            <text:p>0,255768</text:p>
          </table:table-cell>
          <table:table-cell table:formula="of:=SQRT(([.C2389]-[.C2388])^2+([.D2389]-[.D2388])^2)" office:value-type="float" office:value="0.00695563519744962" calcext:value-type="float">
            <text:p>0,006955635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0743" calcext:value-type="float">
            <text:p>0,480743</text:p>
          </table:table-cell>
          <table:table-cell office:value-type="float" office:value="0.262177" calcext:value-type="float">
            <text:p>0,262177</text:p>
          </table:table-cell>
          <table:table-cell table:formula="of:=SQRT(([.C2390]-[.C2389])^2+([.D2390]-[.D2389])^2)" office:value-type="float" office:value="0.00651295340072382" calcext:value-type="float">
            <text:p>0,00651295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1598" calcext:value-type="float">
            <text:p>0,481598</text:p>
          </table:table-cell>
          <table:table-cell office:value-type="float" office:value="0.267975" calcext:value-type="float">
            <text:p>0,267975</text:p>
          </table:table-cell>
          <table:table-cell table:formula="of:=SQRT(([.C2391]-[.C2390])^2+([.D2391]-[.D2390])^2)" office:value-type="float" office:value="0.00586070209104674" calcext:value-type="float">
            <text:p>0,005860702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2788" calcext:value-type="float">
            <text:p>0,482788</text:p>
          </table:table-cell>
          <table:table-cell office:value-type="float" office:value="0.274475" calcext:value-type="float">
            <text:p>0,274475</text:p>
          </table:table-cell>
          <table:table-cell table:formula="of:=SQRT(([.C2392]-[.C2391])^2+([.D2392]-[.D2391])^2)" office:value-type="float" office:value="0.00660803299023243" calcext:value-type="float">
            <text:p>0,0066080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4314" calcext:value-type="float">
            <text:p>0,484314</text:p>
          </table:table-cell>
          <table:table-cell office:value-type="float" office:value="0.281494" calcext:value-type="float">
            <text:p>0,281494</text:p>
          </table:table-cell>
          <table:table-cell table:formula="of:=SQRT(([.C2393]-[.C2392])^2+([.D2393]-[.D2392])^2)" office:value-type="float" office:value="0.00718296853675414" calcext:value-type="float">
            <text:p>0,00718296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5474" calcext:value-type="float">
            <text:p>0,485474</text:p>
          </table:table-cell>
          <table:table-cell office:value-type="float" office:value="0.288208" calcext:value-type="float">
            <text:p>0,288208</text:p>
          </table:table-cell>
          <table:table-cell table:formula="of:=SQRT(([.C2394]-[.C2393])^2+([.D2394]-[.D2393])^2)" office:value-type="float" office:value="0.00681347165547784" calcext:value-type="float">
            <text:p>0,006813471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6023" calcext:value-type="float">
            <text:p>0,486023</text:p>
          </table:table-cell>
          <table:table-cell office:value-type="float" office:value="0.294678" calcext:value-type="float">
            <text:p>0,294678</text:p>
          </table:table-cell>
          <table:table-cell table:formula="of:=SQRT(([.C2395]-[.C2394])^2+([.D2395]-[.D2394])^2)" office:value-type="float" office:value="0.00649325041870406" calcext:value-type="float">
            <text:p>0,006493250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6603" calcext:value-type="float">
            <text:p>0,486603</text:p>
          </table:table-cell>
          <table:table-cell office:value-type="float" office:value="0.301025" calcext:value-type="float">
            <text:p>0,301025</text:p>
          </table:table-cell>
          <table:table-cell table:formula="of:=SQRT(([.C2396]-[.C2395])^2+([.D2396]-[.D2395])^2)" office:value-type="float" office:value="0.00637344561442238" calcext:value-type="float">
            <text:p>0,00637344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7152" calcext:value-type="float">
            <text:p>0,487152</text:p>
          </table:table-cell>
          <table:table-cell office:value-type="float" office:value="0.307281" calcext:value-type="float">
            <text:p>0,307281</text:p>
          </table:table-cell>
          <table:table-cell table:formula="of:=SQRT(([.C2397]-[.C2396])^2+([.D2397]-[.D2396])^2)" office:value-type="float" office:value="0.00628004275463152" calcext:value-type="float">
            <text:p>0,006280042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7488" calcext:value-type="float">
            <text:p>0,487488</text:p>
          </table:table-cell>
          <table:table-cell office:value-type="float" office:value="0.312897" calcext:value-type="float">
            <text:p>0,312897</text:p>
          </table:table-cell>
          <table:table-cell table:formula="of:=SQRT(([.C2398]-[.C2397])^2+([.D2398]-[.D2397])^2)" office:value-type="float" office:value="0.00562604230343144" calcext:value-type="float">
            <text:p>0,005626042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822" calcext:value-type="float">
            <text:p>0,48822</text:p>
          </table:table-cell>
          <table:table-cell office:value-type="float" office:value="0.318146" calcext:value-type="float">
            <text:p>0,318146</text:p>
          </table:table-cell>
          <table:table-cell table:formula="of:=SQRT(([.C2399]-[.C2398])^2+([.D2399]-[.D2398])^2)" office:value-type="float" office:value="0.00529979480734869" calcext:value-type="float">
            <text:p>0,00529979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9075" calcext:value-type="float">
            <text:p>0,489075</text:p>
          </table:table-cell>
          <table:table-cell office:value-type="float" office:value="0.324005" calcext:value-type="float">
            <text:p>0,324005</text:p>
          </table:table-cell>
          <table:table-cell table:formula="of:=SQRT(([.C2400]-[.C2399])^2+([.D2400]-[.D2399])^2)" office:value-type="float" office:value="0.00592105615578842" calcext:value-type="float">
            <text:p>0,00592105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938" calcext:value-type="float">
            <text:p>0,48938</text:p>
          </table:table-cell>
          <table:table-cell office:value-type="float" office:value="0.32959" calcext:value-type="float">
            <text:p>0,32959</text:p>
          </table:table-cell>
          <table:table-cell table:formula="of:=SQRT(([.C2401]-[.C2400])^2+([.D2401]-[.D2400])^2)" office:value-type="float" office:value="0.00559332191099357" calcext:value-type="float">
            <text:p>0,00559332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9746" calcext:value-type="float">
            <text:p>0,489746</text:p>
          </table:table-cell>
          <table:table-cell office:value-type="float" office:value="0.3349" calcext:value-type="float">
            <text:p>0,3349</text:p>
          </table:table-cell>
          <table:table-cell table:formula="of:=SQRT(([.C2402]-[.C2401])^2+([.D2402]-[.D2401])^2)" office:value-type="float" office:value="0.00532259861345938" calcext:value-type="float">
            <text:p>0,00532259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0448" calcext:value-type="float">
            <text:p>0,490448</text:p>
          </table:table-cell>
          <table:table-cell office:value-type="float" office:value="0.340942" calcext:value-type="float">
            <text:p>0,340942</text:p>
          </table:table-cell>
          <table:table-cell table:formula="of:=SQRT(([.C2403]-[.C2402])^2+([.D2403]-[.D2402])^2)" office:value-type="float" office:value="0.00608264481948431" calcext:value-type="float">
            <text:p>0,006082644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0997" calcext:value-type="float">
            <text:p>0,490997</text:p>
          </table:table-cell>
          <table:table-cell office:value-type="float" office:value="0.346802" calcext:value-type="float">
            <text:p>0,346802</text:p>
          </table:table-cell>
          <table:table-cell table:formula="of:=SQRT(([.C2404]-[.C2403])^2+([.D2404]-[.D2403])^2)" office:value-type="float" office:value="0.00588566062562227" calcext:value-type="float">
            <text:p>0,00588566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1425" calcext:value-type="float">
            <text:p>0,491425</text:p>
          </table:table-cell>
          <table:table-cell office:value-type="float" office:value="0.351929" calcext:value-type="float">
            <text:p>0,351929</text:p>
          </table:table-cell>
          <table:table-cell table:formula="of:=SQRT(([.C2405]-[.C2404])^2+([.D2405]-[.D2404])^2)" office:value-type="float" office:value="0.00514483362218838" calcext:value-type="float">
            <text:p>0,00514483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1516" calcext:value-type="float">
            <text:p>0,491516</text:p>
          </table:table-cell>
          <table:table-cell office:value-type="float" office:value="0.357147" calcext:value-type="float">
            <text:p>0,357147</text:p>
          </table:table-cell>
          <table:table-cell table:formula="of:=SQRT(([.C2406]-[.C2405])^2+([.D2406]-[.D2405])^2)" office:value-type="float" office:value="0.00521879344293295" calcext:value-type="float">
            <text:p>0,00521879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1577" calcext:value-type="float">
            <text:p>0,491577</text:p>
          </table:table-cell>
          <table:table-cell office:value-type="float" office:value="0.362" calcext:value-type="float">
            <text:p>0,362</text:p>
          </table:table-cell>
          <table:table-cell table:formula="of:=SQRT(([.C2407]-[.C2406])^2+([.D2407]-[.D2406])^2)" office:value-type="float" office:value="0.00485338335596931" calcext:value-type="float">
            <text:p>0,004853383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2188" calcext:value-type="float">
            <text:p>0,492188</text:p>
          </table:table-cell>
          <table:table-cell office:value-type="float" office:value="0.366394" calcext:value-type="float">
            <text:p>0,366394</text:p>
          </table:table-cell>
          <table:table-cell table:formula="of:=SQRT(([.C2408]-[.C2407])^2+([.D2408]-[.D2407])^2)" office:value-type="float" office:value="0.00443627738086789" calcext:value-type="float">
            <text:p>0,004436277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295" calcext:value-type="float">
            <text:p>0,49295</text:p>
          </table:table-cell>
          <table:table-cell office:value-type="float" office:value="0.371307" calcext:value-type="float">
            <text:p>0,371307</text:p>
          </table:table-cell>
          <table:table-cell table:formula="of:=SQRT(([.C2409]-[.C2408])^2+([.D2409]-[.D2408])^2)" office:value-type="float" office:value="0.00497174144540926" calcext:value-type="float">
            <text:p>0,004971741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3195" calcext:value-type="float">
            <text:p>0,493195</text:p>
          </table:table-cell>
          <table:table-cell office:value-type="float" office:value="0.376892" calcext:value-type="float">
            <text:p>0,376892</text:p>
          </table:table-cell>
          <table:table-cell table:formula="of:=SQRT(([.C2410]-[.C2409])^2+([.D2410]-[.D2409])^2)" office:value-type="float" office:value="0.00559037118624515" calcext:value-type="float">
            <text:p>0,005590371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3134" calcext:value-type="float">
            <text:p>0,493134</text:p>
          </table:table-cell>
          <table:table-cell office:value-type="float" office:value="0.382324" calcext:value-type="float">
            <text:p>0,382324</text:p>
          </table:table-cell>
          <table:table-cell table:formula="of:=SQRT(([.C2411]-[.C2410])^2+([.D2411]-[.D2410])^2)" office:value-type="float" office:value="0.00543234249656628" calcext:value-type="float">
            <text:p>0,005432342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3164" calcext:value-type="float">
            <text:p>0,493164</text:p>
          </table:table-cell>
          <table:table-cell office:value-type="float" office:value="0.387543" calcext:value-type="float">
            <text:p>0,387543</text:p>
          </table:table-cell>
          <table:table-cell table:formula="of:=SQRT(([.C2412]-[.C2411])^2+([.D2412]-[.D2411])^2)" office:value-type="float" office:value="0.00521908622270218" calcext:value-type="float">
            <text:p>0,005219086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3103" calcext:value-type="float">
            <text:p>0,493103</text:p>
          </table:table-cell>
          <table:table-cell office:value-type="float" office:value="0.393158" calcext:value-type="float">
            <text:p>0,393158</text:p>
          </table:table-cell>
          <table:table-cell table:formula="of:=SQRT(([.C2413]-[.C2412])^2+([.D2413]-[.D2412])^2)" office:value-type="float" office:value="0.00561533133483683" calcext:value-type="float">
            <text:p>0,00561533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3042" calcext:value-type="float">
            <text:p>0,493042</text:p>
          </table:table-cell>
          <table:table-cell office:value-type="float" office:value="0.398438" calcext:value-type="float">
            <text:p>0,398438</text:p>
          </table:table-cell>
          <table:table-cell table:formula="of:=SQRT(([.C2414]-[.C2413])^2+([.D2414]-[.D2413])^2)" office:value-type="float" office:value="0.00528035235566714" calcext:value-type="float">
            <text:p>0,005280352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3317" calcext:value-type="float">
            <text:p>0,493317</text:p>
          </table:table-cell>
          <table:table-cell office:value-type="float" office:value="0.403595" calcext:value-type="float">
            <text:p>0,403595</text:p>
          </table:table-cell>
          <table:table-cell table:formula="of:=SQRT(([.C2415]-[.C2414])^2+([.D2415]-[.D2414])^2)" office:value-type="float" office:value="0.00516432706167998" calcext:value-type="float">
            <text:p>0,005164327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3164" calcext:value-type="float">
            <text:p>0,493164</text:p>
          </table:table-cell>
          <table:table-cell office:value-type="float" office:value="0.408966" calcext:value-type="float">
            <text:p>0,408966</text:p>
          </table:table-cell>
          <table:table-cell table:formula="of:=SQRT(([.C2416]-[.C2415])^2+([.D2416]-[.D2415])^2)" office:value-type="float" office:value="0.00537317876121762" calcext:value-type="float">
            <text:p>0,00537317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2798" calcext:value-type="float">
            <text:p>0,492798</text:p>
          </table:table-cell>
          <table:table-cell office:value-type="float" office:value="0.415039" calcext:value-type="float">
            <text:p>0,415039</text:p>
          </table:table-cell>
          <table:table-cell table:formula="of:=SQRT(([.C2417]-[.C2416])^2+([.D2417]-[.D2416])^2)" office:value-type="float" office:value="0.00608401881982625" calcext:value-type="float">
            <text:p>0,006084018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2798" calcext:value-type="float">
            <text:p>0,492798</text:p>
          </table:table-cell>
          <table:table-cell office:value-type="float" office:value="0.421509" calcext:value-type="float">
            <text:p>0,421509</text:p>
          </table:table-cell>
          <table:table-cell table:formula="of:=SQRT(([.C2418]-[.C2417])^2+([.D2418]-[.D2417])^2)" office:value-type="float" office:value="0.00646999999999998" calcext:value-type="float">
            <text:p>0,0064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2493" calcext:value-type="float">
            <text:p>0,492493</text:p>
          </table:table-cell>
          <table:table-cell office:value-type="float" office:value="0.427399" calcext:value-type="float">
            <text:p>0,427399</text:p>
          </table:table-cell>
          <table:table-cell table:formula="of:=SQRT(([.C2419]-[.C2418])^2+([.D2419]-[.D2418])^2)" office:value-type="float" office:value="0.00589789157241807" calcext:value-type="float">
            <text:p>0,005897891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1852" calcext:value-type="float">
            <text:p>0,491852</text:p>
          </table:table-cell>
          <table:table-cell office:value-type="float" office:value="0.431854" calcext:value-type="float">
            <text:p>0,431854</text:p>
          </table:table-cell>
          <table:table-cell table:formula="of:=SQRT(([.C2420]-[.C2419])^2+([.D2420]-[.D2419])^2)" office:value-type="float" office:value="0.00450087835872065" calcext:value-type="float">
            <text:p>0,004500878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90814" calcext:value-type="float">
            <text:p>0,490814</text:p>
          </table:table-cell>
          <table:table-cell office:value-type="float" office:value="0.433044" calcext:value-type="float">
            <text:p>0,433044</text:p>
          </table:table-cell>
          <table:table-cell table:formula="of:=SQRT(([.C2421]-[.C2420])^2+([.D2421]-[.D2420])^2)" office:value-type="float" office:value="0.00157909594388689" calcext:value-type="float">
            <text:p>0,00157909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9777" calcext:value-type="float">
            <text:p>0,489777</text:p>
          </table:table-cell>
          <table:table-cell office:value-type="float" office:value="0.434448" calcext:value-type="float">
            <text:p>0,434448</text:p>
          </table:table-cell>
          <table:table-cell table:formula="of:=SQRT(([.C2422]-[.C2421])^2+([.D2422]-[.D2421])^2)" office:value-type="float" office:value="0.00174544693416903" calcext:value-type="float">
            <text:p>0,001745446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9288" calcext:value-type="float">
            <text:p>0,489288</text:p>
          </table:table-cell>
          <table:table-cell office:value-type="float" office:value="0.438629" calcext:value-type="float">
            <text:p>0,438629</text:p>
          </table:table-cell>
          <table:table-cell table:formula="of:=SQRT(([.C2423]-[.C2422])^2+([.D2423]-[.D2422])^2)" office:value-type="float" office:value="0.00420949902007352" calcext:value-type="float">
            <text:p>0,00420949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9288" calcext:value-type="float">
            <text:p>0,489288</text:p>
          </table:table-cell>
          <table:table-cell office:value-type="float" office:value="0.438629" calcext:value-type="float">
            <text:p>0,438629</text:p>
          </table:table-cell>
          <table:table-cell table:formula="of:=SQRT(([.C2424]-[.C2423])^2+([.D2424]-[.D242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8831" calcext:value-type="float">
            <text:p>0,488831</text:p>
          </table:table-cell>
          <table:table-cell office:value-type="float" office:value="0.443085" calcext:value-type="float">
            <text:p>0,443085</text:p>
          </table:table-cell>
          <table:table-cell table:formula="of:=SQRT(([.C2425]-[.C2424])^2+([.D2425]-[.D2424])^2)" office:value-type="float" office:value="0.00447937328205634" calcext:value-type="float">
            <text:p>0,00447937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8342" calcext:value-type="float">
            <text:p>0,488342</text:p>
          </table:table-cell>
          <table:table-cell office:value-type="float" office:value="0.447327" calcext:value-type="float">
            <text:p>0,447327</text:p>
          </table:table-cell>
          <table:table-cell table:formula="of:=SQRT(([.C2426]-[.C2425])^2+([.D2426]-[.D2425])^2)" office:value-type="float" office:value="0.00427009191938531" calcext:value-type="float">
            <text:p>0,00427009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7549" calcext:value-type="float">
            <text:p>0,487549</text:p>
          </table:table-cell>
          <table:table-cell office:value-type="float" office:value="0.451782" calcext:value-type="float">
            <text:p>0,451782</text:p>
          </table:table-cell>
          <table:table-cell table:formula="of:=SQRT(([.C2427]-[.C2426])^2+([.D2427]-[.D2426])^2)" office:value-type="float" office:value="0.0045250275137285" calcext:value-type="float">
            <text:p>0,004525027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6115" calcext:value-type="float">
            <text:p>0,486115</text:p>
          </table:table-cell>
          <table:table-cell office:value-type="float" office:value="0.457367" calcext:value-type="float">
            <text:p>0,457367</text:p>
          </table:table-cell>
          <table:table-cell table:formula="of:=SQRT(([.C2428]-[.C2427])^2+([.D2428]-[.D2427])^2)" office:value-type="float" office:value="0.00576615825311793" calcext:value-type="float">
            <text:p>0,005766158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4222" calcext:value-type="float">
            <text:p>0,484222</text:p>
          </table:table-cell>
          <table:table-cell office:value-type="float" office:value="0.463898" calcext:value-type="float">
            <text:p>0,463898</text:p>
          </table:table-cell>
          <table:table-cell table:formula="of:=SQRT(([.C2429]-[.C2428])^2+([.D2429]-[.D2428])^2)" office:value-type="float" office:value="0.0067998095561567" calcext:value-type="float">
            <text:p>0,006799809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82208" calcext:value-type="float">
            <text:p>0,482208</text:p>
          </table:table-cell>
          <table:table-cell office:value-type="float" office:value="0.470123" calcext:value-type="float">
            <text:p>0,470123</text:p>
          </table:table-cell>
          <table:table-cell table:formula="of:=SQRT(([.C2430]-[.C2429])^2+([.D2430]-[.D2429])^2)" office:value-type="float" office:value="0.00654269218288617" calcext:value-type="float">
            <text:p>0,006542692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9767" calcext:value-type="float">
            <text:p>0,479767</text:p>
          </table:table-cell>
          <table:table-cell office:value-type="float" office:value="0.476959" calcext:value-type="float">
            <text:p>0,476959</text:p>
          </table:table-cell>
          <table:table-cell table:formula="of:=SQRT(([.C2431]-[.C2430])^2+([.D2431]-[.D2430])^2)" office:value-type="float" office:value="0.00725874486395547" calcext:value-type="float">
            <text:p>0,00725874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7203" calcext:value-type="float">
            <text:p>0,477203</text:p>
          </table:table-cell>
          <table:table-cell office:value-type="float" office:value="0.484406" calcext:value-type="float">
            <text:p>0,484406</text:p>
          </table:table-cell>
          <table:table-cell table:formula="of:=SQRT(([.C2432]-[.C2431])^2+([.D2432]-[.D2431])^2)" office:value-type="float" office:value="0.00787603358296552" calcext:value-type="float">
            <text:p>0,007876033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4518" calcext:value-type="float">
            <text:p>0,474518</text:p>
          </table:table-cell>
          <table:table-cell office:value-type="float" office:value="0.491821" calcext:value-type="float">
            <text:p>0,491821</text:p>
          </table:table-cell>
          <table:table-cell table:formula="of:=SQRT(([.C2433]-[.C2432])^2+([.D2433]-[.D2432])^2)" office:value-type="float" office:value="0.00788615559065374" calcext:value-type="float">
            <text:p>0,007886155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71375" calcext:value-type="float">
            <text:p>0,471375</text:p>
          </table:table-cell>
          <table:table-cell office:value-type="float" office:value="0.499725" calcext:value-type="float">
            <text:p>0,499725</text:p>
          </table:table-cell>
          <table:table-cell table:formula="of:=SQRT(([.C2434]-[.C2433])^2+([.D2434]-[.D2433])^2)" office:value-type="float" office:value="0.00850597819183663" calcext:value-type="float">
            <text:p>0,008505978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8719" calcext:value-type="float">
            <text:p>0,468719</text:p>
          </table:table-cell>
          <table:table-cell office:value-type="float" office:value="0.507416" calcext:value-type="float">
            <text:p>0,507416</text:p>
          </table:table-cell>
          <table:table-cell table:formula="of:=SQRT(([.C2435]-[.C2434])^2+([.D2435]-[.D2434])^2)" office:value-type="float" office:value="0.00813669570526021" calcext:value-type="float">
            <text:p>0,008136695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6309" calcext:value-type="float">
            <text:p>0,466309</text:p>
          </table:table-cell>
          <table:table-cell office:value-type="float" office:value="0.51474" calcext:value-type="float">
            <text:p>0,51474</text:p>
          </table:table-cell>
          <table:table-cell table:formula="of:=SQRT(([.C2436]-[.C2435])^2+([.D2436]-[.D2435])^2)" office:value-type="float" office:value="0.0077103226910423" calcext:value-type="float">
            <text:p>0,007710322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3776" calcext:value-type="float">
            <text:p>0,463776</text:p>
          </table:table-cell>
          <table:table-cell office:value-type="float" office:value="0.523499" calcext:value-type="float">
            <text:p>0,523499</text:p>
          </table:table-cell>
          <table:table-cell table:formula="of:=SQRT(([.C2437]-[.C2436])^2+([.D2437]-[.D2436])^2)" office:value-type="float" office:value="0.009117903816119" calcext:value-type="float">
            <text:p>0,009117903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61151" calcext:value-type="float">
            <text:p>0,461151</text:p>
          </table:table-cell>
          <table:table-cell office:value-type="float" office:value="0.533905" calcext:value-type="float">
            <text:p>0,533905</text:p>
          </table:table-cell>
          <table:table-cell table:formula="of:=SQRT(([.C2438]-[.C2437])^2+([.D2438]-[.D2437])^2)" office:value-type="float" office:value="0.0107319830879479" calcext:value-type="float">
            <text:p>0,010731983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9412" calcext:value-type="float">
            <text:p>0,459412</text:p>
          </table:table-cell>
          <table:table-cell office:value-type="float" office:value="0.546356" calcext:value-type="float">
            <text:p>0,546356</text:p>
          </table:table-cell>
          <table:table-cell table:formula="of:=SQRT(([.C2439]-[.C2438])^2+([.D2439]-[.D2438])^2)" office:value-type="float" office:value="0.0125718543580492" calcext:value-type="float">
            <text:p>0,012571854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9412" calcext:value-type="float">
            <text:p>0,459412</text:p>
          </table:table-cell>
          <table:table-cell office:value-type="float" office:value="0.563141" calcext:value-type="float">
            <text:p>0,563141</text:p>
          </table:table-cell>
          <table:table-cell table:formula="of:=SQRT(([.C2440]-[.C2439])^2+([.D2440]-[.D2439])^2)" office:value-type="float" office:value="0.0167850000000001" calcext:value-type="float">
            <text:p>0,01678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8466" calcext:value-type="float">
            <text:p>0,458466</text:p>
          </table:table-cell>
          <table:table-cell office:value-type="float" office:value="0.582489" calcext:value-type="float">
            <text:p>0,582489</text:p>
          </table:table-cell>
          <table:table-cell table:formula="of:=SQRT(([.C2441]-[.C2440])^2+([.D2441]-[.D2440])^2)" office:value-type="float" office:value="0.019371113029457" calcext:value-type="float">
            <text:p>0,01937111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54681" calcext:value-type="float">
            <text:p>0,454681</text:p>
          </table:table-cell>
          <table:table-cell office:value-type="float" office:value="0.602539" calcext:value-type="float">
            <text:p>0,602539</text:p>
          </table:table-cell>
          <table:table-cell table:formula="of:=SQRT(([.C2442]-[.C2441])^2+([.D2442]-[.D2441])^2)" office:value-type="float" office:value="0.020404134997593" calcext:value-type="float">
            <text:p>0,02040413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9341" calcext:value-type="float">
            <text:p>0,449341</text:p>
          </table:table-cell>
          <table:table-cell office:value-type="float" office:value="0.62439" calcext:value-type="float">
            <text:p>0,62439</text:p>
          </table:table-cell>
          <table:table-cell table:formula="of:=SQRT(([.C2443]-[.C2442])^2+([.D2443]-[.D2442])^2)" office:value-type="float" office:value="0.0224940392326501" calcext:value-type="float">
            <text:p>0,0224940392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4278" calcext:value-type="float">
            <text:p>0,44278</text:p>
          </table:table-cell>
          <table:table-cell office:value-type="float" office:value="0.652771" calcext:value-type="float">
            <text:p>0,652771</text:p>
          </table:table-cell>
          <table:table-cell table:formula="of:=SQRT(([.C2444]-[.C2443])^2+([.D2444]-[.D2443])^2)" office:value-type="float" office:value="0.0291295019181585" calcext:value-type="float">
            <text:p>0,029129501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34937" calcext:value-type="float">
            <text:p>0,434937</text:p>
          </table:table-cell>
          <table:table-cell office:value-type="float" office:value="0.693237" calcext:value-type="float">
            <text:p>0,693237</text:p>
          </table:table-cell>
          <table:table-cell table:formula="of:=SQRT(([.C2445]-[.C2444])^2+([.D2445]-[.D2444])^2)" office:value-type="float" office:value="0.0412190466289554" calcext:value-type="float">
            <text:p>0,041219046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26361" calcext:value-type="float">
            <text:p>0,426361</text:p>
          </table:table-cell>
          <table:table-cell office:value-type="float" office:value="0.732605" calcext:value-type="float">
            <text:p>0,732605</text:p>
          </table:table-cell>
          <table:table-cell table:formula="of:=SQRT(([.C2446]-[.C2445])^2+([.D2446]-[.D2445])^2)" office:value-type="float" office:value="0.0402912794534996" calcext:value-type="float">
            <text:p>0,04029127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7145" calcext:value-type="float">
            <text:p>0,417145</text:p>
          </table:table-cell>
          <table:table-cell office:value-type="float" office:value="0.761139" calcext:value-type="float">
            <text:p>0,761139</text:p>
          </table:table-cell>
          <table:table-cell table:formula="of:=SQRT(([.C2447]-[.C2446])^2+([.D2447]-[.D2446])^2)" office:value-type="float" office:value="0.0299853933107439" calcext:value-type="float">
            <text:p>0,0299853933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17145" calcext:value-type="float">
            <text:p>0,417145</text:p>
          </table:table-cell>
          <table:table-cell office:value-type="float" office:value="0.761139" calcext:value-type="float">
            <text:p>0,761139</text:p>
          </table:table-cell>
          <table:table-cell table:formula="of:=SQRT(([.C2448]-[.C2447])^2+([.D2448]-[.D2447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5823" calcext:value-type="float">
            <text:p>0,405823</text:p>
          </table:table-cell>
          <table:table-cell office:value-type="float" office:value="0.783661" calcext:value-type="float">
            <text:p>0,783661</text:p>
          </table:table-cell>
          <table:table-cell table:formula="of:=SQRT(([.C2449]-[.C2448])^2+([.D2449]-[.D2448])^2)" office:value-type="float" office:value="0.0252077005694688" calcext:value-type="float">
            <text:p>0,025207700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5823" calcext:value-type="float">
            <text:p>0,405823</text:p>
          </table:table-cell>
          <table:table-cell office:value-type="float" office:value="0.783661" calcext:value-type="float">
            <text:p>0,783661</text:p>
          </table:table-cell>
          <table:table-cell table:formula="of:=SQRT(([.C2450]-[.C2449])^2+([.D2450]-[.D244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0.405823" calcext:value-type="float">
            <text:p>0,405823</text:p>
          </table:table-cell>
          <table:table-cell office:value-type="float" office:value="0.783661" calcext:value-type="float">
            <text:p>0,783661</text:p>
          </table:table-cell>
          <table:table-cell table:formula="of:=SQRT(([.C2451]-[.C2450])^2+([.D2451]-[.D2450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5" calcext:value-type="float">
            <text:p>5</text:p>
          </table:table-cell>
          <table:table-cell office:value-type="float" office:value="0.405823" calcext:value-type="float">
            <text:p>0,405823</text:p>
          </table:table-cell>
          <table:table-cell office:value-type="float" office:value="0.783661" calcext:value-type="float">
            <text:p>0,783661</text:p>
          </table:table-cell>
          <table:table-cell table:formula="of:=SQRT(([.C2452]-[.C2451])^2+([.D2452]-[.D245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0.402893" calcext:value-type="float">
            <text:p>0,402893</text:p>
          </table:table-cell>
          <table:table-cell office:value-type="float" office:value="0.739502" calcext:value-type="float">
            <text:p>0,739502</text:p>
          </table:table-cell>
          <table:table-cell table:formula="of:=SQRT(([.C2453]-[.C2452])^2+([.D2453]-[.D2452])^2)" office:value-type="float" office:value="0.0442560976702645" calcext:value-type="float">
            <text:p>0,0442560977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401245" calcext:value-type="float">
            <text:p>0,401245</text:p>
          </table:table-cell>
          <table:table-cell office:value-type="float" office:value="0.758545" calcext:value-type="float">
            <text:p>0,758545</text:p>
          </table:table-cell>
          <table:table-cell table:formula="of:=SQRT(([.C2454]-[.C2453])^2+([.D2454]-[.D2453])^2)" office:value-type="float" office:value="0.0191141767544406" calcext:value-type="float">
            <text:p>0,019114176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401245" calcext:value-type="float">
            <text:p>0,401245</text:p>
          </table:table-cell>
          <table:table-cell office:value-type="float" office:value="0.758545" calcext:value-type="float">
            <text:p>0,758545</text:p>
          </table:table-cell>
          <table:table-cell table:formula="of:=SQRT(([.C2455]-[.C2454])^2+([.D2455]-[.D2454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398956" calcext:value-type="float">
            <text:p>0,398956</text:p>
          </table:table-cell>
          <table:table-cell office:value-type="float" office:value="0.758179" calcext:value-type="float">
            <text:p>0,758179</text:p>
          </table:table-cell>
          <table:table-cell table:formula="of:=SQRT(([.C2456]-[.C2455])^2+([.D2456]-[.D2455])^2)" office:value-type="float" office:value="0.00231807614197634" calcext:value-type="float">
            <text:p>0,0023180761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398956" calcext:value-type="float">
            <text:p>0,398956</text:p>
          </table:table-cell>
          <table:table-cell office:value-type="float" office:value="0.758179" calcext:value-type="float">
            <text:p>0,758179</text:p>
          </table:table-cell>
          <table:table-cell table:formula="of:=SQRT(([.C2457]-[.C2456])^2+([.D2457]-[.D2456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394073" calcext:value-type="float">
            <text:p>0,394073</text:p>
          </table:table-cell>
          <table:table-cell office:value-type="float" office:value="0.76709" calcext:value-type="float">
            <text:p>0,76709</text:p>
          </table:table-cell>
          <table:table-cell table:formula="of:=SQRT(([.C2458]-[.C2457])^2+([.D2458]-[.D2457])^2)" office:value-type="float" office:value="0.0101611815257873" calcext:value-type="float">
            <text:p>0,010161181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383667" calcext:value-type="float">
            <text:p>0,383667</text:p>
          </table:table-cell>
          <table:table-cell office:value-type="float" office:value="0.784058" calcext:value-type="float">
            <text:p>0,784058</text:p>
          </table:table-cell>
          <table:table-cell table:formula="of:=SQRT(([.C2459]-[.C2458])^2+([.D2459]-[.D2458])^2)" office:value-type="float" office:value="0.0199047195408525" calcext:value-type="float">
            <text:p>0,0199047195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383667" calcext:value-type="float">
            <text:p>0,383667</text:p>
          </table:table-cell>
          <table:table-cell office:value-type="float" office:value="0.784058" calcext:value-type="float">
            <text:p>0,784058</text:p>
          </table:table-cell>
          <table:table-cell table:formula="of:=SQRT(([.C2460]-[.C2459])^2+([.D2460]-[.D2459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37326" calcext:value-type="float">
            <text:p>0,37326</text:p>
          </table:table-cell>
          <table:table-cell office:value-type="float" office:value="0.797211" calcext:value-type="float">
            <text:p>0,797211</text:p>
          </table:table-cell>
          <table:table-cell table:formula="of:=SQRT(([.C2461]-[.C2460])^2+([.D2461]-[.D2460])^2)" office:value-type="float" office:value="0.0167722108858672" calcext:value-type="float">
            <text:p>0,016772210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37326" calcext:value-type="float">
            <text:p>0,37326</text:p>
          </table:table-cell>
          <table:table-cell office:value-type="float" office:value="0.797211" calcext:value-type="float">
            <text:p>0,797211</text:p>
          </table:table-cell>
          <table:table-cell table:formula="of:=SQRT(([.C2462]-[.C2461])^2+([.D2462]-[.D2461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363068" calcext:value-type="float">
            <text:p>0,363068</text:p>
          </table:table-cell>
          <table:table-cell office:value-type="float" office:value="0.805176" calcext:value-type="float">
            <text:p>0,805176</text:p>
          </table:table-cell>
          <table:table-cell table:formula="of:=SQRT(([.C2463]-[.C2462])^2+([.D2463]-[.D2462])^2)" office:value-type="float" office:value="0.0129351493613333" calcext:value-type="float">
            <text:p>0,0129351494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float" office:value="0.363068" calcext:value-type="float">
            <text:p>0,363068</text:p>
          </table:table-cell>
          <table:table-cell office:value-type="float" office:value="0.805176" calcext:value-type="float">
            <text:p>0,805176</text:p>
          </table:table-cell>
          <table:table-cell table:formula="of:=SQRT(([.C2464]-[.C2463])^2+([.D2464]-[.D2463])^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6" calcext:value-type="float">
            <text:p>6</text:p>
          </table:table-cell>
          <table:table-cell office:value-type="float" office:value="0.363068" calcext:value-type="float">
            <text:p>0,363068</text:p>
          </table:table-cell>
          <table:table-cell office:value-type="float" office:value="0.805176" calcext:value-type="float">
            <text:p>0,805176</text:p>
          </table:table-cell>
          <table:table-cell table:formula="of:=SQRT(([.C2465]-[.C2464])^2+([.D2465]-[.D2464])^2)" office:value-type="float" office:value="0" calcext:value-type="float">
            <text:p>0</text:p>
          </table:table-cell>
        </table:table-row>
        <table:table-row table:style-name="ro1" table:number-rows-repeated="1046110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abelle1.E1:Tabelle1.E1048576">
            <calcext:condition calcext:apply-style-name="Unbenannt1" calcext:value="&gt;0.1" calcext:base-cell-address="Tabelle1.E1"/>
          </calcext:conditional-format>
          <calcext:conditional-format calcext:target-range-address="Tabelle1.A1:Tabelle1.A1048576">
            <calcext:condition calcext:apply-style-name="Unbenannt1" calcext:value="='o'" calcext:base-cell-address="Tabelle1.A1"/>
          </calcext:conditional-format>
        </calcext:conditional-formats>
      </table:table>
      <table:named-expressions/>
      <table:database-ranges>
        <table:database-range table:name="__Anonymous_Sheet_DB__0" table:target-range-address="Tabelle1.A1:Tabelle1.D246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3333" loext:vertical-justify="auto"/>
      <style:paragraph-properties css3t:text-justify="auto"/>
    </style:style>
    <style:style style:name="Unbenannt2" style:family="table-cell" style:parent-style-name="Default">
      <style:table-cell-properties fo:background-color="#00ccff" loext:vertical-justify="auto"/>
      <style:paragraph-properties css3t:text-justify="auto"/>
    </style:style>
    <style:style style:name="Unbenannt3" style:family="table-cell" style:parent-style-name="Default">
      <style:table-cell-properties fo:background-color="#33ff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4:28:53.438609000</meta:creation-date>
    <dc:date>2014-11-13T15:16:30.168114000</dc:date>
    <meta:editing-duration>PT1M45S</meta:editing-duration>
    <meta:editing-cycles>1</meta:editing-cycles>
    <meta:document-statistic meta:table-count="1" meta:cell-count="12324" meta:object-count="1"/>
    <meta:generator>LibreOffice/4.3.2.2$MacOSX_x86 LibreOffice_project/edfb5295ba211bd31ad47d0bad0118690f76407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39cm" svg:height="14.902cm" xlink:href=".." xlink:type="simple" chart:class="chart:bar" chart:style-name="ch1">
        <chart:legend chart:legend-position="end" svg:x="17.954cm" svg:y="7.161cm" style:legend-expansion="high" chart:style-name="ch2"/>
        <chart:plot-area chart:style-name="ch3" table:cell-range-address="Tabelle1.E1:Tabelle1.E695" chart:data-source-has-labels="row" svg:x="0.4cm" svg:y="0.298cm" svg:width="17.154cm" svg:height="14.306cm">
          <chartooo:coordinate-region svg:x="1.147cm" svg:y="0.488cm" svg:width="16.407cm" svg:height="13.1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E2:Tabelle1.E695" chart:label-cell-address="Tabelle1.E1:Tabelle1.E1" chart:class="chart:bar">
            <chart:data-point chart:repeated="6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02641702347831">
                <text:p>0.000302641702347831</text:p>
                <draw:g>
                  <svg:desc>Tabelle1.E2:Tabelle1.E6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61983300994552">
                <text:p>0.00261983300994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10813059675566">
                <text:p>0.00410813059675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53761659830633">
                <text:p>0.00253761659830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22524155992208">
                <text:p>0.000222524155992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47219436938115">
                <text:p>0.002472194369381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41204995691706">
                <text:p>0.0641204995691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30642862451876">
                <text:p>0.00230642862451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88001736105905">
                <text:p>0.000288001736105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66502192177758">
                <text:p>0.00166502192177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37700607047138">
                <text:p>0.00337700607047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81315427945208">
                <text:p>0.00281315427945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743083440806039">
                <text:p>0.000743083440806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39774533141697">
                <text:p>0.00439774533141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27509590535701">
                <text:p>0.004275095905357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50124427242022">
                <text:p>0.000450124427242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0379887320298">
                <text:p>0.0040379887320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0497481863262">
                <text:p>0.0030497481863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274486156299365">
                <text:p>0.002744861562993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255505655514707">
                <text:p>0.00255505655514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257183553128894">
                <text:p>0.00257183553128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59417347145482">
                <text:p>0.00259417347145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71381205771101">
                <text:p>0.00371381205771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795342693434786">
                <text:p>0.000795342693434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623601322962036">
                <text:p>0.006236013229620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536873933060629">
                <text:p>0.005368739330606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500720890317159">
                <text:p>0.00500720890317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14734348960705">
                <text:p>0.00514734348960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30870769488952">
                <text:p>0.004308707694889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62465436546331">
                <text:p>0.004624654365463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650317245657849">
                <text:p>0.006503172456578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91685431627315">
                <text:p>0.00591685431627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90241985014229">
                <text:p>0.2902419850142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880140636489413">
                <text:p>0.008801406364894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251509443162697">
                <text:p>0.000251509443162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472346355971977">
                <text:p>0.00472346355971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931944123861508">
                <text:p>0.009319441238615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906770004797252">
                <text:p>0.009067700047972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959575641885517">
                <text:p>0.009595756418855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00815059271916">
                <text:p>0.01008150592719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00923471620828">
                <text:p>0.01009234716208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3841029675172">
                <text:p>0.01038410296751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04672610151845">
                <text:p>0.01046726101518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01454459951251">
                <text:p>0.0101454459951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971460776356926">
                <text:p>0.00971460776356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094715548246">
                <text:p>0.010094715548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05393026813922">
                <text:p>0.01053930268139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961153169947434">
                <text:p>0.009611531699474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781930562198456">
                <text:p>0.007819305621984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818654666205481">
                <text:p>0.00818654666205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988417213326438">
                <text:p>0.009884172133264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5086933403071">
                <text:p>0.00950869334030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892891843170261">
                <text:p>0.00892891843170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918581019834396">
                <text:p>0.00918581019834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916332027378728">
                <text:p>0.009163320273787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907167789827223">
                <text:p>0.00907167789827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950203461580721">
                <text:p>0.009502034615807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00267775501405">
                <text:p>0.01002677755014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29149516708692">
                <text:p>0.009291495167086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925988368663452">
                <text:p>0.00925988368663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06621872938905">
                <text:p>0.0106621872938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235969136661">
                <text:p>0.0112359691366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5943969644336">
                <text:p>0.01059439696443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931120018096495">
                <text:p>0.00931120018096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958374924598925">
                <text:p>0.009583749245989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998116660315816">
                <text:p>0.009981166603158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895119996648492">
                <text:p>0.008951199966484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791906894085412">
                <text:p>0.00791906894085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43543181111674">
                <text:p>0.00843543181111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885757316876352">
                <text:p>0.00885757316876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708026277760935">
                <text:p>0.007080262777609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625294810549387">
                <text:p>0.006252948105493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761271536378448">
                <text:p>0.00761271536378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833758784301552">
                <text:p>0.00833758784301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879328869991193">
                <text:p>0.00879328869991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950203461580737">
                <text:p>0.009502034615807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978219776123952">
                <text:p>0.009782197761239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970169223640903">
                <text:p>0.009701692236409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949420900128078">
                <text:p>0.009494209001280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924441505775241">
                <text:p>0.009244415057752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969408430126331">
                <text:p>0.009694084301263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03798032375378">
                <text:p>0.01037980323753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00921624664885">
                <text:p>0.01009216246648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947412897104534">
                <text:p>0.009474128971045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25484147027918">
                <text:p>0.00925484147027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10452189244443">
                <text:p>0.009104521892444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879205568738055">
                <text:p>0.008792055687380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852316810581603">
                <text:p>0.008523168105816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89662523386307">
                <text:p>0.00896625233863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901345405491141">
                <text:p>0.009013454054911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826930238895643">
                <text:p>0.008269302388956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855443019727208">
                <text:p>0.008554430197272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898376674897558">
                <text:p>0.008983766748975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904111995274924">
                <text:p>0.009041119952749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919883046914117">
                <text:p>0.009198830469141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887555575724697">
                <text:p>0.008875555757246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884875516668871">
                <text:p>0.008848755166688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7185639373027">
                <text:p>0.2071856393730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94150029258303">
                <text:p>0.01941500292583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44864673290843">
                <text:p>0.03448646732908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212556216093531">
                <text:p>0.0212556216093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6789988998691">
                <text:p>0.2367899889986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52784534884916">
                <text:p>0.01527845348849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34972700541993">
                <text:p>0.002349727005419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02958100701208">
                <text:p>0.01029581007012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9322407406946">
                <text:p>0.0193224074069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84209908799717">
                <text:p>0.01842099087997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79119420499287">
                <text:p>0.01791194204992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48334073294034">
                <text:p>0.01483340732940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17435301336523">
                <text:p>0.01174353013365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1803746243117">
                <text:p>0.61803746243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97463685007825">
                <text:p>0.003974636850078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28385795164418">
                <text:p>0.001283857951644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450828393072143">
                <text:p>0.000450828393072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489956487863991">
                <text:p>0.000489956487863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415036010485824">
                <text:p>0.0004150360104858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22678135378722">
                <text:p>0.001226781353787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62771980389747">
                <text:p>0.001627719803897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29589999999999">
                <text:p>0.0032958999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213599999999994">
                <text:p>0.0002135999999999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00894569229468">
                <text:p>0.001008945692294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611136776834774">
                <text:p>0.0006111367768347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704545676304956">
                <text:p>0.000704545676304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856574783658735">
                <text:p>0.0008565747836587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35207296655524">
                <text:p>0.002352072966555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41877976837474">
                <text:p>0.00418779768374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43879026963625">
                <text:p>0.00143879026963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550845032654398">
                <text:p>0.000550845032654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579298273776135">
                <text:p>0.0005792982737761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07617467156857">
                <text:p>0.003076174671568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415609359856102">
                <text:p>0.004156093598561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95107010314927">
                <text:p>0.003951070103149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69708152854668">
                <text:p>0.0006697081528546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75888313731619">
                <text:p>0.003758883137316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555794573920977">
                <text:p>0.005557945739209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44614093972645">
                <text:p>0.0044614093972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562522390665459">
                <text:p>0.0005625223906654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43900321168795">
                <text:p>0.003439003211687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251703476336742">
                <text:p>0.0002517034763367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38741044020504">
                <text:p>0.002387410440205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772593301808908">
                <text:p>0.0007725933018089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87385980265333">
                <text:p>0.00187385980265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398169875806804">
                <text:p>0.0003981698758068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5038892247861">
                <text:p>0.0025038892247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633536013498837">
                <text:p>0.006335360134988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564008058098464">
                <text:p>0.00564008058098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7677680627885">
                <text:p>0.676776806278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394470087585869">
                <text:p>0.003944700875858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589804204800153">
                <text:p>0.0005898042048001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65713548027916">
                <text:p>0.001657135480279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38178126619555">
                <text:p>0.002381781266195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889769071163952">
                <text:p>0.0008897690711639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48518046041554">
                <text:p>0.001485180460415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171876990897557">
                <text:p>0.001718769908975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66037110778715">
                <text:p>0.00066037110778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70350374229114">
                <text:p>0.001703503742291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12563439019632">
                <text:p>0.000125634390196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550872943608647">
                <text:p>0.0005508729436086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15493224325495">
                <text:p>0.000154932243254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636858697043556">
                <text:p>0.0006368586970435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433416658655312">
                <text:p>0.0004334166586553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518867998627805">
                <text:p>0.0005188679986278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17471331443942">
                <text:p>0.002174713314439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63514420857755">
                <text:p>0.002635144208577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40565209454734">
                <text:p>0.002405652094547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65966332455819">
                <text:p>0.002659663324558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03142425272341">
                <text:p>0.003031424252723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889792588191212">
                <text:p>0.008897925881912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74018189925651">
                <text:p>0.1740181899256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80005052056744">
                <text:p>0.004800050520567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64018680839319">
                <text:p>0.003640186808393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128391977942548">
                <text:p>0.001283919779425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0801567586013">
                <text:p>0.2008015675860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374122906275">
                <text:p>0.20374122906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09920528414922">
                <text:p>0.2099205284149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09920528414922">
                <text:p>0.2099205284149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09920528414922">
                <text:p>0.209920528414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13003968340968">
                <text:p>0.2130039683409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13003968340968">
                <text:p>0.2130039683409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3003968340968">
                <text:p>0.2130039683409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1228016475639">
                <text:p>0.212280164756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1228016475639">
                <text:p>0.212280164756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1228016475639">
                <text:p>0.212280164756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07225722341612">
                <text:p>0.002072257223416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493013397383872">
                <text:p>0.004930133973838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564061813988511">
                <text:p>0.0056406181398851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409281541240252">
                <text:p>0.004092815412402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80132290177342">
                <text:p>0.002801322901773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68733622756808">
                <text:p>0.00268733622756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68044141374372">
                <text:p>0.003680441413743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456145437333318">
                <text:p>0.004561454373333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460429853506481">
                <text:p>0.004604298535064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475176430391907">
                <text:p>0.004751764303919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400500449437957">
                <text:p>0.004005004494379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814815930133769">
                <text:p>0.0008148159301337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494938713377746">
                <text:p>0.004949387133777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70102841599653">
                <text:p>0.005701028415996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591694312969125">
                <text:p>0.00591694312969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559712685223399">
                <text:p>0.005597126852233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21009500732478">
                <text:p>0.006210095007324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20562011405794">
                <text:p>0.006205620114057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586931904057014">
                <text:p>0.005869319040570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604034974152985">
                <text:p>0.0060403497415298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625575614933967">
                <text:p>0.006255756149339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703893315780163">
                <text:p>0.007038933157801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771356674956539">
                <text:p>0.007713566749565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810756597259617">
                <text:p>0.008107565972596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825320986041195">
                <text:p>0.008253209860411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838500816934609">
                <text:p>0.008385008169346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849040540845958">
                <text:p>0.0084904054084595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914264436582765">
                <text:p>0.009142644365827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969644496709997">
                <text:p>0.009696444967099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872465426249086">
                <text:p>0.0087246542624908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814800447962574">
                <text:p>0.008148004479625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933270132383966">
                <text:p>0.009332701323839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941686880019052">
                <text:p>0.009416868800190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843391042162529">
                <text:p>0.008433910421625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843534113121688">
                <text:p>0.008435341131216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81597120047218">
                <text:p>0.00815971200472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761670282996512">
                <text:p>0.007616702829965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771423495882782">
                <text:p>0.007714234958827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768115388467115">
                <text:p>0.007681153884671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63739827532207">
                <text:p>0.3637398275322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65122624957096">
                <text:p>0.3651226249570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5933165349139">
                <text:p>0.3659331653491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67307787664569">
                <text:p>0.3673077876645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67028360384112">
                <text:p>0.367028360384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68824354818456">
                <text:p>0.3688243548184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68815812744302">
                <text:p>0.3688158127443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70724066823885">
                <text:p>0.3707240668238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70707940737935">
                <text:p>0.3707079407379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72166679652222">
                <text:p>0.3721666796522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71898709399764">
                <text:p>0.3718987093997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73384064040245">
                <text:p>0.3733840640402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73057367527355">
                <text:p>0.37305736752735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73057367527355">
                <text:p>0.3730573675273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73057367527355">
                <text:p>0.3730573675273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74749368079841">
                <text:p>0.3747493680798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7475888094192">
                <text:p>0.374758880941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76258603880948">
                <text:p>0.3762586038809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76280013881963">
                <text:p>0.3762800138819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77713092976945">
                <text:p>0.3777130929769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77508546043676">
                <text:p>0.3775085460436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78653876411176">
                <text:p>0.3786538764111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77886899153821">
                <text:p>0.3778868991538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78840321010436">
                <text:p>0.3788403210104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77805599167416">
                <text:p>0.3778055991674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78994030211889">
                <text:p>0.3789940302118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78225892237708">
                <text:p>0.3782258922377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79296598515212">
                <text:p>0.3792965985152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78392045065287">
                <text:p>0.3783920450652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79522271787164">
                <text:p>0.3795222717871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78478894860215">
                <text:p>0.3784788948602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79751877458967">
                <text:p>0.3797518774589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79064539887194">
                <text:p>0.3790645398871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79903492868241">
                <text:p>0.37990349286824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79479688324738">
                <text:p>0.3794796883247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80061276834197">
                <text:p>0.3800612768341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79476943608752">
                <text:p>0.3794769436087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79646520410816">
                <text:p>0.3796465204108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78817987363866">
                <text:p>0.3788179873638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78707578219937">
                <text:p>0.3787075782199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77136037418913">
                <text:p>0.3771360374189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77591579044925">
                <text:p>0.3775915790449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75772084806735">
                <text:p>0.3757720848067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76310833828897">
                <text:p>0.3763108338288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74868410339428">
                <text:p>0.3748684103394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75269232869163">
                <text:p>0.37526923286916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73865358849265">
                <text:p>0.3738653588492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4335972284644">
                <text:p>0.3743359722846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72592716294092">
                <text:p>0.3725927162940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72854161277047">
                <text:p>0.3728541612770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71050875170778">
                <text:p>0.3710508751707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71211265561809">
                <text:p>0.3712112655618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69657596169536">
                <text:p>0.3696575961695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70026855481383">
                <text:p>0.3700268554813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68605962435824">
                <text:p>0.3686059624358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68660003256985">
                <text:p>0.3686600032569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674091699736">
                <text:p>0.367409169973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66735922122022">
                <text:p>0.3667359221220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65707481083844">
                <text:p>0.3657074810838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65432247902795">
                <text:p>0.3654322479027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6447443479915">
                <text:p>0.364474434799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64308185486354">
                <text:p>0.3643081854863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63342311096575">
                <text:p>0.3633423110965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62788640347241">
                <text:p>0.3627886403472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61918652312381">
                <text:p>0.3619186523123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61609454328575">
                <text:p>0.3616094543285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60876795295971">
                <text:p>0.3608767952959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60863975211007">
                <text:p>0.360863975211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60174437432753">
                <text:p>0.3601744374327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59955353644032">
                <text:p>0.3599553536440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59139926511603">
                <text:p>0.35913992651160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59131108339225">
                <text:p>0.3591311083392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58267346598724">
                <text:p>0.3582673465987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58128846899953">
                <text:p>0.3581288468999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57284157295128">
                <text:p>0.3572841572951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57273551383936">
                <text:p>0.3572735513839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56472770176419">
                <text:p>0.3564727701764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56292393760027">
                <text:p>0.3562923937600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55574280290926">
                <text:p>0.3555742802909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55382447838958">
                <text:p>0.3553824478389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54701850740435">
                <text:p>0.3547018507404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54278117750857">
                <text:p>0.3542781177508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53569518082371">
                <text:p>0.3535695180823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53037445851003">
                <text:p>0.3530374458510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52259984506103">
                <text:p>0.35225998450610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51500702764646">
                <text:p>0.35150070276464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50662149066819">
                <text:p>0.3506621490668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50204378900607">
                <text:p>0.3502043789006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49160742234805">
                <text:p>0.3491607422348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48969144829396">
                <text:p>0.3489691448293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47598432484958">
                <text:p>0.34759843248495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47087313978774">
                <text:p>0.3470873139787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45853293725822">
                <text:p>0.3458532937258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45395137946382">
                <text:p>0.3453951379463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4440486756868">
                <text:p>0.344404867568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43803356193624">
                <text:p>0.3438033561936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42881471812053">
                <text:p>0.3428814718120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42043790646753">
                <text:p>0.3420437906467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41172861406062">
                <text:p>0.3411728614060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4023086477567">
                <text:p>0.340230864775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39289223554182">
                <text:p>0.33928922355418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38679661757242">
                <text:p>0.3386796617572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37569327566946">
                <text:p>0.3375693275669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37532190098959">
                <text:p>0.3375321900989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36320554133999">
                <text:p>0.3363205541339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36247533135932">
                <text:p>0.3362475331359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35037574401738">
                <text:p>0.3350375744017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34198514522432">
                <text:p>0.3341985145224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32873138027087">
                <text:p>0.3328731380270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31774125479972">
                <text:p>0.3317741254799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30194063103806">
                <text:p>0.33019406310380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29393219694941">
                <text:p>0.3293932196949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28100038905819">
                <text:p>0.3281000389058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27534961361379">
                <text:p>0.3275349613613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26381482869356">
                <text:p>0.3263814828693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25837134022505">
                <text:p>0.3258371340225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24241692582863">
                <text:p>0.3242416925828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23744905759149">
                <text:p>0.3237449057591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21971797474561">
                <text:p>0.32197179747456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21182946262718">
                <text:p>0.3211829462627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19627538589841">
                <text:p>0.3196275385898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18632361816875">
                <text:p>0.318632361816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16845590737823">
                <text:p>0.3168455907378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16321355783956">
                <text:p>0.3163213557839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14325488174281">
                <text:p>0.31432548817428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12913753245203">
                <text:p>0.3129137532452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11189868127161">
                <text:p>0.3111898681271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10521967123101">
                <text:p>0.310521967123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08796079550891">
                <text:p>0.3087960795508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08314444768648">
                <text:p>0.3083144447686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06105713434101">
                <text:p>0.3061057134341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05686358323364">
                <text:p>0.30568635832336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03437658219938">
                <text:p>0.3034376582199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02722492763587">
                <text:p>0.3027224927635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0071501817169">
                <text:p>0.300715018171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99286111086031">
                <text:p>0.2992861110860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97077643857628">
                <text:p>0.2970776438576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95771468485383">
                <text:p>0.2957714684853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9349385891531">
                <text:p>0.293493858915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92691727471071">
                <text:p>0.29269172747107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92691727471071">
                <text:p>0.2926917274710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92691727471071">
                <text:p>0.2926917274710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410144328255308">
                <text:p>0.004101443282553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3242340666864">
                <text:p>0.0032423406668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751318840439936">
                <text:p>0.00075131884043993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414828567000874">
                <text:p>0.004148285670008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46432630767597">
                <text:p>0.00464326307675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432589193115131">
                <text:p>0.004325891931151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204824314962842">
                <text:p>0.0002048243149628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399586348615666">
                <text:p>0.00399586348615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614024429481415">
                <text:p>0.0006140244294814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49819760135914">
                <text:p>0.00498197601359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347369831735574">
                <text:p>0.003473698317355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983278190544259">
                <text:p>0.00098327819054425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110541259265486">
                <text:p>0.001105412592654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330129822948489">
                <text:p>0.003301298229484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423277237753223">
                <text:p>0.004232772377532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272800293254999">
                <text:p>0.0002728002932549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33151426770243">
                <text:p>0.2331514267702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648915619861319">
                <text:p>0.06489156198613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47629086696212">
                <text:p>0.2476290866962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287471737741306">
                <text:p>0.0002874717377413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246333107803233">
                <text:p>0.0002463331078032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132218947205005">
                <text:p>0.0013221894720500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29748619845691">
                <text:p>0.2297486198456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2999828026531">
                <text:p>0.229998280265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30419139830006">
                <text:p>0.2304191398300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31403585944557">
                <text:p>0.2314035859445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31440864606923">
                <text:p>0.2314408646069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592240854129467">
                <text:p>0.05922408541294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4575167575624">
                <text:p>0.245751675756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31440864606923">
                <text:p>0.2314408646069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599580126838774">
                <text:p>0.05995801268387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46175478155319">
                <text:p>0.2461754781553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31440864606923">
                <text:p>0.2314408646069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607725064975932">
                <text:p>0.060772506497593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262255600512134">
                <text:p>0.0002622556005121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147941373523432">
                <text:p>0.001479413735234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46411864527664">
                <text:p>0.2464118645276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33019509357049">
                <text:p>0.2330195093570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618005429425988">
                <text:p>0.06180054294259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48905983511847">
                <text:p>0.2489059835118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3546886328345">
                <text:p>0.235468863283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618005429425988">
                <text:p>0.06180054294259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618005429425988">
                <text:p>0.06180054294259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618005429425988">
                <text:p>0.06180054294259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48905983511847">
                <text:p>0.2489059835118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277405767784309">
                <text:p>0.002774057677843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304888783001277">
                <text:p>0.003048887830012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325962651234768">
                <text:p>0.003259626512347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323522642175166">
                <text:p>0.003235226421751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27867808727846">
                <text:p>0.003278678087278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336842589349988">
                <text:p>0.003368425893499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415023529453446">
                <text:p>0.004150235294534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453045251602994">
                <text:p>0.0004530452516029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626529903516186">
                <text:p>0.0062652990351618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631612301970124">
                <text:p>0.006316123019701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536086504213637">
                <text:p>0.005360865042136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556520799251924">
                <text:p>0.0055652079925192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518298176728415">
                <text:p>0.005182981767284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368522807978016">
                <text:p>0.003685228079780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39198776530812">
                <text:p>0.003391987765308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436189740823877">
                <text:p>0.004361897408238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514509173873508">
                <text:p>0.005145091738735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49863418454815">
                <text:p>0.00498634184548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457687721050063">
                <text:p>0.004576877210500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16280914335658">
                <text:p>0.3162809143356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18367932249779">
                <text:p>0.3183679322497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390049907063192">
                <text:p>0.0039004990706319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502774233627772">
                <text:p>0.005027742336277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22036994360896">
                <text:p>0.3220369943608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22036994360896">
                <text:p>0.3220369943608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22611376315219">
                <text:p>0.32261137631521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22611376315219">
                <text:p>0.3226113763152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23199046739003">
                <text:p>0.3231990467390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25288534319917">
                <text:p>0.3252885343199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26349536805248">
                <text:p>0.32634953680524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327385950343016">
                <text:p>0.3273859503430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328514003757831">
                <text:p>0.32851400375783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296185048522">
                <text:p>0.32961850485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330673826061271">
                <text:p>0.3306738260612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32917693998081">
                <text:p>0.33291769399808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333373977576235">
                <text:p>0.3333739775762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33569727263265">
                <text:p>0.335697272632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336534143471357">
                <text:p>0.3365341434713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338607436381719">
                <text:p>0.3386074363817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40351329606629">
                <text:p>0.3403513296066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42063837433892">
                <text:p>0.3420638374338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43396848165501">
                <text:p>0.3433968481655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44992518459459">
                <text:p>0.3449925184594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345802963354856">
                <text:p>0.34580296335485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47416926173726">
                <text:p>0.3474169261737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48007276540305">
                <text:p>0.3480072765403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349590616894962">
                <text:p>0.3495906168949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349957373354241">
                <text:p>0.34995737335424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351511438277618">
                <text:p>0.3515114382776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1811611924621">
                <text:p>0.3518116119246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35337206313035">
                <text:p>0.353372063130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53593212632822">
                <text:p>0.3535932126328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354951770935151">
                <text:p>0.35495177093515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55173125910449">
                <text:p>0.35517312591044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356472093451928">
                <text:p>0.3564720934519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356809636753269">
                <text:p>0.3568096367532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58243223138973">
                <text:p>0.3582432231389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58596305816164">
                <text:p>0.3585963058161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360027748333375">
                <text:p>0.3600277483333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60255476334503">
                <text:p>0.3602554763345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361625265567825">
                <text:p>0.3616252655678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361728733314068">
                <text:p>0.3617287333140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363135044271411">
                <text:p>0.3631350442714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363078685115224">
                <text:p>0.3630786851152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364346164630561">
                <text:p>0.36434616463056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364263058084401">
                <text:p>0.3642630580844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365111389438894">
                <text:p>0.36511138943889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364981812204389">
                <text:p>0.3649818122043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365929843955095">
                <text:p>0.3659298439550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65716564094382">
                <text:p>0.3657165640943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66868747375679">
                <text:p>0.3668687473756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668140688755">
                <text:p>0.366814068875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368097127129512">
                <text:p>0.3680971271295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368377663880765">
                <text:p>0.36837766388076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69857002827106">
                <text:p>0.36985700282710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370093912839174">
                <text:p>0.3700939128391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371295846703421">
                <text:p>0.3712958467034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71445815564316">
                <text:p>0.3714458155643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72184486717327">
                <text:p>0.37218448671732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372480177702774">
                <text:p>0.37248017770277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73154709336074">
                <text:p>0.37315470933607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373386363286556">
                <text:p>0.3733863632865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74346605873434">
                <text:p>0.37434660587343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374231183641022">
                <text:p>0.3742311836410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375365135216045">
                <text:p>0.3753651352160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75349824167549">
                <text:p>0.37534982416754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762725373314">
                <text:p>0.37627253733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76422959482761">
                <text:p>0.37642295948276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77188963903718">
                <text:p>0.3771889639037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77206064454378">
                <text:p>0.3772060644543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77959082225788">
                <text:p>0.3779590822257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78034000260612">
                <text:p>0.3780340002606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78571001208809">
                <text:p>0.37857100120880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78863038532673">
                <text:p>0.37886303853267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79295611465002">
                <text:p>0.3792956114650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79622104630381">
                <text:p>0.3796221046303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806952016141">
                <text:p>0.380695201614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81034726652427">
                <text:p>0.3810347266524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81407382929185">
                <text:p>0.38140738292918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81962472394095">
                <text:p>0.3819624723940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82245732863573">
                <text:p>0.38224573286357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82805821184788">
                <text:p>0.3828058211847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383625417104967">
                <text:p>0.3836254171049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384186285478139">
                <text:p>0.3841862854781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85266244668398">
                <text:p>0.3852662446683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385603860127839">
                <text:p>0.38560386012783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386275752886316">
                <text:p>0.3862757528863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86264470795283">
                <text:p>0.3862644707952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386421136445148">
                <text:p>0.38642113644514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386297450170668">
                <text:p>0.38629745017066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386097670524389">
                <text:p>0.38609767052438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85940857310858">
                <text:p>0.3859408573108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385891645752587">
                <text:p>0.38589164575258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386184537880131">
                <text:p>0.3861845378801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386044167905293">
                <text:p>0.3860441679052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86391806539282">
                <text:p>0.3863918065392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386597219183855">
                <text:p>0.3865972191838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386620538215444">
                <text:p>0.38662053821544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386687128073847">
                <text:p>0.38668712807384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38657551981164">
                <text:p>0.3865755198116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386359140375946">
                <text:p>0.38635914037594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386572759442889">
                <text:p>0.3865727594428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386560278455366">
                <text:p>0.3865602784553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86893041803752">
                <text:p>0.38689304180375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386688929594267">
                <text:p>0.3866889295942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386720618018499">
                <text:p>0.3867206180184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38659425161351">
                <text:p>0.3865942516135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86335118847045">
                <text:p>0.3863351188470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86332186680271">
                <text:p>0.38633218668027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385908399641534">
                <text:p>0.3859083996415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85887209945458">
                <text:p>0.3858872099454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85418930625936">
                <text:p>0.38541893062593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85199156703179">
                <text:p>0.38519915670317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85106702602019">
                <text:p>0.38510670260201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38469647161626">
                <text:p>0.384696471616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384929519109681">
                <text:p>0.3849295191096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384278499223428">
                <text:p>0.38427849922342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384495940833138">
                <text:p>0.38449594083313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384107074939736">
                <text:p>0.3841070749397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384214636034717">
                <text:p>0.3842146360347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84228185053999">
                <text:p>0.38422818505399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384220460977809">
                <text:p>0.38422046097780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384065222151134">
                <text:p>0.3840652221511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384060700728726">
                <text:p>0.38406070072872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8352861742827">
                <text:p>0.383528617428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383329428989166">
                <text:p>0.38332942898916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382830794458022">
                <text:p>0.3828307944580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82548684751366">
                <text:p>0.38254868475136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2130123414787">
                <text:p>0.3821301234147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381968793001221">
                <text:p>0.3819687930012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381553831597076">
                <text:p>0.3815538315970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381537777070489">
                <text:p>0.3815377770704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381318396234026">
                <text:p>0.3813183962340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81249508288535">
                <text:p>0.38124950828853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380858747188836">
                <text:p>0.3808587471888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380743602594397">
                <text:p>0.38074360259439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379566306222457">
                <text:p>0.3795663062224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379355104719628">
                <text:p>0.3793551047196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388100645509177">
                <text:p>0.38810064550917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500759960460098">
                <text:p>0.05007599604600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378230863426876">
                <text:p>0.3782308634268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88086026553186">
                <text:p>0.38808602655318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521141225005276">
                <text:p>0.05211412250052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77849724402771">
                <text:p>0.37784972440277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87612710461422">
                <text:p>0.3876127104614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473498401792445">
                <text:p>0.04734984017924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77659386259418">
                <text:p>0.3776593862594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87113718835228">
                <text:p>0.3871137188352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473498401792445">
                <text:p>0.047349840179244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377659386259418">
                <text:p>0.3776593862594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77435112166369">
                <text:p>0.3774351121663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7756028901198">
                <text:p>0.377560289011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77246720926253">
                <text:p>0.3772467209262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377187243098504">
                <text:p>0.37718724309850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376987264447023">
                <text:p>0.37698726444702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37670451307789">
                <text:p>0.376704513077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76395680310295">
                <text:p>0.3763956803102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7608621377147">
                <text:p>0.376086213771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75301360393697">
                <text:p>0.37530136039369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74996986236636">
                <text:p>0.3749969862366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74212266047173">
                <text:p>0.37421226604717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373927569896043">
                <text:p>0.37392756989604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373407189527411">
                <text:p>0.3734071895274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373120597243961">
                <text:p>0.3731205972439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372684269038136">
                <text:p>0.37268426903813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372419158130244">
                <text:p>0.3724191581302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371645037392187">
                <text:p>0.37164503739218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371365260174791">
                <text:p>0.3713652601747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370320345781176">
                <text:p>0.37032034578117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370039645014477">
                <text:p>0.37003964501447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68903717677445">
                <text:p>0.36890371767744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68673940699963">
                <text:p>0.36867394069996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367763590035555">
                <text:p>0.3677635900355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367466968396399">
                <text:p>0.36746696839639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366389967304565">
                <text:p>0.3663899673045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365976514147302">
                <text:p>0.36597651414730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364336318103768">
                <text:p>0.36433631810376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363985156120754">
                <text:p>0.36398515612075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62381097563394">
                <text:p>0.3623810975633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62061881619206">
                <text:p>0.36206188161920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60381644644452">
                <text:p>0.3603816446444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60007634649614">
                <text:p>0.36000763464961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58259365619672">
                <text:p>0.3582593656196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58088559064654">
                <text:p>0.35808855906465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56567881809341">
                <text:p>0.35656788180934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56881528777842">
                <text:p>0.3568815287778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55492617329545">
                <text:p>0.35549261732954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56057566961074">
                <text:p>0.35605756696107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5426043506556">
                <text:p>0.354260435065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54292943657096">
                <text:p>0.3542929436570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52192081577667">
                <text:p>0.3521920815776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350656237823941">
                <text:p>0.3506562378239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348522537605016">
                <text:p>0.3485225376050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43988493454374">
                <text:p>0.34398849345437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341882642501795">
                <text:p>0.3418826425017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37562050066354">
                <text:p>0.3375620500663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35953521769009">
                <text:p>0.3359535217690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33463376730493">
                <text:p>0.334633767304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333218414745479">
                <text:p>0.33321841474547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333218414745479">
                <text:p>0.33321841474547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312839621430358">
                <text:p>0.31283962143035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312839621430358">
                <text:p>0.31283962143035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333218414745479">
                <text:p>0.33321841474547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84068850433744">
                <text:p>0.018406885043374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323481793305281">
                <text:p>0.03234817933052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323481793305281">
                <text:p>0.03234817933052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323481793305281">
                <text:p>0.03234817933052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516271775908775">
                <text:p>0.05162717759087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517171001700598">
                <text:p>0.05171710017005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693576461610399">
                <text:p>0.06935764616103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675104835266346">
                <text:p>0.067510483526634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691303476774129">
                <text:p>0.069130347677412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691303476774129">
                <text:p>0.06913034767741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691303476774129">
                <text:p>0.06913034767741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118642353314488">
                <text:p>0.011864235331448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MacOSX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